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228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563in"/>
    </style:style>
    <style:style style:name="co9" style:family="table-column">
      <style:table-column-properties fo:break-before="auto" style:column-width="0.3425in"/>
    </style:style>
    <style:style style:name="co10" style:family="table-column">
      <style:table-column-properties fo:break-before="auto" style:column-width="0.3165in"/>
    </style:style>
    <style:style style:name="co11" style:family="table-column">
      <style:table-column-properties fo:break-before="auto" style:column-width="1.3945in"/>
    </style:style>
    <style:style style:name="co12" style:family="table-column">
      <style:table-column-properties fo:break-before="auto" style:column-width="1.4327in"/>
    </style:style>
    <style:style style:name="co13" style:family="table-column">
      <style:table-column-properties fo:break-before="auto" style:column-width="1.3571in"/>
    </style:style>
    <style:style style:name="co14" style:family="table-column">
      <style:table-column-properties fo:break-before="auto" style:column-width="0.3291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331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396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ernalEquinox-1788-2211" table:style-name="ta1">
        <table:shapes>
          <draw:frame draw:z-index="0" draw:style-name="gr1" draw:text-style-name="P1" svg:width="11.789in" svg:height="4.1461in" svg:x="25.8209in" svg:y="0.1917in">
            <draw:object draw:notify-on-update-of-ranges="'VernalEquinox-1788-2211'.G3:'VernalEquinox-1788-2211'.G426 'VernalEquinox-1788-2211'.T3:'VernalEquinox-1788-2211'.T4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343in" svg:height="4.0488in" svg:x="25.8102in" svg:y="4.5059in">
            <draw:object draw:notify-on-update-of-ranges="'VernalEquinox-1788-2211'.G3:'VernalEquinox-1788-2211'.G68 'VernalEquinox-1788-2211'.T3:'VernalEquinox-1788-2211'.T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NOAA vs CC 2050 - 2152" draw:style-name="gr1" draw:text-style-name="P1" svg:width="11.8343in" svg:height="4.087in" svg:x="25.7996in" svg:y="8.9492in">
            <draw:object draw:notify-on-update-of-ranges="'VernalEquinox-1788-2211'.G265:'VernalEquinox-1788-2211'.G367 'VernalEquinox-1788-2211'.T265:'VernalEquinox-1788-2211'.T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NOAA vs CC 2050 - 2152_0" draw:style-name="gr1" draw:text-style-name="P1" svg:width="11.8047in" svg:height="4.1264in" svg:x="25.8024in" svg:y="13.2299in">
            <draw:object draw:notify-on-update-of-ranges="'VernalEquinox-1788-2211'.X3:'VernalEquinox-1788-2211'.X426 'VernalEquinox-1788-2211'.V3:'VernalEquinox-1788-2211'.V4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NOAA vs CC 2050 - 2152_1" draw:style-name="gr1" draw:text-style-name="P1" svg:width="11.7209in" svg:height="4.1264in" svg:x="25.813in" svg:y="17.6634in">
            <draw:object draw:notify-on-update-of-ranges="'VernalEquinox-1788-2211'.Z3:'VernalEquinox-1788-2211'.Z426 'VernalEquinox-1788-2211'.V3:'VernalEquinox-1788-2211'.V4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NOAA vs CC 2050 - 2152_2" draw:style-name="gr1" draw:text-style-name="P1" svg:width="11.7209in" svg:height="4.1264in" svg:x="25.8165in" svg:y="21.9543in">
            <draw:object draw:notify-on-update-of-ranges="'VernalEquinox-1788-2211'.AM3:'VernalEquinox-1788-2211'.AM426 'VernalEquinox-1788-2211'.AK3:'VernalEquinox-1788-2211'.AK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5" table:default-cell-style-name="ce1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1"/>
        <table:table-column table:style-name="co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number-columns-repeated="985" table:default-cell-style-name="Default"/>
        <table:table-row table:style-name="ro1">
          <table:table-cell table:style-name="ce2" office:value-type="string" calcext:value-type="string">
            <text:p>Meeus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UTC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>
            <text:p>R.D. Moment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Julian Date</text:p>
          </table:table-cell>
          <table:covered-table-cell table:number-columns-repeated="2" table:style-name="ce2"/>
          <table:table-cell table:style-name="ce9"/>
          <table:table-cell table:style-name="ce10"/>
          <table:table-cell table:style-name="ce11" table:number-columns-repeated="4"/>
          <table:table-cell table:style-name="ce12"/>
          <table:table-cell table:style-name="ce13"/>
          <table:table-cell table:style-name="ce13" office:value-type="string" calcext:value-type="string">
            <text:p>CC R.D. Moment</text:p>
          </table:table-cell>
          <table:table-cell table:style-name="ce13"/>
          <table:table-cell table:style-name="ce13" office:value-type="string" calcext:value-type="string">
            <text:p>Difference Between NOAA and CC</text:p>
          </table:table-cell>
          <table:table-cell table:style-name="ce13"/>
          <table:table-cell table:style-name="ce13" office:value-type="string" calcext:value-type="string">
            <text:p>Solar Longitude Season</text:p>
          </table:table-cell>
          <table:table-cell table:style-name="ce13"/>
          <table:table-cell table:style-name="ce15" office:value-type="string" calcext:value-type="string">
            <text:p>Solar Longitude Season</text:p>
          </table:table-cell>
          <table:table-cell table:style-name="ce9"/>
          <table:table-cell table:style-name="ce17"/>
          <table:table-cell table:style-name="ce13"/>
          <table:table-cell table:style-name="ce18"/>
          <table:table-cell table:style-name="ce13" table:number-columns-repeated="4"/>
          <table:table-cell table:style-name="ce13" office:value-type="string" calcext:value-type="string">
            <text:p>CC R.D. Moment</text:p>
          </table:table-cell>
          <table:table-cell table:style-name="ce13"/>
          <table:table-cell table:style-name="ce13" office:value-type="string" calcext:value-type="string">
            <text:p>Difference Between NOAA and CC</text:p>
          </table:table-cell>
          <table:table-cell table:style-name="ce13"/>
          <table:table-cell table:style-name="ce15" office:value-type="string" calcext:value-type="string">
            <text:p>Solar Longitude Season</text:p>
          </table:table-cell>
          <table:table-cell table:style-name="ce9" table:number-columns-repeated="98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9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Original</text:p>
          </table:table-cell>
          <table:table-cell table:style-name="ce9"/>
          <table:table-cell table:style-name="ce9" office:value-type="string" calcext:value-type="string">
            <text:p>Original</text:p>
          </table:table-cell>
          <table:table-cell table:style-name="ce9"/>
          <table:table-cell table:style-name="ce9" office:value-type="string" calcext:value-type="string">
            <text:p>Set to March 20<text:span text:style-name="T1">th</text:span> for each year</text:p>
          </table:table-cell>
          <table:table-cell table:style-name="ce9"/>
          <table:table-cell table:style-name="ce16" office:value-type="string" calcext:value-type="string">
            <text:p>Fixed Original</text:p>
          </table:table-cell>
          <table:table-cell table:style-name="ce9"/>
          <table:table-cell table:style-name="ce10" office:value-type="string" calcext:value-type="string">
            <text:p>YEAR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Alt</text:p>
          </table:table-cell>
          <table:table-cell table:style-name="ce9"/>
          <table:table-cell table:style-name="ce20" office:value-type="string" calcext:value-type="string">
            <text:p>Alt</text:p>
          </table:table-cell>
          <table:table-cell table:style-name="ce9"/>
          <table:table-cell table:style-name="ce16" office:value-type="string" calcext:value-type="string">
            <text:p>Alt</text:p>
          </table:table-cell>
          <table:table-cell table:style-name="ce9" table:number-columns-repeated="985"/>
        </table:table-row>
        <table:table-row table:style-name="ro3">
          <table:table-cell table:style-name="ce3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2768.183333333" calcext:value-type="float">
            <text:p>652768.1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788" calcext:value-type="float">
            <text:p>1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03127717971802" calcext:value-type="float">
            <text:p>0.603127717971802</text:p>
          </table:table-cell>
          <table:table-cell/>
          <table:table-cell office:value-type="float" office:value="652767.928196617" calcext:value-type="float">
            <text:p>652767.928196617</text:p>
          </table:table-cell>
          <table:table-cell/>
          <table:table-cell table:style-name="ce1" table:formula="of:=[.T3]-[.G3]" office:value-type="float" office:value="-0.255136715946719" calcext:value-type="float">
            <text:p>-0.255136715946719</text:p>
          </table:table-cell>
          <table:table-cell/>
          <table:table-cell table:style-name="ce1" office:value-type="float" office:value="0.0713046742457664" calcext:value-type="float">
            <text:p>0.071304674245766</text:p>
          </table:table-cell>
          <table:table-cell/>
          <table:table-cell table:style-name="ce7" office:value-type="float" office:value="357.56901626219" calcext:value-type="float">
            <text:p>357.56901626219</text:p>
          </table:table-cell>
          <table:table-cell/>
          <table:table-cell table:style-name="ce3" office:value-type="float" office:value="1788" calcext:value-type="float">
            <text:p>1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67772195488215" calcext:value-type="float">
            <text:p>0.867772195488215</text:p>
          </table:table-cell>
          <table:table-cell table:style-name="ce1"/>
          <table:table-cell table:style-name="ce1" office:value-type="float" office:value="652771.778380397" calcext:value-type="float">
            <text:p>652771.778380397</text:p>
          </table:table-cell>
          <table:table-cell table:style-name="ce1"/>
          <table:table-cell table:style-name="ce1" table:formula="of:=[.AI3]-[.G3]" office:value-type="float" office:value="3.59504706400912" calcext:value-type="float">
            <text:p>3.59504706400912</text:p>
          </table:table-cell>
          <table:table-cell/>
          <table:table-cell table:style-name="ce7" office:value-type="float" office:value="357.539283107127" calcext:value-type="float">
            <text:p>357.539283107127</text:p>
          </table:table-cell>
          <table:table-cell table:number-columns-repeated="985"/>
        </table:table-row>
        <table:table-row table:style-name="ro3">
          <table:table-cell table:style-name="ce3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53133.233333333" calcext:value-type="float">
            <text:p>653133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789" calcext:value-type="float">
            <text:p>1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938590973615646" calcext:value-type="float">
            <text:p>0.938590973615646</text:p>
          </table:table-cell>
          <table:table-cell/>
          <table:table-cell office:value-type="float" office:value="653133.170096244" calcext:value-type="float">
            <text:p>653133.170096244</text:p>
          </table:table-cell>
          <table:table-cell/>
          <table:table-cell table:style-name="ce1" table:formula="of:=[.T4]-[.G4]" office:value-type="float" office:value="-0.0632370890816674" calcext:value-type="float">
            <text:p>-0.063237089081667</text:p>
          </table:table-cell>
          <table:table-cell/>
          <table:table-cell table:style-name="ce1" office:value-type="float" office:value="359.831533144796" calcext:value-type="float">
            <text:p>359.831533144796</text:p>
          </table:table-cell>
          <table:table-cell/>
          <table:table-cell table:style-name="ce7" office:value-type="float" office:value="358.013302877764" calcext:value-type="float">
            <text:p>358.013302877764</text:p>
          </table:table-cell>
          <table:table-cell/>
          <table:table-cell table:style-name="ce3" office:value-type="float" office:value="1789" calcext:value-type="float">
            <text:p>1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251433178782463" calcext:value-type="float">
            <text:p>0.025143317878246</text:p>
          </table:table-cell>
          <table:table-cell table:style-name="ce1"/>
          <table:table-cell table:style-name="ce1" office:value-type="float" office:value="653136.727100794" calcext:value-type="float">
            <text:p>653136.727100794</text:p>
          </table:table-cell>
          <table:table-cell table:style-name="ce1"/>
          <table:table-cell table:style-name="ce1" table:formula="of:=[.AI4]-[.G4]" office:value-type="float" office:value="3.49376746092457" calcext:value-type="float">
            <text:p>3.49376746092457</text:p>
          </table:table-cell>
          <table:table-cell/>
          <table:table-cell table:style-name="ce7" office:value-type="float" office:value="357.768767827338" calcext:value-type="float">
            <text:p>357.768767827338</text:p>
          </table:table-cell>
          <table:table-cell table:number-columns-repeated="985"/>
        </table:table-row>
        <table:table-row table:style-name="ro3">
          <table:table-cell table:style-name="ce3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53499.275" calcext:value-type="float">
            <text:p>653499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790" calcext:value-type="float">
            <text:p>17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09183268249035" calcext:value-type="float">
            <text:p>0.209183268249035</text:p>
          </table:table-cell>
          <table:table-cell/>
          <table:table-cell office:value-type="float" office:value="653498.412645266" calcext:value-type="float">
            <text:p>653498.412645266</text:p>
          </table:table-cell>
          <table:table-cell/>
          <table:table-cell table:style-name="ce1" table:formula="of:=[.T5]-[.G5]" office:value-type="float" office:value="-0.862354733981192" calcext:value-type="float">
            <text:p>-0.862354733981192</text:p>
          </table:table-cell>
          <table:table-cell/>
          <table:table-cell table:style-name="ce1" office:value-type="float" office:value="359.590928908292" calcext:value-type="float">
            <text:p>359.590928908292</text:p>
          </table:table-cell>
          <table:table-cell/>
          <table:table-cell table:style-name="ce7" office:value-type="float" office:value="358.62435877457" calcext:value-type="float">
            <text:p>358.62435877457</text:p>
          </table:table-cell>
          <table:table-cell/>
          <table:table-cell table:style-name="ce3" office:value-type="float" office:value="1790" calcext:value-type="float">
            <text:p>17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46853244677186" calcext:value-type="float">
            <text:p>0.46853244677186</text:p>
          </table:table-cell>
          <table:table-cell table:style-name="ce1"/>
          <table:table-cell table:style-name="ce1" office:value-type="float" office:value="653501.492686481" calcext:value-type="float">
            <text:p>653501.492686481</text:p>
          </table:table-cell>
          <table:table-cell table:style-name="ce1"/>
          <table:table-cell table:style-name="ce1" table:formula="of:=[.AI5]-[.G5]" office:value-type="float" office:value="2.21768648084253" calcext:value-type="float">
            <text:p>2.21768648084253</text:p>
          </table:table-cell>
          <table:table-cell/>
          <table:table-cell table:style-name="ce7" office:value-type="float" office:value="358.008273642455" calcext:value-type="float">
            <text:p>358.008273642455</text:p>
          </table:table-cell>
          <table:table-cell table:number-columns-repeated="985"/>
        </table:table-row>
        <table:table-row table:style-name="ro3">
          <table:table-cell table:style-name="ce3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3864.425" calcext:value-type="float">
            <text:p>653864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791" calcext:value-type="float">
            <text:p>1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37633412331343" calcext:value-type="float">
            <text:p>0.837633412331343</text:p>
          </table:table-cell>
          <table:table-cell/>
          <table:table-cell office:value-type="float" office:value="653863.658915023" calcext:value-type="float">
            <text:p>653863.658915023</text:p>
          </table:table-cell>
          <table:table-cell/>
          <table:table-cell table:style-name="ce1" table:formula="of:=[.T6]-[.G6]" office:value-type="float" office:value="-0.766084977076389" calcext:value-type="float">
            <text:p>-0.766084977076389</text:p>
          </table:table-cell>
          <table:table-cell/>
          <table:table-cell table:style-name="ce1" office:value-type="float" office:value="359.347028517252" calcext:value-type="float">
            <text:p>359.347028517252</text:p>
          </table:table-cell>
          <table:table-cell/>
          <table:table-cell table:style-name="ce7" office:value-type="float" office:value="359.074805393728" calcext:value-type="float">
            <text:p>359.074805393728</text:p>
          </table:table-cell>
          <table:table-cell/>
          <table:table-cell table:style-name="ce3" office:value-type="float" office:value="1791" calcext:value-type="float">
            <text:p>1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647179592400789" calcext:value-type="float">
            <text:p>0.647179592400789</text:p>
          </table:table-cell>
          <table:table-cell table:style-name="ce1"/>
          <table:table-cell table:style-name="ce1" office:value-type="float" office:value="653866.282393875" calcext:value-type="float">
            <text:p>653866.282393875</text:p>
          </table:table-cell>
          <table:table-cell table:style-name="ce1"/>
          <table:table-cell table:style-name="ce1" table:formula="of:=[.AI6]-[.G6]" office:value-type="float" office:value="1.85739387467038" calcext:value-type="float">
            <text:p>1.85739387467038</text:p>
          </table:table-cell>
          <table:table-cell/>
          <table:table-cell table:style-name="ce7" office:value-type="float" office:value="358.228584416921" calcext:value-type="float">
            <text:p>358.228584416921</text:p>
          </table:table-cell>
          <table:table-cell table:number-columns-repeated="985"/>
        </table:table-row>
        <table:table-row table:style-name="ro3">
          <table:table-cell table:style-name="ce3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4229.408333333" calcext:value-type="float">
            <text:p>654229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792" calcext:value-type="float">
            <text:p>17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64267232269049" calcext:value-type="float">
            <text:p>0.764267232269049</text:p>
          </table:table-cell>
          <table:table-cell/>
          <table:table-cell office:value-type="float" office:value="654228.897752963" calcext:value-type="float">
            <text:p>654228.897752963</text:p>
          </table:table-cell>
          <table:table-cell/>
          <table:table-cell table:style-name="ce1" table:formula="of:=[.T7]-[.G7]" office:value-type="float" office:value="-0.51058036996983" calcext:value-type="float">
            <text:p>-0.51058036996983</text:p>
          </table:table-cell>
          <table:table-cell/>
          <table:table-cell table:style-name="ce1" office:value-type="float" office:value="0.101594995285268" calcext:value-type="float">
            <text:p>0.101594995285268</text:p>
          </table:table-cell>
          <table:table-cell/>
          <table:table-cell table:style-name="ce7" office:value-type="float" office:value="0.101695681791171" calcext:value-type="float">
            <text:p>0.101695681791171</text:p>
          </table:table-cell>
          <table:table-cell/>
          <table:table-cell table:style-name="ce3" office:value-type="float" office:value="1792" calcext:value-type="float">
            <text:p>17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721805665642023" calcext:value-type="float">
            <text:p>0.721805665642023</text:p>
          </table:table-cell>
          <table:table-cell table:style-name="ce1"/>
          <table:table-cell table:style-name="ce1" office:value-type="float" office:value="654232.692862365" calcext:value-type="float">
            <text:p>654232.692862365</text:p>
          </table:table-cell>
          <table:table-cell table:style-name="ce1"/>
          <table:table-cell table:style-name="ce1" table:formula="of:=[.AI7]-[.G7]" office:value-type="float" office:value="3.28452903206926" calcext:value-type="float">
            <text:p>3.28452903206926</text:p>
          </table:table-cell>
          <table:table-cell/>
          <table:table-cell table:style-name="ce7" office:value-type="float" office:value="357.637816576234" calcext:value-type="float">
            <text:p>357.637816576234</text:p>
          </table:table-cell>
          <table:table-cell table:number-columns-repeated="985"/>
        </table:table-row>
        <table:table-row table:style-name="ro3">
          <table:table-cell table:style-name="ce3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54594.458333333" calcext:value-type="float">
            <text:p>654594.4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793" calcext:value-type="float">
            <text:p>1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2565736174583" calcext:value-type="float">
            <text:p>0.992565736174583</text:p>
          </table:table-cell>
          <table:table-cell/>
          <table:table-cell office:value-type="float" office:value="654594.138883726" calcext:value-type="float">
            <text:p>654594.138883726</text:p>
          </table:table-cell>
          <table:table-cell/>
          <table:table-cell table:style-name="ce1" table:formula="of:=[.T8]-[.G8]" office:value-type="float" office:value="-0.319449607050046" calcext:value-type="float">
            <text:p>-0.319449607050046</text:p>
          </table:table-cell>
          <table:table-cell/>
          <table:table-cell table:style-name="ce1" office:value-type="float" office:value="359.86245277735" calcext:value-type="float">
            <text:p>359.86245277735</text:p>
          </table:table-cell>
          <table:table-cell/>
          <table:table-cell table:style-name="ce7" office:value-type="float" office:value="359.607210481336" calcext:value-type="float">
            <text:p>359.607210481336</text:p>
          </table:table-cell>
          <table:table-cell/>
          <table:table-cell table:style-name="ce3" office:value-type="float" office:value="1793" calcext:value-type="float">
            <text:p>1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81493878364563" calcext:value-type="float">
            <text:p>0.681493878364563</text:p>
          </table:table-cell>
          <table:table-cell table:style-name="ce1"/>
          <table:table-cell table:style-name="ce1" office:value-type="float" office:value="654597.552556593" calcext:value-type="float">
            <text:p>654597.552556593</text:p>
          </table:table-cell>
          <table:table-cell table:style-name="ce1"/>
          <table:table-cell table:style-name="ce1" table:formula="of:=[.AI8]-[.G8]" office:value-type="float" office:value="3.09422325994819" calcext:value-type="float">
            <text:p>3.09422325994819</text:p>
          </table:table-cell>
          <table:table-cell/>
          <table:table-cell table:style-name="ce7" office:value-type="float" office:value="357.870632776621" calcext:value-type="float">
            <text:p>357.870632776621</text:p>
          </table:table-cell>
          <table:table-cell table:number-columns-repeated="985"/>
        </table:table-row>
        <table:table-row table:style-name="ro3">
          <table:table-cell table:style-name="ce3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4959.641666667" calcext:value-type="float">
            <text:p>654959.64166666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794" calcext:value-type="float">
            <text:p>1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01665210723877" calcext:value-type="float">
            <text:p>0.401665210723877</text:p>
          </table:table-cell>
          <table:table-cell/>
          <table:table-cell office:value-type="float" office:value="654959.386390045" calcext:value-type="float">
            <text:p>654959.386390045</text:p>
          </table:table-cell>
          <table:table-cell/>
          <table:table-cell table:style-name="ce1" table:formula="of:=[.T9]-[.G9]" office:value-type="float" office:value="-0.25527662190143" calcext:value-type="float">
            <text:p>-0.25527662190143</text:p>
          </table:table-cell>
          <table:table-cell/>
          <table:table-cell table:style-name="ce1" office:value-type="float" office:value="359.617168042765" calcext:value-type="float">
            <text:p>359.617168042765</text:p>
          </table:table-cell>
          <table:table-cell/>
          <table:table-cell table:style-name="ce7" office:value-type="float" office:value="358.677990774391" calcext:value-type="float">
            <text:p>358.677990774391</text:p>
          </table:table-cell>
          <table:table-cell/>
          <table:table-cell table:style-name="ce3" office:value-type="float" office:value="1794" calcext:value-type="float">
            <text:p>1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9312279671431" calcext:value-type="float">
            <text:p>0.919312279671431</text:p>
          </table:table-cell>
          <table:table-cell table:style-name="ce1"/>
          <table:table-cell table:style-name="ce1" office:value-type="float" office:value="654962.281193967" calcext:value-type="float">
            <text:p>654962.281193967</text:p>
          </table:table-cell>
          <table:table-cell table:style-name="ce1"/>
          <table:table-cell table:style-name="ce1" table:formula="of:=[.AI9]-[.G9]" office:value-type="float" office:value="2.63952729990706" calcext:value-type="float">
            <text:p>2.63952729990706</text:p>
          </table:table-cell>
          <table:table-cell/>
          <table:table-cell table:style-name="ce7" office:value-type="float" office:value="358.109129019772" calcext:value-type="float">
            <text:p>358.109129019772</text:p>
          </table:table-cell>
          <table:table-cell table:number-columns-repeated="985"/>
        </table:table-row>
        <table:table-row table:style-name="ro3">
          <table:table-cell table:style-name="ce3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5324.691666667" calcext:value-type="float">
            <text:p>655324.6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795" calcext:value-type="float">
            <text:p>1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87157759070396" calcext:value-type="float">
            <text:p>0.787157759070396</text:p>
          </table:table-cell>
          <table:table-cell/>
          <table:table-cell office:value-type="float" office:value="655324.627629971" calcext:value-type="float">
            <text:p>655324.627629971</text:p>
          </table:table-cell>
          <table:table-cell/>
          <table:table-cell table:style-name="ce1" table:formula="of:=[.T10]-[.G10]" office:value-type="float" office:value="-0.0640366959851235" calcext:value-type="float">
            <text:p>-0.064036695985124</text:p>
          </table:table-cell>
          <table:table-cell/>
          <table:table-cell table:style-name="ce1" office:value-type="float" office:value="359.37755149274" calcext:value-type="float">
            <text:p>359.37755149274</text:p>
          </table:table-cell>
          <table:table-cell/>
          <table:table-cell table:style-name="ce7" office:value-type="float" office:value="357.586767391927" calcext:value-type="float">
            <text:p>357.586767391927</text:p>
          </table:table-cell>
          <table:table-cell/>
          <table:table-cell table:style-name="ce3" office:value-type="float" office:value="1795" calcext:value-type="float">
            <text:p>1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23920201510191" calcext:value-type="float">
            <text:p>0.23920201510191</text:p>
          </table:table-cell>
          <table:table-cell table:style-name="ce1"/>
          <table:table-cell table:style-name="ce1" office:value-type="float" office:value="655327.075166113" calcext:value-type="float">
            <text:p>655327.075166113</text:p>
          </table:table-cell>
          <table:table-cell table:style-name="ce1"/>
          <table:table-cell table:style-name="ce1" table:formula="of:=[.AI10]-[.G10]" office:value-type="float" office:value="2.3834994455101" calcext:value-type="float">
            <text:p>2.3834994455101</text:p>
          </table:table-cell>
          <table:table-cell/>
          <table:table-cell table:style-name="ce7" office:value-type="float" office:value="358.324137521617" calcext:value-type="float">
            <text:p>358.324137521617</text:p>
          </table:table-cell>
          <table:table-cell table:number-columns-repeated="985"/>
        </table:table-row>
        <table:table-row table:style-name="ro3">
          <table:table-cell table:style-name="ce3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55690.716666667" calcext:value-type="float">
            <text:p>655690.7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796" calcext:value-type="float">
            <text:p>17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98699989169836" calcext:value-type="float">
            <text:p>0.998699989169836</text:p>
          </table:table-cell>
          <table:table-cell/>
          <table:table-cell office:value-type="float" office:value="655689.870832431" calcext:value-type="float">
            <text:p>655689.870832431</text:p>
          </table:table-cell>
          <table:table-cell/>
          <table:table-cell table:style-name="ce1" table:formula="of:=[.T11]-[.G11]" office:value-type="float" office:value="-0.845834236009978" calcext:value-type="float">
            <text:p>-0.845834236009978</text:p>
          </table:table-cell>
          <table:table-cell/>
          <table:table-cell table:style-name="ce1" office:value-type="float" office:value="0.128193824610207" calcext:value-type="float">
            <text:p>0.128193824610207</text:p>
          </table:table-cell>
          <table:table-cell/>
          <table:table-cell table:style-name="ce7" office:value-type="float" office:value="357.641734569406" calcext:value-type="float">
            <text:p>357.641734569406</text:p>
          </table:table-cell>
          <table:table-cell/>
          <table:table-cell table:style-name="ce3" office:value-type="float" office:value="1796" calcext:value-type="float">
            <text:p>17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382956750690937" calcext:value-type="float">
            <text:p>0.038295675069094</text:p>
          </table:table-cell>
          <table:table-cell table:style-name="ce1"/>
          <table:table-cell table:style-name="ce1" office:value-type="float" office:value="655693.575026594" calcext:value-type="float">
            <text:p>655693.575026594</text:p>
          </table:table-cell>
          <table:table-cell table:style-name="ce1"/>
          <table:table-cell table:style-name="ce1" table:formula="of:=[.AI11]-[.G11]" office:value-type="float" office:value="2.85835992719512" calcext:value-type="float">
            <text:p>2.85835992719512</text:p>
          </table:table-cell>
          <table:table-cell/>
          <table:table-cell table:style-name="ce7" office:value-type="float" office:value="357.737115129867" calcext:value-type="float">
            <text:p>357.737115129867</text:p>
          </table:table-cell>
          <table:table-cell table:number-columns-repeated="985"/>
        </table:table-row>
        <table:table-row table:style-name="ro3">
          <table:table-cell table:style-name="ce3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56055.866666667" calcext:value-type="float">
            <text:p>656055.8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1797" calcext:value-type="float">
            <text:p>17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6910941824317" calcext:value-type="float">
            <text:p>0.86910941824317</text:p>
          </table:table-cell>
          <table:table-cell/>
          <table:table-cell office:value-type="float" office:value="656055.116575771" calcext:value-type="float">
            <text:p>656055.116575771</text:p>
          </table:table-cell>
          <table:table-cell/>
          <table:table-cell table:style-name="ce1" table:formula="of:=[.T12]-[.G12]" office:value-type="float" office:value="-0.750090896035545" calcext:value-type="float">
            <text:p>-0.750090896035545</text:p>
          </table:table-cell>
          <table:table-cell/>
          <table:table-cell table:style-name="ce1" office:value-type="float" office:value="359.884608031251" calcext:value-type="float">
            <text:p>359.884608031251</text:p>
          </table:table-cell>
          <table:table-cell/>
          <table:table-cell table:style-name="ce7" office:value-type="float" office:value="357.12715775847" calcext:value-type="float">
            <text:p>357.12715775847</text:p>
          </table:table-cell>
          <table:table-cell/>
          <table:table-cell table:style-name="ce3" office:value-type="float" office:value="1797" calcext:value-type="float">
            <text:p>17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7335211485624" calcext:value-type="float">
            <text:p>0.367335211485624</text:p>
          </table:table-cell>
          <table:table-cell table:style-name="ce1"/>
          <table:table-cell table:style-name="ce1" office:value-type="float" office:value="656058.357893983" calcext:value-type="float">
            <text:p>656058.357893983</text:p>
          </table:table-cell>
          <table:table-cell table:style-name="ce1"/>
          <table:table-cell table:style-name="ce1" table:formula="of:=[.AI12]-[.G12]" office:value-type="float" office:value="2.4912273157388" calcext:value-type="float">
            <text:p>2.4912273157388</text:p>
          </table:table-cell>
          <table:table-cell/>
          <table:table-cell table:style-name="ce7" office:value-type="float" office:value="357.972623406467" calcext:value-type="float">
            <text:p>357.972623406467</text:p>
          </table:table-cell>
          <table:table-cell table:number-columns-repeated="985"/>
        </table:table-row>
        <table:table-row table:style-name="ro3">
          <table:table-cell table:style-name="ce3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56420.966666667" calcext:value-type="float">
            <text:p>656420.9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798" calcext:value-type="float">
            <text:p>1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29393453896046" calcext:value-type="float">
            <text:p>0.082939345389605</text:p>
          </table:table-cell>
          <table:table-cell/>
          <table:table-cell office:value-type="float" office:value="656420.360474263" calcext:value-type="float">
            <text:p>656420.360474263</text:p>
          </table:table-cell>
          <table:table-cell/>
          <table:table-cell table:style-name="ce1" table:formula="of:=[.T13]-[.G13]" office:value-type="float" office:value="-0.606192404055037" calcext:value-type="float">
            <text:p>-0.606192404055037</text:p>
          </table:table-cell>
          <table:table-cell/>
          <table:table-cell table:style-name="ce1" office:value-type="float" office:value="359.642614763405" calcext:value-type="float">
            <text:p>359.642614763405</text:p>
          </table:table-cell>
          <table:table-cell/>
          <table:table-cell table:style-name="ce7" office:value-type="float" office:value="357.140178072499" calcext:value-type="float">
            <text:p>357.140178072499</text:p>
          </table:table-cell>
          <table:table-cell/>
          <table:table-cell table:style-name="ce3" office:value-type="float" office:value="1798" calcext:value-type="float">
            <text:p>1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7001438736916" calcext:value-type="float">
            <text:p>0.857001438736916</text:p>
          </table:table-cell>
          <table:table-cell table:style-name="ce1"/>
          <table:table-cell table:style-name="ce1" office:value-type="float" office:value="656423.061706251" calcext:value-type="float">
            <text:p>656423.061706251</text:p>
          </table:table-cell>
          <table:table-cell table:style-name="ce1"/>
          <table:table-cell table:style-name="ce1" table:formula="of:=[.AI13]-[.G13]" office:value-type="float" office:value="2.09503958397545" calcext:value-type="float">
            <text:p>2.09503958397545</text:p>
          </table:table-cell>
          <table:table-cell/>
          <table:table-cell table:style-name="ce7" office:value-type="float" office:value="358.209464674718" calcext:value-type="float">
            <text:p>358.209464674718</text:p>
          </table:table-cell>
          <table:table-cell table:number-columns-repeated="985"/>
        </table:table-row>
        <table:table-row table:style-name="ro3">
          <table:table-cell table:style-name="ce3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56786.083333333" calcext:value-type="float">
            <text:p>656786.0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799" calcext:value-type="float">
            <text:p>1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34057426452637" calcext:value-type="float">
            <text:p>0.073405742645264</text:p>
          </table:table-cell>
          <table:table-cell/>
          <table:table-cell office:value-type="float" office:value="656785.604912087" calcext:value-type="float">
            <text:p>656785.604912087</text:p>
          </table:table-cell>
          <table:table-cell/>
          <table:table-cell table:style-name="ce1" table:formula="of:=[.T14]-[.G14]" office:value-type="float" office:value="-0.478421246050857" calcext:value-type="float">
            <text:p>-0.478421246050857</text:p>
          </table:table-cell>
          <table:table-cell/>
          <table:table-cell table:style-name="ce1" office:value-type="float" office:value="359.40050598346" calcext:value-type="float">
            <text:p>359.40050598346</text:p>
          </table:table-cell>
          <table:table-cell/>
          <table:table-cell table:style-name="ce7" office:value-type="float" office:value="357.581773252852" calcext:value-type="float">
            <text:p>357.581773252852</text:p>
          </table:table-cell>
          <table:table-cell/>
          <table:table-cell table:style-name="ce3" office:value-type="float" office:value="1799" calcext:value-type="float">
            <text:p>1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43043759465218" calcext:value-type="float">
            <text:p>0.843043759465218</text:p>
          </table:table-cell>
          <table:table-cell table:style-name="ce1"/>
          <table:table-cell table:style-name="ce1" office:value-type="float" office:value="656787.867946558" calcext:value-type="float">
            <text:p>656787.867946558</text:p>
          </table:table-cell>
          <table:table-cell table:style-name="ce1"/>
          <table:table-cell table:style-name="ce1" table:formula="of:=[.AI14]-[.G14]" office:value-type="float" office:value="1.7846132251434" calcext:value-type="float">
            <text:p>1.7846132251434</text:p>
          </table:table-cell>
          <table:table-cell/>
          <table:table-cell table:style-name="ce7" office:value-type="float" office:value="358.418550504997" calcext:value-type="float">
            <text:p>358.418550504997</text:p>
          </table:table-cell>
          <table:table-cell table:number-columns-repeated="985"/>
        </table:table-row>
        <table:table-row table:style-name="ro3">
          <table:table-cell table:style-name="ce3" office:value-type="float" office:value="1800" calcext:value-type="float">
            <text:p>1800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57151.016666667" calcext:value-type="float">
            <text:p>657151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38395860791206" calcext:value-type="float">
            <text:p>0.138395860791206</text:p>
          </table:table-cell>
          <table:table-cell/>
          <table:table-cell office:value-type="float" office:value="657154.173012775" calcext:value-type="float">
            <text:p>657154.173012775</text:p>
          </table:table-cell>
          <table:table-cell/>
          <table:table-cell table:style-name="ce1" table:formula="of:=[.T15]-[.G15]" office:value-type="float" office:value="3.15634610806592" calcext:value-type="float">
            <text:p>3.15634610806592</text:p>
          </table:table-cell>
          <table:table-cell/>
          <table:table-cell table:style-name="ce1" office:value-type="float" office:value="123.467351815038" calcext:value-type="float">
            <text:p>123.467351815038</text:p>
          </table:table-cell>
          <table:table-cell/>
          <table:table-cell table:style-name="ce7" office:value-type="float" office:value="124.983298110892" calcext:value-type="float">
            <text:p>124.983298110892</text:p>
          </table:table-cell>
          <table:table-cell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299308896064758" calcext:value-type="float">
            <text:p>0.029930889606476</text:p>
          </table:table-cell>
          <table:table-cell table:style-name="ce1"/>
          <table:table-cell table:style-name="ce1" office:value-type="float" office:value="657152.873631897" calcext:value-type="float">
            <text:p>657152.873631897</text:p>
          </table:table-cell>
          <table:table-cell table:style-name="ce1"/>
          <table:table-cell table:style-name="ce1" table:formula="of:=[.AI15]-[.G15]" office:value-type="float" office:value="1.85696522949729" calcext:value-type="float">
            <text:p>1.85696522949729</text:p>
          </table:table-cell>
          <table:table-cell/>
          <table:table-cell table:style-name="ce7" office:value-type="float" office:value="358.572140340587" calcext:value-type="float">
            <text:p>358.572140340587</text:p>
          </table:table-cell>
          <table:table-cell table:number-columns-repeated="985"/>
        </table:table-row>
        <table:table-row table:style-name="ro3">
          <table:table-cell table:style-name="ce3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57516.958333333" calcext:value-type="float">
            <text:p>657516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09785146266222" calcext:value-type="float">
            <text:p>0.309785146266222</text:p>
          </table:table-cell>
          <table:table-cell/>
          <table:table-cell office:value-type="float" office:value="657387.227992906" calcext:value-type="float">
            <text:p>657387.227992906</text:p>
          </table:table-cell>
          <table:table-cell/>
          <table:table-cell table:style-name="ce1" table:formula="of:=[.T16]-[.G16]" office:value-type="float" office:value="-129.730340427021" calcext:value-type="float">
            <text:p>-129.730340427021</text:p>
          </table:table-cell>
          <table:table-cell/>
          <table:table-cell table:style-name="ce1" office:value-type="float" office:value="115.067538990188" calcext:value-type="float">
            <text:p>115.067538990188</text:p>
          </table:table-cell>
          <table:table-cell/>
          <table:table-cell table:style-name="ce7" office:value-type="float" office:value="116.968150058892" calcext:value-type="float">
            <text:p>116.968150058892</text:p>
          </table:table-cell>
          <table:table-cell/>
          <table:table-cell table:style-name="ce3" office:value-type="float" office:value="1801" calcext:value-type="float">
            <text:p>18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76010143011808" calcext:value-type="float">
            <text:p>0.176010143011808</text:p>
          </table:table-cell>
          <table:table-cell table:style-name="ce1"/>
          <table:table-cell table:style-name="ce1" office:value-type="float" office:value="657518.112622229" calcext:value-type="float">
            <text:p>657518.112622229</text:p>
          </table:table-cell>
          <table:table-cell table:style-name="ce1"/>
          <table:table-cell table:style-name="ce1" table:formula="of:=[.AI16]-[.G16]" office:value-type="float" office:value="1.15428889624309" calcext:value-type="float">
            <text:p>1.15428889624309</text:p>
          </table:table-cell>
          <table:table-cell/>
          <table:table-cell table:style-name="ce7" office:value-type="float" office:value="358.645283407687" calcext:value-type="float">
            <text:p>358.645283407687</text:p>
          </table:table-cell>
          <table:table-cell table:number-columns-repeated="985"/>
        </table:table-row>
        <table:table-row table:style-name="ro3">
          <table:table-cell table:style-name="ce3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7882.091666667" calcext:value-type="float">
            <text:p>657882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801" calcext:value-type="float">
            <text:p>18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82714087516069" calcext:value-type="float">
            <text:p>0.782714087516069</text:p>
          </table:table-cell>
          <table:table-cell/>
          <table:table-cell office:value-type="float" office:value="657761.019293551" calcext:value-type="float">
            <text:p>657761.019293551</text:p>
          </table:table-cell>
          <table:table-cell/>
          <table:table-cell table:style-name="ce1" table:formula="of:=[.T17]-[.G17]" office:value-type="float" office:value="-121.07237311604" calcext:value-type="float">
            <text:p>-121.07237311604</text:p>
          </table:table-cell>
          <table:table-cell/>
          <table:table-cell table:style-name="ce1" office:value-type="float" office:value="107.167091054609" calcext:value-type="float">
            <text:p>107.167091054609</text:p>
          </table:table-cell>
          <table:table-cell/>
          <table:table-cell table:style-name="ce7" office:value-type="float" office:value="108.992619132725" calcext:value-type="float">
            <text:p>108.992619132725</text:p>
          </table:table-cell>
          <table:table-cell/>
          <table:table-cell table:style-name="ce3" office:value-type="float" office:value="1802" calcext:value-type="float">
            <text:p>18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39871001988649" calcext:value-type="float">
            <text:p>0.939871001988649</text:p>
          </table:table-cell>
          <table:table-cell table:style-name="ce1"/>
          <table:table-cell table:style-name="ce1" office:value-type="float" office:value="657883.586763799" calcext:value-type="float">
            <text:p>657883.586763799</text:p>
          </table:table-cell>
          <table:table-cell table:style-name="ce1"/>
          <table:table-cell table:style-name="ce1" table:formula="of:=[.AI17]-[.G17]" office:value-type="float" office:value="1.49509713228326" calcext:value-type="float">
            <text:p>1.49509713228326</text:p>
          </table:table-cell>
          <table:table-cell/>
          <table:table-cell table:style-name="ce7" office:value-type="float" office:value="358.617290229814" calcext:value-type="float">
            <text:p>358.617290229814</text:p>
          </table:table-cell>
          <table:table-cell table:number-columns-repeated="985"/>
        </table:table-row>
        <table:table-row table:style-name="ro3">
          <table:table-cell table:style-name="ce3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58247.091666667" calcext:value-type="float">
            <text:p>658247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802" calcext:value-type="float">
            <text:p>18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2703554183245" calcext:value-type="float">
            <text:p>0.452703554183245</text:p>
          </table:table-cell>
          <table:table-cell/>
          <table:table-cell office:value-type="float" office:value="658134.295453266" calcext:value-type="float">
            <text:p>658134.295453266</text:p>
          </table:table-cell>
          <table:table-cell/>
          <table:table-cell table:style-name="ce1" table:formula="of:=[.T18]-[.G18]" office:value-type="float" office:value="-112.796213401016" calcext:value-type="float">
            <text:p>-112.796213401016</text:p>
          </table:table-cell>
          <table:table-cell/>
          <table:table-cell table:style-name="ce1" office:value-type="float" office:value="99.7390419535368" calcext:value-type="float">
            <text:p>99.7390419535368</text:p>
          </table:table-cell>
          <table:table-cell/>
          <table:table-cell table:style-name="ce7" office:value-type="float" office:value="100.994830561423" calcext:value-type="float">
            <text:p>100.994830561423</text:p>
          </table:table-cell>
          <table:table-cell/>
          <table:table-cell table:style-name="ce3" office:value-type="float" office:value="1803" calcext:value-type="float">
            <text:p>18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55025745183229" calcext:value-type="float">
            <text:p>0.555025745183229</text:p>
          </table:table-cell>
          <table:table-cell table:style-name="ce1"/>
          <table:table-cell table:style-name="ce1" office:value-type="float" office:value="658249.264968768" calcext:value-type="float">
            <text:p>658249.264968768</text:p>
          </table:table-cell>
          <table:table-cell table:style-name="ce1"/>
          <table:table-cell table:style-name="ce1" table:formula="of:=[.AI18]-[.G18]" office:value-type="float" office:value="2.17330210085493" calcext:value-type="float">
            <text:p>2.17330210085493</text:p>
          </table:table-cell>
          <table:table-cell/>
          <table:table-cell table:style-name="ce7" office:value-type="float" office:value="358.473177237471" calcext:value-type="float">
            <text:p>358.473177237471</text:p>
          </table:table-cell>
          <table:table-cell table:number-columns-repeated="985"/>
        </table:table-row>
        <table:table-row table:style-name="ro3">
          <table:table-cell table:style-name="ce3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58612.075" calcext:value-type="float">
            <text:p>658612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03" calcext:value-type="float">
            <text:p>18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34249539673328" calcext:value-type="float">
            <text:p>0.234249539673328</text:p>
          </table:table-cell>
          <table:table-cell/>
          <table:table-cell office:value-type="float" office:value="658507.095996007" calcext:value-type="float">
            <text:p>658507.095996007</text:p>
          </table:table-cell>
          <table:table-cell/>
          <table:table-cell table:style-name="ce1" table:formula="of:=[.T19]-[.G19]" office:value-type="float" office:value="-104.979003992979" calcext:value-type="float">
            <text:p>-104.979003992979</text:p>
          </table:table-cell>
          <table:table-cell/>
          <table:table-cell table:style-name="ce1" office:value-type="float" office:value="93.6753255424555" calcext:value-type="float">
            <text:p>93.6753255424555</text:p>
          </table:table-cell>
          <table:table-cell/>
          <table:table-cell table:style-name="ce7" office:value-type="float" office:value="94.0334689001756" calcext:value-type="float">
            <text:p>94.0334689001756</text:p>
          </table:table-cell>
          <table:table-cell/>
          <table:table-cell table:style-name="ce3" office:value-type="float" office:value="1804" calcext:value-type="float">
            <text:p>18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10444612056017" calcext:value-type="float">
            <text:p>0.310444612056017</text:p>
          </table:table-cell>
          <table:table-cell table:style-name="ce1"/>
          <table:table-cell table:style-name="ce1" office:value-type="float" office:value="658613.700910031" calcext:value-type="float">
            <text:p>658613.700910031</text:p>
          </table:table-cell>
          <table:table-cell table:style-name="ce1"/>
          <table:table-cell table:style-name="ce1" table:formula="of:=[.AI19]-[.G19]" office:value-type="float" office:value="1.62591003102716" calcext:value-type="float">
            <text:p>1.62591003102716</text:p>
          </table:table-cell>
          <table:table-cell/>
          <table:table-cell table:style-name="ce7" office:value-type="float" office:value="358.654872494001" calcext:value-type="float">
            <text:p>358.654872494001</text:p>
          </table:table-cell>
          <table:table-cell table:number-columns-repeated="985"/>
        </table:table-row>
        <table:table-row table:style-name="ro3">
          <table:table-cell table:style-name="ce3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8977.108333333" calcext:value-type="float">
            <text:p>658977.1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04" calcext:value-type="float">
            <text:p>18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32313026487827" calcext:value-type="float">
            <text:p>0.532313026487827</text:p>
          </table:table-cell>
          <table:table-cell/>
          <table:table-cell office:value-type="float" office:value="658879.451758551" calcext:value-type="float">
            <text:p>658879.451758551</text:p>
          </table:table-cell>
          <table:table-cell/>
          <table:table-cell table:style-name="ce1" table:formula="of:=[.T20]-[.G20]" office:value-type="float" office:value="-97.6565747821005" calcext:value-type="float">
            <text:p>-97.6565747821005</text:p>
          </table:table-cell>
          <table:table-cell/>
          <table:table-cell table:style-name="ce1" office:value-type="float" office:value="87.0862322973117" calcext:value-type="float">
            <text:p>87.0862322973117</text:p>
          </table:table-cell>
          <table:table-cell/>
          <table:table-cell table:style-name="ce7" office:value-type="float" office:value="86.4535340378206" calcext:value-type="float">
            <text:p>86.4535340378206</text:p>
          </table:table-cell>
          <table:table-cell/>
          <table:table-cell table:style-name="ce3" office:value-type="float" office:value="1805" calcext:value-type="float">
            <text:p>1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71855517476797" calcext:value-type="float">
            <text:p>0.471855517476797</text:p>
          </table:table-cell>
          <table:table-cell table:style-name="ce1"/>
          <table:table-cell table:style-name="ce1" office:value-type="float" office:value="658978.975327678" calcext:value-type="float">
            <text:p>658978.975327678</text:p>
          </table:table-cell>
          <table:table-cell table:style-name="ce1"/>
          <table:table-cell table:style-name="ce1" table:formula="of:=[.AI20]-[.G20]" office:value-type="float" office:value="1.86699434439652" calcext:value-type="float">
            <text:p>1.86699434439652</text:p>
          </table:table-cell>
          <table:table-cell/>
          <table:table-cell table:style-name="ce7" office:value-type="float" office:value="358.714186269984" calcext:value-type="float">
            <text:p>358.714186269984</text:p>
          </table:table-cell>
          <table:table-cell table:number-columns-repeated="985"/>
        </table:table-row>
        <table:table-row table:style-name="ro3">
          <table:table-cell table:style-name="ce3" office:value-type="float" office:value="1806" calcext:value-type="float">
            <text:p>18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59343.116666667" calcext:value-type="float">
            <text:p>659343.1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805" calcext:value-type="float">
            <text:p>18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5748752951622" calcext:value-type="float">
            <text:p>0.485748752951622</text:p>
          </table:table-cell>
          <table:table-cell/>
          <table:table-cell office:value-type="float" office:value="659251.359365103" calcext:value-type="float">
            <text:p>659251.359365103</text:p>
          </table:table-cell>
          <table:table-cell/>
          <table:table-cell table:style-name="ce1" table:formula="of:=[.T21]-[.G21]" office:value-type="float" office:value="-91.7573015640955" calcext:value-type="float">
            <text:p>-91.7573015640955</text:p>
          </table:table-cell>
          <table:table-cell/>
          <table:table-cell table:style-name="ce1" office:value-type="float" office:value="80.8862989334011" calcext:value-type="float">
            <text:p>80.8862989334011</text:p>
          </table:table-cell>
          <table:table-cell/>
          <table:table-cell table:style-name="ce7" office:value-type="float" office:value="79.4972009860794" calcext:value-type="float">
            <text:p>79.4972009860794</text:p>
          </table:table-cell>
          <table:table-cell/>
          <table:table-cell table:style-name="ce3" office:value-type="float" office:value="1806" calcext:value-type="float">
            <text:p>18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855275180190802" calcext:value-type="float">
            <text:p>0.855275180190802</text:p>
          </table:table-cell>
          <table:table-cell table:style-name="ce1"/>
          <table:table-cell table:style-name="ce1" office:value-type="float" office:value="659344.484621719" calcext:value-type="float">
            <text:p>659344.484621719</text:p>
          </table:table-cell>
          <table:table-cell table:style-name="ce1"/>
          <table:table-cell table:style-name="ce1" table:formula="of:=[.AI21]-[.G21]" office:value-type="float" office:value="1.36795505182818" calcext:value-type="float">
            <text:p>1.36795505182818</text:p>
          </table:table-cell>
          <table:table-cell/>
          <table:table-cell table:style-name="ce7" office:value-type="float" office:value="358.66974486797" calcext:value-type="float">
            <text:p>358.66974486797</text:p>
          </table:table-cell>
          <table:table-cell table:number-columns-repeated="985"/>
        </table:table-row>
        <table:table-row table:style-name="ro3">
          <table:table-cell table:style-name="ce3" office:value-type="float" office:value="1807" calcext:value-type="float">
            <text:p>18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59708.183333333" calcext:value-type="float">
            <text:p>659708.1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07" calcext:value-type="float">
            <text:p>180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23041921108961" calcext:value-type="float">
            <text:p>0.423041921108961</text:p>
          </table:table-cell>
          <table:table-cell/>
          <table:table-cell office:value-type="float" office:value="659628.749599335" calcext:value-type="float">
            <text:p>659628.749599335</text:p>
          </table:table-cell>
          <table:table-cell/>
          <table:table-cell table:style-name="ce1" table:formula="of:=[.T22]-[.G22]" office:value-type="float" office:value="-79.4337339979829" calcext:value-type="float">
            <text:p>-79.4337339979829</text:p>
          </table:table-cell>
          <table:table-cell/>
          <table:table-cell table:style-name="ce1" office:value-type="float" office:value="75.0493065206392" calcext:value-type="float">
            <text:p>75.0493065206392</text:p>
          </table:table-cell>
          <table:table-cell/>
          <table:table-cell table:style-name="ce7" office:value-type="float" office:value="73.3627608662791" calcext:value-type="float">
            <text:p>73.3627608662791</text:p>
          </table:table-cell>
          <table:table-cell/>
          <table:table-cell table:style-name="ce3" office:value-type="float" office:value="1807" calcext:value-type="float">
            <text:p>18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927282512188" calcext:value-type="float">
            <text:p>0.16927282512188</text:p>
          </table:table-cell>
          <table:table-cell table:style-name="ce1"/>
          <table:table-cell table:style-name="ce1" office:value-type="float" office:value="659710.195950884" calcext:value-type="float">
            <text:p>659710.195950884</text:p>
          </table:table-cell>
          <table:table-cell table:style-name="ce1"/>
          <table:table-cell table:style-name="ce1" table:formula="of:=[.AI22]-[.G22]" office:value-type="float" office:value="2.01261755090673" calcext:value-type="float">
            <text:p>2.01261755090673</text:p>
          </table:table-cell>
          <table:table-cell/>
          <table:table-cell table:style-name="ce7" office:value-type="float" office:value="358.507528080116" calcext:value-type="float">
            <text:p>358.507528080116</text:p>
          </table:table-cell>
          <table:table-cell table:number-columns-repeated="985"/>
        </table:table-row>
        <table:table-row table:style-name="ro3">
          <table:table-cell table:style-name="ce3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60073.233333333" calcext:value-type="float">
            <text:p>660073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808" calcext:value-type="float">
            <text:p>18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8943141028285" calcext:value-type="float">
            <text:p>0.18943141028285</text:p>
          </table:table-cell>
          <table:table-cell/>
          <table:table-cell office:value-type="float" office:value="659999.509159327" calcext:value-type="float">
            <text:p>659999.509159327</text:p>
          </table:table-cell>
          <table:table-cell/>
          <table:table-cell table:style-name="ce1" table:formula="of:=[.T23]-[.G23]" office:value-type="float" office:value="-73.7241740060272" calcext:value-type="float">
            <text:p>-73.7241740060272</text:p>
          </table:table-cell>
          <table:table-cell/>
          <table:table-cell table:style-name="ce1" office:value-type="float" office:value="70.500567018491" calcext:value-type="float">
            <text:p>70.500567018491</text:p>
          </table:table-cell>
          <table:table-cell/>
          <table:table-cell table:style-name="ce7" office:value-type="float" office:value="69.0584040353861" calcext:value-type="float">
            <text:p>69.0584040353861</text:p>
          </table:table-cell>
          <table:table-cell/>
          <table:table-cell table:style-name="ce3" office:value-type="float" office:value="1808" calcext:value-type="float">
            <text:p>18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21900777518749" calcext:value-type="float">
            <text:p>0.321900777518749</text:p>
          </table:table-cell>
          <table:table-cell table:style-name="ce1"/>
          <table:table-cell table:style-name="ce1" office:value-type="float" office:value="660074.533556876" calcext:value-type="float">
            <text:p>660074.533556876</text:p>
          </table:table-cell>
          <table:table-cell table:style-name="ce1"/>
          <table:table-cell table:style-name="ce1" table:formula="of:=[.AI23]-[.G23]" office:value-type="float" office:value="1.30022354249377" calcext:value-type="float">
            <text:p>1.30022354249377</text:p>
          </table:table-cell>
          <table:table-cell/>
          <table:table-cell table:style-name="ce7" office:value-type="float" office:value="358.735749062263" calcext:value-type="float">
            <text:p>358.735749062263</text:p>
          </table:table-cell>
          <table:table-cell table:number-columns-repeated="985"/>
        </table:table-row>
        <table:table-row table:style-name="ro3">
          <table:table-cell table:style-name="ce3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60438.35" calcext:value-type="float">
            <text:p>660438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1809" calcext:value-type="float">
            <text:p>18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335638646036386" calcext:value-type="float">
            <text:p>0.335638646036386</text:p>
          </table:table-cell>
          <table:table-cell/>
          <table:table-cell office:value-type="float" office:value="660369.911344194" calcext:value-type="float">
            <text:p>660369.911344194</text:p>
          </table:table-cell>
          <table:table-cell/>
          <table:table-cell table:style-name="ce1" table:formula="of:=[.T24]-[.G24]" office:value-type="float" office:value="-68.4386558060069" calcext:value-type="float">
            <text:p>-68.4386558060069</text:p>
          </table:table-cell>
          <table:table-cell/>
          <table:table-cell table:style-name="ce1" office:value-type="float" office:value="65.3224751585658" calcext:value-type="float">
            <text:p>65.3224751585658</text:p>
          </table:table-cell>
          <table:table-cell/>
          <table:table-cell table:style-name="ce7" office:value-type="float" office:value="64.4900207399478" calcext:value-type="float">
            <text:p>64.4900207399478</text:p>
          </table:table-cell>
          <table:table-cell/>
          <table:table-cell table:style-name="ce3" office:value-type="float" office:value="1809" calcext:value-type="float">
            <text:p>18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269077926874161" calcext:value-type="float">
            <text:p>0.269077926874161</text:p>
          </table:table-cell>
          <table:table-cell table:style-name="ce1"/>
          <table:table-cell table:style-name="ce1" office:value-type="float" office:value="660439.843242415" calcext:value-type="float">
            <text:p>660439.843242415</text:p>
          </table:table-cell>
          <table:table-cell table:style-name="ce1"/>
          <table:table-cell table:style-name="ce1" table:formula="of:=[.AI24]-[.G24]" office:value-type="float" office:value="1.49324241525028" calcext:value-type="float">
            <text:p>1.49324241525028</text:p>
          </table:table-cell>
          <table:table-cell/>
          <table:table-cell table:style-name="ce7" office:value-type="float" office:value="358.780791632675" calcext:value-type="float">
            <text:p>358.780791632675</text:p>
          </table:table-cell>
          <table:table-cell table:number-columns-repeated="985"/>
        </table:table-row>
        <table:table-row table:style-name="ro3">
          <table:table-cell table:style-name="ce3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60803.583333333" calcext:value-type="float">
            <text:p>660803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810" calcext:value-type="float">
            <text:p>1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5036542266607" calcext:value-type="float">
            <text:p>0.585036542266607</text:p>
          </table:table-cell>
          <table:table-cell/>
          <table:table-cell office:value-type="float" office:value="660739.992767387" calcext:value-type="float">
            <text:p>660739.992767387</text:p>
          </table:table-cell>
          <table:table-cell/>
          <table:table-cell table:style-name="ce1" table:formula="of:=[.T25]-[.G25]" office:value-type="float" office:value="-63.5905659460695" calcext:value-type="float">
            <text:p>-63.5905659460695</text:p>
          </table:table-cell>
          <table:table-cell/>
          <table:table-cell table:style-name="ce1" office:value-type="float" office:value="60.4468304932379" calcext:value-type="float">
            <text:p>60.4468304932379</text:p>
          </table:table-cell>
          <table:table-cell/>
          <table:table-cell table:style-name="ce7" office:value-type="float" office:value="60.3420615483483" calcext:value-type="float">
            <text:p>60.3420615483483</text:p>
          </table:table-cell>
          <table:table-cell/>
          <table:table-cell table:style-name="ce3" office:value-type="float" office:value="1810" calcext:value-type="float">
            <text:p>1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206742148846388" calcext:value-type="float">
            <text:p>0.206742148846388</text:p>
          </table:table-cell>
          <table:table-cell table:style-name="ce1"/>
          <table:table-cell table:style-name="ce1" office:value-type="float" office:value="660805.386949127" calcext:value-type="float">
            <text:p>660805.386949127</text:p>
          </table:table-cell>
          <table:table-cell table:style-name="ce1"/>
          <table:table-cell table:style-name="ce1" table:formula="of:=[.AI25]-[.G25]" office:value-type="float" office:value="1.80361579346936" calcext:value-type="float">
            <text:p>1.80361579346936</text:p>
          </table:table-cell>
          <table:table-cell/>
          <table:table-cell table:style-name="ce7" office:value-type="float" office:value="358.719590678393" calcext:value-type="float">
            <text:p>358.719590678393</text:p>
          </table:table-cell>
          <table:table-cell table:number-columns-repeated="985"/>
        </table:table-row>
        <table:table-row table:style-name="ro3">
          <table:table-cell table:style-name="ce3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61168.716666667" calcext:value-type="float">
            <text:p>661168.7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11" calcext:value-type="float">
            <text:p>18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18948823958635" calcext:value-type="float">
            <text:p>0.818948823958635</text:p>
          </table:table-cell>
          <table:table-cell/>
          <table:table-cell office:value-type="float" office:value="661109.760290937" calcext:value-type="float">
            <text:p>661109.760290937</text:p>
          </table:table-cell>
          <table:table-cell/>
          <table:table-cell table:style-name="ce1" table:formula="of:=[.T26]-[.G26]" office:value-type="float" office:value="-58.9563757299911" calcext:value-type="float">
            <text:p>-58.9563757299911</text:p>
          </table:table-cell>
          <table:table-cell/>
          <table:table-cell table:style-name="ce1" office:value-type="float" office:value="55.8665144515544" calcext:value-type="float">
            <text:p>55.8665144515544</text:p>
          </table:table-cell>
          <table:table-cell/>
          <table:table-cell table:style-name="ce7" office:value-type="float" office:value="56.2959700573265" calcext:value-type="float">
            <text:p>56.2959700573265</text:p>
          </table:table-cell>
          <table:table-cell/>
          <table:table-cell table:style-name="ce3" office:value-type="float" office:value="1811" calcext:value-type="float">
            <text:p>18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79076823592186" calcext:value-type="float">
            <text:p>0.879076823592186</text:p>
          </table:table-cell>
          <table:table-cell table:style-name="ce1"/>
          <table:table-cell table:style-name="ce1" office:value-type="float" office:value="661171.130471581" calcext:value-type="float">
            <text:p>661171.130471581</text:p>
          </table:table-cell>
          <table:table-cell table:style-name="ce1"/>
          <table:table-cell table:style-name="ce1" table:formula="of:=[.AI26]-[.G26]" office:value-type="float" office:value="2.41380491410382" calcext:value-type="float">
            <text:p>2.41380491410382</text:p>
          </table:table-cell>
          <table:table-cell/>
          <table:table-cell table:style-name="ce7" office:value-type="float" office:value="358.53911752207" calcext:value-type="float">
            <text:p>358.53911752207</text:p>
          </table:table-cell>
          <table:table-cell table:number-columns-repeated="985"/>
        </table:table-row>
        <table:table-row table:style-name="ro3">
          <table:table-cell table:style-name="ce3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61534.691666667" calcext:value-type="float">
            <text:p>661534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12" calcext:value-type="float">
            <text:p>18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29271066188812" calcext:value-type="float">
            <text:p>0.052927106618881</text:p>
          </table:table-cell>
          <table:table-cell/>
          <table:table-cell office:value-type="float" office:value="661479.245175644" calcext:value-type="float">
            <text:p>661479.245175644</text:p>
          </table:table-cell>
          <table:table-cell/>
          <table:table-cell table:style-name="ce1" table:formula="of:=[.T27]-[.G27]" office:value-type="float" office:value="-55.4464910229435" calcext:value-type="float">
            <text:p>-55.4464910229435</text:p>
          </table:table-cell>
          <table:table-cell/>
          <table:table-cell table:style-name="ce1" office:value-type="float" office:value="52.5100877723307" calcext:value-type="float">
            <text:p>52.5100877723307</text:p>
          </table:table-cell>
          <table:table-cell/>
          <table:table-cell table:style-name="ce7" office:value-type="float" office:value="53.062275589793" calcext:value-type="float">
            <text:p>53.062275589793</text:p>
          </table:table-cell>
          <table:table-cell/>
          <table:table-cell table:style-name="ce3" office:value-type="float" office:value="1812" calcext:value-type="float">
            <text:p>18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959814544767141" calcext:value-type="float">
            <text:p>0.959814544767141</text:p>
          </table:table-cell>
          <table:table-cell table:style-name="ce1"/>
          <table:table-cell table:style-name="ce1" office:value-type="float" office:value="661535.372194316" calcext:value-type="float">
            <text:p>661535.372194316</text:p>
          </table:table-cell>
          <table:table-cell table:style-name="ce1"/>
          <table:table-cell table:style-name="ce1" table:formula="of:=[.AI27]-[.G27]" office:value-type="float" office:value="0.680527648655698" calcext:value-type="float">
            <text:p>0.680527648655698</text:p>
          </table:table-cell>
          <table:table-cell/>
          <table:table-cell table:style-name="ce7" office:value-type="float" office:value="358.814697404711" calcext:value-type="float">
            <text:p>358.814697404711</text:p>
          </table:table-cell>
          <table:table-cell table:number-columns-repeated="985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1899.775" calcext:value-type="float">
            <text:p>661899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13" calcext:value-type="float">
            <text:p>1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76706901937723" calcext:value-type="float">
            <text:p>0.876706901937723</text:p>
          </table:table-cell>
          <table:table-cell/>
          <table:table-cell office:value-type="float" office:value="661848.447136602" calcext:value-type="float">
            <text:p>661848.447136602</text:p>
          </table:table-cell>
          <table:table-cell/>
          <table:table-cell table:style-name="ce1" table:formula="of:=[.T28]-[.G28]" office:value-type="float" office:value="-51.3278633980081" calcext:value-type="float">
            <text:p>-51.3278633980081</text:p>
          </table:table-cell>
          <table:table-cell/>
          <table:table-cell table:style-name="ce1" office:value-type="float" office:value="48.4585988213075" calcext:value-type="float">
            <text:p>48.4585988213075</text:p>
          </table:table-cell>
          <table:table-cell/>
          <table:table-cell table:style-name="ce7" office:value-type="float" office:value="48.60963456225" calcext:value-type="float">
            <text:p>48.60963456225</text:p>
          </table:table-cell>
          <table:table-cell/>
          <table:table-cell table:style-name="ce3" office:value-type="float" office:value="1813" calcext:value-type="float">
            <text:p>18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77556331455708" calcext:value-type="float">
            <text:p>0.877556331455708</text:p>
          </table:table-cell>
          <table:table-cell table:style-name="ce1"/>
          <table:table-cell table:style-name="ce1" office:value-type="float" office:value="661900.716581636" calcext:value-type="float">
            <text:p>661900.716581636</text:p>
          </table:table-cell>
          <table:table-cell table:style-name="ce1"/>
          <table:table-cell table:style-name="ce1" table:formula="of:=[.AI28]-[.G28]" office:value-type="float" office:value="0.941581636318006" calcext:value-type="float">
            <text:p>0.941581636318006</text:p>
          </table:table-cell>
          <table:table-cell/>
          <table:table-cell table:style-name="ce7" office:value-type="float" office:value="358.845044282088" calcext:value-type="float">
            <text:p>358.845044282088</text:p>
          </table:table-cell>
          <table:table-cell table:number-columns-repeated="985"/>
        </table:table-row>
        <table:table-row table:style-name="ro3">
          <table:table-cell table:style-name="ce3" office:value-type="float" office:value="1814" calcext:value-type="float">
            <text:p>18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2264.908333333" calcext:value-type="float">
            <text:p>662264.9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14" calcext:value-type="float">
            <text:p>181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69621349126101" calcext:value-type="float">
            <text:p>0.469621349126101</text:p>
          </table:table-cell>
          <table:table-cell/>
          <table:table-cell office:value-type="float" office:value="662217.391992793" calcext:value-type="float">
            <text:p>662217.391992793</text:p>
          </table:table-cell>
          <table:table-cell/>
          <table:table-cell table:style-name="ce1" table:formula="of:=[.T29]-[.G29]" office:value-type="float" office:value="-47.5163405400235" calcext:value-type="float">
            <text:p>-47.5163405400235</text:p>
          </table:table-cell>
          <table:table-cell/>
          <table:table-cell table:style-name="ce1" office:value-type="float" office:value="44.6455191261775" calcext:value-type="float">
            <text:p>44.6455191261775</text:p>
          </table:table-cell>
          <table:table-cell/>
          <table:table-cell table:style-name="ce7" office:value-type="float" office:value="44.0115054888593" calcext:value-type="float">
            <text:p>44.0115054888593</text:p>
          </table:table-cell>
          <table:table-cell/>
          <table:table-cell table:style-name="ce3" office:value-type="float" office:value="1814" calcext:value-type="float">
            <text:p>18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96131475269795" calcext:value-type="float">
            <text:p>0.06961314752698</text:p>
          </table:table-cell>
          <table:table-cell table:style-name="ce1"/>
          <table:table-cell table:style-name="ce1" office:value-type="float" office:value="662266.293798342" calcext:value-type="float">
            <text:p>662266.293798342</text:p>
          </table:table-cell>
          <table:table-cell table:style-name="ce1"/>
          <table:table-cell table:style-name="ce1" table:formula="of:=[.AI29]-[.G29]" office:value-type="float" office:value="1.38546500948723" calcext:value-type="float">
            <text:p>1.38546500948723</text:p>
          </table:table-cell>
          <table:table-cell/>
          <table:table-cell table:style-name="ce7" office:value-type="float" office:value="358.766794370388" calcext:value-type="float">
            <text:p>358.766794370388</text:p>
          </table:table-cell>
          <table:table-cell table:number-columns-repeated="985"/>
        </table:table-row>
        <table:table-row table:style-name="ro3">
          <table:table-cell table:style-name="ce3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62629.958333333" calcext:value-type="float">
            <text:p>662629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815" calcext:value-type="float">
            <text:p>18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31894336640835" calcext:value-type="float">
            <text:p>0.731894336640835</text:p>
          </table:table-cell>
          <table:table-cell/>
          <table:table-cell office:value-type="float" office:value="662586.090786038" calcext:value-type="float">
            <text:p>662586.090786038</text:p>
          </table:table-cell>
          <table:table-cell/>
          <table:table-cell table:style-name="ce1" table:formula="of:=[.T30]-[.G30]" office:value-type="float" office:value="-43.8675472950563" calcext:value-type="float">
            <text:p>-43.8675472950563</text:p>
          </table:table-cell>
          <table:table-cell/>
          <table:table-cell table:style-name="ce1" office:value-type="float" office:value="41.0645666333294" calcext:value-type="float">
            <text:p>41.0645666333294</text:p>
          </table:table-cell>
          <table:table-cell/>
          <table:table-cell table:style-name="ce7" office:value-type="float" office:value="39.5282305534929" calcext:value-type="float">
            <text:p>39.5282305534929</text:p>
          </table:table-cell>
          <table:table-cell/>
          <table:table-cell table:style-name="ce3" office:value-type="float" office:value="1815" calcext:value-type="float">
            <text:p>18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43537573516369" calcext:value-type="float">
            <text:p>0.643537573516369</text:p>
          </table:table-cell>
          <table:table-cell table:style-name="ce1"/>
          <table:table-cell table:style-name="ce1" office:value-type="float" office:value="662632.068502457" calcext:value-type="float">
            <text:p>662632.068502457</text:p>
          </table:table-cell>
          <table:table-cell table:style-name="ce1"/>
          <table:table-cell table:style-name="ce1" table:formula="of:=[.AI30]-[.G30]" office:value-type="float" office:value="2.11016912362538" calcext:value-type="float">
            <text:p>2.11016912362538</text:p>
          </table:table-cell>
          <table:table-cell/>
          <table:table-cell table:style-name="ce7" office:value-type="float" office:value="358.567937840784" calcext:value-type="float">
            <text:p>358.567937840784</text:p>
          </table:table-cell>
          <table:table-cell table:number-columns-repeated="985"/>
        </table:table-row>
        <table:table-row table:style-name="ro3">
          <table:table-cell table:style-name="ce3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2994.958333333" calcext:value-type="float">
            <text:p>662994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816" calcext:value-type="float">
            <text:p>18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382122322917" calcext:value-type="float">
            <text:p>0.95382122322917</text:p>
          </table:table-cell>
          <table:table-cell/>
          <table:table-cell office:value-type="float" office:value="662954.566634598" calcext:value-type="float">
            <text:p>662954.566634598</text:p>
          </table:table-cell>
          <table:table-cell/>
          <table:table-cell table:style-name="ce1" table:formula="of:=[.T31]-[.G31]" office:value-type="float" office:value="-40.3916987350676" calcext:value-type="float">
            <text:p>-40.3916987350676</text:p>
          </table:table-cell>
          <table:table-cell/>
          <table:table-cell table:style-name="ce1" office:value-type="float" office:value="38.6700816155208" calcext:value-type="float">
            <text:p>38.6700816155208</text:p>
          </table:table-cell>
          <table:table-cell/>
          <table:table-cell table:style-name="ce7" office:value-type="float" office:value="36.4421609861311" calcext:value-type="float">
            <text:p>36.4421609861311</text:p>
          </table:table-cell>
          <table:table-cell/>
          <table:table-cell table:style-name="ce3" office:value-type="float" office:value="1816" calcext:value-type="float">
            <text:p>18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00321017950773" calcext:value-type="float">
            <text:p>0.900321017950773</text:p>
          </table:table-cell>
          <table:table-cell table:style-name="ce1"/>
          <table:table-cell table:style-name="ce1" office:value-type="float" office:value="662996.21729189" calcext:value-type="float">
            <text:p>662996.21729189</text:p>
          </table:table-cell>
          <table:table-cell table:style-name="ce1"/>
          <table:table-cell table:style-name="ce1" table:formula="of:=[.AI31]-[.G31]" office:value-type="float" office:value="1.25895855657291" calcext:value-type="float">
            <text:p>1.25895855657291</text:p>
          </table:table-cell>
          <table:table-cell/>
          <table:table-cell table:style-name="ce7" office:value-type="float" office:value="358.891647166131" calcext:value-type="float">
            <text:p>358.891647166131</text:p>
          </table:table-cell>
          <table:table-cell table:number-columns-repeated="985"/>
        </table:table-row>
        <table:table-row table:style-name="ro3">
          <table:table-cell table:style-name="ce3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663359.958333333" calcext:value-type="float">
            <text:p>663359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1817" calcext:value-type="float">
            <text:p>18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44980139285326" calcext:value-type="float">
            <text:p>0.844980139285326</text:p>
          </table:table-cell>
          <table:table-cell/>
          <table:table-cell office:value-type="float" office:value="663322.817253459" calcext:value-type="float">
            <text:p>663322.817253459</text:p>
          </table:table-cell>
          <table:table-cell/>
          <table:table-cell table:style-name="ce1" table:formula="of:=[.T32]-[.G32]" office:value-type="float" office:value="-37.1410798740108" calcext:value-type="float">
            <text:p>-37.1410798740108</text:p>
          </table:table-cell>
          <table:table-cell/>
          <table:table-cell table:style-name="ce1" office:value-type="float" office:value="35.5112556168096" calcext:value-type="float">
            <text:p>35.5112556168096</text:p>
          </table:table-cell>
          <table:table-cell/>
          <table:table-cell table:style-name="ce7" office:value-type="float" office:value="33.0202282982136" calcext:value-type="float">
            <text:p>33.0202282982136</text:p>
          </table:table-cell>
          <table:table-cell/>
          <table:table-cell table:style-name="ce3" office:value-type="float" office:value="1817" calcext:value-type="float">
            <text:p>18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86446145921946" calcext:value-type="float">
            <text:p>0.486446145921946</text:p>
          </table:table-cell>
          <table:table-cell table:style-name="ce1"/>
          <table:table-cell table:style-name="ce1" office:value-type="float" office:value="663361.595476699" calcext:value-type="float">
            <text:p>663361.595476699</text:p>
          </table:table-cell>
          <table:table-cell table:style-name="ce1"/>
          <table:table-cell table:style-name="ce1" table:formula="of:=[.AI32]-[.G32]" office:value-type="float" office:value="1.63714336568955" calcext:value-type="float">
            <text:p>1.63714336568955</text:p>
          </table:table-cell>
          <table:table-cell/>
          <table:table-cell table:style-name="ce7" office:value-type="float" office:value="358.906891989034" calcext:value-type="float">
            <text:p>358.906891989034</text:p>
          </table:table-cell>
          <table:table-cell table:number-columns-repeated="985"/>
        </table:table-row>
        <table:table-row table:style-name="ro3">
          <table:table-cell table:style-name="ce3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3725.983333333" calcext:value-type="float">
            <text:p>663725.9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18" calcext:value-type="float">
            <text:p>18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49569445103407" calcext:value-type="float">
            <text:p>0.449569445103407</text:p>
          </table:table-cell>
          <table:table-cell/>
          <table:table-cell office:value-type="float" office:value="663690.869062201" calcext:value-type="float">
            <text:p>663690.869062201</text:p>
          </table:table-cell>
          <table:table-cell/>
          <table:table-cell table:style-name="ce1" table:formula="of:=[.T33]-[.G33]" office:value-type="float" office:value="-35.1142711320426" calcext:value-type="float">
            <text:p>-35.1142711320426</text:p>
          </table:table-cell>
          <table:table-cell/>
          <table:table-cell table:style-name="ce1" office:value-type="float" office:value="32.5413962841121" calcext:value-type="float">
            <text:p>32.5413962841121</text:p>
          </table:table-cell>
          <table:table-cell/>
          <table:table-cell table:style-name="ce7" office:value-type="float" office:value="30.3104166025805" calcext:value-type="float">
            <text:p>30.3104166025805</text:p>
          </table:table-cell>
          <table:table-cell/>
          <table:table-cell table:style-name="ce3" office:value-type="float" office:value="1818" calcext:value-type="float">
            <text:p>18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5720349997282" calcext:value-type="float">
            <text:p>0.45720349997282</text:p>
          </table:table-cell>
          <table:table-cell table:style-name="ce1"/>
          <table:table-cell table:style-name="ce1" office:value-type="float" office:value="663727.205178614" calcext:value-type="float">
            <text:p>663727.205178614</text:p>
          </table:table-cell>
          <table:table-cell table:style-name="ce1"/>
          <table:table-cell table:style-name="ce1" table:formula="of:=[.AI33]-[.G33]" office:value-type="float" office:value="1.22184528049547" calcext:value-type="float">
            <text:p>1.22184528049547</text:p>
          </table:table-cell>
          <table:table-cell/>
          <table:table-cell table:style-name="ce7" office:value-type="float" office:value="358.811326247241" calcext:value-type="float">
            <text:p>358.811326247241</text:p>
          </table:table-cell>
          <table:table-cell table:number-columns-repeated="985"/>
        </table:table-row>
        <table:table-row table:style-name="ro3">
          <table:table-cell table:style-name="ce3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4091.05" calcext:value-type="float">
            <text:p>664091.0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19" calcext:value-type="float">
            <text:p>181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45679176598787" calcext:value-type="float">
            <text:p>0.945679176598787</text:p>
          </table:table-cell>
          <table:table-cell/>
          <table:table-cell office:value-type="float" office:value="664058.729128944" calcext:value-type="float">
            <text:p>664058.729128944</text:p>
          </table:table-cell>
          <table:table-cell/>
          <table:table-cell table:style-name="ce1" table:formula="of:=[.T34]-[.G34]" office:value-type="float" office:value="-32.3208710560575" calcext:value-type="float">
            <text:p>-32.3208710560575</text:p>
          </table:table-cell>
          <table:table-cell/>
          <table:table-cell table:style-name="ce1" office:value-type="float" office:value="29.7606610261428" calcext:value-type="float">
            <text:p>29.7606610261428</text:p>
          </table:table-cell>
          <table:table-cell/>
          <table:table-cell table:style-name="ce7" office:value-type="float" office:value="28.1996985516162" calcext:value-type="float">
            <text:p>28.1996985516162</text:p>
          </table:table-cell>
          <table:table-cell/>
          <table:table-cell table:style-name="ce3" office:value-type="float" office:value="1819" calcext:value-type="float">
            <text:p>18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84695328772068" calcext:value-type="float">
            <text:p>0.384695328772068</text:p>
          </table:table-cell>
          <table:table-cell table:style-name="ce1"/>
          <table:table-cell table:style-name="ce1" office:value-type="float" office:value="664093.009989372" calcext:value-type="float">
            <text:p>664093.009989372</text:p>
          </table:table-cell>
          <table:table-cell table:style-name="ce1"/>
          <table:table-cell table:style-name="ce1" table:formula="of:=[.AI34]-[.G34]" office:value-type="float" office:value="1.95998937170953" calcext:value-type="float">
            <text:p>1.95998937170953</text:p>
          </table:table-cell>
          <table:table-cell/>
          <table:table-cell table:style-name="ce7" office:value-type="float" office:value="358.593985338863" calcext:value-type="float">
            <text:p>358.593985338863</text:p>
          </table:table-cell>
          <table:table-cell table:number-columns-repeated="985"/>
        </table:table-row>
        <table:table-row table:style-name="ro3">
          <table:table-cell table:style-name="ce3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64456.05" calcext:value-type="float">
            <text:p>664456.0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5091996341944" calcext:value-type="float">
            <text:p>0.195091996341944</text:p>
          </table:table-cell>
          <table:table-cell/>
          <table:table-cell office:value-type="float" office:value="664426.414024369" calcext:value-type="float">
            <text:p>664426.414024369</text:p>
          </table:table-cell>
          <table:table-cell/>
          <table:table-cell table:style-name="ce1" table:formula="of:=[.T35]-[.G35]" office:value-type="float" office:value="-29.6359756310703" calcext:value-type="float">
            <text:p>-29.6359756310703</text:p>
          </table:table-cell>
          <table:table-cell/>
          <table:table-cell table:style-name="ce1" office:value-type="float" office:value="28.1189163232048" calcext:value-type="float">
            <text:p>28.1189163232048</text:p>
          </table:table-cell>
          <table:table-cell/>
          <table:table-cell table:style-name="ce7" office:value-type="float" office:value="27.3854643919039" calcext:value-type="float">
            <text:p>27.3854643919039</text:p>
          </table:table-cell>
          <table:table-cell/>
          <table:table-cell table:style-name="ce3" office:value-type="float" office:value="1820" calcext:value-type="float">
            <text:p>18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18924222886562" calcext:value-type="float">
            <text:p>0.618924222886562</text:p>
          </table:table-cell>
          <table:table-cell table:style-name="ce1"/>
          <table:table-cell table:style-name="ce1" office:value-type="float" office:value="664457.069179808" calcext:value-type="float">
            <text:p>664457.069179808</text:p>
          </table:table-cell>
          <table:table-cell table:style-name="ce1"/>
          <table:table-cell table:style-name="ce1" table:formula="of:=[.AI35]-[.G35]" office:value-type="float" office:value="1.01917980844155" calcext:value-type="float">
            <text:p>1.01917980844155</text:p>
          </table:table-cell>
          <table:table-cell/>
          <table:table-cell table:style-name="ce7" office:value-type="float" office:value="358.966530383214" calcext:value-type="float">
            <text:p>358.966530383214</text:p>
          </table:table-cell>
          <table:table-cell table:number-columns-repeated="985"/>
        </table:table-row>
        <table:table-row table:style-name="ro3">
          <table:table-cell table:style-name="ce3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4821.166666667" calcext:value-type="float">
            <text:p>66482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821" calcext:value-type="float">
            <text:p>18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93974304944277" calcext:value-type="float">
            <text:p>0.693974304944277</text:p>
          </table:table-cell>
          <table:table-cell/>
          <table:table-cell office:value-type="float" office:value="664793.928259704" calcext:value-type="float">
            <text:p>664793.928259704</text:p>
          </table:table-cell>
          <table:table-cell/>
          <table:table-cell table:style-name="ce1" table:formula="of:=[.T36]-[.G36]" office:value-type="float" office:value="-27.2384069629479" calcext:value-type="float">
            <text:p>-27.2384069629479</text:p>
          </table:table-cell>
          <table:table-cell/>
          <table:table-cell table:style-name="ce1" office:value-type="float" office:value="25.6647504696084" calcext:value-type="float">
            <text:p>25.6647504696084</text:p>
          </table:table-cell>
          <table:table-cell/>
          <table:table-cell table:style-name="ce7" office:value-type="float" office:value="25.5691315033764" calcext:value-type="float">
            <text:p>25.5691315033764</text:p>
          </table:table-cell>
          <table:table-cell/>
          <table:table-cell table:style-name="ce3" office:value-type="float" office:value="1821" calcext:value-type="float">
            <text:p>18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79753318428993" calcext:value-type="float">
            <text:p>0.179753318428993</text:p>
          </table:table-cell>
          <table:table-cell table:style-name="ce1"/>
          <table:table-cell table:style-name="ce1" office:value-type="float" office:value="664822.47998594" calcext:value-type="float">
            <text:p>664822.47998594</text:p>
          </table:table-cell>
          <table:table-cell table:style-name="ce1"/>
          <table:table-cell table:style-name="ce1" table:formula="of:=[.AI36]-[.G36]" office:value-type="float" office:value="1.31331927282736" calcext:value-type="float">
            <text:p>1.31331927282736</text:p>
          </table:table-cell>
          <table:table-cell/>
          <table:table-cell table:style-name="ce7" office:value-type="float" office:value="358.966285607055" calcext:value-type="float">
            <text:p>358.966285607055</text:p>
          </table:table-cell>
          <table:table-cell table:number-columns-repeated="985"/>
        </table:table-row>
        <table:table-row table:style-name="ro3">
          <table:table-cell table:style-name="ce3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665186.316666667" calcext:value-type="float">
            <text:p>66518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1822" calcext:value-type="float">
            <text:p>18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16034114360809" calcext:value-type="float">
            <text:p>0.716034114360809</text:p>
          </table:table-cell>
          <table:table-cell/>
          <table:table-cell office:value-type="float" office:value="665161.285913913" calcext:value-type="float">
            <text:p>665161.285913913</text:p>
          </table:table-cell>
          <table:table-cell/>
          <table:table-cell table:style-name="ce1" table:formula="of:=[.T37]-[.G37]" office:value-type="float" office:value="-25.0307527539553" calcext:value-type="float">
            <text:p>-25.0307527539553</text:p>
          </table:table-cell>
          <table:table-cell/>
          <table:table-cell table:style-name="ce1" office:value-type="float" office:value="23.3570233781284" calcext:value-type="float">
            <text:p>23.3570233781284</text:p>
          </table:table-cell>
          <table:table-cell/>
          <table:table-cell table:style-name="ce7" office:value-type="float" office:value="23.4721971796243" calcext:value-type="float">
            <text:p>23.4721971796243</text:p>
          </table:table-cell>
          <table:table-cell/>
          <table:table-cell table:style-name="ce3" office:value-type="float" office:value="1822" calcext:value-type="float">
            <text:p>18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329914078116417" calcext:value-type="float">
            <text:p>0.329914078116417</text:p>
          </table:table-cell>
          <table:table-cell table:style-name="ce1"/>
          <table:table-cell table:style-name="ce1" office:value-type="float" office:value="665188.12106244" calcext:value-type="float">
            <text:p>665188.12106244</text:p>
          </table:table-cell>
          <table:table-cell table:style-name="ce1"/>
          <table:table-cell table:style-name="ce1" table:formula="of:=[.AI37]-[.G37]" office:value-type="float" office:value="1.80439577333163" calcext:value-type="float">
            <text:p>1.80439577333163</text:p>
          </table:table-cell>
          <table:table-cell/>
          <table:table-cell table:style-name="ce7" office:value-type="float" office:value="358.853160283733" calcext:value-type="float">
            <text:p>358.853160283733</text:p>
          </table:table-cell>
          <table:table-cell table:number-columns-repeated="985"/>
        </table:table-row>
        <table:table-row table:style-name="ro3">
          <table:table-cell table:style-name="ce3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65552.275" calcext:value-type="float">
            <text:p>665552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23" calcext:value-type="float">
            <text:p>18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71539559960365" calcext:value-type="float">
            <text:p>0.171539559960365</text:p>
          </table:table-cell>
          <table:table-cell/>
          <table:table-cell office:value-type="float" office:value="665528.489702458" calcext:value-type="float">
            <text:p>665528.489702458</text:p>
          </table:table-cell>
          <table:table-cell/>
          <table:table-cell table:style-name="ce1" table:formula="of:=[.T38]-[.G38]" office:value-type="float" office:value="-23.7852975419955" calcext:value-type="float">
            <text:p>-23.7852975419955</text:p>
          </table:table-cell>
          <table:table-cell/>
          <table:table-cell table:style-name="ce1" office:value-type="float" office:value="21.1994187925084" calcext:value-type="float">
            <text:p>21.1994187925084</text:p>
          </table:table-cell>
          <table:table-cell/>
          <table:table-cell table:style-name="ce7" office:value-type="float" office:value="21.0089269650125" calcext:value-type="float">
            <text:p>21.0089269650125</text:p>
          </table:table-cell>
          <table:table-cell/>
          <table:table-cell table:style-name="ce3" office:value-type="float" office:value="1823" calcext:value-type="float">
            <text:p>18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992123879492283" calcext:value-type="float">
            <text:p>0.992123879492283</text:p>
          </table:table-cell>
          <table:table-cell table:style-name="ce1"/>
          <table:table-cell table:style-name="ce1" office:value-type="float" office:value="665553.954855642" calcext:value-type="float">
            <text:p>665553.954855642</text:p>
          </table:table-cell>
          <table:table-cell table:style-name="ce1"/>
          <table:table-cell table:style-name="ce1" table:formula="of:=[.AI38]-[.G38]" office:value-type="float" office:value="1.6798556415597" calcext:value-type="float">
            <text:p>1.6798556415597</text:p>
          </table:table-cell>
          <table:table-cell/>
          <table:table-cell table:style-name="ce7" office:value-type="float" office:value="358.617260387077" calcext:value-type="float">
            <text:p>358.617260387077</text:p>
          </table:table-cell>
          <table:table-cell table:number-columns-repeated="985"/>
        </table:table-row>
        <table:table-row table:style-name="ro3">
          <table:table-cell table:style-name="ce3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5917.258333333" calcext:value-type="float">
            <text:p>665917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24" calcext:value-type="float">
            <text:p>18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42036805301905" calcext:value-type="float">
            <text:p>0.542036805301905</text:p>
          </table:table-cell>
          <table:table-cell/>
          <table:table-cell office:value-type="float" office:value="665895.558015303" calcext:value-type="float">
            <text:p>665895.558015303</text:p>
          </table:table-cell>
          <table:table-cell/>
          <table:table-cell table:style-name="ce1" table:formula="of:=[.T39]-[.G39]" office:value-type="float" office:value="-21.7003180299653" calcext:value-type="float">
            <text:p>-21.7003180299653</text:p>
          </table:table-cell>
          <table:table-cell/>
          <table:table-cell table:style-name="ce1" office:value-type="float" office:value="20.1567289094237" calcext:value-type="float">
            <text:p>20.1567289094237</text:p>
          </table:table-cell>
          <table:table-cell/>
          <table:table-cell table:style-name="ce7" office:value-type="float" office:value="19.256752071502" calcext:value-type="float">
            <text:p>19.256752071502</text:p>
          </table:table-cell>
          <table:table-cell/>
          <table:table-cell table:style-name="ce3" office:value-type="float" office:value="1824" calcext:value-type="float">
            <text:p>18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10397756844759" calcext:value-type="float">
            <text:p>0.410397756844759</text:p>
          </table:table-cell>
          <table:table-cell table:style-name="ce1"/>
          <table:table-cell table:style-name="ce1" office:value-type="float" office:value="665917.928062776" calcext:value-type="float">
            <text:p>665917.928062776</text:p>
          </table:table-cell>
          <table:table-cell table:style-name="ce1"/>
          <table:table-cell table:style-name="ce1" table:formula="of:=[.AI39]-[.G39]" office:value-type="float" office:value="0.669729443266988" calcext:value-type="float">
            <text:p>0.669729443266988</text:p>
          </table:table-cell>
          <table:table-cell/>
          <table:table-cell table:style-name="ce7" office:value-type="float" office:value="359.039281590535" calcext:value-type="float">
            <text:p>359.039281590535</text:p>
          </table:table-cell>
          <table:table-cell table:number-columns-repeated="985"/>
        </table:table-row>
        <table:table-row table:style-name="ro3">
          <table:table-cell table:style-name="ce3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66282.291666667" calcext:value-type="float">
            <text:p>666282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1825" calcext:value-type="float">
            <text:p>1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58385778218508" calcext:value-type="float">
            <text:p>0.558385778218508</text:p>
          </table:table-cell>
          <table:table-cell/>
          <table:table-cell office:value-type="float" office:value="666262.492748879" calcext:value-type="float">
            <text:p>666262.492748879</text:p>
          </table:table-cell>
          <table:table-cell/>
          <table:table-cell table:style-name="ce1" table:formula="of:=[.T40]-[.G40]" office:value-type="float" office:value="-19.7989177879645" calcext:value-type="float">
            <text:p>-19.7989177879645</text:p>
          </table:table-cell>
          <table:table-cell/>
          <table:table-cell table:style-name="ce1" office:value-type="float" office:value="18.2541880714125" calcext:value-type="float">
            <text:p>18.2541880714125</text:p>
          </table:table-cell>
          <table:table-cell/>
          <table:table-cell table:style-name="ce7" office:value-type="float" office:value="16.4917363320637" calcext:value-type="float">
            <text:p>16.4917363320637</text:p>
          </table:table-cell>
          <table:table-cell/>
          <table:table-cell table:style-name="ce3" office:value-type="float" office:value="1825" calcext:value-type="float">
            <text:p>1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951322849839926" calcext:value-type="float">
            <text:p>0.951322849839926</text:p>
          </table:table-cell>
          <table:table-cell table:style-name="ce1"/>
          <table:table-cell table:style-name="ce1" office:value-type="float" office:value="666283.370105085" calcext:value-type="float">
            <text:p>666283.370105085</text:p>
          </table:table-cell>
          <table:table-cell table:style-name="ce1"/>
          <table:table-cell table:style-name="ce1" table:formula="of:=[.AI40]-[.G40]" office:value-type="float" office:value="1.07843841833528" calcext:value-type="float">
            <text:p>1.07843841833528</text:p>
          </table:table-cell>
          <table:table-cell/>
          <table:table-cell table:style-name="ce7" office:value-type="float" office:value="359.023179168194" calcext:value-type="float">
            <text:p>359.023179168194</text:p>
          </table:table-cell>
          <table:table-cell table:number-columns-repeated="985"/>
        </table:table-row>
        <table:table-row table:style-name="ro3">
          <table:table-cell table:style-name="ce3" office:value-type="float" office:value="1826" calcext:value-type="float">
            <text:p>18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6647.391666667" calcext:value-type="float">
            <text:p>666647.3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26" calcext:value-type="float">
            <text:p>18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19060607999563" calcext:value-type="float">
            <text:p>0.519060607999563</text:p>
          </table:table-cell>
          <table:table-cell/>
          <table:table-cell office:value-type="float" office:value="666629.308693792" calcext:value-type="float">
            <text:p>666629.308693792</text:p>
          </table:table-cell>
          <table:table-cell/>
          <table:table-cell table:style-name="ce1" table:formula="of:=[.T41]-[.G41]" office:value-type="float" office:value="-18.0829728749814" calcext:value-type="float">
            <text:p>-18.0829728749814</text:p>
          </table:table-cell>
          <table:table-cell/>
          <table:table-cell table:style-name="ce1" office:value-type="float" office:value="16.4723624555045" calcext:value-type="float">
            <text:p>16.4723624555045</text:p>
          </table:table-cell>
          <table:table-cell/>
          <table:table-cell table:style-name="ce7" office:value-type="float" office:value="14.0217864071237" calcext:value-type="float">
            <text:p>14.0217864071237</text:p>
          </table:table-cell>
          <table:table-cell/>
          <table:table-cell table:style-name="ce3" office:value-type="float" office:value="1826" calcext:value-type="float">
            <text:p>18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603476580232382" calcext:value-type="float">
            <text:p>0.603476580232382</text:p>
          </table:table-cell>
          <table:table-cell table:style-name="ce1"/>
          <table:table-cell table:style-name="ce1" office:value-type="float" office:value="666649.041391303" calcext:value-type="float">
            <text:p>666649.041391303</text:p>
          </table:table-cell>
          <table:table-cell table:style-name="ce1"/>
          <table:table-cell table:style-name="ce1" table:formula="of:=[.AI41]-[.G41]" office:value-type="float" office:value="1.64972463622689" calcext:value-type="float">
            <text:p>1.64972463622689</text:p>
          </table:table-cell>
          <table:table-cell/>
          <table:table-cell table:style-name="ce7" office:value-type="float" office:value="358.892274199448" calcext:value-type="float">
            <text:p>358.892274199448</text:p>
          </table:table-cell>
          <table:table-cell table:number-columns-repeated="985"/>
        </table:table-row>
        <table:table-row table:style-name="ro3">
          <table:table-cell table:style-name="ce3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67012.508333333" calcext:value-type="float">
            <text:p>667012.508333333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827" calcext:value-type="float">
            <text:p>1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09925922006369" calcext:value-type="float">
            <text:p>0.109925922006369</text:p>
          </table:table-cell>
          <table:table-cell/>
          <table:table-cell office:value-type="float" office:value="666996.010493004" calcext:value-type="float">
            <text:p>666996.010493004</text:p>
          </table:table-cell>
          <table:table-cell/>
          <table:table-cell table:style-name="ce1" table:formula="of:=[.T42]-[.G42]" office:value-type="float" office:value="-16.497840328957" calcext:value-type="float">
            <text:p>-16.497840328957</text:p>
          </table:table-cell>
          <table:table-cell/>
          <table:table-cell table:style-name="ce1" office:value-type="float" office:value="14.8060071951841" calcext:value-type="float">
            <text:p>14.8060071951841</text:p>
          </table:table-cell>
          <table:table-cell/>
          <table:table-cell table:style-name="ce7" office:value-type="float" office:value="12.0970204775149" calcext:value-type="float">
            <text:p>12.0970204775149</text:p>
          </table:table-cell>
          <table:table-cell/>
          <table:table-cell table:style-name="ce3" office:value-type="float" office:value="1827" calcext:value-type="float">
            <text:p>1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26995439827442" calcext:value-type="float">
            <text:p>0.326995439827442</text:p>
          </table:table-cell>
          <table:table-cell table:style-name="ce1"/>
          <table:table-cell table:style-name="ce1" office:value-type="float" office:value="667014.903004858" calcext:value-type="float">
            <text:p>667014.903004858</text:p>
          </table:table-cell>
          <table:table-cell table:style-name="ce1"/>
          <table:table-cell table:style-name="ce1" table:formula="of:=[.AI42]-[.G42]" office:value-type="float" office:value="2.39467152499128" calcext:value-type="float">
            <text:p>2.39467152499128</text:p>
          </table:table-cell>
          <table:table-cell/>
          <table:table-cell table:style-name="ce7" office:value-type="float" office:value="358.637767461242" calcext:value-type="float">
            <text:p>358.637767461242</text:p>
          </table:table-cell>
          <table:table-cell table:number-columns-repeated="985"/>
        </table:table-row>
        <table:table-row table:style-name="ro3">
          <table:table-cell table:style-name="ce3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67378.466666667" calcext:value-type="float">
            <text:p>667378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828" calcext:value-type="float">
            <text:p>1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548329129815102" calcext:value-type="float">
            <text:p>0.548329129815102</text:p>
          </table:table-cell>
          <table:table-cell/>
          <table:table-cell office:value-type="float" office:value="667362.604547451" calcext:value-type="float">
            <text:p>667362.604547451</text:p>
          </table:table-cell>
          <table:table-cell/>
          <table:table-cell table:style-name="ce1" table:formula="of:=[.T43]-[.G43]" office:value-type="float" office:value="-15.8621192160063" calcext:value-type="float">
            <text:p>-15.8621192160063</text:p>
          </table:table-cell>
          <table:table-cell/>
          <table:table-cell table:style-name="ce1" office:value-type="float" office:value="14.2155911216905" calcext:value-type="float">
            <text:p>14.2155911216905</text:p>
          </table:table-cell>
          <table:table-cell/>
          <table:table-cell table:style-name="ce7" office:value-type="float" office:value="11.778752942766" calcext:value-type="float">
            <text:p>11.778752942766</text:p>
          </table:table-cell>
          <table:table-cell/>
          <table:table-cell table:style-name="ce3" office:value-type="float" office:value="1828" calcext:value-type="float">
            <text:p>1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0926043689251" calcext:value-type="float">
            <text:p>0.40926043689251</text:p>
          </table:table-cell>
          <table:table-cell table:style-name="ce1"/>
          <table:table-cell table:style-name="ce1" office:value-type="float" office:value="667378.794034209" calcext:value-type="float">
            <text:p>667378.794034209</text:p>
          </table:table-cell>
          <table:table-cell table:style-name="ce1"/>
          <table:table-cell table:style-name="ce1" table:formula="of:=[.AI43]-[.G43]" office:value-type="float" office:value="0.327367541613057" calcext:value-type="float">
            <text:p>0.327367541613057</text:p>
          </table:table-cell>
          <table:table-cell/>
          <table:table-cell table:style-name="ce7" office:value-type="float" office:value="359.10983792555" calcext:value-type="float">
            <text:p>359.10983792555</text:p>
          </table:table-cell>
          <table:table-cell table:number-columns-repeated="985"/>
        </table:table-row>
        <table:table-row table:style-name="ro3">
          <table:table-cell table:style-name="ce3" office:value-type="float" office:value="1829" calcext:value-type="float">
            <text:p>182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7743.533333333" calcext:value-type="float">
            <text:p>667743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29" calcext:value-type="float">
            <text:p>1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13284406810999" calcext:value-type="float">
            <text:p>0.713284406810999</text:p>
          </table:table-cell>
          <table:table-cell/>
          <table:table-cell office:value-type="float" office:value="667729.097717559" calcext:value-type="float">
            <text:p>667729.097717559</text:p>
          </table:table-cell>
          <table:table-cell/>
          <table:table-cell table:style-name="ce1" table:formula="of:=[.T44]-[.G44]" office:value-type="float" office:value="-14.4356157740112" calcext:value-type="float">
            <text:p>-14.4356157740112</text:p>
          </table:table-cell>
          <table:table-cell/>
          <table:table-cell table:style-name="ce1" office:value-type="float" office:value="12.7482712492056" calcext:value-type="float">
            <text:p>12.7482712492056</text:p>
          </table:table-cell>
          <table:table-cell/>
          <table:table-cell table:style-name="ce7" office:value-type="float" office:value="10.9964058768455" calcext:value-type="float">
            <text:p>10.9964058768455</text:p>
          </table:table-cell>
          <table:table-cell/>
          <table:table-cell table:style-name="ce3" office:value-type="float" office:value="1829" calcext:value-type="float">
            <text:p>1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19029020518065" calcext:value-type="float">
            <text:p>0.719029020518065</text:p>
          </table:table-cell>
          <table:table-cell table:style-name="ce1"/>
          <table:table-cell table:style-name="ce1" office:value-type="float" office:value="667744.265777104" calcext:value-type="float">
            <text:p>667744.265777104</text:p>
          </table:table-cell>
          <table:table-cell table:style-name="ce1"/>
          <table:table-cell table:style-name="ce1" table:formula="of:=[.AI44]-[.G44]" office:value-type="float" office:value="0.732443770510145" calcext:value-type="float">
            <text:p>0.732443770510145</text:p>
          </table:table-cell>
          <table:table-cell/>
          <table:table-cell table:style-name="ce7" office:value-type="float" office:value="359.077529976533" calcext:value-type="float">
            <text:p>359.077529976533</text:p>
          </table:table-cell>
          <table:table-cell table:number-columns-repeated="985"/>
        </table:table-row>
        <table:table-row table:style-name="ro3">
          <table:table-cell table:style-name="ce3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668108.683333333" calcext:value-type="float">
            <text:p>668108.6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1830" calcext:value-type="float">
            <text:p>18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138727128506" calcext:value-type="float">
            <text:p>0.745138727128506</text:p>
          </table:table-cell>
          <table:table-cell/>
          <table:table-cell office:value-type="float" office:value="668095.501211902" calcext:value-type="float">
            <text:p>668095.501211902</text:p>
          </table:table-cell>
          <table:table-cell/>
          <table:table-cell table:style-name="ce1" table:formula="of:=[.T45]-[.G45]" office:value-type="float" office:value="-13.1821214309894" calcext:value-type="float">
            <text:p>-13.1821214309894</text:p>
          </table:table-cell>
          <table:table-cell/>
          <table:table-cell table:style-name="ce1" office:value-type="float" office:value="11.3695163005541" calcext:value-type="float">
            <text:p>11.3695163005541</text:p>
          </table:table-cell>
          <table:table-cell/>
          <table:table-cell table:style-name="ce7" office:value-type="float" office:value="10.4590079028494" calcext:value-type="float">
            <text:p>10.4590079028494</text:p>
          </table:table-cell>
          <table:table-cell/>
          <table:table-cell table:style-name="ce3" office:value-type="float" office:value="1830" calcext:value-type="float">
            <text:p>18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156318709254265" calcext:value-type="float">
            <text:p>0.156318709254265</text:p>
          </table:table-cell>
          <table:table-cell table:style-name="ce1"/>
          <table:table-cell table:style-name="ce1" office:value-type="float" office:value="668109.966080777" calcext:value-type="float">
            <text:p>668109.966080777</text:p>
          </table:table-cell>
          <table:table-cell table:style-name="ce1"/>
          <table:table-cell table:style-name="ce1" table:formula="of:=[.AI45]-[.G45]" office:value-type="float" office:value="1.28274744388182" calcext:value-type="float">
            <text:p>1.28274744388182</text:p>
          </table:table-cell>
          <table:table-cell/>
          <table:table-cell table:style-name="ce7" office:value-type="float" office:value="358.928649527573" calcext:value-type="float">
            <text:p>358.928649527573</text:p>
          </table:table-cell>
          <table:table-cell table:number-columns-repeated="985"/>
        </table:table-row>
        <table:table-row table:style-name="ro3">
          <table:table-cell table:style-name="ce3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68473.766666667" calcext:value-type="float">
            <text:p>668473.7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831" calcext:value-type="float">
            <text:p>1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79756529629231" calcext:value-type="float">
            <text:p>0.679756529629231</text:p>
          </table:table-cell>
          <table:table-cell/>
          <table:table-cell office:value-type="float" office:value="668461.813666498" calcext:value-type="float">
            <text:p>668461.813666498</text:p>
          </table:table-cell>
          <table:table-cell/>
          <table:table-cell table:style-name="ce1" table:formula="of:=[.T46]-[.G46]" office:value-type="float" office:value="-11.9530001688981" calcext:value-type="float">
            <text:p>-11.9530001688981</text:p>
          </table:table-cell>
          <table:table-cell/>
          <table:table-cell table:style-name="ce1" office:value-type="float" office:value="10.0708750810372" calcext:value-type="float">
            <text:p>10.0708750810372</text:p>
          </table:table-cell>
          <table:table-cell/>
          <table:table-cell table:style-name="ce7" office:value-type="float" office:value="9.83622928072873" calcext:value-type="float">
            <text:p>9.83622928072873</text:p>
          </table:table-cell>
          <table:table-cell/>
          <table:table-cell table:style-name="ce3" office:value-type="float" office:value="1831" calcext:value-type="float">
            <text:p>1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25660223513842" calcext:value-type="float">
            <text:p>0.225660223513842</text:p>
          </table:table-cell>
          <table:table-cell table:style-name="ce1"/>
          <table:table-cell table:style-name="ce1" office:value-type="float" office:value="668475.854323375" calcext:value-type="float">
            <text:p>668475.854323375</text:p>
          </table:table-cell>
          <table:table-cell table:style-name="ce1"/>
          <table:table-cell table:style-name="ce1" table:formula="of:=[.AI46]-[.G46]" office:value-type="float" office:value="2.08765670820139" calcext:value-type="float">
            <text:p>2.08765670820139</text:p>
          </table:table-cell>
          <table:table-cell/>
          <table:table-cell table:style-name="ce7" office:value-type="float" office:value="358.655515172553" calcext:value-type="float">
            <text:p>358.655515172553</text:p>
          </table:table-cell>
          <table:table-cell table:number-columns-repeated="985"/>
        </table:table-row>
        <table:table-row table:style-name="ro3">
          <table:table-cell table:style-name="ce3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8838.85" calcext:value-type="float">
            <text:p>668838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32" calcext:value-type="float">
            <text:p>1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4930012822151" calcext:value-type="float">
            <text:p>0.214930012822151</text:p>
          </table:table-cell>
          <table:table-cell/>
          <table:table-cell office:value-type="float" office:value="668828.048065924" calcext:value-type="float">
            <text:p>668828.048065924</text:p>
          </table:table-cell>
          <table:table-cell/>
          <table:table-cell table:style-name="ce1" table:formula="of:=[.T47]-[.G47]" office:value-type="float" office:value="-10.8019340760075" calcext:value-type="float">
            <text:p>-10.8019340760075</text:p>
          </table:table-cell>
          <table:table-cell/>
          <table:table-cell table:style-name="ce1" office:value-type="float" office:value="9.84413150417822" calcext:value-type="float">
            <text:p>9.84413150417822</text:p>
          </table:table-cell>
          <table:table-cell/>
          <table:table-cell table:style-name="ce7" office:value-type="float" office:value="9.86475807861279" calcext:value-type="float">
            <text:p>9.86475807861279</text:p>
          </table:table-cell>
          <table:table-cell/>
          <table:table-cell table:style-name="ce3" office:value-type="float" office:value="1832" calcext:value-type="float">
            <text:p>1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030576005578" calcext:value-type="float">
            <text:p>0.61030576005578</text:p>
          </table:table-cell>
          <table:table-cell table:style-name="ce1"/>
          <table:table-cell table:style-name="ce1" office:value-type="float" office:value="668839.66709049" calcext:value-type="float">
            <text:p>668839.66709049</text:p>
          </table:table-cell>
          <table:table-cell table:style-name="ce1"/>
          <table:table-cell table:style-name="ce1" table:formula="of:=[.AI47]-[.G47]" office:value-type="float" office:value="0.817090490134433" calcext:value-type="float">
            <text:p>0.817090490134433</text:p>
          </table:table-cell>
          <table:table-cell/>
          <table:table-cell table:style-name="ce7" office:value-type="float" office:value="359.178139232686" calcext:value-type="float">
            <text:p>359.178139232686</text:p>
          </table:table-cell>
          <table:table-cell table:number-columns-repeated="985"/>
        </table:table-row>
        <table:table-row table:style-name="ro3">
          <table:table-cell table:style-name="ce3" office:value-type="float" office:value="1833" calcext:value-type="float">
            <text:p>1833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69204.016666667" calcext:value-type="float">
            <text:p>669204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833" calcext:value-type="float">
            <text:p>1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65598379075527" calcext:value-type="float">
            <text:p>0.265598379075527</text:p>
          </table:table-cell>
          <table:table-cell/>
          <table:table-cell office:value-type="float" office:value="669194.207128888" calcext:value-type="float">
            <text:p>669194.207128888</text:p>
          </table:table-cell>
          <table:table-cell/>
          <table:table-cell table:style-name="ce1" table:formula="of:=[.T48]-[.G48]" office:value-type="float" office:value="-9.80953777895775" calcext:value-type="float">
            <text:p>-9.80953777895775</text:p>
          </table:table-cell>
          <table:table-cell/>
          <table:table-cell table:style-name="ce1" office:value-type="float" office:value="8.70142247930198" calcext:value-type="float">
            <text:p>8.70142247930198</text:p>
          </table:table-cell>
          <table:table-cell/>
          <table:table-cell table:style-name="ce7" office:value-type="float" office:value="8.449475437621" calcext:value-type="float">
            <text:p>8.449475437621</text:p>
          </table:table-cell>
          <table:table-cell/>
          <table:table-cell table:style-name="ce3" office:value-type="float" office:value="1833" calcext:value-type="float">
            <text:p>1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7980072945356" calcext:value-type="float">
            <text:p>0.337980072945356</text:p>
          </table:table-cell>
          <table:table-cell table:style-name="ce1"/>
          <table:table-cell table:style-name="ce1" office:value-type="float" office:value="669205.166901375" calcext:value-type="float">
            <text:p>669205.166901375</text:p>
          </table:table-cell>
          <table:table-cell table:style-name="ce1"/>
          <table:table-cell table:style-name="ce1" table:formula="of:=[.AI48]-[.G48]" office:value-type="float" office:value="1.15023470809683" calcext:value-type="float">
            <text:p>1.15023470809683</text:p>
          </table:table-cell>
          <table:table-cell/>
          <table:table-cell table:style-name="ce7" office:value-type="float" office:value="359.129298698755" calcext:value-type="float">
            <text:p>359.129298698755</text:p>
          </table:table-cell>
          <table:table-cell table:number-columns-repeated="985"/>
        </table:table-row>
        <table:table-row table:style-name="ro3">
          <table:table-cell table:style-name="ce3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69569.15" calcext:value-type="float">
            <text:p>669569.1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34" calcext:value-type="float">
            <text:p>1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7410859465599" calcext:value-type="float">
            <text:p>0.05174108594656</text:p>
          </table:table-cell>
          <table:table-cell/>
          <table:table-cell office:value-type="float" office:value="669560.293785931" calcext:value-type="float">
            <text:p>669560.293785931</text:p>
          </table:table-cell>
          <table:table-cell/>
          <table:table-cell table:style-name="ce1" table:formula="of:=[.T49]-[.G49]" office:value-type="float" office:value="-8.85621406906284" calcext:value-type="float">
            <text:p>-8.85621406906284</text:p>
          </table:table-cell>
          <table:table-cell/>
          <table:table-cell table:style-name="ce1" office:value-type="float" office:value="7.623782613613" calcext:value-type="float">
            <text:p>7.623782613613</text:p>
          </table:table-cell>
          <table:table-cell/>
          <table:table-cell table:style-name="ce7" office:value-type="float" office:value="6.67857935535722" calcext:value-type="float">
            <text:p>6.67857935535722</text:p>
          </table:table-cell>
          <table:table-cell/>
          <table:table-cell table:style-name="ce3" office:value-type="float" office:value="1834" calcext:value-type="float">
            <text:p>1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36039695888758" calcext:value-type="float">
            <text:p>0.836039695888758</text:p>
          </table:table-cell>
          <table:table-cell table:style-name="ce1"/>
          <table:table-cell table:style-name="ce1" office:value-type="float" office:value="669570.895025028" calcext:value-type="float">
            <text:p>669570.895025028</text:p>
          </table:table-cell>
          <table:table-cell table:style-name="ce1"/>
          <table:table-cell table:style-name="ce1" table:formula="of:=[.AI49]-[.G49]" office:value-type="float" office:value="1.74502502754331" calcext:value-type="float">
            <text:p>1.74502502754331</text:p>
          </table:table-cell>
          <table:table-cell/>
          <table:table-cell table:style-name="ce7" office:value-type="float" office:value="358.962271678808" calcext:value-type="float">
            <text:p>358.962271678808</text:p>
          </table:table-cell>
          <table:table-cell table:number-columns-repeated="985"/>
        </table:table-row>
        <table:table-row table:style-name="ro3">
          <table:table-cell table:style-name="ce3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69935.208333333" calcext:value-type="float">
            <text:p>669935.2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835" calcext:value-type="float">
            <text:p>1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78862762451172" calcext:value-type="float">
            <text:p>0.478862762451172</text:p>
          </table:table-cell>
          <table:table-cell/>
          <table:table-cell office:value-type="float" office:value="669926.313526988" calcext:value-type="float">
            <text:p>669926.313526988</text:p>
          </table:table-cell>
          <table:table-cell/>
          <table:table-cell table:style-name="ce1" table:formula="of:=[.T50]-[.G50]" office:value-type="float" office:value="-8.89480634499341" calcext:value-type="float">
            <text:p>-8.89480634499341</text:p>
          </table:table-cell>
          <table:table-cell/>
          <table:table-cell table:style-name="ce1" office:value-type="float" office:value="6.62085122802091" calcext:value-type="float">
            <text:p>6.62085122802091</text:p>
          </table:table-cell>
          <table:table-cell/>
          <table:table-cell table:style-name="ce7" office:value-type="float" office:value="4.82335430332023" calcext:value-type="float">
            <text:p>4.82335430332023</text:p>
          </table:table-cell>
          <table:table-cell/>
          <table:table-cell table:style-name="ce3" office:value-type="float" office:value="1835" calcext:value-type="float">
            <text:p>1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02790495753288" calcext:value-type="float">
            <text:p>0.502790495753288</text:p>
          </table:table-cell>
          <table:table-cell table:style-name="ce1"/>
          <table:table-cell table:style-name="ce1" office:value-type="float" office:value="669936.808682493" calcext:value-type="float">
            <text:p>669936.808682493</text:p>
          </table:table-cell>
          <table:table-cell table:style-name="ce1"/>
          <table:table-cell table:style-name="ce1" table:formula="of:=[.AI50]-[.G50]" office:value-type="float" office:value="1.60034916037694" calcext:value-type="float">
            <text:p>1.60034916037694</text:p>
          </table:table-cell>
          <table:table-cell/>
          <table:table-cell table:style-name="ce7" office:value-type="float" office:value="358.670516291089" calcext:value-type="float">
            <text:p>358.670516291089</text:p>
          </table:table-cell>
          <table:table-cell table:number-columns-repeated="985"/>
        </table:table-row>
        <table:table-row table:style-name="ro3">
          <table:table-cell table:style-name="ce3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70300.191666667" calcext:value-type="float">
            <text:p>670300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836" calcext:value-type="float">
            <text:p>18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83617746084929" calcext:value-type="float">
            <text:p>0.283617746084929</text:p>
          </table:table-cell>
          <table:table-cell/>
          <table:table-cell office:value-type="float" office:value="670292.268252512" calcext:value-type="float">
            <text:p>670292.268252512</text:p>
          </table:table-cell>
          <table:table-cell/>
          <table:table-cell table:style-name="ce1" table:formula="of:=[.T51]-[.G51]" office:value-type="float" office:value="-7.92341415502597" calcext:value-type="float">
            <text:p>-7.92341415502597</text:p>
          </table:table-cell>
          <table:table-cell/>
          <table:table-cell table:style-name="ce1" office:value-type="float" office:value="6.66484516005585" calcext:value-type="float">
            <text:p>6.66484516005585</text:p>
          </table:table-cell>
          <table:table-cell/>
          <table:table-cell table:style-name="ce7" office:value-type="float" office:value="4.1797621604419" calcext:value-type="float">
            <text:p>4.1797621604419</text:p>
          </table:table-cell>
          <table:table-cell/>
          <table:table-cell table:style-name="ce3" office:value-type="float" office:value="1836" calcext:value-type="float">
            <text:p>18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88761218637228" calcext:value-type="float">
            <text:p>0.888761218637228</text:p>
          </table:table-cell>
          <table:table-cell table:style-name="ce1"/>
          <table:table-cell table:style-name="ce1" office:value-type="float" office:value="670300.547144973" calcext:value-type="float">
            <text:p>670300.547144973</text:p>
          </table:table-cell>
          <table:table-cell table:style-name="ce1"/>
          <table:table-cell table:style-name="ce1" table:formula="of:=[.AI51]-[.G51]" office:value-type="float" office:value="0.355478306068107" calcext:value-type="float">
            <text:p>0.355478306068107</text:p>
          </table:table-cell>
          <table:table-cell/>
          <table:table-cell table:style-name="ce7" office:value-type="float" office:value="359.244128166144" calcext:value-type="float">
            <text:p>359.244128166144</text:p>
          </table:table-cell>
          <table:table-cell table:number-columns-repeated="985"/>
        </table:table-row>
        <table:table-row table:style-name="ro3">
          <table:table-cell table:style-name="ce3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70665.175" calcext:value-type="float">
            <text:p>670665.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37" calcext:value-type="float">
            <text:p>1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89719146490097" calcext:value-type="float">
            <text:p>0.589719146490097</text:p>
          </table:table-cell>
          <table:table-cell/>
          <table:table-cell office:value-type="float" office:value="670658.164992861" calcext:value-type="float">
            <text:p>670658.164992861</text:p>
          </table:table-cell>
          <table:table-cell/>
          <table:table-cell table:style-name="ce1" table:formula="of:=[.T52]-[.G52]" office:value-type="float" office:value="-7.01000713906251" calcext:value-type="float">
            <text:p>-7.01000713906251</text:p>
          </table:table-cell>
          <table:table-cell/>
          <table:table-cell table:style-name="ce1" office:value-type="float" office:value="5.77595470788947" calcext:value-type="float">
            <text:p>5.77595470788947</text:p>
          </table:table-cell>
          <table:table-cell/>
          <table:table-cell table:style-name="ce7" office:value-type="float" office:value="3.02753636865964" calcext:value-type="float">
            <text:p>3.02753636865964</text:p>
          </table:table-cell>
          <table:table-cell/>
          <table:table-cell table:style-name="ce3" office:value-type="float" office:value="1837" calcext:value-type="float">
            <text:p>1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612628720700741" calcext:value-type="float">
            <text:p>0.612628720700741</text:p>
          </table:table-cell>
          <table:table-cell table:style-name="ce1"/>
          <table:table-cell table:style-name="ce1" office:value-type="float" office:value="670666.073342103" calcext:value-type="float">
            <text:p>670666.073342103</text:p>
          </table:table-cell>
          <table:table-cell table:style-name="ce1"/>
          <table:table-cell table:style-name="ce1" table:formula="of:=[.AI52]-[.G52]" office:value-type="float" office:value="0.898342103231698" calcext:value-type="float">
            <text:p>0.898342103231698</text:p>
          </table:table-cell>
          <table:table-cell/>
          <table:table-cell table:style-name="ce7" office:value-type="float" office:value="359.178449451734" calcext:value-type="float">
            <text:p>359.178449451734</text:p>
          </table:table-cell>
          <table:table-cell table:number-columns-repeated="985"/>
        </table:table-row>
        <table:table-row table:style-name="ro3">
          <table:table-cell table:style-name="ce3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1030.325" calcext:value-type="float">
            <text:p>671030.3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38" calcext:value-type="float">
            <text:p>1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34803516417742" calcext:value-type="float">
            <text:p>0.234803516417742</text:p>
          </table:table-cell>
          <table:table-cell/>
          <table:table-cell office:value-type="float" office:value="671024.014746391" calcext:value-type="float">
            <text:p>671024.014746391</text:p>
          </table:table-cell>
          <table:table-cell/>
          <table:table-cell table:style-name="ce1" table:formula="of:=[.T53]-[.G53]" office:value-type="float" office:value="-6.31025360897183" calcext:value-type="float">
            <text:p>-6.31025360897183</text:p>
          </table:table-cell>
          <table:table-cell/>
          <table:table-cell table:style-name="ce1" office:value-type="float" office:value="4.93940931964607" calcext:value-type="float">
            <text:p>4.93940931964607</text:p>
          </table:table-cell>
          <table:table-cell/>
          <table:table-cell table:style-name="ce7" office:value-type="float" office:value="2.45195270301338" calcext:value-type="float">
            <text:p>2.45195270301338</text:p>
          </table:table-cell>
          <table:table-cell/>
          <table:table-cell table:style-name="ce3" office:value-type="float" office:value="1838" calcext:value-type="float">
            <text:p>1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46502248570323" calcext:value-type="float">
            <text:p>0.46502248570323</text:p>
          </table:table-cell>
          <table:table-cell table:style-name="ce1"/>
          <table:table-cell table:style-name="ce1" office:value-type="float" office:value="671031.82810071" calcext:value-type="float">
            <text:p>671031.82810071</text:p>
          </table:table-cell>
          <table:table-cell table:style-name="ce1"/>
          <table:table-cell table:style-name="ce1" table:formula="of:=[.AI53]-[.G53]" office:value-type="float" office:value="1.50310071010608" calcext:value-type="float">
            <text:p>1.50310071010608</text:p>
          </table:table-cell>
          <table:table-cell/>
          <table:table-cell table:style-name="ce7" office:value-type="float" office:value="358.993130000146" calcext:value-type="float">
            <text:p>358.993130000146</text:p>
          </table:table-cell>
          <table:table-cell table:number-columns-repeated="985"/>
        </table:table-row>
        <table:table-row table:style-name="ro3">
          <table:table-cell table:style-name="ce3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71396.233333333" calcext:value-type="float">
            <text:p>671396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39" calcext:value-type="float">
            <text:p>1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5030545294285" calcext:value-type="float">
            <text:p>0.885030545294285</text:p>
          </table:table-cell>
          <table:table-cell/>
          <table:table-cell office:value-type="float" office:value="671389.807559049" calcext:value-type="float">
            <text:p>671389.807559049</text:p>
          </table:table-cell>
          <table:table-cell/>
          <table:table-cell table:style-name="ce1" table:formula="of:=[.T54]-[.G54]" office:value-type="float" office:value="-6.42577428405639" calcext:value-type="float">
            <text:p>-6.42577428405639</text:p>
          </table:table-cell>
          <table:table-cell/>
          <table:table-cell table:style-name="ce1" office:value-type="float" office:value="4.15336480225233" calcext:value-type="float">
            <text:p>4.15336480225233</text:p>
          </table:table-cell>
          <table:table-cell/>
          <table:table-cell table:style-name="ce7" office:value-type="float" office:value="2.35131484968588" calcext:value-type="float">
            <text:p>2.35131484968588</text:p>
          </table:table-cell>
          <table:table-cell/>
          <table:table-cell table:style-name="ce3" office:value-type="float" office:value="1839" calcext:value-type="float">
            <text:p>1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54124473035336" calcext:value-type="float">
            <text:p>0.954124473035336</text:p>
          </table:table-cell>
          <table:table-cell table:style-name="ce1"/>
          <table:table-cell table:style-name="ce1" office:value-type="float" office:value="671397.765940364" calcext:value-type="float">
            <text:p>671397.765940364</text:p>
          </table:table-cell>
          <table:table-cell table:style-name="ce1"/>
          <table:table-cell table:style-name="ce1" table:formula="of:=[.AI54]-[.G54]" office:value-type="float" office:value="1.53260703117121" calcext:value-type="float">
            <text:p>1.53260703117121</text:p>
          </table:table-cell>
          <table:table-cell/>
          <table:table-cell table:style-name="ce7" office:value-type="float" office:value="358.682787762341" calcext:value-type="float">
            <text:p>358.682787762341</text:p>
          </table:table-cell>
          <table:table-cell table:number-columns-repeated="985"/>
        </table:table-row>
        <table:table-row table:style-name="ro3">
          <table:table-cell table:style-name="ce3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671761.166666667" calcext:value-type="float">
            <text:p>67176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1840" calcext:value-type="float">
            <text:p>18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10518533736467" calcext:value-type="float">
            <text:p>0.610518533736467</text:p>
          </table:table-cell>
          <table:table-cell/>
          <table:table-cell office:value-type="float" office:value="671755.555285082" calcext:value-type="float">
            <text:p>671755.555285082</text:p>
          </table:table-cell>
          <table:table-cell/>
          <table:table-cell table:style-name="ce1" table:formula="of:=[.T55]-[.G55]" office:value-type="float" office:value="-5.61138158501126" calcext:value-type="float">
            <text:p>-5.61138158501126</text:p>
          </table:table-cell>
          <table:table-cell/>
          <table:table-cell table:style-name="ce1" office:value-type="float" office:value="4.40230500484176" calcext:value-type="float">
            <text:p>4.40230500484176</text:p>
          </table:table-cell>
          <table:table-cell/>
          <table:table-cell table:style-name="ce7" office:value-type="float" office:value="3.4527234742709" calcext:value-type="float">
            <text:p>3.4527234742709</text:p>
          </table:table-cell>
          <table:table-cell/>
          <table:table-cell table:style-name="ce3" office:value-type="float" office:value="1840" calcext:value-type="float">
            <text:p>18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97073258459568" calcext:value-type="float">
            <text:p>0.019707325845957</text:p>
          </table:table-cell>
          <table:table-cell table:style-name="ce1"/>
          <table:table-cell table:style-name="ce1" office:value-type="float" office:value="671761.434041463" calcext:value-type="float">
            <text:p>671761.434041463</text:p>
          </table:table-cell>
          <table:table-cell table:style-name="ce1"/>
          <table:table-cell table:style-name="ce1" table:formula="of:=[.AI55]-[.G55]" office:value-type="float" office:value="0.267374796443619" calcext:value-type="float">
            <text:p>0.267374796443619</text:p>
          </table:table-cell>
          <table:table-cell/>
          <table:table-cell table:style-name="ce7" office:value-type="float" office:value="359.307750291211" calcext:value-type="float">
            <text:p>359.307750291211</text:p>
          </table:table-cell>
          <table:table-cell table:number-columns-repeated="985"/>
        </table:table-row>
        <table:table-row table:style-name="ro3">
          <table:table-cell table:style-name="ce3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72126.216666667" calcext:value-type="float">
            <text:p>672126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841" calcext:value-type="float">
            <text:p>1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28958480805159" calcext:value-type="float">
            <text:p>0.528958480805159</text:p>
          </table:table-cell>
          <table:table-cell/>
          <table:table-cell office:value-type="float" office:value="672121.263561777" calcext:value-type="float">
            <text:p>672121.263561777</text:p>
          </table:table-cell>
          <table:table-cell/>
          <table:table-cell table:style-name="ce1" table:formula="of:=[.T56]-[.G56]" office:value-type="float" office:value="-4.95310489006806" calcext:value-type="float">
            <text:p>-4.95310489006806</text:p>
          </table:table-cell>
          <table:table-cell/>
          <table:table-cell table:style-name="ce1" office:value-type="float" office:value="3.7037172220007" calcext:value-type="float">
            <text:p>3.7037172220007</text:p>
          </table:table-cell>
          <table:table-cell/>
          <table:table-cell table:style-name="ce7" office:value-type="float" office:value="3.44143277915282" calcext:value-type="float">
            <text:p>3.44143277915282</text:p>
          </table:table-cell>
          <table:table-cell/>
          <table:table-cell table:style-name="ce3" office:value-type="float" office:value="1841" calcext:value-type="float">
            <text:p>1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07706005871296" calcext:value-type="float">
            <text:p>0.307706005871296</text:p>
          </table:table-cell>
          <table:table-cell table:style-name="ce1"/>
          <table:table-cell table:style-name="ce1" office:value-type="float" office:value="672126.984935907" calcext:value-type="float">
            <text:p>672126.984935907</text:p>
          </table:table-cell>
          <table:table-cell table:style-name="ce1"/>
          <table:table-cell table:style-name="ce1" table:formula="of:=[.AI56]-[.G56]" office:value-type="float" office:value="0.768269239924848" calcext:value-type="float">
            <text:p>0.768269239924848</text:p>
          </table:table-cell>
          <table:table-cell/>
          <table:table-cell table:style-name="ce7" office:value-type="float" office:value="359.224949886679" calcext:value-type="float">
            <text:p>359.224949886679</text:p>
          </table:table-cell>
          <table:table-cell table:number-columns-repeated="985"/>
        </table:table-row>
        <table:table-row table:style-name="ro3">
          <table:table-cell table:style-name="ce3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72491.216666667" calcext:value-type="float">
            <text:p>672491.2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42" calcext:value-type="float">
            <text:p>18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1167465299368" calcext:value-type="float">
            <text:p>0.321167465299368</text:p>
          </table:table-cell>
          <table:table-cell/>
          <table:table-cell office:value-type="float" office:value="672486.930778589" calcext:value-type="float">
            <text:p>672486.930778589</text:p>
          </table:table-cell>
          <table:table-cell/>
          <table:table-cell table:style-name="ce1" table:formula="of:=[.T57]-[.G57]" office:value-type="float" office:value="-4.28588807804044" calcext:value-type="float">
            <text:p>-4.28588807804044</text:p>
          </table:table-cell>
          <table:table-cell/>
          <table:table-cell table:style-name="ce1" office:value-type="float" office:value="3.04101734203869" calcext:value-type="float">
            <text:p>3.04101734203869</text:p>
          </table:table-cell>
          <table:table-cell/>
          <table:table-cell table:style-name="ce7" office:value-type="float" office:value="3.04290150551969" calcext:value-type="float">
            <text:p>3.04290150551969</text:p>
          </table:table-cell>
          <table:table-cell/>
          <table:table-cell table:style-name="ce3" office:value-type="float" office:value="1842" calcext:value-type="float">
            <text:p>18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45215447247028" calcext:value-type="float">
            <text:p>0.845215447247028</text:p>
          </table:table-cell>
          <table:table-cell table:style-name="ce1"/>
          <table:table-cell table:style-name="ce1" office:value-type="float" office:value="672492.765170288" calcext:value-type="float">
            <text:p>672492.765170288</text:p>
          </table:table-cell>
          <table:table-cell table:style-name="ce1"/>
          <table:table-cell table:style-name="ce1" table:formula="of:=[.AI57]-[.G57]" office:value-type="float" office:value="1.54850362148136" calcext:value-type="float">
            <text:p>1.54850362148136</text:p>
          </table:table-cell>
          <table:table-cell/>
          <table:table-cell table:style-name="ce7" office:value-type="float" office:value="359.021217828114" calcext:value-type="float">
            <text:p>359.021217828114</text:p>
          </table:table-cell>
          <table:table-cell table:number-columns-repeated="985"/>
        </table:table-row>
        <table:table-row table:style-name="ro3">
          <table:table-cell table:style-name="ce3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2856.316666667" calcext:value-type="float">
            <text:p>67285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43" calcext:value-type="float">
            <text:p>18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16108427941799" calcext:value-type="float">
            <text:p>0.316108427941799</text:p>
          </table:table-cell>
          <table:table-cell/>
          <table:table-cell office:value-type="float" office:value="672852.566191742" calcext:value-type="float">
            <text:p>672852.566191742</text:p>
          </table:table-cell>
          <table:table-cell/>
          <table:table-cell table:style-name="ce1" table:formula="of:=[.T58]-[.G58]" office:value-type="float" office:value="-3.75047492503654" calcext:value-type="float">
            <text:p>-3.75047492503654</text:p>
          </table:table-cell>
          <table:table-cell/>
          <table:table-cell table:style-name="ce1" office:value-type="float" office:value="2.41269015808211" calcext:value-type="float">
            <text:p>2.41269015808211</text:p>
          </table:table-cell>
          <table:table-cell/>
          <table:table-cell table:style-name="ce7" office:value-type="float" office:value="2.15455974912766" calcext:value-type="float">
            <text:p>2.15455974912766</text:p>
          </table:table-cell>
          <table:table-cell/>
          <table:table-cell table:style-name="ce3" office:value-type="float" office:value="1843" calcext:value-type="float">
            <text:p>18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358875785022974" calcext:value-type="float">
            <text:p>0.358875785022974</text:p>
          </table:table-cell>
          <table:table-cell table:style-name="ce1"/>
          <table:table-cell table:style-name="ce1" office:value-type="float" office:value="672858.725943664" calcext:value-type="float">
            <text:p>672858.725943664</text:p>
          </table:table-cell>
          <table:table-cell table:style-name="ce1"/>
          <table:table-cell table:style-name="ce1" table:formula="of:=[.AI58]-[.G58]" office:value-type="float" office:value="2.40927699673921" calcext:value-type="float">
            <text:p>2.40927699673921</text:p>
          </table:table-cell>
          <table:table-cell/>
          <table:table-cell table:style-name="ce7" office:value-type="float" office:value="358.692350716509" calcext:value-type="float">
            <text:p>358.692350716509</text:p>
          </table:table-cell>
          <table:table-cell table:number-columns-repeated="985"/>
        </table:table-row>
        <table:table-row table:style-name="ro3">
          <table:table-cell table:style-name="ce3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73222.341666667" calcext:value-type="float">
            <text:p>673222.3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844" calcext:value-type="float">
            <text:p>1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5383837074041" calcext:value-type="float">
            <text:p>0.545383837074041</text:p>
          </table:table-cell>
          <table:table-cell/>
          <table:table-cell office:value-type="float" office:value="673218.16773985" calcext:value-type="float">
            <text:p>673218.16773985</text:p>
          </table:table-cell>
          <table:table-cell/>
          <table:table-cell table:style-name="ce1" table:formula="of:=[.T59]-[.G59]" office:value-type="float" office:value="-4.1739268170204" calcext:value-type="float">
            <text:p>-4.1739268170204</text:p>
          </table:table-cell>
          <table:table-cell/>
          <table:table-cell table:style-name="ce1" office:value-type="float" office:value="2.8085929681547" calcext:value-type="float">
            <text:p>2.8085929681547</text:p>
          </table:table-cell>
          <table:table-cell/>
          <table:table-cell table:style-name="ce7" office:value-type="float" office:value="1.86352901916689" calcext:value-type="float">
            <text:p>1.86352901916689</text:p>
          </table:table-cell>
          <table:table-cell/>
          <table:table-cell table:style-name="ce3" office:value-type="float" office:value="1844" calcext:value-type="float">
            <text:p>1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96474887430668" calcext:value-type="float">
            <text:p>0.696474887430668</text:p>
          </table:table-cell>
          <table:table-cell table:style-name="ce1"/>
          <table:table-cell table:style-name="ce1" office:value-type="float" office:value="673222.327566996" calcext:value-type="float">
            <text:p>673222.327566996</text:p>
          </table:table-cell>
          <table:table-cell table:style-name="ce1"/>
          <table:table-cell table:style-name="ce1" table:formula="of:=[.AI59]-[.G59]" office:value-type="float" office:value="-0.014099670574069" calcext:value-type="float">
            <text:p>-0.014099670574069</text:p>
          </table:table-cell>
          <table:table-cell/>
          <table:table-cell table:style-name="ce7" office:value-type="float" office:value="359.368954183828" calcext:value-type="float">
            <text:p>359.368954183828</text:p>
          </table:table-cell>
          <table:table-cell table:number-columns-repeated="985"/>
        </table:table-row>
        <table:table-row table:style-name="ro3">
          <table:table-cell table:style-name="ce3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73587.425" calcext:value-type="float">
            <text:p>673587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845" calcext:value-type="float">
            <text:p>18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93513590097427" calcext:value-type="float">
            <text:p>0.000393513590097</text:p>
          </table:table-cell>
          <table:table-cell/>
          <table:table-cell office:value-type="float" office:value="673583.737500273" calcext:value-type="float">
            <text:p>673583.737500273</text:p>
          </table:table-cell>
          <table:table-cell/>
          <table:table-cell table:style-name="ce1" table:formula="of:=[.T60]-[.G60]" office:value-type="float" office:value="-3.68749972700607" calcext:value-type="float">
            <text:p>-3.68749972700607</text:p>
          </table:table-cell>
          <table:table-cell/>
          <table:table-cell table:style-name="ce1" office:value-type="float" office:value="2.24232316183043" calcext:value-type="float">
            <text:p>2.24232316183043</text:p>
          </table:table-cell>
          <table:table-cell/>
          <table:table-cell table:style-name="ce7" office:value-type="float" office:value="0.446593755106733" calcext:value-type="float">
            <text:p>0.446593755106733</text:p>
          </table:table-cell>
          <table:table-cell/>
          <table:table-cell table:style-name="ce3" office:value-type="float" office:value="1845" calcext:value-type="float">
            <text:p>18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15793726593256" calcext:value-type="float">
            <text:p>0.15793726593256</text:p>
          </table:table-cell>
          <table:table-cell table:style-name="ce1"/>
          <table:table-cell table:style-name="ce1" office:value-type="float" office:value="673587.901498568" calcext:value-type="float">
            <text:p>673587.901498568</text:p>
          </table:table-cell>
          <table:table-cell table:style-name="ce1"/>
          <table:table-cell table:style-name="ce1" table:formula="of:=[.AI60]-[.G60]" office:value-type="float" office:value="0.47649856749922" calcext:value-type="float">
            <text:p>0.47649856749922</text:p>
          </table:table-cell>
          <table:table-cell/>
          <table:table-cell table:style-name="ce7" office:value-type="float" office:value="359.268771269658" calcext:value-type="float">
            <text:p>359.268771269658</text:p>
          </table:table-cell>
          <table:table-cell table:number-columns-repeated="985"/>
        </table:table-row>
        <table:table-row table:style-name="ro3">
          <table:table-cell table:style-name="ce3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3952.708333333" calcext:value-type="float">
            <text:p>673952.7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846" calcext:value-type="float">
            <text:p>1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29895789921284" calcext:value-type="float">
            <text:p>0.529895789921284</text:p>
          </table:table-cell>
          <table:table-cell/>
          <table:table-cell office:value-type="float" office:value="673949.286479094" calcext:value-type="float">
            <text:p>673949.286479094</text:p>
          </table:table-cell>
          <table:table-cell/>
          <table:table-cell table:style-name="ce1" table:formula="of:=[.T61]-[.G61]" office:value-type="float" office:value="-3.42185423907358" calcext:value-type="float">
            <text:p>-3.42185423907358</text:p>
          </table:table-cell>
          <table:table-cell/>
          <table:table-cell table:style-name="ce1" office:value-type="float" office:value="1.69942264960991" calcext:value-type="float">
            <text:p>1.69942264960991</text:p>
          </table:table-cell>
          <table:table-cell/>
          <table:table-cell table:style-name="ce7" office:value-type="float" office:value="359.212817471438" calcext:value-type="float">
            <text:p>359.212817471438</text:p>
          </table:table-cell>
          <table:table-cell/>
          <table:table-cell table:style-name="ce3" office:value-type="float" office:value="1846" calcext:value-type="float">
            <text:p>1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62134060263634" calcext:value-type="float">
            <text:p>0.762134060263634</text:p>
          </table:table-cell>
          <table:table-cell table:style-name="ce1"/>
          <table:table-cell table:style-name="ce1" office:value-type="float" office:value="673953.706084815" calcext:value-type="float">
            <text:p>673953.706084815</text:p>
          </table:table-cell>
          <table:table-cell table:style-name="ce1"/>
          <table:table-cell table:style-name="ce1" table:formula="of:=[.AI61]-[.G61]" office:value-type="float" office:value="0.997751482296735" calcext:value-type="float">
            <text:p>0.997751482296735</text:p>
          </table:table-cell>
          <table:table-cell/>
          <table:table-cell table:style-name="ce7" office:value-type="float" office:value="359.046532536321" calcext:value-type="float">
            <text:p>359.046532536321</text:p>
          </table:table-cell>
          <table:table-cell table:number-columns-repeated="985"/>
        </table:table-row>
        <table:table-row table:style-name="ro3">
          <table:table-cell table:style-name="ce3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4317.741666667" calcext:value-type="float">
            <text:p>674317.74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47" calcext:value-type="float">
            <text:p>1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45103167742491" calcext:value-type="float">
            <text:p>0.145103167742491</text:p>
          </table:table-cell>
          <table:table-cell/>
          <table:table-cell office:value-type="float" office:value="674314.798711877" calcext:value-type="float">
            <text:p>674314.798711877</text:p>
          </table:table-cell>
          <table:table-cell/>
          <table:table-cell table:style-name="ce1" table:formula="of:=[.T62]-[.G62]" office:value-type="float" office:value="-2.94295479007997" calcext:value-type="float">
            <text:p>-2.94295479007997</text:p>
          </table:table-cell>
          <table:table-cell/>
          <table:table-cell table:style-name="ce1" office:value-type="float" office:value="1.19166478070838" calcext:value-type="float">
            <text:p>1.19166478070838</text:p>
          </table:table-cell>
          <table:table-cell/>
          <table:table-cell table:style-name="ce7" office:value-type="float" office:value="358.43700120462" calcext:value-type="float">
            <text:p>358.43700120462</text:p>
          </table:table-cell>
          <table:table-cell/>
          <table:table-cell table:style-name="ce3" office:value-type="float" office:value="1847" calcext:value-type="float">
            <text:p>1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81843031942844" calcext:value-type="float">
            <text:p>0.481843031942844</text:p>
          </table:table-cell>
          <table:table-cell table:style-name="ce1"/>
          <table:table-cell table:style-name="ce1" office:value-type="float" office:value="674319.688529058" calcext:value-type="float">
            <text:p>674319.688529058</text:p>
          </table:table-cell>
          <table:table-cell table:style-name="ce1"/>
          <table:table-cell table:style-name="ce1" table:formula="of:=[.AI62]-[.G62]" office:value-type="float" office:value="1.94686239061411" calcext:value-type="float">
            <text:p>1.94686239061411</text:p>
          </table:table-cell>
          <table:table-cell/>
          <table:table-cell table:style-name="ce7" office:value-type="float" office:value="358.699230470268" calcext:value-type="float">
            <text:p>358.699230470268</text:p>
          </table:table-cell>
          <table:table-cell table:number-columns-repeated="985"/>
        </table:table-row>
        <table:table-row table:style-name="ro3">
          <table:table-cell table:style-name="ce3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4682.741666667" calcext:value-type="float">
            <text:p>674682.7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48" calcext:value-type="float">
            <text:p>1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01339779794216" calcext:value-type="float">
            <text:p>0.601339779794216</text:p>
          </table:table-cell>
          <table:table-cell/>
          <table:table-cell office:value-type="float" office:value="674680.286528708" calcext:value-type="float">
            <text:p>674680.286528708</text:p>
          </table:table-cell>
          <table:table-cell/>
          <table:table-cell table:style-name="ce1" table:formula="of:=[.T63]-[.G63]" office:value-type="float" office:value="-2.45513795909937" calcext:value-type="float">
            <text:p>-2.45513795909937</text:p>
          </table:table-cell>
          <table:table-cell/>
          <table:table-cell table:style-name="ce1" office:value-type="float" office:value="1.69848639345582" calcext:value-type="float">
            <text:p>1.69848639345582</text:p>
          </table:table-cell>
          <table:table-cell/>
          <table:table-cell table:style-name="ce7" office:value-type="float" office:value="359.202479893174" calcext:value-type="float">
            <text:p>359.202479893174</text:p>
          </table:table-cell>
          <table:table-cell/>
          <table:table-cell table:style-name="ce3" office:value-type="float" office:value="1848" calcext:value-type="float">
            <text:p>1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547794543206692" calcext:value-type="float">
            <text:p>0.547794543206692</text:p>
          </table:table-cell>
          <table:table-cell table:style-name="ce1"/>
          <table:table-cell table:style-name="ce1" office:value-type="float" office:value="674683.227463746" calcext:value-type="float">
            <text:p>674683.227463746</text:p>
          </table:table-cell>
          <table:table-cell table:style-name="ce1"/>
          <table:table-cell table:style-name="ce1" table:formula="of:=[.AI63]-[.G63]" office:value-type="float" office:value="0.485797079163604" calcext:value-type="float">
            <text:p>0.485797079163604</text:p>
          </table:table-cell>
          <table:table-cell/>
          <table:table-cell table:style-name="ce7" office:value-type="float" office:value="359.427691528191" calcext:value-type="float">
            <text:p>359.427691528191</text:p>
          </table:table-cell>
          <table:table-cell table:number-columns-repeated="985"/>
        </table:table-row>
        <table:table-row table:style-name="ro3">
          <table:table-cell table:style-name="ce3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675047.908333333" calcext:value-type="float">
            <text:p>675047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1849" calcext:value-type="float">
            <text:p>18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73555110394955" calcext:value-type="float">
            <text:p>0.973555110394955</text:p>
          </table:table-cell>
          <table:table-cell/>
          <table:table-cell office:value-type="float" office:value="675045.757620524" calcext:value-type="float">
            <text:p>675045.757620524</text:p>
          </table:table-cell>
          <table:table-cell/>
          <table:table-cell table:style-name="ce1" table:formula="of:=[.T64]-[.G64]" office:value-type="float" office:value="-2.15071280894335" calcext:value-type="float">
            <text:p>-2.15071280894335</text:p>
          </table:table-cell>
          <table:table-cell/>
          <table:table-cell table:style-name="ce1" office:value-type="float" office:value="1.23262084752787" calcext:value-type="float">
            <text:p>1.23262084752787</text:p>
          </table:table-cell>
          <table:table-cell/>
          <table:table-cell table:style-name="ce7" office:value-type="float" office:value="359.421147933921" calcext:value-type="float">
            <text:p>359.421147933921</text:p>
          </table:table-cell>
          <table:table-cell/>
          <table:table-cell table:style-name="ce3" office:value-type="float" office:value="1849" calcext:value-type="float">
            <text:p>18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76537024974823" calcext:value-type="float">
            <text:p>0.876537024974823</text:p>
          </table:table-cell>
          <table:table-cell table:style-name="ce1"/>
          <table:table-cell table:style-name="ce1" office:value-type="float" office:value="675048.822830929" calcext:value-type="float">
            <text:p>675048.822830929</text:p>
          </table:table-cell>
          <table:table-cell table:style-name="ce1"/>
          <table:table-cell table:style-name="ce1" table:formula="of:=[.AI64]-[.G64]" office:value-type="float" office:value="0.91449759551324" calcext:value-type="float">
            <text:p>0.91449759551324</text:p>
          </table:table-cell>
          <table:table-cell/>
          <table:table-cell table:style-name="ce7" office:value-type="float" office:value="359.309888558012" calcext:value-type="float">
            <text:p>359.309888558012</text:p>
          </table:table-cell>
          <table:table-cell table:number-columns-repeated="985"/>
        </table:table-row>
        <table:table-row table:style-name="ro3">
          <table:table-cell table:style-name="ce3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675412.991666667" calcext:value-type="float">
            <text:p>675412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1850" calcext:value-type="float">
            <text:p>1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2975185513496" calcext:value-type="float">
            <text:p>0.872975185513496</text:p>
          </table:table-cell>
          <table:table-cell/>
          <table:table-cell office:value-type="float" office:value="675411.204078455" calcext:value-type="float">
            <text:p>675411.204078455</text:p>
          </table:table-cell>
          <table:table-cell/>
          <table:table-cell table:style-name="ce1" table:formula="of:=[.T65]-[.G65]" office:value-type="float" office:value="-1.78758821205702" calcext:value-type="float">
            <text:p>-1.78758821205702</text:p>
          </table:table-cell>
          <table:table-cell/>
          <table:table-cell table:style-name="ce1" office:value-type="float" office:value="0.78949809941696" calcext:value-type="float">
            <text:p>0.78949809941696</text:p>
          </table:table-cell>
          <table:table-cell/>
          <table:table-cell table:style-name="ce7" office:value-type="float" office:value="359.828168301166" calcext:value-type="float">
            <text:p>359.828168301166</text:p>
          </table:table-cell>
          <table:table-cell/>
          <table:table-cell table:style-name="ce3" office:value-type="float" office:value="1850" calcext:value-type="float">
            <text:p>1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88156344741583" calcext:value-type="float">
            <text:p>0.988156344741583</text:p>
          </table:table-cell>
          <table:table-cell table:style-name="ce1"/>
          <table:table-cell table:style-name="ce1" office:value-type="float" office:value="675414.65068622" calcext:value-type="float">
            <text:p>675414.65068622</text:p>
          </table:table-cell>
          <table:table-cell table:style-name="ce1"/>
          <table:table-cell table:style-name="ce1" table:formula="of:=[.AI65]-[.G65]" office:value-type="float" office:value="1.65901955263689" calcext:value-type="float">
            <text:p>1.65901955263689</text:p>
          </table:table-cell>
          <table:table-cell/>
          <table:table-cell table:style-name="ce7" office:value-type="float" office:value="359.069075576949" calcext:value-type="float">
            <text:p>359.069075576949</text:p>
          </table:table-cell>
          <table:table-cell table:number-columns-repeated="985"/>
        </table:table-row>
        <table:table-row table:style-name="ro3">
          <table:table-cell table:style-name="ce3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75779.066666667" calcext:value-type="float">
            <text:p>675779.0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51" calcext:value-type="float">
            <text:p>1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0911916047335" calcext:value-type="float">
            <text:p>0.400911916047335</text:p>
          </table:table-cell>
          <table:table-cell/>
          <table:table-cell office:value-type="float" office:value="675776.633611744" calcext:value-type="float">
            <text:p>675776.633611744</text:p>
          </table:table-cell>
          <table:table-cell/>
          <table:table-cell table:style-name="ce1" table:formula="of:=[.T66]-[.G66]" office:value-type="float" office:value="-2.43305492296349" calcext:value-type="float">
            <text:p>-2.43305492296349</text:p>
          </table:table-cell>
          <table:table-cell/>
          <table:table-cell table:style-name="ce1" office:value-type="float" office:value="0.363565637424472" calcext:value-type="float">
            <text:p>0.363565637424472</text:p>
          </table:table-cell>
          <table:table-cell/>
          <table:table-cell table:style-name="ce7" office:value-type="float" office:value="0.0939448584249476" calcext:value-type="float">
            <text:p>0.093944858424948</text:p>
          </table:table-cell>
          <table:table-cell/>
          <table:table-cell table:style-name="ce3" office:value-type="float" office:value="1851" calcext:value-type="float">
            <text:p>1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0752807930111885" calcext:value-type="float">
            <text:p>0.075280793011189</text:p>
          </table:table-cell>
          <table:table-cell table:style-name="ce1"/>
          <table:table-cell table:style-name="ce1" office:value-type="float" office:value="675780.653524501" calcext:value-type="float">
            <text:p>675780.653524501</text:p>
          </table:table-cell>
          <table:table-cell table:style-name="ce1"/>
          <table:table-cell table:style-name="ce1" table:formula="of:=[.AI66]-[.G66]" office:value-type="float" office:value="1.58685783355031" calcext:value-type="float">
            <text:p>1.58685783355031</text:p>
          </table:table-cell>
          <table:table-cell/>
          <table:table-cell table:style-name="ce7" office:value-type="float" office:value="358.703456520984" calcext:value-type="float">
            <text:p>358.703456520984</text:p>
          </table:table-cell>
          <table:table-cell table:number-columns-repeated="985"/>
        </table:table-row>
        <table:table-row table:style-name="ro3">
          <table:table-cell table:style-name="ce3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76144.1" calcext:value-type="float">
            <text:p>676144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52" calcext:value-type="float">
            <text:p>1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20919122546911" calcext:value-type="float">
            <text:p>0.820919122546911</text:p>
          </table:table-cell>
          <table:table-cell/>
          <table:table-cell office:value-type="float" office:value="676142.042931194" calcext:value-type="float">
            <text:p>676142.042931194</text:p>
          </table:table-cell>
          <table:table-cell/>
          <table:table-cell table:style-name="ce1" table:formula="of:=[.T67]-[.G67]" office:value-type="float" office:value="-2.0570688060252" calcext:value-type="float">
            <text:p>-2.0570688060252</text:p>
          </table:table-cell>
          <table:table-cell/>
          <table:table-cell table:style-name="ce1" office:value-type="float" office:value="0.94979626876011" calcext:value-type="float">
            <text:p>0.94979626876011</text:p>
          </table:table-cell>
          <table:table-cell/>
          <table:table-cell table:style-name="ce7" office:value-type="float" office:value="0.949896941274346" calcext:value-type="float">
            <text:p>0.949896941274346</text:p>
          </table:table-cell>
          <table:table-cell/>
          <table:table-cell table:style-name="ce3" office:value-type="float" office:value="1852" calcext:value-type="float">
            <text:p>1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153528425842524" calcext:value-type="float">
            <text:p>0.153528425842524</text:p>
          </table:table-cell>
          <table:table-cell table:style-name="ce1"/>
          <table:table-cell table:style-name="ce1" office:value-type="float" office:value="676144.13343995" calcext:value-type="float">
            <text:p>676144.13343995</text:p>
          </table:table-cell>
          <table:table-cell table:style-name="ce1"/>
          <table:table-cell table:style-name="ce1" table:formula="of:=[.AI67]-[.G67]" office:value-type="float" office:value="0.033439950319007" calcext:value-type="float">
            <text:p>0.033439950319007</text:p>
          </table:table-cell>
          <table:table-cell/>
          <table:table-cell table:style-name="ce7" office:value-type="float" office:value="359.483917211967" calcext:value-type="float">
            <text:p>359.483917211967</text:p>
          </table:table-cell>
          <table:table-cell table:number-columns-repeated="985"/>
        </table:table-row>
        <table:table-row table:style-name="ro3">
          <table:table-cell table:style-name="ce3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676509.066666667" calcext:value-type="float">
            <text:p>676509.0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853" calcext:value-type="float">
            <text:p>1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27382122725248" calcext:value-type="float">
            <text:p>0.927382122725248</text:p>
          </table:table-cell>
          <table:table-cell/>
          <table:table-cell office:value-type="float" office:value="676507.43258846" calcext:value-type="float">
            <text:p>676507.43258846</text:p>
          </table:table-cell>
          <table:table-cell/>
          <table:table-cell table:style-name="ce1" table:formula="of:=[.T68]-[.G68]" office:value-type="float" office:value="-1.63407820696011" calcext:value-type="float">
            <text:p>-1.63407820696011</text:p>
          </table:table-cell>
          <table:table-cell/>
          <table:table-cell table:style-name="ce1" office:value-type="float" office:value="0.562815830220643" calcext:value-type="float">
            <text:p>0.562815830220643</text:p>
          </table:table-cell>
          <table:table-cell/>
          <table:table-cell table:style-name="ce7" office:value-type="float" office:value="0.306021057658654" calcext:value-type="float">
            <text:p>0.306021057658654</text:p>
          </table:table-cell>
          <table:table-cell/>
          <table:table-cell table:style-name="ce3" office:value-type="float" office:value="1853" calcext:value-type="float">
            <text:p>1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2496387958527" calcext:value-type="float">
            <text:p>0.162496387958527</text:p>
          </table:table-cell>
          <table:table-cell table:style-name="ce1"/>
          <table:table-cell table:style-name="ce1" office:value-type="float" office:value="676509.748723956" calcext:value-type="float">
            <text:p>676509.748723956</text:p>
          </table:table-cell>
          <table:table-cell table:style-name="ce1"/>
          <table:table-cell table:style-name="ce1" table:formula="of:=[.AI68]-[.G68]" office:value-type="float" office:value="0.682057288824581" calcext:value-type="float">
            <text:p>0.682057288824581</text:p>
          </table:table-cell>
          <table:table-cell/>
          <table:table-cell table:style-name="ce7" office:value-type="float" office:value="359.348280472531" calcext:value-type="float">
            <text:p>359.348280472531</text:p>
          </table:table-cell>
          <table:table-cell table:number-columns-repeated="985"/>
        </table:table-row>
        <table:table-row table:style-name="ro3">
          <table:table-cell table:style-name="ce3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676874.233333333" calcext:value-type="float">
            <text:p>676874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854" calcext:value-type="float">
            <text:p>18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0129334218800068" calcext:value-type="float">
            <text:p>0.012933421880007</text:p>
          </table:table-cell>
          <table:table-cell/>
          <table:table-cell office:value-type="float" office:value="676872.816675648" calcext:value-type="float">
            <text:p>676872.816675648</text:p>
          </table:table-cell>
          <table:table-cell/>
          <table:table-cell table:style-name="ce1" table:formula="of:=[.T69]-[.G69]" office:value-type="float" office:value="-1.41665768506937" calcext:value-type="float">
            <text:p>-1.41665768506937</text:p>
          </table:table-cell>
          <table:table-cell/>
          <table:table-cell table:style-name="ce1" office:value-type="float" office:value="0.182090954091109" calcext:value-type="float">
            <text:p>0.182090954091109</text:p>
          </table:table-cell>
          <table:table-cell/>
          <table:table-cell table:style-name="ce7" office:value-type="float" office:value="359.241331633457" calcext:value-type="float">
            <text:p>359.241331633457</text:p>
          </table:table-cell>
          <table:table-cell/>
          <table:table-cell table:style-name="ce3" office:value-type="float" office:value="1854" calcext:value-type="float">
            <text:p>18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85164501518011" calcext:value-type="float">
            <text:p>0.285164501518011</text:p>
          </table:table-cell>
          <table:table-cell table:style-name="ce1"/>
          <table:table-cell table:style-name="ce1" office:value-type="float" office:value="676875.598809142" calcext:value-type="float">
            <text:p>676875.598809142</text:p>
          </table:table-cell>
          <table:table-cell table:style-name="ce1"/>
          <table:table-cell table:style-name="ce1" table:formula="of:=[.AI69]-[.G69]" office:value-type="float" office:value="1.36547580896877" calcext:value-type="float">
            <text:p>1.36547580896877</text:p>
          </table:table-cell>
          <table:table-cell/>
          <table:table-cell table:style-name="ce7" office:value-type="float" office:value="359.088852515858" calcext:value-type="float">
            <text:p>359.088852515858</text:p>
          </table:table-cell>
          <table:table-cell table:number-columns-repeated="985"/>
        </table:table-row>
        <table:table-row table:style-name="ro3">
          <table:table-cell table:style-name="ce3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77239.25" calcext:value-type="float">
            <text:p>677239.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1855" calcext:value-type="float">
            <text:p>18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15196513384581" calcext:value-type="float">
            <text:p>0.515196513384581</text:p>
          </table:table-cell>
          <table:table-cell/>
          <table:table-cell office:value-type="float" office:value="677238.180218887" calcext:value-type="float">
            <text:p>677238.180218887</text:p>
          </table:table-cell>
          <table:table-cell/>
          <table:table-cell table:style-name="ce1" table:formula="of:=[.T70]-[.G70]" office:value-type="float" office:value="-1.0697811129503" calcext:value-type="float">
            <text:p>-1.0697811129503</text:p>
          </table:table-cell>
          <table:table-cell/>
          <table:table-cell table:style-name="ce1" office:value-type="float" office:value="359.82138536538" calcext:value-type="float">
            <text:p>359.82138536538</text:p>
          </table:table-cell>
          <table:table-cell/>
          <table:table-cell table:style-name="ce7" office:value-type="float" office:value="358.030305159751" calcext:value-type="float">
            <text:p>358.030305159751</text:p>
          </table:table-cell>
          <table:table-cell/>
          <table:table-cell table:style-name="ce3" office:value-type="float" office:value="1855" calcext:value-type="float">
            <text:p>18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80565110594034" calcext:value-type="float">
            <text:p>0.880565110594034</text:p>
          </table:table-cell>
          <table:table-cell table:style-name="ce1"/>
          <table:table-cell table:style-name="ce1" office:value-type="float" office:value="677241.620750392" calcext:value-type="float">
            <text:p>677241.620750392</text:p>
          </table:table-cell>
          <table:table-cell table:style-name="ce1"/>
          <table:table-cell table:style-name="ce1" table:formula="of:=[.AI70]-[.G70]" office:value-type="float" office:value="2.37075039243791" calcext:value-type="float">
            <text:p>2.37075039243791</text:p>
          </table:table-cell>
          <table:table-cell/>
          <table:table-cell table:style-name="ce7" office:value-type="float" office:value="358.705062533028" calcext:value-type="float">
            <text:p>358.705062533028</text:p>
          </table:table-cell>
          <table:table-cell table:number-columns-repeated="985"/>
        </table:table-row>
        <table:table-row table:style-name="ro3">
          <table:table-cell table:style-name="ce3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77605.191666667" calcext:value-type="float">
            <text:p>677605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56" calcext:value-type="float">
            <text:p>1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28392632305622" calcext:value-type="float">
            <text:p>0.328392632305622</text:p>
          </table:table-cell>
          <table:table-cell/>
          <table:table-cell office:value-type="float" office:value="677603.530783606" calcext:value-type="float">
            <text:p>677603.530783606</text:p>
          </table:table-cell>
          <table:table-cell/>
          <table:table-cell table:style-name="ce1" table:formula="of:=[.T71]-[.G71]" office:value-type="float" office:value="-1.66088306100573" calcext:value-type="float">
            <text:p>-1.66088306100573</text:p>
          </table:table-cell>
          <table:table-cell/>
          <table:table-cell table:style-name="ce1" office:value-type="float" office:value="0.465508193512505" calcext:value-type="float">
            <text:p>0.465508193512505</text:p>
          </table:table-cell>
          <table:table-cell/>
          <table:table-cell table:style-name="ce7" office:value-type="float" office:value="357.980428432485" calcext:value-type="float">
            <text:p>357.980428432485</text:p>
          </table:table-cell>
          <table:table-cell/>
          <table:table-cell table:style-name="ce3" office:value-type="float" office:value="1856" calcext:value-type="float">
            <text:p>1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88877126574516" calcext:value-type="float">
            <text:p>0.058887712657452</text:p>
          </table:table-cell>
          <table:table-cell table:style-name="ce1"/>
          <table:table-cell table:style-name="ce1" office:value-type="float" office:value="677605.045179783" calcext:value-type="float">
            <text:p>677605.045179783</text:p>
          </table:table-cell>
          <table:table-cell table:style-name="ce1"/>
          <table:table-cell table:style-name="ce1" table:formula="of:=[.AI71]-[.G71]" office:value-type="float" office:value="-0.146486883866601" calcext:value-type="float">
            <text:p>-0.146486883866601</text:p>
          </table:table-cell>
          <table:table-cell/>
          <table:table-cell table:style-name="ce7" office:value-type="float" office:value="359.537589419066" calcext:value-type="float">
            <text:p>359.537589419066</text:p>
          </table:table-cell>
          <table:table-cell table:number-columns-repeated="985"/>
        </table:table-row>
        <table:table-row table:style-name="ro3">
          <table:table-cell table:style-name="ce3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7970.375" calcext:value-type="float">
            <text:p>677970.3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857" calcext:value-type="float">
            <text:p>18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86697483807802" calcext:value-type="float">
            <text:p>0.486697483807802</text:p>
          </table:table-cell>
          <table:table-cell/>
          <table:table-cell office:value-type="float" office:value="677968.878115762" calcext:value-type="float">
            <text:p>677968.878115762</text:p>
          </table:table-cell>
          <table:table-cell/>
          <table:table-cell table:style-name="ce1" table:formula="of:=[.T72]-[.G72]" office:value-type="float" office:value="-1.49688423797488" calcext:value-type="float">
            <text:p>-1.49688423797488</text:p>
          </table:table-cell>
          <table:table-cell/>
          <table:table-cell table:style-name="ce1" office:value-type="float" office:value="0.121213581325719" calcext:value-type="float">
            <text:p>0.121213581325719</text:p>
          </table:table-cell>
          <table:table-cell/>
          <table:table-cell table:style-name="ce7" office:value-type="float" office:value="357.36681197679" calcext:value-type="float">
            <text:p>357.36681197679</text:p>
          </table:table-cell>
          <table:table-cell/>
          <table:table-cell table:style-name="ce3" office:value-type="float" office:value="1857" calcext:value-type="float">
            <text:p>18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706711385399103" calcext:value-type="float">
            <text:p>0.706711385399103</text:p>
          </table:table-cell>
          <table:table-cell table:style-name="ce1"/>
          <table:table-cell table:style-name="ce1" office:value-type="float" office:value="677970.678962994" calcext:value-type="float">
            <text:p>677970.678962994</text:p>
          </table:table-cell>
          <table:table-cell table:style-name="ce1"/>
          <table:table-cell table:style-name="ce1" table:formula="of:=[.AI72]-[.G72]" office:value-type="float" office:value="0.303962994017638" calcext:value-type="float">
            <text:p>0.303962994017638</text:p>
          </table:table-cell>
          <table:table-cell/>
          <table:table-cell table:style-name="ce7" office:value-type="float" office:value="359.383929564995" calcext:value-type="float">
            <text:p>359.383929564995</text:p>
          </table:table-cell>
          <table:table-cell table:number-columns-repeated="985"/>
        </table:table-row>
        <table:table-row table:style-name="ro3">
          <table:table-cell table:style-name="ce3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78335.391666667" calcext:value-type="float">
            <text:p>678335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1858" calcext:value-type="float">
            <text:p>18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771439447999" calcext:value-type="float">
            <text:p>0.50771439447999</text:p>
          </table:table-cell>
          <table:table-cell/>
          <table:table-cell office:value-type="float" office:value="678334.208685913" calcext:value-type="float">
            <text:p>678334.208685913</text:p>
          </table:table-cell>
          <table:table-cell/>
          <table:table-cell table:style-name="ce1" table:formula="of:=[.T73]-[.G73]" office:value-type="float" office:value="-1.18298075394705" calcext:value-type="float">
            <text:p>-1.18298075394705</text:p>
          </table:table-cell>
          <table:table-cell/>
          <table:table-cell table:style-name="ce1" office:value-type="float" office:value="359.793158314162" calcext:value-type="float">
            <text:p>359.793158314162</text:p>
          </table:table-cell>
          <table:table-cell/>
          <table:table-cell table:style-name="ce7" office:value-type="float" office:value="357.294606715215" calcext:value-type="float">
            <text:p>357.294606715215</text:p>
          </table:table-cell>
          <table:table-cell/>
          <table:table-cell table:style-name="ce3" office:value-type="float" office:value="1858" calcext:value-type="float">
            <text:p>18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6617924571037" calcext:value-type="float">
            <text:p>0.406617924571037</text:p>
          </table:table-cell>
          <table:table-cell table:style-name="ce1"/>
          <table:table-cell table:style-name="ce1" office:value-type="float" office:value="678336.550282374" calcext:value-type="float">
            <text:p>678336.550282374</text:p>
          </table:table-cell>
          <table:table-cell table:style-name="ce1"/>
          <table:table-cell table:style-name="ce1" table:formula="of:=[.AI73]-[.G73]" office:value-type="float" office:value="1.15861570660491" calcext:value-type="float">
            <text:p>1.15861570660491</text:p>
          </table:table-cell>
          <table:table-cell/>
          <table:table-cell table:style-name="ce7" office:value-type="float" office:value="359.105873061156" calcext:value-type="float">
            <text:p>359.105873061156</text:p>
          </table:table-cell>
          <table:table-cell table:number-columns-repeated="985"/>
        </table:table-row>
        <table:table-row table:style-name="ro3">
          <table:table-cell table:style-name="ce3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78700.425" calcext:value-type="float">
            <text:p>678700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859" calcext:value-type="float">
            <text:p>1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515470903366804" calcext:value-type="float">
            <text:p>0.515470903366804</text:p>
          </table:table-cell>
          <table:table-cell/>
          <table:table-cell office:value-type="float" office:value="678699.530219077" calcext:value-type="float">
            <text:p>678699.530219077</text:p>
          </table:table-cell>
          <table:table-cell/>
          <table:table-cell table:style-name="ce1" table:formula="of:=[.T74]-[.G74]" office:value-type="float" office:value="-0.894780923030339" calcext:value-type="float">
            <text:p>-0.894780923030339</text:p>
          </table:table-cell>
          <table:table-cell/>
          <table:table-cell table:style-name="ce1" office:value-type="float" office:value="359.4743080568" calcext:value-type="float">
            <text:p>359.4743080568</text:p>
          </table:table-cell>
          <table:table-cell/>
          <table:table-cell table:style-name="ce7" office:value-type="float" office:value="357.659257380685" calcext:value-type="float">
            <text:p>357.659257380685</text:p>
          </table:table-cell>
          <table:table-cell/>
          <table:table-cell table:style-name="ce3" office:value-type="float" office:value="1859" calcext:value-type="float">
            <text:p>1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9698880016804" calcext:value-type="float">
            <text:p>0.629698880016804</text:p>
          </table:table-cell>
          <table:table-cell table:style-name="ce1"/>
          <table:table-cell table:style-name="ce1" office:value-type="float" office:value="678702.590020624" calcext:value-type="float">
            <text:p>678702.590020624</text:p>
          </table:table-cell>
          <table:table-cell table:style-name="ce1"/>
          <table:table-cell table:style-name="ce1" table:formula="of:=[.AI74]-[.G74]" office:value-type="float" office:value="2.16502062417567" calcext:value-type="float">
            <text:p>2.16502062417567</text:p>
          </table:table-cell>
          <table:table-cell/>
          <table:table-cell table:style-name="ce7" office:value-type="float" office:value="358.704086316223" calcext:value-type="float">
            <text:p>358.704086316223</text:p>
          </table:table-cell>
          <table:table-cell table:number-columns-repeated="985"/>
        </table:table-row>
        <table:table-row table:style-name="ro3">
          <table:table-cell table:style-name="ce3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9065.441666667" calcext:value-type="float">
            <text:p>679065.4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60" calcext:value-type="float">
            <text:p>1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2087404876947" calcext:value-type="float">
            <text:p>0.172087404876947</text:p>
          </table:table-cell>
          <table:table-cell/>
          <table:table-cell office:value-type="float" office:value="679064.843175061" calcext:value-type="float">
            <text:p>679064.843175061</text:p>
          </table:table-cell>
          <table:table-cell/>
          <table:table-cell table:style-name="ce1" table:formula="of:=[.T75]-[.G75]" office:value-type="float" office:value="-0.598491605953313" calcext:value-type="float">
            <text:p>-0.598491605953313</text:p>
          </table:table-cell>
          <table:table-cell/>
          <table:table-cell table:style-name="ce1" office:value-type="float" office:value="0.155910175380996" calcext:value-type="float">
            <text:p>0.155910175380996</text:p>
          </table:table-cell>
          <table:table-cell/>
          <table:table-cell table:style-name="ce7" office:value-type="float" office:value="359.193413925153" calcext:value-type="float">
            <text:p>359.193413925153</text:p>
          </table:table-cell>
          <table:table-cell/>
          <table:table-cell table:style-name="ce3" office:value-type="float" office:value="1860" calcext:value-type="float">
            <text:p>1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87066835910082" calcext:value-type="float">
            <text:p>0.787066835910082</text:p>
          </table:table-cell>
          <table:table-cell table:style-name="ce1"/>
          <table:table-cell table:style-name="ce1" office:value-type="float" office:value="679065.96235213" calcext:value-type="float">
            <text:p>679065.96235213</text:p>
          </table:table-cell>
          <table:table-cell table:style-name="ce1"/>
          <table:table-cell table:style-name="ce1" table:formula="of:=[.AI75]-[.G75]" office:value-type="float" office:value="0.520685462746769" calcext:value-type="float">
            <text:p>0.520685462746769</text:p>
          </table:table-cell>
          <table:table-cell/>
          <table:table-cell table:style-name="ce7" office:value-type="float" office:value="359.588669719463" calcext:value-type="float">
            <text:p>359.588669719463</text:p>
          </table:table-cell>
          <table:table-cell table:number-columns-repeated="985"/>
        </table:table-row>
        <table:table-row table:style-name="ro3">
          <table:table-cell table:style-name="ce3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79431.35" calcext:value-type="float">
            <text:p>679431.3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61" calcext:value-type="float">
            <text:p>1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224928990006447" calcext:value-type="float">
            <text:p>0.224928990006447</text:p>
          </table:table-cell>
          <table:table-cell/>
          <table:table-cell office:value-type="float" office:value="679430.14529509" calcext:value-type="float">
            <text:p>679430.14529509</text:p>
          </table:table-cell>
          <table:table-cell/>
          <table:table-cell table:style-name="ce1" table:formula="of:=[.T76]-[.G76]" office:value-type="float" office:value="-1.20470490993466" calcext:value-type="float">
            <text:p>-1.20470490993466</text:p>
          </table:table-cell>
          <table:table-cell/>
          <table:table-cell table:style-name="ce1" office:value-type="float" office:value="359.856079457779" calcext:value-type="float">
            <text:p>359.856079457779</text:p>
          </table:table-cell>
          <table:table-cell/>
          <table:table-cell table:style-name="ce7" office:value-type="float" office:value="359.585913613824" calcext:value-type="float">
            <text:p>359.585913613824</text:p>
          </table:table-cell>
          <table:table-cell/>
          <table:table-cell table:style-name="ce3" office:value-type="float" office:value="1861" calcext:value-type="float">
            <text:p>1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197012450546026" calcext:value-type="float">
            <text:p>0.197012450546026</text:p>
          </table:table-cell>
          <table:table-cell table:style-name="ce1"/>
          <table:table-cell table:style-name="ce1" office:value-type="float" office:value="679431.613331259" calcext:value-type="float">
            <text:p>679431.613331259</text:p>
          </table:table-cell>
          <table:table-cell table:style-name="ce1"/>
          <table:table-cell table:style-name="ce1" table:formula="of:=[.AI76]-[.G76]" office:value-type="float" office:value="0.263331258669496" calcext:value-type="float">
            <text:p>0.263331258669496</text:p>
          </table:table-cell>
          <table:table-cell/>
          <table:table-cell table:style-name="ce7" office:value-type="float" office:value="359.416822280725" calcext:value-type="float">
            <text:p>359.416822280725</text:p>
          </table:table-cell>
          <table:table-cell table:number-columns-repeated="985"/>
        </table:table-row>
        <table:table-row table:style-name="ro3">
          <table:table-cell table:style-name="ce3" office:value-type="float" office:value="1862" calcext:value-type="float">
            <text:p>1862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79796.533333333" calcext:value-type="float">
            <text:p>679796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62" calcext:value-type="float">
            <text:p>1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72132086753845" calcext:value-type="float">
            <text:p>0.472132086753845</text:p>
          </table:table-cell>
          <table:table-cell/>
          <table:table-cell office:value-type="float" office:value="679795.45032787" calcext:value-type="float">
            <text:p>679795.45032787</text:p>
          </table:table-cell>
          <table:table-cell/>
          <table:table-cell table:style-name="ce1" table:formula="of:=[.T77]-[.G77]" office:value-type="float" office:value="-1.08300546300598" calcext:value-type="float">
            <text:p>-1.08300546300598</text:p>
          </table:table-cell>
          <table:table-cell/>
          <table:table-cell table:style-name="ce1" office:value-type="float" office:value="359.553505041847" calcext:value-type="float">
            <text:p>359.553505041847</text:p>
          </table:table-cell>
          <table:table-cell/>
          <table:table-cell table:style-name="ce7" office:value-type="float" office:value="359.553549591306" calcext:value-type="float">
            <text:p>359.553549591306</text:p>
          </table:table-cell>
          <table:table-cell/>
          <table:table-cell table:style-name="ce3" office:value-type="float" office:value="1862" calcext:value-type="float">
            <text:p>1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99128495901823" calcext:value-type="float">
            <text:p>0.099128495901823</text:p>
          </table:table-cell>
          <table:table-cell table:style-name="ce1"/>
          <table:table-cell table:style-name="ce1" office:value-type="float" office:value="679797.50492995" calcext:value-type="float">
            <text:p>679797.50492995</text:p>
          </table:table-cell>
          <table:table-cell table:style-name="ce1"/>
          <table:table-cell table:style-name="ce1" table:formula="of:=[.AI77]-[.G77]" office:value-type="float" office:value="0.97159661736805" calcext:value-type="float">
            <text:p>0.97159661736805</text:p>
          </table:table-cell>
          <table:table-cell/>
          <table:table-cell table:style-name="ce7" office:value-type="float" office:value="359.120151084935" calcext:value-type="float">
            <text:p>359.120151084935</text:p>
          </table:table-cell>
          <table:table-cell table:number-columns-repeated="985"/>
        </table:table-row>
        <table:table-row table:style-name="ro3">
          <table:table-cell table:style-name="ce3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80161.583333333" calcext:value-type="float">
            <text:p>680161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863" calcext:value-type="float">
            <text:p>18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395192399621" calcext:value-type="float">
            <text:p>0.58395192399621</text:p>
          </table:table-cell>
          <table:table-cell/>
          <table:table-cell office:value-type="float" office:value="680160.742766633" calcext:value-type="float">
            <text:p>680160.742766633</text:p>
          </table:table-cell>
          <table:table-cell/>
          <table:table-cell table:style-name="ce1" table:formula="of:=[.T78]-[.G78]" office:value-type="float" office:value="-0.84056669997517" calcext:value-type="float">
            <text:p>-0.84056669997517</text:p>
          </table:table-cell>
          <table:table-cell/>
          <table:table-cell table:style-name="ce1" office:value-type="float" office:value="359.26290495455" calcext:value-type="float">
            <text:p>359.26290495455</text:p>
          </table:table-cell>
          <table:table-cell/>
          <table:table-cell table:style-name="ce7" office:value-type="float" office:value="359.008019032721" calcext:value-type="float">
            <text:p>359.008019032721</text:p>
          </table:table-cell>
          <table:table-cell/>
          <table:table-cell table:style-name="ce3" office:value-type="float" office:value="1863" calcext:value-type="float">
            <text:p>18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466936901211739" calcext:value-type="float">
            <text:p>0.046693690121174</text:p>
          </table:table-cell>
          <table:table-cell table:style-name="ce1"/>
          <table:table-cell table:style-name="ce1" office:value-type="float" office:value="680163.561143537" calcext:value-type="float">
            <text:p>680163.561143537</text:p>
          </table:table-cell>
          <table:table-cell table:style-name="ce1"/>
          <table:table-cell table:style-name="ce1" table:formula="of:=[.AI78]-[.G78]" office:value-type="float" office:value="1.97781020426191" calcext:value-type="float">
            <text:p>1.97781020426191</text:p>
          </table:table-cell>
          <table:table-cell/>
          <table:table-cell table:style-name="ce7" office:value-type="float" office:value="358.700569796097" calcext:value-type="float">
            <text:p>358.700569796097</text:p>
          </table:table-cell>
          <table:table-cell table:number-columns-repeated="985"/>
        </table:table-row>
        <table:table-row table:style-name="ro3">
          <table:table-cell table:style-name="ce3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0526.5" calcext:value-type="float">
            <text:p>680526.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864" calcext:value-type="float">
            <text:p>1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9992233514786" calcext:value-type="float">
            <text:p>0.799992233514786</text:p>
          </table:table-cell>
          <table:table-cell/>
          <table:table-cell office:value-type="float" office:value="680526.024861106" calcext:value-type="float">
            <text:p>680526.024861106</text:p>
          </table:table-cell>
          <table:table-cell/>
          <table:table-cell table:style-name="ce1" table:formula="of:=[.T79]-[.G79]" office:value-type="float" office:value="-0.475138894049451" calcext:value-type="float">
            <text:p>-0.475138894049451</text:p>
          </table:table-cell>
          <table:table-cell/>
          <table:table-cell table:style-name="ce1" office:value-type="float" office:value="359.975559203485" calcext:value-type="float">
            <text:p>359.975559203485</text:p>
          </table:table-cell>
          <table:table-cell/>
          <table:table-cell table:style-name="ce7" office:value-type="float" office:value="359.035268098007" calcext:value-type="float">
            <text:p>359.035268098007</text:p>
          </table:table-cell>
          <table:table-cell/>
          <table:table-cell table:style-name="ce3" office:value-type="float" office:value="1864" calcext:value-type="float">
            <text:p>1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50284796208143" calcext:value-type="float">
            <text:p>0.850284796208143</text:p>
          </table:table-cell>
          <table:table-cell table:style-name="ce1"/>
          <table:table-cell table:style-name="ce1" office:value-type="float" office:value="680526.884618253" calcext:value-type="float">
            <text:p>680526.884618253</text:p>
          </table:table-cell>
          <table:table-cell table:style-name="ce1"/>
          <table:table-cell table:style-name="ce1" table:formula="of:=[.AI79]-[.G79]" office:value-type="float" office:value="0.3846182533307" calcext:value-type="float">
            <text:p>0.3846182533307</text:p>
          </table:table-cell>
          <table:table-cell/>
          <table:table-cell table:style-name="ce7" office:value-type="float" office:value="359.63712315592" calcext:value-type="float">
            <text:p>359.63712315592</text:p>
          </table:table-cell>
          <table:table-cell table:number-columns-repeated="985"/>
        </table:table-row>
        <table:table-row table:style-name="ro3">
          <table:table-cell table:style-name="ce3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80891.683333333" calcext:value-type="float">
            <text:p>680891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865" calcext:value-type="float">
            <text:p>18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5658307224512" calcext:value-type="float">
            <text:p>0.125658307224512</text:p>
          </table:table-cell>
          <table:table-cell/>
          <table:table-cell office:value-type="float" office:value="680891.312587263" calcext:value-type="float">
            <text:p>680891.312587263</text:p>
          </table:table-cell>
          <table:table-cell/>
          <table:table-cell table:style-name="ce1" table:formula="of:=[.T80]-[.G80]" office:value-type="float" office:value="-0.370746070053428" calcext:value-type="float">
            <text:p>-0.370746070053428</text:p>
          </table:table-cell>
          <table:table-cell/>
          <table:table-cell table:style-name="ce1" office:value-type="float" office:value="359.690101627442" calcext:value-type="float">
            <text:p>359.690101627442</text:p>
          </table:table-cell>
          <table:table-cell/>
          <table:table-cell table:style-name="ce7" office:value-type="float" office:value="357.899505682522" calcext:value-type="float">
            <text:p>357.899505682522</text:p>
          </table:table-cell>
          <table:table-cell/>
          <table:table-cell table:style-name="ce3" office:value-type="float" office:value="1865" calcext:value-type="float">
            <text:p>18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22164263576269" calcext:value-type="float">
            <text:p>0.322164263576269</text:p>
          </table:table-cell>
          <table:table-cell table:style-name="ce1"/>
          <table:table-cell table:style-name="ce1" office:value-type="float" office:value="680892.551612614" calcext:value-type="float">
            <text:p>680892.551612614</text:p>
          </table:table-cell>
          <table:table-cell table:style-name="ce1"/>
          <table:table-cell table:style-name="ce1" table:formula="of:=[.AI80]-[.G80]" office:value-type="float" office:value="0.868279281072319" calcext:value-type="float">
            <text:p>0.868279281072319</text:p>
          </table:table-cell>
          <table:table-cell/>
          <table:table-cell table:style-name="ce7" office:value-type="float" office:value="359.446949015935" calcext:value-type="float">
            <text:p>359.446949015935</text:p>
          </table:table-cell>
          <table:table-cell table:number-columns-repeated="985"/>
        </table:table-row>
        <table:table-row table:style-name="ro3">
          <table:table-cell table:style-name="ce3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81257.691666667" calcext:value-type="float">
            <text:p>681257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66" calcext:value-type="float">
            <text:p>18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3252382576466" calcext:value-type="float">
            <text:p>0.453252382576466</text:p>
          </table:table-cell>
          <table:table-cell/>
          <table:table-cell office:value-type="float" office:value="681256.590592536" calcext:value-type="float">
            <text:p>681256.590592536</text:p>
          </table:table-cell>
          <table:table-cell/>
          <table:table-cell table:style-name="ce1" table:formula="of:=[.T81]-[.G81]" office:value-type="float" office:value="-1.10107413097285" calcext:value-type="float">
            <text:p>-1.10107413097285</text:p>
          </table:table-cell>
          <table:table-cell/>
          <table:table-cell table:style-name="ce1" office:value-type="float" office:value="359.414062177821" calcext:value-type="float">
            <text:p>359.414062177821</text:p>
          </table:table-cell>
          <table:table-cell/>
          <table:table-cell table:style-name="ce7" office:value-type="float" office:value="356.930997667827" calcext:value-type="float">
            <text:p>356.930997667827</text:p>
          </table:table-cell>
          <table:table-cell/>
          <table:table-cell table:style-name="ce3" office:value-type="float" office:value="1866" calcext:value-type="float">
            <text:p>18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3615444153547" calcext:value-type="float">
            <text:p>0.103615444153547</text:p>
          </table:table-cell>
          <table:table-cell table:style-name="ce1"/>
          <table:table-cell table:style-name="ce1" office:value-type="float" office:value="681258.462571955" calcext:value-type="float">
            <text:p>681258.462571955</text:p>
          </table:table-cell>
          <table:table-cell table:style-name="ce1"/>
          <table:table-cell table:style-name="ce1" table:formula="of:=[.AI81]-[.G81]" office:value-type="float" office:value="0.770905288169161" calcext:value-type="float">
            <text:p>0.770905288169161</text:p>
          </table:table-cell>
          <table:table-cell/>
          <table:table-cell table:style-name="ce7" office:value-type="float" office:value="359.131704637838" calcext:value-type="float">
            <text:p>359.131704637838</text:p>
          </table:table-cell>
          <table:table-cell table:number-columns-repeated="985"/>
        </table:table-row>
        <table:table-row table:style-name="ro3">
          <table:table-cell table:style-name="ce3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81622.808333333" calcext:value-type="float">
            <text:p>681622.8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67" calcext:value-type="float">
            <text:p>18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98971841484308" calcext:value-type="float">
            <text:p>0.198971841484308</text:p>
          </table:table-cell>
          <table:table-cell/>
          <table:table-cell office:value-type="float" office:value="681621.866804842" calcext:value-type="float">
            <text:p>681621.866804842</text:p>
          </table:table-cell>
          <table:table-cell/>
          <table:table-cell table:style-name="ce1" table:formula="of:=[.T82]-[.G82]" office:value-type="float" office:value="-0.941528490977362" calcext:value-type="float">
            <text:p>-0.941528490977362</text:p>
          </table:table-cell>
          <table:table-cell/>
          <table:table-cell table:style-name="ce1" office:value-type="float" office:value="359.140283403787" calcext:value-type="float">
            <text:p>359.140283403787</text:p>
          </table:table-cell>
          <table:table-cell/>
          <table:table-cell table:style-name="ce7" office:value-type="float" office:value="356.386758509485" calcext:value-type="float">
            <text:p>356.386758509485</text:p>
          </table:table-cell>
          <table:table-cell/>
          <table:table-cell table:style-name="ce3" office:value-type="float" office:value="1867" calcext:value-type="float">
            <text:p>18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48842866718769" calcext:value-type="float">
            <text:p>0.848842866718769</text:p>
          </table:table-cell>
          <table:table-cell table:style-name="ce1"/>
          <table:table-cell table:style-name="ce1" office:value-type="float" office:value="681624.533922808" calcext:value-type="float">
            <text:p>681624.533922808</text:p>
          </table:table-cell>
          <table:table-cell table:style-name="ce1"/>
          <table:table-cell table:style-name="ce1" table:formula="of:=[.AI82]-[.G82]" office:value-type="float" office:value="1.72558947454672" calcext:value-type="float">
            <text:p>1.72558947454672</text:p>
          </table:table-cell>
          <table:table-cell/>
          <table:table-cell table:style-name="ce7" office:value-type="float" office:value="358.694558976057" calcext:value-type="float">
            <text:p>358.694558976057</text:p>
          </table:table-cell>
          <table:table-cell table:number-columns-repeated="985"/>
        </table:table-row>
        <table:table-row table:style-name="ro3">
          <table:table-cell table:style-name="ce3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81988.008333333" calcext:value-type="float">
            <text:p>681988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868" calcext:value-type="float">
            <text:p>18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955770611763" calcext:value-type="float">
            <text:p>0.000595577061176</text:p>
          </table:table-cell>
          <table:table-cell/>
          <table:table-cell office:value-type="float" office:value="681987.143055969" calcext:value-type="float">
            <text:p>681987.143055969</text:p>
          </table:table-cell>
          <table:table-cell/>
          <table:table-cell table:style-name="ce1" table:formula="of:=[.T83]-[.G83]" office:value-type="float" office:value="-0.865277363918722" calcext:value-type="float">
            <text:p>-0.865277363918722</text:p>
          </table:table-cell>
          <table:table-cell/>
          <table:table-cell table:style-name="ce1" office:value-type="float" office:value="359.858297493862" calcext:value-type="float">
            <text:p>359.858297493862</text:p>
          </table:table-cell>
          <table:table-cell/>
          <table:table-cell table:style-name="ce7" office:value-type="float" office:value="357.360480198869" calcext:value-type="float">
            <text:p>357.360480198869</text:p>
          </table:table-cell>
          <table:table-cell/>
          <table:table-cell table:style-name="ce3" office:value-type="float" office:value="1868" calcext:value-type="float">
            <text:p>18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75925587490201" calcext:value-type="float">
            <text:p>0.75925587490201</text:p>
          </table:table-cell>
          <table:table-cell table:style-name="ce1"/>
          <table:table-cell table:style-name="ce1" office:value-type="float" office:value="681987.811638372" calcext:value-type="float">
            <text:p>681987.811638372</text:p>
          </table:table-cell>
          <table:table-cell table:style-name="ce1"/>
          <table:table-cell table:style-name="ce1" table:formula="of:=[.AI83]-[.G83]" office:value-type="float" office:value="-0.196694960817695" calcext:value-type="float">
            <text:p>-0.196694960817695</text:p>
          </table:table-cell>
          <table:table-cell/>
          <table:table-cell table:style-name="ce7" office:value-type="float" office:value="359.682918327155" calcext:value-type="float">
            <text:p>359.682918327155</text:p>
          </table:table-cell>
          <table:table-cell table:number-columns-repeated="985"/>
        </table:table-row>
        <table:table-row table:style-name="ro3">
          <table:table-cell table:style-name="ce3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353.075" calcext:value-type="float">
            <text:p>682353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69" calcext:value-type="float">
            <text:p>1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36327659338713" calcext:value-type="float">
            <text:p>0.736327659338713</text:p>
          </table:table-cell>
          <table:table-cell/>
          <table:table-cell office:value-type="float" office:value="682352.409539116" calcext:value-type="float">
            <text:p>682352.409539116</text:p>
          </table:table-cell>
          <table:table-cell/>
          <table:table-cell table:style-name="ce1" table:formula="of:=[.T84]-[.G84]" office:value-type="float" office:value="-0.665460883988999" calcext:value-type="float">
            <text:p>-0.665460883988999</text:p>
          </table:table-cell>
          <table:table-cell/>
          <table:table-cell table:style-name="ce1" office:value-type="float" office:value="359.593837522858" calcext:value-type="float">
            <text:p>359.593837522858</text:p>
          </table:table-cell>
          <table:table-cell/>
          <table:table-cell table:style-name="ce7" office:value-type="float" office:value="357.779661127242" calcext:value-type="float">
            <text:p>357.779661127242</text:p>
          </table:table-cell>
          <table:table-cell/>
          <table:table-cell table:style-name="ce3" office:value-type="float" office:value="1869" calcext:value-type="float">
            <text:p>1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4923805147409" calcext:value-type="float">
            <text:p>0.774923805147409</text:p>
          </table:table-cell>
          <table:table-cell table:style-name="ce1"/>
          <table:table-cell table:style-name="ce1" office:value-type="float" office:value="682353.493593697" calcext:value-type="float">
            <text:p>682353.493593697</text:p>
          </table:table-cell>
          <table:table-cell table:style-name="ce1"/>
          <table:table-cell table:style-name="ce1" table:formula="of:=[.AI84]-[.G84]" office:value-type="float" office:value="0.418593697133474" calcext:value-type="float">
            <text:p>0.418593697133474</text:p>
          </table:table-cell>
          <table:table-cell/>
          <table:table-cell table:style-name="ce7" office:value-type="float" office:value="359.474304169546" calcext:value-type="float">
            <text:p>359.474304169546</text:p>
          </table:table-cell>
          <table:table-cell table:number-columns-repeated="985"/>
        </table:table-row>
        <table:table-row table:style-name="ro3">
          <table:table-cell table:style-name="ce3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718.325" calcext:value-type="float">
            <text:p>682718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70" calcext:value-type="float">
            <text:p>1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88820704817772" calcext:value-type="float">
            <text:p>0.688820704817772</text:p>
          </table:table-cell>
          <table:table-cell/>
          <table:table-cell office:value-type="float" office:value="682717.681033903" calcext:value-type="float">
            <text:p>682717.681033903</text:p>
          </table:table-cell>
          <table:table-cell/>
          <table:table-cell table:style-name="ce1" table:formula="of:=[.T85]-[.G85]" office:value-type="float" office:value="-0.64396609691903" calcext:value-type="float">
            <text:p>-0.64396609691903</text:p>
          </table:table-cell>
          <table:table-cell/>
          <table:table-cell table:style-name="ce1" office:value-type="float" office:value="359.324618451559" calcext:value-type="float">
            <text:p>359.324618451559</text:p>
          </table:table-cell>
          <table:table-cell/>
          <table:table-cell table:style-name="ce7" office:value-type="float" office:value="358.36094335009" calcext:value-type="float">
            <text:p>358.36094335009</text:p>
          </table:table-cell>
          <table:table-cell/>
          <table:table-cell table:style-name="ce3" office:value-type="float" office:value="1870" calcext:value-type="float">
            <text:p>1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56114030629396" calcext:value-type="float">
            <text:p>0.156114030629396</text:p>
          </table:table-cell>
          <table:table-cell table:style-name="ce1"/>
          <table:table-cell table:style-name="ce1" office:value-type="float" office:value="682719.423025079" calcext:value-type="float">
            <text:p>682719.423025079</text:p>
          </table:table-cell>
          <table:table-cell table:style-name="ce1"/>
          <table:table-cell table:style-name="ce1" table:formula="of:=[.AI85]-[.G85]" office:value-type="float" office:value="1.0980250792345" calcext:value-type="float">
            <text:p>1.0980250792345</text:p>
          </table:table-cell>
          <table:table-cell/>
          <table:table-cell table:style-name="ce7" office:value-type="float" office:value="359.140555956418" calcext:value-type="float">
            <text:p>359.140555956418</text:p>
          </table:table-cell>
          <table:table-cell table:number-columns-repeated="985"/>
        </table:table-row>
        <table:table-row table:style-name="ro3">
          <table:table-cell table:style-name="ce3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83083.375" calcext:value-type="float">
            <text:p>683083.3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871" calcext:value-type="float">
            <text:p>1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0610786676407" calcext:value-type="float">
            <text:p>0.950610786676407</text:p>
          </table:table-cell>
          <table:table-cell/>
          <table:table-cell office:value-type="float" office:value="683082.941632369" calcext:value-type="float">
            <text:p>683082.941632369</text:p>
          </table:table-cell>
          <table:table-cell/>
          <table:table-cell table:style-name="ce1" table:formula="of:=[.T86]-[.G86]" office:value-type="float" office:value="-0.433367631048895" calcext:value-type="float">
            <text:p>-0.433367631048895</text:p>
          </table:table-cell>
          <table:table-cell/>
          <table:table-cell table:style-name="ce1" office:value-type="float" office:value="359.065405573376" calcext:value-type="float">
            <text:p>359.065405573376</text:p>
          </table:table-cell>
          <table:table-cell/>
          <table:table-cell table:style-name="ce7" office:value-type="float" office:value="358.794718465157" calcext:value-type="float">
            <text:p>358.794718465157</text:p>
          </table:table-cell>
          <table:table-cell/>
          <table:table-cell table:style-name="ce3" office:value-type="float" office:value="1871" calcext:value-type="float">
            <text:p>1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47927125543356" calcext:value-type="float">
            <text:p>0.747927125543356</text:p>
          </table:table-cell>
          <table:table-cell table:style-name="ce1"/>
          <table:table-cell table:style-name="ce1" office:value-type="float" office:value="683085.508158283" calcext:value-type="float">
            <text:p>683085.508158283</text:p>
          </table:table-cell>
          <table:table-cell table:style-name="ce1"/>
          <table:table-cell table:style-name="ce1" table:formula="of:=[.AI86]-[.G86]" office:value-type="float" office:value="2.13315828272607" calcext:value-type="float">
            <text:p>2.13315828272607</text:p>
          </table:table-cell>
          <table:table-cell/>
          <table:table-cell table:style-name="ce7" office:value-type="float" office:value="358.686103891239" calcext:value-type="float">
            <text:p>358.686103891239</text:p>
          </table:table-cell>
          <table:table-cell table:number-columns-repeated="985"/>
        </table:table-row>
        <table:table-row table:style-name="ro3">
          <table:table-cell table:style-name="ce3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83449.2" calcext:value-type="float">
            <text:p>68344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872" calcext:value-type="float">
            <text:p>18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31907949596643" calcext:value-type="float">
            <text:p>0.531907949596643</text:p>
          </table:table-cell>
          <table:table-cell/>
          <table:table-cell office:value-type="float" office:value="683448.192730492" calcext:value-type="float">
            <text:p>683448.192730492</text:p>
          </table:table-cell>
          <table:table-cell/>
          <table:table-cell table:style-name="ce1" table:formula="of:=[.T87]-[.G87]" office:value-type="float" office:value="-1.00726950797252" calcext:value-type="float">
            <text:p>-1.00726950797252</text:p>
          </table:table-cell>
          <table:table-cell/>
          <table:table-cell table:style-name="ce1" office:value-type="float" office:value="359.809030097596" calcext:value-type="float">
            <text:p>359.809030097596</text:p>
          </table:table-cell>
          <table:table-cell/>
          <table:table-cell table:style-name="ce7" office:value-type="float" office:value="359.809084784807" calcext:value-type="float">
            <text:p>359.809084784807</text:p>
          </table:table-cell>
          <table:table-cell/>
          <table:table-cell table:style-name="ce3" office:value-type="float" office:value="1872" calcext:value-type="float">
            <text:p>18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311328284442425" calcext:value-type="float">
            <text:p>0.031132828444243</text:p>
          </table:table-cell>
          <table:table-cell table:style-name="ce1"/>
          <table:table-cell table:style-name="ce1" office:value-type="float" office:value="683448.743077176" calcext:value-type="float">
            <text:p>683448.743077176</text:p>
          </table:table-cell>
          <table:table-cell table:style-name="ce1"/>
          <table:table-cell table:style-name="ce1" table:formula="of:=[.AI87]-[.G87]" office:value-type="float" office:value="-0.456922824378125" calcext:value-type="float">
            <text:p>-0.456922824378125</text:p>
          </table:table-cell>
          <table:table-cell/>
          <table:table-cell table:style-name="ce7" office:value-type="float" office:value="359.726027467335" calcext:value-type="float">
            <text:p>359.726027467335</text:p>
          </table:table-cell>
          <table:table-cell table:number-columns-repeated="985"/>
        </table:table-row>
        <table:table-row table:style-name="ro3">
          <table:table-cell table:style-name="ce3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83814.366666667" calcext:value-type="float">
            <text:p>683814.3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873" calcext:value-type="float">
            <text:p>1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408831991255283" calcext:value-type="float">
            <text:p>0.408831991255283</text:p>
          </table:table-cell>
          <table:table-cell/>
          <table:table-cell office:value-type="float" office:value="683813.453756133" calcext:value-type="float">
            <text:p>683813.453756133</text:p>
          </table:table-cell>
          <table:table-cell/>
          <table:table-cell table:style-name="ce1" table:formula="of:=[.T88]-[.G88]" office:value-type="float" office:value="-0.912910534068942" calcext:value-type="float">
            <text:p>-0.912910534068942</text:p>
          </table:table-cell>
          <table:table-cell/>
          <table:table-cell table:style-name="ce1" office:value-type="float" office:value="359.550030863684" calcext:value-type="float">
            <text:p>359.550030863684</text:p>
          </table:table-cell>
          <table:table-cell/>
          <table:table-cell table:style-name="ce7" office:value-type="float" office:value="359.2946239433" calcext:value-type="float">
            <text:p>359.2946239433</text:p>
          </table:table-cell>
          <table:table-cell/>
          <table:table-cell table:style-name="ce3" office:value-type="float" office:value="1873" calcext:value-type="float">
            <text:p>1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4248652607203" calcext:value-type="float">
            <text:p>0.254248652607203</text:p>
          </table:table-cell>
          <table:table-cell table:style-name="ce1"/>
          <table:table-cell table:style-name="ce1" office:value-type="float" office:value="683814.439065451" calcext:value-type="float">
            <text:p>683814.439065451</text:p>
          </table:table-cell>
          <table:table-cell table:style-name="ce1"/>
          <table:table-cell table:style-name="ce1" table:formula="of:=[.AI88]-[.G88]" office:value-type="float" office:value="0.0723987834062427" calcext:value-type="float">
            <text:p>0.072398783406243</text:p>
          </table:table-cell>
          <table:table-cell/>
          <table:table-cell table:style-name="ce7" office:value-type="float" office:value="359.498886189098" calcext:value-type="float">
            <text:p>359.498886189098</text:p>
          </table:table-cell>
          <table:table-cell table:number-columns-repeated="985"/>
        </table:table-row>
        <table:table-row table:style-name="ro3">
          <table:table-cell table:style-name="ce3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84179.383333333" calcext:value-type="float">
            <text:p>684179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74" calcext:value-type="float">
            <text:p>1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76976231485605" calcext:value-type="float">
            <text:p>0.776976231485605</text:p>
          </table:table-cell>
          <table:table-cell/>
          <table:table-cell office:value-type="float" office:value="684178.706095122" calcext:value-type="float">
            <text:p>684178.706095122</text:p>
          </table:table-cell>
          <table:table-cell/>
          <table:table-cell table:style-name="ce1" table:formula="of:=[.T89]-[.G89]" office:value-type="float" office:value="-0.677238210919313" calcext:value-type="float">
            <text:p>-0.677238210919313</text:p>
          </table:table-cell>
          <table:table-cell/>
          <table:table-cell table:style-name="ce1" office:value-type="float" office:value="359.29930368239" calcext:value-type="float">
            <text:p>359.29930368239</text:p>
          </table:table-cell>
          <table:table-cell/>
          <table:table-cell table:style-name="ce7" office:value-type="float" office:value="358.360778727947" calcext:value-type="float">
            <text:p>358.360778727947</text:p>
          </table:table-cell>
          <table:table-cell/>
          <table:table-cell table:style-name="ce3" office:value-type="float" office:value="1874" calcext:value-type="float">
            <text:p>1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88308973610401" calcext:value-type="float">
            <text:p>0.988308973610401</text:p>
          </table:table-cell>
          <table:table-cell table:style-name="ce1"/>
          <table:table-cell table:style-name="ce1" office:value-type="float" office:value="684180.386102992" calcext:value-type="float">
            <text:p>684180.386102992</text:p>
          </table:table-cell>
          <table:table-cell table:style-name="ce1"/>
          <table:table-cell table:style-name="ce1" table:formula="of:=[.AI89]-[.G89]" office:value-type="float" office:value="1.00276965938974" calcext:value-type="float">
            <text:p>1.00276965938974</text:p>
          </table:table-cell>
          <table:table-cell/>
          <table:table-cell table:style-name="ce7" office:value-type="float" office:value="359.146731462924" calcext:value-type="float">
            <text:p>359.146731462924</text:p>
          </table:table-cell>
          <table:table-cell table:number-columns-repeated="985"/>
        </table:table-row>
        <table:table-row table:style-name="ro3">
          <table:table-cell table:style-name="ce3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84544.35" calcext:value-type="float">
            <text:p>684544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1875" calcext:value-type="float">
            <text:p>18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788371656090021" calcext:value-type="float">
            <text:p>0.788371656090021</text:p>
          </table:table-cell>
          <table:table-cell/>
          <table:table-cell office:value-type="float" office:value="684543.955408591" calcext:value-type="float">
            <text:p>684543.955408591</text:p>
          </table:table-cell>
          <table:table-cell/>
          <table:table-cell table:style-name="ce1" table:formula="of:=[.T90]-[.G90]" office:value-type="float" office:value="-0.394591409014538" calcext:value-type="float">
            <text:p>-0.394591409014538</text:p>
          </table:table-cell>
          <table:table-cell/>
          <table:table-cell table:style-name="ce1" office:value-type="float" office:value="359.052297102957" calcext:value-type="float">
            <text:p>359.052297102957</text:p>
          </table:table-cell>
          <table:table-cell/>
          <table:table-cell table:style-name="ce7" office:value-type="float" office:value="357.263650677247" calcext:value-type="float">
            <text:p>357.263650677247</text:p>
          </table:table-cell>
          <table:table-cell/>
          <table:table-cell table:style-name="ce3" office:value-type="float" office:value="1875" calcext:value-type="float">
            <text:p>18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451350320130587" calcext:value-type="float">
            <text:p>0.451350320130587</text:p>
          </table:table-cell>
          <table:table-cell table:style-name="ce1"/>
          <table:table-cell table:style-name="ce1" office:value-type="float" office:value="684546.483646771" calcext:value-type="float">
            <text:p>684546.483646771</text:p>
          </table:table-cell>
          <table:table-cell table:style-name="ce1"/>
          <table:table-cell table:style-name="ce1" table:formula="of:=[.AI90]-[.G90]" office:value-type="float" office:value="2.13364677107893" calcext:value-type="float">
            <text:p>2.13364677107893</text:p>
          </table:table-cell>
          <table:table-cell/>
          <table:table-cell table:style-name="ce7" office:value-type="float" office:value="358.67525855404" calcext:value-type="float">
            <text:p>358.67525855404</text:p>
          </table:table-cell>
          <table:table-cell table:number-columns-repeated="985"/>
        </table:table-row>
        <table:table-row table:style-name="ro3">
          <table:table-cell table:style-name="ce3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4909.416666667" calcext:value-type="float">
            <text:p>684909.4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876" calcext:value-type="float">
            <text:p>1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8213498294353" calcext:value-type="float">
            <text:p>0.398213498294353</text:p>
          </table:table-cell>
          <table:table-cell/>
          <table:table-cell office:value-type="float" office:value="684909.207220982" calcext:value-type="float">
            <text:p>684909.207220982</text:p>
          </table:table-cell>
          <table:table-cell/>
          <table:table-cell table:style-name="ce1" table:formula="of:=[.T91]-[.G91]" office:value-type="float" office:value="-0.209445685031824" calcext:value-type="float">
            <text:p>-0.209445685031824</text:p>
          </table:table-cell>
          <table:table-cell/>
          <table:table-cell table:style-name="ce1" office:value-type="float" office:value="359.794623703128" calcext:value-type="float">
            <text:p>359.794623703128</text:p>
          </table:table-cell>
          <table:table-cell/>
          <table:table-cell table:style-name="ce7" office:value-type="float" office:value="357.311295656749" calcext:value-type="float">
            <text:p>357.311295656749</text:p>
          </table:table-cell>
          <table:table-cell/>
          <table:table-cell table:style-name="ce3" office:value-type="float" office:value="1876" calcext:value-type="float">
            <text:p>1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96003869175911" calcext:value-type="float">
            <text:p>0.196003869175911</text:p>
          </table:table-cell>
          <table:table-cell table:style-name="ce1"/>
          <table:table-cell table:style-name="ce1" office:value-type="float" office:value="684909.678608336" calcext:value-type="float">
            <text:p>684909.678608336</text:p>
          </table:table-cell>
          <table:table-cell table:style-name="ce1"/>
          <table:table-cell table:style-name="ce1" table:formula="of:=[.AI91]-[.G91]" office:value-type="float" office:value="0.261941669043154" calcext:value-type="float">
            <text:p>0.261941669043154</text:p>
          </table:table-cell>
          <table:table-cell/>
          <table:table-cell table:style-name="ce7" office:value-type="float" office:value="359.766426521435" calcext:value-type="float">
            <text:p>359.766426521435</text:p>
          </table:table-cell>
          <table:table-cell table:number-columns-repeated="985"/>
        </table:table-row>
        <table:table-row table:style-name="ro3">
          <table:table-cell table:style-name="ce3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85275.258333333" calcext:value-type="float">
            <text:p>685275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877" calcext:value-type="float">
            <text:p>1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46862729638815" calcext:value-type="float">
            <text:p>0.846862729638815</text:p>
          </table:table-cell>
          <table:table-cell/>
          <table:table-cell office:value-type="float" office:value="685274.449893655" calcext:value-type="float">
            <text:p>685274.449893655</text:p>
          </table:table-cell>
          <table:table-cell/>
          <table:table-cell table:style-name="ce1" table:formula="of:=[.T92]-[.G92]" office:value-type="float" office:value="-0.808439677930437" calcext:value-type="float">
            <text:p>-0.808439677930437</text:p>
          </table:table-cell>
          <table:table-cell/>
          <table:table-cell table:style-name="ce1" office:value-type="float" office:value="359.553725297417" calcext:value-type="float">
            <text:p>359.553725297417</text:p>
          </table:table-cell>
          <table:table-cell/>
          <table:table-cell table:style-name="ce7" office:value-type="float" office:value="356.800620165639" calcext:value-type="float">
            <text:p>356.800620165639</text:p>
          </table:table-cell>
          <table:table-cell/>
          <table:table-cell table:style-name="ce3" office:value-type="float" office:value="1877" calcext:value-type="float">
            <text:p>1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466750904917717" calcext:value-type="float">
            <text:p>0.466750904917717</text:p>
          </table:table-cell>
          <table:table-cell table:style-name="ce1"/>
          <table:table-cell table:style-name="ce1" office:value-type="float" office:value="685275.387824133" calcext:value-type="float">
            <text:p>685275.387824133</text:p>
          </table:table-cell>
          <table:table-cell table:style-name="ce1"/>
          <table:table-cell table:style-name="ce1" table:formula="of:=[.AI92]-[.G92]" office:value-type="float" office:value="0.129490799619816" calcext:value-type="float">
            <text:p>0.129490799619816</text:p>
          </table:table-cell>
          <table:table-cell/>
          <table:table-cell table:style-name="ce7" office:value-type="float" office:value="359.520697610604" calcext:value-type="float">
            <text:p>359.520697610604</text:p>
          </table:table-cell>
          <table:table-cell table:number-columns-repeated="985"/>
        </table:table-row>
        <table:table-row table:style-name="ro3">
          <table:table-cell table:style-name="ce3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85640.408333333" calcext:value-type="float">
            <text:p>685640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78" calcext:value-type="float">
            <text:p>1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1089181005955" calcext:value-type="float">
            <text:p>0.045108918100596</text:p>
          </table:table-cell>
          <table:table-cell/>
          <table:table-cell office:value-type="float" office:value="685639.702809103" calcext:value-type="float">
            <text:p>685639.702809103</text:p>
          </table:table-cell>
          <table:table-cell/>
          <table:table-cell table:style-name="ce1" table:formula="of:=[.T93]-[.G93]" office:value-type="float" office:value="-0.70552423002664" calcext:value-type="float">
            <text:p>-0.70552423002664</text:p>
          </table:table-cell>
          <table:table-cell/>
          <table:table-cell table:style-name="ce1" office:value-type="float" office:value="359.302979017288" calcext:value-type="float">
            <text:p>359.302979017288</text:p>
          </table:table-cell>
          <table:table-cell/>
          <table:table-cell table:style-name="ce7" office:value-type="float" office:value="356.80528645742" calcext:value-type="float">
            <text:p>356.80528645742</text:p>
          </table:table-cell>
          <table:table-cell/>
          <table:table-cell table:style-name="ce3" office:value-type="float" office:value="1878" calcext:value-type="float">
            <text:p>1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327857822179794" calcext:value-type="float">
            <text:p>0.327857822179794</text:p>
          </table:table-cell>
          <table:table-cell table:style-name="ce1"/>
          <table:table-cell table:style-name="ce1" office:value-type="float" office:value="685641.351616568" calcext:value-type="float">
            <text:p>685641.351616568</text:p>
          </table:table-cell>
          <table:table-cell table:style-name="ce1"/>
          <table:table-cell table:style-name="ce1" table:formula="of:=[.AI93]-[.G93]" office:value-type="float" office:value="0.943283234955743" calcext:value-type="float">
            <text:p>0.943283234955743</text:p>
          </table:table-cell>
          <table:table-cell/>
          <table:table-cell table:style-name="ce7" office:value-type="float" office:value="359.150261757473" calcext:value-type="float">
            <text:p>359.150261757473</text:p>
          </table:table-cell>
          <table:table-cell table:number-columns-repeated="985"/>
        </table:table-row>
        <table:table-row table:style-name="ro3">
          <table:table-cell table:style-name="ce3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6005.491666667" calcext:value-type="float">
            <text:p>686005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79" calcext:value-type="float">
            <text:p>1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36001517623663" calcext:value-type="float">
            <text:p>0.236001517623663</text:p>
          </table:table-cell>
          <table:table-cell/>
          <table:table-cell office:value-type="float" office:value="686004.951552779" calcext:value-type="float">
            <text:p>686004.951552779</text:p>
          </table:table-cell>
          <table:table-cell/>
          <table:table-cell table:style-name="ce1" table:formula="of:=[.T94]-[.G94]" office:value-type="float" office:value="-0.540113888098858" calcext:value-type="float">
            <text:p>-0.540113888098858</text:p>
          </table:table-cell>
          <table:table-cell/>
          <table:table-cell table:style-name="ce1" office:value-type="float" office:value="359.055450752479" calcext:value-type="float">
            <text:p>359.055450752479</text:p>
          </table:table-cell>
          <table:table-cell/>
          <table:table-cell table:style-name="ce7" office:value-type="float" office:value="357.240968194303" calcext:value-type="float">
            <text:p>357.240968194303</text:p>
          </table:table-cell>
          <table:table-cell/>
          <table:table-cell table:style-name="ce3" office:value-type="float" office:value="1879" calcext:value-type="float">
            <text:p>1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6322473064065" calcext:value-type="float">
            <text:p>0.66322473064065</text:p>
          </table:table-cell>
          <table:table-cell table:style-name="ce1"/>
          <table:table-cell table:style-name="ce1" office:value-type="float" office:value="686007.460182795" calcext:value-type="float">
            <text:p>686007.460182795</text:p>
          </table:table-cell>
          <table:table-cell table:style-name="ce1"/>
          <table:table-cell table:style-name="ce1" table:formula="of:=[.AI94]-[.G94]" office:value-type="float" office:value="1.96851612790488" calcext:value-type="float">
            <text:p>1.96851612790488</text:p>
          </table:table-cell>
          <table:table-cell/>
          <table:table-cell table:style-name="ce7" office:value-type="float" office:value="358.662080891344" calcext:value-type="float">
            <text:p>358.662080891344</text:p>
          </table:table-cell>
          <table:table-cell table:number-columns-repeated="985"/>
        </table:table-row>
        <table:table-row table:style-name="ro3">
          <table:table-cell table:style-name="ce3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86370.425" calcext:value-type="float">
            <text:p>686370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80" calcext:value-type="float">
            <text:p>18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272793732583523" calcext:value-type="float">
            <text:p>0.027279373258352</text:p>
          </table:table-cell>
          <table:table-cell/>
          <table:table-cell office:value-type="float" office:value="686370.193768944" calcext:value-type="float">
            <text:p>686370.193768944</text:p>
          </table:table-cell>
          <table:table-cell/>
          <table:table-cell table:style-name="ce1" table:formula="of:=[.T95]-[.G95]" office:value-type="float" office:value="-0.231231056037359" calcext:value-type="float">
            <text:p>-0.231231056037359</text:p>
          </table:table-cell>
          <table:table-cell/>
          <table:table-cell table:style-name="ce1" office:value-type="float" office:value="359.807966406159" calcext:value-type="float">
            <text:p>359.807966406159</text:p>
          </table:table-cell>
          <table:table-cell/>
          <table:table-cell table:style-name="ce7" office:value-type="float" office:value="358.845638251936" calcext:value-type="float">
            <text:p>358.845638251936</text:p>
          </table:table-cell>
          <table:table-cell/>
          <table:table-cell table:style-name="ce3" office:value-type="float" office:value="1880" calcext:value-type="float">
            <text:p>18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203228071332" calcext:value-type="float">
            <text:p>0.80203228071332</text:p>
          </table:table-cell>
          <table:table-cell table:style-name="ce1"/>
          <table:table-cell table:style-name="ce1" office:value-type="float" office:value="686370.617918078" calcext:value-type="float">
            <text:p>686370.617918078</text:p>
          </table:table-cell>
          <table:table-cell table:style-name="ce1"/>
          <table:table-cell table:style-name="ce1" table:formula="of:=[.AI95]-[.G95]" office:value-type="float" office:value="0.192918077926151" calcext:value-type="float">
            <text:p>0.192918077926151</text:p>
          </table:table-cell>
          <table:table-cell/>
          <table:table-cell table:style-name="ce7" office:value-type="float" office:value="359.804095216167" calcext:value-type="float">
            <text:p>359.804095216167</text:p>
          </table:table-cell>
          <table:table-cell table:number-columns-repeated="985"/>
        </table:table-row>
        <table:table-row table:style-name="ro3">
          <table:table-cell table:style-name="ce3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686735.691666667" calcext:value-type="float">
            <text:p>68673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881" calcext:value-type="float">
            <text:p>18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26257064193487" calcext:value-type="float">
            <text:p>0.526257064193487</text:p>
          </table:table-cell>
          <table:table-cell/>
          <table:table-cell office:value-type="float" office:value="686735.448282123" calcext:value-type="float">
            <text:p>686735.448282123</text:p>
          </table:table-cell>
          <table:table-cell/>
          <table:table-cell table:style-name="ce1" table:formula="of:=[.T96]-[.G96]" office:value-type="float" office:value="-0.243384544039145" calcext:value-type="float">
            <text:p>-0.243384544039145</text:p>
          </table:table-cell>
          <table:table-cell/>
          <table:table-cell table:style-name="ce1" office:value-type="float" office:value="359.555464882353" calcext:value-type="float">
            <text:p>359.555464882353</text:p>
          </table:table-cell>
          <table:table-cell/>
          <table:table-cell table:style-name="ce7" office:value-type="float" office:value="359.285484107517" calcext:value-type="float">
            <text:p>359.285484107517</text:p>
          </table:table-cell>
          <table:table-cell/>
          <table:table-cell table:style-name="ce3" office:value-type="float" office:value="1881" calcext:value-type="float">
            <text:p>18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27486255019903" calcext:value-type="float">
            <text:p>0.127486255019903</text:p>
          </table:table-cell>
          <table:table-cell table:style-name="ce1"/>
          <table:table-cell table:style-name="ce1" office:value-type="float" office:value="686736.339671865" calcext:value-type="float">
            <text:p>686736.339671865</text:p>
          </table:table-cell>
          <table:table-cell table:style-name="ce1"/>
          <table:table-cell table:style-name="ce1" table:formula="of:=[.AI96]-[.G96]" office:value-type="float" office:value="0.648005198454484" calcext:value-type="float">
            <text:p>0.648005198454484</text:p>
          </table:table-cell>
          <table:table-cell/>
          <table:table-cell table:style-name="ce7" office:value-type="float" office:value="359.539745091963" calcext:value-type="float">
            <text:p>359.539745091963</text:p>
          </table:table-cell>
          <table:table-cell table:number-columns-repeated="985"/>
        </table:table-row>
        <table:table-row table:style-name="ro3">
          <table:table-cell table:style-name="ce3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87100.775" calcext:value-type="float">
            <text:p>687100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82" calcext:value-type="float">
            <text:p>1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26248329132795" calcext:value-type="float">
            <text:p>0.326248329132795</text:p>
          </table:table-cell>
          <table:table-cell/>
          <table:table-cell office:value-type="float" office:value="687100.69536545" calcext:value-type="float">
            <text:p>687100.69536545</text:p>
          </table:table-cell>
          <table:table-cell/>
          <table:table-cell table:style-name="ce1" table:formula="of:=[.T97]-[.G97]" office:value-type="float" office:value="-0.0796345500275493" calcext:value-type="float">
            <text:p>-0.079634550027549</text:p>
          </table:table-cell>
          <table:table-cell/>
          <table:table-cell table:style-name="ce1" office:value-type="float" office:value="359.309895578568" calcext:value-type="float">
            <text:p>359.309895578568</text:p>
          </table:table-cell>
          <table:table-cell/>
          <table:table-cell table:style-name="ce7" office:value-type="float" office:value="359.310207113187" calcext:value-type="float">
            <text:p>359.310207113187</text:p>
          </table:table-cell>
          <table:table-cell/>
          <table:table-cell table:style-name="ce3" office:value-type="float" office:value="1882" calcext:value-type="float">
            <text:p>1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98564629256725" calcext:value-type="float">
            <text:p>0.898564629256725</text:p>
          </table:table-cell>
          <table:table-cell table:style-name="ce1"/>
          <table:table-cell table:style-name="ce1" office:value-type="float" office:value="687102.319374003" calcext:value-type="float">
            <text:p>687102.319374003</text:p>
          </table:table-cell>
          <table:table-cell table:style-name="ce1"/>
          <table:table-cell table:style-name="ce1" table:formula="of:=[.AI97]-[.G97]" office:value-type="float" office:value="1.54437400319148" calcext:value-type="float">
            <text:p>1.54437400319148</text:p>
          </table:table-cell>
          <table:table-cell/>
          <table:table-cell table:style-name="ce7" office:value-type="float" office:value="359.151181602243" calcext:value-type="float">
            <text:p>359.151181602243</text:p>
          </table:table-cell>
          <table:table-cell table:number-columns-repeated="985"/>
        </table:table-row>
        <table:table-row table:style-name="ro3">
          <table:table-cell table:style-name="ce3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687466.75" calcext:value-type="float">
            <text:p>687466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883" calcext:value-type="float">
            <text:p>1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21610859036446" calcext:value-type="float">
            <text:p>0.072161085903645</text:p>
          </table:table-cell>
          <table:table-cell/>
          <table:table-cell office:value-type="float" office:value="687465.938244556" calcext:value-type="float">
            <text:p>687465.938244556</text:p>
          </table:table-cell>
          <table:table-cell/>
          <table:table-cell table:style-name="ce1" table:formula="of:=[.T98]-[.G98]" office:value-type="float" office:value="-0.811755444039591" calcext:value-type="float">
            <text:p>-0.811755444039591</text:p>
          </table:table-cell>
          <table:table-cell/>
          <table:table-cell table:style-name="ce1" office:value-type="float" office:value="359.069224127845" calcext:value-type="float">
            <text:p>359.069224127845</text:p>
          </table:table-cell>
          <table:table-cell/>
          <table:table-cell table:style-name="ce7" office:value-type="float" office:value="358.814732122948" calcext:value-type="float">
            <text:p>358.814732122948</text:p>
          </table:table-cell>
          <table:table-cell/>
          <table:table-cell table:style-name="ce3" office:value-type="float" office:value="1883" calcext:value-type="float">
            <text:p>1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854025408625603" calcext:value-type="float">
            <text:p>0.08540254086256</text:p>
          </table:table-cell>
          <table:table-cell table:style-name="ce1"/>
          <table:table-cell table:style-name="ce1" office:value-type="float" office:value="687468.437559307" calcext:value-type="float">
            <text:p>687468.437559307</text:p>
          </table:table-cell>
          <table:table-cell table:style-name="ce1"/>
          <table:table-cell table:style-name="ce1" table:formula="of:=[.AI98]-[.G98]" office:value-type="float" office:value="1.68755930732004" calcext:value-type="float">
            <text:p>1.68755930732004</text:p>
          </table:table-cell>
          <table:table-cell/>
          <table:table-cell table:style-name="ce7" office:value-type="float" office:value="358.646632673459" calcext:value-type="float">
            <text:p>358.646632673459</text:p>
          </table:table-cell>
          <table:table-cell table:number-columns-repeated="985"/>
        </table:table-row>
        <table:table-row table:style-name="ro3">
          <table:table-cell table:style-name="ce3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687831.9" calcext:value-type="float">
            <text:p>687831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1884" calcext:value-type="float">
            <text:p>18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71503222361207" calcext:value-type="float">
            <text:p>0.71503222361207</text:p>
          </table:table-cell>
          <table:table-cell/>
          <table:table-cell office:value-type="float" office:value="687831.187302106" calcext:value-type="float">
            <text:p>687831.187302106</text:p>
          </table:table-cell>
          <table:table-cell/>
          <table:table-cell table:style-name="ce1" table:formula="of:=[.T99]-[.G99]" office:value-type="float" office:value="-0.712697894079611" calcext:value-type="float">
            <text:p>-0.712697894079611</text:p>
          </table:table-cell>
          <table:table-cell/>
          <table:table-cell table:style-name="ce1" office:value-type="float" office:value="359.814408315688" calcext:value-type="float">
            <text:p>359.814408315688</text:p>
          </table:table-cell>
          <table:table-cell/>
          <table:table-cell table:style-name="ce7" office:value-type="float" office:value="358.874506678949" calcext:value-type="float">
            <text:p>358.874506678949</text:p>
          </table:table-cell>
          <table:table-cell/>
          <table:table-cell table:style-name="ce3" office:value-type="float" office:value="1884" calcext:value-type="float">
            <text:p>18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9343777000904" calcext:value-type="float">
            <text:p>0.419343777000904</text:p>
          </table:table-cell>
          <table:table-cell table:style-name="ce1"/>
          <table:table-cell table:style-name="ce1" office:value-type="float" office:value="687831.560707878" calcext:value-type="float">
            <text:p>687831.560707878</text:p>
          </table:table-cell>
          <table:table-cell table:style-name="ce1"/>
          <table:table-cell table:style-name="ce1" table:formula="of:=[.AI99]-[.G99]" office:value-type="float" office:value="-0.339292122400366" calcext:value-type="float">
            <text:p>-0.339292122400366</text:p>
          </table:table-cell>
          <table:table-cell/>
          <table:table-cell table:style-name="ce7" office:value-type="float" office:value="359.839017126245" calcext:value-type="float">
            <text:p>359.839017126245</text:p>
          </table:table-cell>
          <table:table-cell table:number-columns-repeated="985"/>
        </table:table-row>
        <table:table-row table:style-name="ro3">
          <table:table-cell table:style-name="ce3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8196.9" calcext:value-type="float">
            <text:p>688196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885" calcext:value-type="float">
            <text:p>1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8294312804937" calcext:value-type="float">
            <text:p>0.568294312804937</text:p>
          </table:table-cell>
          <table:table-cell/>
          <table:table-cell office:value-type="float" office:value="688196.428866871" calcext:value-type="float">
            <text:p>688196.428866871</text:p>
          </table:table-cell>
          <table:table-cell/>
          <table:table-cell table:style-name="ce1" table:formula="of:=[.T100]-[.G100]" office:value-type="float" office:value="-0.471133128972724" calcext:value-type="float">
            <text:p>-0.471133128972724</text:p>
          </table:table-cell>
          <table:table-cell/>
          <table:table-cell table:style-name="ce1" office:value-type="float" office:value="359.57453952841" calcext:value-type="float">
            <text:p>359.57453952841</text:p>
          </table:table-cell>
          <table:table-cell/>
          <table:table-cell table:style-name="ce7" office:value-type="float" office:value="357.784600280058" calcext:value-type="float">
            <text:p>357.784600280058</text:p>
          </table:table-cell>
          <table:table-cell/>
          <table:table-cell table:style-name="ce3" office:value-type="float" office:value="1885" calcext:value-type="float">
            <text:p>1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60187509655952" calcext:value-type="float">
            <text:p>0.960187509655952</text:p>
          </table:table-cell>
          <table:table-cell table:style-name="ce1"/>
          <table:table-cell table:style-name="ce1" office:value-type="float" office:value="688197.294416797" calcext:value-type="float">
            <text:p>688197.294416797</text:p>
          </table:table-cell>
          <table:table-cell table:style-name="ce1"/>
          <table:table-cell table:style-name="ce1" table:formula="of:=[.AI100]-[.G100]" office:value-type="float" office:value="0.394416796858422" calcext:value-type="float">
            <text:p>0.394416796858422</text:p>
          </table:table-cell>
          <table:table-cell/>
          <table:table-cell table:style-name="ce7" office:value-type="float" office:value="359.556039439757" calcext:value-type="float">
            <text:p>359.556039439757</text:p>
          </table:table-cell>
          <table:table-cell table:number-columns-repeated="985"/>
        </table:table-row>
        <table:table-row table:style-name="ro3">
          <table:table-cell table:style-name="ce3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88562.1" calcext:value-type="float">
            <text:p>688562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886" calcext:value-type="float">
            <text:p>1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.776361037045717" calcext:value-type="float">
            <text:p>0.776361037045717</text:p>
          </table:table-cell>
          <table:table-cell/>
          <table:table-cell office:value-type="float" office:value="688561.678316917" calcext:value-type="float">
            <text:p>688561.678316917</text:p>
          </table:table-cell>
          <table:table-cell/>
          <table:table-cell table:style-name="ce1" table:formula="of:=[.T101]-[.G101]" office:value-type="float" office:value="-0.421683082939126" calcext:value-type="float">
            <text:p>-0.421683082939126</text:p>
          </table:table-cell>
          <table:table-cell/>
          <table:table-cell table:style-name="ce1" office:value-type="float" office:value="359.327268702888" calcext:value-type="float">
            <text:p>359.327268702888</text:p>
          </table:table-cell>
          <table:table-cell/>
          <table:table-cell table:style-name="ce7" office:value-type="float" office:value="356.845171089582" calcext:value-type="float">
            <text:p>356.845171089582</text:p>
          </table:table-cell>
          <table:table-cell/>
          <table:table-cell table:style-name="ce3" office:value-type="float" office:value="1886" calcext:value-type="float">
            <text:p>1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420463435351849" calcext:value-type="float">
            <text:p>0.420463435351849</text:p>
          </table:table-cell>
          <table:table-cell table:style-name="ce1"/>
          <table:table-cell table:style-name="ce1" office:value-type="float" office:value="688563.289180877" calcext:value-type="float">
            <text:p>688563.289180877</text:p>
          </table:table-cell>
          <table:table-cell table:style-name="ce1"/>
          <table:table-cell table:style-name="ce1" table:formula="of:=[.AI101]-[.G101]" office:value-type="float" office:value="1.18918087740894" calcext:value-type="float">
            <text:p>1.18918087740894</text:p>
          </table:table-cell>
          <table:table-cell/>
          <table:table-cell table:style-name="ce7" office:value-type="float" office:value="359.149529897788" calcext:value-type="float">
            <text:p>359.149529897788</text:p>
          </table:table-cell>
          <table:table-cell table:number-columns-repeated="985"/>
        </table:table-row>
        <table:table-row table:style-name="ro3">
          <table:table-cell table:style-name="ce3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88927.216666667" calcext:value-type="float">
            <text:p>688927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887" calcext:value-type="float">
            <text:p>1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30717687308788" calcext:value-type="float">
            <text:p>0.063071768730879</text:p>
          </table:table-cell>
          <table:table-cell/>
          <table:table-cell office:value-type="float" office:value="688926.924349355" calcext:value-type="float">
            <text:p>688926.924349355</text:p>
          </table:table-cell>
          <table:table-cell/>
          <table:table-cell table:style-name="ce1" table:formula="of:=[.T102]-[.G102]" office:value-type="float" office:value="-0.292317311977968" calcext:value-type="float">
            <text:p>-0.292317311977968</text:p>
          </table:table-cell>
          <table:table-cell/>
          <table:table-cell table:style-name="ce1" office:value-type="float" office:value="359.082558810733" calcext:value-type="float">
            <text:p>359.082558810733</text:p>
          </table:table-cell>
          <table:table-cell/>
          <table:table-cell table:style-name="ce7" office:value-type="float" office:value="356.330285410717" calcext:value-type="float">
            <text:p>356.330285410717</text:p>
          </table:table-cell>
          <table:table-cell/>
          <table:table-cell table:style-name="ce3" office:value-type="float" office:value="1887" calcext:value-type="float">
            <text:p>1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418460376560688" calcext:value-type="float">
            <text:p>0.418460376560688</text:p>
          </table:table-cell>
          <table:table-cell table:style-name="ce1"/>
          <table:table-cell table:style-name="ce1" office:value-type="float" office:value="688929.415568375" calcext:value-type="float">
            <text:p>688929.415568375</text:p>
          </table:table-cell>
          <table:table-cell table:style-name="ce1"/>
          <table:table-cell table:style-name="ce1" table:formula="of:=[.AI102]-[.G102]" office:value-type="float" office:value="2.19890170823783" calcext:value-type="float">
            <text:p>2.19890170823783</text:p>
          </table:table-cell>
          <table:table-cell/>
          <table:table-cell table:style-name="ce7" office:value-type="float" office:value="358.628979434607" calcext:value-type="float">
            <text:p>358.628979434607</text:p>
          </table:table-cell>
          <table:table-cell table:number-columns-repeated="985"/>
        </table:table-row>
        <table:table-row table:style-name="ro3">
          <table:table-cell table:style-name="ce3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89293.058333333" calcext:value-type="float">
            <text:p>689293.0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888" calcext:value-type="float">
            <text:p>18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96602891385555" calcext:value-type="float">
            <text:p>0.896602891385555</text:p>
          </table:table-cell>
          <table:table-cell/>
          <table:table-cell office:value-type="float" office:value="689292.159650419" calcext:value-type="float">
            <text:p>689292.159650419</text:p>
          </table:table-cell>
          <table:table-cell/>
          <table:table-cell table:style-name="ce1" table:formula="of:=[.T103]-[.G103]" office:value-type="float" office:value="-0.89868291397579" calcext:value-type="float">
            <text:p>-0.89868291397579</text:p>
          </table:table-cell>
          <table:table-cell/>
          <table:table-cell table:style-name="ce1" office:value-type="float" office:value="359.841812124403" calcext:value-type="float">
            <text:p>359.841812124403</text:p>
          </table:table-cell>
          <table:table-cell/>
          <table:table-cell table:style-name="ce7" office:value-type="float" office:value="357.345271017279" calcext:value-type="float">
            <text:p>357.345271017279</text:p>
          </table:table-cell>
          <table:table-cell/>
          <table:table-cell table:style-name="ce3" office:value-type="float" office:value="1888" calcext:value-type="float">
            <text:p>18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42774425446987" calcext:value-type="float">
            <text:p>0.642774425446987</text:p>
          </table:table-cell>
          <table:table-cell table:style-name="ce1"/>
          <table:table-cell table:style-name="ce1" office:value-type="float" office:value="689292.506696371" calcext:value-type="float">
            <text:p>689292.506696371</text:p>
          </table:table-cell>
          <table:table-cell table:style-name="ce1"/>
          <table:table-cell table:style-name="ce1" table:formula="of:=[.AI103]-[.G103]" office:value-type="float" office:value="-0.551636961870827" calcext:value-type="float">
            <text:p>-0.551636961870827</text:p>
          </table:table-cell>
          <table:table-cell/>
          <table:table-cell table:style-name="ce7" office:value-type="float" office:value="359.871179735631" calcext:value-type="float">
            <text:p>359.871179735631</text:p>
          </table:table-cell>
          <table:table-cell table:number-columns-repeated="985"/>
        </table:table-row>
        <table:table-row table:style-name="ro3">
          <table:table-cell table:style-name="ce3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89658.225" calcext:value-type="float">
            <text:p>689658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889" calcext:value-type="float">
            <text:p>1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50719220936298" calcext:value-type="float">
            <text:p>0.350719220936298</text:p>
          </table:table-cell>
          <table:table-cell/>
          <table:table-cell office:value-type="float" office:value="689657.407187999" calcext:value-type="float">
            <text:p>689657.407187999</text:p>
          </table:table-cell>
          <table:table-cell/>
          <table:table-cell table:style-name="ce1" table:formula="of:=[.T104]-[.G104]" office:value-type="float" office:value="-0.817812000983395" calcext:value-type="float">
            <text:p>-0.817812000983395</text:p>
          </table:table-cell>
          <table:table-cell/>
          <table:table-cell table:style-name="ce1" office:value-type="float" office:value="359.596274627183" calcext:value-type="float">
            <text:p>359.596274627183</text:p>
          </table:table-cell>
          <table:table-cell/>
          <table:table-cell table:style-name="ce7" office:value-type="float" office:value="357.783340766335" calcext:value-type="float">
            <text:p>357.783340766335</text:p>
          </table:table-cell>
          <table:table-cell/>
          <table:table-cell table:style-name="ce3" office:value-type="float" office:value="1889" calcext:value-type="float">
            <text:p>1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97020675987005" calcext:value-type="float">
            <text:p>0.697020675987005</text:p>
          </table:table-cell>
          <table:table-cell table:style-name="ce1"/>
          <table:table-cell table:style-name="ce1" office:value-type="float" office:value="689658.251872931" calcext:value-type="float">
            <text:p>689658.251872931</text:p>
          </table:table-cell>
          <table:table-cell table:style-name="ce1"/>
          <table:table-cell table:style-name="ce1" table:formula="of:=[.AI104]-[.G104]" office:value-type="float" office:value="0.026872931048274" calcext:value-type="float">
            <text:p>0.026872931048274</text:p>
          </table:table-cell>
          <table:table-cell/>
          <table:table-cell table:style-name="ce7" office:value-type="float" office:value="359.569595629062" calcext:value-type="float">
            <text:p>359.569595629062</text:p>
          </table:table-cell>
          <table:table-cell table:number-columns-repeated="985"/>
        </table:table-row>
        <table:table-row table:style-name="ro3">
          <table:table-cell table:style-name="ce3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90023.308333333" calcext:value-type="float">
            <text:p>690023.3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90" calcext:value-type="float">
            <text:p>18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99914113432169" calcext:value-type="float">
            <text:p>0.499914113432169</text:p>
          </table:table-cell>
          <table:table-cell/>
          <table:table-cell office:value-type="float" office:value="690022.651041607" calcext:value-type="float">
            <text:p>690022.651041607</text:p>
          </table:table-cell>
          <table:table-cell/>
          <table:table-cell table:style-name="ce1" table:formula="of:=[.T105]-[.G105]" office:value-type="float" office:value="-0.657291725976393" calcext:value-type="float">
            <text:p>-0.657291725976393</text:p>
          </table:table-cell>
          <table:table-cell/>
          <table:table-cell table:style-name="ce1" office:value-type="float" office:value="359.353871005223" calcext:value-type="float">
            <text:p>359.353871005223</text:p>
          </table:table-cell>
          <table:table-cell/>
          <table:table-cell table:style-name="ce7" office:value-type="float" office:value="358.391182200226" calcext:value-type="float">
            <text:p>358.391182200226</text:p>
          </table:table-cell>
          <table:table-cell/>
          <table:table-cell table:style-name="ce3" office:value-type="float" office:value="1890" calcext:value-type="float">
            <text:p>18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09849952161312" calcext:value-type="float">
            <text:p>0.609849952161312</text:p>
          </table:table-cell>
          <table:table-cell table:style-name="ce1"/>
          <table:table-cell table:style-name="ce1" office:value-type="float" office:value="690024.260840174" calcext:value-type="float">
            <text:p>690024.260840174</text:p>
          </table:table-cell>
          <table:table-cell table:style-name="ce1"/>
          <table:table-cell table:style-name="ce1" table:formula="of:=[.AI105]-[.G105]" office:value-type="float" office:value="0.95250684057828" calcext:value-type="float">
            <text:p>0.95250684057828</text:p>
          </table:table-cell>
          <table:table-cell/>
          <table:table-cell table:style-name="ce7" office:value-type="float" office:value="359.145349651202" calcext:value-type="float">
            <text:p>359.145349651202</text:p>
          </table:table-cell>
          <table:table-cell table:number-columns-repeated="985"/>
        </table:table-row>
        <table:table-row table:style-name="ro3">
          <table:table-cell table:style-name="ce3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90388.291666667" calcext:value-type="float">
            <text:p>690388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1891" calcext:value-type="float">
            <text:p>1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2859210073948" calcext:value-type="float">
            <text:p>0.692859210073948</text:p>
          </table:table-cell>
          <table:table-cell/>
          <table:table-cell office:value-type="float" office:value="690387.89075893" calcext:value-type="float">
            <text:p>690387.89075893</text:p>
          </table:table-cell>
          <table:table-cell/>
          <table:table-cell table:style-name="ce1" table:formula="of:=[.T106]-[.G106]" office:value-type="float" office:value="-0.400907736970112" calcext:value-type="float">
            <text:p>-0.400907736970112</text:p>
          </table:table-cell>
          <table:table-cell/>
          <table:table-cell table:style-name="ce1" office:value-type="float" office:value="359.116145355365" calcext:value-type="float">
            <text:p>359.116145355365</text:p>
          </table:table-cell>
          <table:table-cell/>
          <table:table-cell table:style-name="ce7" office:value-type="float" office:value="358.846036232098" calcext:value-type="float">
            <text:p>358.846036232098</text:p>
          </table:table-cell>
          <table:table-cell/>
          <table:table-cell table:style-name="ce3" office:value-type="float" office:value="1891" calcext:value-type="float">
            <text:p>1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362618632614613" calcext:value-type="float">
            <text:p>0.362618632614613</text:p>
          </table:table-cell>
          <table:table-cell table:style-name="ce1"/>
          <table:table-cell table:style-name="ce1" office:value-type="float" office:value="690390.394001819" calcext:value-type="float">
            <text:p>690390.394001819</text:p>
          </table:table-cell>
          <table:table-cell table:style-name="ce1"/>
          <table:table-cell table:style-name="ce1" table:formula="of:=[.AI106]-[.G106]" office:value-type="float" office:value="2.10233515151776" calcext:value-type="float">
            <text:p>2.10233515151776</text:p>
          </table:table-cell>
          <table:table-cell/>
          <table:table-cell table:style-name="ce7" office:value-type="float" office:value="358.609190385327" calcext:value-type="float">
            <text:p>358.609190385327</text:p>
          </table:table-cell>
          <table:table-cell table:number-columns-repeated="985"/>
        </table:table-row>
        <table:table-row table:style-name="ro3">
          <table:table-cell table:style-name="ce3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690753.491666667" calcext:value-type="float">
            <text:p>690753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892" calcext:value-type="float">
            <text:p>1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39236182719469" calcext:value-type="float">
            <text:p>0.439236182719469</text:p>
          </table:table-cell>
          <table:table-cell/>
          <table:table-cell office:value-type="float" office:value="690753.139193914" calcext:value-type="float">
            <text:p>690753.139193914</text:p>
          </table:table-cell>
          <table:table-cell/>
          <table:table-cell table:style-name="ce1" table:formula="of:=[.T107]-[.G107]" office:value-type="float" office:value="-0.352472753031179" calcext:value-type="float">
            <text:p>-0.352472753031179</text:p>
          </table:table-cell>
          <table:table-cell/>
          <table:table-cell table:style-name="ce1" office:value-type="float" office:value="359.862162703772" calcext:value-type="float">
            <text:p>359.862162703772</text:p>
          </table:table-cell>
          <table:table-cell/>
          <table:table-cell table:style-name="ce7" office:value-type="float" office:value="359.862272792103" calcext:value-type="float">
            <text:p>359.862272792103</text:p>
          </table:table-cell>
          <table:table-cell/>
          <table:table-cell table:style-name="ce3" office:value-type="float" office:value="1892" calcext:value-type="float">
            <text:p>1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0935984924435616" calcext:value-type="float">
            <text:p>0.093598492443562</text:p>
          </table:table-cell>
          <table:table-cell table:style-name="ce1"/>
          <table:table-cell table:style-name="ce1" office:value-type="float" office:value="690753.455620555" calcext:value-type="float">
            <text:p>690753.455620555</text:p>
          </table:table-cell>
          <table:table-cell table:style-name="ce1"/>
          <table:table-cell table:style-name="ce1" table:formula="of:=[.AI107]-[.G107]" office:value-type="float" office:value="-0.0360461125383154" calcext:value-type="float">
            <text:p>-0.036046112538315</text:p>
          </table:table-cell>
          <table:table-cell/>
          <table:table-cell table:style-name="ce7" office:value-type="float" office:value="359.900574493401" calcext:value-type="float">
            <text:p>359.900574493401</text:p>
          </table:table-cell>
          <table:table-cell table:number-columns-repeated="985"/>
        </table:table-row>
        <table:table-row table:style-name="ro3">
          <table:table-cell table:style-name="ce3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91118.508333333" calcext:value-type="float">
            <text:p>691118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893" calcext:value-type="float">
            <text:p>1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902185287326574" calcext:value-type="float">
            <text:p>0.902185287326574</text:p>
          </table:table-cell>
          <table:table-cell/>
          <table:table-cell office:value-type="float" office:value="691118.379793184" calcext:value-type="float">
            <text:p>691118.379793184</text:p>
          </table:table-cell>
          <table:table-cell/>
          <table:table-cell table:style-name="ce1" table:formula="of:=[.T108]-[.G108]" office:value-type="float" office:value="-0.128540148958564" calcext:value-type="float">
            <text:p>-0.128540148958564</text:p>
          </table:table-cell>
          <table:table-cell/>
          <table:table-cell table:style-name="ce1" office:value-type="float" office:value="359.623204476367" calcext:value-type="float">
            <text:p>359.623204476367</text:p>
          </table:table-cell>
          <table:table-cell/>
          <table:table-cell table:style-name="ce7" office:value-type="float" office:value="359.367595956326" calcext:value-type="float">
            <text:p>359.367595956326</text:p>
          </table:table-cell>
          <table:table-cell/>
          <table:table-cell table:style-name="ce3" office:value-type="float" office:value="1893" calcext:value-type="float">
            <text:p>1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077971238642931" calcext:value-type="float">
            <text:p>0.077971238642931</text:p>
          </table:table-cell>
          <table:table-cell table:style-name="ce1"/>
          <table:table-cell table:style-name="ce1" office:value-type="float" office:value="691119.211859702" calcext:value-type="float">
            <text:p>691119.211859702</text:p>
          </table:table-cell>
          <table:table-cell table:style-name="ce1"/>
          <table:table-cell table:style-name="ce1" table:formula="of:=[.AI108]-[.G108]" office:value-type="float" office:value="0.703526369296014" calcext:value-type="float">
            <text:p>0.703526369296014</text:p>
          </table:table-cell>
          <table:table-cell/>
          <table:table-cell table:style-name="ce7" office:value-type="float" office:value="359.580432816197" calcext:value-type="float">
            <text:p>359.580432816197</text:p>
          </table:table-cell>
          <table:table-cell table:number-columns-repeated="985"/>
        </table:table-row>
        <table:table-row table:style-name="ro3">
          <table:table-cell table:style-name="ce3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91484.566666667" calcext:value-type="float">
            <text:p>691484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94" calcext:value-type="float">
            <text:p>18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1971439123154" calcext:value-type="float">
            <text:p>0.391971439123154</text:p>
          </table:table-cell>
          <table:table-cell/>
          <table:table-cell office:value-type="float" office:value="691483.623883314" calcext:value-type="float">
            <text:p>691483.623883314</text:p>
          </table:table-cell>
          <table:table-cell/>
          <table:table-cell table:style-name="ce1" table:formula="of:=[.T109]-[.G109]" office:value-type="float" office:value="-0.942783353035338" calcext:value-type="float">
            <text:p>-0.942783353035338</text:p>
          </table:table-cell>
          <table:table-cell/>
          <table:table-cell table:style-name="ce1" office:value-type="float" office:value="359.381213947832" calcext:value-type="float">
            <text:p>359.381213947832</text:p>
          </table:table-cell>
          <table:table-cell/>
          <table:table-cell table:style-name="ce7" office:value-type="float" office:value="358.442504766208" calcext:value-type="float">
            <text:p>358.442504766208</text:p>
          </table:table-cell>
          <table:table-cell/>
          <table:table-cell table:style-name="ce3" office:value-type="float" office:value="1894" calcext:value-type="float">
            <text:p>18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79310731589794" calcext:value-type="float">
            <text:p>0.179310731589794</text:p>
          </table:table-cell>
          <table:table-cell table:style-name="ce1"/>
          <table:table-cell table:style-name="ce1" office:value-type="float" office:value="691485.234152299" calcext:value-type="float">
            <text:p>691485.234152299</text:p>
          </table:table-cell>
          <table:table-cell table:style-name="ce1"/>
          <table:table-cell table:style-name="ce1" table:formula="of:=[.AI109]-[.G109]" office:value-type="float" office:value="0.667485632118769" calcext:value-type="float">
            <text:p>0.667485632118769</text:p>
          </table:table-cell>
          <table:table-cell/>
          <table:table-cell table:style-name="ce7" office:value-type="float" office:value="359.138687936051" calcext:value-type="float">
            <text:p>359.138687936051</text:p>
          </table:table-cell>
          <table:table-cell table:number-columns-repeated="985"/>
        </table:table-row>
        <table:table-row table:style-name="ro3">
          <table:table-cell table:style-name="ce3" office:value-type="float" office:value="1895" calcext:value-type="float">
            <text:p>189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91849.65" calcext:value-type="float">
            <text:p>691849.6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95" calcext:value-type="float">
            <text:p>189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55684478580952" calcext:value-type="float">
            <text:p>0.655684478580952</text:p>
          </table:table-cell>
          <table:table-cell/>
          <table:table-cell office:value-type="float" office:value="691848.867122003" calcext:value-type="float">
            <text:p>691848.867122003</text:p>
          </table:table-cell>
          <table:table-cell/>
          <table:table-cell table:style-name="ce1" table:formula="of:=[.T110]-[.G110]" office:value-type="float" office:value="-0.782877997029573" calcext:value-type="float">
            <text:p>-0.782877997029573</text:p>
          </table:table-cell>
          <table:table-cell/>
          <table:table-cell table:style-name="ce1" office:value-type="float" office:value="359.139412180048" calcext:value-type="float">
            <text:p>359.139412180048</text:p>
          </table:table-cell>
          <table:table-cell/>
          <table:table-cell table:style-name="ce7" office:value-type="float" office:value="357.350895337382" calcext:value-type="float">
            <text:p>357.350895337382</text:p>
          </table:table-cell>
          <table:table-cell/>
          <table:table-cell table:style-name="ce3" office:value-type="float" office:value="1895" calcext:value-type="float">
            <text:p>18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61859642714262" calcext:value-type="float">
            <text:p>0.61859642714262</text:p>
          </table:table-cell>
          <table:table-cell table:style-name="ce1"/>
          <table:table-cell table:style-name="ce1" office:value-type="float" office:value="691851.372651803" calcext:value-type="float">
            <text:p>691851.372651803</text:p>
          </table:table-cell>
          <table:table-cell table:style-name="ce1"/>
          <table:table-cell table:style-name="ce1" table:formula="of:=[.AI110]-[.G110]" office:value-type="float" office:value="1.72265180305112" calcext:value-type="float">
            <text:p>1.72265180305112</text:p>
          </table:table-cell>
          <table:table-cell/>
          <table:table-cell table:style-name="ce7" office:value-type="float" office:value="358.587338316617" calcext:value-type="float">
            <text:p>358.587338316617</text:p>
          </table:table-cell>
          <table:table-cell table:number-columns-repeated="985"/>
        </table:table-row>
        <table:table-row table:style-name="ro3">
          <table:table-cell table:style-name="ce3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2214.466666667" calcext:value-type="float">
            <text:p>692214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96" calcext:value-type="float">
            <text:p>1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84447897970676" calcext:value-type="float">
            <text:p>0.584447897970676</text:p>
          </table:table-cell>
          <table:table-cell/>
          <table:table-cell office:value-type="float" office:value="692214.099016978" calcext:value-type="float">
            <text:p>692214.099016978</text:p>
          </table:table-cell>
          <table:table-cell/>
          <table:table-cell table:style-name="ce1" table:formula="of:=[.T111]-[.G111]" office:value-type="float" office:value="-0.367649688967504" calcext:value-type="float">
            <text:p>-0.367649688967504</text:p>
          </table:table-cell>
          <table:table-cell/>
          <table:table-cell table:style-name="ce1" office:value-type="float" office:value="359.901984497636" calcext:value-type="float">
            <text:p>359.901984497636</text:p>
          </table:table-cell>
          <table:table-cell/>
          <table:table-cell table:style-name="ce7" office:value-type="float" office:value="357.419218964438" calcext:value-type="float">
            <text:p>357.419218964438</text:p>
          </table:table-cell>
          <table:table-cell/>
          <table:table-cell table:style-name="ce3" office:value-type="float" office:value="1896" calcext:value-type="float">
            <text:p>1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420350708067417" calcext:value-type="float">
            <text:p>0.420350708067417</text:p>
          </table:table-cell>
          <table:table-cell table:style-name="ce1"/>
          <table:table-cell table:style-name="ce1" office:value-type="float" office:value="692214.407236355" calcext:value-type="float">
            <text:p>692214.407236355</text:p>
          </table:table-cell>
          <table:table-cell table:style-name="ce1"/>
          <table:table-cell table:style-name="ce1" table:formula="of:=[.AI111]-[.G111]" office:value-type="float" office:value="-0.0594303123652935" calcext:value-type="float">
            <text:p>-0.059430312365294</text:p>
          </table:table-cell>
          <table:table-cell/>
          <table:table-cell table:style-name="ce7" office:value-type="float" office:value="359.927196864045" calcext:value-type="float">
            <text:p>359.927196864045</text:p>
          </table:table-cell>
          <table:table-cell table:number-columns-repeated="985"/>
        </table:table-row>
        <table:table-row table:style-name="ro3">
          <table:table-cell table:style-name="ce3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2579.6" calcext:value-type="float">
            <text:p>692579.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97" calcext:value-type="float">
            <text:p>1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7855617851019" calcext:value-type="float">
            <text:p>0.947855617851019</text:p>
          </table:table-cell>
          <table:table-cell/>
          <table:table-cell office:value-type="float" office:value="692579.344408233" calcext:value-type="float">
            <text:p>692579.344408233</text:p>
          </table:table-cell>
          <table:table-cell/>
          <table:table-cell table:style-name="ce1" table:formula="of:=[.T112]-[.G112]" office:value-type="float" office:value="-0.25559176702518" calcext:value-type="float">
            <text:p>-0.25559176702518</text:p>
          </table:table-cell>
          <table:table-cell/>
          <table:table-cell table:style-name="ce1" office:value-type="float" office:value="359.65855578948" calcext:value-type="float">
            <text:p>359.65855578948</text:p>
          </table:table-cell>
          <table:table-cell/>
          <table:table-cell table:style-name="ce7" office:value-type="float" office:value="356.90655609325" calcext:value-type="float">
            <text:p>356.90655609325</text:p>
          </table:table-cell>
          <table:table-cell/>
          <table:table-cell table:style-name="ce3" office:value-type="float" office:value="1897" calcext:value-type="float">
            <text:p>1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49932543933392" calcext:value-type="float">
            <text:p>0.849932543933392</text:p>
          </table:table-cell>
          <table:table-cell table:style-name="ce1"/>
          <table:table-cell table:style-name="ce1" office:value-type="float" office:value="692580.174201342" calcext:value-type="float">
            <text:p>692580.174201342</text:p>
          </table:table-cell>
          <table:table-cell table:style-name="ce1"/>
          <table:table-cell table:style-name="ce1" table:formula="of:=[.AI112]-[.G112]" office:value-type="float" office:value="0.574201342067681" calcext:value-type="float">
            <text:p>0.574201342067681</text:p>
          </table:table-cell>
          <table:table-cell/>
          <table:table-cell table:style-name="ce7" office:value-type="float" office:value="359.588574344077" calcext:value-type="float">
            <text:p>359.588574344077</text:p>
          </table:table-cell>
          <table:table-cell table:number-columns-repeated="985"/>
        </table:table-row>
        <table:table-row table:style-name="ro3">
          <table:table-cell table:style-name="ce3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92944.683333333" calcext:value-type="float">
            <text:p>692944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898" calcext:value-type="float">
            <text:p>1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8158016502857" calcext:value-type="float">
            <text:p>0.278158016502857</text:p>
          </table:table-cell>
          <table:table-cell/>
          <table:table-cell office:value-type="float" office:value="692944.587693165" calcext:value-type="float">
            <text:p>692944.587693165</text:p>
          </table:table-cell>
          <table:table-cell/>
          <table:table-cell table:style-name="ce1" table:formula="of:=[.T113]-[.G113]" office:value-type="float" office:value="-0.095640167943202" calcext:value-type="float">
            <text:p>-0.095640167943202</text:p>
          </table:table-cell>
          <table:table-cell/>
          <table:table-cell table:style-name="ce1" office:value-type="float" office:value="359.416778706807" calcext:value-type="float">
            <text:p>359.416778706807</text:p>
          </table:table-cell>
          <table:table-cell/>
          <table:table-cell table:style-name="ce7" office:value-type="float" office:value="356.920558589576" calcext:value-type="float">
            <text:p>356.920558589576</text:p>
          </table:table-cell>
          <table:table-cell/>
          <table:table-cell table:style-name="ce3" office:value-type="float" office:value="1898" calcext:value-type="float">
            <text:p>1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7776474654675" calcext:value-type="float">
            <text:p>0.837776474654675</text:p>
          </table:table-cell>
          <table:table-cell table:style-name="ce1"/>
          <table:table-cell table:style-name="ce1" office:value-type="float" office:value="692946.208915123" calcext:value-type="float">
            <text:p>692946.208915123</text:p>
          </table:table-cell>
          <table:table-cell table:style-name="ce1"/>
          <table:table-cell table:style-name="ce1" table:formula="of:=[.AI113]-[.G113]" office:value-type="float" office:value="1.52558178955223" calcext:value-type="float">
            <text:p>1.52558178955223</text:p>
          </table:table-cell>
          <table:table-cell/>
          <table:table-cell table:style-name="ce7" office:value-type="float" office:value="359.129595844031" calcext:value-type="float">
            <text:p>359.129595844031</text:p>
          </table:table-cell>
          <table:table-cell table:number-columns-repeated="985"/>
        </table:table-row>
        <table:table-row table:style-name="ro3">
          <table:table-cell table:style-name="ce3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93310.558333333" calcext:value-type="float">
            <text:p>693310.5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99" calcext:value-type="float">
            <text:p>18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9044490605593" calcext:value-type="float">
            <text:p>0.849044490605593</text:p>
          </table:table-cell>
          <table:table-cell/>
          <table:table-cell office:value-type="float" office:value="693309.823506281" calcext:value-type="float">
            <text:p>693309.823506281</text:p>
          </table:table-cell>
          <table:table-cell/>
          <table:table-cell table:style-name="ce1" table:formula="of:=[.T114]-[.G114]" office:value-type="float" office:value="-0.73482705198694" calcext:value-type="float">
            <text:p>-0.73482705198694</text:p>
          </table:table-cell>
          <table:table-cell/>
          <table:table-cell table:style-name="ce1" office:value-type="float" office:value="359.182818028843" calcext:value-type="float">
            <text:p>359.182818028843</text:p>
          </table:table-cell>
          <table:table-cell/>
          <table:table-cell table:style-name="ce7" office:value-type="float" office:value="357.369860031627" calcext:value-type="float">
            <text:p>357.369860031627</text:p>
          </table:table-cell>
          <table:table-cell/>
          <table:table-cell table:style-name="ce3" office:value-type="float" office:value="1899" calcext:value-type="float">
            <text:p>18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88379216194153" calcext:value-type="float">
            <text:p>0.888379216194153</text:p>
          </table:table-cell>
          <table:table-cell table:style-name="ce1"/>
          <table:table-cell table:style-name="ce1" office:value-type="float" office:value="693312.351311374" calcext:value-type="float">
            <text:p>693312.351311374</text:p>
          </table:table-cell>
          <table:table-cell table:style-name="ce1"/>
          <table:table-cell table:style-name="ce1" table:formula="of:=[.AI114]-[.G114]" office:value-type="float" office:value="1.79297804145608" calcext:value-type="float">
            <text:p>1.79297804145608</text:p>
          </table:table-cell>
          <table:table-cell/>
          <table:table-cell table:style-name="ce7" office:value-type="float" office:value="358.563499496153" calcext:value-type="float">
            <text:p>358.563499496153</text:p>
          </table:table-cell>
          <table:table-cell table:number-columns-repeated="985"/>
        </table:table-row>
        <table:table-row table:style-name="ro3">
          <table:table-cell table:style-name="ce3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93675.691666667" calcext:value-type="float">
            <text:p>69367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00" calcext:value-type="float">
            <text:p>1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77752097696066" calcext:value-type="float">
            <text:p>0.277752097696066</text:p>
          </table:table-cell>
          <table:table-cell/>
          <table:table-cell office:value-type="float" office:value="693675.068942883" calcext:value-type="float">
            <text:p>693675.068942883</text:p>
          </table:table-cell>
          <table:table-cell/>
          <table:table-cell table:style-name="ce1" table:formula="of:=[.T115]-[.G115]" office:value-type="float" office:value="-0.622723783948459" calcext:value-type="float">
            <text:p>-0.622723783948459</text:p>
          </table:table-cell>
          <table:table-cell/>
          <table:table-cell table:style-name="ce1" office:value-type="float" office:value="358.939296026758" calcext:value-type="float">
            <text:p>358.939296026758</text:p>
          </table:table-cell>
          <table:table-cell/>
          <table:table-cell table:style-name="ce7" office:value-type="float" office:value="357.976485598992" calcext:value-type="float">
            <text:p>357.976485598992</text:p>
          </table:table-cell>
          <table:table-cell/>
          <table:table-cell table:style-name="ce3" office:value-type="float" office:value="1900" calcext:value-type="float">
            <text:p>1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451891239732504" calcext:value-type="float">
            <text:p>0.451891239732504</text:p>
          </table:table-cell>
          <table:table-cell table:style-name="ce1"/>
          <table:table-cell table:style-name="ce1" office:value-type="float" office:value="693678.357258258" calcext:value-type="float">
            <text:p>693678.357258258</text:p>
          </table:table-cell>
          <table:table-cell table:style-name="ce1"/>
          <table:table-cell table:style-name="ce1" table:formula="of:=[.AI115]-[.G115]" office:value-type="float" office:value="2.66559159080498" calcext:value-type="float">
            <text:p>2.66559159080498</text:p>
          </table:table-cell>
          <table:table-cell/>
          <table:table-cell table:style-name="ce7" office:value-type="float" office:value="357.911418913596" calcext:value-type="float">
            <text:p>357.911418913596</text:p>
          </table:table-cell>
          <table:table-cell table:number-columns-repeated="985"/>
        </table:table-row>
        <table:table-row table:style-name="ro3">
          <table:table-cell table:style-name="ce3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4040.675" calcext:value-type="float">
            <text:p>694040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901" calcext:value-type="float">
            <text:p>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908752612769604" calcext:value-type="float">
            <text:p>0.908752612769604</text:p>
          </table:table-cell>
          <table:table-cell/>
          <table:table-cell office:value-type="float" office:value="694040.308269967" calcext:value-type="float">
            <text:p>694040.308269967</text:p>
          </table:table-cell>
          <table:table-cell/>
          <table:table-cell table:style-name="ce1" table:formula="of:=[.T116]-[.G116]" office:value-type="float" office:value="-0.36673003307078" calcext:value-type="float">
            <text:p>-0.36673003307078</text:p>
          </table:table-cell>
          <table:table-cell/>
          <table:table-cell table:style-name="ce1" office:value-type="float" office:value="358.70094180711" calcext:value-type="float">
            <text:p>358.70094180711</text:p>
          </table:table-cell>
          <table:table-cell/>
          <table:table-cell table:style-name="ce7" office:value-type="float" office:value="358.430922131556" calcext:value-type="float">
            <text:p>358.430922131556</text:p>
          </table:table-cell>
          <table:table-cell/>
          <table:table-cell table:style-name="ce3" office:value-type="float" office:value="1901" calcext:value-type="float">
            <text:p>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49067661166191" calcext:value-type="float">
            <text:p>0.549067661166191</text:p>
          </table:table-cell>
          <table:table-cell table:style-name="ce1"/>
          <table:table-cell table:style-name="ce1" office:value-type="float" office:value="694044.046909075" calcext:value-type="float">
            <text:p>694044.046909075</text:p>
          </table:table-cell>
          <table:table-cell table:style-name="ce1"/>
          <table:table-cell table:style-name="ce1" table:formula="of:=[.AI116]-[.G116]" office:value-type="float" office:value="3.37190907471813" calcext:value-type="float">
            <text:p>3.37190907471813</text:p>
          </table:table-cell>
          <table:table-cell/>
          <table:table-cell table:style-name="ce7" office:value-type="float" office:value="357.201054967181" calcext:value-type="float">
            <text:p>357.201054967181</text:p>
          </table:table-cell>
          <table:table-cell table:number-columns-repeated="985"/>
        </table:table-row>
        <table:table-row table:style-name="ro3">
          <table:table-cell table:style-name="ce3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4405.808333333" calcext:value-type="float">
            <text:p>694405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902" calcext:value-type="float">
            <text:p>1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92103552818298" calcext:value-type="float">
            <text:p>0.892103552818298</text:p>
          </table:table-cell>
          <table:table-cell/>
          <table:table-cell office:value-type="float" office:value="694405.553397294" calcext:value-type="float">
            <text:p>694405.553397294</text:p>
          </table:table-cell>
          <table:table-cell/>
          <table:table-cell table:style-name="ce1" table:formula="of:=[.T117]-[.G117]" office:value-type="float" office:value="-0.254936038982123" calcext:value-type="float">
            <text:p>-0.254936038982123</text:p>
          </table:table-cell>
          <table:table-cell/>
          <table:table-cell table:style-name="ce1" office:value-type="float" office:value="358.458247239934" calcext:value-type="float">
            <text:p>358.458247239934</text:p>
          </table:table-cell>
          <table:table-cell/>
          <table:table-cell table:style-name="ce7" office:value-type="float" office:value="358.459473024515" calcext:value-type="float">
            <text:p>358.459473024515</text:p>
          </table:table-cell>
          <table:table-cell/>
          <table:table-cell table:style-name="ce3" office:value-type="float" office:value="1902" calcext:value-type="float">
            <text:p>1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77407722920179" calcext:value-type="float">
            <text:p>0.177407722920179</text:p>
          </table:table-cell>
          <table:table-cell table:style-name="ce1"/>
          <table:table-cell table:style-name="ce1" office:value-type="float" office:value="694409.407762089" calcext:value-type="float">
            <text:p>694409.407762089</text:p>
          </table:table-cell>
          <table:table-cell table:style-name="ce1"/>
          <table:table-cell table:style-name="ce1" table:formula="of:=[.AI117]-[.G117]" office:value-type="float" office:value="3.59942875569686" calcext:value-type="float">
            <text:p>3.59942875569686</text:p>
          </table:table-cell>
          <table:table-cell/>
          <table:table-cell table:style-name="ce7" office:value-type="float" office:value="356.46467195506" calcext:value-type="float">
            <text:p>356.46467195506</text:p>
          </table:table-cell>
          <table:table-cell table:number-columns-repeated="985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94771.041666667" calcext:value-type="float">
            <text:p>694771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903" calcext:value-type="float">
            <text:p>19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9366324692965" calcext:value-type="float">
            <text:p>0.319366324692965</text:p>
          </table:table-cell>
          <table:table-cell/>
          <table:table-cell office:value-type="float" office:value="694770.802305116" calcext:value-type="float">
            <text:p>694770.802305116</text:p>
          </table:table-cell>
          <table:table-cell/>
          <table:table-cell table:style-name="ce1" table:formula="of:=[.T118]-[.G118]" office:value-type="float" office:value="-0.239361551008187" calcext:value-type="float">
            <text:p>-0.239361551008187</text:p>
          </table:table-cell>
          <table:table-cell/>
          <table:table-cell table:style-name="ce1" office:value-type="float" office:value="358.210512015641" calcext:value-type="float">
            <text:p>358.210512015641</text:p>
          </table:table-cell>
          <table:table-cell/>
          <table:table-cell table:style-name="ce7" office:value-type="float" office:value="357.95808295477" calcext:value-type="float">
            <text:p>357.95808295477</text:p>
          </table:table-cell>
          <table:table-cell/>
          <table:table-cell table:style-name="ce3" office:value-type="float" office:value="1903" calcext:value-type="float">
            <text:p>19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95567911118269" calcext:value-type="float">
            <text:p>0.795567911118269</text:p>
          </table:table-cell>
          <table:table-cell table:style-name="ce1"/>
          <table:table-cell table:style-name="ce1" office:value-type="float" office:value="694774.569996922" calcext:value-type="float">
            <text:p>694774.569996922</text:p>
          </table:table-cell>
          <table:table-cell table:style-name="ce1"/>
          <table:table-cell table:style-name="ce1" table:formula="of:=[.AI118]-[.G118]" office:value-type="float" office:value="3.52833025518339" calcext:value-type="float">
            <text:p>3.52833025518339</text:p>
          </table:table-cell>
          <table:table-cell/>
          <table:table-cell table:style-name="ce7" office:value-type="float" office:value="355.73659985931" calcext:value-type="float">
            <text:p>355.73659985931</text:p>
          </table:table-cell>
          <table:table-cell table:number-columns-repeated="985"/>
        </table:table-row>
        <table:table-row table:style-name="ro3">
          <table:table-cell table:style-name="ce3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95136.966666667" calcext:value-type="float">
            <text:p>695136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904" calcext:value-type="float">
            <text:p>1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1119416952133" calcext:value-type="float">
            <text:p>0.551119416952133</text:p>
          </table:table-cell>
          <table:table-cell/>
          <table:table-cell office:value-type="float" office:value="695136.0406605" calcext:value-type="float">
            <text:p>695136.0406605</text:p>
          </table:table-cell>
          <table:table-cell/>
          <table:table-cell table:style-name="ce1" table:formula="of:=[.T119]-[.G119]" office:value-type="float" office:value="-0.926006167079322" calcext:value-type="float">
            <text:p>-0.926006167079322</text:p>
          </table:table-cell>
          <table:table-cell/>
          <table:table-cell table:style-name="ce1" office:value-type="float" office:value="358.966768244427" calcext:value-type="float">
            <text:p>358.966768244427</text:p>
          </table:table-cell>
          <table:table-cell/>
          <table:table-cell table:style-name="ce7" office:value-type="float" office:value="358.029414175064" calcext:value-type="float">
            <text:p>358.029414175064</text:p>
          </table:table-cell>
          <table:table-cell/>
          <table:table-cell table:style-name="ce3" office:value-type="float" office:value="1904" calcext:value-type="float">
            <text:p>1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923817690461874" calcext:value-type="float">
            <text:p>0.923817690461874</text:p>
          </table:table-cell>
          <table:table-cell table:style-name="ce1"/>
          <table:table-cell table:style-name="ce1" office:value-type="float" office:value="695139.328419318" calcext:value-type="float">
            <text:p>695139.328419318</text:p>
          </table:table-cell>
          <table:table-cell table:style-name="ce1"/>
          <table:table-cell table:style-name="ce1" table:formula="of:=[.AI119]-[.G119]" office:value-type="float" office:value="2.36175265081692" calcext:value-type="float">
            <text:p>2.36175265081692</text:p>
          </table:table-cell>
          <table:table-cell/>
          <table:table-cell table:style-name="ce7" office:value-type="float" office:value="357.875133403737" calcext:value-type="float">
            <text:p>357.875133403737</text:p>
          </table:table-cell>
          <table:table-cell table:number-columns-repeated="985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95502.2" calcext:value-type="float">
            <text:p>695502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05" calcext:value-type="float">
            <text:p>19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814815826714039" calcext:value-type="float">
            <text:p>0.814815826714039</text:p>
          </table:table-cell>
          <table:table-cell/>
          <table:table-cell office:value-type="float" office:value="695501.290149178" calcext:value-type="float">
            <text:p>695501.290149178</text:p>
          </table:table-cell>
          <table:table-cell/>
          <table:table-cell table:style-name="ce1" table:formula="of:=[.T120]-[.G120]" office:value-type="float" office:value="-0.909850821946748" calcext:value-type="float">
            <text:p>-0.909850821946748</text:p>
          </table:table-cell>
          <table:table-cell/>
          <table:table-cell table:style-name="ce1" office:value-type="float" office:value="358.719784868226" calcext:value-type="float">
            <text:p>358.719784868226</text:p>
          </table:table-cell>
          <table:table-cell/>
          <table:table-cell table:style-name="ce7" office:value-type="float" office:value="356.932847112643" calcext:value-type="float">
            <text:p>356.932847112643</text:p>
          </table:table-cell>
          <table:table-cell/>
          <table:table-cell table:style-name="ce3" office:value-type="float" office:value="1905" calcext:value-type="float">
            <text:p>19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3996023312211" calcext:value-type="float">
            <text:p>0.13996023312211</text:p>
          </table:table-cell>
          <table:table-cell table:style-name="ce1"/>
          <table:table-cell table:style-name="ce1" office:value-type="float" office:value="695505.011208306" calcext:value-type="float">
            <text:p>695505.011208306</text:p>
          </table:table-cell>
          <table:table-cell table:style-name="ce1"/>
          <table:table-cell table:style-name="ce1" table:formula="of:=[.AI120]-[.G120]" office:value-type="float" office:value="2.81120830576401" calcext:value-type="float">
            <text:p>2.81120830576401</text:p>
          </table:table-cell>
          <table:table-cell/>
          <table:table-cell table:style-name="ce7" office:value-type="float" office:value="357.158787460136" calcext:value-type="float">
            <text:p>357.158787460136</text:p>
          </table:table-cell>
          <table:table-cell table:number-columns-repeated="985"/>
        </table:table-row>
        <table:table-row table:style-name="ro3">
          <table:table-cell table:style-name="ce3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95867.383333333" calcext:value-type="float">
            <text:p>695867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06" calcext:value-type="float">
            <text:p>19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859457470476627" calcext:value-type="float">
            <text:p>0.859457470476627</text:p>
          </table:table-cell>
          <table:table-cell/>
          <table:table-cell office:value-type="float" office:value="695866.536707957" calcext:value-type="float">
            <text:p>695866.536707957</text:p>
          </table:table-cell>
          <table:table-cell/>
          <table:table-cell table:style-name="ce1" table:formula="of:=[.T121]-[.G121]" office:value-type="float" office:value="-0.846625375910662" calcext:value-type="float">
            <text:p>-0.846625375910662</text:p>
          </table:table-cell>
          <table:table-cell/>
          <table:table-cell table:style-name="ce1" office:value-type="float" office:value="358.474148873167" calcext:value-type="float">
            <text:p>358.474148873167</text:p>
          </table:table-cell>
          <table:table-cell/>
          <table:table-cell table:style-name="ce7" office:value-type="float" office:value="355.994881692895" calcext:value-type="float">
            <text:p>355.994881692895</text:p>
          </table:table-cell>
          <table:table-cell/>
          <table:table-cell table:style-name="ce3" office:value-type="float" office:value="1906" calcext:value-type="float">
            <text:p>19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58456456661224" calcext:value-type="float">
            <text:p>0.458456456661224</text:p>
          </table:table-cell>
          <table:table-cell table:style-name="ce1"/>
          <table:table-cell table:style-name="ce1" office:value-type="float" office:value="695870.376707261" calcext:value-type="float">
            <text:p>695870.376707261</text:p>
          </table:table-cell>
          <table:table-cell table:style-name="ce1"/>
          <table:table-cell table:style-name="ce1" table:formula="of:=[.AI121]-[.G121]" office:value-type="float" office:value="2.99337392847519" calcext:value-type="float">
            <text:p>2.99337392847519</text:p>
          </table:table-cell>
          <table:table-cell/>
          <table:table-cell table:style-name="ce7" office:value-type="float" office:value="356.42145340076" calcext:value-type="float">
            <text:p>356.42145340076</text:p>
          </table:table-cell>
          <table:table-cell table:number-columns-repeated="985"/>
        </table:table-row>
        <table:table-row table:style-name="ro3">
          <table:table-cell table:style-name="ce3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96232.3" calcext:value-type="float">
            <text:p>696232.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907" calcext:value-type="float">
            <text:p>19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76391280442476" calcext:value-type="float">
            <text:p>0.876391280442476</text:p>
          </table:table-cell>
          <table:table-cell/>
          <table:table-cell office:value-type="float" office:value="696231.772830827" calcext:value-type="float">
            <text:p>696231.772830827</text:p>
          </table:table-cell>
          <table:table-cell/>
          <table:table-cell table:style-name="ce1" table:formula="of:=[.T122]-[.G122]" office:value-type="float" office:value="-0.527169173001312" calcext:value-type="float">
            <text:p>-0.527169173001312</text:p>
          </table:table-cell>
          <table:table-cell/>
          <table:table-cell table:style-name="ce1" office:value-type="float" office:value="358.239606761475" calcext:value-type="float">
            <text:p>358.239606761475</text:p>
          </table:table-cell>
          <table:table-cell/>
          <table:table-cell table:style-name="ce7" office:value-type="float" office:value="355.489481344783" calcext:value-type="float">
            <text:p>355.489481344783</text:p>
          </table:table-cell>
          <table:table-cell/>
          <table:table-cell table:style-name="ce3" office:value-type="float" office:value="1907" calcext:value-type="float">
            <text:p>19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7771201133728" calcext:value-type="float">
            <text:p>0.187771201133728</text:p>
          </table:table-cell>
          <table:table-cell table:style-name="ce1"/>
          <table:table-cell table:style-name="ce1" office:value-type="float" office:value="696235.557074841" calcext:value-type="float">
            <text:p>696235.557074841</text:p>
          </table:table-cell>
          <table:table-cell table:style-name="ce1"/>
          <table:table-cell table:style-name="ce1" table:formula="of:=[.AI122]-[.G122]" office:value-type="float" office:value="3.25707484106533" calcext:value-type="float">
            <text:p>3.25707484106533</text:p>
          </table:table-cell>
          <table:table-cell/>
          <table:table-cell table:style-name="ce7" office:value-type="float" office:value="355.697537041103" calcext:value-type="float">
            <text:p>355.697537041103</text:p>
          </table:table-cell>
          <table:table-cell table:number-columns-repeated="985"/>
        </table:table-row>
        <table:table-row table:style-name="ro3">
          <table:table-cell table:style-name="ce3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696597.45" calcext:value-type="float">
            <text:p>696597.4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1908" calcext:value-type="float">
            <text:p>19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6556179523468" calcext:value-type="float">
            <text:p>0.416556179523468</text:p>
          </table:table-cell>
          <table:table-cell/>
          <table:table-cell office:value-type="float" office:value="696597.019039275" calcext:value-type="float">
            <text:p>696597.019039275</text:p>
          </table:table-cell>
          <table:table-cell/>
          <table:table-cell table:style-name="ce1" table:formula="of:=[.T123]-[.G123]" office:value-type="float" office:value="-0.43096072494518" calcext:value-type="float">
            <text:p>-0.43096072494518</text:p>
          </table:table-cell>
          <table:table-cell/>
          <table:table-cell table:style-name="ce1" office:value-type="float" office:value="358.98883093481" calcext:value-type="float">
            <text:p>358.98883093481</text:p>
          </table:table-cell>
          <table:table-cell/>
          <table:table-cell table:style-name="ce7" office:value-type="float" office:value="356.493076820712" calcext:value-type="float">
            <text:p>356.493076820712</text:p>
          </table:table-cell>
          <table:table-cell/>
          <table:table-cell table:style-name="ce3" office:value-type="float" office:value="1908" calcext:value-type="float">
            <text:p>19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3143872320652" calcext:value-type="float">
            <text:p>0.53143872320652</text:p>
          </table:table-cell>
          <table:table-cell table:style-name="ce1"/>
          <table:table-cell table:style-name="ce1" office:value-type="float" office:value="696600.298285721" calcext:value-type="float">
            <text:p>696600.298285721</text:p>
          </table:table-cell>
          <table:table-cell table:style-name="ce1"/>
          <table:table-cell table:style-name="ce1" table:formula="of:=[.AI123]-[.G123]" office:value-type="float" office:value="2.84828572138213" calcext:value-type="float">
            <text:p>2.84828572138213</text:p>
          </table:table-cell>
          <table:table-cell/>
          <table:table-cell table:style-name="ce7" office:value-type="float" office:value="357.837656047439" calcext:value-type="float">
            <text:p>357.837656047439</text:p>
          </table:table-cell>
          <table:table-cell table:number-columns-repeated="985"/>
        </table:table-row>
        <table:table-row table:style-name="ro3">
          <table:table-cell table:style-name="ce3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96962.466666667" calcext:value-type="float">
            <text:p>696962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09" calcext:value-type="float">
            <text:p>1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63941500335932" calcext:value-type="float">
            <text:p>0.263941500335932</text:p>
          </table:table-cell>
          <table:table-cell/>
          <table:table-cell office:value-type="float" office:value="696962.259211071" calcext:value-type="float">
            <text:p>696962.259211071</text:p>
          </table:table-cell>
          <table:table-cell/>
          <table:table-cell table:style-name="ce1" table:formula="of:=[.T124]-[.G124]" office:value-type="float" office:value="-0.207455596071668" calcext:value-type="float">
            <text:p>-0.207455596071668</text:p>
          </table:table-cell>
          <table:table-cell/>
          <table:table-cell table:style-name="ce1" office:value-type="float" office:value="358.74958086984" calcext:value-type="float">
            <text:p>358.74958086984</text:p>
          </table:table-cell>
          <table:table-cell/>
          <table:table-cell table:style-name="ce7" office:value-type="float" office:value="356.936730239679" calcext:value-type="float">
            <text:p>356.936730239679</text:p>
          </table:table-cell>
          <table:table-cell/>
          <table:table-cell table:style-name="ce3" office:value-type="float" office:value="1909" calcext:value-type="float">
            <text:p>1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0.000813908874988556" calcext:value-type="float">
            <text:p>0.000813908874989</text:p>
          </table:table-cell>
          <table:table-cell table:style-name="ce1"/>
          <table:table-cell table:style-name="ce1" office:value-type="float" office:value="696965.974306121" calcext:value-type="float">
            <text:p>696965.974306121</text:p>
          </table:table-cell>
          <table:table-cell table:style-name="ce1"/>
          <table:table-cell table:style-name="ce1" table:formula="of:=[.AI124]-[.G124]" office:value-type="float" office:value="3.50763945374638" calcext:value-type="float">
            <text:p>3.50763945374638</text:p>
          </table:table-cell>
          <table:table-cell/>
          <table:table-cell table:style-name="ce7" office:value-type="float" office:value="357.116054317196" calcext:value-type="float">
            <text:p>357.116054317196</text:p>
          </table:table-cell>
          <table:table-cell table:number-columns-repeated="985"/>
        </table:table-row>
        <table:table-row table:style-name="ro3">
          <table:table-cell table:style-name="ce3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97327.55" calcext:value-type="float">
            <text:p>697327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10" calcext:value-type="float">
            <text:p>1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88642707467079" calcext:value-type="float">
            <text:p>0.488642707467079</text:p>
          </table:table-cell>
          <table:table-cell/>
          <table:table-cell office:value-type="float" office:value="697327.501728224" calcext:value-type="float">
            <text:p>697327.501728224</text:p>
          </table:table-cell>
          <table:table-cell/>
          <table:table-cell table:style-name="ce1" table:formula="of:=[.T125]-[.G125]" office:value-type="float" office:value="-0.0482717760605738" calcext:value-type="float">
            <text:p>-0.048271776060574</text:p>
          </table:table-cell>
          <table:table-cell/>
          <table:table-cell table:style-name="ce1" office:value-type="float" office:value="358.509305678432" calcext:value-type="float">
            <text:p>358.509305678432</text:p>
          </table:table-cell>
          <table:table-cell/>
          <table:table-cell table:style-name="ce7" office:value-type="float" office:value="357.546489556524" calcext:value-type="float">
            <text:p>357.546489556524</text:p>
          </table:table-cell>
          <table:table-cell/>
          <table:table-cell table:style-name="ce3" office:value-type="float" office:value="1910" calcext:value-type="float">
            <text:p>1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50038531422615" calcext:value-type="float">
            <text:p>0.550038531422615</text:p>
          </table:table-cell>
          <table:table-cell table:style-name="ce1"/>
          <table:table-cell table:style-name="ce1" office:value-type="float" office:value="697331.344826416" calcext:value-type="float">
            <text:p>697331.344826416</text:p>
          </table:table-cell>
          <table:table-cell table:style-name="ce1"/>
          <table:table-cell table:style-name="ce1" table:formula="of:=[.AI125]-[.G125]" office:value-type="float" office:value="3.79482641560026" calcext:value-type="float">
            <text:p>3.79482641560026</text:p>
          </table:table-cell>
          <table:table-cell/>
          <table:table-cell table:style-name="ce7" office:value-type="float" office:value="356.378532529851" calcext:value-type="float">
            <text:p>356.378532529851</text:p>
          </table:table-cell>
          <table:table-cell table:number-columns-repeated="985"/>
        </table:table-row>
        <table:table-row table:style-name="ro3">
          <table:table-cell table:style-name="ce3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97693.608333333" calcext:value-type="float">
            <text:p>697693.6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911" calcext:value-type="float">
            <text:p>1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7516444772482" calcext:value-type="float">
            <text:p>0.877516444772482</text:p>
          </table:table-cell>
          <table:table-cell/>
          <table:table-cell office:value-type="float" office:value="697692.745748275" calcext:value-type="float">
            <text:p>697692.745748275</text:p>
          </table:table-cell>
          <table:table-cell/>
          <table:table-cell table:style-name="ce1" table:formula="of:=[.T126]-[.G126]" office:value-type="float" office:value="-0.862585058086552" calcext:value-type="float">
            <text:p>-0.862585058086552</text:p>
          </table:table-cell>
          <table:table-cell/>
          <table:table-cell table:style-name="ce1" office:value-type="float" office:value="358.266867764265" calcext:value-type="float">
            <text:p>358.266867764265</text:p>
          </table:table-cell>
          <table:table-cell/>
          <table:table-cell table:style-name="ce7" office:value-type="float" office:value="357.997038909045" calcext:value-type="float">
            <text:p>357.997038909045</text:p>
          </table:table-cell>
          <table:table-cell/>
          <table:table-cell table:style-name="ce3" office:value-type="float" office:value="1911" calcext:value-type="float">
            <text:p>1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35825035721064" calcext:value-type="float">
            <text:p>0.735825035721064</text:p>
          </table:table-cell>
          <table:table-cell table:style-name="ce1"/>
          <table:table-cell table:style-name="ce1" office:value-type="float" office:value="697696.542872101" calcext:value-type="float">
            <text:p>697696.542872101</text:p>
          </table:table-cell>
          <table:table-cell table:style-name="ce1"/>
          <table:table-cell table:style-name="ce1" table:formula="of:=[.AI126]-[.G126]" office:value-type="float" office:value="2.93453876767308" calcext:value-type="float">
            <text:p>2.93453876767308</text:p>
          </table:table-cell>
          <table:table-cell/>
          <table:table-cell table:style-name="ce7" office:value-type="float" office:value="355.65951147246" calcext:value-type="float">
            <text:p>355.65951147246</text:p>
          </table:table-cell>
          <table:table-cell table:number-columns-repeated="985"/>
        </table:table-row>
        <table:table-row table:style-name="ro3">
          <table:table-cell table:style-name="ce3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98058.441666667" calcext:value-type="float">
            <text:p>698058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912" calcext:value-type="float">
            <text:p>1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11813063919544" calcext:value-type="float">
            <text:p>0.311813063919544</text:p>
          </table:table-cell>
          <table:table-cell/>
          <table:table-cell office:value-type="float" office:value="698057.977994315" calcext:value-type="float">
            <text:p>698057.977994315</text:p>
          </table:table-cell>
          <table:table-cell/>
          <table:table-cell table:style-name="ce1" table:formula="of:=[.T127]-[.G127]" office:value-type="float" office:value="-0.463672352023423" calcext:value-type="float">
            <text:p>-0.463672352023423</text:p>
          </table:table-cell>
          <table:table-cell/>
          <table:table-cell table:style-name="ce1" office:value-type="float" office:value="359.028958904521" calcext:value-type="float">
            <text:p>359.028958904521</text:p>
          </table:table-cell>
          <table:table-cell/>
          <table:table-cell table:style-name="ce7" office:value-type="float" office:value="359.029794797891" calcext:value-type="float">
            <text:p>359.029794797891</text:p>
          </table:table-cell>
          <table:table-cell/>
          <table:table-cell table:style-name="ce3" office:value-type="float" office:value="1912" calcext:value-type="float">
            <text:p>1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743951685726643" calcext:value-type="float">
            <text:p>0.074395168572664</text:p>
          </table:table-cell>
          <table:table-cell table:style-name="ce1"/>
          <table:table-cell table:style-name="ce1" office:value-type="float" office:value="698061.26671833" calcext:value-type="float">
            <text:p>698061.26671833</text:p>
          </table:table-cell>
          <table:table-cell table:style-name="ce1"/>
          <table:table-cell table:style-name="ce1" table:formula="of:=[.AI127]-[.G127]" office:value-type="float" office:value="2.82505166297778" calcext:value-type="float">
            <text:p>2.82505166297778</text:p>
          </table:table-cell>
          <table:table-cell/>
          <table:table-cell table:style-name="ce7" office:value-type="float" office:value="357.799090012363" calcext:value-type="float">
            <text:p>357.799090012363</text:p>
          </table:table-cell>
          <table:table-cell table:number-columns-repeated="985"/>
        </table:table-row>
        <table:table-row table:style-name="ro3">
          <table:table-cell table:style-name="ce3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98423.508333333" calcext:value-type="float">
            <text:p>698423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913" calcext:value-type="float">
            <text:p>1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75239995121956" calcext:value-type="float">
            <text:p>0.175239995121956</text:p>
          </table:table-cell>
          <table:table-cell/>
          <table:table-cell office:value-type="float" office:value="698423.220260583" calcext:value-type="float">
            <text:p>698423.220260583</text:p>
          </table:table-cell>
          <table:table-cell/>
          <table:table-cell table:style-name="ce1" table:formula="of:=[.T128]-[.G128]" office:value-type="float" office:value="-0.288072749972343" calcext:value-type="float">
            <text:p>-0.288072749972343</text:p>
          </table:table-cell>
          <table:table-cell/>
          <table:table-cell table:style-name="ce1" office:value-type="float" office:value="358.78907534375" calcext:value-type="float">
            <text:p>358.78907534375</text:p>
          </table:table-cell>
          <table:table-cell/>
          <table:table-cell table:style-name="ce7" office:value-type="float" office:value="358.535309419232" calcext:value-type="float">
            <text:p>358.535309419232</text:p>
          </table:table-cell>
          <table:table-cell/>
          <table:table-cell table:style-name="ce3" office:value-type="float" office:value="1913" calcext:value-type="float">
            <text:p>1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937274985015392" calcext:value-type="float">
            <text:p>0.937274985015392</text:p>
          </table:table-cell>
          <table:table-cell table:style-name="ce1"/>
          <table:table-cell table:style-name="ce1" office:value-type="float" office:value="698426.936067552" calcext:value-type="float">
            <text:p>698426.936067552</text:p>
          </table:table-cell>
          <table:table-cell table:style-name="ce1"/>
          <table:table-cell table:style-name="ce1" table:formula="of:=[.AI128]-[.G128]" office:value-type="float" office:value="3.42773421911988" calcext:value-type="float">
            <text:p>3.42773421911988</text:p>
          </table:table-cell>
          <table:table-cell/>
          <table:table-cell table:style-name="ce7" office:value-type="float" office:value="357.072967974681" calcext:value-type="float">
            <text:p>357.072967974681</text:p>
          </table:table-cell>
          <table:table-cell table:number-columns-repeated="985"/>
        </table:table-row>
        <table:table-row table:style-name="ro3">
          <table:table-cell table:style-name="ce3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98788.641666667" calcext:value-type="float">
            <text:p>698788.6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914" calcext:value-type="float">
            <text:p>1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72191727161407" calcext:value-type="float">
            <text:p>0.372191727161407</text:p>
          </table:table-cell>
          <table:table-cell/>
          <table:table-cell office:value-type="float" office:value="698788.4648418" calcext:value-type="float">
            <text:p>698788.4648418</text:p>
          </table:table-cell>
          <table:table-cell/>
          <table:table-cell table:style-name="ce1" table:formula="of:=[.T129]-[.G129]" office:value-type="float" office:value="-0.176824866910465" calcext:value-type="float">
            <text:p>-0.176824866910465</text:p>
          </table:table-cell>
          <table:table-cell/>
          <table:table-cell table:style-name="ce1" office:value-type="float" office:value="358.545550468963" calcext:value-type="float">
            <text:p>358.545550468963</text:p>
          </table:table-cell>
          <table:table-cell/>
          <table:table-cell table:style-name="ce7" office:value-type="float" office:value="357.609621823478" calcext:value-type="float">
            <text:p>357.609621823478</text:p>
          </table:table-cell>
          <table:table-cell/>
          <table:table-cell table:style-name="ce3" office:value-type="float" office:value="1914" calcext:value-type="float">
            <text:p>1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547151118516922" calcext:value-type="float">
            <text:p>0.054715111851692</text:p>
          </table:table-cell>
          <table:table-cell table:style-name="ce1"/>
          <table:table-cell table:style-name="ce1" office:value-type="float" office:value="698792.311843552" calcext:value-type="float">
            <text:p>698792.311843552</text:p>
          </table:table-cell>
          <table:table-cell table:style-name="ce1"/>
          <table:table-cell table:style-name="ce1" table:formula="of:=[.AI129]-[.G129]" office:value-type="float" office:value="3.67017688520718" calcext:value-type="float">
            <text:p>3.67017688520718</text:p>
          </table:table-cell>
          <table:table-cell/>
          <table:table-cell table:style-name="ce7" office:value-type="float" office:value="356.336022111749" calcext:value-type="float">
            <text:p>356.336022111749</text:p>
          </table:table-cell>
          <table:table-cell table:number-columns-repeated="985"/>
        </table:table-row>
        <table:table-row table:style-name="ro3">
          <table:table-cell table:style-name="ce3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99154.516666667" calcext:value-type="float">
            <text:p>699154.5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915" calcext:value-type="float">
            <text:p>1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59380844980478" calcext:value-type="float">
            <text:p>0.359380844980478</text:p>
          </table:table-cell>
          <table:table-cell/>
          <table:table-cell office:value-type="float" office:value="699153.700944015" calcext:value-type="float">
            <text:p>699153.700944015</text:p>
          </table:table-cell>
          <table:table-cell/>
          <table:table-cell table:style-name="ce1" table:formula="of:=[.T130]-[.G130]" office:value-type="float" office:value="-0.815722651896067" calcext:value-type="float">
            <text:p>-0.815722651896067</text:p>
          </table:table-cell>
          <table:table-cell/>
          <table:table-cell table:style-name="ce1" office:value-type="float" office:value="358.310590274777" calcext:value-type="float">
            <text:p>358.310590274777</text:p>
          </table:table-cell>
          <table:table-cell/>
          <table:table-cell table:style-name="ce7" office:value-type="float" office:value="356.525299503708" calcext:value-type="float">
            <text:p>356.525299503708</text:p>
          </table:table-cell>
          <table:table-cell/>
          <table:table-cell table:style-name="ce3" office:value-type="float" office:value="1915" calcext:value-type="float">
            <text:p>1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38122584670782" calcext:value-type="float">
            <text:p>0.638122584670782</text:p>
          </table:table-cell>
          <table:table-cell table:style-name="ce1"/>
          <table:table-cell table:style-name="ce1" office:value-type="float" office:value="699157.52683203" calcext:value-type="float">
            <text:p>699157.52683203</text:p>
          </table:table-cell>
          <table:table-cell table:style-name="ce1"/>
          <table:table-cell table:style-name="ce1" table:formula="of:=[.AI130]-[.G130]" office:value-type="float" office:value="3.01016536261886" calcext:value-type="float">
            <text:p>3.01016536261886</text:p>
          </table:table-cell>
          <table:table-cell/>
          <table:table-cell table:style-name="ce7" office:value-type="float" office:value="355.622627282759" calcext:value-type="float">
            <text:p>355.622627282759</text:p>
          </table:table-cell>
          <table:table-cell table:number-columns-repeated="985"/>
        </table:table-row>
        <table:table-row table:style-name="ro3">
          <table:table-cell table:style-name="ce3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99519.7" calcext:value-type="float">
            <text:p>699519.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1916" calcext:value-type="float">
            <text:p>19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790024049580097" calcext:value-type="float">
            <text:p>0.790024049580097</text:p>
          </table:table-cell>
          <table:table-cell/>
          <table:table-cell office:value-type="float" office:value="699518.94777085" calcext:value-type="float">
            <text:p>699518.94777085</text:p>
          </table:table-cell>
          <table:table-cell/>
          <table:table-cell table:style-name="ce1" table:formula="of:=[.T131]-[.G131]" office:value-type="float" office:value="-0.752229149919003" calcext:value-type="float">
            <text:p>-0.752229149919003</text:p>
          </table:table-cell>
          <table:table-cell/>
          <table:table-cell table:style-name="ce1" office:value-type="float" office:value="359.059518816866" calcext:value-type="float">
            <text:p>359.059518816866</text:p>
          </table:table-cell>
          <table:table-cell/>
          <table:table-cell table:style-name="ce7" office:value-type="float" office:value="356.579334642338" calcext:value-type="float">
            <text:p>356.579334642338</text:p>
          </table:table-cell>
          <table:table-cell/>
          <table:table-cell table:style-name="ce3" office:value-type="float" office:value="1916" calcext:value-type="float">
            <text:p>19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349730473011732" calcext:value-type="float">
            <text:p>0.349730473011732</text:p>
          </table:table-cell>
          <table:table-cell table:style-name="ce1"/>
          <table:table-cell table:style-name="ce1" office:value-type="float" office:value="699522.233576202" calcext:value-type="float">
            <text:p>699522.233576202</text:p>
          </table:table-cell>
          <table:table-cell table:style-name="ce1"/>
          <table:table-cell table:style-name="ce1" table:formula="of:=[.AI131]-[.G131]" office:value-type="float" office:value="2.53357620176394" calcext:value-type="float">
            <text:p>2.53357620176394</text:p>
          </table:table-cell>
          <table:table-cell/>
          <table:table-cell table:style-name="ce7" office:value-type="float" office:value="357.759540377104" calcext:value-type="float">
            <text:p>357.759540377104</text:p>
          </table:table-cell>
          <table:table-cell table:number-columns-repeated="985"/>
        </table:table-row>
        <table:table-row table:style-name="ro3">
          <table:table-cell table:style-name="ce3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699884.783333333" calcext:value-type="float">
            <text:p>699884.7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17" calcext:value-type="float">
            <text:p>1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14154754579067" calcext:value-type="float">
            <text:p>0.514154754579067</text:p>
          </table:table-cell>
          <table:table-cell/>
          <table:table-cell office:value-type="float" office:value="699884.19063483" calcext:value-type="float">
            <text:p>699884.19063483</text:p>
          </table:table-cell>
          <table:table-cell/>
          <table:table-cell table:style-name="ce1" table:formula="of:=[.T132]-[.G132]" office:value-type="float" office:value="-0.592698502936401" calcext:value-type="float">
            <text:p>-0.592698502936401</text:p>
          </table:table-cell>
          <table:table-cell/>
          <table:table-cell table:style-name="ce1" office:value-type="float" office:value="358.817698526051" calcext:value-type="float">
            <text:p>358.817698526051</text:p>
          </table:table-cell>
          <table:table-cell/>
          <table:table-cell table:style-name="ce7" office:value-type="float" office:value="356.067599413567" calcext:value-type="float">
            <text:p>356.067599413567</text:p>
          </table:table-cell>
          <table:table-cell/>
          <table:table-cell table:style-name="ce3" office:value-type="float" office:value="1917" calcext:value-type="float">
            <text:p>1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28104300796986" calcext:value-type="float">
            <text:p>0.728104300796986</text:p>
          </table:table-cell>
          <table:table-cell table:style-name="ce1"/>
          <table:table-cell table:style-name="ce1" office:value-type="float" office:value="699887.896338961" calcext:value-type="float">
            <text:p>699887.896338961</text:p>
          </table:table-cell>
          <table:table-cell table:style-name="ce1"/>
          <table:table-cell table:style-name="ce1" table:formula="of:=[.AI132]-[.G132]" office:value-type="float" office:value="3.11300562834367" calcext:value-type="float">
            <text:p>3.11300562834367</text:p>
          </table:table-cell>
          <table:table-cell/>
          <table:table-cell table:style-name="ce7" office:value-type="float" office:value="357.029641495648" calcext:value-type="float">
            <text:p>357.029641495648</text:p>
          </table:table-cell>
          <table:table-cell table:number-columns-repeated="985"/>
        </table:table-row>
        <table:table-row table:style-name="ro3">
          <table:table-cell table:style-name="ce3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00249.85" calcext:value-type="float">
            <text:p>700249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918" calcext:value-type="float">
            <text:p>19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12662307918072" calcext:value-type="float">
            <text:p>0.112662307918072</text:p>
          </table:table-cell>
          <table:table-cell/>
          <table:table-cell office:value-type="float" office:value="700249.432022682" calcext:value-type="float">
            <text:p>700249.432022682</text:p>
          </table:table-cell>
          <table:table-cell/>
          <table:table-cell table:style-name="ce1" table:formula="of:=[.T133]-[.G133]" office:value-type="float" office:value="-0.417977317934856" calcext:value-type="float">
            <text:p>-0.417977317934856</text:p>
          </table:table-cell>
          <table:table-cell/>
          <table:table-cell table:style-name="ce1" office:value-type="float" office:value="358.57830959608" calcext:value-type="float">
            <text:p>358.57830959608</text:p>
          </table:table-cell>
          <table:table-cell/>
          <table:table-cell table:style-name="ce7" office:value-type="float" office:value="356.083104602738" calcext:value-type="float">
            <text:p>356.083104602738</text:p>
          </table:table-cell>
          <table:table-cell/>
          <table:table-cell table:style-name="ce3" office:value-type="float" office:value="1918" calcext:value-type="float">
            <text:p>19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519303515553474" calcext:value-type="float">
            <text:p>0.519303515553474</text:p>
          </table:table-cell>
          <table:table-cell table:style-name="ce1"/>
          <table:table-cell table:style-name="ce1" office:value-type="float" office:value="700253.277443961" calcext:value-type="float">
            <text:p>700253.277443961</text:p>
          </table:table-cell>
          <table:table-cell table:style-name="ce1"/>
          <table:table-cell table:style-name="ce1" table:formula="of:=[.AI133]-[.G133]" office:value-type="float" office:value="3.42744396079797" calcext:value-type="float">
            <text:p>3.42744396079797</text:p>
          </table:table-cell>
          <table:table-cell/>
          <table:table-cell table:style-name="ce7" office:value-type="float" office:value="356.294034187765" calcext:value-type="float">
            <text:p>356.294034187765</text:p>
          </table:table-cell>
          <table:table-cell table:number-columns-repeated="985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00614.983333333" calcext:value-type="float">
            <text:p>700614.9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919" calcext:value-type="float">
            <text:p>1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16121324896812" calcext:value-type="float">
            <text:p>0.081612132489681</text:p>
          </table:table-cell>
          <table:table-cell/>
          <table:table-cell office:value-type="float" office:value="700614.677140008" calcext:value-type="float">
            <text:p>700614.677140008</text:p>
          </table:table-cell>
          <table:table-cell/>
          <table:table-cell table:style-name="ce1" table:formula="of:=[.T134]-[.G134]" office:value-type="float" office:value="-0.306193325086497" calcext:value-type="float">
            <text:p>-0.306193325086497</text:p>
          </table:table-cell>
          <table:table-cell/>
          <table:table-cell table:style-name="ce1" office:value-type="float" office:value="358.335114295922" calcext:value-type="float">
            <text:p>358.335114295922</text:p>
          </table:table-cell>
          <table:table-cell/>
          <table:table-cell table:style-name="ce7" office:value-type="float" office:value="356.522463751906" calcext:value-type="float">
            <text:p>356.522463751906</text:p>
          </table:table-cell>
          <table:table-cell/>
          <table:table-cell table:style-name="ce3" office:value-type="float" office:value="1919" calcext:value-type="float">
            <text:p>1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.0144426450133324" calcext:value-type="float">
            <text:p>0.014442645013332</text:p>
          </table:table-cell>
          <table:table-cell table:style-name="ce1"/>
          <table:table-cell table:style-name="ce1" office:value-type="float" office:value="700618.508343363" calcext:value-type="float">
            <text:p>700618.508343363</text:p>
          </table:table-cell>
          <table:table-cell table:style-name="ce1"/>
          <table:table-cell table:style-name="ce1" table:formula="of:=[.AI134]-[.G134]" office:value-type="float" office:value="3.52501002990175" calcext:value-type="float">
            <text:p>3.52501002990175</text:p>
          </table:table-cell>
          <table:table-cell/>
          <table:table-cell table:style-name="ce7" office:value-type="float" office:value="355.586986600425" calcext:value-type="float">
            <text:p>355.586986600425</text:p>
          </table:table-cell>
          <table:table-cell table:number-columns-repeated="985"/>
        </table:table-row>
        <table:table-row table:style-name="ro3">
          <table:table-cell table:style-name="ce3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0980.858333333" calcext:value-type="float">
            <text:p>700980.8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920" calcext:value-type="float">
            <text:p>19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187285043299198" calcext:value-type="float">
            <text:p>0.187285043299198</text:p>
          </table:table-cell>
          <table:table-cell/>
          <table:table-cell office:value-type="float" office:value="700979.912630059" calcext:value-type="float">
            <text:p>700979.912630059</text:p>
          </table:table-cell>
          <table:table-cell/>
          <table:table-cell table:style-name="ce1" table:formula="of:=[.T135]-[.G135]" office:value-type="float" office:value="-0.945703273988329" calcext:value-type="float">
            <text:p>-0.945703273988329</text:p>
          </table:table-cell>
          <table:table-cell/>
          <table:table-cell table:style-name="ce1" office:value-type="float" office:value="359.093815945551" calcext:value-type="float">
            <text:p>359.093815945551</text:p>
          </table:table-cell>
          <table:table-cell/>
          <table:table-cell table:style-name="ce7" office:value-type="float" office:value="358.132274215168" calcext:value-type="float">
            <text:p>358.132274215168</text:p>
          </table:table-cell>
          <table:table-cell/>
          <table:table-cell table:style-name="ce3" office:value-type="float" office:value="1920" calcext:value-type="float">
            <text:p>19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50060761719942" calcext:value-type="float">
            <text:p>0.150060761719942</text:p>
          </table:table-cell>
          <table:table-cell table:style-name="ce1"/>
          <table:table-cell table:style-name="ce1" office:value-type="float" office:value="700983.19871532" calcext:value-type="float">
            <text:p>700983.19871532</text:p>
          </table:table-cell>
          <table:table-cell table:style-name="ce1"/>
          <table:table-cell table:style-name="ce1" table:formula="of:=[.AI135]-[.G135]" office:value-type="float" office:value="2.34038198692724" calcext:value-type="float">
            <text:p>2.34038198692724</text:p>
          </table:table-cell>
          <table:table-cell/>
          <table:table-cell table:style-name="ce7" office:value-type="float" office:value="357.719113950779" calcext:value-type="float">
            <text:p>357.719113950779</text:p>
          </table:table-cell>
          <table:table-cell table:number-columns-repeated="985"/>
        </table:table-row>
        <table:table-row table:style-name="ro3">
          <table:table-cell table:style-name="ce3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01345.975" calcext:value-type="float">
            <text:p>701345.9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921" calcext:value-type="float">
            <text:p>1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94706670194864" calcext:value-type="float">
            <text:p>0.394706670194864</text:p>
          </table:table-cell>
          <table:table-cell/>
          <table:table-cell office:value-type="float" office:value="701345.156524102" calcext:value-type="float">
            <text:p>701345.156524102</text:p>
          </table:table-cell>
          <table:table-cell/>
          <table:table-cell table:style-name="ce1" table:formula="of:=[.T136]-[.G136]" office:value-type="float" office:value="-0.818475898006" calcext:value-type="float">
            <text:p>-0.818475898006</text:p>
          </table:table-cell>
          <table:table-cell/>
          <table:table-cell table:style-name="ce1" office:value-type="float" office:value="358.852201162899" calcext:value-type="float">
            <text:p>358.852201162899</text:p>
          </table:table-cell>
          <table:table-cell/>
          <table:table-cell table:style-name="ce7" office:value-type="float" office:value="358.582898777" calcext:value-type="float">
            <text:p>358.582898777</text:p>
          </table:table-cell>
          <table:table-cell/>
          <table:table-cell table:style-name="ce3" office:value-type="float" office:value="1921" calcext:value-type="float">
            <text:p>1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22491676360369" calcext:value-type="float">
            <text:p>0.122491676360369</text:p>
          </table:table-cell>
          <table:table-cell table:style-name="ce1"/>
          <table:table-cell table:style-name="ce1" office:value-type="float" office:value="701348.854946175" calcext:value-type="float">
            <text:p>701348.854946175</text:p>
          </table:table-cell>
          <table:table-cell table:style-name="ce1"/>
          <table:table-cell table:style-name="ce1" table:formula="of:=[.AI136]-[.G136]" office:value-type="float" office:value="2.87994617479853" calcext:value-type="float">
            <text:p>2.87994617479853</text:p>
          </table:table-cell>
          <table:table-cell/>
          <table:table-cell table:style-name="ce7" office:value-type="float" office:value="356.986188369606" calcext:value-type="float">
            <text:p>356.986188369606</text:p>
          </table:table-cell>
          <table:table-cell table:number-columns-repeated="985"/>
        </table:table-row>
        <table:table-row table:style-name="ro3">
          <table:table-cell table:style-name="ce3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1711.191666667" calcext:value-type="float">
            <text:p>701711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922" calcext:value-type="float">
            <text:p>19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91143426299095" calcext:value-type="float">
            <text:p>0.391143426299095</text:p>
          </table:table-cell>
          <table:table-cell/>
          <table:table-cell office:value-type="float" office:value="701710.40374385" calcext:value-type="float">
            <text:p>701710.40374385</text:p>
          </table:table-cell>
          <table:table-cell/>
          <table:table-cell table:style-name="ce1" table:formula="of:=[.T137]-[.G137]" office:value-type="float" office:value="-0.787922817049548" calcext:value-type="float">
            <text:p>-0.787922817049548</text:p>
          </table:table-cell>
          <table:table-cell/>
          <table:table-cell table:style-name="ce1" office:value-type="float" office:value="358.606375022693" calcext:value-type="float">
            <text:p>358.606375022693</text:p>
          </table:table-cell>
          <table:table-cell/>
          <table:table-cell table:style-name="ce7" office:value-type="float" office:value="358.607736211507" calcext:value-type="float">
            <text:p>358.607736211507</text:p>
          </table:table-cell>
          <table:table-cell/>
          <table:table-cell table:style-name="ce3" office:value-type="float" office:value="1922" calcext:value-type="float">
            <text:p>19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33564942330122" calcext:value-type="float">
            <text:p>0.433564942330122</text:p>
          </table:table-cell>
          <table:table-cell table:style-name="ce1"/>
          <table:table-cell table:style-name="ce1" office:value-type="float" office:value="701714.241273309" calcext:value-type="float">
            <text:p>701714.241273309</text:p>
          </table:table-cell>
          <table:table-cell table:style-name="ce1"/>
          <table:table-cell table:style-name="ce1" table:formula="of:=[.AI137]-[.G137]" office:value-type="float" office:value="3.04960664198734" calcext:value-type="float">
            <text:p>3.04960664198734</text:p>
          </table:table-cell>
          <table:table-cell/>
          <table:table-cell table:style-name="ce7" office:value-type="float" office:value="356.252679873379" calcext:value-type="float">
            <text:p>356.252679873379</text:p>
          </table:table-cell>
          <table:table-cell table:number-columns-repeated="985"/>
        </table:table-row>
        <table:table-row table:style-name="ro3">
          <table:table-cell table:style-name="ce3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02076.108333333" calcext:value-type="float">
            <text:p>702076.1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923" calcext:value-type="float">
            <text:p>1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8477516919374" calcext:value-type="float">
            <text:p>0.488477516919374</text:p>
          </table:table-cell>
          <table:table-cell/>
          <table:table-cell office:value-type="float" office:value="702075.639228109" calcext:value-type="float">
            <text:p>702075.639228109</text:p>
          </table:table-cell>
          <table:table-cell/>
          <table:table-cell table:style-name="ce1" table:formula="of:=[.T138]-[.G138]" office:value-type="float" office:value="-0.469105224008672" calcext:value-type="float">
            <text:p>-0.469105224008672</text:p>
          </table:table-cell>
          <table:table-cell/>
          <table:table-cell table:style-name="ce1" office:value-type="float" office:value="358.371792367736" calcext:value-type="float">
            <text:p>358.371792367736</text:p>
          </table:table-cell>
          <table:table-cell/>
          <table:table-cell table:style-name="ce7" office:value-type="float" office:value="358.11911292448" calcext:value-type="float">
            <text:p>358.11911292448</text:p>
          </table:table-cell>
          <table:table-cell/>
          <table:table-cell table:style-name="ce3" office:value-type="float" office:value="1923" calcext:value-type="float">
            <text:p>1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908755902200937" calcext:value-type="float">
            <text:p>0.908755902200937</text:p>
          </table:table-cell>
          <table:table-cell table:style-name="ce1"/>
          <table:table-cell table:style-name="ce1" office:value-type="float" office:value="702079.486742192" calcext:value-type="float">
            <text:p>702079.486742192</text:p>
          </table:table-cell>
          <table:table-cell table:style-name="ce1"/>
          <table:table-cell table:style-name="ce1" table:formula="of:=[.AI138]-[.G138]" office:value-type="float" office:value="3.37840885855257" calcext:value-type="float">
            <text:p>3.37840885855257</text:p>
          </table:table-cell>
          <table:table-cell/>
          <table:table-cell table:style-name="ce7" office:value-type="float" office:value="355.552689379935" calcext:value-type="float">
            <text:p>355.552689379935</text:p>
          </table:table-cell>
          <table:table-cell table:number-columns-repeated="985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2441.208333333" calcext:value-type="float">
            <text:p>702441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24" calcext:value-type="float">
            <text:p>1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89876687526703" calcext:value-type="float">
            <text:p>0.989876687526703</text:p>
          </table:table-cell>
          <table:table-cell/>
          <table:table-cell office:value-type="float" office:value="702440.882631859" calcext:value-type="float">
            <text:p>702440.882631859</text:p>
          </table:table-cell>
          <table:table-cell/>
          <table:table-cell table:style-name="ce1" table:formula="of:=[.T139]-[.G139]" office:value-type="float" office:value="-0.325701473979279" calcext:value-type="float">
            <text:p>-0.325701473979279</text:p>
          </table:table-cell>
          <table:table-cell/>
          <table:table-cell table:style-name="ce1" office:value-type="float" office:value="359.124203551732" calcext:value-type="float">
            <text:p>359.124203551732</text:p>
          </table:table-cell>
          <table:table-cell/>
          <table:table-cell table:style-name="ce7" office:value-type="float" office:value="358.1864998889" calcext:value-type="float">
            <text:p>358.1864998889</text:p>
          </table:table-cell>
          <table:table-cell/>
          <table:table-cell table:style-name="ce3" office:value-type="float" office:value="1924" calcext:value-type="float">
            <text:p>1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6166108250618" calcext:value-type="float">
            <text:p>0.26166108250618</text:p>
          </table:table-cell>
          <table:table-cell table:style-name="ce1"/>
          <table:table-cell table:style-name="ce1" office:value-type="float" office:value="702444.161987265" calcext:value-type="float">
            <text:p>702444.161987265</text:p>
          </table:table-cell>
          <table:table-cell table:style-name="ce1"/>
          <table:table-cell table:style-name="ce1" table:formula="of:=[.AI139]-[.G139]" office:value-type="float" office:value="2.95365393161774" calcext:value-type="float">
            <text:p>2.95365393161774</text:p>
          </table:table-cell>
          <table:table-cell/>
          <table:table-cell table:style-name="ce7" office:value-type="float" office:value="357.677919088359" calcext:value-type="float">
            <text:p>357.677919088359</text:p>
          </table:table-cell>
          <table:table-cell table:number-columns-repeated="985"/>
        </table:table-row>
        <table:table-row table:style-name="ro3">
          <table:table-cell table:style-name="ce3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02806.325" calcext:value-type="float">
            <text:p>702806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0210173279047" calcext:value-type="float">
            <text:p>0.090210173279047</text:p>
          </table:table-cell>
          <table:table-cell/>
          <table:table-cell office:value-type="float" office:value="702806.12575709" calcext:value-type="float">
            <text:p>702806.12575709</text:p>
          </table:table-cell>
          <table:table-cell/>
          <table:table-cell table:style-name="ce1" table:formula="of:=[.T140]-[.G140]" office:value-type="float" office:value="-0.199242909904569" calcext:value-type="float">
            <text:p>-0.199242909904569</text:p>
          </table:table-cell>
          <table:table-cell/>
          <table:table-cell table:style-name="ce1" office:value-type="float" office:value="358.882202363646" calcext:value-type="float">
            <text:p>358.882202363646</text:p>
          </table:table-cell>
          <table:table-cell/>
          <table:table-cell table:style-name="ce7" office:value-type="float" office:value="357.095248245856" calcext:value-type="float">
            <text:p>357.095248245856</text:p>
          </table:table-cell>
          <table:table-cell/>
          <table:table-cell table:style-name="ce3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37668411433697" calcext:value-type="float">
            <text:p>0.837668411433697</text:p>
          </table:table-cell>
          <table:table-cell table:style-name="ce1"/>
          <table:table-cell table:style-name="ce1" office:value-type="float" office:value="702809.811692825" calcext:value-type="float">
            <text:p>702809.811692825</text:p>
          </table:table-cell>
          <table:table-cell table:style-name="ce1"/>
          <table:table-cell table:style-name="ce1" table:formula="of:=[.AI140]-[.G140]" office:value-type="float" office:value="3.48669282533228" calcext:value-type="float">
            <text:p>3.48669282533228</text:p>
          </table:table-cell>
          <table:table-cell/>
          <table:table-cell table:style-name="ce7" office:value-type="float" office:value="356.942722310999" calcext:value-type="float">
            <text:p>356.942722310999</text:p>
          </table:table-cell>
          <table:table-cell table:number-columns-repeated="985"/>
        </table:table-row>
        <table:table-row table:style-name="ro3">
          <table:table-cell table:style-name="ce3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03171.391666667" calcext:value-type="float">
            <text:p>703171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1926" calcext:value-type="float">
            <text:p>19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18973202258348" calcext:value-type="float">
            <text:p>0.318973202258348</text:p>
          </table:table-cell>
          <table:table-cell/>
          <table:table-cell office:value-type="float" office:value="703171.366888176" calcext:value-type="float">
            <text:p>703171.366888176</text:p>
          </table:table-cell>
          <table:table-cell/>
          <table:table-cell table:style-name="ce1" table:formula="of:=[.T141]-[.G141]" office:value-type="float" office:value="-0.0247784910025075" calcext:value-type="float">
            <text:p>-0.024778491002508</text:p>
          </table:table-cell>
          <table:table-cell/>
          <table:table-cell table:style-name="ce1" office:value-type="float" office:value="358.64267154289" calcext:value-type="float">
            <text:p>358.64267154289</text:p>
          </table:table-cell>
          <table:table-cell/>
          <table:table-cell table:style-name="ce7" office:value-type="float" office:value="356.163971926308" calcext:value-type="float">
            <text:p>356.163971926308</text:p>
          </table:table-cell>
          <table:table-cell/>
          <table:table-cell table:style-name="ce3" office:value-type="float" office:value="1926" calcext:value-type="float">
            <text:p>19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29739781469107" calcext:value-type="float">
            <text:p>0.229739781469107</text:p>
          </table:table-cell>
          <table:table-cell table:style-name="ce1"/>
          <table:table-cell table:style-name="ce1" office:value-type="float" office:value="703175.202937319" calcext:value-type="float">
            <text:p>703175.202937319</text:p>
          </table:table-cell>
          <table:table-cell table:style-name="ce1"/>
          <table:table-cell table:style-name="ce1" table:formula="of:=[.AI141]-[.G141]" office:value-type="float" office:value="3.81127065233886" calcext:value-type="float">
            <text:p>3.81127065233886</text:p>
          </table:table-cell>
          <table:table-cell/>
          <table:table-cell table:style-name="ce7" office:value-type="float" office:value="356.212069162789" calcext:value-type="float">
            <text:p>356.212069162789</text:p>
          </table:table-cell>
          <table:table-cell table:number-columns-repeated="985"/>
        </table:table-row>
        <table:table-row table:style-name="ro3">
          <table:table-cell table:style-name="ce3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3537.566666667" calcext:value-type="float">
            <text:p>703537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927" calcext:value-type="float">
            <text:p>1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36750421673059" calcext:value-type="float">
            <text:p>0.836750421673059</text:p>
          </table:table-cell>
          <table:table-cell/>
          <table:table-cell office:value-type="float" office:value="703536.614469966" calcext:value-type="float">
            <text:p>703536.614469966</text:p>
          </table:table-cell>
          <table:table-cell/>
          <table:table-cell table:style-name="ce1" table:formula="of:=[.T142]-[.G142]" office:value-type="float" office:value="-0.952196700964123" calcext:value-type="float">
            <text:p>-0.952196700964123</text:p>
          </table:table-cell>
          <table:table-cell/>
          <table:table-cell table:style-name="ce1" office:value-type="float" office:value="358.397219198763" calcext:value-type="float">
            <text:p>358.397219198763</text:p>
          </table:table-cell>
          <table:table-cell/>
          <table:table-cell table:style-name="ce7" office:value-type="float" office:value="355.648281714184" calcext:value-type="float">
            <text:p>355.648281714184</text:p>
          </table:table-cell>
          <table:table-cell/>
          <table:table-cell table:style-name="ce3" office:value-type="float" office:value="1927" calcext:value-type="float">
            <text:p>1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93989036232233" calcext:value-type="float">
            <text:p>0.293989036232233</text:p>
          </table:table-cell>
          <table:table-cell table:style-name="ce1"/>
          <table:table-cell table:style-name="ce1" office:value-type="float" office:value="703540.46131527" calcext:value-type="float">
            <text:p>703540.46131527</text:p>
          </table:table-cell>
          <table:table-cell table:style-name="ce1"/>
          <table:table-cell table:style-name="ce1" table:formula="of:=[.AI142]-[.G142]" office:value-type="float" office:value="2.89464860316366" calcext:value-type="float">
            <text:p>2.89464860316366</text:p>
          </table:table-cell>
          <table:table-cell/>
          <table:table-cell table:style-name="ce7" office:value-type="float" office:value="355.519833233928" calcext:value-type="float">
            <text:p>355.519833233928</text:p>
          </table:table-cell>
          <table:table-cell table:number-columns-repeated="985"/>
        </table:table-row>
        <table:table-row table:style-name="ro3">
          <table:table-cell table:style-name="ce3" office:value-type="float" office:value="1928" calcext:value-type="float">
            <text:p>1928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03902.566666667" calcext:value-type="float">
            <text:p>703902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1928" calcext:value-type="float">
            <text:p>19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27000766992569" calcext:value-type="float">
            <text:p>0.827000766992569</text:p>
          </table:table-cell>
          <table:table-cell/>
          <table:table-cell office:value-type="float" office:value="703901.852657639" calcext:value-type="float">
            <text:p>703901.852657639</text:p>
          </table:table-cell>
          <table:table-cell/>
          <table:table-cell table:style-name="ce1" table:formula="of:=[.T143]-[.G143]" office:value-type="float" office:value="-0.714009028044529" calcext:value-type="float">
            <text:p>-0.714009028044529</text:p>
          </table:table-cell>
          <table:table-cell/>
          <table:table-cell table:style-name="ce1" office:value-type="float" office:value="359.153303603143" calcext:value-type="float">
            <text:p>359.153303603143</text:p>
          </table:table-cell>
          <table:table-cell/>
          <table:table-cell table:style-name="ce7" office:value-type="float" office:value="356.659107545842" calcext:value-type="float">
            <text:p>356.659107545842</text:p>
          </table:table-cell>
          <table:table-cell/>
          <table:table-cell table:style-name="ce3" office:value-type="float" office:value="1928" calcext:value-type="float">
            <text:p>19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462529018521309" calcext:value-type="float">
            <text:p>0.462529018521309</text:p>
          </table:table-cell>
          <table:table-cell table:style-name="ce1"/>
          <table:table-cell table:style-name="ce1" office:value-type="float" office:value="703905.123237867" calcext:value-type="float">
            <text:p>703905.123237867</text:p>
          </table:table-cell>
          <table:table-cell table:style-name="ce1"/>
          <table:table-cell table:style-name="ce1" table:formula="of:=[.AI143]-[.G143]" office:value-type="float" office:value="2.55657120037358" calcext:value-type="float">
            <text:p>2.55657120037358</text:p>
          </table:table-cell>
          <table:table-cell/>
          <table:table-cell table:style-name="ce7" office:value-type="float" office:value="357.636065502104" calcext:value-type="float">
            <text:p>357.636065502104</text:p>
          </table:table-cell>
          <table:table-cell table:number-columns-repeated="985"/>
        </table:table-row>
        <table:table-row table:style-name="ro3">
          <table:table-cell table:style-name="ce3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04267.666666667" calcext:value-type="float">
            <text:p>704267.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29" calcext:value-type="float">
            <text:p>1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95556288957596" calcext:value-type="float">
            <text:p>0.595556288957596</text:p>
          </table:table-cell>
          <table:table-cell/>
          <table:table-cell office:value-type="float" office:value="704267.094858025" calcext:value-type="float">
            <text:p>704267.094858025</text:p>
          </table:table-cell>
          <table:table-cell/>
          <table:table-cell table:style-name="ce1" table:formula="of:=[.T144]-[.G144]" office:value-type="float" office:value="-0.571808642009273" calcext:value-type="float">
            <text:p>-0.571808642009273</text:p>
          </table:table-cell>
          <table:table-cell/>
          <table:table-cell table:style-name="ce1" office:value-type="float" office:value="358.913233912015" calcext:value-type="float">
            <text:p>358.913233912015</text:p>
          </table:table-cell>
          <table:table-cell/>
          <table:table-cell table:style-name="ce7" office:value-type="float" office:value="357.102020903185" calcext:value-type="float">
            <text:p>357.102020903185</text:p>
          </table:table-cell>
          <table:table-cell/>
          <table:table-cell table:style-name="ce3" office:value-type="float" office:value="1929" calcext:value-type="float">
            <text:p>1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56914404034615" calcext:value-type="float">
            <text:p>0.556914404034615</text:p>
          </table:table-cell>
          <table:table-cell table:style-name="ce1"/>
          <table:table-cell table:style-name="ce1" office:value-type="float" office:value="704270.766358968" calcext:value-type="float">
            <text:p>704270.766358968</text:p>
          </table:table-cell>
          <table:table-cell table:style-name="ce1"/>
          <table:table-cell table:style-name="ce1" table:formula="of:=[.AI144]-[.G144]" office:value-type="float" office:value="3.09969230135903" calcext:value-type="float">
            <text:p>3.09969230135903</text:p>
          </table:table-cell>
          <table:table-cell/>
          <table:table-cell table:style-name="ce7" office:value-type="float" office:value="356.899357057295" calcext:value-type="float">
            <text:p>356.899357057295</text:p>
          </table:table-cell>
          <table:table-cell table:number-columns-repeated="985"/>
        </table:table-row>
        <table:table-row table:style-name="ro3">
          <table:table-cell table:style-name="ce3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04632.833333333" calcext:value-type="float">
            <text:p>704632.833333333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930" calcext:value-type="float">
            <text:p>1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.672275319695473" calcext:value-type="float">
            <text:p>0.672275319695473</text:p>
          </table:table-cell>
          <table:table-cell/>
          <table:table-cell office:value-type="float" office:value="704632.339355747" calcext:value-type="float">
            <text:p>704632.339355747</text:p>
          </table:table-cell>
          <table:table-cell/>
          <table:table-cell table:style-name="ce1" table:formula="of:=[.T145]-[.G145]" office:value-type="float" office:value="-0.493977586040273" calcext:value-type="float">
            <text:p>-0.493977586040273</text:p>
          </table:table-cell>
          <table:table-cell/>
          <table:table-cell table:style-name="ce1" office:value-type="float" office:value="358.670408303311" calcext:value-type="float">
            <text:p>358.670408303311</text:p>
          </table:table-cell>
          <table:table-cell/>
          <table:table-cell table:style-name="ce7" office:value-type="float" office:value="357.708935977007" calcext:value-type="float">
            <text:p>357.708935977007</text:p>
          </table:table-cell>
          <table:table-cell/>
          <table:table-cell table:style-name="ce3" office:value-type="float" office:value="1930" calcext:value-type="float">
            <text:p>1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83102661371231" calcext:value-type="float">
            <text:p>0.283102661371231</text:p>
          </table:table-cell>
          <table:table-cell table:style-name="ce1"/>
          <table:table-cell table:style-name="ce1" office:value-type="float" office:value="704636.162002155" calcext:value-type="float">
            <text:p>704636.162002155</text:p>
          </table:table-cell>
          <table:table-cell table:style-name="ce1"/>
          <table:table-cell table:style-name="ce1" table:formula="of:=[.AI145]-[.G145]" office:value-type="float" office:value="3.32866882160306" calcext:value-type="float">
            <text:p>3.32866882160306</text:p>
          </table:table-cell>
          <table:table-cell/>
          <table:table-cell table:style-name="ce7" office:value-type="float" office:value="356.17231073624" calcext:value-type="float">
            <text:p>356.17231073624</text:p>
          </table:table-cell>
          <table:table-cell table:number-columns-repeated="985"/>
        </table:table-row>
        <table:table-row table:style-name="ro3">
          <table:table-cell table:style-name="ce3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04997.683333333" calcext:value-type="float">
            <text:p>704997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931" calcext:value-type="float">
            <text:p>1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561237942427397" calcext:value-type="float">
            <text:p>0.561237942427397</text:p>
          </table:table-cell>
          <table:table-cell/>
          <table:table-cell office:value-type="float" office:value="704997.571223082" calcext:value-type="float">
            <text:p>704997.571223082</text:p>
          </table:table-cell>
          <table:table-cell/>
          <table:table-cell table:style-name="ce1" table:formula="of:=[.T146]-[.G146]" office:value-type="float" office:value="-0.112110250978731" calcext:value-type="float">
            <text:p>-0.112110250978731</text:p>
          </table:table-cell>
          <table:table-cell/>
          <table:table-cell table:style-name="ce1" office:value-type="float" office:value="358.439190622856" calcext:value-type="float">
            <text:p>358.439190622856</text:p>
          </table:table-cell>
          <table:table-cell/>
          <table:table-cell table:style-name="ce7" office:value-type="float" office:value="358.170155883439" calcext:value-type="float">
            <text:p>358.170155883439</text:p>
          </table:table-cell>
          <table:table-cell/>
          <table:table-cell table:style-name="ce3" office:value-type="float" office:value="1931" calcext:value-type="float">
            <text:p>1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790316574275494" calcext:value-type="float">
            <text:p>0.079031657427549</text:p>
          </table:table-cell>
          <table:table-cell table:style-name="ce1"/>
          <table:table-cell table:style-name="ce1" office:value-type="float" office:value="705001.431304883" calcext:value-type="float">
            <text:p>705001.431304883</text:p>
          </table:table-cell>
          <table:table-cell table:style-name="ce1"/>
          <table:table-cell table:style-name="ce1" table:formula="of:=[.AI146]-[.G146]" office:value-type="float" office:value="3.74797155009583" calcext:value-type="float">
            <text:p>3.74797155009583</text:p>
          </table:table-cell>
          <table:table-cell/>
          <table:table-cell table:style-name="ce7" office:value-type="float" office:value="355.488513271179" calcext:value-type="float">
            <text:p>355.488513271179</text:p>
          </table:table-cell>
          <table:table-cell table:number-columns-repeated="985"/>
        </table:table-row>
        <table:table-row table:style-name="ro3">
          <table:table-cell table:style-name="ce3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05363.691666667" calcext:value-type="float">
            <text:p>70536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932" calcext:value-type="float">
            <text:p>1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187381144613028" calcext:value-type="float">
            <text:p>0.187381144613028</text:p>
          </table:table-cell>
          <table:table-cell/>
          <table:table-cell office:value-type="float" office:value="705362.810546793" calcext:value-type="float">
            <text:p>705362.810546793</text:p>
          </table:table-cell>
          <table:table-cell/>
          <table:table-cell table:style-name="ce1" table:formula="of:=[.T147]-[.G147]" office:value-type="float" office:value="-0.881119873956777" calcext:value-type="float">
            <text:p>-0.881119873956777</text:p>
          </table:table-cell>
          <table:table-cell/>
          <table:table-cell table:style-name="ce1" office:value-type="float" office:value="359.195681836332" calcext:value-type="float">
            <text:p>359.195681836332</text:p>
          </table:table-cell>
          <table:table-cell/>
          <table:table-cell table:style-name="ce7" office:value-type="float" office:value="359.196661895152" calcext:value-type="float">
            <text:p>359.196661895152</text:p>
          </table:table-cell>
          <table:table-cell/>
          <table:table-cell table:style-name="ce3" office:value-type="float" office:value="1932" calcext:value-type="float">
            <text:p>1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2047897875309" calcext:value-type="float">
            <text:p>0.52047897875309</text:p>
          </table:table-cell>
          <table:table-cell table:style-name="ce1"/>
          <table:table-cell table:style-name="ce1" office:value-type="float" office:value="705366.082305888" calcext:value-type="float">
            <text:p>705366.082305888</text:p>
          </table:table-cell>
          <table:table-cell table:style-name="ce1"/>
          <table:table-cell table:style-name="ce1" table:formula="of:=[.AI147]-[.G147]" office:value-type="float" office:value="2.3906392211793" calcext:value-type="float">
            <text:p>2.3906392211793</text:p>
          </table:table-cell>
          <table:table-cell/>
          <table:table-cell table:style-name="ce7" office:value-type="float" office:value="357.593664069619" calcext:value-type="float">
            <text:p>357.593664069619</text:p>
          </table:table-cell>
          <table:table-cell table:number-columns-repeated="985"/>
        </table:table-row>
        <table:table-row table:style-name="ro3">
          <table:table-cell table:style-name="ce3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5728.758333333" calcext:value-type="float">
            <text:p>705728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33" calcext:value-type="float">
            <text:p>19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360186312347651" calcext:value-type="float">
            <text:p>0.360186312347651</text:p>
          </table:table-cell>
          <table:table-cell/>
          <table:table-cell office:value-type="float" office:value="705728.050944574" calcext:value-type="float">
            <text:p>705728.050944574</text:p>
          </table:table-cell>
          <table:table-cell/>
          <table:table-cell table:style-name="ce1" table:formula="of:=[.T148]-[.G148]" office:value-type="float" office:value="-0.707388759008609" calcext:value-type="float">
            <text:p>-0.707388759008609</text:p>
          </table:table-cell>
          <table:table-cell/>
          <table:table-cell table:style-name="ce1" office:value-type="float" office:value="358.956574872027" calcext:value-type="float">
            <text:p>358.956574872027</text:p>
          </table:table-cell>
          <table:table-cell/>
          <table:table-cell table:style-name="ce7" office:value-type="float" office:value="358.702553076193" calcext:value-type="float">
            <text:p>358.702553076193</text:p>
          </table:table-cell>
          <table:table-cell/>
          <table:table-cell table:style-name="ce3" office:value-type="float" office:value="1933" calcext:value-type="float">
            <text:p>19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928060472011566" calcext:value-type="float">
            <text:p>0.928060472011566</text:p>
          </table:table-cell>
          <table:table-cell table:style-name="ce1"/>
          <table:table-cell table:style-name="ce1" office:value-type="float" office:value="705731.718700042" calcext:value-type="float">
            <text:p>705731.718700042</text:p>
          </table:table-cell>
          <table:table-cell table:style-name="ce1"/>
          <table:table-cell table:style-name="ce1" table:formula="of:=[.AI148]-[.G148]" office:value-type="float" office:value="2.96036670904141" calcext:value-type="float">
            <text:p>2.96036670904141</text:p>
          </table:table-cell>
          <table:table-cell/>
          <table:table-cell table:style-name="ce7" office:value-type="float" office:value="356.856206166835" calcext:value-type="float">
            <text:p>356.856206166835</text:p>
          </table:table-cell>
          <table:table-cell table:number-columns-repeated="985"/>
        </table:table-row>
        <table:table-row table:style-name="ro3">
          <table:table-cell table:style-name="ce3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6093.758333333" calcext:value-type="float">
            <text:p>706093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34" calcext:value-type="float">
            <text:p>1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515369363129139" calcext:value-type="float">
            <text:p>0.051536936312914</text:p>
          </table:table-cell>
          <table:table-cell/>
          <table:table-cell office:value-type="float" office:value="706093.28753579" calcext:value-type="float">
            <text:p>706093.28753579</text:p>
          </table:table-cell>
          <table:table-cell/>
          <table:table-cell table:style-name="ce1" table:formula="of:=[.T149]-[.G149]" office:value-type="float" office:value="-0.470797542948276" calcext:value-type="float">
            <text:p>-0.470797542948276</text:p>
          </table:table-cell>
          <table:table-cell/>
          <table:table-cell table:style-name="ce1" office:value-type="float" office:value="358.721340517801" calcext:value-type="float">
            <text:p>358.721340517801</text:p>
          </table:table-cell>
          <table:table-cell/>
          <table:table-cell table:style-name="ce7" office:value-type="float" office:value="357.785106381063" calcext:value-type="float">
            <text:p>357.785106381063</text:p>
          </table:table-cell>
          <table:table-cell/>
          <table:table-cell table:style-name="ce3" office:value-type="float" office:value="1934" calcext:value-type="float">
            <text:p>1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13706388324499" calcext:value-type="float">
            <text:p>0.913706388324499</text:p>
          </table:table-cell>
          <table:table-cell table:style-name="ce1"/>
          <table:table-cell table:style-name="ce1" office:value-type="float" office:value="706097.117995629" calcext:value-type="float">
            <text:p>706097.117995629</text:p>
          </table:table-cell>
          <table:table-cell table:style-name="ce1"/>
          <table:table-cell table:style-name="ce1" table:formula="of:=[.AI149]-[.G149]" office:value-type="float" office:value="3.35966229648329" calcext:value-type="float">
            <text:p>3.35966229648329</text:p>
          </table:table-cell>
          <table:table-cell/>
          <table:table-cell table:style-name="ce7" office:value-type="float" office:value="356.133511770714" calcext:value-type="float">
            <text:p>356.133511770714</text:p>
          </table:table-cell>
          <table:table-cell table:number-columns-repeated="985"/>
        </table:table-row>
        <table:table-row table:style-name="ro3">
          <table:table-cell table:style-name="ce3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06458.841666667" calcext:value-type="float">
            <text:p>706458.8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935" calcext:value-type="float">
            <text:p>19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43230801820755" calcext:value-type="float">
            <text:p>0.43230801820755</text:p>
          </table:table-cell>
          <table:table-cell/>
          <table:table-cell office:value-type="float" office:value="706458.528077992" calcext:value-type="float">
            <text:p>706458.528077992</text:p>
          </table:table-cell>
          <table:table-cell/>
          <table:table-cell table:style-name="ce1" table:formula="of:=[.T150]-[.G150]" office:value-type="float" office:value="-0.313588674995117" calcext:value-type="float">
            <text:p>-0.313588674995117</text:p>
          </table:table-cell>
          <table:table-cell/>
          <table:table-cell table:style-name="ce1" office:value-type="float" office:value="358.483118024156" calcext:value-type="float">
            <text:p>358.483118024156</text:p>
          </table:table-cell>
          <table:table-cell/>
          <table:table-cell table:style-name="ce7" office:value-type="float" office:value="356.69784925798" calcext:value-type="float">
            <text:p>356.69784925798</text:p>
          </table:table-cell>
          <table:table-cell/>
          <table:table-cell table:style-name="ce3" office:value-type="float" office:value="1935" calcext:value-type="float">
            <text:p>19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18229649960995" calcext:value-type="float">
            <text:p>0.118229649960995</text:p>
          </table:table-cell>
          <table:table-cell table:style-name="ce1"/>
          <table:table-cell table:style-name="ce1" office:value-type="float" office:value="706462.395915437" calcext:value-type="float">
            <text:p>706462.395915437</text:p>
          </table:table-cell>
          <table:table-cell table:style-name="ce1"/>
          <table:table-cell table:style-name="ce1" table:formula="of:=[.AI150]-[.G150]" office:value-type="float" office:value="3.55424877023324" calcext:value-type="float">
            <text:p>3.55424877023324</text:p>
          </table:table-cell>
          <table:table-cell/>
          <table:table-cell table:style-name="ce7" office:value-type="float" office:value="355.458821940509" calcext:value-type="float">
            <text:p>355.458821940509</text:p>
          </table:table-cell>
          <table:table-cell table:number-columns-repeated="985"/>
        </table:table-row>
        <table:table-row table:style-name="ro3">
          <table:table-cell table:style-name="ce3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06824.716666667" calcext:value-type="float">
            <text:p>706824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936" calcext:value-type="float">
            <text:p>19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49797569960356" calcext:value-type="float">
            <text:p>0.149797569960356</text:p>
          </table:table-cell>
          <table:table-cell/>
          <table:table-cell office:value-type="float" office:value="706823.761215137" calcext:value-type="float">
            <text:p>706823.761215137</text:p>
          </table:table-cell>
          <table:table-cell/>
          <table:table-cell table:style-name="ce1" table:formula="of:=[.T151]-[.G151]" office:value-type="float" office:value="-0.955451530055143" calcext:value-type="float">
            <text:p>-0.955451530055143</text:p>
          </table:table-cell>
          <table:table-cell/>
          <table:table-cell table:style-name="ce1" office:value-type="float" office:value="359.244211277146" calcext:value-type="float">
            <text:p>359.244211277146</text:p>
          </table:table-cell>
          <table:table-cell/>
          <table:table-cell table:style-name="ce7" office:value-type="float" office:value="356.764588914317" calcext:value-type="float">
            <text:p>356.764588914317</text:p>
          </table:table-cell>
          <table:table-cell/>
          <table:table-cell table:style-name="ce3" office:value-type="float" office:value="1936" calcext:value-type="float">
            <text:p>19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1346123814583" calcext:value-type="float">
            <text:p>0.191346123814583</text:p>
          </table:table-cell>
          <table:table-cell table:style-name="ce1"/>
          <table:table-cell table:style-name="ce1" office:value-type="float" office:value="706827.039021768" calcext:value-type="float">
            <text:p>706827.039021768</text:p>
          </table:table-cell>
          <table:table-cell table:style-name="ce1"/>
          <table:table-cell table:style-name="ce1" table:formula="of:=[.AI151]-[.G151]" office:value-type="float" office:value="2.32235510111786" calcext:value-type="float">
            <text:p>2.32235510111786</text:p>
          </table:table-cell>
          <table:table-cell/>
          <table:table-cell table:style-name="ce7" office:value-type="float" office:value="357.550826639037" calcext:value-type="float">
            <text:p>357.550826639037</text:p>
          </table:table-cell>
          <table:table-cell table:number-columns-repeated="985"/>
        </table:table-row>
        <table:table-row table:style-name="ro3">
          <table:table-cell table:style-name="ce3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07189.75" calcext:value-type="float">
            <text:p>707189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937" calcext:value-type="float">
            <text:p>1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61233175545931" calcext:value-type="float">
            <text:p>0.161233175545931</text:p>
          </table:table-cell>
          <table:table-cell/>
          <table:table-cell office:value-type="float" office:value="707188.999417523" calcext:value-type="float">
            <text:p>707188.999417523</text:p>
          </table:table-cell>
          <table:table-cell/>
          <table:table-cell table:style-name="ce1" table:formula="of:=[.T152]-[.G152]" office:value-type="float" office:value="-0.750582476961426" calcext:value-type="float">
            <text:p>-0.750582476961426</text:p>
          </table:table-cell>
          <table:table-cell/>
          <table:table-cell table:style-name="ce1" office:value-type="float" office:value="359.007855032291" calcext:value-type="float">
            <text:p>359.007855032291</text:p>
          </table:table-cell>
          <table:table-cell/>
          <table:table-cell table:style-name="ce7" office:value-type="float" office:value="356.258955398229" calcext:value-type="float">
            <text:p>356.258955398229</text:p>
          </table:table-cell>
          <table:table-cell/>
          <table:table-cell table:style-name="ce3" office:value-type="float" office:value="1937" calcext:value-type="float">
            <text:p>1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62597692012787" calcext:value-type="float">
            <text:p>0.562597692012787</text:p>
          </table:table-cell>
          <table:table-cell table:style-name="ce1"/>
          <table:table-cell table:style-name="ce1" office:value-type="float" office:value="707192.668446248" calcext:value-type="float">
            <text:p>707192.668446248</text:p>
          </table:table-cell>
          <table:table-cell table:style-name="ce1"/>
          <table:table-cell table:style-name="ce1" table:formula="of:=[.AI152]-[.G152]" office:value-type="float" office:value="2.91844624839723" calcext:value-type="float">
            <text:p>2.91844624839723</text:p>
          </table:table-cell>
          <table:table-cell/>
          <table:table-cell table:style-name="ce7" office:value-type="float" office:value="356.813382817308" calcext:value-type="float">
            <text:p>356.813382817308</text:p>
          </table:table-cell>
          <table:table-cell table:number-columns-repeated="985"/>
        </table:table-row>
        <table:table-row table:style-name="ro3">
          <table:table-cell table:style-name="ce3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7554.966666667" calcext:value-type="float">
            <text:p>707554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38" calcext:value-type="float">
            <text:p>19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7277819514275" calcext:value-type="float">
            <text:p>0.045727781951428</text:p>
          </table:table-cell>
          <table:table-cell/>
          <table:table-cell office:value-type="float" office:value="707554.2444762" calcext:value-type="float">
            <text:p>707554.2444762</text:p>
          </table:table-cell>
          <table:table-cell/>
          <table:table-cell table:style-name="ce1" table:formula="of:=[.T153]-[.G153]" office:value-type="float" office:value="-0.722190467058681" calcext:value-type="float">
            <text:p>-0.722190467058681</text:p>
          </table:table-cell>
          <table:table-cell/>
          <table:table-cell table:style-name="ce1" office:value-type="float" office:value="358.764617997986" calcext:value-type="float">
            <text:p>358.764617997986</text:p>
          </table:table-cell>
          <table:table-cell/>
          <table:table-cell table:style-name="ce7" office:value-type="float" office:value="356.271060438386" calcext:value-type="float">
            <text:p>356.271060438386</text:p>
          </table:table-cell>
          <table:table-cell/>
          <table:table-cell table:style-name="ce3" office:value-type="float" office:value="1938" calcext:value-type="float">
            <text:p>19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89498170465231" calcext:value-type="float">
            <text:p>0.389498170465231</text:p>
          </table:table-cell>
          <table:table-cell table:style-name="ce1"/>
          <table:table-cell table:style-name="ce1" office:value-type="float" office:value="707558.070409374" calcext:value-type="float">
            <text:p>707558.070409374</text:p>
          </table:table-cell>
          <table:table-cell table:style-name="ce1"/>
          <table:table-cell table:style-name="ce1" table:formula="of:=[.AI153]-[.G153]" office:value-type="float" office:value="3.10374270670582" calcext:value-type="float">
            <text:p>3.10374270670582</text:p>
          </table:table-cell>
          <table:table-cell/>
          <table:table-cell table:style-name="ce7" office:value-type="float" office:value="356.095777754249" calcext:value-type="float">
            <text:p>356.095777754249</text:p>
          </table:table-cell>
          <table:table-cell table:number-columns-repeated="985"/>
        </table:table-row>
        <table:table-row table:style-name="ro3">
          <table:table-cell table:style-name="ce3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7919.966666667" calcext:value-type="float">
            <text:p>707919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39" calcext:value-type="float">
            <text:p>1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64650075137615" calcext:value-type="float">
            <text:p>0.164650075137615</text:p>
          </table:table-cell>
          <table:table-cell/>
          <table:table-cell office:value-type="float" office:value="707919.480669896" calcext:value-type="float">
            <text:p>707919.480669896</text:p>
          </table:table-cell>
          <table:table-cell/>
          <table:table-cell table:style-name="ce1" table:formula="of:=[.T154]-[.G154]" office:value-type="float" office:value="-0.485996771021746" calcext:value-type="float">
            <text:p>-0.485996771021746</text:p>
          </table:table-cell>
          <table:table-cell/>
          <table:table-cell table:style-name="ce1" office:value-type="float" office:value="358.528942858469" calcext:value-type="float">
            <text:p>358.528942858469</text:p>
          </table:table-cell>
          <table:table-cell/>
          <table:table-cell table:style-name="ce7" office:value-type="float" office:value="356.718030069871" calcext:value-type="float">
            <text:p>356.718030069871</text:p>
          </table:table-cell>
          <table:table-cell/>
          <table:table-cell table:style-name="ce3" office:value-type="float" office:value="1939" calcext:value-type="float">
            <text:p>1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23595760762691" calcext:value-type="float">
            <text:p>0.223595760762691</text:p>
          </table:table-cell>
          <table:table-cell table:style-name="ce1"/>
          <table:table-cell table:style-name="ce1" office:value-type="float" office:value="707923.354321941" calcext:value-type="float">
            <text:p>707923.354321941</text:p>
          </table:table-cell>
          <table:table-cell table:style-name="ce1"/>
          <table:table-cell table:style-name="ce1" table:formula="of:=[.AI154]-[.G154]" office:value-type="float" office:value="3.38765527447686" calcext:value-type="float">
            <text:p>3.38765527447686</text:p>
          </table:table-cell>
          <table:table-cell/>
          <table:table-cell table:style-name="ce7" office:value-type="float" office:value="355.430848881181" calcext:value-type="float">
            <text:p>355.430848881181</text:p>
          </table:table-cell>
          <table:table-cell table:number-columns-repeated="985"/>
        </table:table-row>
        <table:table-row table:style-name="ro3">
          <table:table-cell table:style-name="ce3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08285.15" calcext:value-type="float">
            <text:p>708285.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940" calcext:value-type="float">
            <text:p>19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913028895855" calcext:value-type="float">
            <text:p>0.712913028895855</text:p>
          </table:table-cell>
          <table:table-cell/>
          <table:table-cell office:value-type="float" office:value="708284.723411745" calcext:value-type="float">
            <text:p>708284.723411745</text:p>
          </table:table-cell>
          <table:table-cell/>
          <table:table-cell table:style-name="ce1" table:formula="of:=[.T155]-[.G155]" office:value-type="float" office:value="-0.426588254980743" calcext:value-type="float">
            <text:p>-0.426588254980743</text:p>
          </table:table-cell>
          <table:table-cell/>
          <table:table-cell table:style-name="ce1" office:value-type="float" office:value="359.282062463837" calcext:value-type="float">
            <text:p>359.282062463837</text:p>
          </table:table-cell>
          <table:table-cell/>
          <table:table-cell table:style-name="ce7" office:value-type="float" office:value="358.321905485027" calcext:value-type="float">
            <text:p>358.321905485027</text:p>
          </table:table-cell>
          <table:table-cell/>
          <table:table-cell table:style-name="ce3" office:value-type="float" office:value="1940" calcext:value-type="float">
            <text:p>19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17364132404327" calcext:value-type="float">
            <text:p>0.217364132404327</text:p>
          </table:table-cell>
          <table:table-cell table:style-name="ce1"/>
          <table:table-cell table:style-name="ce1" office:value-type="float" office:value="708287.993206503" calcext:value-type="float">
            <text:p>708287.993206503</text:p>
          </table:table-cell>
          <table:table-cell table:style-name="ce1"/>
          <table:table-cell table:style-name="ce1" table:formula="of:=[.AI155]-[.G155]" office:value-type="float" office:value="2.84320650284644" calcext:value-type="float">
            <text:p>2.84320650284644</text:p>
          </table:table-cell>
          <table:table-cell/>
          <table:table-cell table:style-name="ce7" office:value-type="float" office:value="357.507665831668" calcext:value-type="float">
            <text:p>357.507665831668</text:p>
          </table:table-cell>
          <table:table-cell table:number-columns-repeated="985"/>
        </table:table-row>
        <table:table-row table:style-name="ro3">
          <table:table-cell table:style-name="ce3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8650.333333333" calcext:value-type="float">
            <text:p>708650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41" calcext:value-type="float">
            <text:p>1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496715046465397" calcext:value-type="float">
            <text:p>0.04967150464654</text:p>
          </table:table-cell>
          <table:table-cell/>
          <table:table-cell office:value-type="float" office:value="708649.966701161" calcext:value-type="float">
            <text:p>708649.966701161</text:p>
          </table:table-cell>
          <table:table-cell/>
          <table:table-cell table:style-name="ce1" table:formula="of:=[.T156]-[.G156]" office:value-type="float" office:value="-0.366632172022946" calcext:value-type="float">
            <text:p>-0.366632172022946</text:p>
          </table:table-cell>
          <table:table-cell/>
          <table:table-cell table:style-name="ce1" office:value-type="float" office:value="359.040302559657" calcext:value-type="float">
            <text:p>359.040302559657</text:p>
          </table:table-cell>
          <table:table-cell/>
          <table:table-cell table:style-name="ce7" office:value-type="float" office:value="358.771801006642" calcext:value-type="float">
            <text:p>358.771801006642</text:p>
          </table:table-cell>
          <table:table-cell/>
          <table:table-cell table:style-name="ce3" office:value-type="float" office:value="1941" calcext:value-type="float">
            <text:p>1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0355104319751263" calcext:value-type="float">
            <text:p>0.035510431975126</text:p>
          </table:table-cell>
          <table:table-cell table:style-name="ce1"/>
          <table:table-cell table:style-name="ce1" office:value-type="float" office:value="708653.615302438" calcext:value-type="float">
            <text:p>708653.615302438</text:p>
          </table:table-cell>
          <table:table-cell table:style-name="ce1"/>
          <table:table-cell table:style-name="ce1" table:formula="of:=[.AI156]-[.G156]" office:value-type="float" office:value="3.28196910477709" calcext:value-type="float">
            <text:p>3.28196910477709</text:p>
          </table:table-cell>
          <table:table-cell/>
          <table:table-cell table:style-name="ce7" office:value-type="float" office:value="356.770999605051" calcext:value-type="float">
            <text:p>356.770999605051</text:p>
          </table:table-cell>
          <table:table-cell table:number-columns-repeated="985"/>
        </table:table-row>
        <table:table-row table:style-name="ro3">
          <table:table-cell table:style-name="ce3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09015.433333333" calcext:value-type="float">
            <text:p>709015.4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942" calcext:value-type="float">
            <text:p>19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18605615198612" calcext:value-type="float">
            <text:p>0.718605615198612</text:p>
          </table:table-cell>
          <table:table-cell/>
          <table:table-cell office:value-type="float" office:value="709015.204665698" calcext:value-type="float">
            <text:p>709015.204665698</text:p>
          </table:table-cell>
          <table:table-cell/>
          <table:table-cell table:style-name="ce1" table:formula="of:=[.T157]-[.G157]" office:value-type="float" office:value="-0.228667635004967" calcext:value-type="float">
            <text:p>-0.228667635004967</text:p>
          </table:table-cell>
          <table:table-cell/>
          <table:table-cell table:style-name="ce1" office:value-type="float" office:value="358.803508194396" calcext:value-type="float">
            <text:p>358.803508194396</text:p>
          </table:table-cell>
          <table:table-cell/>
          <table:table-cell table:style-name="ce7" office:value-type="float" office:value="358.8050236339" calcext:value-type="float">
            <text:p>358.8050236339</text:p>
          </table:table-cell>
          <table:table-cell/>
          <table:table-cell table:style-name="ce3" office:value-type="float" office:value="1942" calcext:value-type="float">
            <text:p>19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0993366986513" calcext:value-type="float">
            <text:p>0.930993366986513</text:p>
          </table:table-cell>
          <table:table-cell table:style-name="ce1"/>
          <table:table-cell table:style-name="ce1" office:value-type="float" office:value="709019.018702079" calcext:value-type="float">
            <text:p>709019.018702079</text:p>
          </table:table-cell>
          <table:table-cell table:style-name="ce1"/>
          <table:table-cell table:style-name="ce1" table:formula="of:=[.AI157]-[.G157]" office:value-type="float" office:value="3.58536874572746" calcext:value-type="float">
            <text:p>3.58536874572746</text:p>
          </table:table-cell>
          <table:table-cell/>
          <table:table-cell table:style-name="ce7" office:value-type="float" office:value="356.059212304602" calcext:value-type="float">
            <text:p>356.059212304602</text:p>
          </table:table-cell>
          <table:table-cell table:number-columns-repeated="985"/>
        </table:table-row>
        <table:table-row table:style-name="ro3">
          <table:table-cell table:style-name="ce3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09380.55" calcext:value-type="float">
            <text:p>709380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43" calcext:value-type="float">
            <text:p>19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57132714241743" calcext:value-type="float">
            <text:p>0.857132714241743</text:p>
          </table:table-cell>
          <table:table-cell/>
          <table:table-cell office:value-type="float" office:value="709380.444345231" calcext:value-type="float">
            <text:p>709380.444345231</text:p>
          </table:table-cell>
          <table:table-cell/>
          <table:table-cell table:style-name="ce1" table:formula="of:=[.T158]-[.G158]" office:value-type="float" office:value="-0.105654768995009" calcext:value-type="float">
            <text:p>-0.105654768995009</text:p>
          </table:table-cell>
          <table:table-cell/>
          <table:table-cell table:style-name="ce1" office:value-type="float" office:value="358.566177013519" calcext:value-type="float">
            <text:p>358.566177013519</text:p>
          </table:table-cell>
          <table:table-cell/>
          <table:table-cell table:style-name="ce7" office:value-type="float" office:value="358.313186796702" calcext:value-type="float">
            <text:p>358.313186796702</text:p>
          </table:table-cell>
          <table:table-cell/>
          <table:table-cell table:style-name="ce3" office:value-type="float" office:value="1943" calcext:value-type="float">
            <text:p>19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79915800690651" calcext:value-type="float">
            <text:p>0.179915800690651</text:p>
          </table:table-cell>
          <table:table-cell table:style-name="ce1"/>
          <table:table-cell table:style-name="ce1" office:value-type="float" office:value="709384.305680497" calcext:value-type="float">
            <text:p>709384.305680497</text:p>
          </table:table-cell>
          <table:table-cell table:style-name="ce1"/>
          <table:table-cell table:style-name="ce1" table:formula="of:=[.AI158]-[.G158]" office:value-type="float" office:value="3.75568049703725" calcext:value-type="float">
            <text:p>3.75568049703725</text:p>
          </table:table-cell>
          <table:table-cell/>
          <table:table-cell table:style-name="ce7" office:value-type="float" office:value="355.404680779943" calcext:value-type="float">
            <text:p>355.404680779943</text:p>
          </table:table-cell>
          <table:table-cell table:number-columns-repeated="985"/>
        </table:table-row>
        <table:table-row table:style-name="ro3">
          <table:table-cell table:style-name="ce3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9746.525" calcext:value-type="float">
            <text:p>709746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944" calcext:value-type="float">
            <text:p>19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8119452521205" calcext:value-type="float">
            <text:p>0.68119452521205</text:p>
          </table:table-cell>
          <table:table-cell/>
          <table:table-cell office:value-type="float" office:value="709745.678945274" calcext:value-type="float">
            <text:p>709745.678945274</text:p>
          </table:table-cell>
          <table:table-cell/>
          <table:table-cell table:style-name="ce1" table:formula="of:=[.T159]-[.G159]" office:value-type="float" office:value="-0.846054726047441" calcext:value-type="float">
            <text:p>-0.846054726047441</text:p>
          </table:table-cell>
          <table:table-cell/>
          <table:table-cell table:style-name="ce1" office:value-type="float" office:value="359.32595626398" calcext:value-type="float">
            <text:p>359.32595626398</text:p>
          </table:table-cell>
          <table:table-cell/>
          <table:table-cell table:style-name="ce7" office:value-type="float" office:value="358.387797834806" calcext:value-type="float">
            <text:p>358.387797834806</text:p>
          </table:table-cell>
          <table:table-cell/>
          <table:table-cell table:style-name="ce3" office:value-type="float" office:value="1944" calcext:value-type="float">
            <text:p>19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25806830078363" calcext:value-type="float">
            <text:p>0.325806830078363</text:p>
          </table:table-cell>
          <table:table-cell table:style-name="ce1"/>
          <table:table-cell table:style-name="ce1" office:value-type="float" office:value="709748.944670699" calcext:value-type="float">
            <text:p>709748.944670699</text:p>
          </table:table-cell>
          <table:table-cell table:style-name="ce1"/>
          <table:table-cell table:style-name="ce1" table:formula="of:=[.AI159]-[.G159]" office:value-type="float" office:value="2.41967069916427" calcext:value-type="float">
            <text:p>2.41967069916427</text:p>
          </table:table-cell>
          <table:table-cell/>
          <table:table-cell table:style-name="ce7" office:value-type="float" office:value="357.464294842801" calcext:value-type="float">
            <text:p>357.464294842801</text:p>
          </table:table-cell>
          <table:table-cell table:number-columns-repeated="985"/>
        </table:table-row>
        <table:table-row table:style-name="ro3">
          <table:table-cell table:style-name="ce3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0111.575" calcext:value-type="float">
            <text:p>710111.5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45" calcext:value-type="float">
            <text:p>19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40637904405594" calcext:value-type="float">
            <text:p>0.001406379044056</text:p>
          </table:table-cell>
          <table:table-cell/>
          <table:table-cell office:value-type="float" office:value="710110.915278754" calcext:value-type="float">
            <text:p>710110.915278754</text:p>
          </table:table-cell>
          <table:table-cell/>
          <table:table-cell table:style-name="ce1" table:formula="of:=[.T160]-[.G160]" office:value-type="float" office:value="-0.659721245989203" calcext:value-type="float">
            <text:p>-0.659721245989203</text:p>
          </table:table-cell>
          <table:table-cell/>
          <table:table-cell table:style-name="ce1" office:value-type="float" office:value="359.09126473479" calcext:value-type="float">
            <text:p>359.09126473479</text:p>
          </table:table-cell>
          <table:table-cell/>
          <table:table-cell table:style-name="ce7" office:value-type="float" office:value="357.304160951226" calcext:value-type="float">
            <text:p>357.304160951226</text:p>
          </table:table-cell>
          <table:table-cell/>
          <table:table-cell table:style-name="ce3" office:value-type="float" office:value="1945" calcext:value-type="float">
            <text:p>19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85955285280943" calcext:value-type="float">
            <text:p>0.885955285280943</text:p>
          </table:table-cell>
          <table:table-cell table:style-name="ce1"/>
          <table:table-cell table:style-name="ce1" office:value-type="float" office:value="710114.55894858" calcext:value-type="float">
            <text:p>710114.55894858</text:p>
          </table:table-cell>
          <table:table-cell table:style-name="ce1"/>
          <table:table-cell table:style-name="ce1" table:formula="of:=[.AI160]-[.G160]" office:value-type="float" office:value="2.98394858010579" calcext:value-type="float">
            <text:p>2.98394858010579</text:p>
          </table:table-cell>
          <table:table-cell/>
          <table:table-cell table:style-name="ce7" office:value-type="float" office:value="356.729168345868" calcext:value-type="float">
            <text:p>356.729168345868</text:p>
          </table:table-cell>
          <table:table-cell table:number-columns-repeated="985"/>
        </table:table-row>
        <table:table-row table:style-name="ro3">
          <table:table-cell table:style-name="ce3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10476.758333333" calcext:value-type="float">
            <text:p>710476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946" calcext:value-type="float">
            <text:p>19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12257961928844" calcext:value-type="float">
            <text:p>0.912257961928844</text:p>
          </table:table-cell>
          <table:table-cell/>
          <table:table-cell office:value-type="float" office:value="710476.155494624" calcext:value-type="float">
            <text:p>710476.155494624</text:p>
          </table:table-cell>
          <table:table-cell/>
          <table:table-cell table:style-name="ce1" table:formula="of:=[.T161]-[.G161]" office:value-type="float" office:value="-0.602838708902709" calcext:value-type="float">
            <text:p>-0.602838708902709</text:p>
          </table:table-cell>
          <table:table-cell/>
          <table:table-cell table:style-name="ce1" office:value-type="float" office:value="358.853068367403" calcext:value-type="float">
            <text:p>358.853068367403</text:p>
          </table:table-cell>
          <table:table-cell/>
          <table:table-cell table:style-name="ce7" office:value-type="float" office:value="356.374821360376" calcext:value-type="float">
            <text:p>356.374821360376</text:p>
          </table:table-cell>
          <table:table-cell/>
          <table:table-cell table:style-name="ce3" office:value-type="float" office:value="1946" calcext:value-type="float">
            <text:p>19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17689488083124" calcext:value-type="float">
            <text:p>0.717689488083124</text:p>
          </table:table-cell>
          <table:table-cell table:style-name="ce1"/>
          <table:table-cell table:style-name="ce1" office:value-type="float" office:value="710479.962303951" calcext:value-type="float">
            <text:p>710479.962303951</text:p>
          </table:table-cell>
          <table:table-cell table:style-name="ce1"/>
          <table:table-cell table:style-name="ce1" table:formula="of:=[.AI161]-[.G161]" office:value-type="float" office:value="3.20397061808035" calcext:value-type="float">
            <text:p>3.20397061808035</text:p>
          </table:table-cell>
          <table:table-cell/>
          <table:table-cell table:style-name="ce7" office:value-type="float" office:value="356.023916992378" calcext:value-type="float">
            <text:p>356.023916992378</text:p>
          </table:table-cell>
          <table:table-cell table:number-columns-repeated="985"/>
        </table:table-row>
        <table:table-row table:style-name="ro3">
          <table:table-cell table:style-name="ce3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10841.675" calcext:value-type="float">
            <text:p>710841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47" calcext:value-type="float">
            <text:p>1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3826426267624" calcext:value-type="float">
            <text:p>0.173826426267624</text:p>
          </table:table-cell>
          <table:table-cell/>
          <table:table-cell office:value-type="float" office:value="710841.384842935" calcext:value-type="float">
            <text:p>710841.384842935</text:p>
          </table:table-cell>
          <table:table-cell/>
          <table:table-cell table:style-name="ce1" table:formula="of:=[.T162]-[.G162]" office:value-type="float" office:value="-0.290157065028325" calcext:value-type="float">
            <text:p>-0.290157065028325</text:p>
          </table:table-cell>
          <table:table-cell/>
          <table:table-cell table:style-name="ce1" office:value-type="float" office:value="358.624271085569" calcext:value-type="float">
            <text:p>358.624271085569</text:p>
          </table:table-cell>
          <table:table-cell/>
          <table:table-cell table:style-name="ce7" office:value-type="float" office:value="355.876463274355" calcext:value-type="float">
            <text:p>355.876463274355</text:p>
          </table:table-cell>
          <table:table-cell/>
          <table:table-cell table:style-name="ce3" office:value-type="float" office:value="1947" calcext:value-type="float">
            <text:p>1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762868139892816" calcext:value-type="float">
            <text:p>0.762868139892816</text:p>
          </table:table-cell>
          <table:table-cell table:style-name="ce1"/>
          <table:table-cell table:style-name="ce1" office:value-type="float" office:value="710845.249140881" calcext:value-type="float">
            <text:p>710845.249140881</text:p>
          </table:table-cell>
          <table:table-cell table:style-name="ce1"/>
          <table:table-cell table:style-name="ce1" table:formula="of:=[.AI162]-[.G162]" office:value-type="float" office:value="3.57414088060614" calcext:value-type="float">
            <text:p>3.57414088060614</text:p>
          </table:table-cell>
          <table:table-cell/>
          <table:table-cell table:style-name="ce7" office:value-type="float" office:value="355.3804012351" calcext:value-type="float">
            <text:p>355.3804012351</text:p>
          </table:table-cell>
          <table:table-cell table:number-columns-repeated="985"/>
        </table:table-row>
        <table:table-row table:style-name="ro3">
          <table:table-cell table:style-name="ce3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11207.616666667" calcext:value-type="float">
            <text:p>711207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48" calcext:value-type="float">
            <text:p>1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7754412740469" calcext:value-type="float">
            <text:p>0.87754412740469</text:p>
          </table:table-cell>
          <table:table-cell/>
          <table:table-cell office:value-type="float" office:value="711206.616581628" calcext:value-type="float">
            <text:p>711206.616581628</text:p>
          </table:table-cell>
          <table:table-cell/>
          <table:table-cell table:style-name="ce1" table:formula="of:=[.T163]-[.G163]" office:value-type="float" office:value="-1.00008503906429" calcext:value-type="float">
            <text:p>-1.00008503906429</text:p>
          </table:table-cell>
          <table:table-cell/>
          <table:table-cell table:style-name="ce1" office:value-type="float" office:value="359.388099553569" calcext:value-type="float">
            <text:p>359.388099553569</text:p>
          </table:table-cell>
          <table:table-cell/>
          <table:table-cell table:style-name="ce7" office:value-type="float" office:value="356.895496507277" calcext:value-type="float">
            <text:p>356.895496507277</text:p>
          </table:table-cell>
          <table:table-cell/>
          <table:table-cell table:style-name="ce3" office:value-type="float" office:value="1948" calcext:value-type="float">
            <text:p>1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27977834641933" calcext:value-type="float">
            <text:p>0.227977834641933</text:p>
          </table:table-cell>
          <table:table-cell table:style-name="ce1"/>
          <table:table-cell table:style-name="ce1" office:value-type="float" office:value="711209.893213874" calcext:value-type="float">
            <text:p>711209.893213874</text:p>
          </table:table-cell>
          <table:table-cell table:style-name="ce1"/>
          <table:table-cell table:style-name="ce1" table:formula="of:=[.AI163]-[.G163]" office:value-type="float" office:value="2.27654720644932" calcext:value-type="float">
            <text:p>2.27654720644932</text:p>
          </table:table-cell>
          <table:table-cell/>
          <table:table-cell table:style-name="ce7" office:value-type="float" office:value="357.420827240978" calcext:value-type="float">
            <text:p>357.420827240978</text:p>
          </table:table-cell>
          <table:table-cell table:number-columns-repeated="985"/>
        </table:table-row>
        <table:table-row table:style-name="ro3">
          <table:table-cell table:style-name="ce3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11572.716666667" calcext:value-type="float">
            <text:p>711572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949" calcext:value-type="float">
            <text:p>19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874334543943" calcext:value-type="float">
            <text:p>0.418874334543943</text:p>
          </table:table-cell>
          <table:table-cell/>
          <table:table-cell office:value-type="float" office:value="711571.852374218" calcext:value-type="float">
            <text:p>711571.852374218</text:p>
          </table:table-cell>
          <table:table-cell/>
          <table:table-cell table:style-name="ce1" table:formula="of:=[.T164]-[.G164]" office:value-type="float" office:value="-0.864292448968627" calcext:value-type="float">
            <text:p>-0.864292448968627</text:p>
          </table:table-cell>
          <table:table-cell/>
          <table:table-cell table:style-name="ce1" office:value-type="float" office:value="359.153928094376" calcext:value-type="float">
            <text:p>359.153928094376</text:p>
          </table:table-cell>
          <table:table-cell/>
          <table:table-cell table:style-name="ce7" office:value-type="float" office:value="357.344431084595" calcext:value-type="float">
            <text:p>357.344431084595</text:p>
          </table:table-cell>
          <table:table-cell/>
          <table:table-cell table:style-name="ce3" office:value-type="float" office:value="1949" calcext:value-type="float">
            <text:p>19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18919514119625" calcext:value-type="float">
            <text:p>0.618919514119625</text:p>
          </table:table-cell>
          <table:table-cell table:style-name="ce1"/>
          <table:table-cell table:style-name="ce1" office:value-type="float" office:value="711575.499040916" calcext:value-type="float">
            <text:p>711575.499040916</text:p>
          </table:table-cell>
          <table:table-cell table:style-name="ce1"/>
          <table:table-cell table:style-name="ce1" table:formula="of:=[.AI164]-[.G164]" office:value-type="float" office:value="2.78237424930558" calcext:value-type="float">
            <text:p>2.78237424930558</text:p>
          </table:table-cell>
          <table:table-cell/>
          <table:table-cell table:style-name="ce7" office:value-type="float" office:value="356.687999877873" calcext:value-type="float">
            <text:p>356.687999877873</text:p>
          </table:table-cell>
          <table:table-cell table:number-columns-repeated="985"/>
        </table:table-row>
        <table:table-row table:style-name="ro3">
          <table:table-cell table:style-name="ce3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1937.75" calcext:value-type="float">
            <text:p>711937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50" calcext:value-type="float">
            <text:p>1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884352296591" calcext:value-type="float">
            <text:p>0.773884352296591</text:p>
          </table:table-cell>
          <table:table-cell/>
          <table:table-cell office:value-type="float" office:value="711937.084565198" calcext:value-type="float">
            <text:p>711937.084565198</text:p>
          </table:table-cell>
          <table:table-cell/>
          <table:table-cell table:style-name="ce1" table:formula="of:=[.T165]-[.G165]" office:value-type="float" office:value="-0.665434801951051" calcext:value-type="float">
            <text:p>-0.665434801951051</text:p>
          </table:table-cell>
          <table:table-cell/>
          <table:table-cell table:style-name="ce1" office:value-type="float" office:value="358.922677891529" calcext:value-type="float">
            <text:p>358.922677891529</text:p>
          </table:table-cell>
          <table:table-cell/>
          <table:table-cell table:style-name="ce7" office:value-type="float" office:value="357.962614394408" calcext:value-type="float">
            <text:p>357.962614394408</text:p>
          </table:table-cell>
          <table:table-cell/>
          <table:table-cell table:style-name="ce3" office:value-type="float" office:value="1950" calcext:value-type="float">
            <text:p>1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6390933543444" calcext:value-type="float">
            <text:p>0.896390933543444</text:p>
          </table:table-cell>
          <table:table-cell table:style-name="ce1"/>
          <table:table-cell table:style-name="ce1" office:value-type="float" office:value="711940.900622494" calcext:value-type="float">
            <text:p>711940.900622494</text:p>
          </table:table-cell>
          <table:table-cell table:style-name="ce1"/>
          <table:table-cell table:style-name="ce1" table:formula="of:=[.AI165]-[.G165]" office:value-type="float" office:value="3.15062249370385" calcext:value-type="float">
            <text:p>3.15062249370385</text:p>
          </table:table-cell>
          <table:table-cell/>
          <table:table-cell table:style-name="ce7" office:value-type="float" office:value="355.989991169343" calcext:value-type="float">
            <text:p>355.989991169343</text:p>
          </table:table-cell>
          <table:table-cell table:number-columns-repeated="985"/>
        </table:table-row>
        <table:table-row table:style-name="ro3">
          <table:table-cell table:style-name="ce3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12302.85" calcext:value-type="float">
            <text:p>712302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951" calcext:value-type="float">
            <text:p>19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78931441158056" calcext:value-type="float">
            <text:p>0.678931441158056</text:p>
          </table:table-cell>
          <table:table-cell/>
          <table:table-cell office:value-type="float" office:value="712302.31922148" calcext:value-type="float">
            <text:p>712302.31922148</text:p>
          </table:table-cell>
          <table:table-cell/>
          <table:table-cell table:style-name="ce1" table:formula="of:=[.T166]-[.G166]" office:value-type="float" office:value="-0.530778519925661" calcext:value-type="float">
            <text:p>-0.530778519925661</text:p>
          </table:table-cell>
          <table:table-cell/>
          <table:table-cell table:style-name="ce1" office:value-type="float" office:value="358.690225286082" calcext:value-type="float">
            <text:p>358.690225286082</text:p>
          </table:table-cell>
          <table:table-cell/>
          <table:table-cell table:style-name="ce7" office:value-type="float" office:value="358.421965551835" calcext:value-type="float">
            <text:p>358.421965551835</text:p>
          </table:table-cell>
          <table:table-cell/>
          <table:table-cell table:style-name="ce3" office:value-type="float" office:value="1951" calcext:value-type="float">
            <text:p>19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760217182338238" calcext:value-type="float">
            <text:p>0.760217182338238</text:p>
          </table:table-cell>
          <table:table-cell table:style-name="ce1"/>
          <table:table-cell table:style-name="ce1" office:value-type="float" office:value="712306.183861262" calcext:value-type="float">
            <text:p>712306.183861262</text:p>
          </table:table-cell>
          <table:table-cell table:style-name="ce1"/>
          <table:table-cell table:style-name="ce1" table:formula="of:=[.AI166]-[.G166]" office:value-type="float" office:value="3.33386126195546" calcext:value-type="float">
            <text:p>3.33386126195546</text:p>
          </table:table-cell>
          <table:table-cell/>
          <table:table-cell table:style-name="ce7" office:value-type="float" office:value="355.358090627799" calcext:value-type="float">
            <text:p>355.358090627799</text:p>
          </table:table-cell>
          <table:table-cell table:number-columns-repeated="985"/>
        </table:table-row>
        <table:table-row table:style-name="ro3">
          <table:table-cell table:style-name="ce3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12667.9" calcext:value-type="float">
            <text:p>712667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952" calcext:value-type="float">
            <text:p>1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134949319064617" calcext:value-type="float">
            <text:p>0.134949319064617</text:p>
          </table:table-cell>
          <table:table-cell/>
          <table:table-cell office:value-type="float" office:value="712667.550788159" calcext:value-type="float">
            <text:p>712667.550788159</text:p>
          </table:table-cell>
          <table:table-cell/>
          <table:table-cell table:style-name="ce1" table:formula="of:=[.T167]-[.G167]" office:value-type="float" office:value="-0.349211841006763" calcext:value-type="float">
            <text:p>-0.349211841006763</text:p>
          </table:table-cell>
          <table:table-cell/>
          <table:table-cell table:style-name="ce1" office:value-type="float" office:value="359.453284298339" calcext:value-type="float">
            <text:p>359.453284298339</text:p>
          </table:table-cell>
          <table:table-cell/>
          <table:table-cell table:style-name="ce7" office:value-type="float" office:value="359.454285395292" calcext:value-type="float">
            <text:p>359.454285395292</text:p>
          </table:table-cell>
          <table:table-cell/>
          <table:table-cell table:style-name="ce3" office:value-type="float" office:value="1952" calcext:value-type="float">
            <text:p>1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618641927838326" calcext:value-type="float">
            <text:p>0.618641927838326</text:p>
          </table:table-cell>
          <table:table-cell table:style-name="ce1"/>
          <table:table-cell table:style-name="ce1" office:value-type="float" office:value="712670.838624057" calcext:value-type="float">
            <text:p>712670.838624057</text:p>
          </table:table-cell>
          <table:table-cell table:style-name="ce1"/>
          <table:table-cell table:style-name="ce1" table:formula="of:=[.AI167]-[.G167]" office:value-type="float" office:value="2.93862405687105" calcext:value-type="float">
            <text:p>2.93862405687105</text:p>
          </table:table-cell>
          <table:table-cell/>
          <table:table-cell table:style-name="ce7" office:value-type="float" office:value="357.377376766393" calcext:value-type="float">
            <text:p>357.377376766393</text:p>
          </table:table-cell>
          <table:table-cell table:number-columns-repeated="985"/>
        </table:table-row>
        <table:table-row table:style-name="ro3">
          <table:table-cell table:style-name="ce3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13032.933333333" calcext:value-type="float">
            <text:p>713032.9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1953" calcext:value-type="float">
            <text:p>19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3254510611296" calcext:value-type="float">
            <text:p>0.913254510611296</text:p>
          </table:table-cell>
          <table:table-cell/>
          <table:table-cell office:value-type="float" office:value="713032.78118976" calcext:value-type="float">
            <text:p>713032.78118976</text:p>
          </table:table-cell>
          <table:table-cell/>
          <table:table-cell table:style-name="ce1" table:formula="of:=[.T168]-[.G168]" office:value-type="float" office:value="-0.152143573039211" calcext:value-type="float">
            <text:p>-0.152143573039211</text:p>
          </table:table-cell>
          <table:table-cell/>
          <table:table-cell table:style-name="ce1" office:value-type="float" office:value="359.224334906754" calcext:value-type="float">
            <text:p>359.224334906754</text:p>
          </table:table-cell>
          <table:table-cell/>
          <table:table-cell table:style-name="ce7" office:value-type="float" office:value="358.969779761035" calcext:value-type="float">
            <text:p>358.969779761035</text:p>
          </table:table-cell>
          <table:table-cell/>
          <table:table-cell table:style-name="ce3" office:value-type="float" office:value="1953" calcext:value-type="float">
            <text:p>19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707984898239374" calcext:value-type="float">
            <text:p>0.707984898239374</text:p>
          </table:table-cell>
          <table:table-cell table:style-name="ce1"/>
          <table:table-cell table:style-name="ce1" office:value-type="float" office:value="713036.435213878" calcext:value-type="float">
            <text:p>713036.435213878</text:p>
          </table:table-cell>
          <table:table-cell table:style-name="ce1"/>
          <table:table-cell table:style-name="ce1" table:formula="of:=[.AI168]-[.G168]" office:value-type="float" office:value="3.50188054540195" calcext:value-type="float">
            <text:p>3.50188054540195</text:p>
          </table:table-cell>
          <table:table-cell/>
          <table:table-cell table:style-name="ce7" office:value-type="float" office:value="356.647603866645" calcext:value-type="float">
            <text:p>356.647603866645</text:p>
          </table:table-cell>
          <table:table-cell table:number-columns-repeated="985"/>
        </table:table-row>
        <table:table-row table:style-name="ro3">
          <table:table-cell table:style-name="ce3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3399.008333333" calcext:value-type="float">
            <text:p>713399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54" calcext:value-type="float">
            <text:p>1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74523304402828" calcext:value-type="float">
            <text:p>0.374523304402828</text:p>
          </table:table-cell>
          <table:table-cell/>
          <table:table-cell office:value-type="float" office:value="713398.014843419" calcext:value-type="float">
            <text:p>713398.014843419</text:p>
          </table:table-cell>
          <table:table-cell/>
          <table:table-cell table:style-name="ce1" table:formula="of:=[.T169]-[.G169]" office:value-type="float" office:value="-0.993489913991652" calcext:value-type="float">
            <text:p>-0.993489913991652</text:p>
          </table:table-cell>
          <table:table-cell/>
          <table:table-cell table:style-name="ce1" office:value-type="float" office:value="358.992729363599" calcext:value-type="float">
            <text:p>358.992729363599</text:p>
          </table:table-cell>
          <table:table-cell/>
          <table:table-cell table:style-name="ce7" office:value-type="float" office:value="358.055792854755" calcext:value-type="float">
            <text:p>358.055792854755</text:p>
          </table:table-cell>
          <table:table-cell/>
          <table:table-cell table:style-name="ce3" office:value-type="float" office:value="1954" calcext:value-type="float">
            <text:p>1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591601211577654" calcext:value-type="float">
            <text:p>0.591601211577654</text:p>
          </table:table-cell>
          <table:table-cell table:style-name="ce1"/>
          <table:table-cell table:style-name="ce1" office:value-type="float" office:value="713401.833049723" calcext:value-type="float">
            <text:p>713401.833049723</text:p>
          </table:table-cell>
          <table:table-cell table:style-name="ce1"/>
          <table:table-cell table:style-name="ce1" table:formula="of:=[.AI169]-[.G169]" office:value-type="float" office:value="2.82471639011055" calcext:value-type="float">
            <text:p>2.82471639011055</text:p>
          </table:table-cell>
          <table:table-cell/>
          <table:table-cell table:style-name="ce7" office:value-type="float" office:value="355.957531802041" calcext:value-type="float">
            <text:p>355.957531802041</text:p>
          </table:table-cell>
          <table:table-cell table:number-columns-repeated="985"/>
        </table:table-row>
        <table:table-row table:style-name="ro3">
          <table:table-cell table:style-name="ce3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3763.958333333" calcext:value-type="float">
            <text:p>713763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55" calcext:value-type="float">
            <text:p>1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93595058470964" calcext:value-type="float">
            <text:p>0.393595058470964</text:p>
          </table:table-cell>
          <table:table-cell/>
          <table:table-cell office:value-type="float" office:value="713763.240551108" calcext:value-type="float">
            <text:p>713763.240551108</text:p>
          </table:table-cell>
          <table:table-cell/>
          <table:table-cell table:style-name="ce1" table:formula="of:=[.T170]-[.G170]" office:value-type="float" office:value="-0.717782224994153" calcext:value-type="float">
            <text:p>-0.717782224994153</text:p>
          </table:table-cell>
          <table:table-cell/>
          <table:table-cell table:style-name="ce1" office:value-type="float" office:value="358.767664957171" calcext:value-type="float">
            <text:p>358.767664957171</text:p>
          </table:table-cell>
          <table:table-cell/>
          <table:table-cell table:style-name="ce7" office:value-type="float" office:value="356.981985771688" calcext:value-type="float">
            <text:p>356.981985771688</text:p>
          </table:table-cell>
          <table:table-cell/>
          <table:table-cell table:style-name="ce3" office:value-type="float" office:value="1955" calcext:value-type="float">
            <text:p>1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96024996042252" calcext:value-type="float">
            <text:p>0.996024996042252</text:p>
          </table:table-cell>
          <table:table-cell table:style-name="ce1"/>
          <table:table-cell table:style-name="ce1" office:value-type="float" office:value="713767.109025017" calcext:value-type="float">
            <text:p>713767.109025017</text:p>
          </table:table-cell>
          <table:table-cell table:style-name="ce1"/>
          <table:table-cell table:style-name="ce1" table:formula="of:=[.AI170]-[.G170]" office:value-type="float" office:value="3.15069168433547" calcext:value-type="float">
            <text:p>3.15069168433547</text:p>
          </table:table-cell>
          <table:table-cell/>
          <table:table-cell table:style-name="ce7" office:value-type="float" office:value="355.337826000844" calcext:value-type="float">
            <text:p>355.337826000844</text:p>
          </table:table-cell>
          <table:table-cell table:number-columns-repeated="985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4128.958333333" calcext:value-type="float">
            <text:p>714128.9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56" calcext:value-type="float">
            <text:p>19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288989841938" calcext:value-type="float">
            <text:p>0.55288989841938</text:p>
          </table:table-cell>
          <table:table-cell/>
          <table:table-cell office:value-type="float" office:value="714128.467745062" calcext:value-type="float">
            <text:p>714128.467745062</text:p>
          </table:table-cell>
          <table:table-cell/>
          <table:table-cell table:style-name="ce1" table:formula="of:=[.T171]-[.G171]" office:value-type="float" office:value="-0.490588271059096" calcext:value-type="float">
            <text:p>-0.490588271059096</text:p>
          </table:table-cell>
          <table:table-cell/>
          <table:table-cell table:style-name="ce1" office:value-type="float" office:value="359.535814429768" calcext:value-type="float">
            <text:p>359.535814429768</text:p>
          </table:table-cell>
          <table:table-cell/>
          <table:table-cell table:style-name="ce7" office:value-type="float" office:value="357.05643157713" calcext:value-type="float">
            <text:p>357.05643157713</text:p>
          </table:table-cell>
          <table:table-cell/>
          <table:table-cell table:style-name="ce3" office:value-type="float" office:value="1956" calcext:value-type="float">
            <text:p>19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175999071449041" calcext:value-type="float">
            <text:p>0.175999071449041</text:p>
          </table:table-cell>
          <table:table-cell table:style-name="ce1"/>
          <table:table-cell table:style-name="ce1" office:value-type="float" office:value="714131.780677777" calcext:value-type="float">
            <text:p>714131.780677777</text:p>
          </table:table-cell>
          <table:table-cell table:style-name="ce1"/>
          <table:table-cell table:style-name="ce1" table:formula="of:=[.AI171]-[.G171]" office:value-type="float" office:value="2.82234444411006" calcext:value-type="float">
            <text:p>2.82234444411006</text:p>
          </table:table-cell>
          <table:table-cell/>
          <table:table-cell table:style-name="ce7" office:value-type="float" office:value="357.334057128799" calcext:value-type="float">
            <text:p>357.334057128799</text:p>
          </table:table-cell>
          <table:table-cell table:number-columns-repeated="985"/>
        </table:table-row>
        <table:table-row table:style-name="ro3">
          <table:table-cell table:style-name="ce3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14494.141666667" calcext:value-type="float">
            <text:p>714494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957" calcext:value-type="float">
            <text:p>19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13967782258987" calcext:value-type="float">
            <text:p>0.513967782258987</text:p>
          </table:table-cell>
          <table:table-cell/>
          <table:table-cell office:value-type="float" office:value="714493.701051367" calcext:value-type="float">
            <text:p>714493.701051367</text:p>
          </table:table-cell>
          <table:table-cell/>
          <table:table-cell table:style-name="ce1" table:formula="of:=[.T172]-[.G172]" office:value-type="float" office:value="-0.440615299972706" calcext:value-type="float">
            <text:p>-0.440615299972706</text:p>
          </table:table-cell>
          <table:table-cell/>
          <table:table-cell table:style-name="ce1" office:value-type="float" office:value="359.304241260244" calcext:value-type="float">
            <text:p>359.304241260244</text:p>
          </table:table-cell>
          <table:table-cell/>
          <table:table-cell table:style-name="ce7" office:value-type="float" office:value="356.556364649168" calcext:value-type="float">
            <text:p>356.556364649168</text:p>
          </table:table-cell>
          <table:table-cell/>
          <table:table-cell table:style-name="ce3" office:value-type="float" office:value="1957" calcext:value-type="float">
            <text:p>19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9933864325285" calcext:value-type="float">
            <text:p>0.59933864325285</text:p>
          </table:table-cell>
          <table:table-cell table:style-name="ce1"/>
          <table:table-cell table:style-name="ce1" office:value-type="float" office:value="714497.367082874" calcext:value-type="float">
            <text:p>714497.367082874</text:p>
          </table:table-cell>
          <table:table-cell table:style-name="ce1"/>
          <table:table-cell table:style-name="ce1" table:formula="of:=[.AI172]-[.G172]" office:value-type="float" office:value="3.22541620710399" calcext:value-type="float">
            <text:p>3.22541620710399</text:p>
          </table:table-cell>
          <table:table-cell/>
          <table:table-cell table:style-name="ce7" office:value-type="float" office:value="356.608088613495" calcext:value-type="float">
            <text:p>356.608088613495</text:p>
          </table:table-cell>
          <table:table-cell table:number-columns-repeated="985"/>
        </table:table-row>
        <table:table-row table:style-name="ro3">
          <table:table-cell table:style-name="ce3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14859.225" calcext:value-type="float">
            <text:p>714859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958" calcext:value-type="float">
            <text:p>1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0583464801312" calcext:value-type="float">
            <text:p>0.560583464801312</text:p>
          </table:table-cell>
          <table:table-cell/>
          <table:table-cell office:value-type="float" office:value="714858.928861516" calcext:value-type="float">
            <text:p>714858.928861516</text:p>
          </table:table-cell>
          <table:table-cell/>
          <table:table-cell table:style-name="ce1" table:formula="of:=[.T173]-[.G173]" office:value-type="float" office:value="-0.296138484030962" calcext:value-type="float">
            <text:p>-0.296138484030962</text:p>
          </table:table-cell>
          <table:table-cell/>
          <table:table-cell table:style-name="ce1" office:value-type="float" office:value="359.077391048224" calcext:value-type="float">
            <text:p>359.077391048224</text:p>
          </table:table-cell>
          <table:table-cell/>
          <table:table-cell table:style-name="ce7" office:value-type="float" office:value="356.585472376402" calcext:value-type="float">
            <text:p>356.585472376402</text:p>
          </table:table-cell>
          <table:table-cell/>
          <table:table-cell table:style-name="ce3" office:value-type="float" office:value="1958" calcext:value-type="float">
            <text:p>1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18101493269205" calcext:value-type="float">
            <text:p>0.918101493269205</text:p>
          </table:table-cell>
          <table:table-cell table:style-name="ce1"/>
          <table:table-cell table:style-name="ce1" office:value-type="float" office:value="714862.758970904" calcext:value-type="float">
            <text:p>714862.758970904</text:p>
          </table:table-cell>
          <table:table-cell table:style-name="ce1"/>
          <table:table-cell table:style-name="ce1" table:formula="of:=[.AI173]-[.G173]" office:value-type="float" office:value="3.53397090383805" calcext:value-type="float">
            <text:p>3.53397090383805</text:p>
          </table:table-cell>
          <table:table-cell/>
          <table:table-cell table:style-name="ce7" office:value-type="float" office:value="355.926633311285" calcext:value-type="float">
            <text:p>355.926633311285</text:p>
          </table:table-cell>
          <table:table-cell table:number-columns-repeated="985"/>
        </table:table-row>
        <table:table-row table:style-name="ro3">
          <table:table-cell table:style-name="ce3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15225.25" calcext:value-type="float">
            <text:p>715225.2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59" calcext:value-type="float">
            <text:p>1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53031492978334" calcext:value-type="float">
            <text:p>0.553031492978334</text:p>
          </table:table-cell>
          <table:table-cell/>
          <table:table-cell office:value-type="float" office:value="715224.155939605" calcext:value-type="float">
            <text:p>715224.155939605</text:p>
          </table:table-cell>
          <table:table-cell/>
          <table:table-cell table:style-name="ce1" table:formula="of:=[.T174]-[.G174]" office:value-type="float" office:value="-1.09406039502937" calcext:value-type="float">
            <text:p>-1.09406039502937</text:p>
          </table:table-cell>
          <table:table-cell/>
          <table:table-cell table:style-name="ce1" office:value-type="float" office:value="358.852358312624" calcext:value-type="float">
            <text:p>358.852358312624</text:p>
          </table:table-cell>
          <table:table-cell/>
          <table:table-cell table:style-name="ce7" office:value-type="float" office:value="357.043290051679" calcext:value-type="float">
            <text:p>357.043290051679</text:p>
          </table:table-cell>
          <table:table-cell/>
          <table:table-cell table:style-name="ce3" office:value-type="float" office:value="1959" calcext:value-type="float">
            <text:p>1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57751347124577" calcext:value-type="float">
            <text:p>0.357751347124577</text:p>
          </table:table-cell>
          <table:table-cell table:style-name="ce1"/>
          <table:table-cell table:style-name="ce1" office:value-type="float" office:value="715228.02385955" calcext:value-type="float">
            <text:p>715228.02385955</text:p>
          </table:table-cell>
          <table:table-cell table:style-name="ce1"/>
          <table:table-cell table:style-name="ce1" table:formula="of:=[.AI174]-[.G174]" office:value-type="float" office:value="2.77385954954661" calcext:value-type="float">
            <text:p>2.77385954954661</text:p>
          </table:table-cell>
          <table:table-cell/>
          <table:table-cell table:style-name="ce7" office:value-type="float" office:value="355.319680945098" calcext:value-type="float">
            <text:p>355.319680945098</text:p>
          </table:table-cell>
          <table:table-cell table:number-columns-repeated="985"/>
        </table:table-row>
        <table:table-row table:style-name="ro3">
          <table:table-cell table:style-name="ce3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15590.3" calcext:value-type="float">
            <text:p>715590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60" calcext:value-type="float">
            <text:p>19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90597601234913" calcext:value-type="float">
            <text:p>0.690597601234913</text:p>
          </table:table-cell>
          <table:table-cell/>
          <table:table-cell office:value-type="float" office:value="715589.381035137" calcext:value-type="float">
            <text:p>715589.381035137</text:p>
          </table:table-cell>
          <table:table-cell/>
          <table:table-cell table:style-name="ce1" table:formula="of:=[.T175]-[.G175]" office:value-type="float" office:value="-0.918964863056317" calcext:value-type="float">
            <text:p>-0.918964863056317</text:p>
          </table:table-cell>
          <table:table-cell/>
          <table:table-cell table:style-name="ce1" office:value-type="float" office:value="359.621958481988" calcext:value-type="float">
            <text:p>359.621958481988</text:p>
          </table:table-cell>
          <table:table-cell/>
          <table:table-cell table:style-name="ce7" office:value-type="float" office:value="358.663357281217" calcext:value-type="float">
            <text:p>358.663357281217</text:p>
          </table:table-cell>
          <table:table-cell/>
          <table:table-cell table:style-name="ce3" office:value-type="float" office:value="1960" calcext:value-type="float">
            <text:p>19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62298130244017" calcext:value-type="float">
            <text:p>0.562298130244017</text:p>
          </table:table-cell>
          <table:table-cell table:style-name="ce1"/>
          <table:table-cell table:style-name="ce1" office:value-type="float" office:value="715592.719140485" calcext:value-type="float">
            <text:p>715592.719140485</text:p>
          </table:table-cell>
          <table:table-cell table:style-name="ce1"/>
          <table:table-cell table:style-name="ce1" table:formula="of:=[.AI175]-[.G175]" office:value-type="float" office:value="2.4191404847661" calcext:value-type="float">
            <text:p>2.4191404847661</text:p>
          </table:table-cell>
          <table:table-cell/>
          <table:table-cell table:style-name="ce7" office:value-type="float" office:value="357.290981805533" calcext:value-type="float">
            <text:p>357.290981805533</text:p>
          </table:table-cell>
          <table:table-cell table:number-columns-repeated="985"/>
        </table:table-row>
        <table:table-row table:style-name="ro3">
          <table:table-cell table:style-name="ce3" office:value-type="float" office:value="1961" calcext:value-type="float">
            <text:p>1961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15955.366666667" calcext:value-type="float">
            <text:p>715955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961" calcext:value-type="float">
            <text:p>19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0468443781137466" calcext:value-type="float">
            <text:p>0.046844378113747</text:p>
          </table:table-cell>
          <table:table-cell/>
          <table:table-cell office:value-type="float" office:value="715954.606282531" calcext:value-type="float">
            <text:p>715954.606282531</text:p>
          </table:table-cell>
          <table:table-cell/>
          <table:table-cell table:style-name="ce1" table:formula="of:=[.T176]-[.G176]" office:value-type="float" office:value="-0.760384135995992" calcext:value-type="float">
            <text:p>-0.760384135995992</text:p>
          </table:table-cell>
          <table:table-cell/>
          <table:table-cell table:style-name="ce1" office:value-type="float" office:value="359.398029601763" calcext:value-type="float">
            <text:p>359.398029601763</text:p>
          </table:table-cell>
          <table:table-cell/>
          <table:table-cell table:style-name="ce7" office:value-type="float" office:value="359.130371385672" calcext:value-type="float">
            <text:p>359.130371385672</text:p>
          </table:table-cell>
          <table:table-cell/>
          <table:table-cell table:style-name="ce3" office:value-type="float" office:value="1961" calcext:value-type="float">
            <text:p>19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17151209712029" calcext:value-type="float">
            <text:p>0.717151209712029</text:p>
          </table:table-cell>
          <table:table-cell table:style-name="ce1"/>
          <table:table-cell table:style-name="ce1" office:value-type="float" office:value="715958.294248022" calcext:value-type="float">
            <text:p>715958.294248022</text:p>
          </table:table-cell>
          <table:table-cell table:style-name="ce1"/>
          <table:table-cell table:style-name="ce1" table:formula="of:=[.AI176]-[.G176]" office:value-type="float" office:value="2.92758135462645" calcext:value-type="float">
            <text:p>2.92758135462645</text:p>
          </table:table-cell>
          <table:table-cell/>
          <table:table-cell table:style-name="ce7" office:value-type="float" office:value="356.569560866977" calcext:value-type="float">
            <text:p>356.569560866977</text:p>
          </table:table-cell>
          <table:table-cell table:number-columns-repeated="985"/>
        </table:table-row>
        <table:table-row table:style-name="ro3">
          <table:table-cell table:style-name="ce3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16320.583333333" calcext:value-type="float">
            <text:p>716320.5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962" calcext:value-type="float">
            <text:p>196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6754407286644" calcext:value-type="float">
            <text:p>0.56754407286644</text:p>
          </table:table-cell>
          <table:table-cell/>
          <table:table-cell office:value-type="float" office:value="716319.835810794" calcext:value-type="float">
            <text:p>716319.835810794</text:p>
          </table:table-cell>
          <table:table-cell/>
          <table:table-cell table:style-name="ce1" table:formula="of:=[.T177]-[.G177]" office:value-type="float" office:value="-0.747522538993508" calcext:value-type="float">
            <text:p>-0.747522538993508</text:p>
          </table:table-cell>
          <table:table-cell/>
          <table:table-cell table:style-name="ce1" office:value-type="float" office:value="359.170427743526" calcext:value-type="float">
            <text:p>359.170427743526</text:p>
          </table:table-cell>
          <table:table-cell/>
          <table:table-cell table:style-name="ce7" office:value-type="float" office:value="359.171905331101" calcext:value-type="float">
            <text:p>359.171905331101</text:p>
          </table:table-cell>
          <table:table-cell/>
          <table:table-cell table:style-name="ce3" office:value-type="float" office:value="1962" calcext:value-type="float">
            <text:p>19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95813403278589" calcext:value-type="float">
            <text:p>0.995813403278589</text:p>
          </table:table-cell>
          <table:table-cell table:style-name="ce1"/>
          <table:table-cell table:style-name="ce1" office:value-type="float" office:value="716323.67777487" calcext:value-type="float">
            <text:p>716323.67777487</text:p>
          </table:table-cell>
          <table:table-cell table:style-name="ce1"/>
          <table:table-cell table:style-name="ce1" table:formula="of:=[.AI177]-[.G177]" office:value-type="float" office:value="3.09444153739605" calcext:value-type="float">
            <text:p>3.09444153739605</text:p>
          </table:table-cell>
          <table:table-cell/>
          <table:table-cell table:style-name="ce7" office:value-type="float" office:value="355.897387417783" calcext:value-type="float">
            <text:p>355.897387417783</text:p>
          </table:table-cell>
          <table:table-cell table:number-columns-repeated="985"/>
        </table:table-row>
        <table:table-row table:style-name="ro3">
          <table:table-cell table:style-name="ce3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6685.666666667" calcext:value-type="float">
            <text:p>716685.666666667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63" calcext:value-type="float">
            <text:p>1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400336921215" calcext:value-type="float">
            <text:p>0.571400336921215</text:p>
          </table:table-cell>
          <table:table-cell/>
          <table:table-cell office:value-type="float" office:value="716685.059424584" calcext:value-type="float">
            <text:p>716685.059424584</text:p>
          </table:table-cell>
          <table:table-cell/>
          <table:table-cell table:style-name="ce1" table:formula="of:=[.T178]-[.G178]" office:value-type="float" office:value="-0.60724208294414" calcext:value-type="float">
            <text:p>-0.60724208294414</text:p>
          </table:table-cell>
          <table:table-cell/>
          <table:table-cell table:style-name="ce1" office:value-type="float" office:value="358.94766289894" calcext:value-type="float">
            <text:p>358.94766289894</text:p>
          </table:table-cell>
          <table:table-cell/>
          <table:table-cell table:style-name="ce7" office:value-type="float" office:value="358.693906825483" calcext:value-type="float">
            <text:p>358.693906825483</text:p>
          </table:table-cell>
          <table:table-cell/>
          <table:table-cell table:style-name="ce3" office:value-type="float" office:value="1963" calcext:value-type="float">
            <text:p>1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25980622321367" calcext:value-type="float">
            <text:p>0.825980622321367</text:p>
          </table:table-cell>
          <table:table-cell table:style-name="ce1"/>
          <table:table-cell table:style-name="ce1" office:value-type="float" office:value="716688.927656931" calcext:value-type="float">
            <text:p>716688.927656931</text:p>
          </table:table-cell>
          <table:table-cell table:style-name="ce1"/>
          <table:table-cell table:style-name="ce1" table:formula="of:=[.AI178]-[.G178]" office:value-type="float" office:value="3.26099026401062" calcext:value-type="float">
            <text:p>3.26099026401062</text:p>
          </table:table-cell>
          <table:table-cell/>
          <table:table-cell table:style-name="ce7" office:value-type="float" office:value="355.303725493893" calcext:value-type="float">
            <text:p>355.303725493893</text:p>
          </table:table-cell>
          <table:table-cell table:number-columns-repeated="985"/>
        </table:table-row>
        <table:table-row table:style-name="ro3">
          <table:table-cell table:style-name="ce3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17050.75" calcext:value-type="float">
            <text:p>717050.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964" calcext:value-type="float">
            <text:p>1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4601166844368" calcext:value-type="float">
            <text:p>0.34601166844368</text:p>
          </table:table-cell>
          <table:table-cell/>
          <table:table-cell office:value-type="float" office:value="717050.281490286" calcext:value-type="float">
            <text:p>717050.281490286</text:p>
          </table:table-cell>
          <table:table-cell/>
          <table:table-cell table:style-name="ce1" table:formula="of:=[.T179]-[.G179]" office:value-type="float" office:value="-0.468509714002721" calcext:value-type="float">
            <text:p>-0.468509714002721</text:p>
          </table:table-cell>
          <table:table-cell/>
          <table:table-cell table:style-name="ce1" office:value-type="float" office:value="359.720759766153" calcext:value-type="float">
            <text:p>359.720759766153</text:p>
          </table:table-cell>
          <table:table-cell/>
          <table:table-cell table:style-name="ce7" office:value-type="float" office:value="358.781570214649" calcext:value-type="float">
            <text:p>358.781570214649</text:p>
          </table:table-cell>
          <table:table-cell/>
          <table:table-cell table:style-name="ce3" office:value-type="float" office:value="1964" calcext:value-type="float">
            <text:p>1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25200272351503" calcext:value-type="float">
            <text:p>0.425200272351503</text:p>
          </table:table-cell>
          <table:table-cell table:style-name="ce1"/>
          <table:table-cell table:style-name="ce1" office:value-type="float" office:value="717053.6537675" calcext:value-type="float">
            <text:p>717053.6537675</text:p>
          </table:table-cell>
          <table:table-cell table:style-name="ce1"/>
          <table:table-cell table:style-name="ce1" table:formula="of:=[.AI179]-[.G179]" office:value-type="float" office:value="2.90376750018913" calcext:value-type="float">
            <text:p>2.90376750018913</text:p>
          </table:table-cell>
          <table:table-cell/>
          <table:table-cell table:style-name="ce7" office:value-type="float" office:value="357.248263840109" calcext:value-type="float">
            <text:p>357.248263840109</text:p>
          </table:table-cell>
          <table:table-cell table:number-columns-repeated="985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17415.916666667" calcext:value-type="float">
            <text:p>717415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1965" calcext:value-type="float">
            <text:p>1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85789436101913" calcext:value-type="float">
            <text:p>0.185789436101913</text:p>
          </table:table-cell>
          <table:table-cell/>
          <table:table-cell office:value-type="float" office:value="717415.505684576" calcext:value-type="float">
            <text:p>717415.505684576</text:p>
          </table:table-cell>
          <table:table-cell/>
          <table:table-cell table:style-name="ce1" table:formula="of:=[.T180]-[.G180]" office:value-type="float" office:value="-0.410982090979815" calcext:value-type="float">
            <text:p>-0.410982090979815</text:p>
          </table:table-cell>
          <table:table-cell/>
          <table:table-cell table:style-name="ce1" office:value-type="float" office:value="359.498272394072" calcext:value-type="float">
            <text:p>359.498272394072</text:p>
          </table:table-cell>
          <table:table-cell/>
          <table:table-cell table:style-name="ce7" office:value-type="float" office:value="357.710396464357" calcext:value-type="float">
            <text:p>357.710396464357</text:p>
          </table:table-cell>
          <table:table-cell/>
          <table:table-cell table:style-name="ce3" office:value-type="float" office:value="1965" calcext:value-type="float">
            <text:p>1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470449641346931" calcext:value-type="float">
            <text:p>0.470449641346931</text:p>
          </table:table-cell>
          <table:table-cell table:style-name="ce1"/>
          <table:table-cell table:style-name="ce1" office:value-type="float" office:value="717419.216298923" calcext:value-type="float">
            <text:p>717419.216298923</text:p>
          </table:table-cell>
          <table:table-cell table:style-name="ce1"/>
          <table:table-cell table:style-name="ce1" table:formula="of:=[.AI180]-[.G180]" office:value-type="float" office:value="3.29963225638494" calcext:value-type="float">
            <text:p>3.29963225638494</text:p>
          </table:table-cell>
          <table:table-cell/>
          <table:table-cell table:style-name="ce7" office:value-type="float" office:value="356.532125638397" calcext:value-type="float">
            <text:p>356.532125638397</text:p>
          </table:table-cell>
          <table:table-cell table:number-columns-repeated="985"/>
        </table:table-row>
        <table:table-row table:style-name="ro3">
          <table:table-cell table:style-name="ce3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7781.925" calcext:value-type="float">
            <text:p>717781.9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66" calcext:value-type="float">
            <text:p>19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68688194453716" calcext:value-type="float">
            <text:p>0.268688194453716</text:p>
          </table:table-cell>
          <table:table-cell/>
          <table:table-cell office:value-type="float" office:value="717780.7237977" calcext:value-type="float">
            <text:p>717780.7237977</text:p>
          </table:table-cell>
          <table:table-cell/>
          <table:table-cell table:style-name="ce1" table:formula="of:=[.T181]-[.G181]" office:value-type="float" office:value="-1.20120230002794" calcext:value-type="float">
            <text:p>-1.20120230002794</text:p>
          </table:table-cell>
          <table:table-cell/>
          <table:table-cell table:style-name="ce1" office:value-type="float" office:value="359.281187220791" calcext:value-type="float">
            <text:p>359.281187220791</text:p>
          </table:table-cell>
          <table:table-cell/>
          <table:table-cell table:style-name="ce7" office:value-type="float" office:value="356.802900937026" calcext:value-type="float">
            <text:p>356.802900937026</text:p>
          </table:table-cell>
          <table:table-cell/>
          <table:table-cell table:style-name="ce3" office:value-type="float" office:value="1966" calcext:value-type="float">
            <text:p>19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966973707079887" calcext:value-type="float">
            <text:p>0.966973707079887</text:p>
          </table:table-cell>
          <table:table-cell table:style-name="ce1"/>
          <table:table-cell table:style-name="ce1" office:value-type="float" office:value="717784.588865954" calcext:value-type="float">
            <text:p>717784.588865954</text:p>
          </table:table-cell>
          <table:table-cell table:style-name="ce1"/>
          <table:table-cell table:style-name="ce1" table:formula="of:=[.AI181]-[.G181]" office:value-type="float" office:value="2.66386595391668" calcext:value-type="float">
            <text:p>2.66386595391668</text:p>
          </table:table-cell>
          <table:table-cell/>
          <table:table-cell table:style-name="ce7" office:value-type="float" office:value="355.869882994249" calcext:value-type="float">
            <text:p>355.869882994249</text:p>
          </table:table-cell>
          <table:table-cell table:number-columns-repeated="985"/>
        </table:table-row>
        <table:table-row table:style-name="ro3">
          <table:table-cell table:style-name="ce3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8146.908333333" calcext:value-type="float">
            <text:p>718146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67" calcext:value-type="float">
            <text:p>19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00164176523685" calcext:value-type="float">
            <text:p>0.700164176523685</text:p>
          </table:table-cell>
          <table:table-cell/>
          <table:table-cell office:value-type="float" office:value="718145.937986225" calcext:value-type="float">
            <text:p>718145.937986225</text:p>
          </table:table-cell>
          <table:table-cell/>
          <table:table-cell table:style-name="ce1" table:formula="of:=[.T182]-[.G182]" office:value-type="float" office:value="-0.970347107970156" calcext:value-type="float">
            <text:p>-0.970347107970156</text:p>
          </table:table-cell>
          <table:table-cell/>
          <table:table-cell table:style-name="ce1" office:value-type="float" office:value="359.068714902134" calcext:value-type="float">
            <text:p>359.068714902134</text:p>
          </table:table-cell>
          <table:table-cell/>
          <table:table-cell table:style-name="ce7" office:value-type="float" office:value="356.321808323302" calcext:value-type="float">
            <text:p>356.321808323302</text:p>
          </table:table-cell>
          <table:table-cell/>
          <table:table-cell table:style-name="ce3" office:value-type="float" office:value="1967" calcext:value-type="float">
            <text:p>19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506407003849745" calcext:value-type="float">
            <text:p>0.506407003849745</text:p>
          </table:table-cell>
          <table:table-cell table:style-name="ce1"/>
          <table:table-cell table:style-name="ce1" office:value-type="float" office:value="718149.819796116" calcext:value-type="float">
            <text:p>718149.819796116</text:p>
          </table:table-cell>
          <table:table-cell table:style-name="ce1"/>
          <table:table-cell table:style-name="ce1" table:formula="of:=[.AI182]-[.G182]" office:value-type="float" office:value="2.91146278299857" calcext:value-type="float">
            <text:p>2.91146278299857</text:p>
          </table:table-cell>
          <table:table-cell/>
          <table:table-cell table:style-name="ce7" office:value-type="float" office:value="355.290026025319" calcext:value-type="float">
            <text:p>355.290026025319</text:p>
          </table:table-cell>
          <table:table-cell table:number-columns-repeated="985"/>
        </table:table-row>
        <table:table-row table:style-name="ro3">
          <table:table-cell table:style-name="ce3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8511.908333333" calcext:value-type="float">
            <text:p>718511.9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68" calcext:value-type="float">
            <text:p>1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11085011065006" calcext:value-type="float">
            <text:p>0.511085011065006</text:p>
          </table:table-cell>
          <table:table-cell/>
          <table:table-cell office:value-type="float" office:value="718511.151049365" calcext:value-type="float">
            <text:p>718511.151049365</text:p>
          </table:table-cell>
          <table:table-cell/>
          <table:table-cell table:style-name="ce1" table:formula="of:=[.T183]-[.G183]" office:value-type="float" office:value="-0.757283967919648" calcext:value-type="float">
            <text:p>-0.757283967919648</text:p>
          </table:table-cell>
          <table:table-cell/>
          <table:table-cell table:style-name="ce1" office:value-type="float" office:value="359.850389246783" calcext:value-type="float">
            <text:p>359.850389246783</text:p>
          </table:table-cell>
          <table:table-cell/>
          <table:table-cell table:style-name="ce7" office:value-type="float" office:value="357.359545427929" calcext:value-type="float">
            <text:p>357.359545427929</text:p>
          </table:table-cell>
          <table:table-cell/>
          <table:table-cell table:style-name="ce3" office:value-type="float" office:value="1968" calcext:value-type="float">
            <text:p>1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9995982646942" calcext:value-type="float">
            <text:p>0.399995982646942</text:p>
          </table:table-cell>
          <table:table-cell table:style-name="ce1"/>
          <table:table-cell table:style-name="ce1" office:value-type="float" office:value="718514.584305553" calcext:value-type="float">
            <text:p>718514.584305553</text:p>
          </table:table-cell>
          <table:table-cell table:style-name="ce1"/>
          <table:table-cell table:style-name="ce1" table:formula="of:=[.AI183]-[.G183]" office:value-type="float" office:value="2.6759722197894" calcext:value-type="float">
            <text:p>2.6759722197894</text:p>
          </table:table-cell>
          <table:table-cell/>
          <table:table-cell table:style-name="ce7" office:value-type="float" office:value="357.206015641917" calcext:value-type="float">
            <text:p>357.206015641917</text:p>
          </table:table-cell>
          <table:table-cell table:number-columns-repeated="985"/>
        </table:table-row>
        <table:table-row table:style-name="ro3">
          <table:table-cell table:style-name="ce3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18876.925" calcext:value-type="float">
            <text:p>718876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969" calcext:value-type="float">
            <text:p>19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408232554793358" calcext:value-type="float">
            <text:p>0.408232554793358</text:p>
          </table:table-cell>
          <table:table-cell/>
          <table:table-cell office:value-type="float" office:value="718876.363477939" calcext:value-type="float">
            <text:p>718876.363477939</text:p>
          </table:table-cell>
          <table:table-cell/>
          <table:table-cell table:style-name="ce1" table:formula="of:=[.T184]-[.G184]" office:value-type="float" office:value="-0.561522061005235" calcext:value-type="float">
            <text:p>-0.561522061005235</text:p>
          </table:table-cell>
          <table:table-cell/>
          <table:table-cell table:style-name="ce1" office:value-type="float" office:value="359.639248225421" calcext:value-type="float">
            <text:p>359.639248225421</text:p>
          </table:table-cell>
          <table:table-cell/>
          <table:table-cell table:style-name="ce7" office:value-type="float" office:value="357.831835737172" calcext:value-type="float">
            <text:p>357.831835737172</text:p>
          </table:table-cell>
          <table:table-cell/>
          <table:table-cell table:style-name="ce3" office:value-type="float" office:value="1969" calcext:value-type="float">
            <text:p>19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61592507362366" calcext:value-type="float">
            <text:p>0.261592507362366</text:p>
          </table:table-cell>
          <table:table-cell table:style-name="ce1"/>
          <table:table-cell table:style-name="ce1" office:value-type="float" office:value="718880.13282055" calcext:value-type="float">
            <text:p>718880.13282055</text:p>
          </table:table-cell>
          <table:table-cell table:style-name="ce1"/>
          <table:table-cell table:style-name="ce1" table:formula="of:=[.AI184]-[.G184]" office:value-type="float" office:value="3.20782055030577" calcext:value-type="float">
            <text:p>3.20782055030577</text:p>
          </table:table-cell>
          <table:table-cell/>
          <table:table-cell table:style-name="ce7" office:value-type="float" office:value="356.495886021559" calcext:value-type="float">
            <text:p>356.495886021559</text:p>
          </table:table-cell>
          <table:table-cell table:number-columns-repeated="985"/>
        </table:table-row>
        <table:table-row table:style-name="ro3">
          <table:table-cell table:style-name="ce3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19242.933333333" calcext:value-type="float">
            <text:p>719242.9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970" calcext:value-type="float">
            <text:p>19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51494391262531" calcext:value-type="float">
            <text:p>0.151494391262531</text:p>
          </table:table-cell>
          <table:table-cell/>
          <table:table-cell office:value-type="float" office:value="719241.575799649" calcext:value-type="float">
            <text:p>719241.575799649</text:p>
          </table:table-cell>
          <table:table-cell/>
          <table:table-cell table:style-name="ce1" table:formula="of:=[.T185]-[.G185]" office:value-type="float" office:value="-1.35753368400037" calcext:value-type="float">
            <text:p>-1.35753368400037</text:p>
          </table:table-cell>
          <table:table-cell/>
          <table:table-cell table:style-name="ce1" office:value-type="float" office:value="359.428610919365" calcext:value-type="float">
            <text:p>359.428610919365</text:p>
          </table:table-cell>
          <table:table-cell/>
          <table:table-cell table:style-name="ce7" office:value-type="float" office:value="358.470319802469" calcext:value-type="float">
            <text:p>358.470319802469</text:p>
          </table:table-cell>
          <table:table-cell/>
          <table:table-cell table:style-name="ce3" office:value-type="float" office:value="1970" calcext:value-type="float">
            <text:p>19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156089924275875" calcext:value-type="float">
            <text:p>0.015608992427588</text:p>
          </table:table-cell>
          <table:table-cell table:style-name="ce1"/>
          <table:table-cell table:style-name="ce1" office:value-type="float" office:value="719245.491677506" calcext:value-type="float">
            <text:p>719245.491677506</text:p>
          </table:table-cell>
          <table:table-cell table:style-name="ce1"/>
          <table:table-cell table:style-name="ce1" table:formula="of:=[.AI185]-[.G185]" office:value-type="float" office:value="2.55834417324513" calcext:value-type="float">
            <text:p>2.55834417324513</text:p>
          </table:table-cell>
          <table:table-cell/>
          <table:table-cell table:style-name="ce7" office:value-type="float" office:value="355.84420592427" calcext:value-type="float">
            <text:p>355.84420592427</text:p>
          </table:table-cell>
          <table:table-cell table:number-columns-repeated="985"/>
        </table:table-row>
        <table:table-row table:style-name="ro3">
          <table:table-cell table:style-name="ce3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19607.883333333" calcext:value-type="float">
            <text:p>719607.8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971" calcext:value-type="float">
            <text:p>1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37926257401705" calcext:value-type="float">
            <text:p>0.337926257401705</text:p>
          </table:table-cell>
          <table:table-cell/>
          <table:table-cell office:value-type="float" office:value="719606.782179115" calcext:value-type="float">
            <text:p>719606.782179115</text:p>
          </table:table-cell>
          <table:table-cell/>
          <table:table-cell table:style-name="ce1" table:formula="of:=[.T186]-[.G186]" office:value-type="float" office:value="-1.10115421796218" calcext:value-type="float">
            <text:p>-1.10115421796218</text:p>
          </table:table-cell>
          <table:table-cell/>
          <table:table-cell table:style-name="ce1" office:value-type="float" office:value="359.223298848376" calcext:value-type="float">
            <text:p>359.223298848376</text:p>
          </table:table-cell>
          <table:table-cell/>
          <table:table-cell table:style-name="ce7" office:value-type="float" office:value="358.955928962703" calcext:value-type="float">
            <text:p>358.955928962703</text:p>
          </table:table-cell>
          <table:table-cell/>
          <table:table-cell table:style-name="ce3" office:value-type="float" office:value="1971" calcext:value-type="float">
            <text:p>1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663581185042858" calcext:value-type="float">
            <text:p>0.663581185042858</text:p>
          </table:table-cell>
          <table:table-cell table:style-name="ce1"/>
          <table:table-cell table:style-name="ce1" office:value-type="float" office:value="719610.699766376" calcext:value-type="float">
            <text:p>719610.699766376</text:p>
          </table:table-cell>
          <table:table-cell table:style-name="ce1"/>
          <table:table-cell table:style-name="ce1" table:formula="of:=[.AI186]-[.G186]" office:value-type="float" office:value="2.8164330428699" calcext:value-type="float">
            <text:p>2.8164330428699</text:p>
          </table:table-cell>
          <table:table-cell/>
          <table:table-cell table:style-name="ce7" office:value-type="float" office:value="355.278645172718" calcext:value-type="float">
            <text:p>355.278645172718</text:p>
          </table:table-cell>
          <table:table-cell table:number-columns-repeated="985"/>
        </table:table-row>
        <table:table-row table:style-name="ro3">
          <table:table-cell table:style-name="ce3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9972.866666667" calcext:value-type="float">
            <text:p>719972.8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72" calcext:value-type="float">
            <text:p>1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2184188961983" calcext:value-type="float">
            <text:p>0.792184188961983</text:p>
          </table:table-cell>
          <table:table-cell/>
          <table:table-cell office:value-type="float" office:value="719971.987355684" calcext:value-type="float">
            <text:p>719971.987355684</text:p>
          </table:table-cell>
          <table:table-cell/>
          <table:table-cell table:style-name="ce1" table:formula="of:=[.T187]-[.G187]" office:value-type="float" office:value="-0.879310983000323" calcext:value-type="float">
            <text:p>-0.879310983000323</text:p>
          </table:table-cell>
          <table:table-cell/>
          <table:table-cell table:style-name="ce1" office:value-type="float" office:value="0.0129318946837884" calcext:value-type="float">
            <text:p>0.012931894683788</text:p>
          </table:table-cell>
          <table:table-cell/>
          <table:table-cell table:style-name="ce7" office:value-type="float" office:value="0.0137493495712988" calcext:value-type="float">
            <text:p>0.013749349571299</text:p>
          </table:table-cell>
          <table:table-cell/>
          <table:table-cell table:style-name="ce3" office:value-type="float" office:value="1972" calcext:value-type="float">
            <text:p>1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12774930894375" calcext:value-type="float">
            <text:p>0.112774930894375</text:p>
          </table:table-cell>
          <table:table-cell table:style-name="ce1"/>
          <table:table-cell table:style-name="ce1" office:value-type="float" office:value="719975.510494983" calcext:value-type="float">
            <text:p>719975.510494983</text:p>
          </table:table-cell>
          <table:table-cell table:style-name="ce1"/>
          <table:table-cell table:style-name="ce1" table:formula="of:=[.AI187]-[.G187]" office:value-type="float" office:value="2.64382831554394" calcext:value-type="float">
            <text:p>2.64382831554394</text:p>
          </table:table-cell>
          <table:table-cell/>
          <table:table-cell table:style-name="ce7" office:value-type="float" office:value="357.164348787502" calcext:value-type="float">
            <text:p>357.164348787502</text:p>
          </table:table-cell>
          <table:table-cell table:number-columns-repeated="985"/>
        </table:table-row>
        <table:table-row table:style-name="ro3">
          <table:table-cell table:style-name="ce3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20337.966666667" calcext:value-type="float">
            <text:p>720337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73" calcext:value-type="float">
            <text:p>19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000607483088970184" calcext:value-type="float">
            <text:p>6.07483088970184E-05</text:p>
          </table:table-cell>
          <table:table-cell/>
          <table:table-cell office:value-type="float" office:value="720337.19652782" calcext:value-type="float">
            <text:p>720337.19652782</text:p>
          </table:table-cell>
          <table:table-cell/>
          <table:table-cell table:style-name="ce1" table:formula="of:=[.T188]-[.G188]" office:value-type="float" office:value="-0.77013884705957" calcext:value-type="float">
            <text:p>-0.77013884705957</text:p>
          </table:table-cell>
          <table:table-cell/>
          <table:table-cell table:style-name="ce1" office:value-type="float" office:value="359.805237957473" calcext:value-type="float">
            <text:p>359.805237957473</text:p>
          </table:table-cell>
          <table:table-cell/>
          <table:table-cell table:style-name="ce7" office:value-type="float" office:value="359.549461672237" calcext:value-type="float">
            <text:p>359.549461672237</text:p>
          </table:table-cell>
          <table:table-cell/>
          <table:table-cell table:style-name="ce3" office:value-type="float" office:value="1973" calcext:value-type="float">
            <text:p>19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9643262475729" calcext:value-type="float">
            <text:p>0.49643262475729</text:p>
          </table:table-cell>
          <table:table-cell table:style-name="ce1"/>
          <table:table-cell table:style-name="ce1" office:value-type="float" office:value="720341.0434003" calcext:value-type="float">
            <text:p>720341.0434003</text:p>
          </table:table-cell>
          <table:table-cell table:style-name="ce1"/>
          <table:table-cell table:style-name="ce1" table:formula="of:=[.AI188]-[.G188]" office:value-type="float" office:value="3.07673363341019" calcext:value-type="float">
            <text:p>3.07673363341019</text:p>
          </table:table-cell>
          <table:table-cell/>
          <table:table-cell table:style-name="ce7" office:value-type="float" office:value="356.460943017254" calcext:value-type="float">
            <text:p>356.460943017254</text:p>
          </table:table-cell>
          <table:table-cell table:number-columns-repeated="985"/>
        </table:table-row>
        <table:table-row table:style-name="ro3">
          <table:table-cell table:style-name="ce3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20703.116666667" calcext:value-type="float">
            <text:p>720703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1974" calcext:value-type="float">
            <text:p>19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19790620356798" calcext:value-type="float">
            <text:p>0.319790620356798</text:p>
          </table:table-cell>
          <table:table-cell/>
          <table:table-cell office:value-type="float" office:value="720702.405777632" calcext:value-type="float">
            <text:p>720702.405777632</text:p>
          </table:table-cell>
          <table:table-cell/>
          <table:table-cell table:style-name="ce1" table:formula="of:=[.T189]-[.G189]" office:value-type="float" office:value="-0.710889035020955" calcext:value-type="float">
            <text:p>-0.710889035020955</text:p>
          </table:table-cell>
          <table:table-cell/>
          <table:table-cell table:style-name="ce1" office:value-type="float" office:value="359.597207865529" calcext:value-type="float">
            <text:p>359.597207865529</text:p>
          </table:table-cell>
          <table:table-cell/>
          <table:table-cell table:style-name="ce7" office:value-type="float" office:value="358.658520233319" calcext:value-type="float">
            <text:p>358.658520233319</text:p>
          </table:table-cell>
          <table:table-cell/>
          <table:table-cell table:style-name="ce3" office:value-type="float" office:value="1974" calcext:value-type="float">
            <text:p>19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9216970652342" calcext:value-type="float">
            <text:p>0.389216970652342</text:p>
          </table:table-cell>
          <table:table-cell table:style-name="ce1"/>
          <table:table-cell table:style-name="ce1" office:value-type="float" office:value="720706.385686956" calcext:value-type="float">
            <text:p>720706.385686956</text:p>
          </table:table-cell>
          <table:table-cell table:style-name="ce1"/>
          <table:table-cell table:style-name="ce1" table:formula="of:=[.AI189]-[.G189]" office:value-type="float" office:value="3.26902028918266" calcext:value-type="float">
            <text:p>3.26902028918266</text:p>
          </table:table-cell>
          <table:table-cell/>
          <table:table-cell table:style-name="ce7" office:value-type="float" office:value="355.820438968263" calcext:value-type="float">
            <text:p>355.820438968263</text:p>
          </table:table-cell>
          <table:table-cell table:number-columns-repeated="985"/>
        </table:table-row>
        <table:table-row table:style-name="ro3">
          <table:table-cell table:style-name="ce3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21069.158333333" calcext:value-type="float">
            <text:p>721069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75" calcext:value-type="float">
            <text:p>1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127159081399441" calcext:value-type="float">
            <text:p>0.127159081399441</text:p>
          </table:table-cell>
          <table:table-cell/>
          <table:table-cell office:value-type="float" office:value="721067.610504972" calcext:value-type="float">
            <text:p>721067.610504972</text:p>
          </table:table-cell>
          <table:table-cell/>
          <table:table-cell table:style-name="ce1" table:formula="of:=[.T190]-[.G190]" office:value-type="float" office:value="-1.54782836092636" calcext:value-type="float">
            <text:p>-1.54782836092636</text:p>
          </table:table-cell>
          <table:table-cell/>
          <table:table-cell table:style-name="ce1" office:value-type="float" office:value="359.393889969331" calcext:value-type="float">
            <text:p>359.393889969331</text:p>
          </table:table-cell>
          <table:table-cell/>
          <table:table-cell table:style-name="ce7" office:value-type="float" office:value="357.606647349417" calcext:value-type="float">
            <text:p>357.606647349417</text:p>
          </table:table-cell>
          <table:table-cell/>
          <table:table-cell table:style-name="ce3" office:value-type="float" office:value="1975" calcext:value-type="float">
            <text:p>1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55809932947159" calcext:value-type="float">
            <text:p>0.755809932947159</text:p>
          </table:table-cell>
          <table:table-cell table:style-name="ce1"/>
          <table:table-cell table:style-name="ce1" office:value-type="float" office:value="721071.567191535" calcext:value-type="float">
            <text:p>721071.567191535</text:p>
          </table:table-cell>
          <table:table-cell table:style-name="ce1"/>
          <table:table-cell table:style-name="ce1" table:formula="of:=[.AI190]-[.G190]" office:value-type="float" office:value="2.40885820169933" calcext:value-type="float">
            <text:p>2.40885820169933</text:p>
          </table:table-cell>
          <table:table-cell/>
          <table:table-cell table:style-name="ce7" office:value-type="float" office:value="355.269641743382" calcext:value-type="float">
            <text:p>355.269641743382</text:p>
          </table:table-cell>
          <table:table-cell table:number-columns-repeated="985"/>
        </table:table-row>
        <table:table-row table:style-name="ro3">
          <table:table-cell table:style-name="ce3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21434.291666667" calcext:value-type="float">
            <text:p>721434.2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976" calcext:value-type="float">
            <text:p>197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928206976503134" calcext:value-type="float">
            <text:p>0.928206976503134</text:p>
          </table:table-cell>
          <table:table-cell/>
          <table:table-cell office:value-type="float" office:value="721432.814533477" calcext:value-type="float">
            <text:p>721432.814533477</text:p>
          </table:table-cell>
          <table:table-cell/>
          <table:table-cell table:style-name="ce1" table:formula="of:=[.T191]-[.G191]" office:value-type="float" office:value="-1.47713319002651" calcext:value-type="float">
            <text:p>-1.47713319002651</text:p>
          </table:table-cell>
          <table:table-cell/>
          <table:table-cell table:style-name="ce1" office:value-type="float" office:value="0.184563494065515" calcext:value-type="float">
            <text:p>0.184563494065515</text:p>
          </table:table-cell>
          <table:table-cell/>
          <table:table-cell table:style-name="ce7" office:value-type="float" office:value="357.704617239771" calcext:value-type="float">
            <text:p>357.704617239771</text:p>
          </table:table-cell>
          <table:table-cell/>
          <table:table-cell table:style-name="ce3" office:value-type="float" office:value="1976" calcext:value-type="float">
            <text:p>19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4660844504833" calcext:value-type="float">
            <text:p>0.184660844504833</text:p>
          </table:table-cell>
          <table:table-cell table:style-name="ce1"/>
          <table:table-cell table:style-name="ce1" office:value-type="float" office:value="721436.432072681" calcext:value-type="float">
            <text:p>721436.432072681</text:p>
          </table:table-cell>
          <table:table-cell table:style-name="ce1"/>
          <table:table-cell table:style-name="ce1" table:formula="of:=[.AI191]-[.G191]" office:value-type="float" office:value="2.14040601416491" calcext:value-type="float">
            <text:p>2.14040601416491</text:p>
          </table:table-cell>
          <table:table-cell/>
          <table:table-cell table:style-name="ce7" office:value-type="float" office:value="357.123373823961" calcext:value-type="float">
            <text:p>357.123373823961</text:p>
          </table:table-cell>
          <table:table-cell table:number-columns-repeated="985"/>
        </table:table-row>
        <table:table-row table:style-name="ro3">
          <table:table-cell table:style-name="ce3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21799.408333333" calcext:value-type="float">
            <text:p>721799.4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24524012207985" calcext:value-type="float">
            <text:p>0.012452401220799</text:p>
          </table:table-cell>
          <table:table-cell/>
          <table:table-cell office:value-type="float" office:value="721798.016675314" calcext:value-type="float">
            <text:p>721798.016675314</text:p>
          </table:table-cell>
          <table:table-cell/>
          <table:table-cell table:style-name="ce1" table:formula="of:=[.T192]-[.G192]" office:value-type="float" office:value="-1.39165801892523" calcext:value-type="float">
            <text:p>-1.39165801892523</text:p>
          </table:table-cell>
          <table:table-cell/>
          <table:table-cell table:style-name="ce1" office:value-type="float" office:value="359.983838177865" calcext:value-type="float">
            <text:p>359.983838177865</text:p>
          </table:table-cell>
          <table:table-cell/>
          <table:table-cell table:style-name="ce7" office:value-type="float" office:value="357.236620447715" calcext:value-type="float">
            <text:p>357.236620447715</text:p>
          </table:table-cell>
          <table:table-cell/>
          <table:table-cell table:style-name="ce3"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9623746573925" calcext:value-type="float">
            <text:p>0.59623746573925</text:p>
          </table:table-cell>
          <table:table-cell table:style-name="ce1"/>
          <table:table-cell table:style-name="ce1" office:value-type="float" office:value="721801.947636276" calcext:value-type="float">
            <text:p>721801.947636276</text:p>
          </table:table-cell>
          <table:table-cell table:style-name="ce1"/>
          <table:table-cell table:style-name="ce1" table:formula="of:=[.AI192]-[.G192]" office:value-type="float" office:value="2.53930294304155" calcext:value-type="float">
            <text:p>2.53930294304155</text:p>
          </table:table-cell>
          <table:table-cell/>
          <table:table-cell table:style-name="ce7" office:value-type="float" office:value="356.427395362909" calcext:value-type="float">
            <text:p>356.427395362909</text:p>
          </table:table-cell>
          <table:table-cell table:number-columns-repeated="985"/>
        </table:table-row>
        <table:table-row table:style-name="ro3">
          <table:table-cell table:style-name="ce3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22164.525" calcext:value-type="float">
            <text:p>722164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1978" calcext:value-type="float">
            <text:p>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6613792181015" calcext:value-type="float">
            <text:p>0.036613792181015</text:p>
          </table:table-cell>
          <table:table-cell/>
          <table:table-cell office:value-type="float" office:value="722163.215303204" calcext:value-type="float">
            <text:p>722163.215303204</text:p>
          </table:table-cell>
          <table:table-cell/>
          <table:table-cell table:style-name="ce1" table:formula="of:=[.T193]-[.G193]" office:value-type="float" office:value="-1.30969679600094" calcext:value-type="float">
            <text:p>-1.30969679600094</text:p>
          </table:table-cell>
          <table:table-cell/>
          <table:table-cell table:style-name="ce1" office:value-type="float" office:value="359.78656374778" calcext:value-type="float">
            <text:p>359.78656374778</text:p>
          </table:table-cell>
          <table:table-cell/>
          <table:table-cell table:style-name="ce7" office:value-type="float" office:value="357.296408553876" calcext:value-type="float">
            <text:p>357.296408553876</text:p>
          </table:table-cell>
          <table:table-cell/>
          <table:table-cell table:style-name="ce3" office:value-type="float" office:value="1978" calcext:value-type="float">
            <text:p>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422489944845438" calcext:value-type="float">
            <text:p>0.422489944845438</text:p>
          </table:table-cell>
          <table:table-cell table:style-name="ce1"/>
          <table:table-cell table:style-name="ce1" office:value-type="float" office:value="722167.270432285" calcext:value-type="float">
            <text:p>722167.270432285</text:p>
          </table:table-cell>
          <table:table-cell table:style-name="ce1"/>
          <table:table-cell table:style-name="ce1" table:formula="of:=[.AI193]-[.G193]" office:value-type="float" office:value="2.74543228466064" calcext:value-type="float">
            <text:p>2.74543228466064</text:p>
          </table:table-cell>
          <table:table-cell/>
          <table:table-cell table:style-name="ce7" office:value-type="float" office:value="355.798661636729" calcext:value-type="float">
            <text:p>355.798661636729</text:p>
          </table:table-cell>
          <table:table-cell table:number-columns-repeated="985"/>
        </table:table-row>
        <table:table-row table:style-name="ro3">
          <table:table-cell table:style-name="ce3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22529.575" calcext:value-type="float">
            <text:p>722529.5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9414661899209" calcext:value-type="float">
            <text:p>0.99414661899209</text:p>
          </table:table-cell>
          <table:table-cell/>
          <table:table-cell office:value-type="float" office:value="722528.409718157" calcext:value-type="float">
            <text:p>722528.409718157</text:p>
          </table:table-cell>
          <table:table-cell/>
          <table:table-cell table:style-name="ce1" table:formula="of:=[.T194]-[.G194]" office:value-type="float" office:value="-1.16528184292838" calcext:value-type="float">
            <text:p>-1.16528184292838</text:p>
          </table:table-cell>
          <table:table-cell/>
          <table:table-cell table:style-name="ce1" office:value-type="float" office:value="359.593415892595" calcext:value-type="float">
            <text:p>359.593415892595</text:p>
          </table:table-cell>
          <table:table-cell/>
          <table:table-cell table:style-name="ce7" office:value-type="float" office:value="357.786639741979" calcext:value-type="float">
            <text:p>357.786639741979</text:p>
          </table:table-cell>
          <table:table-cell/>
          <table:table-cell table:style-name="ce3"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70486145466566" calcext:value-type="float">
            <text:p>0.470486145466566</text:p>
          </table:table-cell>
          <table:table-cell table:style-name="ce1"/>
          <table:table-cell table:style-name="ce1" office:value-type="float" office:value="722532.421854504" calcext:value-type="float">
            <text:p>722532.421854504</text:p>
          </table:table-cell>
          <table:table-cell table:style-name="ce1"/>
          <table:table-cell table:style-name="ce1" table:formula="of:=[.AI194]-[.G194]" office:value-type="float" office:value="2.84685450431425" calcext:value-type="float">
            <text:p>2.84685450431425</text:p>
          </table:table-cell>
          <table:table-cell/>
          <table:table-cell table:style-name="ce7" office:value-type="float" office:value="355.263070645545" calcext:value-type="float">
            <text:p>355.263070645545</text:p>
          </table:table-cell>
          <table:table-cell table:number-columns-repeated="985"/>
        </table:table-row>
        <table:table-row table:style-name="ro3">
          <table:table-cell table:style-name="ce3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22894.625" calcext:value-type="float">
            <text:p>722894.6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66540325433016" calcext:value-type="float">
            <text:p>0.466540325433016</text:p>
          </table:table-cell>
          <table:table-cell/>
          <table:table-cell office:value-type="float" office:value="722893.601018431" calcext:value-type="float">
            <text:p>722893.601018431</text:p>
          </table:table-cell>
          <table:table-cell/>
          <table:table-cell table:style-name="ce1" table:formula="of:=[.T195]-[.G195]" office:value-type="float" office:value="-1.02398156898562" calcext:value-type="float">
            <text:p>-1.02398156898562</text:p>
          </table:table-cell>
          <table:table-cell/>
          <table:table-cell table:style-name="ce1" office:value-type="float" office:value="0.396737166226558" calcext:value-type="float">
            <text:p>0.396737166226558</text:p>
          </table:table-cell>
          <table:table-cell/>
          <table:table-cell table:style-name="ce7" office:value-type="float" office:value="359.440297410893" calcext:value-type="float">
            <text:p>359.440297410893</text:p>
          </table:table-cell>
          <table:table-cell/>
          <table:table-cell table:style-name="ce3"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37191516906023" calcext:value-type="float">
            <text:p>0.237191516906023</text:p>
          </table:table-cell>
          <table:table-cell table:style-name="ce1"/>
          <table:table-cell table:style-name="ce1" office:value-type="float" office:value="722897.348775827" calcext:value-type="float">
            <text:p>722897.348775827</text:p>
          </table:table-cell>
          <table:table-cell table:style-name="ce1"/>
          <table:table-cell table:style-name="ce1" table:formula="of:=[.AI195]-[.G195]" office:value-type="float" office:value="2.7237758274423" calcext:value-type="float">
            <text:p>2.7237758274423</text:p>
          </table:table-cell>
          <table:table-cell/>
          <table:table-cell table:style-name="ce7" office:value-type="float" office:value="357.083200074897" calcext:value-type="float">
            <text:p>357.083200074897</text:p>
          </table:table-cell>
          <table:table-cell table:number-columns-repeated="985"/>
        </table:table-row>
        <table:table-row table:style-name="ro3">
          <table:table-cell table:style-name="ce3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3259.758333333" calcext:value-type="float">
            <text:p>723259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81" calcext:value-type="float">
            <text:p>198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05095035582781" calcext:value-type="float">
            <text:p>0.805095035582781</text:p>
          </table:table-cell>
          <table:table-cell/>
          <table:table-cell office:value-type="float" office:value="723258.793614649" calcext:value-type="float">
            <text:p>723258.793614649</text:p>
          </table:table-cell>
          <table:table-cell/>
          <table:table-cell table:style-name="ce1" table:formula="of:=[.T196]-[.G196]" office:value-type="float" office:value="-0.964718683972023" calcext:value-type="float">
            <text:p>-0.964718683972023</text:p>
          </table:table-cell>
          <table:table-cell/>
          <table:table-cell table:style-name="ce1" office:value-type="float" office:value="0.205249961143636" calcext:value-type="float">
            <text:p>0.205249961143636</text:p>
          </table:table-cell>
          <table:table-cell/>
          <table:table-cell table:style-name="ce7" office:value-type="float" office:value="359.938627058402" calcext:value-type="float">
            <text:p>359.938627058402</text:p>
          </table:table-cell>
          <table:table-cell/>
          <table:table-cell table:style-name="ce3" office:value-type="float" office:value="1981" calcext:value-type="float">
            <text:p>19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11391893029213" calcext:value-type="float">
            <text:p>0.011391893029213</text:p>
          </table:table-cell>
          <table:table-cell table:style-name="ce1"/>
          <table:table-cell table:style-name="ce1" office:value-type="float" office:value="723262.8451468" calcext:value-type="float">
            <text:p>723262.8451468</text:p>
          </table:table-cell>
          <table:table-cell table:style-name="ce1"/>
          <table:table-cell table:style-name="ce1" table:formula="of:=[.AI196]-[.G196]" office:value-type="float" office:value="3.08681346697267" calcext:value-type="float">
            <text:p>3.08681346697267</text:p>
          </table:table-cell>
          <table:table-cell/>
          <table:table-cell table:style-name="ce7" office:value-type="float" office:value="356.395339367752" calcext:value-type="float">
            <text:p>356.395339367752</text:p>
          </table:table-cell>
          <table:table-cell table:number-columns-repeated="985"/>
        </table:table-row>
        <table:table-row table:style-name="ro3">
          <table:table-cell table:style-name="ce3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23625.85" calcext:value-type="float">
            <text:p>723625.8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982" calcext:value-type="float">
            <text:p>1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41841918975115" calcext:value-type="float">
            <text:p>0.941841918975115</text:p>
          </table:table-cell>
          <table:table-cell/>
          <table:table-cell office:value-type="float" office:value="723623.983292946" calcext:value-type="float">
            <text:p>723623.983292946</text:p>
          </table:table-cell>
          <table:table-cell/>
          <table:table-cell table:style-name="ce1" table:formula="of:=[.T197]-[.G197]" office:value-type="float" office:value="-1.86670705396682" calcext:value-type="float">
            <text:p>-1.86670705396682</text:p>
          </table:table-cell>
          <table:table-cell/>
          <table:table-cell table:style-name="ce1" office:value-type="float" office:value="0.0170313043117858" calcext:value-type="float">
            <text:p>0.017031304311786</text:p>
          </table:table-cell>
          <table:table-cell/>
          <table:table-cell table:style-name="ce7" office:value-type="float" office:value="0.0179500041249412" calcext:value-type="float">
            <text:p>0.017950004124941</text:p>
          </table:table-cell>
          <table:table-cell/>
          <table:table-cell table:style-name="ce3" office:value-type="float" office:value="1982" calcext:value-type="float">
            <text:p>1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562828652560711" calcext:value-type="float">
            <text:p>0.562828652560711</text:p>
          </table:table-cell>
          <table:table-cell table:style-name="ce1"/>
          <table:table-cell table:style-name="ce1" office:value-type="float" office:value="723628.145529742" calcext:value-type="float">
            <text:p>723628.145529742</text:p>
          </table:table-cell>
          <table:table-cell table:style-name="ce1"/>
          <table:table-cell table:style-name="ce1" table:formula="of:=[.AI197]-[.G197]" office:value-type="float" office:value="2.29552974214312" calcext:value-type="float">
            <text:p>2.29552974214312</text:p>
          </table:table-cell>
          <table:table-cell/>
          <table:table-cell table:style-name="ce7" office:value-type="float" office:value="355.778950071051" calcext:value-type="float">
            <text:p>355.778950071051</text:p>
          </table:table-cell>
          <table:table-cell table:number-columns-repeated="985"/>
        </table:table-row>
        <table:table-row table:style-name="ro3">
          <table:table-cell table:style-name="ce3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3990.816666667" calcext:value-type="float">
            <text:p>723990.8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63208479434252" calcext:value-type="float">
            <text:p>0.563208479434252</text:p>
          </table:table-cell>
          <table:table-cell/>
          <table:table-cell office:value-type="float" office:value="723989.163585561" calcext:value-type="float">
            <text:p>723989.163585561</text:p>
          </table:table-cell>
          <table:table-cell/>
          <table:table-cell table:style-name="ce1" table:formula="of:=[.T198]-[.G198]" office:value-type="float" office:value="-1.653081106022" calcext:value-type="float">
            <text:p>-1.653081106022</text:p>
          </table:table-cell>
          <table:table-cell/>
          <table:table-cell table:style-name="ce1" office:value-type="float" office:value="359.83787449668" calcext:value-type="float">
            <text:p>359.83787449668</text:p>
          </table:table-cell>
          <table:table-cell/>
          <table:table-cell table:style-name="ce7" office:value-type="float" office:value="359.582046637316" calcext:value-type="float">
            <text:p>359.582046637316</text:p>
          </table:table-cell>
          <table:table-cell/>
          <table:table-cell table:style-name="ce3"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59027305990458" calcext:value-type="float">
            <text:p>0.759027305990458</text:p>
          </table:table-cell>
          <table:table-cell table:style-name="ce1"/>
          <table:table-cell table:style-name="ce1" office:value-type="float" office:value="723993.263721547" calcext:value-type="float">
            <text:p>723993.263721547</text:p>
          </table:table-cell>
          <table:table-cell table:style-name="ce1"/>
          <table:table-cell table:style-name="ce1" table:formula="of:=[.AI198]-[.G198]" office:value-type="float" office:value="2.44705487973988" calcext:value-type="float">
            <text:p>2.44705487973988</text:p>
          </table:table-cell>
          <table:table-cell/>
          <table:table-cell table:style-name="ce7" office:value-type="float" office:value="355.258982823711" calcext:value-type="float">
            <text:p>355.258982823711</text:p>
          </table:table-cell>
          <table:table-cell table:number-columns-repeated="985"/>
        </table:table-row>
        <table:table-row table:style-name="ro3">
          <table:table-cell table:style-name="ce3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24355.816666667" calcext:value-type="float">
            <text:p>724355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984" calcext:value-type="float">
            <text:p>19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89104986190796" calcext:value-type="float">
            <text:p>0.989104986190796</text:p>
          </table:table-cell>
          <table:table-cell/>
          <table:table-cell office:value-type="float" office:value="724354.342353545" calcext:value-type="float">
            <text:p>724354.342353545</text:p>
          </table:table-cell>
          <table:table-cell/>
          <table:table-cell table:style-name="ce1" table:formula="of:=[.T199]-[.G199]" office:value-type="float" office:value="-1.47431312198751" calcext:value-type="float">
            <text:p>-1.47431312198751</text:p>
          </table:table-cell>
          <table:table-cell/>
          <table:table-cell table:style-name="ce1" office:value-type="float" office:value="0.653289826947912" calcext:value-type="float">
            <text:p>0.653289826947912</text:p>
          </table:table-cell>
          <table:table-cell/>
          <table:table-cell table:style-name="ce7" office:value-type="float" office:value="359.711406485827" calcext:value-type="float">
            <text:p>359.711406485827</text:p>
          </table:table-cell>
          <table:table-cell/>
          <table:table-cell table:style-name="ce3" office:value-type="float" office:value="1984" calcext:value-type="float">
            <text:p>19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98939337581396" calcext:value-type="float">
            <text:p>0.898939337581396</text:p>
          </table:table-cell>
          <table:table-cell table:style-name="ce1"/>
          <table:table-cell table:style-name="ce1" office:value-type="float" office:value="724358.260346486" calcext:value-type="float">
            <text:p>724358.260346486</text:p>
          </table:table-cell>
          <table:table-cell table:style-name="ce1"/>
          <table:table-cell table:style-name="ce1" table:formula="of:=[.AI199]-[.G199]" office:value-type="float" office:value="2.44367981865071" calcext:value-type="float">
            <text:p>2.44367981865071</text:p>
          </table:table-cell>
          <table:table-cell/>
          <table:table-cell table:style-name="ce7" office:value-type="float" office:value="357.04393544949" calcext:value-type="float">
            <text:p>357.04393544949</text:p>
          </table:table-cell>
          <table:table-cell table:number-columns-repeated="985"/>
        </table:table-row>
        <table:table-row table:style-name="ro3">
          <table:table-cell table:style-name="ce3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24720.9" calcext:value-type="float">
            <text:p>724720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985" calcext:value-type="float">
            <text:p>1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91878385841846" calcext:value-type="float">
            <text:p>0.691878385841846</text:p>
          </table:table-cell>
          <table:table-cell/>
          <table:table-cell office:value-type="float" office:value="724719.521313804" calcext:value-type="float">
            <text:p>724719.521313804</text:p>
          </table:table-cell>
          <table:table-cell/>
          <table:table-cell table:style-name="ce1" table:formula="of:=[.T200]-[.G200]" office:value-type="float" office:value="-1.37868619605433" calcext:value-type="float">
            <text:p>-1.37868619605433</text:p>
          </table:table-cell>
          <table:table-cell/>
          <table:table-cell table:style-name="ce1" office:value-type="float" office:value="0.476017811120073" calcext:value-type="float">
            <text:p>0.476017811120073</text:p>
          </table:table-cell>
          <table:table-cell/>
          <table:table-cell table:style-name="ce7" office:value-type="float" office:value="358.685580468115" calcext:value-type="float">
            <text:p>358.685580468115</text:p>
          </table:table-cell>
          <table:table-cell/>
          <table:table-cell table:style-name="ce3" office:value-type="float" office:value="1985" calcext:value-type="float">
            <text:p>1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36874673515558" calcext:value-type="float">
            <text:p>0.236874673515558</text:p>
          </table:table-cell>
          <table:table-cell table:style-name="ce1"/>
          <table:table-cell table:style-name="ce1" office:value-type="float" office:value="724723.735581163" calcext:value-type="float">
            <text:p>724723.735581163</text:p>
          </table:table-cell>
          <table:table-cell table:style-name="ce1"/>
          <table:table-cell table:style-name="ce1" table:formula="of:=[.AI200]-[.G200]" office:value-type="float" office:value="2.83558116294444" calcext:value-type="float">
            <text:p>2.83558116294444</text:p>
          </table:table-cell>
          <table:table-cell/>
          <table:table-cell table:style-name="ce7" office:value-type="float" office:value="356.364868753878" calcext:value-type="float">
            <text:p>356.364868753878</text:p>
          </table:table-cell>
          <table:table-cell table:number-columns-repeated="985"/>
        </table:table-row>
        <table:table-row table:style-name="ro3">
          <table:table-cell table:style-name="ce3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5085.966666667" calcext:value-type="float">
            <text:p>725085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44258642196655" calcext:value-type="float">
            <text:p>0.744258642196655</text:p>
          </table:table-cell>
          <table:table-cell/>
          <table:table-cell office:value-type="float" office:value="725084.69635018" calcext:value-type="float">
            <text:p>725084.69635018</text:p>
          </table:table-cell>
          <table:table-cell/>
          <table:table-cell table:style-name="ce1" table:formula="of:=[.T201]-[.G201]" office:value-type="float" office:value="-1.27031648706179" calcext:value-type="float">
            <text:p>-1.27031648706179</text:p>
          </table:table-cell>
          <table:table-cell/>
          <table:table-cell table:style-name="ce1" office:value-type="float" office:value="0.301908670858211" calcext:value-type="float">
            <text:p>0.301908670858211</text:p>
          </table:table-cell>
          <table:table-cell/>
          <table:table-cell table:style-name="ce7" office:value-type="float" office:value="357.822167724731" calcext:value-type="float">
            <text:p>357.822167724731</text:p>
          </table:table-cell>
          <table:table-cell/>
          <table:table-cell table:style-name="ce3"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97308189421892" calcext:value-type="float">
            <text:p>0.397308189421892</text:p>
          </table:table-cell>
          <table:table-cell table:style-name="ce1"/>
          <table:table-cell table:style-name="ce1" office:value-type="float" office:value="725089.010692575" calcext:value-type="float">
            <text:p>725089.010692575</text:p>
          </table:table-cell>
          <table:table-cell table:style-name="ce1"/>
          <table:table-cell table:style-name="ce1" table:formula="of:=[.AI201]-[.G201]" office:value-type="float" office:value="3.04402590810787" calcext:value-type="float">
            <text:p>3.04402590810787</text:p>
          </table:table-cell>
          <table:table-cell/>
          <table:table-cell table:style-name="ce7" office:value-type="float" office:value="355.761376932016" calcext:value-type="float">
            <text:p>355.761376932016</text:p>
          </table:table-cell>
          <table:table-cell table:number-columns-repeated="985"/>
        </table:table-row>
        <table:table-row table:style-name="ro3">
          <table:table-cell table:style-name="ce3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25451.991666667" calcext:value-type="float">
            <text:p>725451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987" calcext:value-type="float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5477807074785" calcext:value-type="float">
            <text:p>0.565477807074785</text:p>
          </table:table-cell>
          <table:table-cell/>
          <table:table-cell office:value-type="float" office:value="725451.161503804" calcext:value-type="float">
            <text:p>725451.161503804</text:p>
          </table:table-cell>
          <table:table-cell/>
          <table:table-cell table:style-name="ce1" table:formula="of:=[.T202]-[.G202]" office:value-type="float" office:value="-0.830162863014266" calcext:value-type="float">
            <text:p>-0.830162863014266</text:p>
          </table:table-cell>
          <table:table-cell/>
          <table:table-cell table:style-name="ce1" office:value-type="float" office:value="358.846353231202" calcext:value-type="float">
            <text:p>358.846353231202</text:p>
          </table:table-cell>
          <table:table-cell/>
          <table:table-cell table:style-name="ce7" office:value-type="float" office:value="356.101170871229" calcext:value-type="float">
            <text:p>356.101170871229</text:p>
          </table:table-cell>
          <table:table-cell/>
          <table:table-cell table:style-name="ce3" office:value-type="float" office:value="1987" calcext:value-type="float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70521448552609" calcext:value-type="float">
            <text:p>0.870521448552609</text:p>
          </table:table-cell>
          <table:table-cell table:style-name="ce1"/>
          <table:table-cell table:style-name="ce1" office:value-type="float" office:value="725454.09296564" calcext:value-type="float">
            <text:p>725454.09296564</text:p>
          </table:table-cell>
          <table:table-cell table:style-name="ce1"/>
          <table:table-cell table:style-name="ce1" table:formula="of:=[.AI202]-[.G202]" office:value-type="float" office:value="2.10129897284787" calcext:value-type="float">
            <text:p>2.10129897284787</text:p>
          </table:table-cell>
          <table:table-cell/>
          <table:table-cell table:style-name="ce7" office:value-type="float" office:value="355.257425202303" calcext:value-type="float">
            <text:p>355.257425202303</text:p>
          </table:table-cell>
          <table:table-cell table:number-columns-repeated="985"/>
        </table:table-row>
        <table:table-row table:style-name="ro3">
          <table:table-cell table:style-name="ce3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5817.025" calcext:value-type="float">
            <text:p>725817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60241519659758" calcext:value-type="float">
            <text:p>0.260241519659758</text:p>
          </table:table-cell>
          <table:table-cell/>
          <table:table-cell office:value-type="float" office:value="725816.402264057" calcext:value-type="float">
            <text:p>725816.402264057</text:p>
          </table:table-cell>
          <table:table-cell/>
          <table:table-cell table:style-name="ce1" table:formula="of:=[.T203]-[.G203]" office:value-type="float" office:value="-0.622735943063162" calcext:value-type="float">
            <text:p>-0.622735943063162</text:p>
          </table:table-cell>
          <table:table-cell/>
          <table:table-cell table:style-name="ce1" office:value-type="float" office:value="359.600637636753" calcext:value-type="float">
            <text:p>359.600637636753</text:p>
          </table:table-cell>
          <table:table-cell/>
          <table:table-cell table:style-name="ce7" office:value-type="float" office:value="357.111212559928" calcext:value-type="float">
            <text:p>357.111212559928</text:p>
          </table:table-cell>
          <table:table-cell/>
          <table:table-cell table:style-name="ce3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813435710966587" calcext:value-type="float">
            <text:p>0.813435710966587</text:p>
          </table:table-cell>
          <table:table-cell table:style-name="ce1"/>
          <table:table-cell table:style-name="ce1" office:value-type="float" office:value="725819.166537108" calcext:value-type="float">
            <text:p>725819.166537108</text:p>
          </table:table-cell>
          <table:table-cell table:style-name="ce1"/>
          <table:table-cell table:style-name="ce1" table:formula="of:=[.AI203]-[.G203]" office:value-type="float" office:value="2.14153710810933" calcext:value-type="float">
            <text:p>2.14153710810933</text:p>
          </table:table-cell>
          <table:table-cell/>
          <table:table-cell table:style-name="ce7" office:value-type="float" office:value="357.005686255024" calcext:value-type="float">
            <text:p>357.005686255024</text:p>
          </table:table-cell>
          <table:table-cell table:number-columns-repeated="985"/>
        </table:table-row>
        <table:table-row table:style-name="ro3">
          <table:table-cell table:style-name="ce3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6182.091666667" calcext:value-type="float">
            <text:p>726182.0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589754234999418" calcext:value-type="float">
            <text:p>0.589754234999418</text:p>
          </table:table-cell>
          <table:table-cell/>
          <table:table-cell office:value-type="float" office:value="726181.644853996" calcext:value-type="float">
            <text:p>726181.644853996</text:p>
          </table:table-cell>
          <table:table-cell/>
          <table:table-cell table:style-name="ce1" table:formula="of:=[.T204]-[.G204]" office:value-type="float" office:value="-0.446812671027146" calcext:value-type="float">
            <text:p>-0.446812671027146</text:p>
          </table:table-cell>
          <table:table-cell/>
          <table:table-cell table:style-name="ce1" office:value-type="float" office:value="359.359942405994" calcext:value-type="float">
            <text:p>359.359942405994</text:p>
          </table:table-cell>
          <table:table-cell/>
          <table:table-cell table:style-name="ce7" office:value-type="float" office:value="357.553670854984" calcext:value-type="float">
            <text:p>357.553670854984</text:p>
          </table:table-cell>
          <table:table-cell/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29452276229858" calcext:value-type="float">
            <text:p>0.829452276229858</text:p>
          </table:table-cell>
          <table:table-cell table:style-name="ce1"/>
          <table:table-cell table:style-name="ce1" office:value-type="float" office:value="726184.618631564" calcext:value-type="float">
            <text:p>726184.618631564</text:p>
          </table:table-cell>
          <table:table-cell table:style-name="ce1"/>
          <table:table-cell table:style-name="ce1" table:formula="of:=[.AI204]-[.G204]" office:value-type="float" office:value="2.52696489705704" calcext:value-type="float">
            <text:p>2.52696489705704</text:p>
          </table:table-cell>
          <table:table-cell/>
          <table:table-cell table:style-name="ce7" office:value-type="float" office:value="356.33607450355" calcext:value-type="float">
            <text:p>356.33607450355</text:p>
          </table:table-cell>
          <table:table-cell table:number-columns-repeated="985"/>
        </table:table-row>
        <table:table-row table:style-name="ro3">
          <table:table-cell table:style-name="ce3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26547.191666667" calcext:value-type="float">
            <text:p>72654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356983955949545" calcext:value-type="float">
            <text:p>0.356983955949545</text:p>
          </table:table-cell>
          <table:table-cell/>
          <table:table-cell office:value-type="float" office:value="726546.88844235" calcext:value-type="float">
            <text:p>726546.88844235</text:p>
          </table:table-cell>
          <table:table-cell/>
          <table:table-cell table:style-name="ce1" table:formula="of:=[.T205]-[.G205]" office:value-type="float" office:value="-0.303224317030981" calcext:value-type="float">
            <text:p>-0.303224317030981</text:p>
          </table:table-cell>
          <table:table-cell/>
          <table:table-cell table:style-name="ce1" office:value-type="float" office:value="359.11758215856" calcext:value-type="float">
            <text:p>359.11758215856</text:p>
          </table:table-cell>
          <table:table-cell/>
          <table:table-cell table:style-name="ce7" office:value-type="float" office:value="358.160142019765" calcext:value-type="float">
            <text:p>358.160142019765</text:p>
          </table:table-cell>
          <table:table-cell/>
          <table:table-cell table:style-name="ce3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680665351450443" calcext:value-type="float">
            <text:p>0.680665351450443</text:p>
          </table:table-cell>
          <table:table-cell table:style-name="ce1"/>
          <table:table-cell table:style-name="ce1" office:value-type="float" office:value="726549.865750462" calcext:value-type="float">
            <text:p>726549.865750462</text:p>
          </table:table-cell>
          <table:table-cell table:style-name="ce1"/>
          <table:table-cell table:style-name="ce1" table:formula="of:=[.AI205]-[.G205]" office:value-type="float" office:value="2.67408379504923" calcext:value-type="float">
            <text:p>2.67408379504923</text:p>
          </table:table-cell>
          <table:table-cell/>
          <table:table-cell table:style-name="ce7" office:value-type="float" office:value="355.746011296258" calcext:value-type="float">
            <text:p>355.746011296258</text:p>
          </table:table-cell>
          <table:table-cell table:number-columns-repeated="985"/>
        </table:table-row>
        <table:table-row table:style-name="ro3">
          <table:table-cell table:style-name="ce3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26912.158333333" calcext:value-type="float">
            <text:p>726912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9877613335848" calcext:value-type="float">
            <text:p>0.319877613335848</text:p>
          </table:table-cell>
          <table:table-cell/>
          <table:table-cell office:value-type="float" office:value="726912.126611026" calcext:value-type="float">
            <text:p>726912.126611026</text:p>
          </table:table-cell>
          <table:table-cell/>
          <table:table-cell table:style-name="ce1" table:formula="of:=[.T206]-[.G206]" office:value-type="float" office:value="-0.0317223069723696" calcext:value-type="float">
            <text:p>-0.03172230697237</text:p>
          </table:table-cell>
          <table:table-cell/>
          <table:table-cell table:style-name="ce1" office:value-type="float" office:value="358.880661940433" calcext:value-type="float">
            <text:p>358.880661940433</text:p>
          </table:table-cell>
          <table:table-cell/>
          <table:table-cell table:style-name="ce7" office:value-type="float" office:value="358.614039473164" calcext:value-type="float">
            <text:p>358.614039473164</text:p>
          </table:table-cell>
          <table:table-cell/>
          <table:table-cell table:style-name="ce3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83111350238323" calcext:value-type="float">
            <text:p>0.383111350238323</text:p>
          </table:table-cell>
          <table:table-cell table:style-name="ce1"/>
          <table:table-cell table:style-name="ce1" office:value-type="float" office:value="726914.909988272" calcext:value-type="float">
            <text:p>726914.909988272</text:p>
          </table:table-cell>
          <table:table-cell table:style-name="ce1"/>
          <table:table-cell table:style-name="ce1" table:formula="of:=[.AI206]-[.G206]" office:value-type="float" office:value="2.75165493879467" calcext:value-type="float">
            <text:p>2.75165493879467</text:p>
          </table:table-cell>
          <table:table-cell/>
          <table:table-cell table:style-name="ce7" office:value-type="float" office:value="355.258440637647" calcext:value-type="float">
            <text:p>355.258440637647</text:p>
          </table:table-cell>
          <table:table-cell table:number-columns-repeated="985"/>
        </table:table-row>
        <table:table-row table:style-name="ro3">
          <table:table-cell table:style-name="ce3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27278.133333333" calcext:value-type="float">
            <text:p>727278.1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33515094220638" calcext:value-type="float">
            <text:p>0.433515094220638</text:p>
          </table:table-cell>
          <table:table-cell/>
          <table:table-cell office:value-type="float" office:value="727277.366967719" calcext:value-type="float">
            <text:p>727277.366967719</text:p>
          </table:table-cell>
          <table:table-cell/>
          <table:table-cell table:style-name="ce1" table:formula="of:=[.T207]-[.G207]" office:value-type="float" office:value="-0.766365613904782" calcext:value-type="float">
            <text:p>-0.766365613904782</text:p>
          </table:table-cell>
          <table:table-cell/>
          <table:table-cell table:style-name="ce1" office:value-type="float" office:value="359.635954665488" calcext:value-type="float">
            <text:p>359.635954665488</text:p>
          </table:table-cell>
          <table:table-cell/>
          <table:table-cell table:style-name="ce7" office:value-type="float" office:value="359.637453750859" calcext:value-type="float">
            <text:p>359.637453750859</text:p>
          </table:table-cell>
          <table:table-cell/>
          <table:table-cell table:style-name="ce3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48448649793863" calcext:value-type="float">
            <text:p>0.648448649793863</text:p>
          </table:table-cell>
          <table:table-cell table:style-name="ce1"/>
          <table:table-cell table:style-name="ce1" office:value-type="float" office:value="727280.067116978" calcext:value-type="float">
            <text:p>727280.067116978</text:p>
          </table:table-cell>
          <table:table-cell table:style-name="ce1"/>
          <table:table-cell table:style-name="ce1" table:formula="of:=[.AI207]-[.G207]" office:value-type="float" office:value="1.93378364527598" calcext:value-type="float">
            <text:p>1.93378364527598</text:p>
          </table:table-cell>
          <table:table-cell/>
          <table:table-cell table:style-name="ce7" office:value-type="float" office:value="356.96855701346" calcext:value-type="float">
            <text:p>356.96855701346</text:p>
          </table:table-cell>
          <table:table-cell table:number-columns-repeated="985"/>
        </table:table-row>
        <table:table-row table:style-name="ro3">
          <table:table-cell table:style-name="ce3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27643.266666667" calcext:value-type="float">
            <text:p>727643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04517854005098" calcext:value-type="float">
            <text:p>0.304517854005098</text:p>
          </table:table-cell>
          <table:table-cell/>
          <table:table-cell office:value-type="float" office:value="727642.612017026" calcext:value-type="float">
            <text:p>727642.612017026</text:p>
          </table:table-cell>
          <table:table-cell/>
          <table:table-cell table:style-name="ce1" table:formula="of:=[.T208]-[.G208]" office:value-type="float" office:value="-0.654649640899152" calcext:value-type="float">
            <text:p>-0.654649640899152</text:p>
          </table:table-cell>
          <table:table-cell/>
          <table:table-cell table:style-name="ce1" office:value-type="float" office:value="359.392204245384" calcext:value-type="float">
            <text:p>359.392204245384</text:p>
          </table:table-cell>
          <table:table-cell/>
          <table:table-cell table:style-name="ce7" office:value-type="float" office:value="359.137612145568" calcext:value-type="float">
            <text:p>359.137612145568</text:p>
          </table:table-cell>
          <table:table-cell/>
          <table:table-cell table:style-name="ce3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26475625485182" calcext:value-type="float">
            <text:p>0.426475625485182</text:p>
          </table:table-cell>
          <table:table-cell table:style-name="ce1"/>
          <table:table-cell table:style-name="ce1" office:value-type="float" office:value="727645.494046164" calcext:value-type="float">
            <text:p>727645.494046164</text:p>
          </table:table-cell>
          <table:table-cell table:style-name="ce1"/>
          <table:table-cell table:style-name="ce1" table:formula="of:=[.AI208]-[.G208]" office:value-type="float" office:value="2.22737949667498" calcext:value-type="float">
            <text:p>2.22737949667498</text:p>
          </table:table-cell>
          <table:table-cell/>
          <table:table-cell table:style-name="ce7" office:value-type="float" office:value="356.309044713071" calcext:value-type="float">
            <text:p>356.309044713071</text:p>
          </table:table-cell>
          <table:table-cell table:number-columns-repeated="985"/>
        </table:table-row>
        <table:table-row table:style-name="ro3">
          <table:table-cell table:style-name="ce3" office:value-type="float" office:value="1994" calcext:value-type="float">
            <text:p>1994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8008.3" calcext:value-type="float">
            <text:p>728008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21504969149828" calcext:value-type="float">
            <text:p>0.21504969149828</text:p>
          </table:table-cell>
          <table:table-cell/>
          <table:table-cell office:value-type="float" office:value="728007.852927118" calcext:value-type="float">
            <text:p>728007.852927118</text:p>
          </table:table-cell>
          <table:table-cell/>
          <table:table-cell table:style-name="ce1" table:formula="of:=[.T209]-[.G209]" office:value-type="float" office:value="-0.447072882088833" calcext:value-type="float">
            <text:p>-0.447072882088833</text:p>
          </table:table-cell>
          <table:table-cell/>
          <table:table-cell table:style-name="ce1" office:value-type="float" office:value="359.152970357374" calcext:value-type="float">
            <text:p>359.152970357374</text:p>
          </table:table-cell>
          <table:table-cell/>
          <table:table-cell table:style-name="ce7" office:value-type="float" office:value="358.216110200638" calcext:value-type="float">
            <text:p>358.216110200638</text:p>
          </table:table-cell>
          <table:table-cell/>
          <table:table-cell table:style-name="ce3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363783191889524" calcext:value-type="float">
            <text:p>0.363783191889524</text:p>
          </table:table-cell>
          <table:table-cell table:style-name="ce1"/>
          <table:table-cell table:style-name="ce1" office:value-type="float" office:value="728010.710669294" calcext:value-type="float">
            <text:p>728010.710669294</text:p>
          </table:table-cell>
          <table:table-cell table:style-name="ce1"/>
          <table:table-cell table:style-name="ce1" table:formula="of:=[.AI209]-[.G209]" office:value-type="float" office:value="2.41066929383669" calcext:value-type="float">
            <text:p>2.41066929383669</text:p>
          </table:table-cell>
          <table:table-cell/>
          <table:table-cell table:style-name="ce7" office:value-type="float" office:value="355.732918560729" calcext:value-type="float">
            <text:p>355.732918560729</text:p>
          </table:table-cell>
          <table:table-cell table:number-columns-repeated="985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28373.333333333" calcext:value-type="float">
            <text:p>728373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329953618347645" calcext:value-type="float">
            <text:p>0.032995361834765</text:p>
          </table:table-cell>
          <table:table-cell/>
          <table:table-cell office:value-type="float" office:value="728373.093772913" calcext:value-type="float">
            <text:p>728373.093772913</text:p>
          </table:table-cell>
          <table:table-cell/>
          <table:table-cell table:style-name="ce1" table:formula="of:=[.T210]-[.G210]" office:value-type="float" office:value="-0.239560420042835" calcext:value-type="float">
            <text:p>-0.239560420042835</text:p>
          </table:table-cell>
          <table:table-cell/>
          <table:table-cell table:style-name="ce1" office:value-type="float" office:value="358.913811005533" calcext:value-type="float">
            <text:p>358.913811005533</text:p>
          </table:table-cell>
          <table:table-cell/>
          <table:table-cell table:style-name="ce7" office:value-type="float" office:value="357.12893458634" calcext:value-type="float">
            <text:p>357.12893458634</text:p>
          </table:table-cell>
          <table:table-cell/>
          <table:table-cell table:style-name="ce3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32096035033464" calcext:value-type="float">
            <text:p>0.232096035033464</text:p>
          </table:table-cell>
          <table:table-cell table:style-name="ce1"/>
          <table:table-cell table:style-name="ce1" office:value-type="float" office:value="728375.715438956" calcext:value-type="float">
            <text:p>728375.715438956</text:p>
          </table:table-cell>
          <table:table-cell table:style-name="ce1"/>
          <table:table-cell table:style-name="ce1" table:formula="of:=[.AI210]-[.G210]" office:value-type="float" office:value="2.38210562255699" calcext:value-type="float">
            <text:p>2.38210562255699</text:p>
          </table:table-cell>
          <table:table-cell/>
          <table:table-cell table:style-name="ce7" office:value-type="float" office:value="355.262067878222" calcext:value-type="float">
            <text:p>355.262067878222</text:p>
          </table:table-cell>
          <table:table-cell table:number-columns-repeated="985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8738.383333333" calcext:value-type="float">
            <text:p>728738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9545834064484" calcext:value-type="float">
            <text:p>0.539545834064484</text:p>
          </table:table-cell>
          <table:table-cell/>
          <table:table-cell office:value-type="float" office:value="728738.335791351" calcext:value-type="float">
            <text:p>728738.335791351</text:p>
          </table:table-cell>
          <table:table-cell/>
          <table:table-cell table:style-name="ce1" table:formula="of:=[.T211]-[.G211]" office:value-type="float" office:value="-0.047541981912218" calcext:value-type="float">
            <text:p>-0.047541981912218</text:p>
          </table:table-cell>
          <table:table-cell/>
          <table:table-cell table:style-name="ce1" office:value-type="float" office:value="359.666705801068" calcext:value-type="float">
            <text:p>359.666705801068</text:p>
          </table:table-cell>
          <table:table-cell/>
          <table:table-cell table:style-name="ce7" office:value-type="float" office:value="357.188996929004" calcext:value-type="float">
            <text:p>357.188996929004</text:p>
          </table:table-cell>
          <table:table-cell/>
          <table:table-cell table:style-name="ce3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06645226478577" calcext:value-type="float">
            <text:p>0.106645226478577</text:p>
          </table:table-cell>
          <table:table-cell table:style-name="ce1"/>
          <table:table-cell table:style-name="ce1" office:value-type="float" office:value="728740.961879615" calcext:value-type="float">
            <text:p>728740.961879615</text:p>
          </table:table-cell>
          <table:table-cell table:style-name="ce1"/>
          <table:table-cell table:style-name="ce1" table:formula="of:=[.AI211]-[.G211]" office:value-type="float" office:value="2.57854628178757" calcext:value-type="float">
            <text:p>2.57854628178757</text:p>
          </table:table-cell>
          <table:table-cell/>
          <table:table-cell table:style-name="ce7" office:value-type="float" office:value="356.9326502824" calcext:value-type="float">
            <text:p>356.9326502824</text:p>
          </table:table-cell>
          <table:table-cell table:number-columns-repeated="985"/>
        </table:table-row>
        <table:table-row table:style-name="ro3">
          <table:table-cell table:style-name="ce3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104.458333333" calcext:value-type="float">
            <text:p>729104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0765088573098183" calcext:value-type="float">
            <text:p>0.076508857309818</text:p>
          </table:table-cell>
          <table:table-cell/>
          <table:table-cell office:value-type="float" office:value="729103.579914242" calcext:value-type="float">
            <text:p>729103.579914242</text:p>
          </table:table-cell>
          <table:table-cell/>
          <table:table-cell table:style-name="ce1" table:formula="of:=[.T212]-[.G212]" office:value-type="float" office:value="-0.878419090993702" calcext:value-type="float">
            <text:p>-0.878419090993702</text:p>
          </table:table-cell>
          <table:table-cell/>
          <table:table-cell table:style-name="ce1" office:value-type="float" office:value="359.424364695785" calcext:value-type="float">
            <text:p>359.424364695785</text:p>
          </table:table-cell>
          <table:table-cell/>
          <table:table-cell table:style-name="ce7" office:value-type="float" office:value="356.679157392541" calcext:value-type="float">
            <text:p>356.679157392541</text:p>
          </table:table-cell>
          <table:table-cell/>
          <table:table-cell table:style-name="ce3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6610529795289" calcext:value-type="float">
            <text:p>0.76610529795289</text:p>
          </table:table-cell>
          <table:table-cell table:style-name="ce1"/>
          <table:table-cell table:style-name="ce1" office:value-type="float" office:value="729106.361643129" calcext:value-type="float">
            <text:p>729106.361643129</text:p>
          </table:table-cell>
          <table:table-cell table:style-name="ce1"/>
          <table:table-cell table:style-name="ce1" table:formula="of:=[.AI212]-[.G212]" office:value-type="float" office:value="1.90330979565624" calcext:value-type="float">
            <text:p>1.90330979565624</text:p>
          </table:table-cell>
          <table:table-cell/>
          <table:table-cell table:style-name="ce7" office:value-type="float" office:value="356.283864453505" calcext:value-type="float">
            <text:p>356.283864453505</text:p>
          </table:table-cell>
          <table:table-cell table:number-columns-repeated="985"/>
        </table:table-row>
        <table:table-row table:style-name="ro3">
          <table:table-cell table:style-name="ce3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469.708333333" calcext:value-type="float">
            <text:p>729469.7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801678489893675" calcext:value-type="float">
            <text:p>0.801678489893675</text:p>
          </table:table-cell>
          <table:table-cell/>
          <table:table-cell office:value-type="float" office:value="729468.829723388" calcext:value-type="float">
            <text:p>729468.829723388</text:p>
          </table:table-cell>
          <table:table-cell/>
          <table:table-cell table:style-name="ce1" table:formula="of:=[.T213]-[.G213]" office:value-type="float" office:value="-0.878609945066273" calcext:value-type="float">
            <text:p>-0.878609945066273</text:p>
          </table:table-cell>
          <table:table-cell/>
          <table:table-cell table:style-name="ce1" office:value-type="float" office:value="359.175947019391" calcext:value-type="float">
            <text:p>359.175947019391</text:p>
          </table:table-cell>
          <table:table-cell/>
          <table:table-cell table:style-name="ce7" office:value-type="float" office:value="356.687261168432" calcext:value-type="float">
            <text:p>356.687261168432</text:p>
          </table:table-cell>
          <table:table-cell/>
          <table:table-cell table:style-name="ce3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22072983533144" calcext:value-type="float">
            <text:p>0.622072983533144</text:p>
          </table:table-cell>
          <table:table-cell table:style-name="ce1"/>
          <table:table-cell table:style-name="ce1" office:value-type="float" office:value="729471.545570884" calcext:value-type="float">
            <text:p>729471.545570884</text:p>
          </table:table-cell>
          <table:table-cell table:style-name="ce1"/>
          <table:table-cell table:style-name="ce1" table:formula="of:=[.AI213]-[.G213]" office:value-type="float" office:value="1.83723755099345" calcext:value-type="float">
            <text:p>1.83723755099345</text:p>
          </table:table-cell>
          <table:table-cell/>
          <table:table-cell table:style-name="ce7" office:value-type="float" office:value="355.722160355348" calcext:value-type="float">
            <text:p>355.722160355348</text:p>
          </table:table-cell>
          <table:table-cell table:number-columns-repeated="985"/>
        </table:table-row>
        <table:table-row table:style-name="ro3">
          <table:table-cell table:style-name="ce3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29834.808333333" calcext:value-type="float">
            <text:p>729834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239371616393328" calcext:value-type="float">
            <text:p>0.239371616393328</text:p>
          </table:table-cell>
          <table:table-cell/>
          <table:table-cell office:value-type="float" office:value="729834.073777341" calcext:value-type="float">
            <text:p>729834.073777341</text:p>
          </table:table-cell>
          <table:table-cell/>
          <table:table-cell table:style-name="ce1" table:formula="of:=[.T214]-[.G214]" office:value-type="float" office:value="-0.734555991948582" calcext:value-type="float">
            <text:p>-0.734555991948582</text:p>
          </table:table-cell>
          <table:table-cell/>
          <table:table-cell table:style-name="ce1" office:value-type="float" office:value="358.932980160947" calcext:value-type="float">
            <text:p>358.932980160947</text:p>
          </table:table-cell>
          <table:table-cell/>
          <table:table-cell table:style-name="ce7" office:value-type="float" office:value="357.127089423058" calcext:value-type="float">
            <text:p>357.127089423058</text:p>
          </table:table-cell>
          <table:table-cell/>
          <table:table-cell table:style-name="ce3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33701013028622" calcext:value-type="float">
            <text:p>0.733701013028622</text:p>
          </table:table-cell>
          <table:table-cell table:style-name="ce1"/>
          <table:table-cell table:style-name="ce1" office:value-type="float" office:value="729836.510231737" calcext:value-type="float">
            <text:p>729836.510231737</text:p>
          </table:table-cell>
          <table:table-cell table:style-name="ce1"/>
          <table:table-cell table:style-name="ce1" table:formula="of:=[.AI214]-[.G214]" office:value-type="float" office:value="1.70189840381499" calcext:value-type="float">
            <text:p>1.70189840381499</text:p>
          </table:table-cell>
          <table:table-cell/>
          <table:table-cell table:style-name="ce7" office:value-type="float" office:value="355.268341533119" calcext:value-type="float">
            <text:p>355.268341533119</text:p>
          </table:table-cell>
          <table:table-cell table:number-columns-repeated="985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30199.875" calcext:value-type="float">
            <text:p>730199.8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36455251276493" calcext:value-type="float">
            <text:p>0.536455251276493</text:p>
          </table:table-cell>
          <table:table-cell/>
          <table:table-cell office:value-type="float" office:value="730199.316344761" calcext:value-type="float">
            <text:p>730199.316344761</text:p>
          </table:table-cell>
          <table:table-cell/>
          <table:table-cell table:style-name="ce1" table:formula="of:=[.T215]-[.G215]" office:value-type="float" office:value="-0.558655238943175" calcext:value-type="float">
            <text:p>-0.558655238943175</text:p>
          </table:table-cell>
          <table:table-cell/>
          <table:table-cell table:style-name="ce1" office:value-type="float" office:value="359.686213374482" calcext:value-type="float">
            <text:p>359.686213374482</text:p>
          </table:table-cell>
          <table:table-cell/>
          <table:table-cell table:style-name="ce7" office:value-type="float" office:value="358.729956080579" calcext:value-type="float">
            <text:p>358.729956080579</text:p>
          </table:table-cell>
          <table:table-cell/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937625639140606" calcext:value-type="float">
            <text:p>0.937625639140606</text:p>
          </table:table-cell>
          <table:table-cell table:style-name="ce1"/>
          <table:table-cell table:style-name="ce1" office:value-type="float" office:value="730201.850651129" calcext:value-type="float">
            <text:p>730201.850651129</text:p>
          </table:table-cell>
          <table:table-cell table:style-name="ce1"/>
          <table:table-cell table:style-name="ce1" table:formula="of:=[.AI215]-[.G215]" office:value-type="float" office:value="1.97565112891607" calcext:value-type="float">
            <text:p>1.97565112891607</text:p>
          </table:table-cell>
          <table:table-cell/>
          <table:table-cell table:style-name="ce7" office:value-type="float" office:value="356.898066480912" calcext:value-type="float">
            <text:p>356.898066480912</text:p>
          </table:table-cell>
          <table:table-cell table:number-columns-repeated="985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30565.058333333" calcext:value-type="float">
            <text:p>730565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12942190468311" calcext:value-type="float">
            <text:p>0.212942190468311</text:p>
          </table:table-cell>
          <table:table-cell/>
          <table:table-cell office:value-type="float" office:value="730564.563342321" calcext:value-type="float">
            <text:p>730564.563342321</text:p>
          </table:table-cell>
          <table:table-cell/>
          <table:table-cell table:style-name="ce1" table:formula="of:=[.T216]-[.G216]" office:value-type="float" office:value="-0.494991012034006" calcext:value-type="float">
            <text:p>-0.494991012034006</text:p>
          </table:table-cell>
          <table:table-cell/>
          <table:table-cell table:style-name="ce1" office:value-type="float" office:value="359.440609731603" calcext:value-type="float">
            <text:p>359.440609731603</text:p>
          </table:table-cell>
          <table:table-cell/>
          <table:table-cell table:style-name="ce7" office:value-type="float" office:value="359.174413465851" calcext:value-type="float">
            <text:p>359.174413465851</text:p>
          </table:table-cell>
          <table:table-cell/>
          <table:table-cell table:style-name="ce3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08726949989796" calcext:value-type="float">
            <text:p>0.708726949989796</text:p>
          </table:table-cell>
          <table:table-cell table:style-name="ce1"/>
          <table:table-cell table:style-name="ce1" office:value-type="float" office:value="730567.221325505" calcext:value-type="float">
            <text:p>730567.221325505</text:p>
          </table:table-cell>
          <table:table-cell table:style-name="ce1"/>
          <table:table-cell table:style-name="ce1" table:formula="of:=[.AI216]-[.G216]" office:value-type="float" office:value="2.16299217182677" calcext:value-type="float">
            <text:p>2.16299217182677</text:p>
          </table:table-cell>
          <table:table-cell/>
          <table:table-cell table:style-name="ce7" office:value-type="float" office:value="356.260615638535" calcext:value-type="float">
            <text:p>356.260615638535</text:p>
          </table:table-cell>
          <table:table-cell table:number-columns-repeated="985"/>
        </table:table-row>
        <table:table-row table:style-name="ro3">
          <table:table-cell table:style-name="ce3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30930.058333333" calcext:value-type="float">
            <text:p>730930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0946663022041" calcext:value-type="float">
            <text:p>0.430946663022041</text:p>
          </table:table-cell>
          <table:table-cell/>
          <table:table-cell office:value-type="float" office:value="730929.803077046" calcext:value-type="float">
            <text:p>730929.803077046</text:p>
          </table:table-cell>
          <table:table-cell/>
          <table:table-cell table:style-name="ce1" table:formula="of:=[.T217]-[.G217]" office:value-type="float" office:value="-0.25525628705509" calcext:value-type="float">
            <text:p>-0.25525628705509</text:p>
          </table:table-cell>
          <table:table-cell/>
          <table:table-cell table:style-name="ce1" office:value-type="float" office:value="359.202363510904" calcext:value-type="float">
            <text:p>359.202363510904</text:p>
          </table:table-cell>
          <table:table-cell/>
          <table:table-cell table:style-name="ce7" office:value-type="float" office:value="359.204545263876" calcext:value-type="float">
            <text:p>359.204545263876</text:p>
          </table:table-cell>
          <table:table-cell/>
          <table:table-cell table:style-name="ce3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83045148104429" calcext:value-type="float">
            <text:p>0.883045148104429</text:p>
          </table:table-cell>
          <table:table-cell table:style-name="ce1"/>
          <table:table-cell table:style-name="ce1" office:value-type="float" office:value="730932.370752115" calcext:value-type="float">
            <text:p>730932.370752115</text:p>
          </table:table-cell>
          <table:table-cell table:style-name="ce1"/>
          <table:table-cell table:style-name="ce1" table:formula="of:=[.AI217]-[.G217]" office:value-type="float" office:value="2.31241878168657" calcext:value-type="float">
            <text:p>2.31241878168657</text:p>
          </table:table-cell>
          <table:table-cell/>
          <table:table-cell table:style-name="ce7" office:value-type="float" office:value="355.713794463886" calcext:value-type="float">
            <text:p>355.713794463886</text:p>
          </table:table-cell>
          <table:table-cell table:number-columns-repeated="985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31295.041666667" calcext:value-type="float">
            <text:p>731295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1168090254068" calcext:value-type="float">
            <text:p>0.611168090254068</text:p>
          </table:table-cell>
          <table:table-cell/>
          <table:table-cell office:value-type="float" office:value="731295.042091089" calcext:value-type="float">
            <text:p>731295.042091089</text:p>
          </table:table-cell>
          <table:table-cell/>
          <table:table-cell table:style-name="ce1" table:formula="of:=[.T218]-[.G218]" office:value-type="float" office:value="0.0004244219744578" calcext:value-type="float">
            <text:p>0.000424421974458</text:p>
          </table:table-cell>
          <table:table-cell/>
          <table:table-cell table:style-name="ce1" office:value-type="float" office:value="358.965144328949" calcext:value-type="float">
            <text:p>358.965144328949</text:p>
          </table:table-cell>
          <table:table-cell/>
          <table:table-cell table:style-name="ce7" office:value-type="float" office:value="358.711790255569" calcext:value-type="float">
            <text:p>358.711790255569</text:p>
          </table:table-cell>
          <table:table-cell/>
          <table:table-cell table:style-name="ce3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03448059409857" calcext:value-type="float">
            <text:p>0.603448059409857</text:p>
          </table:table-cell>
          <table:table-cell table:style-name="ce1"/>
          <table:table-cell table:style-name="ce1" office:value-type="float" office:value="731297.29555795" calcext:value-type="float">
            <text:p>731297.29555795</text:p>
          </table:table-cell>
          <table:table-cell table:style-name="ce1"/>
          <table:table-cell table:style-name="ce1" table:formula="of:=[.AI218]-[.G218]" office:value-type="float" office:value="2.25389128306415" calcext:value-type="float">
            <text:p>2.25389128306415</text:p>
          </table:table-cell>
          <table:table-cell/>
          <table:table-cell table:style-name="ce7" office:value-type="float" office:value="355.277292048613" calcext:value-type="float">
            <text:p>355.277292048613</text:p>
          </table:table-cell>
          <table:table-cell table:number-columns-repeated="985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1661.066666667" calcext:value-type="float">
            <text:p>731661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16264469921589" calcext:value-type="float">
            <text:p>0.116264469921589</text:p>
          </table:table-cell>
          <table:table-cell/>
          <table:table-cell office:value-type="float" office:value="731660.284108517" calcext:value-type="float">
            <text:p>731660.284108517</text:p>
          </table:table-cell>
          <table:table-cell/>
          <table:table-cell table:style-name="ce1" table:formula="of:=[.T219]-[.G219]" office:value-type="float" office:value="-0.78255815000739" calcext:value-type="float">
            <text:p>-0.78255815000739</text:p>
          </table:table-cell>
          <table:table-cell/>
          <table:table-cell table:style-name="ce1" office:value-type="float" office:value="359.718073529975" calcext:value-type="float">
            <text:p>359.718073529975</text:p>
          </table:table-cell>
          <table:table-cell/>
          <table:table-cell table:style-name="ce7" office:value-type="float" office:value="358.779328052455" calcext:value-type="float">
            <text:p>358.779328052455</text:p>
          </table:table-cell>
          <table:table-cell/>
          <table:table-cell table:style-name="ce3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1303411275148" calcext:value-type="float">
            <text:p>0.951303411275148</text:p>
          </table:table-cell>
          <table:table-cell table:style-name="ce1"/>
          <table:table-cell table:style-name="ce1" office:value-type="float" office:value="731662.733299516" calcext:value-type="float">
            <text:p>731662.733299516</text:p>
          </table:table-cell>
          <table:table-cell table:style-name="ce1"/>
          <table:table-cell table:style-name="ce1" table:formula="of:=[.AI219]-[.G219]" office:value-type="float" office:value="1.66663284925744" calcext:value-type="float">
            <text:p>1.66663284925744</text:p>
          </table:table-cell>
          <table:table-cell/>
          <table:table-cell table:style-name="ce7" office:value-type="float" office:value="356.86490372059" calcext:value-type="float">
            <text:p>356.86490372059</text:p>
          </table:table-cell>
          <table:table-cell table:number-columns-repeated="985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2026.05" calcext:value-type="float">
            <text:p>732026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17776611447334" calcext:value-type="float">
            <text:p>0.717776611447334</text:p>
          </table:table-cell>
          <table:table-cell/>
          <table:table-cell office:value-type="float" office:value="732025.523415123" calcext:value-type="float">
            <text:p>732025.523415123</text:p>
          </table:table-cell>
          <table:table-cell/>
          <table:table-cell table:style-name="ce1" table:formula="of:=[.T220]-[.G220]" office:value-type="float" office:value="-0.526584877050482" calcext:value-type="float">
            <text:p>-0.526584877050482</text:p>
          </table:table-cell>
          <table:table-cell/>
          <table:table-cell table:style-name="ce1" office:value-type="float" office:value="359.48041629836" calcext:value-type="float">
            <text:p>359.48041629836</text:p>
          </table:table-cell>
          <table:table-cell/>
          <table:table-cell table:style-name="ce7" office:value-type="float" office:value="357.693762232014" calcext:value-type="float">
            <text:p>357.693762232014</text:p>
          </table:table-cell>
          <table:table-cell/>
          <table:table-cell table:style-name="ce3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25923527777195" calcext:value-type="float">
            <text:p>0.25923527777195</text:p>
          </table:table-cell>
          <table:table-cell table:style-name="ce1"/>
          <table:table-cell table:style-name="ce1" office:value-type="float" office:value="732028.073096691" calcext:value-type="float">
            <text:p>732028.073096691</text:p>
          </table:table-cell>
          <table:table-cell table:style-name="ce1"/>
          <table:table-cell table:style-name="ce1" table:formula="of:=[.AI220]-[.G220]" office:value-type="float" office:value="2.02309669111855" calcext:value-type="float">
            <text:p>2.02309669111855</text:p>
          </table:table-cell>
          <table:table-cell/>
          <table:table-cell table:style-name="ce7" office:value-type="float" office:value="356.239376899686" calcext:value-type="float">
            <text:p>356.239376899686</text:p>
          </table:table-cell>
          <table:table-cell table:number-columns-repeated="985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32391.183333333" calcext:value-type="float">
            <text:p>732391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595691144466" calcext:value-type="float">
            <text:p>0.571595691144466</text:p>
          </table:table-cell>
          <table:table-cell/>
          <table:table-cell office:value-type="float" office:value="732390.767758053" calcext:value-type="float">
            <text:p>732390.767758053</text:p>
          </table:table-cell>
          <table:table-cell/>
          <table:table-cell table:style-name="ce1" table:formula="of:=[.T221]-[.G221]" office:value-type="float" office:value="-0.415575279970653" calcext:value-type="float">
            <text:p>-0.415575279970653</text:p>
          </table:table-cell>
          <table:table-cell/>
          <table:table-cell table:style-name="ce1" office:value-type="float" office:value="359.237610571355" calcext:value-type="float">
            <text:p>359.237610571355</text:p>
          </table:table-cell>
          <table:table-cell/>
          <table:table-cell table:style-name="ce7" office:value-type="float" office:value="356.761511577934" calcext:value-type="float">
            <text:p>356.761511577934</text:p>
          </table:table-cell>
          <table:table-cell/>
          <table:table-cell table:style-name="ce3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2318469434977" calcext:value-type="float">
            <text:p>0.852318469434977</text:p>
          </table:table-cell>
          <table:table-cell table:style-name="ce1"/>
          <table:table-cell table:style-name="ce1" office:value-type="float" office:value="732393.186702999" calcext:value-type="float">
            <text:p>732393.186702999</text:p>
          </table:table-cell>
          <table:table-cell table:style-name="ce1"/>
          <table:table-cell table:style-name="ce1" table:formula="of:=[.AI221]-[.G221]" office:value-type="float" office:value="2.0033696659375" calcext:value-type="float">
            <text:p>2.0033696659375</text:p>
          </table:table-cell>
          <table:table-cell/>
          <table:table-cell table:style-name="ce7" office:value-type="float" office:value="355.707874753154" calcext:value-type="float">
            <text:p>355.707874753154</text:p>
          </table:table-cell>
          <table:table-cell table:number-columns-repeated="985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32756.116666667" calcext:value-type="float">
            <text:p>732756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13396772742271" calcext:value-type="float">
            <text:p>0.713396772742271</text:p>
          </table:table-cell>
          <table:table-cell/>
          <table:table-cell office:value-type="float" office:value="732756.005356526" calcext:value-type="float">
            <text:p>732756.005356526</text:p>
          </table:table-cell>
          <table:table-cell/>
          <table:table-cell table:style-name="ce1" table:formula="of:=[.T222]-[.G222]" office:value-type="float" office:value="-0.111310141044669" calcext:value-type="float">
            <text:p>-0.111310141044669</text:p>
          </table:table-cell>
          <table:table-cell/>
          <table:table-cell table:style-name="ce1" office:value-type="float" office:value="359.000958853439" calcext:value-type="float">
            <text:p>359.000958853439</text:p>
          </table:table-cell>
          <table:table-cell/>
          <table:table-cell table:style-name="ce7" office:value-type="float" office:value="356.257024743673" calcext:value-type="float">
            <text:p>356.257024743673</text:p>
          </table:table-cell>
          <table:table-cell/>
          <table:table-cell table:style-name="ce3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68039579689503" calcext:value-type="float">
            <text:p>0.968039579689503</text:p>
          </table:table-cell>
          <table:table-cell table:style-name="ce1"/>
          <table:table-cell table:style-name="ce1" office:value-type="float" office:value="732758.072894472" calcext:value-type="float">
            <text:p>732758.072894472</text:p>
          </table:table-cell>
          <table:table-cell table:style-name="ce1"/>
          <table:table-cell table:style-name="ce1" table:formula="of:=[.AI222]-[.G222]" office:value-type="float" office:value="1.95622780488338" calcext:value-type="float">
            <text:p>1.95622780488338</text:p>
          </table:table-cell>
          <table:table-cell/>
          <table:table-cell table:style-name="ce7" office:value-type="float" office:value="355.288945692716" calcext:value-type="float">
            <text:p>355.288945692716</text:p>
          </table:table-cell>
          <table:table-cell table:number-columns-repeated="985"/>
        </table:table-row>
        <table:table-row table:style-name="ro3">
          <table:table-cell table:style-name="ce3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33122.008333333" calcext:value-type="float">
            <text:p>733122.0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03434583544731" calcext:value-type="float">
            <text:p>0.503434583544731</text:p>
          </table:table-cell>
          <table:table-cell/>
          <table:table-cell office:value-type="float" office:value="733121.242016274" calcext:value-type="float">
            <text:p>733121.242016274</text:p>
          </table:table-cell>
          <table:table-cell/>
          <table:table-cell table:style-name="ce1" table:formula="of:=[.T223]-[.G223]" office:value-type="float" office:value="-0.766317058936693" calcext:value-type="float">
            <text:p>-0.766317058936693</text:p>
          </table:table-cell>
          <table:table-cell/>
          <table:table-cell table:style-name="ce1" office:value-type="float" office:value="359.76001916952" calcext:value-type="float">
            <text:p>359.76001916952</text:p>
          </table:table-cell>
          <table:table-cell/>
          <table:table-cell table:style-name="ce7" office:value-type="float" office:value="357.272179116891" calcext:value-type="float">
            <text:p>357.272179116891</text:p>
          </table:table-cell>
          <table:table-cell/>
          <table:table-cell table:style-name="ce3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325380153954029" calcext:value-type="float">
            <text:p>0.032538015395403</text:p>
          </table:table-cell>
          <table:table-cell table:style-name="ce1"/>
          <table:table-cell table:style-name="ce1" office:value-type="float" office:value="733123.609744818" calcext:value-type="float">
            <text:p>733123.609744818</text:p>
          </table:table-cell>
          <table:table-cell table:style-name="ce1"/>
          <table:table-cell table:style-name="ce1" table:formula="of:=[.AI223]-[.G223]" office:value-type="float" office:value="1.6014114851132" calcext:value-type="float">
            <text:p>1.6014114851132</text:p>
          </table:table-cell>
          <table:table-cell/>
          <table:table-cell table:style-name="ce7" office:value-type="float" office:value="356.833257642242" calcext:value-type="float">
            <text:p>356.833257642242</text:p>
          </table:table-cell>
          <table:table-cell table:number-columns-repeated="985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33487.191666667" calcext:value-type="float">
            <text:p>73348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485157445073128" calcext:value-type="float">
            <text:p>0.048515744507313</text:p>
          </table:table-cell>
          <table:table-cell/>
          <table:table-cell office:value-type="float" office:value="733486.48892258" calcext:value-type="float">
            <text:p>733486.48892258</text:p>
          </table:table-cell>
          <table:table-cell/>
          <table:table-cell table:style-name="ce1" table:formula="of:=[.T224]-[.G224]" office:value-type="float" office:value="-0.702744086971507" calcext:value-type="float">
            <text:p>-0.702744086971507</text:p>
          </table:table-cell>
          <table:table-cell/>
          <table:table-cell table:style-name="ce1" office:value-type="float" office:value="359.514584054057" calcext:value-type="float">
            <text:p>359.514584054057</text:p>
          </table:table-cell>
          <table:table-cell/>
          <table:table-cell table:style-name="ce7" office:value-type="float" office:value="357.709952245089" calcext:value-type="float">
            <text:p>357.709952245089</text:p>
          </table:table-cell>
          <table:table-cell/>
          <table:table-cell table:style-name="ce3"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9812844991684" calcext:value-type="float">
            <text:p>0.589812844991684</text:p>
          </table:table-cell>
          <table:table-cell table:style-name="ce1"/>
          <table:table-cell table:style-name="ce1" office:value-type="float" office:value="733488.917076259" calcext:value-type="float">
            <text:p>733488.917076259</text:p>
          </table:table-cell>
          <table:table-cell table:style-name="ce1"/>
          <table:table-cell table:style-name="ce1" table:formula="of:=[.AI224]-[.G224]" office:value-type="float" office:value="1.72540959191974" calcext:value-type="float">
            <text:p>1.72540959191974</text:p>
          </table:table-cell>
          <table:table-cell/>
          <table:table-cell table:style-name="ce7" office:value-type="float" office:value="356.220223469151" calcext:value-type="float">
            <text:p>356.220223469151</text:p>
          </table:table-cell>
          <table:table-cell table:number-columns-repeated="985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3852.241666667" calcext:value-type="float">
            <text:p>733852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45156913995743" calcext:value-type="float">
            <text:p>0.245156913995743</text:p>
          </table:table-cell>
          <table:table-cell/>
          <table:table-cell office:value-type="float" office:value="733851.730725803" calcext:value-type="float">
            <text:p>733851.730725803</text:p>
          </table:table-cell>
          <table:table-cell/>
          <table:table-cell table:style-name="ce1" table:formula="of:=[.T225]-[.G225]" office:value-type="float" office:value="-0.510940864100121" calcext:value-type="float">
            <text:p>-0.510940864100121</text:p>
          </table:table-cell>
          <table:table-cell/>
          <table:table-cell table:style-name="ce1" office:value-type="float" office:value="359.274108512576" calcext:value-type="float">
            <text:p>359.274108512576</text:p>
          </table:table-cell>
          <table:table-cell/>
          <table:table-cell table:style-name="ce7" office:value-type="float" office:value="358.318001277133" calcext:value-type="float">
            <text:p>358.318001277133</text:p>
          </table:table-cell>
          <table:table-cell/>
          <table:table-cell table:style-name="ce3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3720811009407" calcext:value-type="float">
            <text:p>0.53720811009407</text:p>
          </table:table-cell>
          <table:table-cell table:style-name="ce1"/>
          <table:table-cell table:style-name="ce1" office:value-type="float" office:value="733853.994123061" calcext:value-type="float">
            <text:p>733853.994123061</text:p>
          </table:table-cell>
          <table:table-cell table:style-name="ce1"/>
          <table:table-cell table:style-name="ce1" table:formula="of:=[.AI225]-[.G225]" office:value-type="float" office:value="1.75245639414061" calcext:value-type="float">
            <text:p>1.75245639414061</text:p>
          </table:table-cell>
          <table:table-cell/>
          <table:table-cell table:style-name="ce7" office:value-type="float" office:value="355.704451110533" calcext:value-type="float">
            <text:p>355.704451110533</text:p>
          </table:table-cell>
          <table:table-cell table:number-columns-repeated="985"/>
        </table:table-row>
        <table:table-row table:style-name="ro3">
          <table:table-cell table:style-name="ce3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34217.308333333" calcext:value-type="float">
            <text:p>734217.3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0939994677901268" calcext:value-type="float">
            <text:p>0.009399946779013</text:p>
          </table:table-cell>
          <table:table-cell/>
          <table:table-cell office:value-type="float" office:value="734216.972923194" calcext:value-type="float">
            <text:p>734216.972923194</text:p>
          </table:table-cell>
          <table:table-cell/>
          <table:table-cell table:style-name="ce1" table:formula="of:=[.T226]-[.G226]" office:value-type="float" office:value="-0.335410139057785" calcext:value-type="float">
            <text:p>-0.335410139057785</text:p>
          </table:table-cell>
          <table:table-cell/>
          <table:table-cell table:style-name="ce1" office:value-type="float" office:value="359.033806705032" calcext:value-type="float">
            <text:p>359.033806705032</text:p>
          </table:table-cell>
          <table:table-cell/>
          <table:table-cell table:style-name="ce7" office:value-type="float" office:value="358.767971858422" calcext:value-type="float">
            <text:p>358.767971858422</text:p>
          </table:table-cell>
          <table:table-cell/>
          <table:table-cell table:style-name="ce3"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69682163000107" calcext:value-type="float">
            <text:p>0.369682163000107</text:p>
          </table:table-cell>
          <table:table-cell table:style-name="ce1"/>
          <table:table-cell table:style-name="ce1" office:value-type="float" office:value="734218.844006724" calcext:value-type="float">
            <text:p>734218.844006724</text:p>
          </table:table-cell>
          <table:table-cell table:style-name="ce1"/>
          <table:table-cell table:style-name="ce1" table:formula="of:=[.AI226]-[.G226]" office:value-type="float" office:value="1.5356733907247" calcext:value-type="float">
            <text:p>1.5356733907247</text:p>
          </table:table-cell>
          <table:table-cell/>
          <table:table-cell table:style-name="ce7" office:value-type="float" office:value="355.303324547588" calcext:value-type="float">
            <text:p>355.303324547588</text:p>
          </table:table-cell>
          <table:table-cell table:number-columns-repeated="985"/>
        </table:table-row>
        <table:table-row table:style-name="ro3">
          <table:table-cell table:style-name="ce3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34582.441666667" calcext:value-type="float">
            <text:p>734582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59678263217211" calcext:value-type="float">
            <text:p>0.759678263217211</text:p>
          </table:table-cell>
          <table:table-cell/>
          <table:table-cell office:value-type="float" office:value="734582.21858311" calcext:value-type="float">
            <text:p>734582.21858311</text:p>
          </table:table-cell>
          <table:table-cell/>
          <table:table-cell table:style-name="ce1" table:formula="of:=[.T227]-[.G227]" office:value-type="float" office:value="-0.223083556978963" calcext:value-type="float">
            <text:p>-0.223083556978963</text:p>
          </table:table-cell>
          <table:table-cell/>
          <table:table-cell table:style-name="ce1" office:value-type="float" office:value="359.783219218311" calcext:value-type="float">
            <text:p>359.783219218311</text:p>
          </table:table-cell>
          <table:table-cell/>
          <table:table-cell table:style-name="ce7" office:value-type="float" office:value="359.784870274894" calcext:value-type="float">
            <text:p>359.784870274894</text:p>
          </table:table-cell>
          <table:table-cell/>
          <table:table-cell table:style-name="ce3"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56902238726616" calcext:value-type="float">
            <text:p>0.156902238726616</text:p>
          </table:table-cell>
          <table:table-cell table:style-name="ce1"/>
          <table:table-cell table:style-name="ce1" office:value-type="float" office:value="734584.479970071" calcext:value-type="float">
            <text:p>734584.479970071</text:p>
          </table:table-cell>
          <table:table-cell table:style-name="ce1"/>
          <table:table-cell table:style-name="ce1" table:formula="of:=[.AI227]-[.G227]" office:value-type="float" office:value="2.03830340399873" calcext:value-type="float">
            <text:p>2.03830340399873</text:p>
          </table:table-cell>
          <table:table-cell/>
          <table:table-cell table:style-name="ce7" office:value-type="float" office:value="356.803221258576" calcext:value-type="float">
            <text:p>356.803221258576</text:p>
          </table:table-cell>
          <table:table-cell table:number-columns-repeated="985"/>
        </table:table-row>
        <table:table-row table:style-name="ro3">
          <table:table-cell table:style-name="ce3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34947.491666667" calcext:value-type="float">
            <text:p>734947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13" calcext:value-type="float">
            <text:p>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51319590210915" calcext:value-type="float">
            <text:p>0.045131959021092</text:p>
          </table:table-cell>
          <table:table-cell/>
          <table:table-cell office:value-type="float" office:value="734947.459753564" calcext:value-type="float">
            <text:p>734947.459753564</text:p>
          </table:table-cell>
          <table:table-cell/>
          <table:table-cell table:style-name="ce1" table:formula="of:=[.T228]-[.G228]" office:value-type="float" office:value="-0.0319131030701101" calcext:value-type="float">
            <text:p>-0.03191310307011</text:p>
          </table:table-cell>
          <table:table-cell/>
          <table:table-cell table:style-name="ce1" office:value-type="float" office:value="359.543606752432" calcext:value-type="float">
            <text:p>359.543606752432</text:p>
          </table:table-cell>
          <table:table-cell/>
          <table:table-cell table:style-name="ce7" office:value-type="float" office:value="359.288795272333" calcext:value-type="float">
            <text:p>359.288795272333</text:p>
          </table:table-cell>
          <table:table-cell/>
          <table:table-cell table:style-name="ce3" office:value-type="float" office:value="2013" calcext:value-type="float">
            <text:p>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27218186855316" calcext:value-type="float">
            <text:p>0.062721818685532</text:p>
          </table:table-cell>
          <table:table-cell table:style-name="ce1"/>
          <table:table-cell table:style-name="ce1" office:value-type="float" office:value="734949.753515779" calcext:value-type="float">
            <text:p>734949.753515779</text:p>
          </table:table-cell>
          <table:table-cell table:style-name="ce1"/>
          <table:table-cell table:style-name="ce1" table:formula="of:=[.AI228]-[.G228]" office:value-type="float" office:value="2.2618491119938" calcext:value-type="float">
            <text:p>2.2618491119938</text:p>
          </table:table-cell>
          <table:table-cell/>
          <table:table-cell table:style-name="ce7" office:value-type="float" office:value="356.20322707039" calcext:value-type="float">
            <text:p>356.20322707039</text:p>
          </table:table-cell>
          <table:table-cell table:number-columns-repeated="985"/>
        </table:table-row>
        <table:table-row table:style-name="ro3">
          <table:table-cell table:style-name="ce3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35313.616666667" calcext:value-type="float">
            <text:p>735313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36649563908577" calcext:value-type="float">
            <text:p>0.136649563908577</text:p>
          </table:table-cell>
          <table:table-cell/>
          <table:table-cell office:value-type="float" office:value="735312.706344896" calcext:value-type="float">
            <text:p>735312.706344896</text:p>
          </table:table-cell>
          <table:table-cell/>
          <table:table-cell table:style-name="ce1" table:formula="of:=[.T229]-[.G229]" office:value-type="float" office:value="-0.910321771050803" calcext:value-type="float">
            <text:p>-0.910321771050803</text:p>
          </table:table-cell>
          <table:table-cell/>
          <table:table-cell table:style-name="ce1" office:value-type="float" office:value="359.298676768199" calcext:value-type="float">
            <text:p>359.298676768199</text:p>
          </table:table-cell>
          <table:table-cell/>
          <table:table-cell table:style-name="ce7" office:value-type="float" office:value="358.361573852178" calcext:value-type="float">
            <text:p>358.361573852178</text:p>
          </table:table-cell>
          <table:table-cell/>
          <table:table-cell table:style-name="ce3"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67010319977999" calcext:value-type="float">
            <text:p>0.267010319977999</text:p>
          </table:table-cell>
          <table:table-cell table:style-name="ce1"/>
          <table:table-cell table:style-name="ce1" office:value-type="float" office:value="735314.793935424" calcext:value-type="float">
            <text:p>735314.793935424</text:p>
          </table:table-cell>
          <table:table-cell table:style-name="ce1"/>
          <table:table-cell table:style-name="ce1" table:formula="of:=[.AI229]-[.G229]" office:value-type="float" office:value="1.17726875678636" calcext:value-type="float">
            <text:p>1.17726875678636</text:p>
          </table:table-cell>
          <table:table-cell/>
          <table:table-cell table:style-name="ce7" office:value-type="float" office:value="355.70356938983" calcext:value-type="float">
            <text:p>355.70356938983</text:p>
          </table:table-cell>
          <table:table-cell table:number-columns-repeated="985"/>
        </table:table-row>
        <table:table-row table:style-name="ro3">
          <table:table-cell table:style-name="ce3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5678.666666667" calcext:value-type="float">
            <text:p>735678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15" calcext:value-type="float">
            <text:p>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36714158952236" calcext:value-type="float">
            <text:p>0.536714158952236</text:p>
          </table:table-cell>
          <table:table-cell/>
          <table:table-cell office:value-type="float" office:value="735677.948289385" calcext:value-type="float">
            <text:p>735677.948289385</text:p>
          </table:table-cell>
          <table:table-cell/>
          <table:table-cell table:style-name="ce1" table:formula="of:=[.T230]-[.G230]" office:value-type="float" office:value="-0.718377282028087" calcext:value-type="float">
            <text:p>-0.718377282028087</text:p>
          </table:table-cell>
          <table:table-cell/>
          <table:table-cell table:style-name="ce1" office:value-type="float" office:value="359.057635842078" calcext:value-type="float">
            <text:p>359.057635842078</text:p>
          </table:table-cell>
          <table:table-cell/>
          <table:table-cell table:style-name="ce7" office:value-type="float" office:value="357.272857893255" calcext:value-type="float">
            <text:p>357.272857893255</text:p>
          </table:table-cell>
          <table:table-cell/>
          <table:table-cell table:style-name="ce3" office:value-type="float" office:value="2015" calcext:value-type="float">
            <text:p>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761741738766432" calcext:value-type="float">
            <text:p>0.761741738766432</text:p>
          </table:table-cell>
          <table:table-cell table:style-name="ce1"/>
          <table:table-cell table:style-name="ce1" office:value-type="float" office:value="735679.610945654" calcext:value-type="float">
            <text:p>735679.610945654</text:p>
          </table:table-cell>
          <table:table-cell table:style-name="ce1"/>
          <table:table-cell table:style-name="ce1" table:formula="of:=[.AI230]-[.G230]" office:value-type="float" office:value="0.944278987008147" calcext:value-type="float">
            <text:p>0.944278987008147</text:p>
          </table:table-cell>
          <table:table-cell/>
          <table:table-cell table:style-name="ce7" office:value-type="float" office:value="355.320446509629" calcext:value-type="float">
            <text:p>355.320446509629</text:p>
          </table:table-cell>
          <table:table-cell table:number-columns-repeated="985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36043.666666667" calcext:value-type="float">
            <text:p>736043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0911403596401" calcext:value-type="float">
            <text:p>0.410911403596401</text:p>
          </table:table-cell>
          <table:table-cell/>
          <table:table-cell office:value-type="float" office:value="736043.187785355" calcext:value-type="float">
            <text:p>736043.187785355</text:p>
          </table:table-cell>
          <table:table-cell/>
          <table:table-cell table:style-name="ce1" table:formula="of:=[.T231]-[.G231]" office:value-type="float" office:value="-0.478881311952136" calcext:value-type="float">
            <text:p>-0.478881311952136</text:p>
          </table:table-cell>
          <table:table-cell/>
          <table:table-cell table:style-name="ce1" office:value-type="float" office:value="359.813867574891" calcext:value-type="float">
            <text:p>359.813867574891</text:p>
          </table:table-cell>
          <table:table-cell/>
          <table:table-cell table:style-name="ce7" office:value-type="float" office:value="357.336777252491" calcext:value-type="float">
            <text:p>357.336777252491</text:p>
          </table:table-cell>
          <table:table-cell/>
          <table:table-cell table:style-name="ce3"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407398547977209" calcext:value-type="float">
            <text:p>0.407398547977209</text:p>
          </table:table-cell>
          <table:table-cell table:style-name="ce1"/>
          <table:table-cell table:style-name="ce1" office:value-type="float" office:value="736045.344032916" calcext:value-type="float">
            <text:p>736045.344032916</text:p>
          </table:table-cell>
          <table:table-cell table:style-name="ce1"/>
          <table:table-cell table:style-name="ce1" table:formula="of:=[.AI231]-[.G231]" office:value-type="float" office:value="1.67736624868121" calcext:value-type="float">
            <text:p>1.67736624868121</text:p>
          </table:table-cell>
          <table:table-cell/>
          <table:table-cell table:style-name="ce7" office:value-type="float" office:value="356.774884803204" calcext:value-type="float">
            <text:p>356.774884803204</text:p>
          </table:table-cell>
          <table:table-cell table:number-columns-repeated="985"/>
        </table:table-row>
        <table:table-row table:style-name="ro3">
          <table:table-cell table:style-name="ce3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36408.883333333" calcext:value-type="float">
            <text:p>736408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017" calcext:value-type="float">
            <text:p>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133378468453884" calcext:value-type="float">
            <text:p>0.013337846845388</text:p>
          </table:table-cell>
          <table:table-cell/>
          <table:table-cell office:value-type="float" office:value="736408.436814818" calcext:value-type="float">
            <text:p>736408.436814818</text:p>
          </table:table-cell>
          <table:table-cell/>
          <table:table-cell table:style-name="ce1" table:formula="of:=[.T232]-[.G232]" office:value-type="float" office:value="-0.446518515003845" calcext:value-type="float">
            <text:p>-0.446518515003845</text:p>
          </table:table-cell>
          <table:table-cell/>
          <table:table-cell table:style-name="ce1" office:value-type="float" office:value="359.566410814627" calcext:value-type="float">
            <text:p>359.566410814627</text:p>
          </table:table-cell>
          <table:table-cell/>
          <table:table-cell table:style-name="ce7" office:value-type="float" office:value="356.82243321246" calcext:value-type="float">
            <text:p>356.82243321246</text:p>
          </table:table-cell>
          <table:table-cell/>
          <table:table-cell table:style-name="ce3" office:value-type="float" office:value="2017" calcext:value-type="float">
            <text:p>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5257720053196" calcext:value-type="float">
            <text:p>0.25257720053196</text:p>
          </table:table-cell>
          <table:table-cell table:style-name="ce1"/>
          <table:table-cell table:style-name="ce1" office:value-type="float" office:value="736410.58281429" calcext:value-type="float">
            <text:p>736410.58281429</text:p>
          </table:table-cell>
          <table:table-cell table:style-name="ce1"/>
          <table:table-cell table:style-name="ce1" table:formula="of:=[.AI232]-[.G232]" office:value-type="float" office:value="1.69948095676955" calcext:value-type="float">
            <text:p>1.69948095676955</text:p>
          </table:table-cell>
          <table:table-cell/>
          <table:table-cell table:style-name="ce7" office:value-type="float" office:value="356.188455816674" calcext:value-type="float">
            <text:p>356.188455816674</text:p>
          </table:table-cell>
          <table:table-cell table:number-columns-repeated="985"/>
        </table:table-row>
        <table:table-row table:style-name="ro3">
          <table:table-cell table:style-name="ce3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36773.916666667" calcext:value-type="float">
            <text:p>736773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018" calcext:value-type="float">
            <text:p>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0159597843885" calcext:value-type="float">
            <text:p>0.380159597843885</text:p>
          </table:table-cell>
          <table:table-cell/>
          <table:table-cell office:value-type="float" office:value="736773.677347333" calcext:value-type="float">
            <text:p>736773.677347333</text:p>
          </table:table-cell>
          <table:table-cell/>
          <table:table-cell table:style-name="ce1" table:formula="of:=[.T233]-[.G233]" office:value-type="float" office:value="-0.239319333923049" calcext:value-type="float">
            <text:p>-0.239319333923049</text:p>
          </table:table-cell>
          <table:table-cell/>
          <table:table-cell table:style-name="ce1" office:value-type="float" office:value="359.327124922098" calcext:value-type="float">
            <text:p>359.327124922098</text:p>
          </table:table-cell>
          <table:table-cell/>
          <table:table-cell table:style-name="ce7" office:value-type="float" office:value="356.840081578228" calcext:value-type="float">
            <text:p>356.840081578228</text:p>
          </table:table-cell>
          <table:table-cell/>
          <table:table-cell table:style-name="ce3" office:value-type="float" office:value="2018" calcext:value-type="float">
            <text:p>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9001980721951" calcext:value-type="float">
            <text:p>0.709001980721951</text:p>
          </table:table-cell>
          <table:table-cell table:style-name="ce1"/>
          <table:table-cell table:style-name="ce1" office:value-type="float" office:value="736775.587297918" calcext:value-type="float">
            <text:p>736775.587297918</text:p>
          </table:table-cell>
          <table:table-cell table:style-name="ce1"/>
          <table:table-cell table:style-name="ce1" table:formula="of:=[.AI233]-[.G233]" office:value-type="float" office:value="1.67063125106506" calcext:value-type="float">
            <text:p>1.67063125106506</text:p>
          </table:table-cell>
          <table:table-cell/>
          <table:table-cell table:style-name="ce7" office:value-type="float" office:value="355.705271365447" calcext:value-type="float">
            <text:p>355.705271365447</text:p>
          </table:table-cell>
          <table:table-cell table:number-columns-repeated="98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37139.841666667" calcext:value-type="float">
            <text:p>737139.8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19" calcext:value-type="float">
            <text:p>2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0381242334843" calcext:value-type="float">
            <text:p>0.840381242334843</text:p>
          </table:table-cell>
          <table:table-cell/>
          <table:table-cell office:value-type="float" office:value="737138.915861376" calcext:value-type="float">
            <text:p>737138.915861376</text:p>
          </table:table-cell>
          <table:table-cell/>
          <table:table-cell table:style-name="ce1" table:formula="of:=[.T234]-[.G234]" office:value-type="float" office:value="-0.925805291044526" calcext:value-type="float">
            <text:p>-0.925805291044526</text:p>
          </table:table-cell>
          <table:table-cell/>
          <table:table-cell table:style-name="ce1" office:value-type="float" office:value="359.090501370949" calcext:value-type="float">
            <text:p>359.090501370949</text:p>
          </table:table-cell>
          <table:table-cell/>
          <table:table-cell table:style-name="ce7" office:value-type="float" office:value="357.286319441168" calcext:value-type="float">
            <text:p>357.286319441168</text:p>
          </table:table-cell>
          <table:table-cell/>
          <table:table-cell table:style-name="ce3" office:value-type="float" office:value="2019" calcext:value-type="float">
            <text:p>2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4678910821676" calcext:value-type="float">
            <text:p>0.494678910821676</text:p>
          </table:table-cell>
          <table:table-cell table:style-name="ce1"/>
          <table:table-cell table:style-name="ce1" office:value-type="float" office:value="737140.376037972" calcext:value-type="float">
            <text:p>737140.376037972</text:p>
          </table:table-cell>
          <table:table-cell table:style-name="ce1"/>
          <table:table-cell table:style-name="ce1" table:formula="of:=[.AI234]-[.G234]" office:value-type="float" office:value="0.534371304442175" calcext:value-type="float">
            <text:p>0.534371304442175</text:p>
          </table:table-cell>
          <table:table-cell/>
          <table:table-cell table:style-name="ce7" office:value-type="float" office:value="355.340325297069" calcext:value-type="float">
            <text:p>355.340325297069</text:p>
          </table:table-cell>
          <table:table-cell table:number-columns-repeated="985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7504.941666667" calcext:value-type="float">
            <text:p>737504.9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20" calcext:value-type="float">
            <text:p>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52787675708532" calcext:value-type="float">
            <text:p>0.252787675708532</text:p>
          </table:table-cell>
          <table:table-cell/>
          <table:table-cell office:value-type="float" office:value="737504.159897769" calcext:value-type="float">
            <text:p>737504.159897769</text:p>
          </table:table-cell>
          <table:table-cell/>
          <table:table-cell table:style-name="ce1" table:formula="of:=[.T235]-[.G235]" office:value-type="float" office:value="-0.781768898013979" calcext:value-type="float">
            <text:p>-0.781768898013979</text:p>
          </table:table-cell>
          <table:table-cell/>
          <table:table-cell table:style-name="ce1" office:value-type="float" office:value="359.841564942465" calcext:value-type="float">
            <text:p>359.841564942465</text:p>
          </table:table-cell>
          <table:table-cell/>
          <table:table-cell table:style-name="ce7" office:value-type="float" office:value="358.886655382109" calcext:value-type="float">
            <text:p>358.886655382109</text:p>
          </table:table-cell>
          <table:table-cell/>
          <table:table-cell table:style-name="ce3" office:value-type="float" office:value="2020" calcext:value-type="float">
            <text:p>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991895124316216" calcext:value-type="float">
            <text:p>0.991895124316216</text:p>
          </table:table-cell>
          <table:table-cell table:style-name="ce1"/>
          <table:table-cell table:style-name="ce1" office:value-type="float" office:value="737506.202077705" calcext:value-type="float">
            <text:p>737506.202077705</text:p>
          </table:table-cell>
          <table:table-cell table:style-name="ce1"/>
          <table:table-cell table:style-name="ce1" table:formula="of:=[.AI235]-[.G235]" office:value-type="float" office:value="1.26041103794705" calcext:value-type="float">
            <text:p>1.26041103794705</text:p>
          </table:table-cell>
          <table:table-cell/>
          <table:table-cell table:style-name="ce7" office:value-type="float" office:value="356.748335586297" calcext:value-type="float">
            <text:p>356.748335586297</text:p>
          </table:table-cell>
          <table:table-cell table:number-columns-repeated="985"/>
        </table:table-row>
        <table:table-row table:style-name="ro3">
          <table:table-cell table:style-name="ce3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37869.991666667" calcext:value-type="float">
            <text:p>737869.9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21" calcext:value-type="float">
            <text:p>2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32575668394566" calcext:value-type="float">
            <text:p>0.632575668394566</text:p>
          </table:table-cell>
          <table:table-cell/>
          <table:table-cell office:value-type="float" office:value="737869.401133733" calcext:value-type="float">
            <text:p>737869.401133733</text:p>
          </table:table-cell>
          <table:table-cell/>
          <table:table-cell table:style-name="ce1" table:formula="of:=[.T236]-[.G236]" office:value-type="float" office:value="-0.59053293406032" calcext:value-type="float">
            <text:p>-0.59053293406032</text:p>
          </table:table-cell>
          <table:table-cell/>
          <table:table-cell table:style-name="ce1" office:value-type="float" office:value="359.601774862523" calcext:value-type="float">
            <text:p>359.601774862523</text:p>
          </table:table-cell>
          <table:table-cell/>
          <table:table-cell table:style-name="ce7" office:value-type="float" office:value="359.336388351152" calcext:value-type="float">
            <text:p>359.336388351152</text:p>
          </table:table-cell>
          <table:table-cell/>
          <table:table-cell table:style-name="ce3" office:value-type="float" office:value="2021" calcext:value-type="float">
            <text:p>2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67471737414598" calcext:value-type="float">
            <text:p>0.967471737414598</text:p>
          </table:table-cell>
          <table:table-cell table:style-name="ce1"/>
          <table:table-cell table:style-name="ce1" office:value-type="float" office:value="737871.405532967" calcext:value-type="float">
            <text:p>737871.405532967</text:p>
          </table:table-cell>
          <table:table-cell table:style-name="ce1"/>
          <table:table-cell table:style-name="ce1" table:formula="of:=[.AI236]-[.G236]" office:value-type="float" office:value="1.41386629943736" calcext:value-type="float">
            <text:p>1.41386629943736</text:p>
          </table:table-cell>
          <table:table-cell/>
          <table:table-cell table:style-name="ce7" office:value-type="float" office:value="356.175974117721" calcext:value-type="float">
            <text:p>356.175974117721</text:p>
          </table:table-cell>
          <table:table-cell table:number-columns-repeated="985"/>
        </table:table-row>
        <table:table-row table:style-name="ro3">
          <table:table-cell table:style-name="ce3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8235.175" calcext:value-type="float">
            <text:p>738235.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22" calcext:value-type="float">
            <text:p>2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01464924961329" calcext:value-type="float">
            <text:p>0.701464924961329</text:p>
          </table:table-cell>
          <table:table-cell/>
          <table:table-cell office:value-type="float" office:value="738234.648403795" calcext:value-type="float">
            <text:p>738234.648403795</text:p>
          </table:table-cell>
          <table:table-cell/>
          <table:table-cell table:style-name="ce1" table:formula="of:=[.T237]-[.G237]" office:value-type="float" office:value="-0.526596205076203" calcext:value-type="float">
            <text:p>-0.526596205076203</text:p>
          </table:table-cell>
          <table:table-cell/>
          <table:table-cell table:style-name="ce1" office:value-type="float" office:value="359.356199963753" calcext:value-type="float">
            <text:p>359.356199963753</text:p>
          </table:table-cell>
          <table:table-cell/>
          <table:table-cell table:style-name="ce7" office:value-type="float" office:value="359.358627528714" calcext:value-type="float">
            <text:p>359.358627528714</text:p>
          </table:table-cell>
          <table:table-cell/>
          <table:table-cell table:style-name="ce3" office:value-type="float" office:value="2022" calcext:value-type="float">
            <text:p>2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79167262464762" calcext:value-type="float">
            <text:p>0.879167262464762</text:p>
          </table:table-cell>
          <table:table-cell table:style-name="ce1"/>
          <table:table-cell table:style-name="ce1" office:value-type="float" office:value="738236.375610533" calcext:value-type="float">
            <text:p>738236.375610533</text:p>
          </table:table-cell>
          <table:table-cell table:style-name="ce1"/>
          <table:table-cell table:style-name="ce1" table:formula="of:=[.AI237]-[.G237]" office:value-type="float" office:value="1.20061053277459" calcext:value-type="float">
            <text:p>1.20061053277459</text:p>
          </table:table-cell>
          <table:table-cell/>
          <table:table-cell table:style-name="ce7" office:value-type="float" office:value="355.709594694813" calcext:value-type="float">
            <text:p>355.709594694813</text:p>
          </table:table-cell>
          <table:table-cell table:number-columns-repeated="985"/>
        </table:table-row>
        <table:table-row table:style-name="ro3">
          <table:table-cell table:style-name="ce3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38600.275" calcext:value-type="float">
            <text:p>738600.2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2023" calcext:value-type="float">
            <text:p>20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69354863464832" calcext:value-type="float">
            <text:p>0.016935486346483</text:p>
          </table:table-cell>
          <table:table-cell/>
          <table:table-cell office:value-type="float" office:value="738599.892372872" calcext:value-type="float">
            <text:p>738599.892372872</text:p>
          </table:table-cell>
          <table:table-cell/>
          <table:table-cell table:style-name="ce1" table:formula="of:=[.T238]-[.G238]" office:value-type="float" office:value="-0.382627128041349" calcext:value-type="float">
            <text:p>-0.382627128041349</text:p>
          </table:table-cell>
          <table:table-cell/>
          <table:table-cell table:style-name="ce1" office:value-type="float" office:value="359.113159136372" calcext:value-type="float">
            <text:p>359.113159136372</text:p>
          </table:table-cell>
          <table:table-cell/>
          <table:table-cell table:style-name="ce7" office:value-type="float" office:value="358.859684164403" calcext:value-type="float">
            <text:p>358.859684164403</text:p>
          </table:table-cell>
          <table:table-cell/>
          <table:table-cell table:style-name="ce3" office:value-type="float" office:value="2023" calcext:value-type="float">
            <text:p>20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291177168488502" calcext:value-type="float">
            <text:p>0.291177168488502</text:p>
          </table:table-cell>
          <table:table-cell table:style-name="ce1"/>
          <table:table-cell table:style-name="ce1" office:value-type="float" office:value="738601.141868873" calcext:value-type="float">
            <text:p>738601.141868873</text:p>
          </table:table-cell>
          <table:table-cell table:style-name="ce1"/>
          <table:table-cell table:style-name="ce1" table:formula="of:=[.AI238]-[.G238]" office:value-type="float" office:value="0.86686887301039" calcext:value-type="float">
            <text:p>0.86686887301039</text:p>
          </table:table-cell>
          <table:table-cell/>
          <table:table-cell table:style-name="ce7" office:value-type="float" office:value="355.36297046486" calcext:value-type="float">
            <text:p>355.36297046486</text:p>
          </table:table-cell>
          <table:table-cell table:number-columns-repeated="985"/>
        </table:table-row>
        <table:table-row table:style-name="ro3">
          <table:table-cell table:style-name="ce3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38965.225" calcext:value-type="float">
            <text:p>738965.2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27807000279427" calcext:value-type="float">
            <text:p>0.727807000279427</text:p>
          </table:table-cell>
          <table:table-cell/>
          <table:table-cell office:value-type="float" office:value="738965.129672088" calcext:value-type="float">
            <text:p>738965.129672088</text:p>
          </table:table-cell>
          <table:table-cell/>
          <table:table-cell table:style-name="ce1" table:formula="of:=[.T239]-[.G239]" office:value-type="float" office:value="-0.0953279120149091" calcext:value-type="float">
            <text:p>-0.095327912014909</text:p>
          </table:table-cell>
          <table:table-cell/>
          <table:table-cell table:style-name="ce1" office:value-type="float" office:value="359.871588009082" calcext:value-type="float">
            <text:p>359.871588009082</text:p>
          </table:table-cell>
          <table:table-cell/>
          <table:table-cell table:style-name="ce7" office:value-type="float" office:value="358.932635249015" calcext:value-type="float">
            <text:p>358.932635249015</text:p>
          </table:table-cell>
          <table:table-cell/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60969929397106" calcext:value-type="float">
            <text:p>0.260969929397106</text:p>
          </table:table-cell>
          <table:table-cell table:style-name="ce1"/>
          <table:table-cell table:style-name="ce1" office:value-type="float" office:value="738967.054347896" calcext:value-type="float">
            <text:p>738967.054347896</text:p>
          </table:table-cell>
          <table:table-cell table:style-name="ce1"/>
          <table:table-cell table:style-name="ce1" table:formula="of:=[.AI239]-[.G239]" office:value-type="float" office:value="1.82934789580759" calcext:value-type="float">
            <text:p>1.82934789580759</text:p>
          </table:table-cell>
          <table:table-cell/>
          <table:table-cell table:style-name="ce7" office:value-type="float" office:value="356.723657857169" calcext:value-type="float">
            <text:p>356.723657857169</text:p>
          </table:table-cell>
          <table:table-cell table:number-columns-repeated="985"/>
        </table:table-row>
        <table:table-row table:style-name="ro3">
          <table:table-cell table:style-name="ce3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39330.391666667" calcext:value-type="float">
            <text:p>739330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25" calcext:value-type="float">
            <text:p>2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7275619357824" calcext:value-type="float">
            <text:p>0.807275619357824</text:p>
          </table:table-cell>
          <table:table-cell/>
          <table:table-cell office:value-type="float" office:value="739330.376255053" calcext:value-type="float">
            <text:p>739330.376255053</text:p>
          </table:table-cell>
          <table:table-cell/>
          <table:table-cell table:style-name="ce1" table:formula="of:=[.T240]-[.G240]" office:value-type="float" office:value="-0.0154116139747202" calcext:value-type="float">
            <text:p>-0.01541161397472</text:p>
          </table:table-cell>
          <table:table-cell/>
          <table:table-cell table:style-name="ce1" office:value-type="float" office:value="359.626615606929" calcext:value-type="float">
            <text:p>359.626615606929</text:p>
          </table:table-cell>
          <table:table-cell/>
          <table:table-cell table:style-name="ce7" office:value-type="float" office:value="357.840094023995" calcext:value-type="float">
            <text:p>357.840094023995</text:p>
          </table:table-cell>
          <table:table-cell/>
          <table:table-cell table:style-name="ce3" office:value-type="float" office:value="2025" calcext:value-type="float">
            <text:p>2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68254298716783" calcext:value-type="float">
            <text:p>0.268254298716783</text:p>
          </table:table-cell>
          <table:table-cell table:style-name="ce1"/>
          <table:table-cell table:style-name="ce1" office:value-type="float" office:value="739332.22240851" calcext:value-type="float">
            <text:p>739332.22240851</text:p>
          </table:table-cell>
          <table:table-cell table:style-name="ce1"/>
          <table:table-cell table:style-name="ce1" table:formula="of:=[.AI240]-[.G240]" office:value-type="float" office:value="1.83074184297584" calcext:value-type="float">
            <text:p>1.83074184297584</text:p>
          </table:table-cell>
          <table:table-cell/>
          <table:table-cell table:style-name="ce7" office:value-type="float" office:value="356.165842594503" calcext:value-type="float">
            <text:p>356.165842594503</text:p>
          </table:table-cell>
          <table:table-cell table:number-columns-repeated="985"/>
        </table:table-row>
        <table:table-row table:style-name="ro3">
          <table:table-cell table:style-name="ce3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9696.333333333" calcext:value-type="float">
            <text:p>739696.3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26" calcext:value-type="float">
            <text:p>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67184756696224" calcext:value-type="float">
            <text:p>0.767184756696224</text:p>
          </table:table-cell>
          <table:table-cell/>
          <table:table-cell office:value-type="float" office:value="739695.615116101" calcext:value-type="float">
            <text:p>739695.615116101</text:p>
          </table:table-cell>
          <table:table-cell/>
          <table:table-cell table:style-name="ce1" table:formula="of:=[.T241]-[.G241]" office:value-type="float" office:value="-0.718217232031748" calcext:value-type="float">
            <text:p>-0.718217232031748</text:p>
          </table:table-cell>
          <table:table-cell/>
          <table:table-cell table:style-name="ce1" office:value-type="float" office:value="359.388933230701" calcext:value-type="float">
            <text:p>359.388933230701</text:p>
          </table:table-cell>
          <table:table-cell/>
          <table:table-cell table:style-name="ce7" office:value-type="float" office:value="356.913544829942" calcext:value-type="float">
            <text:p>356.913544829942</text:p>
          </table:table-cell>
          <table:table-cell/>
          <table:table-cell table:style-name="ce3" office:value-type="float" office:value="2026" calcext:value-type="float">
            <text:p>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146576330065727" calcext:value-type="float">
            <text:p>0.146576330065727</text:p>
          </table:table-cell>
          <table:table-cell table:style-name="ce1"/>
          <table:table-cell table:style-name="ce1" office:value-type="float" office:value="739697.160518456" calcext:value-type="float">
            <text:p>739697.160518456</text:p>
          </table:table-cell>
          <table:table-cell table:style-name="ce1"/>
          <table:table-cell table:style-name="ce1" table:formula="of:=[.AI241]-[.G241]" office:value-type="float" office:value="0.827185122761875" calcext:value-type="float">
            <text:p>0.827185122761875</text:p>
          </table:table-cell>
          <table:table-cell/>
          <table:table-cell table:style-name="ce7" office:value-type="float" office:value="355.716572888996" calcext:value-type="float">
            <text:p>355.716572888996</text:p>
          </table:table-cell>
          <table:table-cell table:number-columns-repeated="985"/>
        </table:table-row>
        <table:table-row table:style-name="ro3">
          <table:table-cell table:style-name="ce3" office:value-type="float" office:value="2027" calcext:value-type="float">
            <text:p>2027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40061.233333333" calcext:value-type="float">
            <text:p>740061.2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2027" calcext:value-type="float">
            <text:p>20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408944666386" calcext:value-type="float">
            <text:p>0.142408944666386</text:p>
          </table:table-cell>
          <table:table-cell/>
          <table:table-cell office:value-type="float" office:value="740060.85079334" calcext:value-type="float">
            <text:p>740060.85079334</text:p>
          </table:table-cell>
          <table:table-cell/>
          <table:table-cell table:style-name="ce1" table:formula="of:=[.T242]-[.G242]" office:value-type="float" office:value="-0.382539993035607" calcext:value-type="float">
            <text:p>-0.382539993035607</text:p>
          </table:table-cell>
          <table:table-cell/>
          <table:table-cell table:style-name="ce1" office:value-type="float" office:value="359.155063130591" calcext:value-type="float">
            <text:p>359.155063130591</text:p>
          </table:table-cell>
          <table:table-cell/>
          <table:table-cell table:style-name="ce7" office:value-type="float" office:value="356.412442215445" calcext:value-type="float">
            <text:p>356.412442215445</text:p>
          </table:table-cell>
          <table:table-cell/>
          <table:table-cell table:style-name="ce3" office:value-type="float" office:value="2027" calcext:value-type="float">
            <text:p>20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09452781826258" calcext:value-type="float">
            <text:p>0.209452781826258</text:p>
          </table:table-cell>
          <table:table-cell table:style-name="ce1"/>
          <table:table-cell table:style-name="ce1" office:value-type="float" office:value="740061.911256564" calcext:value-type="float">
            <text:p>740061.911256564</text:p>
          </table:table-cell>
          <table:table-cell table:style-name="ce1"/>
          <table:table-cell table:style-name="ce1" table:formula="of:=[.AI242]-[.G242]" office:value-type="float" office:value="0.677923231385648" calcext:value-type="float">
            <text:p>0.677923231385648</text:p>
          </table:table-cell>
          <table:table-cell/>
          <table:table-cell table:style-name="ce7" office:value-type="float" office:value="355.388387426633" calcext:value-type="float">
            <text:p>355.388387426633</text:p>
          </table:table-cell>
          <table:table-cell table:number-columns-repeated="985"/>
        </table:table-row>
        <table:table-row table:style-name="ro3">
          <table:table-cell table:style-name="ce3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40426.35" calcext:value-type="float">
            <text:p>740426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28" calcext:value-type="float">
            <text:p>20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39098116010428" calcext:value-type="float">
            <text:p>0.439098116010428</text:p>
          </table:table-cell>
          <table:table-cell/>
          <table:table-cell office:value-type="float" office:value="740426.095443818" calcext:value-type="float">
            <text:p>740426.095443818</text:p>
          </table:table-cell>
          <table:table-cell/>
          <table:table-cell table:style-name="ce1" table:formula="of:=[.T243]-[.G243]" office:value-type="float" office:value="-0.254556181957014" calcext:value-type="float">
            <text:p>-0.254556181957014</text:p>
          </table:table-cell>
          <table:table-cell/>
          <table:table-cell table:style-name="ce1" office:value-type="float" office:value="359.90564040245" calcext:value-type="float">
            <text:p>359.90564040245</text:p>
          </table:table-cell>
          <table:table-cell/>
          <table:table-cell table:style-name="ce7" office:value-type="float" office:value="357.419454969759" calcext:value-type="float">
            <text:p>357.419454969759</text:p>
          </table:table-cell>
          <table:table-cell/>
          <table:table-cell table:style-name="ce3" office:value-type="float" office:value="2028" calcext:value-type="float">
            <text:p>20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725804559886456" calcext:value-type="float">
            <text:p>0.725804559886456</text:p>
          </table:table-cell>
          <table:table-cell table:style-name="ce1"/>
          <table:table-cell table:style-name="ce1" office:value-type="float" office:value="740427.901198475" calcext:value-type="float">
            <text:p>740427.901198475</text:p>
          </table:table-cell>
          <table:table-cell table:style-name="ce1"/>
          <table:table-cell table:style-name="ce1" table:formula="of:=[.AI243]-[.G243]" office:value-type="float" office:value="1.55119847541209" calcext:value-type="float">
            <text:p>1.55119847541209</text:p>
          </table:table-cell>
          <table:table-cell/>
          <table:table-cell table:style-name="ce7" office:value-type="float" office:value="356.700932674054" calcext:value-type="float">
            <text:p>356.700932674054</text:p>
          </table:table-cell>
          <table:table-cell table:number-columns-repeated="985"/>
        </table:table-row>
        <table:table-row table:style-name="ro3">
          <table:table-cell table:style-name="ce3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40791.35" calcext:value-type="float">
            <text:p>740791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29" calcext:value-type="float">
            <text:p>20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2807100266218" calcext:value-type="float">
            <text:p>0.712807100266218</text:p>
          </table:table-cell>
          <table:table-cell/>
          <table:table-cell office:value-type="float" office:value="740791.334522783" calcext:value-type="float">
            <text:p>740791.334522783</text:p>
          </table:table-cell>
          <table:table-cell/>
          <table:table-cell table:style-name="ce1" table:formula="of:=[.T244]-[.G244]" office:value-type="float" office:value="-0.0154772169189528" calcext:value-type="float">
            <text:p>-0.015477216918953</text:p>
          </table:table-cell>
          <table:table-cell/>
          <table:table-cell table:style-name="ce1" office:value-type="float" office:value="359.667950905179" calcext:value-type="float">
            <text:p>359.667950905179</text:p>
          </table:table-cell>
          <table:table-cell/>
          <table:table-cell table:style-name="ce7" office:value-type="float" office:value="357.865028561835" calcext:value-type="float">
            <text:p>357.865028561835</text:p>
          </table:table-cell>
          <table:table-cell/>
          <table:table-cell table:style-name="ce3" office:value-type="float" office:value="2029" calcext:value-type="float">
            <text:p>20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485183041542769" calcext:value-type="float">
            <text:p>0.485183041542769</text:p>
          </table:table-cell>
          <table:table-cell table:style-name="ce1"/>
          <table:table-cell table:style-name="ce1" office:value-type="float" office:value="740793.034364711" calcext:value-type="float">
            <text:p>740793.034364711</text:p>
          </table:table-cell>
          <table:table-cell table:style-name="ce1"/>
          <table:table-cell table:style-name="ce1" table:formula="of:=[.AI244]-[.G244]" office:value-type="float" office:value="1.6843647104688" calcext:value-type="float">
            <text:p>1.6843647104688</text:p>
          </table:table-cell>
          <table:table-cell/>
          <table:table-cell table:style-name="ce7" office:value-type="float" office:value="356.158118002323" calcext:value-type="float">
            <text:p>356.158118002323</text:p>
          </table:table-cell>
          <table:table-cell table:number-columns-repeated="985"/>
        </table:table-row>
        <table:table-row table:style-name="ro3">
          <table:table-cell table:style-name="ce3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41157.391666667" calcext:value-type="float">
            <text:p>74115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2030" calcext:value-type="float">
            <text:p>2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04357071220875" calcext:value-type="float">
            <text:p>0.104357071220875</text:p>
          </table:table-cell>
          <table:table-cell/>
          <table:table-cell office:value-type="float" office:value="741156.577850248" calcext:value-type="float">
            <text:p>741156.577850248</text:p>
          </table:table-cell>
          <table:table-cell/>
          <table:table-cell table:style-name="ce1" table:formula="of:=[.T245]-[.G245]" office:value-type="float" office:value="-0.813816418987699" calcext:value-type="float">
            <text:p>-0.813816418987699</text:p>
          </table:table-cell>
          <table:table-cell/>
          <table:table-cell table:style-name="ce1" office:value-type="float" office:value="359.426341287593" calcext:value-type="float">
            <text:p>359.426341287593</text:p>
          </table:table-cell>
          <table:table-cell/>
          <table:table-cell table:style-name="ce7" office:value-type="float" office:value="358.471634509337" calcext:value-type="float">
            <text:p>358.471634509337</text:p>
          </table:table-cell>
          <table:table-cell/>
          <table:table-cell table:style-name="ce3" office:value-type="float" office:value="2030" calcext:value-type="float">
            <text:p>2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30343047529459" calcext:value-type="float">
            <text:p>0.230343047529459</text:p>
          </table:table-cell>
          <table:table-cell table:style-name="ce1"/>
          <table:table-cell table:style-name="ce1" office:value-type="float" office:value="741157.94390996" calcext:value-type="float">
            <text:p>741157.94390996</text:p>
          </table:table-cell>
          <table:table-cell table:style-name="ce1"/>
          <table:table-cell table:style-name="ce1" table:formula="of:=[.AI245]-[.G245]" office:value-type="float" office:value="0.552243293495849" calcext:value-type="float">
            <text:p>0.552243293495849</text:p>
          </table:table-cell>
          <table:table-cell/>
          <table:table-cell table:style-name="ce7" office:value-type="float" office:value="355.726235291387" calcext:value-type="float">
            <text:p>355.726235291387</text:p>
          </table:table-cell>
          <table:table-cell table:number-columns-repeated="985"/>
        </table:table-row>
        <table:table-row table:style-name="ro3">
          <table:table-cell table:style-name="ce3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1522.458333333" calcext:value-type="float">
            <text:p>741522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31" calcext:value-type="float">
            <text:p>2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80434276163578" calcext:value-type="float">
            <text:p>0.480434276163578</text:p>
          </table:table-cell>
          <table:table-cell/>
          <table:table-cell office:value-type="float" office:value="741521.820472524" calcext:value-type="float">
            <text:p>741521.820472524</text:p>
          </table:table-cell>
          <table:table-cell/>
          <table:table-cell table:style-name="ce1" table:formula="of:=[.T246]-[.G246]" office:value-type="float" office:value="-0.63786080898717" calcext:value-type="float">
            <text:p>-0.63786080898717</text:p>
          </table:table-cell>
          <table:table-cell/>
          <table:table-cell table:style-name="ce1" office:value-type="float" office:value="359.184729646713" calcext:value-type="float">
            <text:p>359.184729646713</text:p>
          </table:table-cell>
          <table:table-cell/>
          <table:table-cell table:style-name="ce7" office:value-type="float" office:value="358.919744096504" calcext:value-type="float">
            <text:p>358.919744096504</text:p>
          </table:table-cell>
          <table:table-cell/>
          <table:table-cell table:style-name="ce3" office:value-type="float" office:value="2031" calcext:value-type="float">
            <text:p>2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59382202476263" calcext:value-type="float">
            <text:p>0.59382202476263</text:p>
          </table:table-cell>
          <table:table-cell table:style-name="ce1"/>
          <table:table-cell table:style-name="ce1" office:value-type="float" office:value="741522.687217932" calcext:value-type="float">
            <text:p>741522.687217932</text:p>
          </table:table-cell>
          <table:table-cell table:style-name="ce1"/>
          <table:table-cell table:style-name="ce1" table:formula="of:=[.AI246]-[.G246]" office:value-type="float" office:value="0.228884598938748" calcext:value-type="float">
            <text:p>0.228884598938748</text:p>
          </table:table-cell>
          <table:table-cell/>
          <table:table-cell table:style-name="ce7" office:value-type="float" office:value="355.416577483503" calcext:value-type="float">
            <text:p>355.416577483503</text:p>
          </table:table-cell>
          <table:table-cell table:number-columns-repeated="985"/>
        </table:table-row>
        <table:table-row table:style-name="ro3">
          <table:table-cell table:style-name="ce3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41887.391666667" calcext:value-type="float">
            <text:p>74188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032" calcext:value-type="float">
            <text:p>2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8583072274923" calcext:value-type="float">
            <text:p>0.188583072274923</text:p>
          </table:table-cell>
          <table:table-cell/>
          <table:table-cell office:value-type="float" office:value="741887.057075405" calcext:value-type="float">
            <text:p>741887.057075405</text:p>
          </table:table-cell>
          <table:table-cell/>
          <table:table-cell table:style-name="ce1" table:formula="of:=[.T247]-[.G247]" office:value-type="float" office:value="-0.334591261926107" calcext:value-type="float">
            <text:p>-0.334591261926107</text:p>
          </table:table-cell>
          <table:table-cell/>
          <table:table-cell table:style-name="ce1" office:value-type="float" office:value="359.943719148796" calcext:value-type="float">
            <text:p>359.943719148796</text:p>
          </table:table-cell>
          <table:table-cell/>
          <table:table-cell table:style-name="ce7" office:value-type="float" office:value="359.945575471942" calcext:value-type="float">
            <text:p>359.945575471942</text:p>
          </table:table-cell>
          <table:table-cell/>
          <table:table-cell table:style-name="ce3" office:value-type="float" office:value="2032" calcext:value-type="float">
            <text:p>2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756781175732613" calcext:value-type="float">
            <text:p>0.075678117573261</text:p>
          </table:table-cell>
          <table:table-cell table:style-name="ce1"/>
          <table:table-cell table:style-name="ce1" office:value-type="float" office:value="741888.74310811" calcext:value-type="float">
            <text:p>741888.74310811</text:p>
          </table:table-cell>
          <table:table-cell table:style-name="ce1"/>
          <table:table-cell table:style-name="ce1" table:formula="of:=[.AI247]-[.G247]" office:value-type="float" office:value="1.35144144285005" calcext:value-type="float">
            <text:p>1.35144144285005</text:p>
          </table:table-cell>
          <table:table-cell/>
          <table:table-cell table:style-name="ce7" office:value-type="float" office:value="356.680237781318" calcext:value-type="float">
            <text:p>356.680237781318</text:p>
          </table:table-cell>
          <table:table-cell table:number-columns-repeated="985"/>
        </table:table-row>
        <table:table-row table:style-name="ro3">
          <table:table-cell table:style-name="ce3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42252.658333333" calcext:value-type="float">
            <text:p>742252.65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033" calcext:value-type="float">
            <text:p>20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81215822696686" calcext:value-type="float">
            <text:p>0.181215822696686</text:p>
          </table:table-cell>
          <table:table-cell/>
          <table:table-cell office:value-type="float" office:value="742252.307764733" calcext:value-type="float">
            <text:p>742252.307764733</text:p>
          </table:table-cell>
          <table:table-cell/>
          <table:table-cell table:style-name="ce1" table:formula="of:=[.T248]-[.G248]" office:value-type="float" office:value="-0.350568599998951" calcext:value-type="float">
            <text:p>-0.350568599998951</text:p>
          </table:table-cell>
          <table:table-cell/>
          <table:table-cell table:style-name="ce1" office:value-type="float" office:value="359.69467293585" calcext:value-type="float">
            <text:p>359.69467293585</text:p>
          </table:table-cell>
          <table:table-cell/>
          <table:table-cell table:style-name="ce7" office:value-type="float" office:value="359.439686667678" calcext:value-type="float">
            <text:p>359.439686667678</text:p>
          </table:table-cell>
          <table:table-cell/>
          <table:table-cell table:style-name="ce3" office:value-type="float" office:value="2033" calcext:value-type="float">
            <text:p>20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31111317873001" calcext:value-type="float">
            <text:p>0.231111317873001</text:p>
          </table:table-cell>
          <table:table-cell table:style-name="ce1"/>
          <table:table-cell table:style-name="ce1" office:value-type="float" office:value="742253.842521605" calcext:value-type="float">
            <text:p>742253.842521605</text:p>
          </table:table-cell>
          <table:table-cell table:style-name="ce1"/>
          <table:table-cell table:style-name="ce1" table:formula="of:=[.AI248]-[.G248]" office:value-type="float" office:value="1.18418827210553" calcext:value-type="float">
            <text:p>1.18418827210553</text:p>
          </table:table-cell>
          <table:table-cell/>
          <table:table-cell table:style-name="ce7" office:value-type="float" office:value="356.152853162208" calcext:value-type="float">
            <text:p>356.152853162208</text:p>
          </table:table-cell>
          <table:table-cell table:number-columns-repeated="985"/>
        </table:table-row>
        <table:table-row table:style-name="ro3">
          <table:table-cell table:style-name="ce3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42617.825" calcext:value-type="float">
            <text:p>742617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2034" calcext:value-type="float">
            <text:p>20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17366214096546" calcext:value-type="float">
            <text:p>0.917366214096546</text:p>
          </table:table-cell>
          <table:table-cell/>
          <table:table-cell office:value-type="float" office:value="742617.554109282" calcext:value-type="float">
            <text:p>742617.554109282</text:p>
          </table:table-cell>
          <table:table-cell/>
          <table:table-cell table:style-name="ce1" table:formula="of:=[.T249]-[.G249]" office:value-type="float" office:value="-0.270890717976727" calcext:value-type="float">
            <text:p>-0.270890717976727</text:p>
          </table:table-cell>
          <table:table-cell/>
          <table:table-cell table:style-name="ce1" office:value-type="float" office:value="359.449524483449" calcext:value-type="float">
            <text:p>359.449524483449</text:p>
          </table:table-cell>
          <table:table-cell/>
          <table:table-cell table:style-name="ce7" office:value-type="float" office:value="358.512214130917" calcext:value-type="float">
            <text:p>358.512214130917</text:p>
          </table:table-cell>
          <table:table-cell/>
          <table:table-cell table:style-name="ce3" office:value-type="float" office:value="2034" calcext:value-type="float">
            <text:p>20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188045881688595" calcext:value-type="float">
            <text:p>0.188045881688595</text:p>
          </table:table-cell>
          <table:table-cell table:style-name="ce1"/>
          <table:table-cell table:style-name="ce1" office:value-type="float" office:value="742618.727908365" calcext:value-type="float">
            <text:p>742618.727908365</text:p>
          </table:table-cell>
          <table:table-cell table:style-name="ce1"/>
          <table:table-cell table:style-name="ce1" table:formula="of:=[.AI249]-[.G249]" office:value-type="float" office:value="0.902908365242183" calcext:value-type="float">
            <text:p>0.902908365242183</text:p>
          </table:table-cell>
          <table:table-cell/>
          <table:table-cell table:style-name="ce7" office:value-type="float" office:value="355.738607064362" calcext:value-type="float">
            <text:p>355.738607064362</text:p>
          </table:table-cell>
          <table:table-cell table:number-columns-repeated="985"/>
        </table:table-row>
        <table:table-row table:style-name="ro3">
          <table:table-cell table:style-name="ce3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2982.825" calcext:value-type="float">
            <text:p>742982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35" calcext:value-type="float">
            <text:p>2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8783033192158" calcext:value-type="float">
            <text:p>0.588783033192158</text:p>
          </table:table-cell>
          <table:table-cell/>
          <table:table-cell office:value-type="float" office:value="742982.794158877" calcext:value-type="float">
            <text:p>742982.794158877</text:p>
          </table:table-cell>
          <table:table-cell/>
          <table:table-cell table:style-name="ce1" table:formula="of:=[.T250]-[.G250]" office:value-type="float" office:value="-0.0308411229634657" calcext:value-type="float">
            <text:p>-0.030841122963466</text:p>
          </table:table-cell>
          <table:table-cell/>
          <table:table-cell table:style-name="ce1" office:value-type="float" office:value="359.211202105691" calcext:value-type="float">
            <text:p>359.211202105691</text:p>
          </table:table-cell>
          <table:table-cell/>
          <table:table-cell table:style-name="ce7" office:value-type="float" office:value="357.426546944622" calcext:value-type="float">
            <text:p>357.426546944622</text:p>
          </table:table-cell>
          <table:table-cell/>
          <table:table-cell table:style-name="ce3" office:value-type="float" office:value="2035" calcext:value-type="float">
            <text:p>2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117294453084469" calcext:value-type="float">
            <text:p>0.011729445308447</text:p>
          </table:table-cell>
          <table:table-cell table:style-name="ce1"/>
          <table:table-cell table:style-name="ce1" office:value-type="float" office:value="742983.472924812" calcext:value-type="float">
            <text:p>742983.472924812</text:p>
          </table:table-cell>
          <table:table-cell table:style-name="ce1"/>
          <table:table-cell table:style-name="ce1" table:formula="of:=[.AI250]-[.G250]" office:value-type="float" office:value="0.647924812161364" calcext:value-type="float">
            <text:p>0.647924812161364</text:p>
          </table:table-cell>
          <table:table-cell/>
          <table:table-cell table:style-name="ce7" office:value-type="float" office:value="355.44753785945" calcext:value-type="float">
            <text:p>355.44753785945</text:p>
          </table:table-cell>
          <table:table-cell table:number-columns-repeated="985"/>
        </table:table-row>
        <table:table-row table:style-name="ro3">
          <table:table-cell table:style-name="ce3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3348.075" calcext:value-type="float">
            <text:p>74334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36" calcext:value-type="float">
            <text:p>20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43220543861389" calcext:value-type="float">
            <text:p>0.006432205438614</text:p>
          </table:table-cell>
          <table:table-cell/>
          <table:table-cell office:value-type="float" office:value="743348.043754467" calcext:value-type="float">
            <text:p>743348.043754467</text:p>
          </table:table-cell>
          <table:table-cell/>
          <table:table-cell table:style-name="ce1" table:formula="of:=[.T251]-[.G251]" office:value-type="float" office:value="-0.0312455329112709" calcext:value-type="float">
            <text:p>-0.031245532911271</text:p>
          </table:table-cell>
          <table:table-cell/>
          <table:table-cell table:style-name="ce1" office:value-type="float" office:value="359.957020948932" calcext:value-type="float">
            <text:p>359.957020948932</text:p>
          </table:table-cell>
          <table:table-cell/>
          <table:table-cell table:style-name="ce7" office:value-type="float" office:value="357.480562722965" calcext:value-type="float">
            <text:p>357.480562722965</text:p>
          </table:table-cell>
          <table:table-cell/>
          <table:table-cell table:style-name="ce3" office:value-type="float" office:value="2036" calcext:value-type="float">
            <text:p>20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4567233324051" calcext:value-type="float">
            <text:p>0.194567233324051</text:p>
          </table:table-cell>
          <table:table-cell table:style-name="ce1"/>
          <table:table-cell table:style-name="ce1" office:value-type="float" office:value="743349.580690672" calcext:value-type="float">
            <text:p>743349.580690672</text:p>
          </table:table-cell>
          <table:table-cell table:style-name="ce1"/>
          <table:table-cell table:style-name="ce1" table:formula="of:=[.AI251]-[.G251]" office:value-type="float" office:value="1.50569067173637" calcext:value-type="float">
            <text:p>1.50569067173637</text:p>
          </table:table-cell>
          <table:table-cell/>
          <table:table-cell table:style-name="ce7" office:value-type="float" office:value="356.661647494327" calcext:value-type="float">
            <text:p>356.661647494327</text:p>
          </table:table-cell>
          <table:table-cell table:number-columns-repeated="985"/>
        </table:table-row>
        <table:table-row table:style-name="ro3">
          <table:table-cell table:style-name="ce3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43714.066666667" calcext:value-type="float">
            <text:p>743714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37" calcext:value-type="float">
            <text:p>2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48105495423078" calcext:value-type="float">
            <text:p>0.948105495423078</text:p>
          </table:table-cell>
          <table:table-cell/>
          <table:table-cell office:value-type="float" office:value="743713.284686184" calcext:value-type="float">
            <text:p>743713.284686184</text:p>
          </table:table-cell>
          <table:table-cell/>
          <table:table-cell table:style-name="ce1" table:formula="of:=[.T252]-[.G252]" office:value-type="float" office:value="-0.781980482977815" calcext:value-type="float">
            <text:p>-0.781980482977815</text:p>
          </table:table-cell>
          <table:table-cell/>
          <table:table-cell table:style-name="ce1" office:value-type="float" office:value="359.717465927635" calcext:value-type="float">
            <text:p>359.717465927635</text:p>
          </table:table-cell>
          <table:table-cell/>
          <table:table-cell table:style-name="ce7" office:value-type="float" office:value="356.974718204448" calcext:value-type="float">
            <text:p>356.974718204448</text:p>
          </table:table-cell>
          <table:table-cell/>
          <table:table-cell table:style-name="ce3" office:value-type="float" office:value="2037" calcext:value-type="float">
            <text:p>2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41027744114399" calcext:value-type="float">
            <text:p>0.41027744114399</text:p>
          </table:table-cell>
          <table:table-cell table:style-name="ce1"/>
          <table:table-cell table:style-name="ce1" office:value-type="float" office:value="743714.648201582" calcext:value-type="float">
            <text:p>743714.648201582</text:p>
          </table:table-cell>
          <table:table-cell table:style-name="ce1"/>
          <table:table-cell table:style-name="ce1" table:formula="of:=[.AI252]-[.G252]" office:value-type="float" office:value="0.581534914555959" calcext:value-type="float">
            <text:p>0.581534914555959</text:p>
          </table:table-cell>
          <table:table-cell/>
          <table:table-cell table:style-name="ce7" office:value-type="float" office:value="356.150096900637" calcext:value-type="float">
            <text:p>356.150096900637</text:p>
          </table:table-cell>
          <table:table-cell table:number-columns-repeated="985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4079.166666667" calcext:value-type="float">
            <text:p>744079.1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38" calcext:value-type="float">
            <text:p>20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67808651924133" calcext:value-type="float">
            <text:p>0.667808651924133</text:p>
          </table:table-cell>
          <table:table-cell/>
          <table:table-cell office:value-type="float" office:value="744078.528241534" calcext:value-type="float">
            <text:p>744078.528241534</text:p>
          </table:table-cell>
          <table:table-cell/>
          <table:table-cell table:style-name="ce1" table:formula="of:=[.T253]-[.G253]" office:value-type="float" office:value="-0.638425132958218" calcext:value-type="float">
            <text:p>-0.638425132958218</text:p>
          </table:table-cell>
          <table:table-cell/>
          <table:table-cell table:style-name="ce1" office:value-type="float" office:value="359.475597616763" calcext:value-type="float">
            <text:p>359.475597616763</text:p>
          </table:table-cell>
          <table:table-cell/>
          <table:table-cell table:style-name="ce7" office:value-type="float" office:value="356.990184580784" calcext:value-type="float">
            <text:p>356.990184580784</text:p>
          </table:table-cell>
          <table:table-cell/>
          <table:table-cell table:style-name="ce3" office:value-type="float" office:value="2038" calcext:value-type="float">
            <text:p>20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94499726593494" calcext:value-type="float">
            <text:p>0.394499726593494</text:p>
          </table:table-cell>
          <table:table-cell table:style-name="ce1"/>
          <table:table-cell table:style-name="ce1" office:value-type="float" office:value="744079.514857291" calcext:value-type="float">
            <text:p>744079.514857291</text:p>
          </table:table-cell>
          <table:table-cell table:style-name="ce1"/>
          <table:table-cell table:style-name="ce1" table:formula="of:=[.AI253]-[.G253]" office:value-type="float" office:value="0.348190624499694" calcext:value-type="float">
            <text:p>0.348190624499694</text:p>
          </table:table-cell>
          <table:table-cell/>
          <table:table-cell table:style-name="ce7" office:value-type="float" office:value="355.753709183722" calcext:value-type="float">
            <text:p>355.753709183722</text:p>
          </table:table-cell>
          <table:table-cell table:number-columns-repeated="985"/>
        </table:table-row>
        <table:table-row table:style-name="ro3">
          <table:table-cell table:style-name="ce3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44444.266666667" calcext:value-type="float">
            <text:p>744444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039" calcext:value-type="float">
            <text:p>2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20556189119816" calcext:value-type="float">
            <text:p>0.520556189119816</text:p>
          </table:table-cell>
          <table:table-cell/>
          <table:table-cell office:value-type="float" office:value="744443.77258372" calcext:value-type="float">
            <text:p>744443.77258372</text:p>
          </table:table-cell>
          <table:table-cell/>
          <table:table-cell table:style-name="ce1" table:formula="of:=[.T254]-[.G254]" office:value-type="float" office:value="-0.494082946912386" calcext:value-type="float">
            <text:p>-0.494082946912386</text:p>
          </table:table-cell>
          <table:table-cell/>
          <table:table-cell table:style-name="ce1" office:value-type="float" office:value="359.232364554871" calcext:value-type="float">
            <text:p>359.232364554871</text:p>
          </table:table-cell>
          <table:table-cell/>
          <table:table-cell table:style-name="ce7" office:value-type="float" office:value="357.42986835093" calcext:value-type="float">
            <text:p>357.42986835093</text:p>
          </table:table-cell>
          <table:table-cell/>
          <table:table-cell table:style-name="ce3" office:value-type="float" office:value="2039" calcext:value-type="float">
            <text:p>2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76737789064646" calcext:value-type="float">
            <text:p>0.176737789064646</text:p>
          </table:table-cell>
          <table:table-cell table:style-name="ce1"/>
          <table:table-cell table:style-name="ce1" office:value-type="float" office:value="744444.271650512" calcext:value-type="float">
            <text:p>744444.271650512</text:p>
          </table:table-cell>
          <table:table-cell table:style-name="ce1"/>
          <table:table-cell table:style-name="ce1" table:formula="of:=[.AI254]-[.G254]" office:value-type="float" office:value="0.00498384539969265" calcext:value-type="float">
            <text:p>0.004983845399693</text:p>
          </table:table-cell>
          <table:table-cell/>
          <table:table-cell table:style-name="ce7" office:value-type="float" office:value="355.48126174302" calcext:value-type="float">
            <text:p>355.48126174302</text:p>
          </table:table-cell>
          <table:table-cell table:number-columns-repeated="985"/>
        </table:table-row>
        <table:table-row table:style-name="ro3">
          <table:table-cell table:style-name="ce3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44809.183333333" calcext:value-type="float">
            <text:p>744809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2040" calcext:value-type="float">
            <text:p>20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16268174350262" calcext:value-type="float">
            <text:p>0.716268174350262</text:p>
          </table:table-cell>
          <table:table-cell/>
          <table:table-cell office:value-type="float" office:value="744809.008136297" calcext:value-type="float">
            <text:p>744809.008136297</text:p>
          </table:table-cell>
          <table:table-cell/>
          <table:table-cell table:style-name="ce1" table:formula="of:=[.T255]-[.G255]" office:value-type="float" office:value="-0.175197036005557" calcext:value-type="float">
            <text:p>-0.175197036005557</text:p>
          </table:table-cell>
          <table:table-cell/>
          <table:table-cell table:style-name="ce1" office:value-type="float" office:value="359.992368482784" calcext:value-type="float">
            <text:p>359.992368482784</text:p>
          </table:table-cell>
          <table:table-cell/>
          <table:table-cell table:style-name="ce7" office:value-type="float" office:value="359.038773483029" calcext:value-type="float">
            <text:p>359.038773483029</text:p>
          </table:table-cell>
          <table:table-cell/>
          <table:table-cell table:style-name="ce3" office:value-type="float" office:value="2040" calcext:value-type="float">
            <text:p>20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76235839724541" calcext:value-type="float">
            <text:p>0.176235839724541</text:p>
          </table:table-cell>
          <table:table-cell table:style-name="ce1"/>
          <table:table-cell table:style-name="ce1" office:value-type="float" office:value="744810.414705719" calcext:value-type="float">
            <text:p>744810.414705719</text:p>
          </table:table-cell>
          <table:table-cell table:style-name="ce1"/>
          <table:table-cell table:style-name="ce1" table:formula="of:=[.AI255]-[.G255]" office:value-type="float" office:value="1.23137238633353" calcext:value-type="float">
            <text:p>1.23137238633353</text:p>
          </table:table-cell>
          <table:table-cell/>
          <table:table-cell table:style-name="ce7" office:value-type="float" office:value="356.645232592123" calcext:value-type="float">
            <text:p>356.645232592123</text:p>
          </table:table-cell>
          <table:table-cell table:number-columns-repeated="985"/>
        </table:table-row>
        <table:table-row table:style-name="ro3">
          <table:table-cell table:style-name="ce3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office:value-type="float" office:value="745174.35" calcext:value-type="float">
            <text:p>745174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41" calcext:value-type="float">
            <text:p>20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889249160885811" calcext:value-type="float">
            <text:p>0.889249160885811</text:p>
          </table:table-cell>
          <table:table-cell/>
          <table:table-cell office:value-type="float" office:value="745174.254784201" calcext:value-type="float">
            <text:p>745174.254784201</text:p>
          </table:table-cell>
          <table:table-cell/>
          <table:table-cell table:style-name="ce1" table:formula="of:=[.T256]-[.G256]" office:value-type="float" office:value="-0.0952157989377156" calcext:value-type="float">
            <text:p>-0.095215798937716</text:p>
          </table:table-cell>
          <table:table-cell/>
          <table:table-cell table:style-name="ce1" office:value-type="float" office:value="359.747326912086" calcext:value-type="float">
            <text:p>359.747326912086</text:p>
          </table:table-cell>
          <table:table-cell/>
          <table:table-cell table:style-name="ce7" office:value-type="float" office:value="359.482709796443" calcext:value-type="float">
            <text:p>359.482709796443</text:p>
          </table:table-cell>
          <table:table-cell/>
          <table:table-cell table:style-name="ce3" office:value-type="float" office:value="2041" calcext:value-type="float">
            <text:p>20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21722155809402" calcext:value-type="float">
            <text:p>0.221722155809402</text:p>
          </table:table-cell>
          <table:table-cell table:style-name="ce1"/>
          <table:table-cell table:style-name="ce1" office:value-type="float" office:value="745175.452931752" calcext:value-type="float">
            <text:p>745175.452931752</text:p>
          </table:table-cell>
          <table:table-cell table:style-name="ce1"/>
          <table:table-cell table:style-name="ce1" table:formula="of:=[.AI256]-[.G256]" office:value-type="float" office:value="1.10293175152037" calcext:value-type="float">
            <text:p>1.10293175152037</text:p>
          </table:table-cell>
          <table:table-cell/>
          <table:table-cell table:style-name="ce7" office:value-type="float" office:value="356.149893997598" calcext:value-type="float">
            <text:p>356.149893997598</text:p>
          </table:table-cell>
          <table:table-cell table:number-columns-repeated="985"/>
        </table:table-row>
        <table:table-row table:style-name="ro3">
          <table:table-cell table:style-name="ce3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5540.325" calcext:value-type="float">
            <text:p>745540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42" calcext:value-type="float">
            <text:p>20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90829786658287" calcext:value-type="float">
            <text:p>0.390829786658287</text:p>
          </table:table-cell>
          <table:table-cell/>
          <table:table-cell office:value-type="float" office:value="745539.495410298" calcext:value-type="float">
            <text:p>745539.495410298</text:p>
          </table:table-cell>
          <table:table-cell/>
          <table:table-cell table:style-name="ce1" table:formula="of:=[.T257]-[.G257]" office:value-type="float" office:value="-0.829589701956138" calcext:value-type="float">
            <text:p>-0.829589701956138</text:p>
          </table:table-cell>
          <table:table-cell/>
          <table:table-cell table:style-name="ce1" office:value-type="float" office:value="359.507924757847" calcext:value-type="float">
            <text:p>359.507924757847</text:p>
          </table:table-cell>
          <table:table-cell/>
          <table:table-cell table:style-name="ce7" office:value-type="float" office:value="359.510551966316" calcext:value-type="float">
            <text:p>359.510551966316</text:p>
          </table:table-cell>
          <table:table-cell/>
          <table:table-cell table:style-name="ce3" office:value-type="float" office:value="2042" calcext:value-type="float">
            <text:p>20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09815990924835" calcext:value-type="float">
            <text:p>0.509815990924835</text:p>
          </table:table-cell>
          <table:table-cell table:style-name="ce1"/>
          <table:table-cell table:style-name="ce1" office:value-type="float" office:value="745540.307298483" calcext:value-type="float">
            <text:p>745540.307298483</text:p>
          </table:table-cell>
          <table:table-cell table:style-name="ce1"/>
          <table:table-cell table:style-name="ce1" table:formula="of:=[.AI257]-[.G257]" office:value-type="float" office:value="-0.0177015166264027" calcext:value-type="float">
            <text:p>-0.017701516626403</text:p>
          </table:table-cell>
          <table:table-cell/>
          <table:table-cell table:style-name="ce7" office:value-type="float" office:value="355.771558440796" calcext:value-type="float">
            <text:p>355.771558440796</text:p>
          </table:table-cell>
          <table:table-cell table:number-columns-repeated="985"/>
        </table:table-row>
        <table:table-row table:style-name="ro3">
          <table:table-cell table:style-name="ce3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5905.158333333" calcext:value-type="float">
            <text:p>745905.1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43" calcext:value-type="float">
            <text:p>2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851722694933415" calcext:value-type="float">
            <text:p>0.085172269493342</text:p>
          </table:table-cell>
          <table:table-cell/>
          <table:table-cell office:value-type="float" office:value="745904.727836925" calcext:value-type="float">
            <text:p>745904.727836925</text:p>
          </table:table-cell>
          <table:table-cell/>
          <table:table-cell table:style-name="ce1" table:formula="of:=[.T258]-[.G258]" office:value-type="float" office:value="-0.430496408022009" calcext:value-type="float">
            <text:p>-0.430496408022009</text:p>
          </table:table-cell>
          <table:table-cell/>
          <table:table-cell table:style-name="ce1" office:value-type="float" office:value="359.277054704718" calcext:value-type="float">
            <text:p>359.277054704718</text:p>
          </table:table-cell>
          <table:table-cell/>
          <table:table-cell table:style-name="ce7" office:value-type="float" office:value="359.023408804404" calcext:value-type="float">
            <text:p>359.023408804404</text:p>
          </table:table-cell>
          <table:table-cell/>
          <table:table-cell table:style-name="ce3" office:value-type="float" office:value="2043" calcext:value-type="float">
            <text:p>2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5731428489089" calcext:value-type="float">
            <text:p>0.85731428489089</text:p>
          </table:table-cell>
          <table:table-cell table:style-name="ce1"/>
          <table:table-cell table:style-name="ce1" office:value-type="float" office:value="745905.086706468" calcext:value-type="float">
            <text:p>745905.086706468</text:p>
          </table:table-cell>
          <table:table-cell table:style-name="ce1"/>
          <table:table-cell table:style-name="ce1" table:formula="of:=[.AI258]-[.G258]" office:value-type="float" office:value="-0.0716268647229299" calcext:value-type="float">
            <text:p>-0.07162686472293</text:p>
          </table:table-cell>
          <table:table-cell/>
          <table:table-cell table:style-name="ce7" office:value-type="float" office:value="355.517738335069" calcext:value-type="float">
            <text:p>355.517738335069</text:p>
          </table:table-cell>
          <table:table-cell table:number-columns-repeated="985"/>
        </table:table-row>
        <table:table-row table:style-name="ro3">
          <table:table-cell table:style-name="ce3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46270.275" calcext:value-type="float">
            <text:p>746270.2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2044" calcext:value-type="float">
            <text:p>2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22655916959047" calcext:value-type="float">
            <text:p>0.622655916959047</text:p>
          </table:table-cell>
          <table:table-cell/>
          <table:table-cell office:value-type="float" office:value="746269.972654622" calcext:value-type="float">
            <text:p>746269.972654622</text:p>
          </table:table-cell>
          <table:table-cell/>
          <table:table-cell table:style-name="ce1" table:formula="of:=[.T259]-[.G259]" office:value-type="float" office:value="-0.302345377975143" calcext:value-type="float">
            <text:p>-0.302345377975143</text:p>
          </table:table-cell>
          <table:table-cell/>
          <table:table-cell table:style-name="ce1" office:value-type="float" office:value="0.0276771381522849" calcext:value-type="float">
            <text:p>0.027677138152285</text:p>
          </table:table-cell>
          <table:table-cell/>
          <table:table-cell table:style-name="ce7" office:value-type="float" office:value="359.088467621174" calcext:value-type="float">
            <text:p>359.088467621174</text:p>
          </table:table-cell>
          <table:table-cell/>
          <table:table-cell table:style-name="ce3" office:value-type="float" office:value="2044" calcext:value-type="float">
            <text:p>2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337168782949448" calcext:value-type="float">
            <text:p>0.337168782949448</text:p>
          </table:table-cell>
          <table:table-cell table:style-name="ce1"/>
          <table:table-cell table:style-name="ce1" office:value-type="float" office:value="746271.246067478" calcext:value-type="float">
            <text:p>746271.246067478</text:p>
          </table:table-cell>
          <table:table-cell table:style-name="ce1"/>
          <table:table-cell table:style-name="ce1" table:formula="of:=[.AI259]-[.G259]" office:value-type="float" office:value="0.97106747829821" calcext:value-type="float">
            <text:p>0.97106747829821</text:p>
          </table:table-cell>
          <table:table-cell/>
          <table:table-cell table:style-name="ce7" office:value-type="float" office:value="356.631060218103" calcext:value-type="float">
            <text:p>356.631060218103</text:p>
          </table:table-cell>
          <table:table-cell table:number-columns-repeated="985"/>
        </table:table-row>
        <table:table-row table:style-name="ro3">
          <table:table-cell table:style-name="ce3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46635.325" calcext:value-type="float">
            <text:p>746635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45" calcext:value-type="float">
            <text:p>2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8174079656601" calcext:value-type="float">
            <text:p>0.458174079656601</text:p>
          </table:table-cell>
          <table:table-cell/>
          <table:table-cell office:value-type="float" office:value="746635.213512621" calcext:value-type="float">
            <text:p>746635.213512621</text:p>
          </table:table-cell>
          <table:table-cell/>
          <table:table-cell table:style-name="ce1" table:formula="of:=[.T260]-[.G260]" office:value-type="float" office:value="-0.111487378948368" calcext:value-type="float">
            <text:p>-0.111487378948368</text:p>
          </table:table-cell>
          <table:table-cell/>
          <table:table-cell table:style-name="ce1" office:value-type="float" office:value="359.788213701118" calcext:value-type="float">
            <text:p>359.788213701118</text:p>
          </table:table-cell>
          <table:table-cell/>
          <table:table-cell table:style-name="ce7" office:value-type="float" office:value="358.001778395297" calcext:value-type="float">
            <text:p>358.001778395297</text:p>
          </table:table-cell>
          <table:table-cell/>
          <table:table-cell table:style-name="ce3" office:value-type="float" office:value="2045" calcext:value-type="float">
            <text:p>2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156310547143221" calcext:value-type="float">
            <text:p>0.156310547143221</text:p>
          </table:table-cell>
          <table:table-cell table:style-name="ce1"/>
          <table:table-cell table:style-name="ce1" office:value-type="float" office:value="746636.258441882" calcext:value-type="float">
            <text:p>746636.258441882</text:p>
          </table:table-cell>
          <table:table-cell table:style-name="ce1"/>
          <table:table-cell table:style-name="ce1" table:formula="of:=[.AI260]-[.G260]" office:value-type="float" office:value="0.933441882370971" calcext:value-type="float">
            <text:p>0.933441882370971</text:p>
          </table:table-cell>
          <table:table-cell/>
          <table:table-cell table:style-name="ce7" office:value-type="float" office:value="356.152285142949" calcext:value-type="float">
            <text:p>356.152285142949</text:p>
          </table:table-cell>
          <table:table-cell table:number-columns-repeated="985"/>
        </table:table-row>
        <table:table-row table:style-name="ro3">
          <table:table-cell table:style-name="ce3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47001.366666667" calcext:value-type="float">
            <text:p>74700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046" calcext:value-type="float">
            <text:p>2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1005303263664" calcext:value-type="float">
            <text:p>0.161005303263664</text:p>
          </table:table-cell>
          <table:table-cell/>
          <table:table-cell office:value-type="float" office:value="747000.457056254" calcext:value-type="float">
            <text:p>747000.457056254</text:p>
          </table:table-cell>
          <table:table-cell/>
          <table:table-cell table:style-name="ce1" table:formula="of:=[.T261]-[.G261]" office:value-type="float" office:value="-0.909610413014889" calcext:value-type="float">
            <text:p>-0.909610413014889</text:p>
          </table:table-cell>
          <table:table-cell/>
          <table:table-cell table:style-name="ce1" office:value-type="float" office:value="359.546263787081" calcext:value-type="float">
            <text:p>359.546263787081</text:p>
          </table:table-cell>
          <table:table-cell/>
          <table:table-cell table:style-name="ce7" office:value-type="float" office:value="357.071545622257" calcext:value-type="float">
            <text:p>357.071545622257</text:p>
          </table:table-cell>
          <table:table-cell/>
          <table:table-cell table:style-name="ce3" office:value-type="float" office:value="2046" calcext:value-type="float">
            <text:p>2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435748640447855" calcext:value-type="float">
            <text:p>0.435748640447855</text:p>
          </table:table-cell>
          <table:table-cell table:style-name="ce1"/>
          <table:table-cell table:style-name="ce1" office:value-type="float" office:value="747001.107941492" calcext:value-type="float">
            <text:p>747001.107941492</text:p>
          </table:table-cell>
          <table:table-cell table:style-name="ce1"/>
          <table:table-cell table:style-name="ce1" table:formula="of:=[.AI261]-[.G261]" office:value-type="float" office:value="-0.258725174935535" calcext:value-type="float">
            <text:p>-0.258725174935535</text:p>
          </table:table-cell>
          <table:table-cell/>
          <table:table-cell table:style-name="ce7" office:value-type="float" office:value="355.792167451977" calcext:value-type="float">
            <text:p>355.792167451977</text:p>
          </table:table-cell>
          <table:table-cell table:number-columns-repeated="985"/>
        </table:table-row>
        <table:table-row table:style-name="ro3">
          <table:table-cell table:style-name="ce3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7366.533333333" calcext:value-type="float">
            <text:p>747366.5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47" calcext:value-type="float">
            <text:p>2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42836485058069" calcext:value-type="float">
            <text:p>0.142836485058069</text:p>
          </table:table-cell>
          <table:table-cell/>
          <table:table-cell office:value-type="float" office:value="747365.703571414" calcext:value-type="float">
            <text:p>747365.703571414</text:p>
          </table:table-cell>
          <table:table-cell/>
          <table:table-cell table:style-name="ce1" table:formula="of:=[.T262]-[.G262]" office:value-type="float" office:value="-0.829761918983422" calcext:value-type="float">
            <text:p>-0.829761918983422</text:p>
          </table:table-cell>
          <table:table-cell/>
          <table:table-cell table:style-name="ce1" office:value-type="float" office:value="359.301005200796" calcext:value-type="float">
            <text:p>359.301005200796</text:p>
          </table:table-cell>
          <table:table-cell/>
          <table:table-cell table:style-name="ce7" office:value-type="float" office:value="356.559665828787" calcext:value-type="float">
            <text:p>356.559665828787</text:p>
          </table:table-cell>
          <table:table-cell/>
          <table:table-cell table:style-name="ce3" office:value-type="float" office:value="2047" calcext:value-type="float">
            <text:p>2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71803721785545" calcext:value-type="float">
            <text:p>0.771803721785545</text:p>
          </table:table-cell>
          <table:table-cell table:style-name="ce1"/>
          <table:table-cell table:style-name="ce1" office:value-type="float" office:value="747365.921369308" calcext:value-type="float">
            <text:p>747365.921369308</text:p>
          </table:table-cell>
          <table:table-cell table:style-name="ce1"/>
          <table:table-cell table:style-name="ce1" table:formula="of:=[.AI262]-[.G262]" office:value-type="float" office:value="-0.611964024836198" calcext:value-type="float">
            <text:p>-0.611964024836198</text:p>
          </table:table-cell>
          <table:table-cell/>
          <table:table-cell table:style-name="ce7" office:value-type="float" office:value="355.556952902248" calcext:value-type="float">
            <text:p>355.556952902248</text:p>
          </table:table-cell>
          <table:table-cell table:number-columns-repeated="985"/>
        </table:table-row>
        <table:table-row table:style-name="ro3">
          <table:table-cell table:style-name="ce3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7731.466666667" calcext:value-type="float">
            <text:p>747731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48" calcext:value-type="float">
            <text:p>20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85427566617727" calcext:value-type="float">
            <text:p>0.785427566617727</text:p>
          </table:table-cell>
          <table:table-cell/>
          <table:table-cell office:value-type="float" office:value="747730.940128769" calcext:value-type="float">
            <text:p>747730.940128769</text:p>
          </table:table-cell>
          <table:table-cell/>
          <table:table-cell table:style-name="ce1" table:formula="of:=[.T263]-[.G263]" office:value-type="float" office:value="-0.526537897996604" calcext:value-type="float">
            <text:p>-0.526537897996604</text:p>
          </table:table-cell>
          <table:table-cell/>
          <table:table-cell table:style-name="ce1" office:value-type="float" office:value="0.0599948262170074" calcext:value-type="float">
            <text:p>0.059994826217007</text:p>
          </table:table-cell>
          <table:table-cell/>
          <table:table-cell table:style-name="ce7" office:value-type="float" office:value="357.575439994773" calcext:value-type="float">
            <text:p>357.575439994773</text:p>
          </table:table-cell>
          <table:table-cell/>
          <table:table-cell table:style-name="ce3" office:value-type="float" office:value="2048" calcext:value-type="float">
            <text:p>20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226607978343964" calcext:value-type="float">
            <text:p>0.226607978343964</text:p>
          </table:table-cell>
          <table:table-cell table:style-name="ce1"/>
          <table:table-cell table:style-name="ce1" office:value-type="float" office:value="747732.075851811" calcext:value-type="float">
            <text:p>747732.075851811</text:p>
          </table:table-cell>
          <table:table-cell table:style-name="ce1"/>
          <table:table-cell table:style-name="ce1" table:formula="of:=[.AI263]-[.G263]" office:value-type="float" office:value="0.609185144072399" calcext:value-type="float">
            <text:p>0.609185144072399</text:p>
          </table:table-cell>
          <table:table-cell/>
          <table:table-cell table:style-name="ce7" office:value-type="float" office:value="356.619193788798" calcext:value-type="float">
            <text:p>356.619193788798</text:p>
          </table:table-cell>
          <table:table-cell table:number-columns-repeated="985"/>
        </table:table-row>
        <table:table-row table:style-name="ro3">
          <table:table-cell table:style-name="ce3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8096.616666667" calcext:value-type="float">
            <text:p>748096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49" calcext:value-type="float">
            <text:p>2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48545528203249" calcext:value-type="float">
            <text:p>0.048545528203249</text:p>
          </table:table-cell>
          <table:table-cell/>
          <table:table-cell office:value-type="float" office:value="748096.186839268" calcext:value-type="float">
            <text:p>748096.186839268</text:p>
          </table:table-cell>
          <table:table-cell/>
          <table:table-cell table:style-name="ce1" table:formula="of:=[.T264]-[.G264]" office:value-type="float" office:value="-0.429827399086207" calcext:value-type="float">
            <text:p>-0.429827399086207</text:p>
          </table:table-cell>
          <table:table-cell/>
          <table:table-cell table:style-name="ce1" office:value-type="float" office:value="359.814831182983" calcext:value-type="float">
            <text:p>359.814831182983</text:p>
          </table:table-cell>
          <table:table-cell/>
          <table:table-cell table:style-name="ce7" office:value-type="float" office:value="358.013604339172" calcext:value-type="float">
            <text:p>358.013604339172</text:p>
          </table:table-cell>
          <table:table-cell/>
          <table:table-cell table:style-name="ce3" office:value-type="float" office:value="2049" calcext:value-type="float">
            <text:p>2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86286848783493" calcext:value-type="float">
            <text:p>0.986286848783493</text:p>
          </table:table-cell>
          <table:table-cell table:style-name="ce1"/>
          <table:table-cell table:style-name="ce1" office:value-type="float" office:value="748097.066657144" calcext:value-type="float">
            <text:p>748097.066657144</text:p>
          </table:table-cell>
          <table:table-cell table:style-name="ce1"/>
          <table:table-cell table:style-name="ce1" table:formula="of:=[.AI264]-[.G264]" office:value-type="float" office:value="0.449990476598032" calcext:value-type="float">
            <text:p>0.449990476598032</text:p>
          </table:table-cell>
          <table:table-cell/>
          <table:table-cell table:style-name="ce7" office:value-type="float" office:value="356.157306901023" calcext:value-type="float">
            <text:p>356.157306901023</text:p>
          </table:table-cell>
          <table:table-cell table:number-columns-repeated="985"/>
        </table:table-row>
        <table:table-row table:style-name="ro3">
          <table:table-cell table:style-name="ce3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48461.716666667" calcext:value-type="float">
            <text:p>748461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2050" calcext:value-type="float">
            <text:p>2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3465393781662" calcext:value-type="float">
            <text:p>0.993465393781662</text:p>
          </table:table-cell>
          <table:table-cell/>
          <table:table-cell office:value-type="float" office:value="748461.430551018" calcext:value-type="float">
            <text:p>748461.430551018</text:p>
          </table:table-cell>
          <table:table-cell/>
          <table:table-cell table:style-name="ce1" table:formula="of:=[.T265]-[.G265]" office:value-type="float" office:value="-0.286115649039857" calcext:value-type="float">
            <text:p>-0.286115649039857</text:p>
          </table:table-cell>
          <table:table-cell/>
          <table:table-cell table:style-name="ce1" office:value-type="float" office:value="359.572423950136" calcext:value-type="float">
            <text:p>359.572423950136</text:p>
          </table:table-cell>
          <table:table-cell/>
          <table:table-cell table:style-name="ce7" office:value-type="float" office:value="358.619114900641" calcext:value-type="float">
            <text:p>358.619114900641</text:p>
          </table:table-cell>
          <table:table-cell/>
          <table:table-cell table:style-name="ce3" office:value-type="float" office:value="2050" calcext:value-type="float">
            <text:p>2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9518347680569" calcext:value-type="float">
            <text:p>0.259518347680569</text:p>
          </table:table-cell>
          <table:table-cell table:style-name="ce1"/>
          <table:table-cell table:style-name="ce1" office:value-type="float" office:value="748461.919624666" calcext:value-type="float">
            <text:p>748461.919624666</text:p>
          </table:table-cell>
          <table:table-cell table:style-name="ce1"/>
          <table:table-cell table:style-name="ce1" table:formula="of:=[.AI265]-[.G265]" office:value-type="float" office:value="0.202957998495549" calcext:value-type="float">
            <text:p>0.202957998495549</text:p>
          </table:table-cell>
          <table:table-cell/>
          <table:table-cell table:style-name="ce7" office:value-type="float" office:value="355.815544675505" calcext:value-type="float">
            <text:p>355.815544675505</text:p>
          </table:table-cell>
          <table:table-cell table:number-columns-repeated="985"/>
        </table:table-row>
        <table:table-row table:style-name="ro3">
          <table:table-cell table:style-name="ce3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48827.591666667" calcext:value-type="float">
            <text:p>748827.5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66365849226713" calcext:value-type="float">
            <text:p>0.566365849226713</text:p>
          </table:table-cell>
          <table:table-cell/>
          <table:table-cell office:value-type="float" office:value="748830.389282199" calcext:value-type="float">
            <text:p>748830.389282199</text:p>
          </table:table-cell>
          <table:table-cell/>
          <table:table-cell table:style-name="ce1" table:formula="of:=[.T266]-[.G266]" office:value-type="float" office:value="2.79761553194839" calcext:value-type="float">
            <text:p>2.79761553194839</text:p>
          </table:table-cell>
          <table:table-cell/>
          <table:table-cell table:style-name="ce1" office:value-type="float" office:value="144.81394264699" calcext:value-type="float">
            <text:p>144.81394264699</text:p>
          </table:table-cell>
          <table:table-cell/>
          <table:table-cell table:style-name="ce7" office:value-type="float" office:value="147.210262798973" calcext:value-type="float">
            <text:p>147.210262798973</text:p>
          </table:table-cell>
          <table:table-cell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70645442605019" calcext:value-type="float">
            <text:p>0.470645442605019</text:p>
          </table:table-cell>
          <table:table-cell table:style-name="ce1"/>
          <table:table-cell table:style-name="ce1" office:value-type="float" office:value="748826.778799059" calcext:value-type="float">
            <text:p>748826.778799059</text:p>
          </table:table-cell>
          <table:table-cell table:style-name="ce1"/>
          <table:table-cell table:style-name="ce1" table:formula="of:=[.AI266]-[.G266]" office:value-type="float" office:value="-0.812867607688531" calcext:value-type="float">
            <text:p>-0.812867607688531</text:p>
          </table:table-cell>
          <table:table-cell/>
          <table:table-cell table:style-name="ce7" office:value-type="float" office:value="355.598886835962" calcext:value-type="float">
            <text:p>355.598886835962</text:p>
          </table:table-cell>
          <table:table-cell table:number-columns-repeated="985"/>
        </table:table-row>
        <table:table-row table:style-name="ro3">
          <table:table-cell table:style-name="ce3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49192.791666667" calcext:value-type="float">
            <text:p>749192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6355773061514" calcext:value-type="float">
            <text:p>0.616355773061514</text:p>
          </table:table-cell>
          <table:table-cell/>
          <table:table-cell office:value-type="float" office:value="749041.144178025" calcext:value-type="float">
            <text:p>749041.144178025</text:p>
          </table:table-cell>
          <table:table-cell/>
          <table:table-cell table:style-name="ce1" table:formula="of:=[.T267]-[.G267]" office:value-type="float" office:value="-151.647488642018" calcext:value-type="float">
            <text:p>-151.647488642018</text:p>
          </table:table-cell>
          <table:table-cell/>
          <table:table-cell table:style-name="ce1" office:value-type="float" office:value="146.962505121515" calcext:value-type="float">
            <text:p>146.962505121515</text:p>
          </table:table-cell>
          <table:table-cell/>
          <table:table-cell table:style-name="ce7" office:value-type="float" office:value="149.438895174302" calcext:value-type="float">
            <text:p>149.438895174302</text:p>
          </table:table-cell>
          <table:table-cell/>
          <table:table-cell table:style-name="ce3" office:value-type="float" office:value="2052" calcext:value-type="float">
            <text:p>20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632860630750656" calcext:value-type="float">
            <text:p>0.632860630750656</text:p>
          </table:table-cell>
          <table:table-cell table:style-name="ce1"/>
          <table:table-cell table:style-name="ce1" office:value-type="float" office:value="749192.905300598" calcext:value-type="float">
            <text:p>749192.905300598</text:p>
          </table:table-cell>
          <table:table-cell table:style-name="ce1"/>
          <table:table-cell table:style-name="ce1" table:formula="of:=[.AI267]-[.G267]" office:value-type="float" office:value="0.113633930683136" calcext:value-type="float">
            <text:p>0.113633930683136</text:p>
          </table:table-cell>
          <table:table-cell/>
          <table:table-cell table:style-name="ce7" office:value-type="float" office:value="356.609692910862" calcext:value-type="float">
            <text:p>356.609692910862</text:p>
          </table:table-cell>
          <table:table-cell table:number-columns-repeated="985"/>
        </table:table-row>
        <table:table-row table:style-name="ro3">
          <table:table-cell table:style-name="ce3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49557.891666667" calcext:value-type="float">
            <text:p>749557.8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2052" calcext:value-type="float">
            <text:p>2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39878246188164" calcext:value-type="float">
            <text:p>0.339878246188164</text:p>
          </table:table-cell>
          <table:table-cell/>
          <table:table-cell office:value-type="float" office:value="749404.905097138" calcext:value-type="float">
            <text:p>749404.905097138</text:p>
          </table:table-cell>
          <table:table-cell/>
          <table:table-cell table:style-name="ce1" table:formula="of:=[.T268]-[.G268]" office:value-type="float" office:value="-152.986569528934" calcext:value-type="float">
            <text:p>-152.986569528934</text:p>
          </table:table-cell>
          <table:table-cell/>
          <table:table-cell table:style-name="ce1" office:value-type="float" office:value="148.162628824903" calcext:value-type="float">
            <text:p>148.162628824903</text:p>
          </table:table-cell>
          <table:table-cell/>
          <table:table-cell table:style-name="ce7" office:value-type="float" office:value="150.19403871557" calcext:value-type="float">
            <text:p>150.19403871557</text:p>
          </table:table-cell>
          <table:table-cell/>
          <table:table-cell table:style-name="ce3" office:value-type="float" office:value="2053" calcext:value-type="float">
            <text:p>2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46297311037779" calcext:value-type="float">
            <text:p>0.746297311037779</text:p>
          </table:table-cell>
          <table:table-cell table:style-name="ce1"/>
          <table:table-cell table:style-name="ce1" office:value-type="float" office:value="749557.879684929" calcext:value-type="float">
            <text:p>749557.879684929</text:p>
          </table:table-cell>
          <table:table-cell table:style-name="ce1"/>
          <table:table-cell table:style-name="ce1" table:formula="of:=[.AI268]-[.G268]" office:value-type="float" office:value="-0.0119817382656038" calcext:value-type="float">
            <text:p>-0.011981738265604</text:p>
          </table:table-cell>
          <table:table-cell/>
          <table:table-cell table:style-name="ce7" office:value-type="float" office:value="356.164991683362" calcext:value-type="float">
            <text:p>356.164991683362</text:p>
          </table:table-cell>
          <table:table-cell table:number-columns-repeated="985"/>
        </table:table-row>
        <table:table-row table:style-name="ro3">
          <table:table-cell table:style-name="ce3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9922.925" calcext:value-type="float">
            <text:p>749922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53" calcext:value-type="float">
            <text:p>20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6246714740992" calcext:value-type="float">
            <text:p>0.886246714740992</text:p>
          </table:table-cell>
          <table:table-cell/>
          <table:table-cell office:value-type="float" office:value="749768.659643227" calcext:value-type="float">
            <text:p>749768.659643227</text:p>
          </table:table-cell>
          <table:table-cell/>
          <table:table-cell table:style-name="ce1" table:formula="of:=[.T269]-[.G269]" office:value-type="float" office:value="-154.265356773045" calcext:value-type="float">
            <text:p>-154.265356773045</text:p>
          </table:table-cell>
          <table:table-cell/>
          <table:table-cell table:style-name="ce1" office:value-type="float" office:value="149.368889275942" calcext:value-type="float">
            <text:p>149.368889275942</text:p>
          </table:table-cell>
          <table:table-cell/>
          <table:table-cell table:style-name="ce7" office:value-type="float" office:value="150.621678389551" calcext:value-type="float">
            <text:p>150.621678389551</text:p>
          </table:table-cell>
          <table:table-cell/>
          <table:table-cell table:style-name="ce3" office:value-type="float" office:value="2054" calcext:value-type="float">
            <text:p>20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84524662792683" calcext:value-type="float">
            <text:p>0.184524662792683</text:p>
          </table:table-cell>
          <table:table-cell table:style-name="ce1"/>
          <table:table-cell table:style-name="ce1" office:value-type="float" office:value="749922.745267031" calcext:value-type="float">
            <text:p>749922.745267031</text:p>
          </table:table-cell>
          <table:table-cell table:style-name="ce1"/>
          <table:table-cell table:style-name="ce1" table:formula="of:=[.AI269]-[.G269]" office:value-type="float" office:value="-0.179732969030738" calcext:value-type="float">
            <text:p>-0.179732969030738</text:p>
          </table:table-cell>
          <table:table-cell/>
          <table:table-cell table:style-name="ce7" office:value-type="float" office:value="355.841694435258" calcext:value-type="float">
            <text:p>355.841694435258</text:p>
          </table:table-cell>
          <table:table-cell table:number-columns-repeated="985"/>
        </table:table-row>
        <table:table-row table:style-name="ro3">
          <table:table-cell table:style-name="ce3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0288.075" calcext:value-type="float">
            <text:p>75028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54" calcext:value-type="float">
            <text:p>20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6711273938417" calcext:value-type="float">
            <text:p>0.776711273938417</text:p>
          </table:table-cell>
          <table:table-cell/>
          <table:table-cell office:value-type="float" office:value="750132.410261605" calcext:value-type="float">
            <text:p>750132.410261605</text:p>
          </table:table-cell>
          <table:table-cell/>
          <table:table-cell table:style-name="ce1" table:formula="of:=[.T270]-[.G270]" office:value-type="float" office:value="-155.664738394902" calcext:value-type="float">
            <text:p>-155.664738394902</text:p>
          </table:table-cell>
          <table:table-cell/>
          <table:table-cell table:style-name="ce1" office:value-type="float" office:value="150.580342824513" calcext:value-type="float">
            <text:p>150.580342824513</text:p>
          </table:table-cell>
          <table:table-cell/>
          <table:table-cell table:style-name="ce7" office:value-type="float" office:value="151.026070554781" calcext:value-type="float">
            <text:p>151.026070554781</text:p>
          </table:table-cell>
          <table:table-cell/>
          <table:table-cell table:style-name="ce3" office:value-type="float" office:value="2055" calcext:value-type="float">
            <text:p>20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07743484526873" calcext:value-type="float">
            <text:p>0.207743484526873</text:p>
          </table:table-cell>
          <table:table-cell table:style-name="ce1"/>
          <table:table-cell table:style-name="ce1" office:value-type="float" office:value="750287.661949822" calcext:value-type="float">
            <text:p>750287.661949822</text:p>
          </table:table-cell>
          <table:table-cell table:style-name="ce1"/>
          <table:table-cell table:style-name="ce1" table:formula="of:=[.AI270]-[.G270]" office:value-type="float" office:value="-0.413050178089179" calcext:value-type="float">
            <text:p>-0.413050178089179</text:p>
          </table:table-cell>
          <table:table-cell/>
          <table:table-cell table:style-name="ce7" office:value-type="float" office:value="355.643517716472" calcext:value-type="float">
            <text:p>355.643517716472</text:p>
          </table:table-cell>
          <table:table-cell table:number-columns-repeated="985"/>
        </table:table-row>
        <table:table-row table:style-name="ro3">
          <table:table-cell table:style-name="ce3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50653.041666667" calcext:value-type="float">
            <text:p>750653.0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055" calcext:value-type="float">
            <text:p>20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15217213332653" calcext:value-type="float">
            <text:p>0.915217213332653</text:p>
          </table:table-cell>
          <table:table-cell/>
          <table:table-cell office:value-type="float" office:value="750496.146468901" calcext:value-type="float">
            <text:p>750496.146468901</text:p>
          </table:table-cell>
          <table:table-cell/>
          <table:table-cell table:style-name="ce1" table:formula="of:=[.T271]-[.G271]" office:value-type="float" office:value="-156.895197766018" calcext:value-type="float">
            <text:p>-156.895197766018</text:p>
          </table:table-cell>
          <table:table-cell/>
          <table:table-cell table:style-name="ce1" office:value-type="float" office:value="152.761324532486" calcext:value-type="float">
            <text:p>152.761324532486</text:p>
          </table:table-cell>
          <table:table-cell/>
          <table:table-cell table:style-name="ce7" office:value-type="float" office:value="152.697668170142" calcext:value-type="float">
            <text:p>152.697668170142</text:p>
          </table:table-cell>
          <table:table-cell/>
          <table:table-cell table:style-name="ce3" office:value-type="float" office:value="2056" calcext:value-type="float">
            <text:p>20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58502322435379" calcext:value-type="float">
            <text:p>0.58502322435379</text:p>
          </table:table-cell>
          <table:table-cell table:style-name="ce1"/>
          <table:table-cell table:style-name="ce1" office:value-type="float" office:value="750653.735822933" calcext:value-type="float">
            <text:p>750653.735822933</text:p>
          </table:table-cell>
          <table:table-cell table:style-name="ce1"/>
          <table:table-cell table:style-name="ce1" table:formula="of:=[.AI271]-[.G271]" office:value-type="float" office:value="0.694156265817583" calcext:value-type="float">
            <text:p>0.694156265817583</text:p>
          </table:table-cell>
          <table:table-cell/>
          <table:table-cell table:style-name="ce7" office:value-type="float" office:value="356.602613306338" calcext:value-type="float">
            <text:p>356.602613306338</text:p>
          </table:table-cell>
          <table:table-cell table:number-columns-repeated="985"/>
        </table:table-row>
        <table:table-row table:style-name="ro3">
          <table:table-cell table:style-name="ce3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51018.241666667" calcext:value-type="float">
            <text:p>751018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56" calcext:value-type="float">
            <text:p>20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15137481689453" calcext:value-type="float">
            <text:p>0.715137481689453</text:p>
          </table:table-cell>
          <table:table-cell/>
          <table:table-cell office:value-type="float" office:value="750859.888691068" calcext:value-type="float">
            <text:p>750859.888691068</text:p>
          </table:table-cell>
          <table:table-cell/>
          <table:table-cell table:style-name="ce1" table:formula="of:=[.T272]-[.G272]" office:value-type="float" office:value="-158.352975599002" calcext:value-type="float">
            <text:p>-158.352975599002</text:p>
          </table:table-cell>
          <table:table-cell/>
          <table:table-cell table:style-name="ce1" office:value-type="float" office:value="153.991752754413" calcext:value-type="float">
            <text:p>153.991752754413</text:p>
          </table:table-cell>
          <table:table-cell/>
          <table:table-cell table:style-name="ce7" office:value-type="float" office:value="153.902337877495" calcext:value-type="float">
            <text:p>153.902337877495</text:p>
          </table:table-cell>
          <table:table-cell/>
          <table:table-cell table:style-name="ce3" office:value-type="float" office:value="2057" calcext:value-type="float">
            <text:p>20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704843115061522" calcext:value-type="float">
            <text:p>0.704843115061522</text:p>
          </table:table-cell>
          <table:table-cell table:style-name="ce1"/>
          <table:table-cell table:style-name="ce1" office:value-type="float" office:value="751018.69979503" calcext:value-type="float">
            <text:p>751018.69979503</text:p>
          </table:table-cell>
          <table:table-cell table:style-name="ce1"/>
          <table:table-cell table:style-name="ce1" table:formula="of:=[.AI272]-[.G272]" office:value-type="float" office:value="0.458128362894058" calcext:value-type="float">
            <text:p>0.458128362894058</text:p>
          </table:table-cell>
          <table:table-cell/>
          <table:table-cell table:style-name="ce7" office:value-type="float" office:value="356.175367729559" calcext:value-type="float">
            <text:p>356.175367729559</text:p>
          </table:table-cell>
          <table:table-cell table:number-columns-repeated="985"/>
        </table:table-row>
        <table:table-row table:style-name="ro3">
          <table:table-cell table:style-name="ce3" office:value-type="float" office:value="2058" calcext:value-type="float">
            <text:p>20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51383.441666667" calcext:value-type="float">
            <text:p>751383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057" calcext:value-type="float">
            <text:p>20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04904332756996" calcext:value-type="float">
            <text:p>0.704904332756996</text:p>
          </table:table-cell>
          <table:table-cell/>
          <table:table-cell office:value-type="float" office:value="751223.62132285" calcext:value-type="float">
            <text:p>751223.62132285</text:p>
          </table:table-cell>
          <table:table-cell/>
          <table:table-cell table:style-name="ce1" table:formula="of:=[.T273]-[.G273]" office:value-type="float" office:value="-159.820343817002" calcext:value-type="float">
            <text:p>-159.820343817002</text:p>
          </table:table-cell>
          <table:table-cell/>
          <table:table-cell table:style-name="ce1" office:value-type="float" office:value="155.228302344949" calcext:value-type="float">
            <text:p>155.228302344949</text:p>
          </table:table-cell>
          <table:table-cell/>
          <table:table-cell table:style-name="ce7" office:value-type="float" office:value="155.621199303536" calcext:value-type="float">
            <text:p>155.621199303536</text:p>
          </table:table-cell>
          <table:table-cell/>
          <table:table-cell table:style-name="ce3" office:value-type="float" office:value="2058" calcext:value-type="float">
            <text:p>20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447756271809339" calcext:value-type="float">
            <text:p>0.447756271809339</text:p>
          </table:table-cell>
          <table:table-cell table:style-name="ce1"/>
          <table:table-cell table:style-name="ce1" office:value-type="float" office:value="751383.587810942" calcext:value-type="float">
            <text:p>751383.587810942</text:p>
          </table:table-cell>
          <table:table-cell table:style-name="ce1"/>
          <table:table-cell table:style-name="ce1" table:formula="of:=[.AI273]-[.G273]" office:value-type="float" office:value="0.146144274855033" calcext:value-type="float">
            <text:p>0.146144274855033</text:p>
          </table:table-cell>
          <table:table-cell/>
          <table:table-cell table:style-name="ce7" office:value-type="float" office:value="355.870616951308" calcext:value-type="float">
            <text:p>355.870616951308</text:p>
          </table:table-cell>
          <table:table-cell table:number-columns-repeated="985"/>
        </table:table-row>
        <table:table-row table:style-name="ro3">
          <table:table-cell table:style-name="ce3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1749.3" calcext:value-type="float">
            <text:p>751749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058" calcext:value-type="float">
            <text:p>205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7101645320654" calcext:value-type="float">
            <text:p>0.107101645320654</text:p>
          </table:table-cell>
          <table:table-cell/>
          <table:table-cell office:value-type="float" office:value="751587.337574376" calcext:value-type="float">
            <text:p>751587.337574376</text:p>
          </table:table-cell>
          <table:table-cell/>
          <table:table-cell table:style-name="ce1" table:formula="of:=[.T274]-[.G274]" office:value-type="float" office:value="-161.96242562402" calcext:value-type="float">
            <text:p>-161.96242562402</text:p>
          </table:table-cell>
          <table:table-cell/>
          <table:table-cell table:style-name="ce1" office:value-type="float" office:value="156.464035706798" calcext:value-type="float">
            <text:p>156.464035706798</text:p>
          </table:table-cell>
          <table:table-cell/>
          <table:table-cell table:style-name="ce7" office:value-type="float" office:value="157.666720218338" calcext:value-type="float">
            <text:p>157.666720218338</text:p>
          </table:table-cell>
          <table:table-cell/>
          <table:table-cell table:style-name="ce3" office:value-type="float" office:value="2059" calcext:value-type="float">
            <text:p>2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03852621465921" calcext:value-type="float">
            <text:p>0.803852621465921</text:p>
          </table:table-cell>
          <table:table-cell table:style-name="ce1"/>
          <table:table-cell table:style-name="ce1" office:value-type="float" office:value="751748.573474898" calcext:value-type="float">
            <text:p>751748.573474898</text:p>
          </table:table-cell>
          <table:table-cell table:style-name="ce1"/>
          <table:table-cell table:style-name="ce1" table:formula="of:=[.AI274]-[.G274]" office:value-type="float" office:value="-0.72652510239277" calcext:value-type="float">
            <text:p>-0.72652510239277</text:p>
          </table:table-cell>
          <table:table-cell/>
          <table:table-cell table:style-name="ce7" office:value-type="float" office:value="355.690819381833" calcext:value-type="float">
            <text:p>355.690819381833</text:p>
          </table:table-cell>
          <table:table-cell table:number-columns-repeated="985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2114.45" calcext:value-type="float">
            <text:p>752114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59" calcext:value-type="float">
            <text:p>20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67594806104898" calcext:value-type="float">
            <text:p>0.967594806104898</text:p>
          </table:table-cell>
          <table:table-cell/>
          <table:table-cell office:value-type="float" office:value="751951.057616385" calcext:value-type="float">
            <text:p>751951.057616385</text:p>
          </table:table-cell>
          <table:table-cell/>
          <table:table-cell table:style-name="ce1" table:formula="of:=[.T275]-[.G275]" office:value-type="float" office:value="-163.392383614904" calcext:value-type="float">
            <text:p>-163.392383614904</text:p>
          </table:table-cell>
          <table:table-cell/>
          <table:table-cell table:style-name="ce1" office:value-type="float" office:value="158.683040065898" calcext:value-type="float">
            <text:p>158.683040065898</text:p>
          </table:table-cell>
          <table:table-cell/>
          <table:table-cell table:style-name="ce7" office:value-type="float" office:value="160.726947115341" calcext:value-type="float">
            <text:p>160.726947115341</text:p>
          </table:table-cell>
          <table:table-cell/>
          <table:table-cell table:style-name="ce3" office:value-type="float" office:value="2060" calcext:value-type="float">
            <text:p>20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349173121154308" calcext:value-type="float">
            <text:p>0.349173121154308</text:p>
          </table:table-cell>
          <table:table-cell table:style-name="ce1"/>
          <table:table-cell table:style-name="ce1" office:value-type="float" office:value="752114.568992481" calcext:value-type="float">
            <text:p>752114.568992481</text:p>
          </table:table-cell>
          <table:table-cell table:style-name="ce1"/>
          <table:table-cell table:style-name="ce1" table:formula="of:=[.AI275]-[.G275]" office:value-type="float" office:value="0.118992481380701" calcext:value-type="float">
            <text:p>0.118992481380701</text:p>
          </table:table-cell>
          <table:table-cell/>
          <table:table-cell table:style-name="ce7" office:value-type="float" office:value="356.59800674627" calcext:value-type="float">
            <text:p>356.59800674627</text:p>
          </table:table-cell>
          <table:table-cell table:number-columns-repeated="985"/>
        </table:table-row>
        <table:table-row table:style-name="ro3">
          <table:table-cell table:style-name="ce3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52479.5" calcext:value-type="float">
            <text:p>752479.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2060" calcext:value-type="float">
            <text:p>20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26551157981157" calcext:value-type="float">
            <text:p>0.326551157981157</text:p>
          </table:table-cell>
          <table:table-cell/>
          <table:table-cell office:value-type="float" office:value="752314.764810105" calcext:value-type="float">
            <text:p>752314.764810105</text:p>
          </table:table-cell>
          <table:table-cell/>
          <table:table-cell table:style-name="ce1" table:formula="of:=[.T276]-[.G276]" office:value-type="float" office:value="-164.735189895029" calcext:value-type="float">
            <text:p>-164.735189895029</text:p>
          </table:table-cell>
          <table:table-cell/>
          <table:table-cell table:style-name="ce1" office:value-type="float" office:value="159.936480423552" calcext:value-type="float">
            <text:p>159.936480423552</text:p>
          </table:table-cell>
          <table:table-cell/>
          <table:table-cell table:style-name="ce7" office:value-type="float" office:value="162.515045617562" calcext:value-type="float">
            <text:p>162.515045617562</text:p>
          </table:table-cell>
          <table:table-cell/>
          <table:table-cell table:style-name="ce3" office:value-type="float" office:value="2061" calcext:value-type="float">
            <text:p>20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5215339660645" calcext:value-type="float">
            <text:p>0.325215339660645</text:p>
          </table:table-cell>
          <table:table-cell table:style-name="ce1"/>
          <table:table-cell table:style-name="ce1" office:value-type="float" office:value="752479.529392511" calcext:value-type="float">
            <text:p>752479.529392511</text:p>
          </table:table-cell>
          <table:table-cell table:style-name="ce1"/>
          <table:table-cell table:style-name="ce1" table:formula="of:=[.AI276]-[.G276]" office:value-type="float" office:value="0.0293925106525421" calcext:value-type="float">
            <text:p>0.029392510652542</text:p>
          </table:table-cell>
          <table:table-cell/>
          <table:table-cell table:style-name="ce7" office:value-type="float" office:value="356.188459095959" calcext:value-type="float">
            <text:p>356.188459095959</text:p>
          </table:table-cell>
          <table:table-cell table:number-columns-repeated="985"/>
        </table:table-row>
        <table:table-row table:style-name="ro3">
          <table:table-cell table:style-name="ce3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52844.433333333" calcext:value-type="float">
            <text:p>752844.4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61" calcext:value-type="float">
            <text:p>20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4828186333179" calcext:value-type="float">
            <text:p>0.104828186333179</text:p>
          </table:table-cell>
          <table:table-cell/>
          <table:table-cell office:value-type="float" office:value="752678.463961686" calcext:value-type="float">
            <text:p>752678.463961686</text:p>
          </table:table-cell>
          <table:table-cell/>
          <table:table-cell table:style-name="ce1" table:formula="of:=[.T277]-[.G277]" office:value-type="float" office:value="-165.969371646992" calcext:value-type="float">
            <text:p>-165.969371646992</text:p>
          </table:table-cell>
          <table:table-cell/>
          <table:table-cell table:style-name="ce1" office:value-type="float" office:value="161.203143719536" calcext:value-type="float">
            <text:p>161.203143719536</text:p>
          </table:table-cell>
          <table:table-cell/>
          <table:table-cell table:style-name="ce7" office:value-type="float" office:value="163.819822807516" calcext:value-type="float">
            <text:p>163.819822807516</text:p>
          </table:table-cell>
          <table:table-cell/>
          <table:table-cell table:style-name="ce3" office:value-type="float" office:value="2062" calcext:value-type="float">
            <text:p>20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224190864712" calcext:value-type="float">
            <text:p>0.224190864712</text:p>
          </table:table-cell>
          <table:table-cell table:style-name="ce1"/>
          <table:table-cell table:style-name="ce1" office:value-type="float" office:value="752844.450155688" calcext:value-type="float">
            <text:p>752844.450155688</text:p>
          </table:table-cell>
          <table:table-cell table:style-name="ce1"/>
          <table:table-cell table:style-name="ce1" table:formula="of:=[.AI277]-[.G277]" office:value-type="float" office:value="0.016822355100885" calcext:value-type="float">
            <text:p>0.016822355100885</text:p>
          </table:table-cell>
          <table:table-cell/>
          <table:table-cell table:style-name="ce7" office:value-type="float" office:value="355.902308377021" calcext:value-type="float">
            <text:p>355.902308377021</text:p>
          </table:table-cell>
          <table:table-cell table:number-columns-repeated="985"/>
        </table:table-row>
        <table:table-row table:style-name="ro3">
          <table:table-cell table:style-name="ce3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53210.508333333" calcext:value-type="float">
            <text:p>753210.5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62" calcext:value-type="float">
            <text:p>20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5506197065115" calcext:value-type="float">
            <text:p>0.35506197065115</text:p>
          </table:table-cell>
          <table:table-cell/>
          <table:table-cell office:value-type="float" office:value="753042.162052126" calcext:value-type="float">
            <text:p>753042.162052126</text:p>
          </table:table-cell>
          <table:table-cell/>
          <table:table-cell table:style-name="ce1" table:formula="of:=[.T278]-[.G278]" office:value-type="float" office:value="-168.346281206934" calcext:value-type="float">
            <text:p>-168.346281206934</text:p>
          </table:table-cell>
          <table:table-cell/>
          <table:table-cell table:style-name="ce1" office:value-type="float" office:value="162.471176403051" calcext:value-type="float">
            <text:p>162.471176403051</text:p>
          </table:table-cell>
          <table:table-cell/>
          <table:table-cell table:style-name="ce7" office:value-type="float" office:value="164.618610163248" calcext:value-type="float">
            <text:p>164.618610163248</text:p>
          </table:table-cell>
          <table:table-cell/>
          <table:table-cell table:style-name="ce3" office:value-type="float" office:value="2063" calcext:value-type="float">
            <text:p>20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05903542041779" calcext:value-type="float">
            <text:p>0.505903542041779</text:p>
          </table:table-cell>
          <table:table-cell table:style-name="ce1"/>
          <table:table-cell table:style-name="ce1" office:value-type="float" office:value="753209.5156291" calcext:value-type="float">
            <text:p>753209.5156291</text:p>
          </table:table-cell>
          <table:table-cell table:style-name="ce1"/>
          <table:table-cell table:style-name="ce1" table:formula="of:=[.AI278]-[.G278]" office:value-type="float" office:value="-0.99270423327107" calcext:value-type="float">
            <text:p>-0.99270423327107</text:p>
          </table:table-cell>
          <table:table-cell/>
          <table:table-cell table:style-name="ce7" office:value-type="float" office:value="355.7407620014" calcext:value-type="float">
            <text:p>355.7407620014</text:p>
          </table:table-cell>
          <table:table-cell table:number-columns-repeated="985"/>
        </table:table-row>
        <table:table-row table:style-name="ro3">
          <table:table-cell table:style-name="ce3" office:value-type="float" office:value="2064" calcext:value-type="float">
            <text:p>2064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3575.408333333" calcext:value-type="float">
            <text:p>753575.4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63" calcext:value-type="float">
            <text:p>20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89344076067209" calcext:value-type="float">
            <text:p>0.289344076067209</text:p>
          </table:table-cell>
          <table:table-cell/>
          <table:table-cell office:value-type="float" office:value="753405.844645378" calcext:value-type="float">
            <text:p>753405.844645378</text:p>
          </table:table-cell>
          <table:table-cell/>
          <table:table-cell table:style-name="ce1" table:formula="of:=[.T279]-[.G279]" office:value-type="float" office:value="-169.563687955029" calcext:value-type="float">
            <text:p>-169.563687955029</text:p>
          </table:table-cell>
          <table:table-cell/>
          <table:table-cell table:style-name="ce1" office:value-type="float" office:value="164.713059384423" calcext:value-type="float">
            <text:p>164.713059384423</text:p>
          </table:table-cell>
          <table:table-cell/>
          <table:table-cell table:style-name="ce7" office:value-type="float" office:value="166.072019383184" calcext:value-type="float">
            <text:p>166.072019383184</text:p>
          </table:table-cell>
          <table:table-cell/>
          <table:table-cell table:style-name="ce3" office:value-type="float" office:value="2064" calcext:value-type="float">
            <text:p>2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41807759553194" calcext:value-type="float">
            <text:p>0.41807759553194</text:p>
          </table:table-cell>
          <table:table-cell table:style-name="ce1"/>
          <table:table-cell table:style-name="ce1" office:value-type="float" office:value="753575.406540332" calcext:value-type="float">
            <text:p>753575.406540332</text:p>
          </table:table-cell>
          <table:table-cell table:style-name="ce1"/>
          <table:table-cell table:style-name="ce1" table:formula="of:=[.AI279]-[.G279]" office:value-type="float" office:value="-0.0017930013127625" calcext:value-type="float">
            <text:p>-0.001793001312763</text:p>
          </table:table-cell>
          <table:table-cell/>
          <table:table-cell table:style-name="ce7" office:value-type="float" office:value="356.595920992595" calcext:value-type="float">
            <text:p>356.595920992595</text:p>
          </table:table-cell>
          <table:table-cell table:number-columns-repeated="985"/>
        </table:table-row>
        <table:table-row table:style-name="ro3">
          <table:table-cell table:style-name="ce3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3940.491666667" calcext:value-type="float">
            <text:p>753940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64" calcext:value-type="float">
            <text:p>20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252657610923052" calcext:value-type="float">
            <text:p>0.252657610923052</text:p>
          </table:table-cell>
          <table:table-cell/>
          <table:table-cell office:value-type="float" office:value="753769.530731012" calcext:value-type="float">
            <text:p>753769.530731012</text:p>
          </table:table-cell>
          <table:table-cell/>
          <table:table-cell table:style-name="ce1" table:formula="of:=[.T280]-[.G280]" office:value-type="float" office:value="-170.96093565505" calcext:value-type="float">
            <text:p>-170.96093565505</text:p>
          </table:table-cell>
          <table:table-cell/>
          <table:table-cell table:style-name="ce1" office:value-type="float" office:value="166.005438879518" calcext:value-type="float">
            <text:p>166.005438879518</text:p>
          </table:table-cell>
          <table:table-cell/>
          <table:table-cell table:style-name="ce7" office:value-type="float" office:value="166.556782581836" calcext:value-type="float">
            <text:p>166.556782581836</text:p>
          </table:table-cell>
          <table:table-cell/>
          <table:table-cell table:style-name="ce3" office:value-type="float" office:value="2065" calcext:value-type="float">
            <text:p>20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15114358812571" calcext:value-type="float">
            <text:p>0.215114358812571</text:p>
          </table:table-cell>
          <table:table-cell table:style-name="ce1"/>
          <table:table-cell table:style-name="ce1" office:value-type="float" office:value="753940.370982718" calcext:value-type="float">
            <text:p>753940.370982718</text:p>
          </table:table-cell>
          <table:table-cell table:style-name="ce1"/>
          <table:table-cell table:style-name="ce1" table:formula="of:=[.AI280]-[.G280]" office:value-type="float" office:value="-0.120683948742226" calcext:value-type="float">
            <text:p>-0.120683948742226</text:p>
          </table:table-cell>
          <table:table-cell/>
          <table:table-cell table:style-name="ce7" office:value-type="float" office:value="356.204285652154" calcext:value-type="float">
            <text:p>356.204285652154</text:p>
          </table:table-cell>
          <table:table-cell table:number-columns-repeated="985"/>
        </table:table-row>
        <table:table-row table:style-name="ro3">
          <table:table-cell table:style-name="ce3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54305.608333333" calcext:value-type="float">
            <text:p>754305.60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2065" calcext:value-type="float">
            <text:p>206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7634845227003" calcext:value-type="float">
            <text:p>0.647634845227003</text:p>
          </table:table-cell>
          <table:table-cell/>
          <table:table-cell office:value-type="float" office:value="754133.20878308" calcext:value-type="float">
            <text:p>754133.20878308</text:p>
          </table:table-cell>
          <table:table-cell/>
          <table:table-cell table:style-name="ce1" table:formula="of:=[.T281]-[.G281]" office:value-type="float" office:value="-172.39955025306" calcext:value-type="float">
            <text:p>-172.39955025306</text:p>
          </table:table-cell>
          <table:table-cell/>
          <table:table-cell table:style-name="ce1" office:value-type="float" office:value="167.293292347662" calcext:value-type="float">
            <text:p>167.293292347662</text:p>
          </table:table-cell>
          <table:table-cell/>
          <table:table-cell table:style-name="ce7" office:value-type="float" office:value="167.336514402781" calcext:value-type="float">
            <text:p>167.336514402781</text:p>
          </table:table-cell>
          <table:table-cell/>
          <table:table-cell table:style-name="ce3" office:value-type="float" office:value="2066" calcext:value-type="float">
            <text:p>20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19135624170303" calcext:value-type="float">
            <text:p>0.519135624170303</text:p>
          </table:table-cell>
          <table:table-cell table:style-name="ce1"/>
          <table:table-cell table:style-name="ce1" office:value-type="float" office:value="754305.335082733" calcext:value-type="float">
            <text:p>754305.335082733</text:p>
          </table:table-cell>
          <table:table-cell table:style-name="ce1"/>
          <table:table-cell table:style-name="ce1" table:formula="of:=[.AI281]-[.G281]" office:value-type="float" office:value="-0.273250599973835" calcext:value-type="float">
            <text:p>-0.273250599973835</text:p>
          </table:table-cell>
          <table:table-cell/>
          <table:table-cell table:style-name="ce7" office:value-type="float" office:value="355.936760842356" calcext:value-type="float">
            <text:p>355.936760842356</text:p>
          </table:table-cell>
          <table:table-cell table:number-columns-repeated="985"/>
        </table:table-row>
        <table:table-row table:style-name="ro3">
          <table:table-cell table:style-name="ce3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54671.366666667" calcext:value-type="float">
            <text:p>75467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66" calcext:value-type="float">
            <text:p>20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96779192984104" calcext:value-type="float">
            <text:p>0.296779192984104</text:p>
          </table:table-cell>
          <table:table-cell/>
          <table:table-cell office:value-type="float" office:value="754496.869650541" calcext:value-type="float">
            <text:p>754496.869650541</text:p>
          </table:table-cell>
          <table:table-cell/>
          <table:table-cell table:style-name="ce1" table:formula="of:=[.T282]-[.G282]" office:value-type="float" office:value="-174.497016126057" calcext:value-type="float">
            <text:p>-174.497016126057</text:p>
          </table:table-cell>
          <table:table-cell/>
          <table:table-cell table:style-name="ce1" office:value-type="float" office:value="168.592027085517" calcext:value-type="float">
            <text:p>168.592027085517</text:p>
          </table:table-cell>
          <table:table-cell/>
          <table:table-cell table:style-name="ce7" office:value-type="float" office:value="168.624799232603" calcext:value-type="float">
            <text:p>168.624799232603</text:p>
          </table:table-cell>
          <table:table-cell/>
          <table:table-cell table:style-name="ce3" office:value-type="float" office:value="2067" calcext:value-type="float">
            <text:p>20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7221203148365" calcext:value-type="float">
            <text:p>0.847221203148365</text:p>
          </table:table-cell>
          <table:table-cell table:style-name="ce1"/>
          <table:table-cell table:style-name="ce1" office:value-type="float" office:value="754670.490171681" calcext:value-type="float">
            <text:p>754670.490171681</text:p>
          </table:table-cell>
          <table:table-cell table:style-name="ce1"/>
          <table:table-cell table:style-name="ce1" table:formula="of:=[.AI282]-[.G282]" office:value-type="float" office:value="-0.876494985655881" calcext:value-type="float">
            <text:p>-0.876494985655881</text:p>
          </table:table-cell>
          <table:table-cell/>
          <table:table-cell table:style-name="ce7" office:value-type="float" office:value="355.793312153515" calcext:value-type="float">
            <text:p>355.793312153515</text:p>
          </table:table-cell>
          <table:table-cell table:number-columns-repeated="985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55036.55" calcext:value-type="float">
            <text:p>755036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067" calcext:value-type="float">
            <text:p>20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24315856397152" calcext:value-type="float">
            <text:p>0.024315856397152</text:p>
          </table:table-cell>
          <table:table-cell/>
          <table:table-cell office:value-type="float" office:value="754860.539600219" calcext:value-type="float">
            <text:p>754860.539600219</text:p>
          </table:table-cell>
          <table:table-cell/>
          <table:table-cell table:style-name="ce1" table:formula="of:=[.T283]-[.G283]" office:value-type="float" office:value="-176.010399781051" calcext:value-type="float">
            <text:p>-176.010399781051</text:p>
          </table:table-cell>
          <table:table-cell/>
          <table:table-cell table:style-name="ce1" office:value-type="float" office:value="170.869825055666" calcext:value-type="float">
            <text:p>170.869825055666</text:p>
          </table:table-cell>
          <table:table-cell/>
          <table:table-cell table:style-name="ce7" office:value-type="float" office:value="171.402088570925" calcext:value-type="float">
            <text:p>171.402088570925</text:p>
          </table:table-cell>
          <table:table-cell/>
          <table:table-cell table:style-name="ce3" office:value-type="float" office:value="2068" calcext:value-type="float">
            <text:p>20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444316089153" calcext:value-type="float">
            <text:p>0.493444316089153</text:p>
          </table:table-cell>
          <table:table-cell table:style-name="ce1"/>
          <table:table-cell table:style-name="ce1" office:value-type="float" office:value="755036.25034267" calcext:value-type="float">
            <text:p>755036.25034267</text:p>
          </table:table-cell>
          <table:table-cell table:style-name="ce1"/>
          <table:table-cell table:style-name="ce1" table:formula="of:=[.AI283]-[.G283]" office:value-type="float" office:value="-0.299657330382615" calcext:value-type="float">
            <text:p>-0.299657330382615</text:p>
          </table:table-cell>
          <table:table-cell/>
          <table:table-cell table:style-name="ce7" office:value-type="float" office:value="356.596399748451" calcext:value-type="float">
            <text:p>356.596399748451</text:p>
          </table:table-cell>
          <table:table-cell table:number-columns-repeated="985"/>
        </table:table-row>
        <table:table-row table:style-name="ro3">
          <table:table-cell table:style-name="ce3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55401.733333333" calcext:value-type="float">
            <text:p>755401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068" calcext:value-type="float">
            <text:p>20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6054644286633" calcext:value-type="float">
            <text:p>0.806054644286633</text:p>
          </table:table-cell>
          <table:table-cell/>
          <table:table-cell office:value-type="float" office:value="755224.201254205" calcext:value-type="float">
            <text:p>755224.201254205</text:p>
          </table:table-cell>
          <table:table-cell/>
          <table:table-cell table:style-name="ce1" table:formula="of:=[.T284]-[.G284]" office:value-type="float" office:value="-177.532079128083" calcext:value-type="float">
            <text:p>-177.532079128083</text:p>
          </table:table-cell>
          <table:table-cell/>
          <table:table-cell table:style-name="ce1" office:value-type="float" office:value="172.18168557014" calcext:value-type="float">
            <text:p>172.18168557014</text:p>
          </table:table-cell>
          <table:table-cell/>
          <table:table-cell table:style-name="ce7" office:value-type="float" office:value="173.524024816063" calcext:value-type="float">
            <text:p>173.524024816063</text:p>
          </table:table-cell>
          <table:table-cell/>
          <table:table-cell table:style-name="ce3" office:value-type="float" office:value="2069" calcext:value-type="float">
            <text:p>20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644021406769753" calcext:value-type="float">
            <text:p>0.064402140676975</text:p>
          </table:table-cell>
          <table:table-cell table:style-name="ce1"/>
          <table:table-cell table:style-name="ce1" office:value-type="float" office:value="755401.227128057" calcext:value-type="float">
            <text:p>755401.227128057</text:p>
          </table:table-cell>
          <table:table-cell table:style-name="ce1"/>
          <table:table-cell table:style-name="ce1" table:formula="of:=[.AI284]-[.G284]" office:value-type="float" office:value="-0.506205276004039" calcext:value-type="float">
            <text:p>-0.506205276004039</text:p>
          </table:table-cell>
          <table:table-cell/>
          <table:table-cell table:style-name="ce7" office:value-type="float" office:value="356.222863085071" calcext:value-type="float">
            <text:p>356.222863085071</text:p>
          </table:table-cell>
          <table:table-cell table:number-columns-repeated="985"/>
        </table:table-row>
        <table:table-row table:style-name="ro3">
          <table:table-cell table:style-name="ce3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55766.816666667" calcext:value-type="float">
            <text:p>755766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069" calcext:value-type="float">
            <text:p>20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565019585192204" calcext:value-type="float">
            <text:p>0.05650195851922</text:p>
          </table:table-cell>
          <table:table-cell/>
          <table:table-cell office:value-type="float" office:value="755587.854900349" calcext:value-type="float">
            <text:p>755587.854900349</text:p>
          </table:table-cell>
          <table:table-cell/>
          <table:table-cell table:style-name="ce1" table:formula="of:=[.T285]-[.G285]" office:value-type="float" office:value="-178.961766317952" calcext:value-type="float">
            <text:p>-178.961766317952</text:p>
          </table:table-cell>
          <table:table-cell/>
          <table:table-cell table:style-name="ce1" office:value-type="float" office:value="173.503575818675" calcext:value-type="float">
            <text:p>173.503575818675</text:p>
          </table:table-cell>
          <table:table-cell/>
          <table:table-cell table:style-name="ce7" office:value-type="float" office:value="175.661781148952" calcext:value-type="float">
            <text:p>175.661781148952</text:p>
          </table:table-cell>
          <table:table-cell/>
          <table:table-cell table:style-name="ce3" office:value-type="float" office:value="2070" calcext:value-type="float">
            <text:p>20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02319894731045" calcext:value-type="float">
            <text:p>0.050231989473105</text:p>
          </table:table-cell>
          <table:table-cell table:style-name="ce1"/>
          <table:table-cell table:style-name="ce1" office:value-type="float" office:value="755766.245173772" calcext:value-type="float">
            <text:p>755766.245173772</text:p>
          </table:table-cell>
          <table:table-cell table:style-name="ce1"/>
          <table:table-cell table:style-name="ce1" table:formula="of:=[.AI285]-[.G285]" office:value-type="float" office:value="-0.571492894785479" calcext:value-type="float">
            <text:p>-0.571492894785479</text:p>
          </table:table-cell>
          <table:table-cell/>
          <table:table-cell table:style-name="ce7" office:value-type="float" office:value="355.973962503175" calcext:value-type="float">
            <text:p>355.973962503175</text:p>
          </table:table-cell>
          <table:table-cell table:number-columns-repeated="985"/>
        </table:table-row>
        <table:table-row table:style-name="ro3">
          <table:table-cell table:style-name="ce3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6132.05" calcext:value-type="float">
            <text:p>756132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70" calcext:value-type="float">
            <text:p>20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76465030759573" calcext:value-type="float">
            <text:p>0.676465030759573</text:p>
          </table:table-cell>
          <table:table-cell/>
          <table:table-cell office:value-type="float" office:value="755951.508108656" calcext:value-type="float">
            <text:p>755951.508108656</text:p>
          </table:table-cell>
          <table:table-cell/>
          <table:table-cell table:style-name="ce1" table:formula="of:=[.T286]-[.G286]" office:value-type="float" office:value="-180.541891344008" calcext:value-type="float">
            <text:p>-180.541891344008</text:p>
          </table:table-cell>
          <table:table-cell/>
          <table:table-cell table:style-name="ce1" office:value-type="float" office:value="174.823567855157" calcext:value-type="float">
            <text:p>174.823567855157</text:p>
          </table:table-cell>
          <table:table-cell/>
          <table:table-cell table:style-name="ce7" office:value-type="float" office:value="177.491009926485" calcext:value-type="float">
            <text:p>177.491009926485</text:p>
          </table:table-cell>
          <table:table-cell/>
          <table:table-cell table:style-name="ce3" office:value-type="float" office:value="2071" calcext:value-type="float">
            <text:p>20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14547612518072" calcext:value-type="float">
            <text:p>0.514547612518072</text:p>
          </table:table-cell>
          <table:table-cell table:style-name="ce1"/>
          <table:table-cell table:style-name="ce1" office:value-type="float" office:value="756131.498273991" calcext:value-type="float">
            <text:p>756131.498273991</text:p>
          </table:table-cell>
          <table:table-cell table:style-name="ce1"/>
          <table:table-cell table:style-name="ce1" table:formula="of:=[.AI286]-[.G286]" office:value-type="float" office:value="-0.551726008648984" calcext:value-type="float">
            <text:p>-0.551726008648984</text:p>
          </table:table-cell>
          <table:table-cell/>
          <table:table-cell table:style-name="ce7" office:value-type="float" office:value="355.848432907149" calcext:value-type="float">
            <text:p>355.848432907149</text:p>
          </table:table-cell>
          <table:table-cell table:number-columns-repeated="985"/>
        </table:table-row>
        <table:table-row table:style-name="ro3">
          <table:table-cell table:style-name="ce3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56497.083333333" calcext:value-type="float">
            <text:p>756497.0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071" calcext:value-type="float">
            <text:p>20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7419101297855" calcext:value-type="float">
            <text:p>0.617419101297855</text:p>
          </table:table-cell>
          <table:table-cell/>
          <table:table-cell office:value-type="float" office:value="756315.144178763" calcext:value-type="float">
            <text:p>756315.144178763</text:p>
          </table:table-cell>
          <table:table-cell/>
          <table:table-cell table:style-name="ce1" table:formula="of:=[.T287]-[.G287]" office:value-type="float" office:value="-181.939154569991" calcext:value-type="float">
            <text:p>-181.939154569991</text:p>
          </table:table-cell>
          <table:table-cell/>
          <table:table-cell table:style-name="ce1" office:value-type="float" office:value="177.134208027903" calcext:value-type="float">
            <text:p>177.134208027903</text:p>
          </table:table-cell>
          <table:table-cell/>
          <table:table-cell table:style-name="ce7" office:value-type="float" office:value="179.810136354208" calcext:value-type="float">
            <text:p>179.810136354208</text:p>
          </table:table-cell>
          <table:table-cell/>
          <table:table-cell table:style-name="ce3" office:value-type="float" office:value="2072" calcext:value-type="float">
            <text:p>20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59776178002358" calcext:value-type="float">
            <text:p>0.459776178002358</text:p>
          </table:table-cell>
          <table:table-cell table:style-name="ce1"/>
          <table:table-cell table:style-name="ce1" office:value-type="float" office:value="756497.102402622" calcext:value-type="float">
            <text:p>756497.102402622</text:p>
          </table:table-cell>
          <table:table-cell table:style-name="ce1"/>
          <table:table-cell table:style-name="ce1" table:formula="of:=[.AI287]-[.G287]" office:value-type="float" office:value="0.0190692893229425" calcext:value-type="float">
            <text:p>0.019069289322943</text:p>
          </table:table-cell>
          <table:table-cell/>
          <table:table-cell table:style-name="ce7" office:value-type="float" office:value="356.599482616668" calcext:value-type="float">
            <text:p>356.599482616668</text:p>
          </table:table-cell>
          <table:table-cell table:number-columns-repeated="985"/>
        </table:table-row>
        <table:table-row table:style-name="ro3">
          <table:table-cell table:style-name="ce3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56862.2" calcext:value-type="float">
            <text:p>756862.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072" calcext:value-type="float">
            <text:p>20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784171923995" calcext:value-type="float">
            <text:p>0.67784171923995</text:p>
          </table:table-cell>
          <table:table-cell/>
          <table:table-cell office:value-type="float" office:value="756678.781026279" calcext:value-type="float">
            <text:p>756678.781026279</text:p>
          </table:table-cell>
          <table:table-cell/>
          <table:table-cell table:style-name="ce1" table:formula="of:=[.T288]-[.G288]" office:value-type="float" office:value="-183.418973720982" calcext:value-type="float">
            <text:p>-183.418973720982</text:p>
          </table:table-cell>
          <table:table-cell/>
          <table:table-cell table:style-name="ce1" office:value-type="float" office:value="178.477227914453" calcext:value-type="float">
            <text:p>178.477227914453</text:p>
          </table:table-cell>
          <table:table-cell/>
          <table:table-cell table:style-name="ce7" office:value-type="float" office:value="180.655814606831" calcext:value-type="float">
            <text:p>180.655814606831</text:p>
          </table:table-cell>
          <table:table-cell/>
          <table:table-cell table:style-name="ce3" office:value-type="float" office:value="2073" calcext:value-type="float">
            <text:p>20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70787791162729" calcext:value-type="float">
            <text:p>0.570787791162729</text:p>
          </table:table-cell>
          <table:table-cell table:style-name="ce1"/>
          <table:table-cell table:style-name="ce1" office:value-type="float" office:value="756862.10039638" calcext:value-type="float">
            <text:p>756862.10039638</text:p>
          </table:table-cell>
          <table:table-cell table:style-name="ce1"/>
          <table:table-cell table:style-name="ce1" table:formula="of:=[.AI288]-[.G288]" office:value-type="float" office:value="-0.0996036195429042" calcext:value-type="float">
            <text:p>-0.099603619542904</text:p>
          </table:table-cell>
          <table:table-cell/>
          <table:table-cell table:style-name="ce7" office:value-type="float" office:value="356.244202910436" calcext:value-type="float">
            <text:p>356.244202910436</text:p>
          </table:table-cell>
          <table:table-cell table:number-columns-repeated="985"/>
        </table:table-row>
        <table:table-row table:style-name="ro3">
          <table:table-cell table:style-name="ce3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57227.383333333" calcext:value-type="float">
            <text:p>757227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073" calcext:value-type="float">
            <text:p>20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84764882177115" calcext:value-type="float">
            <text:p>0.784764882177115</text:p>
          </table:table-cell>
          <table:table-cell/>
          <table:table-cell office:value-type="float" office:value="757042.410961642" calcext:value-type="float">
            <text:p>757042.410961642</text:p>
          </table:table-cell>
          <table:table-cell/>
          <table:table-cell table:style-name="ce1" table:formula="of:=[.T289]-[.G289]" office:value-type="float" office:value="-184.972371690907" calcext:value-type="float">
            <text:p>-184.972371690907</text:p>
          </table:table-cell>
          <table:table-cell/>
          <table:table-cell table:style-name="ce1" office:value-type="float" office:value="179.826256229684" calcext:value-type="float">
            <text:p>179.826256229684</text:p>
          </table:table-cell>
          <table:table-cell/>
          <table:table-cell table:style-name="ce7" office:value-type="float" office:value="181.196080460337" calcext:value-type="float">
            <text:p>181.196080460337</text:p>
          </table:table-cell>
          <table:table-cell/>
          <table:table-cell table:style-name="ce3" office:value-type="float" office:value="2074" calcext:value-type="float">
            <text:p>20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21746722608805" calcext:value-type="float">
            <text:p>0.121746722608805</text:p>
          </table:table-cell>
          <table:table-cell table:style-name="ce1"/>
          <table:table-cell table:style-name="ce1" office:value-type="float" office:value="757227.182723435" calcext:value-type="float">
            <text:p>757227.182723435</text:p>
          </table:table-cell>
          <table:table-cell table:style-name="ce1"/>
          <table:table-cell table:style-name="ce1" table:formula="of:=[.AI289]-[.G289]" office:value-type="float" office:value="-0.200609897729009" calcext:value-type="float">
            <text:p>-0.200609897729009</text:p>
          </table:table-cell>
          <table:table-cell/>
          <table:table-cell table:style-name="ce7" office:value-type="float" office:value="356.013897596203" calcext:value-type="float">
            <text:p>356.013897596203</text:p>
          </table:table-cell>
          <table:table-cell table:number-columns-repeated="985"/>
        </table:table-row>
        <table:table-row table:style-name="ro3">
          <table:table-cell table:style-name="ce3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57593.208333333" calcext:value-type="float">
            <text:p>757593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74" calcext:value-type="float">
            <text:p>20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6525800228119" calcext:value-type="float">
            <text:p>0.646525800228119</text:p>
          </table:table-cell>
          <table:table-cell/>
          <table:table-cell office:value-type="float" office:value="757406.022671198" calcext:value-type="float">
            <text:p>757406.022671198</text:p>
          </table:table-cell>
          <table:table-cell/>
          <table:table-cell table:style-name="ce1" table:formula="of:=[.T290]-[.G290]" office:value-type="float" office:value="-187.185662135016" calcext:value-type="float">
            <text:p>-187.185662135016</text:p>
          </table:table-cell>
          <table:table-cell/>
          <table:table-cell table:style-name="ce1" office:value-type="float" office:value="181.178175650435" calcext:value-type="float">
            <text:p>181.178175650435</text:p>
          </table:table-cell>
          <table:table-cell/>
          <table:table-cell table:style-name="ce7" office:value-type="float" office:value="181.739148886569" calcext:value-type="float">
            <text:p>181.739148886569</text:p>
          </table:table-cell>
          <table:table-cell/>
          <table:table-cell table:style-name="ce3" office:value-type="float" office:value="2075" calcext:value-type="float">
            <text:p>2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28500802069902" calcext:value-type="float">
            <text:p>0.228500802069902</text:p>
          </table:table-cell>
          <table:table-cell table:style-name="ce1"/>
          <table:table-cell table:style-name="ce1" office:value-type="float" office:value="757592.540436459" calcext:value-type="float">
            <text:p>757592.540436459</text:p>
          </table:table-cell>
          <table:table-cell table:style-name="ce1"/>
          <table:table-cell table:style-name="ce1" table:formula="of:=[.AI290]-[.G290]" office:value-type="float" office:value="-0.667896874132566" calcext:value-type="float">
            <text:p>-0.667896874132566</text:p>
          </table:table-cell>
          <table:table-cell/>
          <table:table-cell table:style-name="ce7" office:value-type="float" office:value="355.906083907108" calcext:value-type="float">
            <text:p>355.906083907108</text:p>
          </table:table-cell>
          <table:table-cell table:number-columns-repeated="985"/>
        </table:table-row>
        <table:table-row table:style-name="ro3">
          <table:table-cell table:style-name="ce3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7958.325" calcext:value-type="float">
            <text:p>757958.3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75" calcext:value-type="float">
            <text:p>20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6712982803583" calcext:value-type="float">
            <text:p>0.656712982803583</text:p>
          </table:table-cell>
          <table:table-cell/>
          <table:table-cell office:value-type="float" office:value="757769.640039384" calcext:value-type="float">
            <text:p>757769.640039384</text:p>
          </table:table-cell>
          <table:table-cell/>
          <table:table-cell table:style-name="ce1" table:formula="of:=[.T291]-[.G291]" office:value-type="float" office:value="-188.684960615938" calcext:value-type="float">
            <text:p>-188.684960615938</text:p>
          </table:table-cell>
          <table:table-cell/>
          <table:table-cell table:style-name="ce1" office:value-type="float" office:value="183.521222361862" calcext:value-type="float">
            <text:p>183.521222361862</text:p>
          </table:table-cell>
          <table:table-cell/>
          <table:table-cell table:style-name="ce7" office:value-type="float" office:value="183.582339225839" calcext:value-type="float">
            <text:p>183.582339225839</text:p>
          </table:table-cell>
          <table:table-cell/>
          <table:table-cell table:style-name="ce3" office:value-type="float" office:value="2076" calcext:value-type="float">
            <text:p>20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48981231451035" calcext:value-type="float">
            <text:p>0.348981231451035</text:p>
          </table:table-cell>
          <table:table-cell table:style-name="ce1"/>
          <table:table-cell table:style-name="ce1" office:value-type="float" office:value="757957.964825681" calcext:value-type="float">
            <text:p>757957.964825681</text:p>
          </table:table-cell>
          <table:table-cell table:style-name="ce1"/>
          <table:table-cell table:style-name="ce1" table:formula="of:=[.AI291]-[.G291]" office:value-type="float" office:value="-0.360174318542704" calcext:value-type="float">
            <text:p>-0.360174318542704</text:p>
          </table:table-cell>
          <table:table-cell/>
          <table:table-cell table:style-name="ce7" office:value-type="float" office:value="356.605205066576" calcext:value-type="float">
            <text:p>356.605205066576</text:p>
          </table:table-cell>
          <table:table-cell table:number-columns-repeated="985"/>
        </table:table-row>
        <table:table-row table:style-name="ro3">
          <table:table-cell table:style-name="ce3" office:value-type="float" office:value="2077" calcext:value-type="float">
            <text:p>207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8323.458333333" calcext:value-type="float">
            <text:p>758323.4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076" calcext:value-type="float">
            <text:p>20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436589978635311" calcext:value-type="float">
            <text:p>0.043658997863531</text:p>
          </table:table-cell>
          <table:table-cell/>
          <table:table-cell office:value-type="float" office:value="758133.247946985" calcext:value-type="float">
            <text:p>758133.247946985</text:p>
          </table:table-cell>
          <table:table-cell/>
          <table:table-cell table:style-name="ce1" table:formula="of:=[.T292]-[.G292]" office:value-type="float" office:value="-190.210386348073" calcext:value-type="float">
            <text:p>-190.210386348073</text:p>
          </table:table-cell>
          <table:table-cell/>
          <table:table-cell table:style-name="ce1" office:value-type="float" office:value="184.894379762256" calcext:value-type="float">
            <text:p>184.894379762256</text:p>
          </table:table-cell>
          <table:table-cell/>
          <table:table-cell table:style-name="ce7" office:value-type="float" office:value="184.960683770219" calcext:value-type="float">
            <text:p>184.960683770219</text:p>
          </table:table-cell>
          <table:table-cell/>
          <table:table-cell table:style-name="ce3" office:value-type="float" office:value="2077" calcext:value-type="float">
            <text:p>20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53706683963537" calcext:value-type="float">
            <text:p>0.353706683963537</text:p>
          </table:table-cell>
          <table:table-cell table:style-name="ce1"/>
          <table:table-cell table:style-name="ce1" office:value-type="float" office:value="758322.993301185" calcext:value-type="float">
            <text:p>758322.993301185</text:p>
          </table:table-cell>
          <table:table-cell table:style-name="ce1"/>
          <table:table-cell table:style-name="ce1" table:formula="of:=[.AI292]-[.G292]" office:value-type="float" office:value="-0.465032147825696" calcext:value-type="float">
            <text:p>-0.465032147825696</text:p>
          </table:table-cell>
          <table:table-cell/>
          <table:table-cell table:style-name="ce7" office:value-type="float" office:value="356.268312491437" calcext:value-type="float">
            <text:p>356.268312491437</text:p>
          </table:table-cell>
          <table:table-cell table:number-columns-repeated="985"/>
        </table:table-row>
        <table:table-row table:style-name="ro3">
          <table:table-cell table:style-name="ce3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58688.358333333" calcext:value-type="float">
            <text:p>758688.3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2077" calcext:value-type="float">
            <text:p>207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59891118109226" calcext:value-type="float">
            <text:p>0.095989111810923</text:p>
          </table:table-cell>
          <table:table-cell/>
          <table:table-cell office:value-type="float" office:value="758496.843122215" calcext:value-type="float">
            <text:p>758496.843122215</text:p>
          </table:table-cell>
          <table:table-cell/>
          <table:table-cell table:style-name="ce1" table:formula="of:=[.T293]-[.G293]" office:value-type="float" office:value="-191.515211118036" calcext:value-type="float">
            <text:p>-191.515211118036</text:p>
          </table:table-cell>
          <table:table-cell/>
          <table:table-cell table:style-name="ce1" office:value-type="float" office:value="186.271321552536" calcext:value-type="float">
            <text:p>186.271321552536</text:p>
          </table:table-cell>
          <table:table-cell/>
          <table:table-cell table:style-name="ce7" office:value-type="float" office:value="186.842263916027" calcext:value-type="float">
            <text:p>186.842263916027</text:p>
          </table:table-cell>
          <table:table-cell/>
          <table:table-cell table:style-name="ce3" office:value-type="float" office:value="2078" calcext:value-type="float">
            <text:p>20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49472751095891" calcext:value-type="float">
            <text:p>0.49472751095891</text:p>
          </table:table-cell>
          <table:table-cell table:style-name="ce1"/>
          <table:table-cell table:style-name="ce1" office:value-type="float" office:value="758688.149649116" calcext:value-type="float">
            <text:p>758688.149649116</text:p>
          </table:table-cell>
          <table:table-cell table:style-name="ce1"/>
          <table:table-cell table:style-name="ce1" table:formula="of:=[.AI293]-[.G293]" office:value-type="float" office:value="-0.208684216719121" calcext:value-type="float">
            <text:p>-0.208684216719121</text:p>
          </table:table-cell>
          <table:table-cell/>
          <table:table-cell table:style-name="ce7" office:value-type="float" office:value="356.05654649935" calcext:value-type="float">
            <text:p>356.05654649935</text:p>
          </table:table-cell>
          <table:table-cell table:number-columns-repeated="985"/>
        </table:table-row>
        <table:table-row table:style-name="ro3">
          <table:table-cell table:style-name="ce3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59054.4" calcext:value-type="float">
            <text:p>759054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078" calcext:value-type="float">
            <text:p>20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82012898474932" calcext:value-type="float">
            <text:p>0.782012898474932</text:p>
          </table:table-cell>
          <table:table-cell/>
          <table:table-cell office:value-type="float" office:value="758860.438737509" calcext:value-type="float">
            <text:p>758860.438737509</text:p>
          </table:table-cell>
          <table:table-cell/>
          <table:table-cell table:style-name="ce1" table:formula="of:=[.T294]-[.G294]" office:value-type="float" office:value="-193.961262491066" calcext:value-type="float">
            <text:p>-193.961262491066</text:p>
          </table:table-cell>
          <table:table-cell/>
          <table:table-cell table:style-name="ce1" office:value-type="float" office:value="187.661787830533" calcext:value-type="float">
            <text:p>187.661787830533</text:p>
          </table:table-cell>
          <table:table-cell/>
          <table:table-cell table:style-name="ce7" office:value-type="float" office:value="189.041355100006" calcext:value-type="float">
            <text:p>189.041355100006</text:p>
          </table:table-cell>
          <table:table-cell/>
          <table:table-cell table:style-name="ce3" office:value-type="float" office:value="2079" calcext:value-type="float">
            <text:p>20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644523531198502" calcext:value-type="float">
            <text:p>0.644523531198502</text:p>
          </table:table-cell>
          <table:table-cell table:style-name="ce1"/>
          <table:table-cell table:style-name="ce1" office:value-type="float" office:value="759053.616419808" calcext:value-type="float">
            <text:p>759053.616419808</text:p>
          </table:table-cell>
          <table:table-cell table:style-name="ce1"/>
          <table:table-cell table:style-name="ce1" table:formula="of:=[.AI294]-[.G294]" office:value-type="float" office:value="-0.783580192015506" calcext:value-type="float">
            <text:p>-0.783580192015506</text:p>
          </table:table-cell>
          <table:table-cell/>
          <table:table-cell table:style-name="ce7" office:value-type="float" office:value="355.96622146255" calcext:value-type="float">
            <text:p>355.96622146255</text:p>
          </table:table-cell>
          <table:table-cell table:number-columns-repeated="985"/>
        </table:table-row>
        <table:table-row table:style-name="ro3">
          <table:table-cell table:style-name="ce3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9419.383333333" calcext:value-type="float">
            <text:p>759419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079" calcext:value-type="float">
            <text:p>20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96795003116131" calcext:value-type="float">
            <text:p>0.796795003116131</text:p>
          </table:table-cell>
          <table:table-cell/>
          <table:table-cell office:value-type="float" office:value="759224.021386663" calcext:value-type="float">
            <text:p>759224.021386663</text:p>
          </table:table-cell>
          <table:table-cell/>
          <table:table-cell table:style-name="ce1" table:formula="of:=[.T295]-[.G295]" office:value-type="float" office:value="-195.361946669989" calcext:value-type="float">
            <text:p>-195.361946669989</text:p>
          </table:table-cell>
          <table:table-cell/>
          <table:table-cell table:style-name="ce1" office:value-type="float" office:value="190.037416017924" calcext:value-type="float">
            <text:p>190.037416017924</text:p>
          </table:table-cell>
          <table:table-cell/>
          <table:table-cell table:style-name="ce7" office:value-type="float" office:value="192.214763126896" calcext:value-type="float">
            <text:p>192.214763126896</text:p>
          </table:table-cell>
          <table:table-cell/>
          <table:table-cell table:style-name="ce3" office:value-type="float" office:value="2080" calcext:value-type="float">
            <text:p>2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95029267668724" calcext:value-type="float">
            <text:p>0.295029267668724</text:p>
          </table:table-cell>
          <table:table-cell table:style-name="ce1"/>
          <table:table-cell table:style-name="ce1" office:value-type="float" office:value="759418.839788215" calcext:value-type="float">
            <text:p>759418.839788215</text:p>
          </table:table-cell>
          <table:table-cell table:style-name="ce1"/>
          <table:table-cell table:style-name="ce1" table:formula="of:=[.AI295]-[.G295]" office:value-type="float" office:value="-0.543545118183829" calcext:value-type="float">
            <text:p>-0.543545118183829</text:p>
          </table:table-cell>
          <table:table-cell/>
          <table:table-cell table:style-name="ce7" office:value-type="float" office:value="356.613598408874" calcext:value-type="float">
            <text:p>356.613598408874</text:p>
          </table:table-cell>
          <table:table-cell table:number-columns-repeated="985"/>
        </table:table-row>
        <table:table-row table:style-name="ro3">
          <table:table-cell table:style-name="ce3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9784.466666667" calcext:value-type="float">
            <text:p>759784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80" calcext:value-type="float">
            <text:p>20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912603061646223" calcext:value-type="float">
            <text:p>0.912603061646223</text:p>
          </table:table-cell>
          <table:table-cell/>
          <table:table-cell office:value-type="float" office:value="759587.605494863" calcext:value-type="float">
            <text:p>759587.605494863</text:p>
          </table:table-cell>
          <table:table-cell/>
          <table:table-cell table:style-name="ce1" table:formula="of:=[.T296]-[.G296]" office:value-type="float" office:value="-196.861171804019" calcext:value-type="float">
            <text:p>-196.861171804019</text:p>
          </table:table-cell>
          <table:table-cell/>
          <table:table-cell table:style-name="ce1" office:value-type="float" office:value="191.4492654719" calcext:value-type="float">
            <text:p>191.4492654719</text:p>
          </table:table-cell>
          <table:table-cell/>
          <table:table-cell table:style-name="ce7" office:value-type="float" office:value="194.106191159848" calcext:value-type="float">
            <text:p>194.106191159848</text:p>
          </table:table-cell>
          <table:table-cell/>
          <table:table-cell table:style-name="ce3" office:value-type="float" office:value="2081" calcext:value-type="float">
            <text:p>20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57246957719326" calcext:value-type="float">
            <text:p>0.857246957719326</text:p>
          </table:table-cell>
          <table:table-cell table:style-name="ce1"/>
          <table:table-cell table:style-name="ce1" office:value-type="float" office:value="759783.908234199" calcext:value-type="float">
            <text:p>759783.908234199</text:p>
          </table:table-cell>
          <table:table-cell table:style-name="ce1"/>
          <table:table-cell table:style-name="ce1" table:formula="of:=[.AI296]-[.G296]" office:value-type="float" office:value="-0.55843246774748" calcext:value-type="float">
            <text:p>-0.55843246774748</text:p>
          </table:table-cell>
          <table:table-cell/>
          <table:table-cell table:style-name="ce7" office:value-type="float" office:value="356.295195064334" calcext:value-type="float">
            <text:p>356.295195064334</text:p>
          </table:table-cell>
          <table:table-cell table:number-columns-repeated="985"/>
        </table:table-row>
        <table:table-row table:style-name="ro3">
          <table:table-cell table:style-name="ce3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60149.65" calcext:value-type="float">
            <text:p>760149.6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2081" calcext:value-type="float">
            <text:p>20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73309724032879" calcext:value-type="float">
            <text:p>0.873309724032879</text:p>
          </table:table-cell>
          <table:table-cell/>
          <table:table-cell office:value-type="float" office:value="759951.185328687" calcext:value-type="float">
            <text:p>759951.185328687</text:p>
          </table:table-cell>
          <table:table-cell/>
          <table:table-cell table:style-name="ce1" table:formula="of:=[.T297]-[.G297]" office:value-type="float" office:value="-198.464671313064" calcext:value-type="float">
            <text:p>-198.464671313064</text:p>
          </table:table-cell>
          <table:table-cell/>
          <table:table-cell table:style-name="ce1" office:value-type="float" office:value="192.859535277203" calcext:value-type="float">
            <text:p>192.859535277203</text:p>
          </table:table-cell>
          <table:table-cell/>
          <table:table-cell table:style-name="ce7" office:value-type="float" office:value="195.489819596241" calcext:value-type="float">
            <text:p>195.489819596241</text:p>
          </table:table-cell>
          <table:table-cell/>
          <table:table-cell table:style-name="ce3" office:value-type="float" office:value="2082" calcext:value-type="float">
            <text:p>20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7586382329464" calcext:value-type="float">
            <text:p>0.257586382329464</text:p>
          </table:table-cell>
          <table:table-cell table:style-name="ce1"/>
          <table:table-cell table:style-name="ce1" office:value-type="float" office:value="760149.147401102" calcext:value-type="float">
            <text:p>760149.147401102</text:p>
          </table:table-cell>
          <table:table-cell table:style-name="ce1"/>
          <table:table-cell table:style-name="ce1" table:formula="of:=[.AI297]-[.G297]" office:value-type="float" office:value="-0.502598898368888" calcext:value-type="float">
            <text:p>-0.502598898368888</text:p>
          </table:table-cell>
          <table:table-cell/>
          <table:table-cell table:style-name="ce7" office:value-type="float" office:value="356.10188579716" calcext:value-type="float">
            <text:p>356.10188579716</text:p>
          </table:table-cell>
          <table:table-cell table:number-columns-repeated="985"/>
        </table:table-row>
        <table:table-row table:style-name="ro3">
          <table:table-cell table:style-name="ce3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60514.566666667" calcext:value-type="float">
            <text:p>760514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2082" calcext:value-type="float">
            <text:p>20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51392349600792" calcext:value-type="float">
            <text:p>0.251392349600792</text:p>
          </table:table-cell>
          <table:table-cell/>
          <table:table-cell office:value-type="float" office:value="760314.746702356" calcext:value-type="float">
            <text:p>760314.746702356</text:p>
          </table:table-cell>
          <table:table-cell/>
          <table:table-cell table:style-name="ce1" table:formula="of:=[.T298]-[.G298]" office:value-type="float" office:value="-199.819964310969" calcext:value-type="float">
            <text:p>-199.819964310969</text:p>
          </table:table-cell>
          <table:table-cell/>
          <table:table-cell table:style-name="ce1" office:value-type="float" office:value="194.273188303039" calcext:value-type="float">
            <text:p>194.273188303039</text:p>
          </table:table-cell>
          <table:table-cell/>
          <table:table-cell table:style-name="ce7" office:value-type="float" office:value="196.378127917113" calcext:value-type="float">
            <text:p>196.378127917113</text:p>
          </table:table-cell>
          <table:table-cell/>
          <table:table-cell table:style-name="ce3" office:value-type="float" office:value="2083" calcext:value-type="float">
            <text:p>20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281337708234787" calcext:value-type="float">
            <text:p>0.281337708234787</text:p>
          </table:table-cell>
          <table:table-cell table:style-name="ce1"/>
          <table:table-cell table:style-name="ce1" office:value-type="float" office:value="760514.725195373" calcext:value-type="float">
            <text:p>760514.725195373</text:p>
          </table:table-cell>
          <table:table-cell table:style-name="ce1"/>
          <table:table-cell table:style-name="ce1" table:formula="of:=[.AI298]-[.G298]" office:value-type="float" office:value="0.158528706408106" calcext:value-type="float">
            <text:p>0.158528706408106</text:p>
          </table:table-cell>
          <table:table-cell/>
          <table:table-cell table:style-name="ce7" office:value-type="float" office:value="356.028798638497" calcext:value-type="float">
            <text:p>356.028798638497</text:p>
          </table:table-cell>
          <table:table-cell table:number-columns-repeated="985"/>
        </table:table-row>
        <table:table-row table:style-name="ro3">
          <table:table-cell table:style-name="ce3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60880.591666667" calcext:value-type="float">
            <text:p>760880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83" calcext:value-type="float">
            <text:p>20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05598471313715" calcext:value-type="float">
            <text:p>0.805598471313715</text:p>
          </table:table-cell>
          <table:table-cell/>
          <table:table-cell office:value-type="float" office:value="760678.31097611" calcext:value-type="float">
            <text:p>760678.31097611</text:p>
          </table:table-cell>
          <table:table-cell/>
          <table:table-cell table:style-name="ce1" table:formula="of:=[.T299]-[.G299]" office:value-type="float" office:value="-202.280690556974" calcext:value-type="float">
            <text:p>-202.280690556974</text:p>
          </table:table-cell>
          <table:table-cell/>
          <table:table-cell table:style-name="ce1" office:value-type="float" office:value="196.692243360147" calcext:value-type="float">
            <text:p>196.692243360147</text:p>
          </table:table-cell>
          <table:table-cell/>
          <table:table-cell table:style-name="ce7" office:value-type="float" office:value="197.963343407842" calcext:value-type="float">
            <text:p>197.963343407842</text:p>
          </table:table-cell>
          <table:table-cell/>
          <table:table-cell table:style-name="ce3" office:value-type="float" office:value="2084" calcext:value-type="float">
            <text:p>20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7817612066865" calcext:value-type="float">
            <text:p>0.47817612066865</text:p>
          </table:table-cell>
          <table:table-cell table:style-name="ce1"/>
          <table:table-cell table:style-name="ce1" office:value-type="float" office:value="760879.729498733" calcext:value-type="float">
            <text:p>760879.729498733</text:p>
          </table:table-cell>
          <table:table-cell table:style-name="ce1"/>
          <table:table-cell table:style-name="ce1" table:formula="of:=[.AI299]-[.G299]" office:value-type="float" office:value="-0.862167933606543" calcext:value-type="float">
            <text:p>-0.862167933606543</text:p>
          </table:table-cell>
          <table:table-cell/>
          <table:table-cell table:style-name="ce7" office:value-type="float" office:value="356.62468977855" calcext:value-type="float">
            <text:p>356.62468977855</text:p>
          </table:table-cell>
          <table:table-cell table:number-columns-repeated="985"/>
        </table:table-row>
        <table:table-row table:style-name="ro3">
          <table:table-cell table:style-name="ce3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61245.741666667" calcext:value-type="float">
            <text:p>761245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84" calcext:value-type="float">
            <text:p>20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914606485515833" calcext:value-type="float">
            <text:p>0.914606485515833</text:p>
          </table:table-cell>
          <table:table-cell/>
          <table:table-cell office:value-type="float" office:value="761041.869385143" calcext:value-type="float">
            <text:p>761041.869385143</text:p>
          </table:table-cell>
          <table:table-cell/>
          <table:table-cell table:style-name="ce1" table:formula="of:=[.T300]-[.G300]" office:value-type="float" office:value="-203.872281524003" calcext:value-type="float">
            <text:p>-203.872281524003</text:p>
          </table:table-cell>
          <table:table-cell/>
          <table:table-cell table:style-name="ce1" office:value-type="float" office:value="198.121804479255" calcext:value-type="float">
            <text:p>198.121804479255</text:p>
          </table:table-cell>
          <table:table-cell/>
          <table:table-cell table:style-name="ce7" office:value-type="float" office:value="198.582526349514" calcext:value-type="float">
            <text:p>198.582526349514</text:p>
          </table:table-cell>
          <table:table-cell/>
          <table:table-cell table:style-name="ce3" office:value-type="float" office:value="2085" calcext:value-type="float">
            <text:p>20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0.243680402636528" calcext:value-type="float">
            <text:p>0.243680402636528</text:p>
          </table:table-cell>
          <table:table-cell table:style-name="ce1"/>
          <table:table-cell table:style-name="ce1" office:value-type="float" office:value="761244.847391445" calcext:value-type="float">
            <text:p>761244.847391445</text:p>
          </table:table-cell>
          <table:table-cell table:style-name="ce1"/>
          <table:table-cell table:style-name="ce1" table:formula="of:=[.AI300]-[.G300]" office:value-type="float" office:value="-0.894275222322904" calcext:value-type="float">
            <text:p>-0.894275222322904</text:p>
          </table:table-cell>
          <table:table-cell/>
          <table:table-cell table:style-name="ce7" office:value-type="float" office:value="356.324849770752" calcext:value-type="float">
            <text:p>356.324849770752</text:p>
          </table:table-cell>
          <table:table-cell table:number-columns-repeated="985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61610.691666667" calcext:value-type="float">
            <text:p>761610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085" calcext:value-type="float">
            <text:p>20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575372405350208" calcext:value-type="float">
            <text:p>0.575372405350208</text:p>
          </table:table-cell>
          <table:table-cell/>
          <table:table-cell office:value-type="float" office:value="761405.414288453" calcext:value-type="float">
            <text:p>761405.414288453</text:p>
          </table:table-cell>
          <table:table-cell/>
          <table:table-cell table:style-name="ce1" table:formula="of:=[.T301]-[.G301]" office:value-type="float" office:value="-205.277378214058" calcext:value-type="float">
            <text:p>-205.277378214058</text:p>
          </table:table-cell>
          <table:table-cell/>
          <table:table-cell table:style-name="ce1" office:value-type="float" office:value="199.565367236704" calcext:value-type="float">
            <text:p>199.565367236704</text:p>
          </table:table-cell>
          <table:table-cell/>
          <table:table-cell table:style-name="ce7" office:value-type="float" office:value="199.539228659174" calcext:value-type="float">
            <text:p>199.539228659174</text:p>
          </table:table-cell>
          <table:table-cell/>
          <table:table-cell table:style-name="ce3" office:value-type="float" office:value="2086" calcext:value-type="float">
            <text:p>20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02524300664663" calcext:value-type="float">
            <text:p>0.702524300664663</text:p>
          </table:table-cell>
          <table:table-cell table:style-name="ce1"/>
          <table:table-cell table:style-name="ce1" office:value-type="float" office:value="761610.176876753" calcext:value-type="float">
            <text:p>761610.176876753</text:p>
          </table:table-cell>
          <table:table-cell table:style-name="ce1"/>
          <table:table-cell table:style-name="ce1" table:formula="of:=[.AI301]-[.G301]" office:value-type="float" office:value="-0.514789914013818" calcext:value-type="float">
            <text:p>-0.514789914013818</text:p>
          </table:table-cell>
          <table:table-cell/>
          <table:table-cell table:style-name="ce7" office:value-type="float" office:value="356.149888350948" calcext:value-type="float">
            <text:p>356.149888350948</text:p>
          </table:table-cell>
          <table:table-cell table:number-columns-repeated="985"/>
        </table:table-row>
        <table:table-row table:style-name="ro3">
          <table:table-cell table:style-name="ce3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61975.825" calcext:value-type="float">
            <text:p>761975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86" calcext:value-type="float">
            <text:p>20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05928938835859" calcext:value-type="float">
            <text:p>0.605928938835859</text:p>
          </table:table-cell>
          <table:table-cell/>
          <table:table-cell office:value-type="float" office:value="761768.961531895" calcext:value-type="float">
            <text:p>761768.961531895</text:p>
          </table:table-cell>
          <table:table-cell/>
          <table:table-cell table:style-name="ce1" table:formula="of:=[.T302]-[.G302]" office:value-type="float" office:value="-206.863468104973" calcext:value-type="float">
            <text:p>-206.863468104973</text:p>
          </table:table-cell>
          <table:table-cell/>
          <table:table-cell table:style-name="ce1" office:value-type="float" office:value="201.008804639307" calcext:value-type="float">
            <text:p>201.008804639307</text:p>
          </table:table-cell>
          <table:table-cell/>
          <table:table-cell table:style-name="ce7" office:value-type="float" office:value="201.002502953095" calcext:value-type="float">
            <text:p>201.002502953095</text:p>
          </table:table-cell>
          <table:table-cell/>
          <table:table-cell table:style-name="ce3" office:value-type="float" office:value="2087" calcext:value-type="float">
            <text:p>20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483352895826101" calcext:value-type="float">
            <text:p>0.483352895826101</text:p>
          </table:table-cell>
          <table:table-cell table:style-name="ce1"/>
          <table:table-cell table:style-name="ce1" office:value-type="float" office:value="761975.864918995" calcext:value-type="float">
            <text:p>761975.864918995</text:p>
          </table:table-cell>
          <table:table-cell table:style-name="ce1"/>
          <table:table-cell table:style-name="ce1" table:formula="of:=[.AI302]-[.G302]" office:value-type="float" office:value="0.039918995113112" calcext:value-type="float">
            <text:p>0.039918995113112</text:p>
          </table:table-cell>
          <table:table-cell/>
          <table:table-cell table:style-name="ce7" office:value-type="float" office:value="356.09376535003" calcext:value-type="float">
            <text:p>356.09376535003</text:p>
          </table:table-cell>
          <table:table-cell table:number-columns-repeated="985"/>
        </table:table-row>
        <table:table-row table:style-name="ro3">
          <table:table-cell table:style-name="ce3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62340.891666667" calcext:value-type="float">
            <text:p>762340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87" calcext:value-type="float">
            <text:p>20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25639040768147" calcext:value-type="float">
            <text:p>0.425639040768147</text:p>
          </table:table-cell>
          <table:table-cell/>
          <table:table-cell office:value-type="float" office:value="762132.496823361" calcext:value-type="float">
            <text:p>762132.496823361</text:p>
          </table:table-cell>
          <table:table-cell/>
          <table:table-cell table:style-name="ce1" table:formula="of:=[.T303]-[.G303]" office:value-type="float" office:value="-208.394843305927" calcext:value-type="float">
            <text:p>-208.394843305927</text:p>
          </table:table-cell>
          <table:table-cell/>
          <table:table-cell table:style-name="ce1" office:value-type="float" office:value="203.452831703911" calcext:value-type="float">
            <text:p>203.452831703911</text:p>
          </table:table-cell>
          <table:table-cell/>
          <table:table-cell table:style-name="ce7" office:value-type="float" office:value="203.953664535507" calcext:value-type="float">
            <text:p>203.953664535507</text:p>
          </table:table-cell>
          <table:table-cell/>
          <table:table-cell table:style-name="ce3" office:value-type="float" office:value="2088" calcext:value-type="float">
            <text:p>20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58596596121788" calcext:value-type="float">
            <text:p>0.058596596121788</text:p>
          </table:table-cell>
          <table:table-cell table:style-name="ce1"/>
          <table:table-cell table:style-name="ce1" office:value-type="float" office:value="762340.636151803" calcext:value-type="float">
            <text:p>762340.636151803</text:p>
          </table:table-cell>
          <table:table-cell table:style-name="ce1"/>
          <table:table-cell table:style-name="ce1" table:formula="of:=[.AI303]-[.G303]" office:value-type="float" office:value="-0.255514863762073" calcext:value-type="float">
            <text:p>-0.255514863762073</text:p>
          </table:table-cell>
          <table:table-cell/>
          <table:table-cell table:style-name="ce7" office:value-type="float" office:value="356.638502125681" calcext:value-type="float">
            <text:p>356.638502125681</text:p>
          </table:table-cell>
          <table:table-cell table:number-columns-repeated="985"/>
        </table:table-row>
        <table:table-row table:style-name="ro3">
          <table:table-cell table:style-name="ce3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2705.958333333" calcext:value-type="float">
            <text:p>762705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088" calcext:value-type="float">
            <text:p>20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527200993150473" calcext:value-type="float">
            <text:p>0.527200993150473</text:p>
          </table:table-cell>
          <table:table-cell/>
          <table:table-cell office:value-type="float" office:value="762496.028838334" calcext:value-type="float">
            <text:p>762496.028838334</text:p>
          </table:table-cell>
          <table:table-cell/>
          <table:table-cell table:style-name="ce1" table:formula="of:=[.T304]-[.G304]" office:value-type="float" office:value="-209.929494999" calcext:value-type="float">
            <text:p>-209.929494999</text:p>
          </table:table-cell>
          <table:table-cell/>
          <table:table-cell table:style-name="ce1" office:value-type="float" office:value="204.918461812926" calcext:value-type="float">
            <text:p>204.918461812926</text:p>
          </table:table-cell>
          <table:table-cell/>
          <table:table-cell table:style-name="ce7" office:value-type="float" office:value="206.225101335287" calcext:value-type="float">
            <text:p>206.225101335287</text:p>
          </table:table-cell>
          <table:table-cell/>
          <table:table-cell table:style-name="ce3" office:value-type="float" office:value="2089" calcext:value-type="float">
            <text:p>20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79955733567476" calcext:value-type="float">
            <text:p>0.279955733567476</text:p>
          </table:table-cell>
          <table:table-cell table:style-name="ce1"/>
          <table:table-cell table:style-name="ce1" office:value-type="float" office:value="762705.812694414" calcext:value-type="float">
            <text:p>762705.812694414</text:p>
          </table:table-cell>
          <table:table-cell table:style-name="ce1"/>
          <table:table-cell table:style-name="ce1" table:formula="of:=[.AI304]-[.G304]" office:value-type="float" office:value="-0.145638919319026" calcext:value-type="float">
            <text:p>-0.145638919319026</text:p>
          </table:table-cell>
          <table:table-cell/>
          <table:table-cell table:style-name="ce7" office:value-type="float" office:value="356.357271696462" calcext:value-type="float">
            <text:p>356.357271696462</text:p>
          </table:table-cell>
          <table:table-cell table:number-columns-repeated="985"/>
        </table:table-row>
        <table:table-row table:style-name="ro3">
          <table:table-cell table:style-name="ce3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63071.141666667" calcext:value-type="float">
            <text:p>763071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89" calcext:value-type="float">
            <text:p>20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77939534187317" calcext:value-type="float">
            <text:p>0.677939534187317</text:p>
          </table:table-cell>
          <table:table-cell/>
          <table:table-cell office:value-type="float" office:value="762859.557415236" calcext:value-type="float">
            <text:p>762859.557415236</text:p>
          </table:table-cell>
          <table:table-cell/>
          <table:table-cell table:style-name="ce1" table:formula="of:=[.T305]-[.G305]" office:value-type="float" office:value="-211.584251430933" calcext:value-type="float">
            <text:p>-211.584251430933</text:p>
          </table:table-cell>
          <table:table-cell/>
          <table:table-cell table:style-name="ce1" office:value-type="float" office:value="206.383476743445" calcext:value-type="float">
            <text:p>206.383476743445</text:p>
          </table:table-cell>
          <table:table-cell/>
          <table:table-cell table:style-name="ce7" office:value-type="float" office:value="208.471146776654" calcext:value-type="float">
            <text:p>208.471146776654</text:p>
          </table:table-cell>
          <table:table-cell/>
          <table:table-cell table:style-name="ce3" office:value-type="float" office:value="2090" calcext:value-type="float">
            <text:p>20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213955629616976" calcext:value-type="float">
            <text:p>0.213955629616976</text:p>
          </table:table-cell>
          <table:table-cell table:style-name="ce1"/>
          <table:table-cell table:style-name="ce1" office:value-type="float" office:value="763071.238343025" calcext:value-type="float">
            <text:p>763071.238343025</text:p>
          </table:table-cell>
          <table:table-cell table:style-name="ce1"/>
          <table:table-cell table:style-name="ce1" table:formula="of:=[.AI305]-[.G305]" office:value-type="float" office:value="0.0966763577889651" calcext:value-type="float">
            <text:p>0.096676357788965</text:p>
          </table:table-cell>
          <table:table-cell/>
          <table:table-cell table:style-name="ce7" office:value-type="float" office:value="356.200523373473" calcext:value-type="float">
            <text:p>356.200523373473</text:p>
          </table:table-cell>
          <table:table-cell table:number-columns-repeated="985"/>
        </table:table-row>
        <table:table-row table:style-name="ro3">
          <table:table-cell table:style-name="ce3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63437.016666667" calcext:value-type="float">
            <text:p>763437.0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2090" calcext:value-type="float">
            <text:p>20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4997119754553" calcext:value-type="float">
            <text:p>0.484997119754553</text:p>
          </table:table-cell>
          <table:table-cell/>
          <table:table-cell office:value-type="float" office:value="763223.067697915" calcext:value-type="float">
            <text:p>763223.067697915</text:p>
          </table:table-cell>
          <table:table-cell/>
          <table:table-cell table:style-name="ce1" table:formula="of:=[.T306]-[.G306]" office:value-type="float" office:value="-213.948968751938" calcext:value-type="float">
            <text:p>-213.948968751938</text:p>
          </table:table-cell>
          <table:table-cell/>
          <table:table-cell table:style-name="ce1" office:value-type="float" office:value="207.861045586949" calcext:value-type="float">
            <text:p>207.861045586949</text:p>
          </table:table-cell>
          <table:table-cell/>
          <table:table-cell table:style-name="ce7" office:value-type="float" office:value="210.398526367426" calcext:value-type="float">
            <text:p>210.398526367426</text:p>
          </table:table-cell>
          <table:table-cell/>
          <table:table-cell table:style-name="ce3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22415111213923" calcext:value-type="float">
            <text:p>0.422415111213923</text:p>
          </table:table-cell>
          <table:table-cell table:style-name="ce1"/>
          <table:table-cell table:style-name="ce1" office:value-type="float" office:value="763437.032932233" calcext:value-type="float">
            <text:p>763437.032932233</text:p>
          </table:table-cell>
          <table:table-cell table:style-name="ce1"/>
          <table:table-cell table:style-name="ce1" table:formula="of:=[.AI306]-[.G306]" office:value-type="float" office:value="0.0162655657622963" calcext:value-type="float">
            <text:p>0.016265565762296</text:p>
          </table:table-cell>
          <table:table-cell/>
          <table:table-cell table:style-name="ce7" office:value-type="float" office:value="356.161068458904" calcext:value-type="float">
            <text:p>356.161068458904</text:p>
          </table:table-cell>
          <table:table-cell table:number-columns-repeated="985"/>
        </table:table-row>
        <table:table-row table:style-name="ro3">
          <table:table-cell table:style-name="ce3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63802.116666667" calcext:value-type="float">
            <text:p>763802.1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091" calcext:value-type="float">
            <text:p>20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92114125192165" calcext:value-type="float">
            <text:p>0.892114125192165</text:p>
          </table:table-cell>
          <table:table-cell/>
          <table:table-cell office:value-type="float" office:value="763586.582563968" calcext:value-type="float">
            <text:p>763586.582563968</text:p>
          </table:table-cell>
          <table:table-cell/>
          <table:table-cell table:style-name="ce1" table:formula="of:=[.T307]-[.G307]" office:value-type="float" office:value="-215.534102699021" calcext:value-type="float">
            <text:p>-215.534102699021</text:p>
          </table:table-cell>
          <table:table-cell/>
          <table:table-cell table:style-name="ce1" office:value-type="float" office:value="210.341424225808" calcext:value-type="float">
            <text:p>210.341424225808</text:p>
          </table:table-cell>
          <table:table-cell/>
          <table:table-cell table:style-name="ce7" office:value-type="float" office:value="212.805712199486" calcext:value-type="float">
            <text:p>212.805712199486</text:p>
          </table:table-cell>
          <table:table-cell/>
          <table:table-cell table:style-name="ce3" office:value-type="float" office:value="2092" calcext:value-type="float">
            <text:p>20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996811725199223" calcext:value-type="float">
            <text:p>0.099681172519922</text:p>
          </table:table-cell>
          <table:table-cell table:style-name="ce1"/>
          <table:table-cell table:style-name="ce1" office:value-type="float" office:value="763801.561874779" calcext:value-type="float">
            <text:p>763801.561874779</text:p>
          </table:table-cell>
          <table:table-cell table:style-name="ce1"/>
          <table:table-cell table:style-name="ce1" table:formula="of:=[.AI307]-[.G307]" office:value-type="float" office:value="-0.554791888454929" calcext:value-type="float">
            <text:p>-0.554791888454929</text:p>
          </table:table-cell>
          <table:table-cell/>
          <table:table-cell table:style-name="ce7" office:value-type="float" office:value="356.65505421394" calcext:value-type="float">
            <text:p>356.65505421394</text:p>
          </table:table-cell>
          <table:table-cell table:number-columns-repeated="985"/>
        </table:table-row>
        <table:table-row table:style-name="ro3">
          <table:table-cell table:style-name="ce3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4167.383333333" calcext:value-type="float">
            <text:p>764167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92" calcext:value-type="float">
            <text:p>20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14143247902393" calcext:value-type="float">
            <text:p>0.814143247902393</text:p>
          </table:table-cell>
          <table:table-cell/>
          <table:table-cell office:value-type="float" office:value="763950.095009822" calcext:value-type="float">
            <text:p>763950.095009822</text:p>
          </table:table-cell>
          <table:table-cell/>
          <table:table-cell table:style-name="ce1" table:formula="of:=[.T308]-[.G308]" office:value-type="float" office:value="-217.288323510904" calcext:value-type="float">
            <text:p>-217.288323510904</text:p>
          </table:table-cell>
          <table:table-cell/>
          <table:table-cell table:style-name="ce1" office:value-type="float" office:value="211.838316927817" calcext:value-type="float">
            <text:p>211.838316927817</text:p>
          </table:table-cell>
          <table:table-cell/>
          <table:table-cell table:style-name="ce7" office:value-type="float" office:value="213.746740596536" calcext:value-type="float">
            <text:p>213.746740596536</text:p>
          </table:table-cell>
          <table:table-cell/>
          <table:table-cell table:style-name="ce3" office:value-type="float" office:value="2093" calcext:value-type="float">
            <text:p>20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20378767699003" calcext:value-type="float">
            <text:p>0.220378767699003</text:p>
          </table:table-cell>
          <table:table-cell table:style-name="ce1"/>
          <table:table-cell table:style-name="ce1" office:value-type="float" office:value="764166.805708596" calcext:value-type="float">
            <text:p>764166.805708596</text:p>
          </table:table-cell>
          <table:table-cell table:style-name="ce1"/>
          <table:table-cell table:style-name="ce1" table:formula="of:=[.AI308]-[.G308]" office:value-type="float" office:value="-0.577624736586586" calcext:value-type="float">
            <text:p>-0.577624736586586</text:p>
          </table:table-cell>
          <table:table-cell/>
          <table:table-cell table:style-name="ce7" office:value-type="float" office:value="356.392451916286" calcext:value-type="float">
            <text:p>356.392451916286</text:p>
          </table:table-cell>
          <table:table-cell table:number-columns-repeated="985"/>
        </table:table-row>
        <table:table-row table:style-name="ro3">
          <table:table-cell table:style-name="ce3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64532.416666667" calcext:value-type="float">
            <text:p>764532.4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093" calcext:value-type="float">
            <text:p>20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3168819099665" calcext:value-type="float">
            <text:p>0.353168819099665</text:p>
          </table:table-cell>
          <table:table-cell/>
          <table:table-cell office:value-type="float" office:value="764313.591911923" calcext:value-type="float">
            <text:p>764313.591911923</text:p>
          </table:table-cell>
          <table:table-cell/>
          <table:table-cell table:style-name="ce1" table:formula="of:=[.T309]-[.G309]" office:value-type="float" office:value="-218.824754743953" calcext:value-type="float">
            <text:p>-218.824754743953</text:p>
          </table:table-cell>
          <table:table-cell/>
          <table:table-cell table:style-name="ce1" office:value-type="float" office:value="213.336763277854" calcext:value-type="float">
            <text:p>213.336763277854</text:p>
          </table:table-cell>
          <table:table-cell/>
          <table:table-cell table:style-name="ce7" office:value-type="float" office:value="214.403202235218" calcext:value-type="float">
            <text:p>214.403202235218</text:p>
          </table:table-cell>
          <table:table-cell/>
          <table:table-cell table:style-name="ce3" office:value-type="float" office:value="2094" calcext:value-type="float">
            <text:p>20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75487112253904" calcext:value-type="float">
            <text:p>0.175487112253904</text:p>
          </table:table-cell>
          <table:table-cell table:style-name="ce1"/>
          <table:table-cell table:style-name="ce1" office:value-type="float" office:value="764532.331371866" calcext:value-type="float">
            <text:p>764532.331371866</text:p>
          </table:table-cell>
          <table:table-cell table:style-name="ce1"/>
          <table:table-cell table:style-name="ce1" table:formula="of:=[.AI309]-[.G309]" office:value-type="float" office:value="-0.0852948009269312" calcext:value-type="float">
            <text:p>-0.085294800926931</text:p>
          </table:table-cell>
          <table:table-cell/>
          <table:table-cell table:style-name="ce7" office:value-type="float" office:value="356.253756507687" calcext:value-type="float">
            <text:p>356.253756507687</text:p>
          </table:table-cell>
          <table:table-cell table:number-columns-repeated="985"/>
        </table:table-row>
        <table:table-row table:style-name="ro3">
          <table:table-cell table:style-name="ce3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64897.566666667" calcext:value-type="float">
            <text:p>764897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094" calcext:value-type="float">
            <text:p>20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538670241833" calcext:value-type="float">
            <text:p>0.493538670241833</text:p>
          </table:table-cell>
          <table:table-cell/>
          <table:table-cell office:value-type="float" office:value="764677.08853718" calcext:value-type="float">
            <text:p>764677.08853718</text:p>
          </table:table-cell>
          <table:table-cell/>
          <table:table-cell table:style-name="ce1" table:formula="of:=[.T310]-[.G310]" office:value-type="float" office:value="-220.478129487019" calcext:value-type="float">
            <text:p>-220.478129487019</text:p>
          </table:table-cell>
          <table:table-cell/>
          <table:table-cell table:style-name="ce1" office:value-type="float" office:value="214.847005890835" calcext:value-type="float">
            <text:p>214.847005890835</text:p>
          </table:table-cell>
          <table:table-cell/>
          <table:table-cell table:style-name="ce7" office:value-type="float" office:value="215.102277933278" calcext:value-type="float">
            <text:p>215.102277933278</text:p>
          </table:table-cell>
          <table:table-cell/>
          <table:table-cell table:style-name="ce3" office:value-type="float" office:value="2095" calcext:value-type="float">
            <text:p>20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609272152185" calcext:value-type="float">
            <text:p>0.142609272152185</text:p>
          </table:table-cell>
          <table:table-cell table:style-name="ce1"/>
          <table:table-cell table:style-name="ce1" office:value-type="float" office:value="764898.225793479" calcext:value-type="float">
            <text:p>764898.225793479</text:p>
          </table:table-cell>
          <table:table-cell table:style-name="ce1"/>
          <table:table-cell table:style-name="ce1" table:formula="of:=[.AI310]-[.G310]" office:value-type="float" office:value="0.659126811660826" calcext:value-type="float">
            <text:p>0.659126811660826</text:p>
          </table:table-cell>
          <table:table-cell/>
          <table:table-cell table:style-name="ce7" office:value-type="float" office:value="356.230651872263" calcext:value-type="float">
            <text:p>356.230651872263</text:p>
          </table:table-cell>
          <table:table-cell table:number-columns-repeated="985"/>
        </table:table-row>
        <table:table-row table:style-name="ro3">
          <table:table-cell table:style-name="ce3" office:value-type="float" office:value="2096" calcext:value-type="float">
            <text:p>20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65262.616666667" calcext:value-type="float">
            <text:p>765262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95" calcext:value-type="float">
            <text:p>20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81478107720614" calcext:value-type="float">
            <text:p>0.581478107720614</text:p>
          </table:table-cell>
          <table:table-cell/>
          <table:table-cell office:value-type="float" office:value="765040.572626026" calcext:value-type="float">
            <text:p>765040.572626026</text:p>
          </table:table-cell>
          <table:table-cell/>
          <table:table-cell table:style-name="ce1" table:formula="of:=[.T311]-[.G311]" office:value-type="float" office:value="-222.044040641049" calcext:value-type="float">
            <text:p>-222.044040641049</text:p>
          </table:table-cell>
          <table:table-cell/>
          <table:table-cell table:style-name="ce1" office:value-type="float" office:value="217.364546545832" calcext:value-type="float">
            <text:p>217.364546545832</text:p>
          </table:table-cell>
          <table:table-cell/>
          <table:table-cell table:style-name="ce7" office:value-type="float" office:value="217.129609381002" calcext:value-type="float">
            <text:p>217.129609381002</text:p>
          </table:table-cell>
          <table:table-cell/>
          <table:table-cell table:style-name="ce3" office:value-type="float" office:value="2096" calcext:value-type="float">
            <text:p>20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.481776662170887" calcext:value-type="float">
            <text:p>0.481776662170887</text:p>
          </table:table-cell>
          <table:table-cell table:style-name="ce1"/>
          <table:table-cell table:style-name="ce1" office:value-type="float" office:value="765262.508667901" calcext:value-type="float">
            <text:p>765262.508667901</text:p>
          </table:table-cell>
          <table:table-cell table:style-name="ce1"/>
          <table:table-cell table:style-name="ce1" table:formula="of:=[.AI311]-[.G311]" office:value-type="float" office:value="-0.107998766587116" calcext:value-type="float">
            <text:p>-0.107998766587116</text:p>
          </table:table-cell>
          <table:table-cell/>
          <table:table-cell table:style-name="ce7" office:value-type="float" office:value="356.674360626645" calcext:value-type="float">
            <text:p>356.674360626645</text:p>
          </table:table-cell>
          <table:table-cell table:number-columns-repeated="985"/>
        </table:table-row>
        <table:table-row table:style-name="ro3">
          <table:table-cell table:style-name="ce3" office:value-type="float" office:value="2097" calcext:value-type="float">
            <text:p>2097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65628.575" calcext:value-type="float">
            <text:p>765628.5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2096" calcext:value-type="float">
            <text:p>209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97201262414455" calcext:value-type="float">
            <text:p>0.089720126241446</text:p>
          </table:table-cell>
          <table:table-cell/>
          <table:table-cell office:value-type="float" office:value="765404.050062306" calcext:value-type="float">
            <text:p>765404.050062306</text:p>
          </table:table-cell>
          <table:table-cell/>
          <table:table-cell table:style-name="ce1" table:formula="of:=[.T312]-[.G312]" office:value-type="float" office:value="-224.524937693961" calcext:value-type="float">
            <text:p>-224.524937693961</text:p>
          </table:table-cell>
          <table:table-cell/>
          <table:table-cell table:style-name="ce1" office:value-type="float" office:value="218.894152931374" calcext:value-type="float">
            <text:p>218.894152931374</text:p>
          </table:table-cell>
          <table:table-cell/>
          <table:table-cell table:style-name="ce7" office:value-type="float" office:value="218.695412944333" calcext:value-type="float">
            <text:p>218.695412944333</text:p>
          </table:table-cell>
          <table:table-cell/>
          <table:table-cell table:style-name="ce3" office:value-type="float" office:value="2097" calcext:value-type="float">
            <text:p>20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89556464552879" calcext:value-type="float">
            <text:p>0.689556464552879</text:p>
          </table:table-cell>
          <table:table-cell table:style-name="ce1"/>
          <table:table-cell table:style-name="ce1" office:value-type="float" office:value="765627.827562192" calcext:value-type="float">
            <text:p>765627.827562192</text:p>
          </table:table-cell>
          <table:table-cell table:style-name="ce1"/>
          <table:table-cell table:style-name="ce1" table:formula="of:=[.AI312]-[.G312]" office:value-type="float" office:value="-0.747437807964161" calcext:value-type="float">
            <text:p>-0.747437807964161</text:p>
          </table:table-cell>
          <table:table-cell/>
          <table:table-cell table:style-name="ce7" office:value-type="float" office:value="356.430377544936" calcext:value-type="float">
            <text:p>356.430377544936</text:p>
          </table:table-cell>
          <table:table-cell table:number-columns-repeated="985"/>
        </table:table-row>
        <table:table-row table:style-name="ro3">
          <table:table-cell table:style-name="ce3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65993.691666667" calcext:value-type="float">
            <text:p>76599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2097" calcext:value-type="float">
            <text:p>20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5254012197256" calcext:value-type="float">
            <text:p>0.895254012197256</text:p>
          </table:table-cell>
          <table:table-cell/>
          <table:table-cell office:value-type="float" office:value="765767.525621704" calcext:value-type="float">
            <text:p>765767.525621704</text:p>
          </table:table-cell>
          <table:table-cell/>
          <table:table-cell table:style-name="ce1" table:formula="of:=[.T313]-[.G313]" office:value-type="float" office:value="-226.166044963058" calcext:value-type="float">
            <text:p>-226.166044963058</text:p>
          </table:table-cell>
          <table:table-cell/>
          <table:table-cell table:style-name="ce1" office:value-type="float" office:value="220.432584281269" calcext:value-type="float">
            <text:p>220.432584281269</text:p>
          </table:table-cell>
          <table:table-cell/>
          <table:table-cell table:style-name="ce7" office:value-type="float" office:value="220.758737822885" calcext:value-type="float">
            <text:p>220.758737822885</text:p>
          </table:table-cell>
          <table:table-cell/>
          <table:table-cell table:style-name="ce3" office:value-type="float" office:value="2098" calcext:value-type="float">
            <text:p>20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902039039880037" calcext:value-type="float">
            <text:p>0.902039039880037</text:p>
          </table:table-cell>
          <table:table-cell table:style-name="ce1"/>
          <table:table-cell table:style-name="ce1" office:value-type="float" office:value="765993.454793083" calcext:value-type="float">
            <text:p>765993.454793083</text:p>
          </table:table-cell>
          <table:table-cell table:style-name="ce1"/>
          <table:table-cell table:style-name="ce1" table:formula="of:=[.AI313]-[.G313]" office:value-type="float" office:value="-0.236873584333807" calcext:value-type="float">
            <text:p>-0.236873584333807</text:p>
          </table:table-cell>
          <table:table-cell/>
          <table:table-cell table:style-name="ce7" office:value-type="float" office:value="356.309549909331" calcext:value-type="float">
            <text:p>356.309549909331</text:p>
          </table:table-cell>
          <table:table-cell table:number-columns-repeated="985"/>
        </table:table-row>
        <table:table-row table:style-name="ro3">
          <table:table-cell table:style-name="ce3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66358.575" calcext:value-type="float">
            <text:p>766358.5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2098" calcext:value-type="float">
            <text:p>20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12544396519661" calcext:value-type="float">
            <text:p>0.712544396519661</text:p>
          </table:table-cell>
          <table:table-cell/>
          <table:table-cell office:value-type="float" office:value="766130.983133711" calcext:value-type="float">
            <text:p>766130.983133711</text:p>
          </table:table-cell>
          <table:table-cell/>
          <table:table-cell table:style-name="ce1" table:formula="of:=[.T314]-[.G314]" office:value-type="float" office:value="-227.591866288916" calcext:value-type="float">
            <text:p>-227.591866288916</text:p>
          </table:table-cell>
          <table:table-cell/>
          <table:table-cell table:style-name="ce1" office:value-type="float" office:value="221.97027642536" calcext:value-type="float">
            <text:p>221.97027642536</text:p>
          </table:table-cell>
          <table:table-cell/>
          <table:table-cell table:style-name="ce7" office:value-type="float" office:value="223.099162592269" calcext:value-type="float">
            <text:p>223.099162592269</text:p>
          </table:table-cell>
          <table:table-cell/>
          <table:table-cell table:style-name="ce3" office:value-type="float" office:value="2099" calcext:value-type="float">
            <text:p>20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9686560034752" calcext:value-type="float">
            <text:p>0.649686560034752</text:p>
          </table:table-cell>
          <table:table-cell table:style-name="ce1"/>
          <table:table-cell table:style-name="ce1" office:value-type="float" office:value="766359.43934006" calcext:value-type="float">
            <text:p>766359.43934006</text:p>
          </table:table-cell>
          <table:table-cell table:style-name="ce1"/>
          <table:table-cell table:style-name="ce1" table:formula="of:=[.AI314]-[.G314]" office:value-type="float" office:value="0.864340060157701" calcext:value-type="float">
            <text:p>0.864340060157701</text:p>
          </table:table-cell>
          <table:table-cell/>
          <table:table-cell table:style-name="ce7" office:value-type="float" office:value="356.30245664328" calcext:value-type="float">
            <text:p>356.30245664328</text:p>
          </table:table-cell>
          <table:table-cell table:number-columns-repeated="985"/>
        </table:table-row>
        <table:table-row table:style-name="ro3">
          <table:table-cell table:style-name="ce3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6723.591666667" calcext:value-type="float">
            <text:p>766723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85630772262812" calcext:value-type="float">
            <text:p>0.685630772262812</text:p>
          </table:table-cell>
          <table:table-cell/>
          <table:table-cell office:value-type="float" office:value="766494.442142799" calcext:value-type="float">
            <text:p>766494.442142799</text:p>
          </table:table-cell>
          <table:table-cell/>
          <table:table-cell table:style-name="ce1" table:formula="of:=[.T315]-[.G315]" office:value-type="float" office:value="-229.149523867993" calcext:value-type="float">
            <text:p>-229.149523867993</text:p>
          </table:table-cell>
          <table:table-cell/>
          <table:table-cell table:style-name="ce1" office:value-type="float" office:value="223.52677704698" calcext:value-type="float">
            <text:p>223.52677704698</text:p>
          </table:table-cell>
          <table:table-cell/>
          <table:table-cell table:style-name="ce7" office:value-type="float" office:value="225.418057260089" calcext:value-type="float">
            <text:p>225.418057260089</text:p>
          </table:table-cell>
          <table:table-cell/>
          <table:table-cell table:style-name="ce3" office:value-type="float" office:value="2100" calcext:value-type="float">
            <text:p>2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15868717432022" calcext:value-type="float">
            <text:p>0.115868717432022</text:p>
          </table:table-cell>
          <table:table-cell table:style-name="ce1"/>
          <table:table-cell table:style-name="ce1" office:value-type="float" office:value="766725.641052687" calcext:value-type="float">
            <text:p>766725.641052687</text:p>
          </table:table-cell>
          <table:table-cell table:style-name="ce1"/>
          <table:table-cell table:style-name="ce1" table:formula="of:=[.AI315]-[.G315]" office:value-type="float" office:value="2.04938601958565" calcext:value-type="float">
            <text:p>2.04938601958565</text:p>
          </table:table-cell>
          <table:table-cell/>
          <table:table-cell table:style-name="ce7" office:value-type="float" office:value="356.392904154196" calcext:value-type="float">
            <text:p>356.392904154196</text:p>
          </table:table-cell>
          <table:table-cell table:number-columns-repeated="985"/>
        </table:table-row>
        <table:table-row table:style-name="ro3">
          <table:table-cell table:style-name="ce3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67089.666666667" calcext:value-type="float">
            <text:p>767089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100" calcext:value-type="float">
            <text:p>21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30817176401615" calcext:value-type="float">
            <text:p>0.730817176401615</text:p>
          </table:table-cell>
          <table:table-cell/>
          <table:table-cell office:value-type="float" office:value="766857.898424179" calcext:value-type="float">
            <text:p>766857.898424179</text:p>
          </table:table-cell>
          <table:table-cell/>
          <table:table-cell table:style-name="ce1" table:formula="of:=[.T316]-[.G316]" office:value-type="float" office:value="-231.768242488033" calcext:value-type="float">
            <text:p>-231.768242488033</text:p>
          </table:table-cell>
          <table:table-cell/>
          <table:table-cell table:style-name="ce1" office:value-type="float" office:value="225.080498774048" calcext:value-type="float">
            <text:p>225.080498774048</text:p>
          </table:table-cell>
          <table:table-cell/>
          <table:table-cell table:style-name="ce7" office:value-type="float" office:value="227.390868460723" calcext:value-type="float">
            <text:p>227.390868460723</text:p>
          </table:table-cell>
          <table:table-cell/>
          <table:table-cell table:style-name="ce3" office:value-type="float" office:value="2101" calcext:value-type="float">
            <text:p>2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83392156660557" calcext:value-type="float">
            <text:p>0.983392156660557</text:p>
          </table:table-cell>
          <table:table-cell table:style-name="ce1"/>
          <table:table-cell table:style-name="ce1" office:value-type="float" office:value="767091.780544022" calcext:value-type="float">
            <text:p>767091.780544022</text:p>
          </table:table-cell>
          <table:table-cell table:style-name="ce1"/>
          <table:table-cell table:style-name="ce1" table:formula="of:=[.AI316]-[.G316]" office:value-type="float" office:value="2.11387735535391" calcext:value-type="float">
            <text:p>2.11387735535391</text:p>
          </table:table-cell>
          <table:table-cell/>
          <table:table-cell table:style-name="ce7" office:value-type="float" office:value="356.559265131248" calcext:value-type="float">
            <text:p>356.559265131248</text:p>
          </table:table-cell>
          <table:table-cell table:number-columns-repeated="985"/>
        </table:table-row>
        <table:table-row table:style-name="ro3">
          <table:table-cell table:style-name="ce3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67454.583333333" calcext:value-type="float">
            <text:p>767454.5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01" calcext:value-type="float">
            <text:p>2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03572695702314" calcext:value-type="float">
            <text:p>0.803572695702314</text:p>
          </table:table-cell>
          <table:table-cell/>
          <table:table-cell office:value-type="float" office:value="767221.338752481" calcext:value-type="float">
            <text:p>767221.338752481</text:p>
          </table:table-cell>
          <table:table-cell/>
          <table:table-cell table:style-name="ce1" table:formula="of:=[.T317]-[.G317]" office:value-type="float" office:value="-233.244580851984" calcext:value-type="float">
            <text:p>-233.244580851984</text:p>
          </table:table-cell>
          <table:table-cell/>
          <table:table-cell table:style-name="ce1" office:value-type="float" office:value="226.641731558811" calcext:value-type="float">
            <text:p>226.641731558811</text:p>
          </table:table-cell>
          <table:table-cell/>
          <table:table-cell table:style-name="ce7" office:value-type="float" office:value="228.856819327018" calcext:value-type="float">
            <text:p>228.856819327018</text:p>
          </table:table-cell>
          <table:table-cell/>
          <table:table-cell table:style-name="ce3" office:value-type="float" office:value="2102" calcext:value-type="float">
            <text:p>2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66663974523544" calcext:value-type="float">
            <text:p>0.166663974523544</text:p>
          </table:table-cell>
          <table:table-cell table:style-name="ce1"/>
          <table:table-cell table:style-name="ce1" office:value-type="float" office:value="767457.614699072" calcext:value-type="float">
            <text:p>767457.614699072</text:p>
          </table:table-cell>
          <table:table-cell table:style-name="ce1"/>
          <table:table-cell table:style-name="ce1" table:formula="of:=[.AI317]-[.G317]" office:value-type="float" office:value="3.03136573918164" calcext:value-type="float">
            <text:p>3.03136573918164</text:p>
          </table:table-cell>
          <table:table-cell/>
          <table:table-cell table:style-name="ce7" office:value-type="float" office:value="356.775935759405" calcext:value-type="float">
            <text:p>356.775935759405</text:p>
          </table:table-cell>
          <table:table-cell table:number-columns-repeated="985"/>
        </table:table-row>
        <table:table-row table:style-name="ro3">
          <table:table-cell table:style-name="ce3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67819.616666667" calcext:value-type="float">
            <text:p>767819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02" calcext:value-type="float">
            <text:p>21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46197688579559" calcext:value-type="float">
            <text:p>0.946197688579559</text:p>
          </table:table-cell>
          <table:table-cell/>
          <table:table-cell office:value-type="float" office:value="767584.779823748" calcext:value-type="float">
            <text:p>767584.779823748</text:p>
          </table:table-cell>
          <table:table-cell/>
          <table:table-cell table:style-name="ce1" table:formula="of:=[.T318]-[.G318]" office:value-type="float" office:value="-234.836842919001" calcext:value-type="float">
            <text:p>-234.836842919001</text:p>
          </table:table-cell>
          <table:table-cell/>
          <table:table-cell table:style-name="ce1" office:value-type="float" office:value="228.215791497336" calcext:value-type="float">
            <text:p>228.215791497336</text:p>
          </table:table-cell>
          <table:table-cell/>
          <table:table-cell table:style-name="ce7" office:value-type="float" office:value="229.847955004574" calcext:value-type="float">
            <text:p>229.847955004574</text:p>
          </table:table-cell>
          <table:table-cell/>
          <table:table-cell table:style-name="ce3" office:value-type="float" office:value="2103" calcext:value-type="float">
            <text:p>2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8484695777297" calcext:value-type="float">
            <text:p>0.78484695777297</text:p>
          </table:table-cell>
          <table:table-cell table:style-name="ce1"/>
          <table:table-cell table:style-name="ce1" office:value-type="float" office:value="767823.079711699" calcext:value-type="float">
            <text:p>767823.079711699</text:p>
          </table:table-cell>
          <table:table-cell table:style-name="ce1"/>
          <table:table-cell table:style-name="ce1" table:formula="of:=[.AI318]-[.G318]" office:value-type="float" office:value="3.46304503222927" calcext:value-type="float">
            <text:p>3.46304503222927</text:p>
          </table:table-cell>
          <table:table-cell/>
          <table:table-cell table:style-name="ce7" office:value-type="float" office:value="357.014803968061" calcext:value-type="float">
            <text:p>357.014803968061</text:p>
          </table:table-cell>
          <table:table-cell table:number-columns-repeated="985"/>
        </table:table-row>
        <table:table-row table:style-name="ro3">
          <table:table-cell table:style-name="ce3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68184.716666667" calcext:value-type="float">
            <text:p>768184.7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2103" calcext:value-type="float">
            <text:p>21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12343912571669" calcext:value-type="float">
            <text:p>0.212343912571669</text:p>
          </table:table-cell>
          <table:table-cell/>
          <table:table-cell office:value-type="float" office:value="767948.215425239" calcext:value-type="float">
            <text:p>767948.215425239</text:p>
          </table:table-cell>
          <table:table-cell/>
          <table:table-cell table:style-name="ce1" table:formula="of:=[.T319]-[.G319]" office:value-type="float" office:value="-236.501241428079" calcext:value-type="float">
            <text:p>-236.501241428079</text:p>
          </table:table-cell>
          <table:table-cell/>
          <table:table-cell table:style-name="ce1" office:value-type="float" office:value="230.797222301029" calcext:value-type="float">
            <text:p>230.797222301029</text:p>
          </table:table-cell>
          <table:table-cell/>
          <table:table-cell table:style-name="ce7" office:value-type="float" office:value="231.552759396458" calcext:value-type="float">
            <text:p>231.552759396458</text:p>
          </table:table-cell>
          <table:table-cell/>
          <table:table-cell table:style-name="ce3" office:value-type="float" office:value="2104" calcext:value-type="float">
            <text:p>2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82218714803457" calcext:value-type="float">
            <text:p>0.382218714803457</text:p>
          </table:table-cell>
          <table:table-cell table:style-name="ce1"/>
          <table:table-cell table:style-name="ce1" office:value-type="float" office:value="768186.882209874" calcext:value-type="float">
            <text:p>768186.882209874</text:p>
          </table:table-cell>
          <table:table-cell table:style-name="ce1"/>
          <table:table-cell table:style-name="ce1" table:formula="of:=[.AI319]-[.G319]" office:value-type="float" office:value="2.16554320708383" calcext:value-type="float">
            <text:p>2.16554320708383</text:p>
          </table:table-cell>
          <table:table-cell/>
          <table:table-cell table:style-name="ce7" office:value-type="float" office:value="356.47961864497" calcext:value-type="float">
            <text:p>356.47961864497</text:p>
          </table:table-cell>
          <table:table-cell table:number-columns-repeated="985"/>
        </table:table-row>
        <table:table-row table:style-name="ro3">
          <table:table-cell table:style-name="ce3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8549.833333333" calcext:value-type="float">
            <text:p>768549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104" calcext:value-type="float">
            <text:p>21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09889409691095" calcext:value-type="float">
            <text:p>0.309889409691095</text:p>
          </table:table-cell>
          <table:table-cell/>
          <table:table-cell office:value-type="float" office:value="768311.646048534" calcext:value-type="float">
            <text:p>768311.646048534</text:p>
          </table:table-cell>
          <table:table-cell/>
          <table:table-cell table:style-name="ce1" table:formula="of:=[.T320]-[.G320]" office:value-type="float" office:value="-238.18728479906" calcext:value-type="float">
            <text:p>-238.18728479906</text:p>
          </table:table-cell>
          <table:table-cell/>
          <table:table-cell table:style-name="ce1" office:value-type="float" office:value="232.39118667179" calcext:value-type="float">
            <text:p>232.39118667179</text:p>
          </table:table-cell>
          <table:table-cell/>
          <table:table-cell table:style-name="ce7" office:value-type="float" office:value="232.336458296319" calcext:value-type="float">
            <text:p>232.336458296319</text:p>
          </table:table-cell>
          <table:table-cell/>
          <table:table-cell table:style-name="ce3" office:value-type="float" office:value="2105" calcext:value-type="float">
            <text:p>210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83818594366312" calcext:value-type="float">
            <text:p>0.483818594366312</text:p>
          </table:table-cell>
          <table:table-cell table:style-name="ce1"/>
          <table:table-cell table:style-name="ce1" office:value-type="float" office:value="768552.958669318" calcext:value-type="float">
            <text:p>768552.958669318</text:p>
          </table:table-cell>
          <table:table-cell table:style-name="ce1"/>
          <table:table-cell table:style-name="ce1" table:formula="of:=[.AI320]-[.G320]" office:value-type="float" office:value="3.12533598544542" calcext:value-type="float">
            <text:p>3.12533598544542</text:p>
          </table:table-cell>
          <table:table-cell/>
          <table:table-cell table:style-name="ce7" office:value-type="float" office:value="356.655144100254" calcext:value-type="float">
            <text:p>356.655144100254</text:p>
          </table:table-cell>
          <table:table-cell table:number-columns-repeated="985"/>
        </table:table-row>
        <table:table-row table:style-name="ro3">
          <table:table-cell table:style-name="ce3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8915.05" calcext:value-type="float">
            <text:p>768915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05" calcext:value-type="float">
            <text:p>21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39256113022566" calcext:value-type="float">
            <text:p>0.939256113022566</text:p>
          </table:table-cell>
          <table:table-cell/>
          <table:table-cell office:value-type="float" office:value="768675.074957817" calcext:value-type="float">
            <text:p>768675.074957817</text:p>
          </table:table-cell>
          <table:table-cell/>
          <table:table-cell table:style-name="ce1" table:formula="of:=[.T321]-[.G321]" office:value-type="float" office:value="-239.975042183069" calcext:value-type="float">
            <text:p>-239.975042183069</text:p>
          </table:table-cell>
          <table:table-cell/>
          <table:table-cell table:style-name="ce1" office:value-type="float" office:value="233.981080998936" calcext:value-type="float">
            <text:p>233.981080998936</text:p>
          </table:table-cell>
          <table:table-cell/>
          <table:table-cell table:style-name="ce7" office:value-type="float" office:value="233.463979292661" calcext:value-type="float">
            <text:p>233.463979292661</text:p>
          </table:table-cell>
          <table:table-cell/>
          <table:table-cell table:style-name="ce3" office:value-type="float" office:value="2106" calcext:value-type="float">
            <text:p>2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98612922430038" calcext:value-type="float">
            <text:p>0.798612922430038</text:p>
          </table:table-cell>
          <table:table-cell table:style-name="ce1"/>
          <table:table-cell table:style-name="ce1" office:value-type="float" office:value="768918.688749037" calcext:value-type="float">
            <text:p>768918.688749037</text:p>
          </table:table-cell>
          <table:table-cell table:style-name="ce1"/>
          <table:table-cell table:style-name="ce1" table:formula="of:=[.AI321]-[.G321]" office:value-type="float" office:value="3.63874903670512" calcext:value-type="float">
            <text:p>3.63874903670512</text:p>
          </table:table-cell>
          <table:table-cell/>
          <table:table-cell table:style-name="ce7" office:value-type="float" office:value="356.876929045618" calcext:value-type="float">
            <text:p>356.876929045618</text:p>
          </table:table-cell>
          <table:table-cell table:number-columns-repeated="985"/>
        </table:table-row>
        <table:table-row table:style-name="ro3">
          <table:table-cell table:style-name="ce3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69281.025" calcext:value-type="float">
            <text:p>769281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106" calcext:value-type="float">
            <text:p>21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985420919954777" calcext:value-type="float">
            <text:p>0.985420919954777</text:p>
          </table:table-cell>
          <table:table-cell/>
          <table:table-cell office:value-type="float" office:value="769038.487489876" calcext:value-type="float">
            <text:p>769038.487489876</text:p>
          </table:table-cell>
          <table:table-cell/>
          <table:table-cell table:style-name="ce1" table:formula="of:=[.T322]-[.G322]" office:value-type="float" office:value="-242.537510124035" calcext:value-type="float">
            <text:p>-242.537510124035</text:p>
          </table:table-cell>
          <table:table-cell/>
          <table:table-cell table:style-name="ce1" office:value-type="float" office:value="235.58279949909" calcext:value-type="float">
            <text:p>235.58279949909</text:p>
          </table:table-cell>
          <table:table-cell/>
          <table:table-cell table:style-name="ce7" office:value-type="float" office:value="235.118037516302" calcext:value-type="float">
            <text:p>235.118037516302</text:p>
          </table:table-cell>
          <table:table-cell/>
          <table:table-cell table:style-name="ce3" office:value-type="float" office:value="2107" calcext:value-type="float">
            <text:p>2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931881815195084" calcext:value-type="float">
            <text:p>0.931881815195084</text:p>
          </table:table-cell>
          <table:table-cell table:style-name="ce1"/>
          <table:table-cell table:style-name="ce1" office:value-type="float" office:value="769284.056202696" calcext:value-type="float">
            <text:p>769284.056202696</text:p>
          </table:table-cell>
          <table:table-cell table:style-name="ce1"/>
          <table:table-cell table:style-name="ce1" table:formula="of:=[.AI322]-[.G322]" office:value-type="float" office:value="3.03120269568171" calcext:value-type="float">
            <text:p>3.03120269568171</text:p>
          </table:table-cell>
          <table:table-cell/>
          <table:table-cell table:style-name="ce7" office:value-type="float" office:value="357.116612248874" calcext:value-type="float">
            <text:p>357.116612248874</text:p>
          </table:table-cell>
          <table:table-cell table:number-columns-repeated="985"/>
        </table:table-row>
        <table:table-row table:style-name="ro3">
          <table:table-cell table:style-name="ce3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69646.091666667" calcext:value-type="float">
            <text:p>769646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07" calcext:value-type="float">
            <text:p>21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3158592581749" calcext:value-type="float">
            <text:p>0.13158592581749</text:p>
          </table:table-cell>
          <table:table-cell/>
          <table:table-cell office:value-type="float" office:value="769401.897313601" calcext:value-type="float">
            <text:p>769401.897313601</text:p>
          </table:table-cell>
          <table:table-cell/>
          <table:table-cell table:style-name="ce1" table:formula="of:=[.T323]-[.G323]" office:value-type="float" office:value="-244.194353066036" calcext:value-type="float">
            <text:p>-244.194353066036</text:p>
          </table:table-cell>
          <table:table-cell/>
          <table:table-cell table:style-name="ce1" office:value-type="float" office:value="238.201781356205" calcext:value-type="float">
            <text:p>238.201781356205</text:p>
          </table:table-cell>
          <table:table-cell/>
          <table:table-cell table:style-name="ce7" office:value-type="float" office:value="238.254658055666" calcext:value-type="float">
            <text:p>238.254658055666</text:p>
          </table:table-cell>
          <table:table-cell/>
          <table:table-cell table:style-name="ce3" office:value-type="float" office:value="2108" calcext:value-type="float">
            <text:p>2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417286913841963" calcext:value-type="float">
            <text:p>0.417286913841963</text:p>
          </table:table-cell>
          <table:table-cell table:style-name="ce1"/>
          <table:table-cell table:style-name="ce1" office:value-type="float" office:value="769648.112789783" calcext:value-type="float">
            <text:p>769648.112789783</text:p>
          </table:table-cell>
          <table:table-cell table:style-name="ce1"/>
          <table:table-cell table:style-name="ce1" table:formula="of:=[.AI323]-[.G323]" office:value-type="float" office:value="2.02112311555538" calcext:value-type="float">
            <text:p>2.02112311555538</text:p>
          </table:table-cell>
          <table:table-cell/>
          <table:table-cell table:style-name="ce7" office:value-type="float" office:value="356.567934043965" calcext:value-type="float">
            <text:p>356.567934043965</text:p>
          </table:table-cell>
          <table:table-cell table:number-columns-repeated="985"/>
        </table:table-row>
        <table:table-row table:style-name="ro3">
          <table:table-cell table:style-name="ce3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70011.291666667" calcext:value-type="float">
            <text:p>770011.2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08" calcext:value-type="float">
            <text:p>2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1716317236423" calcext:value-type="float">
            <text:p>0.351716317236423</text:p>
          </table:table-cell>
          <table:table-cell/>
          <table:table-cell office:value-type="float" office:value="769765.305799803" calcext:value-type="float">
            <text:p>769765.305799803</text:p>
          </table:table-cell>
          <table:table-cell/>
          <table:table-cell table:style-name="ce1" table:formula="of:=[.T324]-[.G324]" office:value-type="float" office:value="-245.985866863979" calcext:value-type="float">
            <text:p>-245.985866863979</text:p>
          </table:table-cell>
          <table:table-cell/>
          <table:table-cell table:style-name="ce1" office:value-type="float" office:value="239.818064925676" calcext:value-type="float">
            <text:p>239.818064925676</text:p>
          </table:table-cell>
          <table:table-cell/>
          <table:table-cell table:style-name="ce7" office:value-type="float" office:value="240.671172211783" calcext:value-type="float">
            <text:p>240.671172211783</text:p>
          </table:table-cell>
          <table:table-cell/>
          <table:table-cell table:style-name="ce3" office:value-type="float" office:value="2109" calcext:value-type="float">
            <text:p>2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966642685234547" calcext:value-type="float">
            <text:p>0.096664268523455</text:p>
          </table:table-cell>
          <table:table-cell table:style-name="ce1"/>
          <table:table-cell table:style-name="ce1" office:value-type="float" office:value="770014.10978935" calcext:value-type="float">
            <text:p>770014.10978935</text:p>
          </table:table-cell>
          <table:table-cell table:style-name="ce1"/>
          <table:table-cell table:style-name="ce1" table:formula="of:=[.AI324]-[.G324]" office:value-type="float" office:value="2.81812268320937" calcext:value-type="float">
            <text:p>2.81812268320937</text:p>
          </table:table-cell>
          <table:table-cell/>
          <table:table-cell table:style-name="ce7" office:value-type="float" office:value="356.752046771598" calcext:value-type="float">
            <text:p>356.752046771598</text:p>
          </table:table-cell>
          <table:table-cell table:number-columns-repeated="985"/>
        </table:table-row>
        <table:table-row table:style-name="ro3">
          <table:table-cell table:style-name="ce3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0376.308333333" calcext:value-type="float">
            <text:p>770376.3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09" calcext:value-type="float">
            <text:p>210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17772013694048" calcext:value-type="float">
            <text:p>0.917772013694048</text:p>
          </table:table-cell>
          <table:table-cell/>
          <table:table-cell office:value-type="float" office:value="770128.699248453" calcext:value-type="float">
            <text:p>770128.699248453</text:p>
          </table:table-cell>
          <table:table-cell/>
          <table:table-cell table:style-name="ce1" table:formula="of:=[.T325]-[.G325]" office:value-type="float" office:value="-247.609084879979" calcext:value-type="float">
            <text:p>-247.609084879979</text:p>
          </table:table-cell>
          <table:table-cell/>
          <table:table-cell table:style-name="ce1" office:value-type="float" office:value="241.442045043099" calcext:value-type="float">
            <text:p>241.442045043099</text:p>
          </table:table-cell>
          <table:table-cell/>
          <table:table-cell table:style-name="ce7" office:value-type="float" office:value="243.039037525661" calcext:value-type="float">
            <text:p>243.039037525661</text:p>
          </table:table-cell>
          <table:table-cell/>
          <table:table-cell table:style-name="ce3" office:value-type="float" office:value="2110" calcext:value-type="float">
            <text:p>2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87238810956478" calcext:value-type="float">
            <text:p>0.587238810956478</text:p>
          </table:table-cell>
          <table:table-cell table:style-name="ce1"/>
          <table:table-cell table:style-name="ce1" office:value-type="float" office:value="770379.73096336" calcext:value-type="float">
            <text:p>770379.73096336</text:p>
          </table:table-cell>
          <table:table-cell table:style-name="ce1"/>
          <table:table-cell table:style-name="ce1" table:formula="of:=[.AI325]-[.G325]" office:value-type="float" office:value="3.42263002728578" calcext:value-type="float">
            <text:p>3.42263002728578</text:p>
          </table:table-cell>
          <table:table-cell/>
          <table:table-cell table:style-name="ce7" office:value-type="float" office:value="356.978318367963" calcext:value-type="float">
            <text:p>356.978318367963</text:p>
          </table:table-cell>
          <table:table-cell table:number-columns-repeated="985"/>
        </table:table-row>
        <table:table-row table:style-name="ro3">
          <table:table-cell table:style-name="ce3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0741.375" calcext:value-type="float">
            <text:p>770741.3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10" calcext:value-type="float">
            <text:p>21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284603305161" calcext:value-type="float">
            <text:p>0.7284603305161</text:p>
          </table:table-cell>
          <table:table-cell/>
          <table:table-cell office:value-type="float" office:value="770492.090089209" calcext:value-type="float">
            <text:p>770492.090089209</text:p>
          </table:table-cell>
          <table:table-cell/>
          <table:table-cell table:style-name="ce1" table:formula="of:=[.T326]-[.G326]" office:value-type="float" office:value="-249.284910790971" calcext:value-type="float">
            <text:p>-249.284910790971</text:p>
          </table:table-cell>
          <table:table-cell/>
          <table:table-cell table:style-name="ce1" office:value-type="float" office:value="243.074604419729" calcext:value-type="float">
            <text:p>243.074604419729</text:p>
          </table:table-cell>
          <table:table-cell/>
          <table:table-cell table:style-name="ce7" office:value-type="float" office:value="245.060067101309" calcext:value-type="float">
            <text:p>245.060067101309</text:p>
          </table:table-cell>
          <table:table-cell/>
          <table:table-cell table:style-name="ce3" office:value-type="float" office:value="2111" calcext:value-type="float">
            <text:p>2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2402767390013" calcext:value-type="float">
            <text:p>0.592402767390013</text:p>
          </table:table-cell>
          <table:table-cell table:style-name="ce1"/>
          <table:table-cell table:style-name="ce1" office:value-type="float" office:value="770745.005966946" calcext:value-type="float">
            <text:p>770745.005966946</text:p>
          </table:table-cell>
          <table:table-cell table:style-name="ce1"/>
          <table:table-cell table:style-name="ce1" table:formula="of:=[.AI326]-[.G326]" office:value-type="float" office:value="3.63096694636624" calcext:value-type="float">
            <text:p>3.63096694636624</text:p>
          </table:table-cell>
          <table:table-cell/>
          <table:table-cell table:style-name="ce7" office:value-type="float" office:value="357.218169913166" calcext:value-type="float">
            <text:p>357.218169913166</text:p>
          </table:table-cell>
          <table:table-cell table:number-columns-repeated="985"/>
        </table:table-row>
        <table:table-row table:style-name="ro3">
          <table:table-cell table:style-name="ce3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71106.491666667" calcext:value-type="float">
            <text:p>771106.4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11" calcext:value-type="float">
            <text:p>21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18936046212912" calcext:value-type="float">
            <text:p>0.818936046212912</text:p>
          </table:table-cell>
          <table:table-cell/>
          <table:table-cell office:value-type="float" office:value="770855.475568706" calcext:value-type="float">
            <text:p>770855.475568706</text:p>
          </table:table-cell>
          <table:table-cell/>
          <table:table-cell table:style-name="ce1" table:formula="of:=[.T327]-[.G327]" office:value-type="float" office:value="-251.016097960994" calcext:value-type="float">
            <text:p>-251.016097960994</text:p>
          </table:table-cell>
          <table:table-cell/>
          <table:table-cell table:style-name="ce1" office:value-type="float" office:value="245.7282663062" calcext:value-type="float">
            <text:p>245.7282663062</text:p>
          </table:table-cell>
          <table:table-cell/>
          <table:table-cell table:style-name="ce7" office:value-type="float" office:value="247.562193620739" calcext:value-type="float">
            <text:p>247.562193620739</text:p>
          </table:table-cell>
          <table:table-cell/>
          <table:table-cell table:style-name="ce3" office:value-type="float" office:value="2112" calcext:value-type="float">
            <text:p>2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2960619404912" calcext:value-type="float">
            <text:p>0.32960619404912</text:p>
          </table:table-cell>
          <table:table-cell table:style-name="ce1"/>
          <table:table-cell table:style-name="ce1" office:value-type="float" office:value="771109.327312227" calcext:value-type="float">
            <text:p>771109.327312227</text:p>
          </table:table-cell>
          <table:table-cell table:style-name="ce1"/>
          <table:table-cell table:style-name="ce1" table:formula="of:=[.AI327]-[.G327]" office:value-type="float" office:value="2.83564555947669" calcext:value-type="float">
            <text:p>2.83564555947669</text:p>
          </table:table-cell>
          <table:table-cell/>
          <table:table-cell table:style-name="ce7" office:value-type="float" office:value="356.65776910177" calcext:value-type="float">
            <text:p>356.65776910177</text:p>
          </table:table-cell>
          <table:table-cell table:number-columns-repeated="985"/>
        </table:table-row>
        <table:table-row table:style-name="ro3">
          <table:table-cell table:style-name="ce3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71472.5" calcext:value-type="float">
            <text:p>771472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12" calcext:value-type="float">
            <text:p>21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95512156188488" calcext:value-type="float">
            <text:p>0.895512156188488</text:p>
          </table:table-cell>
          <table:table-cell/>
          <table:table-cell office:value-type="float" office:value="771218.852010772" calcext:value-type="float">
            <text:p>771218.852010772</text:p>
          </table:table-cell>
          <table:table-cell/>
          <table:table-cell table:style-name="ce1" table:formula="of:=[.T328]-[.G328]" office:value-type="float" office:value="-253.647989228019" calcext:value-type="float">
            <text:p>-253.647989228019</text:p>
          </table:table-cell>
          <table:table-cell/>
          <table:table-cell table:style-name="ce1" office:value-type="float" office:value="247.37459293531" calcext:value-type="float">
            <text:p>247.37459293531</text:p>
          </table:table-cell>
          <table:table-cell/>
          <table:table-cell table:style-name="ce7" office:value-type="float" office:value="248.596857784265" calcext:value-type="float">
            <text:p>248.596857784265</text:p>
          </table:table-cell>
          <table:table-cell/>
          <table:table-cell table:style-name="ce3" office:value-type="float" office:value="2113" calcext:value-type="float">
            <text:p>2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59281475841999" calcext:value-type="float">
            <text:p>0.559281475841999</text:p>
          </table:table-cell>
          <table:table-cell table:style-name="ce1"/>
          <table:table-cell table:style-name="ce1" office:value-type="float" office:value="771475.230943945" calcext:value-type="float">
            <text:p>771475.230943945</text:p>
          </table:table-cell>
          <table:table-cell table:style-name="ce1"/>
          <table:table-cell table:style-name="ce1" table:formula="of:=[.AI328]-[.G328]" office:value-type="float" office:value="2.73094394546933" calcext:value-type="float">
            <text:p>2.73094394546933</text:p>
          </table:table-cell>
          <table:table-cell/>
          <table:table-cell table:style-name="ce7" office:value-type="float" office:value="356.849882379099" calcext:value-type="float">
            <text:p>356.849882379099</text:p>
          </table:table-cell>
          <table:table-cell table:number-columns-repeated="985"/>
        </table:table-row>
        <table:table-row table:style-name="ro3">
          <table:table-cell table:style-name="ce3" office:value-type="float" office:value="2114" calcext:value-type="float">
            <text:p>21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1837.55" calcext:value-type="float">
            <text:p>77183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13" calcext:value-type="float">
            <text:p>21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03770670294762" calcext:value-type="float">
            <text:p>0.403770670294762</text:p>
          </table:table-cell>
          <table:table-cell/>
          <table:table-cell office:value-type="float" office:value="771582.223197063" calcext:value-type="float">
            <text:p>771582.223197063</text:p>
          </table:table-cell>
          <table:table-cell/>
          <table:table-cell table:style-name="ce1" table:formula="of:=[.T329]-[.G329]" office:value-type="float" office:value="-255.326802937081" calcext:value-type="float">
            <text:p>-255.326802937081</text:p>
          </table:table-cell>
          <table:table-cell/>
          <table:table-cell table:style-name="ce1" office:value-type="float" office:value="249.032466980054" calcext:value-type="float">
            <text:p>249.032466980054</text:p>
          </table:table-cell>
          <table:table-cell/>
          <table:table-cell table:style-name="ce7" office:value-type="float" office:value="249.384852892406" calcext:value-type="float">
            <text:p>249.384852892406</text:p>
          </table:table-cell>
          <table:table-cell/>
          <table:table-cell table:style-name="ce3" office:value-type="float" office:value="2114" calcext:value-type="float">
            <text:p>2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539338693022728" calcext:value-type="float">
            <text:p>0.539338693022728</text:p>
          </table:table-cell>
          <table:table-cell table:style-name="ce1"/>
          <table:table-cell table:style-name="ce1" office:value-type="float" office:value="771840.741346763" calcext:value-type="float">
            <text:p>771840.741346763</text:p>
          </table:table-cell>
          <table:table-cell table:style-name="ce1"/>
          <table:table-cell table:style-name="ce1" table:formula="of:=[.AI329]-[.G329]" office:value-type="float" office:value="3.1913467629347" calcext:value-type="float">
            <text:p>3.1913467629347</text:p>
          </table:table-cell>
          <table:table-cell/>
          <table:table-cell table:style-name="ce7" office:value-type="float" office:value="357.080008172384" calcext:value-type="float">
            <text:p>357.080008172384</text:p>
          </table:table-cell>
          <table:table-cell table:number-columns-repeated="985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2202.516666667" calcext:value-type="float">
            <text:p>772202.5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14" calcext:value-type="float">
            <text:p>21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38133504986763" calcext:value-type="float">
            <text:p>0.238133504986763</text:p>
          </table:table-cell>
          <table:table-cell/>
          <table:table-cell office:value-type="float" office:value="771945.582804259" calcext:value-type="float">
            <text:p>771945.582804259</text:p>
          </table:table-cell>
          <table:table-cell/>
          <table:table-cell table:style-name="ce1" table:formula="of:=[.T330]-[.G330]" office:value-type="float" office:value="-256.933862407925" calcext:value-type="float">
            <text:p>-256.933862407925</text:p>
          </table:table-cell>
          <table:table-cell/>
          <table:table-cell table:style-name="ce1" office:value-type="float" office:value="250.692833071836" calcext:value-type="float">
            <text:p>250.692833071836</text:p>
          </table:table-cell>
          <table:table-cell/>
          <table:table-cell table:style-name="ce7" office:value-type="float" office:value="250.23875814589" calcext:value-type="float">
            <text:p>250.23875814589</text:p>
          </table:table-cell>
          <table:table-cell/>
          <table:table-cell table:style-name="ce3" office:value-type="float" office:value="2115" calcext:value-type="float">
            <text:p>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36625706404448" calcext:value-type="float">
            <text:p>0.336625706404448</text:p>
          </table:table-cell>
          <table:table-cell table:style-name="ce1"/>
          <table:table-cell table:style-name="ce1" office:value-type="float" office:value="772205.930789323" calcext:value-type="float">
            <text:p>772205.930789323</text:p>
          </table:table-cell>
          <table:table-cell table:style-name="ce1"/>
          <table:table-cell table:style-name="ce1" table:formula="of:=[.AI330]-[.G330]" office:value-type="float" office:value="3.4141226564534" calcext:value-type="float">
            <text:p>3.4141226564534</text:p>
          </table:table-cell>
          <table:table-cell/>
          <table:table-cell table:style-name="ce7" office:value-type="float" office:value="357.319381229802" calcext:value-type="float">
            <text:p>357.319381229802</text:p>
          </table:table-cell>
          <table:table-cell table:number-columns-repeated="985"/>
        </table:table-row>
        <table:table-row table:style-name="ro3">
          <table:table-cell table:style-name="ce3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72567.55" calcext:value-type="float">
            <text:p>77256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15" calcext:value-type="float">
            <text:p>21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45677456259728" calcext:value-type="float">
            <text:p>0.745677456259728</text:p>
          </table:table-cell>
          <table:table-cell/>
          <table:table-cell office:value-type="float" office:value="772308.93940672" calcext:value-type="float">
            <text:p>772308.93940672</text:p>
          </table:table-cell>
          <table:table-cell/>
          <table:table-cell table:style-name="ce1" table:formula="of:=[.T331]-[.G331]" office:value-type="float" office:value="-258.610593280056" calcext:value-type="float">
            <text:p>-258.610593280056</text:p>
          </table:table-cell>
          <table:table-cell/>
          <table:table-cell table:style-name="ce1" office:value-type="float" office:value="253.384460991852" calcext:value-type="float">
            <text:p>253.384460991852</text:p>
          </table:table-cell>
          <table:table-cell/>
          <table:table-cell table:style-name="ce7" office:value-type="float" office:value="252.461559194104" calcext:value-type="float">
            <text:p>252.461559194104</text:p>
          </table:table-cell>
          <table:table-cell/>
          <table:table-cell table:style-name="ce3" office:value-type="float" office:value="2116" calcext:value-type="float">
            <text:p>2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04958494007587" calcext:value-type="float">
            <text:p>0.904958494007587</text:p>
          </table:table-cell>
          <table:table-cell table:style-name="ce1"/>
          <table:table-cell table:style-name="ce1" office:value-type="float" office:value="772570.520767332" calcext:value-type="float">
            <text:p>772570.520767332</text:p>
          </table:table-cell>
          <table:table-cell table:style-name="ce1"/>
          <table:table-cell table:style-name="ce1" table:formula="of:=[.AI331]-[.G331]" office:value-type="float" office:value="2.97076733224094" calcext:value-type="float">
            <text:p>2.97076733224094</text:p>
          </table:table-cell>
          <table:table-cell/>
          <table:table-cell table:style-name="ce7" office:value-type="float" office:value="356.749040851566" calcext:value-type="float">
            <text:p>356.749040851566</text:p>
          </table:table-cell>
          <table:table-cell table:number-columns-repeated="985"/>
        </table:table-row>
        <table:table-row table:style-name="ro3">
          <table:table-cell table:style-name="ce3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72932.75" calcext:value-type="float">
            <text:p>772932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116" calcext:value-type="float">
            <text:p>21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712978467345238" calcext:value-type="float">
            <text:p>0.007129784673452</text:p>
          </table:table-cell>
          <table:table-cell/>
          <table:table-cell office:value-type="float" office:value="772672.297227174" calcext:value-type="float">
            <text:p>772672.297227174</text:p>
          </table:table-cell>
          <table:table-cell/>
          <table:table-cell table:style-name="ce1" table:formula="of:=[.T332]-[.G332]" office:value-type="float" office:value="-260.452772825956" calcext:value-type="float">
            <text:p>-260.452772825956</text:p>
          </table:table-cell>
          <table:table-cell/>
          <table:table-cell table:style-name="ce1" office:value-type="float" office:value="255.064555185854" calcext:value-type="float">
            <text:p>255.064555185854</text:p>
          </table:table-cell>
          <table:table-cell/>
          <table:table-cell table:style-name="ce7" office:value-type="float" office:value="254.215225570741" calcext:value-type="float">
            <text:p>254.215225570741</text:p>
          </table:table-cell>
          <table:table-cell/>
          <table:table-cell table:style-name="ce3" office:value-type="float" office:value="2117" calcext:value-type="float">
            <text:p>2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68003016710281" calcext:value-type="float">
            <text:p>0.768003016710281</text:p>
          </table:table-cell>
          <table:table-cell table:style-name="ce1"/>
          <table:table-cell table:style-name="ce1" office:value-type="float" office:value="772936.31997778" calcext:value-type="float">
            <text:p>772936.31997778</text:p>
          </table:table-cell>
          <table:table-cell table:style-name="ce1"/>
          <table:table-cell table:style-name="ce1" table:formula="of:=[.AI332]-[.G332]" office:value-type="float" office:value="3.56997777987272" calcext:value-type="float">
            <text:p>3.56997777987272</text:p>
          </table:table-cell>
          <table:table-cell/>
          <table:table-cell table:style-name="ce7" office:value-type="float" office:value="356.948559150468" calcext:value-type="float">
            <text:p>356.948559150468</text:p>
          </table:table-cell>
          <table:table-cell table:number-columns-repeated="985"/>
        </table:table-row>
        <table:table-row table:style-name="ro3">
          <table:table-cell table:style-name="ce3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73298.741666667" calcext:value-type="float">
            <text:p>77329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117" calcext:value-type="float">
            <text:p>21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8145819306374" calcext:value-type="float">
            <text:p>0.888145819306374</text:p>
          </table:table-cell>
          <table:table-cell/>
          <table:table-cell office:value-type="float" office:value="773035.640894546" calcext:value-type="float">
            <text:p>773035.640894546</text:p>
          </table:table-cell>
          <table:table-cell/>
          <table:table-cell table:style-name="ce1" table:formula="of:=[.T333]-[.G333]" office:value-type="float" office:value="-263.10077212099" calcext:value-type="float">
            <text:p>-263.10077212099</text:p>
          </table:table-cell>
          <table:table-cell/>
          <table:table-cell table:style-name="ce1" office:value-type="float" office:value="256.748862902503" calcext:value-type="float">
            <text:p>256.748862902503</text:p>
          </table:table-cell>
          <table:table-cell/>
          <table:table-cell table:style-name="ce7" office:value-type="float" office:value="256.449100789621" calcext:value-type="float">
            <text:p>256.449100789621</text:p>
          </table:table-cell>
          <table:table-cell/>
          <table:table-cell table:style-name="ce3" office:value-type="float" office:value="2118" calcext:value-type="float">
            <text:p>2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0.604919318109751" calcext:value-type="float">
            <text:p>0.604919318109751</text:p>
          </table:table-cell>
          <table:table-cell table:style-name="ce1"/>
          <table:table-cell table:style-name="ce1" office:value-type="float" office:value="773301.720558972" calcext:value-type="float">
            <text:p>773301.720558972</text:p>
          </table:table-cell>
          <table:table-cell table:style-name="ce1"/>
          <table:table-cell table:style-name="ce1" table:formula="of:=[.AI333]-[.G333]" office:value-type="float" office:value="2.97889230470173" calcext:value-type="float">
            <text:p>2.97889230470173</text:p>
          </table:table-cell>
          <table:table-cell/>
          <table:table-cell table:style-name="ce7" office:value-type="float" office:value="357.181902588806" calcext:value-type="float">
            <text:p>357.181902588806</text:p>
          </table:table-cell>
          <table:table-cell table:number-columns-repeated="985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3663.758333333" calcext:value-type="float">
            <text:p>773663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18" calcext:value-type="float">
            <text:p>2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976958386600018" calcext:value-type="float">
            <text:p>0.097695838660002</text:p>
          </table:table-cell>
          <table:table-cell/>
          <table:table-cell office:value-type="float" office:value="773398.977845622" calcext:value-type="float">
            <text:p>773398.977845622</text:p>
          </table:table-cell>
          <table:table-cell/>
          <table:table-cell table:style-name="ce1" table:formula="of:=[.T334]-[.G334]" office:value-type="float" office:value="-264.780487710959" calcext:value-type="float">
            <text:p>-264.780487710959</text:p>
          </table:table-cell>
          <table:table-cell/>
          <table:table-cell table:style-name="ce1" office:value-type="float" office:value="258.449185554513" calcext:value-type="float">
            <text:p>258.449185554513</text:p>
          </table:table-cell>
          <table:table-cell/>
          <table:table-cell table:style-name="ce7" office:value-type="float" office:value="258.948832773312" calcext:value-type="float">
            <text:p>258.948832773312</text:p>
          </table:table-cell>
          <table:table-cell/>
          <table:table-cell table:style-name="ce3" office:value-type="float" office:value="2119" calcext:value-type="float">
            <text:p>2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73285569995642" calcext:value-type="float">
            <text:p>0.173285569995642</text:p>
          </table:table-cell>
          <table:table-cell table:style-name="ce1"/>
          <table:table-cell table:style-name="ce1" office:value-type="float" office:value="773666.832759226" calcext:value-type="float">
            <text:p>773666.832759226</text:p>
          </table:table-cell>
          <table:table-cell table:style-name="ce1"/>
          <table:table-cell table:style-name="ce1" table:formula="of:=[.AI334]-[.G334]" office:value-type="float" office:value="3.07442589313723" calcext:value-type="float">
            <text:p>3.07442589313723</text:p>
          </table:table-cell>
          <table:table-cell/>
          <table:table-cell table:style-name="ce7" office:value-type="float" office:value="357.420150832218" calcext:value-type="float">
            <text:p>357.420150832218</text:p>
          </table:table-cell>
          <table:table-cell table:number-columns-repeated="985"/>
        </table:table-row>
        <table:table-row table:style-name="ro3">
          <table:table-cell table:style-name="ce3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4028.841666667" calcext:value-type="float">
            <text:p>774028.8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119" calcext:value-type="float">
            <text:p>2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33607478439808" calcext:value-type="float">
            <text:p>0.733607478439808</text:p>
          </table:table-cell>
          <table:table-cell/>
          <table:table-cell office:value-type="float" office:value="773762.310926116" calcext:value-type="float">
            <text:p>773762.310926116</text:p>
          </table:table-cell>
          <table:table-cell/>
          <table:table-cell table:style-name="ce1" table:formula="of:=[.T335]-[.G335]" office:value-type="float" office:value="-266.530740551068" calcext:value-type="float">
            <text:p>-266.530740551068</text:p>
          </table:table-cell>
          <table:table-cell/>
          <table:table-cell table:style-name="ce1" office:value-type="float" office:value="261.162320159448" calcext:value-type="float">
            <text:p>261.162320159448</text:p>
          </table:table-cell>
          <table:table-cell/>
          <table:table-cell table:style-name="ce7" office:value-type="float" office:value="262.367167410142" calcext:value-type="float">
            <text:p>262.367167410142</text:p>
          </table:table-cell>
          <table:table-cell/>
          <table:table-cell table:style-name="ce3" office:value-type="float" office:value="2120" calcext:value-type="float">
            <text:p>2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00657603889704" calcext:value-type="float">
            <text:p>0.800657603889704</text:p>
          </table:table-cell>
          <table:table-cell table:style-name="ce1"/>
          <table:table-cell table:style-name="ce1" office:value-type="float" office:value="774031.688750457" calcext:value-type="float">
            <text:p>774031.688750457</text:p>
          </table:table-cell>
          <table:table-cell table:style-name="ce1"/>
          <table:table-cell table:style-name="ce1" table:formula="of:=[.AI335]-[.G335]" office:value-type="float" office:value="2.84708378964569" calcext:value-type="float">
            <text:p>2.84708378964569</text:p>
          </table:table-cell>
          <table:table-cell/>
          <table:table-cell table:style-name="ce7" office:value-type="float" office:value="356.841664715989" calcext:value-type="float">
            <text:p>356.841664715989</text:p>
          </table:table-cell>
          <table:table-cell table:number-columns-repeated="985"/>
        </table:table-row>
        <table:table-row table:style-name="ro3">
          <table:table-cell table:style-name="ce3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74393.875" calcext:value-type="float">
            <text:p>774393.8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20" calcext:value-type="float">
            <text:p>2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.120682585984468" calcext:value-type="float">
            <text:p>0.120682585984468</text:p>
          </table:table-cell>
          <table:table-cell/>
          <table:table-cell office:value-type="float" office:value="774125.635500474" calcext:value-type="float">
            <text:p>774125.635500474</text:p>
          </table:table-cell>
          <table:table-cell/>
          <table:table-cell table:style-name="ce1" table:formula="of:=[.T336]-[.G336]" office:value-type="float" office:value="-268.239499525982" calcext:value-type="float">
            <text:p>-268.239499525982</text:p>
          </table:table-cell>
          <table:table-cell/>
          <table:table-cell table:style-name="ce1" office:value-type="float" office:value="262.875670994217" calcext:value-type="float">
            <text:p>262.875670994217</text:p>
          </table:table-cell>
          <table:table-cell/>
          <table:table-cell table:style-name="ce7" office:value-type="float" office:value="264.438251772292" calcext:value-type="float">
            <text:p>264.438251772292</text:p>
          </table:table-cell>
          <table:table-cell/>
          <table:table-cell table:style-name="ce3" office:value-type="float" office:value="2121" calcext:value-type="float">
            <text:p>2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95665066689253" calcext:value-type="float">
            <text:p>0.795665066689253</text:p>
          </table:table-cell>
          <table:table-cell table:style-name="ce1"/>
          <table:table-cell table:style-name="ce1" office:value-type="float" office:value="774397.375552545" calcext:value-type="float">
            <text:p>774397.375552545</text:p>
          </table:table-cell>
          <table:table-cell table:style-name="ce1"/>
          <table:table-cell table:style-name="ce1" table:formula="of:=[.AI336]-[.G336]" office:value-type="float" office:value="3.5005525451852" calcext:value-type="float">
            <text:p>3.5005525451852</text:p>
          </table:table-cell>
          <table:table-cell/>
          <table:table-cell table:style-name="ce7" office:value-type="float" office:value="357.047984410991" calcext:value-type="float">
            <text:p>357.047984410991</text:p>
          </table:table-cell>
          <table:table-cell table:number-columns-repeated="985"/>
        </table:table-row>
        <table:table-row table:style-name="ro3">
          <table:table-cell table:style-name="ce3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74758.925" calcext:value-type="float">
            <text:p>774758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21" calcext:value-type="float">
            <text:p>21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01623474806547" calcext:value-type="float">
            <text:p>0.301623474806547</text:p>
          </table:table-cell>
          <table:table-cell/>
          <table:table-cell office:value-type="float" office:value="774488.955070572" calcext:value-type="float">
            <text:p>774488.955070572</text:p>
          </table:table-cell>
          <table:table-cell/>
          <table:table-cell table:style-name="ce1" table:formula="of:=[.T337]-[.G337]" office:value-type="float" office:value="-269.969929428073" calcext:value-type="float">
            <text:p>-269.969929428073</text:p>
          </table:table-cell>
          <table:table-cell/>
          <table:table-cell table:style-name="ce1" office:value-type="float" office:value="264.590507799803" calcext:value-type="float">
            <text:p>264.590507799803</text:p>
          </table:table-cell>
          <table:table-cell/>
          <table:table-cell table:style-name="ce7" office:value-type="float" office:value="265.989934927595" calcext:value-type="float">
            <text:p>265.989934927595</text:p>
          </table:table-cell>
          <table:table-cell/>
          <table:table-cell table:style-name="ce3" office:value-type="float" office:value="2122" calcext:value-type="float">
            <text:p>2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72109188884497" calcext:value-type="float">
            <text:p>0.572109188884497</text:p>
          </table:table-cell>
          <table:table-cell table:style-name="ce1"/>
          <table:table-cell table:style-name="ce1" office:value-type="float" office:value="774762.669841743" calcext:value-type="float">
            <text:p>774762.669841743</text:p>
          </table:table-cell>
          <table:table-cell table:style-name="ce1"/>
          <table:table-cell table:style-name="ce1" table:formula="of:=[.AI337]-[.G337]" office:value-type="float" office:value="3.74484174244571" calcext:value-type="float">
            <text:p>3.74484174244571</text:p>
          </table:table-cell>
          <table:table-cell/>
          <table:table-cell table:style-name="ce7" office:value-type="float" office:value="357.283905532286" calcext:value-type="float">
            <text:p>357.283905532286</text:p>
          </table:table-cell>
          <table:table-cell table:number-columns-repeated="985"/>
        </table:table-row>
        <table:table-row table:style-name="ro3">
          <table:table-cell table:style-name="ce3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5124.883333333" calcext:value-type="float">
            <text:p>775124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22" calcext:value-type="float">
            <text:p>21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5337487608194" calcext:value-type="float">
            <text:p>0.185337487608194</text:p>
          </table:table-cell>
          <table:table-cell/>
          <table:table-cell office:value-type="float" office:value="774852.265406484" calcext:value-type="float">
            <text:p>774852.265406484</text:p>
          </table:table-cell>
          <table:table-cell/>
          <table:table-cell table:style-name="ce1" table:formula="of:=[.T338]-[.G338]" office:value-type="float" office:value="-272.617926848936" calcext:value-type="float">
            <text:p>-272.617926848936</text:p>
          </table:table-cell>
          <table:table-cell/>
          <table:table-cell table:style-name="ce1" office:value-type="float" office:value="266.314006267996" calcext:value-type="float">
            <text:p>266.314006267996</text:p>
          </table:table-cell>
          <table:table-cell/>
          <table:table-cell table:style-name="ce7" office:value-type="float" office:value="267.077260756065" calcext:value-type="float">
            <text:p>267.077260756065</text:p>
          </table:table-cell>
          <table:table-cell/>
          <table:table-cell table:style-name="ce3" office:value-type="float" office:value="2123" calcext:value-type="float">
            <text:p>2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4692285954952" calcext:value-type="float">
            <text:p>0.434692285954952</text:p>
          </table:table-cell>
          <table:table-cell table:style-name="ce1"/>
          <table:table-cell table:style-name="ce1" office:value-type="float" office:value="775127.714190759" calcext:value-type="float">
            <text:p>775127.714190759</text:p>
          </table:table-cell>
          <table:table-cell table:style-name="ce1"/>
          <table:table-cell table:style-name="ce1" table:formula="of:=[.AI338]-[.G338]" office:value-type="float" office:value="2.83085742557887" calcext:value-type="float">
            <text:p>2.83085742557887</text:p>
          </table:table-cell>
          <table:table-cell/>
          <table:table-cell table:style-name="ce7" office:value-type="float" office:value="357.520383820056" calcext:value-type="float">
            <text:p>357.520383820056</text:p>
          </table:table-cell>
          <table:table-cell table:number-columns-repeated="985"/>
        </table:table-row>
        <table:table-row table:style-name="ro3">
          <table:table-cell table:style-name="ce3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75489.9" calcext:value-type="float">
            <text:p>775489.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123" calcext:value-type="float">
            <text:p>21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75415495038" calcext:value-type="float">
            <text:p>0.11275415495038</text:p>
          </table:table-cell>
          <table:table-cell/>
          <table:table-cell office:value-type="float" office:value="775215.570911635" calcext:value-type="float">
            <text:p>775215.570911635</text:p>
          </table:table-cell>
          <table:table-cell/>
          <table:table-cell table:style-name="ce1" table:formula="of:=[.T339]-[.G339]" office:value-type="float" office:value="-274.329088365077" calcext:value-type="float">
            <text:p>-274.329088365077</text:p>
          </table:table-cell>
          <table:table-cell/>
          <table:table-cell table:style-name="ce1" office:value-type="float" office:value="269.063561033428" calcext:value-type="float">
            <text:p>269.063561033428</text:p>
          </table:table-cell>
          <table:table-cell/>
          <table:table-cell table:style-name="ce7" office:value-type="float" office:value="268.921835818568" calcext:value-type="float">
            <text:p>268.921835818568</text:p>
          </table:table-cell>
          <table:table-cell/>
          <table:table-cell table:style-name="ce3" office:value-type="float" office:value="2124" calcext:value-type="float">
            <text:p>2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0167887583375" calcext:value-type="float">
            <text:p>0.70167887583375</text:p>
          </table:table-cell>
          <table:table-cell table:style-name="ce1"/>
          <table:table-cell table:style-name="ce1" office:value-type="float" office:value="775492.82757061" calcext:value-type="float">
            <text:p>775492.82757061</text:p>
          </table:table-cell>
          <table:table-cell table:style-name="ce1"/>
          <table:table-cell table:style-name="ce1" table:formula="of:=[.AI339]-[.G339]" office:value-type="float" office:value="2.92757061030716" calcext:value-type="float">
            <text:p>2.92757061030716</text:p>
          </table:table-cell>
          <table:table-cell/>
          <table:table-cell table:style-name="ce7" office:value-type="float" office:value="356.935554613501" calcext:value-type="float">
            <text:p>356.935554613501</text:p>
          </table:table-cell>
          <table:table-cell table:number-columns-repeated="985"/>
        </table:table-row>
        <table:table-row table:style-name="ro3">
          <table:table-cell table:style-name="ce3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5855.05" calcext:value-type="float">
            <text:p>775855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124" calcext:value-type="float">
            <text:p>21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71236266195774" calcext:value-type="float">
            <text:p>0.097123626619577</text:p>
          </table:table-cell>
          <table:table-cell/>
          <table:table-cell office:value-type="float" office:value="775578.875067447" calcext:value-type="float">
            <text:p>775578.875067447</text:p>
          </table:table-cell>
          <table:table-cell/>
          <table:table-cell table:style-name="ce1" table:formula="of:=[.T340]-[.G340]" office:value-type="float" office:value="-276.174932553084" calcext:value-type="float">
            <text:p>-276.174932553084</text:p>
          </table:table-cell>
          <table:table-cell/>
          <table:table-cell table:style-name="ce1" office:value-type="float" office:value="270.795079237294" calcext:value-type="float">
            <text:p>270.795079237294</text:p>
          </table:table-cell>
          <table:table-cell/>
          <table:table-cell table:style-name="ce7" office:value-type="float" office:value="269.855535138959" calcext:value-type="float">
            <text:p>269.855535138959</text:p>
          </table:table-cell>
          <table:table-cell/>
          <table:table-cell table:style-name="ce3" office:value-type="float" office:value="2125" calcext:value-type="float">
            <text:p>2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68246644735336" calcext:value-type="float">
            <text:p>0.868246644735336</text:p>
          </table:table-cell>
          <table:table-cell table:style-name="ce1"/>
          <table:table-cell table:style-name="ce1" office:value-type="float" office:value="775858.397130727" calcext:value-type="float">
            <text:p>775858.397130727</text:p>
          </table:table-cell>
          <table:table-cell table:style-name="ce1"/>
          <table:table-cell table:style-name="ce1" table:formula="of:=[.AI340]-[.G340]" office:value-type="float" office:value="3.34713072679006" calcext:value-type="float">
            <text:p>3.34713072679006</text:p>
          </table:table-cell>
          <table:table-cell/>
          <table:table-cell table:style-name="ce7" office:value-type="float" office:value="357.148064686753" calcext:value-type="float">
            <text:p>357.148064686753</text:p>
          </table:table-cell>
          <table:table-cell table:number-columns-repeated="985"/>
        </table:table-row>
        <table:table-row table:style-name="ro3">
          <table:table-cell table:style-name="ce3" office:value-type="float" office:value="2126" calcext:value-type="float">
            <text:p>2126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6220.066666667" calcext:value-type="float">
            <text:p>776220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25" calcext:value-type="float">
            <text:p>21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46286469697952" calcext:value-type="float">
            <text:p>0.946286469697952</text:p>
          </table:table-cell>
          <table:table-cell/>
          <table:table-cell office:value-type="float" office:value="775942.16732381" calcext:value-type="float">
            <text:p>775942.16732381</text:p>
          </table:table-cell>
          <table:table-cell/>
          <table:table-cell table:style-name="ce1" table:formula="of:=[.T341]-[.G341]" office:value-type="float" office:value="-277.899342856952" calcext:value-type="float">
            <text:p>-277.899342856952</text:p>
          </table:table-cell>
          <table:table-cell/>
          <table:table-cell table:style-name="ce1" office:value-type="float" office:value="272.535429794872" calcext:value-type="float">
            <text:p>272.535429794872</text:p>
          </table:table-cell>
          <table:table-cell/>
          <table:table-cell table:style-name="ce7" office:value-type="float" office:value="271.171854886066" calcext:value-type="float">
            <text:p>271.171854886066</text:p>
          </table:table-cell>
          <table:table-cell/>
          <table:table-cell table:style-name="ce3" office:value-type="float" office:value="2126" calcext:value-type="float">
            <text:p>2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7691965848208" calcext:value-type="float">
            <text:p>0.947691965848208</text:p>
          </table:table-cell>
          <table:table-cell table:style-name="ce1"/>
          <table:table-cell table:style-name="ce1" office:value-type="float" office:value="776223.590935897" calcext:value-type="float">
            <text:p>776223.590935897</text:p>
          </table:table-cell>
          <table:table-cell table:style-name="ce1"/>
          <table:table-cell table:style-name="ce1" table:formula="of:=[.AI341]-[.G341]" office:value-type="float" office:value="3.52426923019811" calcext:value-type="float">
            <text:p>3.52426923019811</text:p>
          </table:table-cell>
          <table:table-cell/>
          <table:table-cell table:style-name="ce7" office:value-type="float" office:value="357.385920803992" calcext:value-type="float">
            <text:p>357.385920803992</text:p>
          </table:table-cell>
          <table:table-cell table:number-columns-repeated="985"/>
        </table:table-row>
        <table:table-row table:style-name="ro3">
          <table:table-cell table:style-name="ce3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office:value-type="float" office:value="776585.116666667" calcext:value-type="float">
            <text:p>776585.1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26" calcext:value-type="float">
            <text:p>21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75349512696266" calcext:value-type="float">
            <text:p>0.275349512696266</text:p>
          </table:table-cell>
          <table:table-cell/>
          <table:table-cell office:value-type="float" office:value="776305.453663437" calcext:value-type="float">
            <text:p>776305.453663437</text:p>
          </table:table-cell>
          <table:table-cell/>
          <table:table-cell table:style-name="ce1" table:formula="of:=[.T342]-[.G342]" office:value-type="float" office:value="-279.663003230002" calcext:value-type="float">
            <text:p>-279.663003230002</text:p>
          </table:table-cell>
          <table:table-cell/>
          <table:table-cell table:style-name="ce1" office:value-type="float" office:value="274.281819554897" calcext:value-type="float">
            <text:p>274.281819554897</text:p>
          </table:table-cell>
          <table:table-cell/>
          <table:table-cell table:style-name="ce7" office:value-type="float" office:value="273.016067307966" calcext:value-type="float">
            <text:p>273.016067307966</text:p>
          </table:table-cell>
          <table:table-cell/>
          <table:table-cell table:style-name="ce3" office:value-type="float" office:value="2127" calcext:value-type="float">
            <text:p>2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67692437767983" calcext:value-type="float">
            <text:p>0.667692437767983</text:p>
          </table:table-cell>
          <table:table-cell table:style-name="ce1"/>
          <table:table-cell table:style-name="ce1" office:value-type="float" office:value="776588.577547009" calcext:value-type="float">
            <text:p>776588.577547009</text:p>
          </table:table-cell>
          <table:table-cell table:style-name="ce1"/>
          <table:table-cell table:style-name="ce1" table:formula="of:=[.AI342]-[.G342]" office:value-type="float" office:value="3.46088034159038" calcext:value-type="float">
            <text:p>3.46088034159038</text:p>
          </table:table-cell>
          <table:table-cell/>
          <table:table-cell table:style-name="ce7" office:value-type="float" office:value="357.619985860962" calcext:value-type="float">
            <text:p>357.619985860962</text:p>
          </table:table-cell>
          <table:table-cell table:number-columns-repeated="985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76951.241666667" calcext:value-type="float">
            <text:p>776951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127" calcext:value-type="float">
            <text:p>21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89206609874964" calcext:value-type="float">
            <text:p>0.589206609874964</text:p>
          </table:table-cell>
          <table:table-cell/>
          <table:table-cell office:value-type="float" office:value="776668.739992505" calcext:value-type="float">
            <text:p>776668.739992505</text:p>
          </table:table-cell>
          <table:table-cell/>
          <table:table-cell table:style-name="ce1" table:formula="of:=[.T343]-[.G343]" office:value-type="float" office:value="-282.501674161991" calcext:value-type="float">
            <text:p>-282.501674161991</text:p>
          </table:table-cell>
          <table:table-cell/>
          <table:table-cell table:style-name="ce1" office:value-type="float" office:value="277.058397702844" calcext:value-type="float">
            <text:p>277.058397702844</text:p>
          </table:table-cell>
          <table:table-cell/>
          <table:table-cell table:style-name="ce7" office:value-type="float" office:value="276.337788539779" calcext:value-type="float">
            <text:p>276.337788539779</text:p>
          </table:table-cell>
          <table:table-cell/>
          <table:table-cell table:style-name="ce3" office:value-type="float" office:value="2128" calcext:value-type="float">
            <text:p>21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33455668389797" calcext:value-type="float">
            <text:p>0.433455668389797</text:p>
          </table:table-cell>
          <table:table-cell table:style-name="ce1"/>
          <table:table-cell table:style-name="ce1" office:value-type="float" office:value="776953.934328789" calcext:value-type="float">
            <text:p>776953.934328789</text:p>
          </table:table-cell>
          <table:table-cell table:style-name="ce1"/>
          <table:table-cell table:style-name="ce1" table:formula="of:=[.AI343]-[.G343]" office:value-type="float" office:value="2.69266212161165" calcext:value-type="float">
            <text:p>2.69266212161165</text:p>
          </table:table-cell>
          <table:table-cell/>
          <table:table-cell table:style-name="ce7" office:value-type="float" office:value="357.030623064539" calcext:value-type="float">
            <text:p>357.030623064539</text:p>
          </table:table-cell>
          <table:table-cell table:number-columns-repeated="985"/>
        </table:table-row>
        <table:table-row table:style-name="ro3">
          <table:table-cell table:style-name="ce3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77316.441666667" calcext:value-type="float">
            <text:p>777316.4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2128" calcext:value-type="float">
            <text:p>21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39794502407312" calcext:value-type="float">
            <text:p>0.139794502407312</text:p>
          </table:table-cell>
          <table:table-cell/>
          <table:table-cell office:value-type="float" office:value="777032.020235968" calcext:value-type="float">
            <text:p>777032.020235968</text:p>
          </table:table-cell>
          <table:table-cell/>
          <table:table-cell table:style-name="ce1" table:formula="of:=[.T344]-[.G344]" office:value-type="float" office:value="-284.421430698945" calcext:value-type="float">
            <text:p>-284.421430698945</text:p>
          </table:table-cell>
          <table:table-cell/>
          <table:table-cell table:style-name="ce1" office:value-type="float" office:value="278.818204127398" calcext:value-type="float">
            <text:p>278.818204127398</text:p>
          </table:table-cell>
          <table:table-cell/>
          <table:table-cell table:style-name="ce7" office:value-type="float" office:value="278.899249084003" calcext:value-type="float">
            <text:p>278.899249084003</text:p>
          </table:table-cell>
          <table:table-cell/>
          <table:table-cell table:style-name="ce3" office:value-type="float" office:value="2129" calcext:value-type="float">
            <text:p>2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05448122322559" calcext:value-type="float">
            <text:p>0.305448122322559</text:p>
          </table:table-cell>
          <table:table-cell table:style-name="ce1"/>
          <table:table-cell table:style-name="ce1" office:value-type="float" office:value="777319.384934339" calcext:value-type="float">
            <text:p>777319.384934339</text:p>
          </table:table-cell>
          <table:table-cell table:style-name="ce1"/>
          <table:table-cell table:style-name="ce1" table:formula="of:=[.AI344]-[.G344]" office:value-type="float" office:value="2.94326767197344" calcext:value-type="float">
            <text:p>2.94326767197344</text:p>
          </table:table-cell>
          <table:table-cell/>
          <table:table-cell table:style-name="ce7" office:value-type="float" office:value="357.248705807354" calcext:value-type="float">
            <text:p>357.248705807354</text:p>
          </table:table-cell>
          <table:table-cell table:number-columns-repeated="985"/>
        </table:table-row>
        <table:table-row table:style-name="ro3">
          <table:table-cell table:style-name="ce3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7681.591666667" calcext:value-type="float">
            <text:p>777681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29" calcext:value-type="float">
            <text:p>21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28117264807224" calcext:value-type="float">
            <text:p>0.728117264807224</text:p>
          </table:table-cell>
          <table:table-cell/>
          <table:table-cell office:value-type="float" office:value="777395.292172304" calcext:value-type="float">
            <text:p>777395.292172304</text:p>
          </table:table-cell>
          <table:table-cell/>
          <table:table-cell table:style-name="ce1" table:formula="of:=[.T345]-[.G345]" office:value-type="float" office:value="-286.299494363018" calcext:value-type="float">
            <text:p>-286.299494363018</text:p>
          </table:table-cell>
          <table:table-cell/>
          <table:table-cell table:style-name="ce1" office:value-type="float" office:value="280.594108200043" calcext:value-type="float">
            <text:p>280.594108200043</text:p>
          </table:table-cell>
          <table:table-cell/>
          <table:table-cell table:style-name="ce7" office:value-type="float" office:value="281.386345482351" calcext:value-type="float">
            <text:p>281.386345482351</text:p>
          </table:table-cell>
          <table:table-cell/>
          <table:table-cell table:style-name="ce3" office:value-type="float" office:value="2130" calcext:value-type="float">
            <text:p>21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29577654600143" calcext:value-type="float">
            <text:p>0.829577654600143</text:p>
          </table:table-cell>
          <table:table-cell table:style-name="ce1"/>
          <table:table-cell table:style-name="ce1" office:value-type="float" office:value="777684.485992762" calcext:value-type="float">
            <text:p>777684.485992762</text:p>
          </table:table-cell>
          <table:table-cell table:style-name="ce1"/>
          <table:table-cell table:style-name="ce1" table:formula="of:=[.AI345]-[.G345]" office:value-type="float" office:value="2.89432609523647" calcext:value-type="float">
            <text:p>2.89432609523647</text:p>
          </table:table-cell>
          <table:table-cell/>
          <table:table-cell table:style-name="ce7" office:value-type="float" office:value="357.487852192177" calcext:value-type="float">
            <text:p>357.487852192177</text:p>
          </table:table-cell>
          <table:table-cell table:number-columns-repeated="985"/>
        </table:table-row>
        <table:table-row table:style-name="ro3">
          <table:table-cell table:style-name="ce3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78046.641666667" calcext:value-type="float">
            <text:p>778046.6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30" calcext:value-type="float">
            <text:p>213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363582856953144" calcext:value-type="float">
            <text:p>0.036358285695314</text:p>
          </table:table-cell>
          <table:table-cell/>
          <table:table-cell office:value-type="float" office:value="777758.553497471" calcext:value-type="float">
            <text:p>777758.553497471</text:p>
          </table:table-cell>
          <table:table-cell/>
          <table:table-cell table:style-name="ce1" table:formula="of:=[.T346]-[.G346]" office:value-type="float" office:value="-288.088169195922" calcext:value-type="float">
            <text:p>-288.088169195922</text:p>
          </table:table-cell>
          <table:table-cell/>
          <table:table-cell table:style-name="ce1" office:value-type="float" office:value="282.369906574713" calcext:value-type="float">
            <text:p>282.369906574713</text:p>
          </table:table-cell>
          <table:table-cell/>
          <table:table-cell table:style-name="ce7" office:value-type="float" office:value="283.493213213966" calcext:value-type="float">
            <text:p>283.493213213966</text:p>
          </table:table-cell>
          <table:table-cell/>
          <table:table-cell table:style-name="ce3" office:value-type="float" office:value="2131" calcext:value-type="float">
            <text:p>21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33201761543751" calcext:value-type="float">
            <text:p>0.533201761543751</text:p>
          </table:table-cell>
          <table:table-cell table:style-name="ce1"/>
          <table:table-cell table:style-name="ce1" office:value-type="float" office:value="778049.425370279" calcext:value-type="float">
            <text:p>778049.425370279</text:p>
          </table:table-cell>
          <table:table-cell table:style-name="ce1"/>
          <table:table-cell table:style-name="ce1" table:formula="of:=[.AI346]-[.G346]" office:value-type="float" office:value="2.78370361204725" calcext:value-type="float">
            <text:p>2.78370361204725</text:p>
          </table:table-cell>
          <table:table-cell/>
          <table:table-cell table:style-name="ce7" office:value-type="float" office:value="357.71886329277" calcext:value-type="float">
            <text:p>357.71886329277</text:p>
          </table:table-cell>
          <table:table-cell table:number-columns-repeated="985"/>
        </table:table-row>
        <table:table-row table:style-name="ro3">
          <table:table-cell table:style-name="ce3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78411.675" calcext:value-type="float">
            <text:p>778411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2131" calcext:value-type="float">
            <text:p>21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25344856083393" calcext:value-type="float">
            <text:p>0.525344856083393</text:p>
          </table:table-cell>
          <table:table-cell/>
          <table:table-cell office:value-type="float" office:value="778121.808698156" calcext:value-type="float">
            <text:p>778121.808698156</text:p>
          </table:table-cell>
          <table:table-cell/>
          <table:table-cell table:style-name="ce1" table:formula="of:=[.T347]-[.G347]" office:value-type="float" office:value="-289.866301844013" calcext:value-type="float">
            <text:p>-289.866301844013</text:p>
          </table:table-cell>
          <table:table-cell/>
          <table:table-cell table:style-name="ce1" office:value-type="float" office:value="285.175398537162" calcext:value-type="float">
            <text:p>285.175398537162</text:p>
          </table:table-cell>
          <table:table-cell/>
          <table:table-cell table:style-name="ce7" office:value-type="float" office:value="286.08236556605" calcext:value-type="float">
            <text:p>286.08236556605</text:p>
          </table:table-cell>
          <table:table-cell/>
          <table:table-cell table:style-name="ce3" office:value-type="float" office:value="2132" calcext:value-type="float">
            <text:p>21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89097614586353" calcext:value-type="float">
            <text:p>0.028909761458635</text:p>
          </table:table-cell>
          <table:table-cell table:style-name="ce1"/>
          <table:table-cell table:style-name="ce1" office:value-type="float" office:value="778415.006964521" calcext:value-type="float">
            <text:p>778415.006964521</text:p>
          </table:table-cell>
          <table:table-cell table:style-name="ce1"/>
          <table:table-cell table:style-name="ce1" table:formula="of:=[.AI347]-[.G347]" office:value-type="float" office:value="3.33196452062111" calcext:value-type="float">
            <text:p>3.33196452062111</text:p>
          </table:table-cell>
          <table:table-cell/>
          <table:table-cell table:style-name="ce7" office:value-type="float" office:value="357.126781297091" calcext:value-type="float">
            <text:p>357.126781297091</text:p>
          </table:table-cell>
          <table:table-cell table:number-columns-repeated="985"/>
        </table:table-row>
        <table:table-row table:style-name="ro3">
          <table:table-cell table:style-name="ce3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8776.775" calcext:value-type="float">
            <text:p>778776.7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32" calcext:value-type="float">
            <text:p>21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55816702544689" calcext:value-type="float">
            <text:p>0.555816702544689</text:p>
          </table:table-cell>
          <table:table-cell/>
          <table:table-cell office:value-type="float" office:value="778485.059413762" calcext:value-type="float">
            <text:p>778485.059413762</text:p>
          </table:table-cell>
          <table:table-cell/>
          <table:table-cell table:style-name="ce1" table:formula="of:=[.T348]-[.G348]" office:value-type="float" office:value="-291.715586238075" calcext:value-type="float">
            <text:p>-291.715586238075</text:p>
          </table:table-cell>
          <table:table-cell/>
          <table:table-cell table:style-name="ce1" office:value-type="float" office:value="286.967511231771" calcext:value-type="float">
            <text:p>286.967511231771</text:p>
          </table:table-cell>
          <table:table-cell/>
          <table:table-cell table:style-name="ce7" office:value-type="float" office:value="287.216849896729" calcext:value-type="float">
            <text:p>287.216849896729</text:p>
          </table:table-cell>
          <table:table-cell/>
          <table:table-cell table:style-name="ce3" office:value-type="float" office:value="2133" calcext:value-type="float">
            <text:p>2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31316331028938" calcext:value-type="float">
            <text:p>0.431316331028938</text:p>
          </table:table-cell>
          <table:table-cell table:style-name="ce1"/>
          <table:table-cell table:style-name="ce1" office:value-type="float" office:value="778780.339882859" calcext:value-type="float">
            <text:p>778780.339882859</text:p>
          </table:table-cell>
          <table:table-cell table:style-name="ce1"/>
          <table:table-cell table:style-name="ce1" table:formula="of:=[.AI348]-[.G348]" office:value-type="float" office:value="3.56488285853993" calcext:value-type="float">
            <text:p>3.56488285853993</text:p>
          </table:table-cell>
          <table:table-cell/>
          <table:table-cell table:style-name="ce7" office:value-type="float" office:value="357.349813008263" calcext:value-type="float">
            <text:p>357.349813008263</text:p>
          </table:table-cell>
          <table:table-cell table:number-columns-repeated="985"/>
        </table:table-row>
        <table:table-row table:style-name="ro3">
          <table:table-cell table:style-name="ce3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79141.791666667" calcext:value-type="float">
            <text:p>779141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33" calcext:value-type="float">
            <text:p>21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10362564027309" calcext:value-type="float">
            <text:p>0.410362564027309</text:p>
          </table:table-cell>
          <table:table-cell/>
          <table:table-cell office:value-type="float" office:value="778848.300979418" calcext:value-type="float">
            <text:p>778848.300979418</text:p>
          </table:table-cell>
          <table:table-cell/>
          <table:table-cell table:style-name="ce1" table:formula="of:=[.T349]-[.G349]" office:value-type="float" office:value="-293.490687248996" calcext:value-type="float">
            <text:p>-293.490687248996</text:p>
          </table:table-cell>
          <table:table-cell/>
          <table:table-cell table:style-name="ce1" office:value-type="float" office:value="288.762678880477" calcext:value-type="float">
            <text:p>288.762678880477</text:p>
          </table:table-cell>
          <table:table-cell/>
          <table:table-cell table:style-name="ce7" office:value-type="float" office:value="288.128422666006" calcext:value-type="float">
            <text:p>288.128422666006</text:p>
          </table:table-cell>
          <table:table-cell/>
          <table:table-cell table:style-name="ce3" office:value-type="float" office:value="2134" calcext:value-type="float">
            <text:p>21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776921663433313" calcext:value-type="float">
            <text:p>0.776921663433313</text:p>
          </table:table-cell>
          <table:table-cell table:style-name="ce1"/>
          <table:table-cell table:style-name="ce1" office:value-type="float" office:value="779145.357483973" calcext:value-type="float">
            <text:p>779145.357483973</text:p>
          </table:table-cell>
          <table:table-cell table:style-name="ce1"/>
          <table:table-cell table:style-name="ce1" table:formula="of:=[.AI349]-[.G349]" office:value-type="float" office:value="3.56581730640028" calcext:value-type="float">
            <text:p>3.56581730640028</text:p>
          </table:table-cell>
          <table:table-cell/>
          <table:table-cell table:style-name="ce7" office:value-type="float" office:value="357.589603573072" calcext:value-type="float">
            <text:p>357.589603573072</text:p>
          </table:table-cell>
          <table:table-cell table:number-columns-repeated="985"/>
        </table:table-row>
        <table:table-row table:style-name="ro3">
          <table:table-cell table:style-name="ce3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79507.733333333" calcext:value-type="float">
            <text:p>779507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134" calcext:value-type="float">
            <text:p>21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15695733577013" calcext:value-type="float">
            <text:p>0.115695733577013</text:p>
          </table:table-cell>
          <table:table-cell/>
          <table:table-cell office:value-type="float" office:value="779211.533413678" calcext:value-type="float">
            <text:p>779211.533413678</text:p>
          </table:table-cell>
          <table:table-cell/>
          <table:table-cell table:style-name="ce1" table:formula="of:=[.T350]-[.G350]" office:value-type="float" office:value="-296.199919655104" calcext:value-type="float">
            <text:p>-296.199919655104</text:p>
          </table:table-cell>
          <table:table-cell/>
          <table:table-cell table:style-name="ce1" office:value-type="float" office:value="290.576118987323" calcext:value-type="float">
            <text:p>290.576118987323</text:p>
          </table:table-cell>
          <table:table-cell/>
          <table:table-cell table:style-name="ce7" office:value-type="float" office:value="289.157686486411" calcext:value-type="float">
            <text:p>289.157686486411</text:p>
          </table:table-cell>
          <table:table-cell/>
          <table:table-cell table:style-name="ce3" office:value-type="float" office:value="2135" calcext:value-type="float">
            <text:p>21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16152660548687" calcext:value-type="float">
            <text:p>0.716152660548687</text:p>
          </table:table-cell>
          <table:table-cell table:style-name="ce1"/>
          <table:table-cell table:style-name="ce1" office:value-type="float" office:value="779510.260219551" calcext:value-type="float">
            <text:p>779510.260219551</text:p>
          </table:table-cell>
          <table:table-cell table:style-name="ce1"/>
          <table:table-cell table:style-name="ce1" table:formula="of:=[.AI350]-[.G350]" office:value-type="float" office:value="2.52688621741254" calcext:value-type="float">
            <text:p>2.52688621741254</text:p>
          </table:table-cell>
          <table:table-cell/>
          <table:table-cell table:style-name="ce7" office:value-type="float" office:value="357.816923226171" calcext:value-type="float">
            <text:p>357.816923226171</text:p>
          </table:table-cell>
          <table:table-cell table:number-columns-repeated="985"/>
        </table:table-row>
        <table:table-row table:style-name="ro3">
          <table:table-cell table:style-name="ce3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79872.783333333" calcext:value-type="float">
            <text:p>779872.78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135" calcext:value-type="float">
            <text:p>21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0.497599326074123" calcext:value-type="float">
            <text:p>0.497599326074123</text:p>
          </table:table-cell>
          <table:table-cell/>
          <table:table-cell office:value-type="float" office:value="779574.762845555" calcext:value-type="float">
            <text:p>779574.762845555</text:p>
          </table:table-cell>
          <table:table-cell/>
          <table:table-cell table:style-name="ce1" table:formula="of:=[.T351]-[.G351]" office:value-type="float" office:value="-298.020487778005" calcext:value-type="float">
            <text:p>-298.020487778005</text:p>
          </table:table-cell>
          <table:table-cell/>
          <table:table-cell table:style-name="ce1" office:value-type="float" office:value="293.402058653985" calcext:value-type="float">
            <text:p>293.402058653985</text:p>
          </table:table-cell>
          <table:table-cell/>
          <table:table-cell table:style-name="ce7" office:value-type="float" office:value="291.563582152718" calcext:value-type="float">
            <text:p>291.563582152718</text:p>
          </table:table-cell>
          <table:table-cell/>
          <table:table-cell table:style-name="ce3" office:value-type="float" office:value="2136" calcext:value-type="float">
            <text:p>2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49909196048975" calcext:value-type="float">
            <text:p>0.749909196048975</text:p>
          </table:table-cell>
          <table:table-cell table:style-name="ce1"/>
          <table:table-cell table:style-name="ce1" office:value-type="float" office:value="779876.04427077" calcext:value-type="float">
            <text:p>779876.04427077</text:p>
          </table:table-cell>
          <table:table-cell table:style-name="ce1"/>
          <table:table-cell table:style-name="ce1" table:formula="of:=[.AI351]-[.G351]" office:value-type="float" office:value="3.26093743729871" calcext:value-type="float">
            <text:p>3.26093743729871</text:p>
          </table:table-cell>
          <table:table-cell/>
          <table:table-cell table:style-name="ce7" office:value-type="float" office:value="357.223939351783" calcext:value-type="float">
            <text:p>357.223939351783</text:p>
          </table:table-cell>
          <table:table-cell table:number-columns-repeated="985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80237.833333333" calcext:value-type="float">
            <text:p>780237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136" calcext:value-type="float">
            <text:p>21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16830229014158" calcext:value-type="float">
            <text:p>0.816830229014158</text:p>
          </table:table-cell>
          <table:table-cell/>
          <table:table-cell office:value-type="float" office:value="779937.986678354" calcext:value-type="float">
            <text:p>779937.986678354</text:p>
          </table:table-cell>
          <table:table-cell/>
          <table:table-cell table:style-name="ce1" table:formula="of:=[.T352]-[.G352]" office:value-type="float" office:value="-299.846654979046" calcext:value-type="float">
            <text:p>-299.846654979046</text:p>
          </table:table-cell>
          <table:table-cell/>
          <table:table-cell table:style-name="ce1" office:value-type="float" office:value="295.221592528993" calcext:value-type="float">
            <text:p>295.221592528993</text:p>
          </table:table-cell>
          <table:table-cell/>
          <table:table-cell table:style-name="ce7" office:value-type="float" office:value="293.511949833315" calcext:value-type="float">
            <text:p>293.511949833315</text:p>
          </table:table-cell>
          <table:table-cell/>
          <table:table-cell table:style-name="ce3" office:value-type="float" office:value="2137" calcext:value-type="float">
            <text:p>21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461782891303301" calcext:value-type="float">
            <text:p>0.461782891303301</text:p>
          </table:table-cell>
          <table:table-cell table:style-name="ce1"/>
          <table:table-cell table:style-name="ce1" office:value-type="float" office:value="780241.263515127" calcext:value-type="float">
            <text:p>780241.263515127</text:p>
          </table:table-cell>
          <table:table-cell table:style-name="ce1"/>
          <table:table-cell table:style-name="ce1" table:formula="of:=[.AI352]-[.G352]" office:value-type="float" office:value="3.43018179398496" calcext:value-type="float">
            <text:p>3.43018179398496</text:p>
          </table:table-cell>
          <table:table-cell/>
          <table:table-cell table:style-name="ce7" office:value-type="float" office:value="357.45129103271" calcext:value-type="float">
            <text:p>357.45129103271</text:p>
          </table:table-cell>
          <table:table-cell table:number-columns-repeated="985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80602.8" calcext:value-type="float">
            <text:p>780602.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37" calcext:value-type="float">
            <text:p>21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60866060107946" calcext:value-type="float">
            <text:p>0.960866060107946</text:p>
          </table:table-cell>
          <table:table-cell/>
          <table:table-cell office:value-type="float" office:value="780301.199278379" calcext:value-type="float">
            <text:p>780301.199278379</text:p>
          </table:table-cell>
          <table:table-cell/>
          <table:table-cell table:style-name="ce1" table:formula="of:=[.T353]-[.G353]" office:value-type="float" office:value="-301.600721621071" calcext:value-type="float">
            <text:p>-301.600721621071</text:p>
          </table:table-cell>
          <table:table-cell/>
          <table:table-cell table:style-name="ce1" office:value-type="float" office:value="297.044293916479" calcext:value-type="float">
            <text:p>297.044293916479</text:p>
          </table:table-cell>
          <table:table-cell/>
          <table:table-cell table:style-name="ce7" office:value-type="float" office:value="295.923779251294" calcext:value-type="float">
            <text:p>295.923779251294</text:p>
          </table:table-cell>
          <table:table-cell/>
          <table:table-cell table:style-name="ce3" office:value-type="float" office:value="2138" calcext:value-type="float">
            <text:p>21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682772848755121" calcext:value-type="float">
            <text:p>0.682772848755121</text:p>
          </table:table-cell>
          <table:table-cell table:style-name="ce1"/>
          <table:table-cell table:style-name="ce1" office:value-type="float" office:value="780606.208113037" calcext:value-type="float">
            <text:p>780606.208113037</text:p>
          </table:table-cell>
          <table:table-cell table:style-name="ce1"/>
          <table:table-cell table:style-name="ce1" table:formula="of:=[.AI353]-[.G353]" office:value-type="float" office:value="3.40811303665396" calcext:value-type="float">
            <text:p>3.40811303665396</text:p>
          </table:table-cell>
          <table:table-cell/>
          <table:table-cell table:style-name="ce7" office:value-type="float" office:value="357.691079011907" calcext:value-type="float">
            <text:p>357.691079011907</text:p>
          </table:table-cell>
          <table:table-cell table:number-columns-repeated="985"/>
        </table:table-row>
        <table:table-row table:style-name="ro3">
          <table:table-cell table:style-name="ce3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80968.741666667" calcext:value-type="float">
            <text:p>78096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2138" calcext:value-type="float">
            <text:p>21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56653342396021" calcext:value-type="float">
            <text:p>0.756653342396021</text:p>
          </table:table-cell>
          <table:table-cell/>
          <table:table-cell office:value-type="float" office:value="780664.406775454" calcext:value-type="float">
            <text:p>780664.406775454</text:p>
          </table:table-cell>
          <table:table-cell/>
          <table:table-cell table:style-name="ce1" table:formula="of:=[.T354]-[.G354]" office:value-type="float" office:value="-304.334891213104" calcext:value-type="float">
            <text:p>-304.334891213104</text:p>
          </table:table-cell>
          <table:table-cell/>
          <table:table-cell table:style-name="ce1" office:value-type="float" office:value="298.871095757517" calcext:value-type="float">
            <text:p>298.871095757517</text:p>
          </table:table-cell>
          <table:table-cell/>
          <table:table-cell table:style-name="ce7" office:value-type="float" office:value="298.5580432157" calcext:value-type="float">
            <text:p>298.5580432157</text:p>
          </table:table-cell>
          <table:table-cell/>
          <table:table-cell table:style-name="ce3" office:value-type="float" office:value="2139" calcext:value-type="float">
            <text:p>21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6956945955753" calcext:value-type="float">
            <text:p>0.846956945955753</text:p>
          </table:table-cell>
          <table:table-cell table:style-name="ce1"/>
          <table:table-cell table:style-name="ce1" office:value-type="float" office:value="780971.084615942" calcext:value-type="float">
            <text:p>780971.084615942</text:p>
          </table:table-cell>
          <table:table-cell table:style-name="ce1"/>
          <table:table-cell table:style-name="ce1" table:formula="of:=[.AI354]-[.G354]" office:value-type="float" office:value="2.34294927527662" calcext:value-type="float">
            <text:p>2.34294927527662</text:p>
          </table:table-cell>
          <table:table-cell/>
          <table:table-cell table:style-name="ce7" office:value-type="float" office:value="357.914073647735" calcext:value-type="float">
            <text:p>357.914073647735</text:p>
          </table:table-cell>
          <table:table-cell table:number-columns-repeated="985"/>
        </table:table-row>
        <table:table-row table:style-name="ro3">
          <table:table-cell table:style-name="ce3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1333.808333333" calcext:value-type="float">
            <text:p>781333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39" calcext:value-type="float">
            <text:p>21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3625037968159" calcext:value-type="float">
            <text:p>0.133625037968159</text:p>
          </table:table-cell>
          <table:table-cell/>
          <table:table-cell office:value-type="float" office:value="781027.612592795" calcext:value-type="float">
            <text:p>781027.612592795</text:p>
          </table:table-cell>
          <table:table-cell/>
          <table:table-cell table:style-name="ce1" table:formula="of:=[.T355]-[.G355]" office:value-type="float" office:value="-306.195740537951" calcext:value-type="float">
            <text:p>-306.195740537951</text:p>
          </table:table-cell>
          <table:table-cell/>
          <table:table-cell table:style-name="ce1" office:value-type="float" office:value="301.724105071997" calcext:value-type="float">
            <text:p>301.724105071997</text:p>
          </table:table-cell>
          <table:table-cell/>
          <table:table-cell table:style-name="ce7" office:value-type="float" office:value="302.091586139424" calcext:value-type="float">
            <text:p>302.091586139424</text:p>
          </table:table-cell>
          <table:table-cell/>
          <table:table-cell table:style-name="ce3" office:value-type="float" office:value="2140" calcext:value-type="float">
            <text:p>21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5821498632431" calcext:value-type="float">
            <text:p>0.065821498632431</text:p>
          </table:table-cell>
          <table:table-cell table:style-name="ce1"/>
          <table:table-cell table:style-name="ce1" office:value-type="float" office:value="781337.045879043" calcext:value-type="float">
            <text:p>781337.045879043</text:p>
          </table:table-cell>
          <table:table-cell table:style-name="ce1"/>
          <table:table-cell table:style-name="ce1" table:formula="of:=[.AI355]-[.G355]" office:value-type="float" office:value="3.23754570970777" calcext:value-type="float">
            <text:p>3.23754570970777</text:p>
          </table:table-cell>
          <table:table-cell/>
          <table:table-cell table:style-name="ce7" office:value-type="float" office:value="357.322006186456" calcext:value-type="float">
            <text:p>357.322006186456</text:p>
          </table:table-cell>
          <table:table-cell table:number-columns-repeated="985"/>
        </table:table-row>
        <table:table-row table:style-name="ro3">
          <table:table-cell table:style-name="ce3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1698.975" calcext:value-type="float">
            <text:p>78169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40" calcext:value-type="float">
            <text:p>2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424817129969597" calcext:value-type="float">
            <text:p>0.04248171299696</text:p>
          </table:table-cell>
          <table:table-cell/>
          <table:table-cell office:value-type="float" office:value="781390.81391839" calcext:value-type="float">
            <text:p>781390.81391839</text:p>
          </table:table-cell>
          <table:table-cell/>
          <table:table-cell table:style-name="ce1" table:formula="of:=[.T356]-[.G356]" office:value-type="float" office:value="-308.161081610015" calcext:value-type="float">
            <text:p>-308.161081610015</text:p>
          </table:table-cell>
          <table:table-cell/>
          <table:table-cell table:style-name="ce1" office:value-type="float" office:value="303.561972889103" calcext:value-type="float">
            <text:p>303.561972889103</text:p>
          </table:table-cell>
          <table:table-cell/>
          <table:table-cell table:style-name="ce7" office:value-type="float" office:value="304.236218934246" calcext:value-type="float">
            <text:p>304.236218934246</text:p>
          </table:table-cell>
          <table:table-cell/>
          <table:table-cell table:style-name="ce3" office:value-type="float" office:value="2141" calcext:value-type="float">
            <text:p>2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376185227185488" calcext:value-type="float">
            <text:p>0.376185227185488</text:p>
          </table:table-cell>
          <table:table-cell table:style-name="ce1"/>
          <table:table-cell table:style-name="ce1" office:value-type="float" office:value="781702.157900129" calcext:value-type="float">
            <text:p>781702.157900129</text:p>
          </table:table-cell>
          <table:table-cell table:style-name="ce1"/>
          <table:table-cell table:style-name="ce1" table:formula="of:=[.AI356]-[.G356]" office:value-type="float" office:value="3.18290012865327" calcext:value-type="float">
            <text:p>3.18290012865327</text:p>
          </table:table-cell>
          <table:table-cell/>
          <table:table-cell table:style-name="ce7" office:value-type="float" office:value="357.553044233336" calcext:value-type="float">
            <text:p>357.553044233336</text:p>
          </table:table-cell>
          <table:table-cell table:number-columns-repeated="985"/>
        </table:table-row>
        <table:table-row table:style-name="ro3">
          <table:table-cell table:style-name="ce3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82064.091666667" calcext:value-type="float">
            <text:p>782064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2141" calcext:value-type="float">
            <text:p>21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6305103749037" calcext:value-type="float">
            <text:p>0.356305103749037</text:p>
          </table:table-cell>
          <table:table-cell/>
          <table:table-cell office:value-type="float" office:value="781754.008580767" calcext:value-type="float">
            <text:p>781754.008580767</text:p>
          </table:table-cell>
          <table:table-cell/>
          <table:table-cell table:style-name="ce1" table:formula="of:=[.T357]-[.G357]" office:value-type="float" office:value="-310.083085900056" calcext:value-type="float">
            <text:p>-310.083085900056</text:p>
          </table:table-cell>
          <table:table-cell/>
          <table:table-cell table:style-name="ce1" office:value-type="float" office:value="305.41001561033" calcext:value-type="float">
            <text:p>305.41001561033</text:p>
          </table:table-cell>
          <table:table-cell/>
          <table:table-cell table:style-name="ce7" office:value-type="float" office:value="305.865940906893" calcext:value-type="float">
            <text:p>305.865940906893</text:p>
          </table:table-cell>
          <table:table-cell/>
          <table:table-cell table:style-name="ce3" office:value-type="float" office:value="2142" calcext:value-type="float">
            <text:p>2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53190042823553" calcext:value-type="float">
            <text:p>0.653190042823553</text:p>
          </table:table-cell>
          <table:table-cell table:style-name="ce1"/>
          <table:table-cell table:style-name="ce1" office:value-type="float" office:value="782067.040731382" calcext:value-type="float">
            <text:p>782067.040731382</text:p>
          </table:table-cell>
          <table:table-cell table:style-name="ce1"/>
          <table:table-cell table:style-name="ce1" table:formula="of:=[.AI357]-[.G357]" office:value-type="float" office:value="2.94906471495051" calcext:value-type="float">
            <text:p>2.94906471495051</text:p>
          </table:table-cell>
          <table:table-cell/>
          <table:table-cell table:style-name="ce7" office:value-type="float" office:value="357.792182864009" calcext:value-type="float">
            <text:p>357.792182864009</text:p>
          </table:table-cell>
          <table:table-cell table:number-columns-repeated="985"/>
        </table:table-row>
        <table:table-row table:style-name="ro3">
          <table:table-cell table:style-name="ce3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2429.125" calcext:value-type="float">
            <text:p>782429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42" calcext:value-type="float">
            <text:p>21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4488111436367" calcext:value-type="float">
            <text:p>0.14488111436367</text:p>
          </table:table-cell>
          <table:table-cell/>
          <table:table-cell office:value-type="float" office:value="782117.192461723" calcext:value-type="float">
            <text:p>782117.192461723</text:p>
          </table:table-cell>
          <table:table-cell/>
          <table:table-cell table:style-name="ce1" table:formula="of:=[.T358]-[.G358]" office:value-type="float" office:value="-311.932538277004" calcext:value-type="float">
            <text:p>-311.932538277004</text:p>
          </table:table-cell>
          <table:table-cell/>
          <table:table-cell table:style-name="ce1" office:value-type="float" office:value="307.261562310217" calcext:value-type="float">
            <text:p>307.261562310217</text:p>
          </table:table-cell>
          <table:table-cell/>
          <table:table-cell table:style-name="ce7" office:value-type="float" office:value="307.044315448169" calcext:value-type="float">
            <text:p>307.044315448169</text:p>
          </table:table-cell>
          <table:table-cell/>
          <table:table-cell table:style-name="ce3" office:value-type="float" office:value="2143" calcext:value-type="float">
            <text:p>2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3495486676693" calcext:value-type="float">
            <text:p>0.43495486676693</text:p>
          </table:table-cell>
          <table:table-cell table:style-name="ce1"/>
          <table:table-cell table:style-name="ce1" office:value-type="float" office:value="782431.900996496" calcext:value-type="float">
            <text:p>782431.900996496</text:p>
          </table:table-cell>
          <table:table-cell table:style-name="ce1"/>
          <table:table-cell table:style-name="ce1" table:formula="of:=[.AI358]-[.G358]" office:value-type="float" office:value="2.77599649643525" calcext:value-type="float">
            <text:p>2.77599649643525</text:p>
          </table:table-cell>
          <table:table-cell/>
          <table:table-cell table:style-name="ce7" office:value-type="float" office:value="358.010223523597" calcext:value-type="float">
            <text:p>358.010223523597</text:p>
          </table:table-cell>
          <table:table-cell table:number-columns-repeated="985"/>
        </table:table-row>
        <table:table-row table:style-name="ro3">
          <table:table-cell table:style-name="ce3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82794.208333333" calcext:value-type="float">
            <text:p>782794.2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43" calcext:value-type="float">
            <text:p>21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82029842585325" calcext:value-type="float">
            <text:p>0.382029842585325</text:p>
          </table:table-cell>
          <table:table-cell/>
          <table:table-cell office:value-type="float" office:value="782480.371793076" calcext:value-type="float">
            <text:p>782480.371793076</text:p>
          </table:table-cell>
          <table:table-cell/>
          <table:table-cell table:style-name="ce1" table:formula="of:=[.T359]-[.G359]" office:value-type="float" office:value="-313.836540256976" calcext:value-type="float">
            <text:p>-313.836540256976</text:p>
          </table:table-cell>
          <table:table-cell/>
          <table:table-cell table:style-name="ce1" office:value-type="float" office:value="310.134938017181" calcext:value-type="float">
            <text:p>310.134938017181</text:p>
          </table:table-cell>
          <table:table-cell/>
          <table:table-cell table:style-name="ce7" office:value-type="float" office:value="309.014196783268" calcext:value-type="float">
            <text:p>309.014196783268</text:p>
          </table:table-cell>
          <table:table-cell/>
          <table:table-cell table:style-name="ce3" office:value-type="float" office:value="2144" calcext:value-type="float">
            <text:p>2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93800667673349" calcext:value-type="float">
            <text:p>0.593800667673349</text:p>
          </table:table-cell>
          <table:table-cell table:style-name="ce1"/>
          <table:table-cell table:style-name="ce1" office:value-type="float" office:value="782798.012217917" calcext:value-type="float">
            <text:p>782798.012217917</text:p>
          </table:table-cell>
          <table:table-cell table:style-name="ce1"/>
          <table:table-cell table:style-name="ce1" table:formula="of:=[.AI359]-[.G359]" office:value-type="float" office:value="3.80388458410744" calcext:value-type="float">
            <text:p>3.80388458410744</text:p>
          </table:table-cell>
          <table:table-cell/>
          <table:table-cell table:style-name="ce7" office:value-type="float" office:value="357.420889780306" calcext:value-type="float">
            <text:p>357.420889780306</text:p>
          </table:table-cell>
          <table:table-cell table:number-columns-repeated="985"/>
        </table:table-row>
        <table:table-row table:style-name="ro3">
          <table:table-cell table:style-name="ce3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3160.35" calcext:value-type="float">
            <text:p>783160.3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2144" calcext:value-type="float">
            <text:p>21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07937759160996" calcext:value-type="float">
            <text:p>0.507937759160996</text:p>
          </table:table-cell>
          <table:table-cell/>
          <table:table-cell office:value-type="float" office:value="782843.54965829" calcext:value-type="float">
            <text:p>782843.54965829</text:p>
          </table:table-cell>
          <table:table-cell/>
          <table:table-cell table:style-name="ce1" table:formula="of:=[.T360]-[.G360]" office:value-type="float" office:value="-316.800341709983" calcext:value-type="float">
            <text:p>-316.800341709983</text:p>
          </table:table-cell>
          <table:table-cell/>
          <table:table-cell table:style-name="ce1" office:value-type="float" office:value="311.992624272134" calcext:value-type="float">
            <text:p>311.992624272134</text:p>
          </table:table-cell>
          <table:table-cell/>
          <table:table-cell table:style-name="ce7" office:value-type="float" office:value="310.108699103315" calcext:value-type="float">
            <text:p>310.108699103315</text:p>
          </table:table-cell>
          <table:table-cell/>
          <table:table-cell table:style-name="ce3" office:value-type="float" office:value="2145" calcext:value-type="float">
            <text:p>21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79601518064737" calcext:value-type="float">
            <text:p>0.779601518064737</text:p>
          </table:table-cell>
          <table:table-cell table:style-name="ce1"/>
          <table:table-cell table:style-name="ce1" office:value-type="float" office:value="783163.02554139" calcext:value-type="float">
            <text:p>783163.02554139</text:p>
          </table:table-cell>
          <table:table-cell table:style-name="ce1"/>
          <table:table-cell table:style-name="ce1" table:formula="of:=[.AI360]-[.G360]" office:value-type="float" office:value="2.67554138996638" calcext:value-type="float">
            <text:p>2.67554138996638</text:p>
          </table:table-cell>
          <table:table-cell/>
          <table:table-cell table:style-name="ce7" office:value-type="float" office:value="357.654976673419" calcext:value-type="float">
            <text:p>357.654976673419</text:p>
          </table:table-cell>
          <table:table-cell table:number-columns-repeated="985"/>
        </table:table-row>
        <table:table-row table:style-name="ro3">
          <table:table-cell table:style-name="ce3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83525.366666667" calcext:value-type="float">
            <text:p>783525.3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2145" calcext:value-type="float">
            <text:p>21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3059461712837" calcext:value-type="float">
            <text:p>0.253059461712837</text:p>
          </table:table-cell>
          <table:table-cell/>
          <table:table-cell office:value-type="float" office:value="783206.714064625" calcext:value-type="float">
            <text:p>783206.714064625</text:p>
          </table:table-cell>
          <table:table-cell/>
          <table:table-cell table:style-name="ce1" table:formula="of:=[.T361]-[.G361]" office:value-type="float" office:value="-318.652602042071" calcext:value-type="float">
            <text:p>-318.652602042071</text:p>
          </table:table-cell>
          <table:table-cell/>
          <table:table-cell table:style-name="ce1" office:value-type="float" office:value="313.866645511" calcext:value-type="float">
            <text:p>313.866645511</text:p>
          </table:table-cell>
          <table:table-cell/>
          <table:table-cell table:style-name="ce7" office:value-type="float" office:value="311.61948649431" calcext:value-type="float">
            <text:p>311.61948649431</text:p>
          </table:table-cell>
          <table:table-cell/>
          <table:table-cell table:style-name="ce3" office:value-type="float" office:value="2146" calcext:value-type="float">
            <text:p>21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95793586969376" calcext:value-type="float">
            <text:p>0.895793586969376</text:p>
          </table:table-cell>
          <table:table-cell table:style-name="ce1"/>
          <table:table-cell table:style-name="ce1" office:value-type="float" office:value="783527.858260968" calcext:value-type="float">
            <text:p>783527.858260968</text:p>
          </table:table-cell>
          <table:table-cell table:style-name="ce1"/>
          <table:table-cell table:style-name="ce1" table:formula="of:=[.AI361]-[.G361]" office:value-type="float" office:value="2.49159430072177" calcext:value-type="float">
            <text:p>2.49159430072177</text:p>
          </table:table-cell>
          <table:table-cell/>
          <table:table-cell table:style-name="ce7" office:value-type="float" office:value="357.892819876175" calcext:value-type="float">
            <text:p>357.892819876175</text:p>
          </table:table-cell>
          <table:table-cell table:number-columns-repeated="985"/>
        </table:table-row>
        <table:table-row table:style-name="ro3">
          <table:table-cell table:style-name="ce3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3890.433333333" calcext:value-type="float">
            <text:p>783890.4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46" calcext:value-type="float">
            <text:p>21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35668083652854" calcext:value-type="float">
            <text:p>0.35668083652854</text:p>
          </table:table-cell>
          <table:table-cell/>
          <table:table-cell office:value-type="float" office:value="783569.873164362" calcext:value-type="float">
            <text:p>783569.873164362</text:p>
          </table:table-cell>
          <table:table-cell/>
          <table:table-cell table:style-name="ce1" table:formula="of:=[.T362]-[.G362]" office:value-type="float" office:value="-320.560168970958" calcext:value-type="float">
            <text:p>-320.560168970958</text:p>
          </table:table-cell>
          <table:table-cell/>
          <table:table-cell table:style-name="ce1" office:value-type="float" office:value="315.738955661989" calcext:value-type="float">
            <text:p>315.738955661989</text:p>
          </table:table-cell>
          <table:table-cell/>
          <table:table-cell table:style-name="ce7" office:value-type="float" office:value="313.655815321676" calcext:value-type="float">
            <text:p>313.655815321676</text:p>
          </table:table-cell>
          <table:table-cell/>
          <table:table-cell table:style-name="ce3" office:value-type="float" office:value="2147" calcext:value-type="float">
            <text:p>2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13806507736445" calcext:value-type="float">
            <text:p>0.813806507736445</text:p>
          </table:table-cell>
          <table:table-cell table:style-name="ce1"/>
          <table:table-cell table:style-name="ce1" office:value-type="float" office:value="783892.711676255" calcext:value-type="float">
            <text:p>783892.711676255</text:p>
          </table:table-cell>
          <table:table-cell table:style-name="ce1"/>
          <table:table-cell table:style-name="ce1" table:formula="of:=[.AI362]-[.G362]" office:value-type="float" office:value="2.27834292151965" calcext:value-type="float">
            <text:p>2.27834292151965</text:p>
          </table:table-cell>
          <table:table-cell/>
          <table:table-cell table:style-name="ce7" office:value-type="float" office:value="358.105282903448" calcext:value-type="float">
            <text:p>358.105282903448</text:p>
          </table:table-cell>
          <table:table-cell table:number-columns-repeated="985"/>
        </table:table-row>
        <table:table-row table:style-name="ro3">
          <table:table-cell table:style-name="ce3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4255.533333333" calcext:value-type="float">
            <text:p>784255.5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47" calcext:value-type="float">
            <text:p>21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4083807617426" calcext:value-type="float">
            <text:p>0.794083807617426</text:p>
          </table:table-cell>
          <table:table-cell/>
          <table:table-cell office:value-type="float" office:value="783933.029023669" calcext:value-type="float">
            <text:p>783933.029023669</text:p>
          </table:table-cell>
          <table:table-cell/>
          <table:table-cell table:style-name="ce1" table:formula="of:=[.T363]-[.G363]" office:value-type="float" office:value="-322.504309664015" calcext:value-type="float">
            <text:p>-322.504309664015</text:p>
          </table:table-cell>
          <table:table-cell/>
          <table:table-cell table:style-name="ce1" office:value-type="float" office:value="318.63262531747" calcext:value-type="float">
            <text:p>318.63262531747</text:p>
          </table:table-cell>
          <table:table-cell/>
          <table:table-cell table:style-name="ce7" office:value-type="float" office:value="317.150273543295" calcext:value-type="float">
            <text:p>317.150273543295</text:p>
          </table:table-cell>
          <table:table-cell/>
          <table:table-cell table:style-name="ce3" office:value-type="float" office:value="2148" calcext:value-type="float">
            <text:p>2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0697063282132149" calcext:value-type="float">
            <text:p>0.006970632821321</text:p>
          </table:table-cell>
          <table:table-cell table:style-name="ce1"/>
          <table:table-cell table:style-name="ce1" office:value-type="float" office:value="784258.944449285" calcext:value-type="float">
            <text:p>784258.944449285</text:p>
          </table:table-cell>
          <table:table-cell table:style-name="ce1"/>
          <table:table-cell table:style-name="ce1" table:formula="of:=[.AI363]-[.G363]" office:value-type="float" office:value="3.41111595218536" calcext:value-type="float">
            <text:p>3.41111595218536</text:p>
          </table:table-cell>
          <table:table-cell/>
          <table:table-cell table:style-name="ce7" office:value-type="float" office:value="357.520497237439" calcext:value-type="float">
            <text:p>357.520497237439</text:p>
          </table:table-cell>
          <table:table-cell table:number-columns-repeated="985"/>
        </table:table-row>
        <table:table-row table:style-name="ro3">
          <table:table-cell table:style-name="ce3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84620.616666667" calcext:value-type="float">
            <text:p>784620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148" calcext:value-type="float">
            <text:p>21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23912857472897" calcext:value-type="float">
            <text:p>0.723912857472897</text:p>
          </table:table-cell>
          <table:table-cell/>
          <table:table-cell office:value-type="float" office:value="784296.175502717" calcext:value-type="float">
            <text:p>784296.175502717</text:p>
          </table:table-cell>
          <table:table-cell/>
          <table:table-cell table:style-name="ce1" table:formula="of:=[.T364]-[.G364]" office:value-type="float" office:value="-324.441163950018" calcext:value-type="float">
            <text:p>-324.441163950018</text:p>
          </table:table-cell>
          <table:table-cell/>
          <table:table-cell table:style-name="ce1" office:value-type="float" office:value="320.518174555997" calcext:value-type="float">
            <text:p>320.518174555997</text:p>
          </table:table-cell>
          <table:table-cell/>
          <table:table-cell table:style-name="ce7" office:value-type="float" office:value="319.853806097082" calcext:value-type="float">
            <text:p>319.853806097082</text:p>
          </table:table-cell>
          <table:table-cell/>
          <table:table-cell table:style-name="ce3" office:value-type="float" office:value="2149" calcext:value-type="float">
            <text:p>2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62191466987133" calcext:value-type="float">
            <text:p>0.762191466987133</text:p>
          </table:table-cell>
          <table:table-cell table:style-name="ce1"/>
          <table:table-cell table:style-name="ce1" office:value-type="float" office:value="784623.8692793" calcext:value-type="float">
            <text:p>784623.8692793</text:p>
          </table:table-cell>
          <table:table-cell table:style-name="ce1"/>
          <table:table-cell table:style-name="ce1" table:formula="of:=[.AI364]-[.G364]" office:value-type="float" office:value="3.2526126325829" calcext:value-type="float">
            <text:p>3.2526126325829</text:p>
          </table:table-cell>
          <table:table-cell/>
          <table:table-cell table:style-name="ce7" office:value-type="float" office:value="357.756992228105" calcext:value-type="float">
            <text:p>357.756992228105</text:p>
          </table:table-cell>
          <table:table-cell table:number-columns-repeated="985"/>
        </table:table-row>
        <table:table-row table:style-name="ro3">
          <table:table-cell table:style-name="ce3" office:value-type="float" office:value="2150" calcext:value-type="float">
            <text:p>21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84985.683333333" calcext:value-type="float">
            <text:p>784985.6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49" calcext:value-type="float">
            <text:p>21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9564350694418" calcext:value-type="float">
            <text:p>0.369564350694418</text:p>
          </table:table-cell>
          <table:table-cell/>
          <table:table-cell office:value-type="float" office:value="784659.316228864" calcext:value-type="float">
            <text:p>784659.316228864</text:p>
          </table:table-cell>
          <table:table-cell/>
          <table:table-cell table:style-name="ce1" table:formula="of:=[.T365]-[.G365]" office:value-type="float" office:value="-326.367104468984" calcext:value-type="float">
            <text:p>-326.367104468984</text:p>
          </table:table-cell>
          <table:table-cell/>
          <table:table-cell table:style-name="ce1" office:value-type="float" office:value="322.403539029663" calcext:value-type="float">
            <text:p>322.403539029663</text:p>
          </table:table-cell>
          <table:table-cell/>
          <table:table-cell table:style-name="ce7" office:value-type="float" office:value="322.430962250008" calcext:value-type="float">
            <text:p>322.430962250008</text:p>
          </table:table-cell>
          <table:table-cell/>
          <table:table-cell table:style-name="ce3" office:value-type="float" office:value="2150" calcext:value-type="float">
            <text:p>2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61979940161109" calcext:value-type="float">
            <text:p>0.61979940161109</text:p>
          </table:table-cell>
          <table:table-cell table:style-name="ce1"/>
          <table:table-cell table:style-name="ce1" office:value-type="float" office:value="784988.663624861" calcext:value-type="float">
            <text:p>784988.663624861</text:p>
          </table:table-cell>
          <table:table-cell table:style-name="ce1"/>
          <table:table-cell table:style-name="ce1" table:formula="of:=[.AI365]-[.G365]" office:value-type="float" office:value="2.98029152769595" calcext:value-type="float">
            <text:p>2.98029152769595</text:p>
          </table:table-cell>
          <table:table-cell/>
          <table:table-cell table:style-name="ce7" office:value-type="float" office:value="357.992895288178" calcext:value-type="float">
            <text:p>357.992895288178</text:p>
          </table:table-cell>
          <table:table-cell table:number-columns-repeated="985"/>
        </table:table-row>
        <table:table-row table:style-name="ro3">
          <table:table-cell table:style-name="ce3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85351.641666667" calcext:value-type="float">
            <text:p>785351.6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2151" calcext:value-type="float">
            <text:p>2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00604847073555" calcext:value-type="float">
            <text:p>0.100604847073555</text:p>
          </table:table-cell>
          <table:table-cell/>
          <table:table-cell office:value-type="float" office:value="785350.907708753" calcext:value-type="float">
            <text:p>785350.907708753</text:p>
          </table:table-cell>
          <table:table-cell/>
          <table:table-cell table:style-name="ce1" table:formula="of:=[.T366]-[.G366]" office:value-type="float" office:value="-0.733957913937047" calcext:value-type="float">
            <text:p>-0.733957913937047</text:p>
          </table:table-cell>
          <table:table-cell/>
          <table:table-cell table:style-name="ce1" office:value-type="float" office:value="359.097065075388" calcext:value-type="float">
            <text:p>359.097065075388</text:p>
          </table:table-cell>
          <table:table-cell/>
          <table:table-cell table:style-name="ce7" office:value-type="float" office:value="358.837979383679" calcext:value-type="float">
            <text:p>358.837979383679</text:p>
          </table:table-cell>
          <table:table-cell/>
          <table:table-cell table:style-name="ce3" office:value-type="float" office:value="2151" calcext:value-type="float">
            <text:p>2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983992516994477" calcext:value-type="float">
            <text:p>0.098399251699448</text:p>
          </table:table-cell>
          <table:table-cell table:style-name="ce1"/>
          <table:table-cell table:style-name="ce1" office:value-type="float" office:value="785353.518818333" calcext:value-type="float">
            <text:p>785353.518818333</text:p>
          </table:table-cell>
          <table:table-cell table:style-name="ce1"/>
          <table:table-cell table:style-name="ce1" table:formula="of:=[.AI366]-[.G366]" office:value-type="float" office:value="1.87715166585986" calcext:value-type="float">
            <text:p>1.87715166585986</text:p>
          </table:table-cell>
          <table:table-cell/>
          <table:table-cell table:style-name="ce7" office:value-type="float" office:value="358.19916302518" calcext:value-type="float">
            <text:p>358.19916302518</text:p>
          </table:table-cell>
          <table:table-cell table:number-columns-repeated="985"/>
        </table:table-row>
        <table:table-row table:style-name="ro3">
          <table:table-cell table:style-name="ce3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85716.741666667" calcext:value-type="float">
            <text:p>785716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152" calcext:value-type="float">
            <text:p>2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412095412611961" calcext:value-type="float">
            <text:p>0.041209541261196</text:p>
          </table:table-cell>
          <table:table-cell/>
          <table:table-cell office:value-type="float" office:value="785716.151417507" calcext:value-type="float">
            <text:p>785716.151417507</text:p>
          </table:table-cell>
          <table:table-cell/>
          <table:table-cell table:style-name="ce1" table:formula="of:=[.T367]-[.G367]" office:value-type="float" office:value="-0.590249160071835" calcext:value-type="float">
            <text:p>-0.590249160071835</text:p>
          </table:table-cell>
          <table:table-cell/>
          <table:table-cell table:style-name="ce1" office:value-type="float" office:value="359.850031253838" calcext:value-type="float">
            <text:p>359.850031253838</text:p>
          </table:table-cell>
          <table:table-cell/>
          <table:table-cell table:style-name="ce7" office:value-type="float" office:value="359.855064209507" calcext:value-type="float">
            <text:p>359.855064209507</text:p>
          </table:table-cell>
          <table:table-cell/>
          <table:table-cell table:style-name="ce3" office:value-type="float" office:value="2152" calcext:value-type="float">
            <text:p>2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17535088956356" calcext:value-type="float">
            <text:p>0.917535088956356</text:p>
          </table:table-cell>
          <table:table-cell table:style-name="ce1"/>
          <table:table-cell table:style-name="ce1" office:value-type="float" office:value="785719.844387177" calcext:value-type="float">
            <text:p>785719.844387177</text:p>
          </table:table-cell>
          <table:table-cell table:style-name="ce1"/>
          <table:table-cell table:style-name="ce1" table:formula="of:=[.AI367]-[.G367]" office:value-type="float" office:value="3.10272051009815" calcext:value-type="float">
            <text:p>3.10272051009815</text:p>
          </table:table-cell>
          <table:table-cell/>
          <table:table-cell table:style-name="ce7" office:value-type="float" office:value="357.620734889939" calcext:value-type="float">
            <text:p>357.620734889939</text:p>
          </table:table-cell>
          <table:table-cell table:number-columns-repeated="985"/>
        </table:table-row>
        <table:table-row table:style-name="ro3">
          <table:table-cell table:style-name="ce3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86081.958333333" calcext:value-type="float">
            <text:p>786081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53" calcext:value-type="float">
            <text:p>2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1844353079796" calcext:value-type="float">
            <text:p>0.791844353079796</text:p>
          </table:table-cell>
          <table:table-cell/>
          <table:table-cell office:value-type="float" office:value="786081.399855448" calcext:value-type="float">
            <text:p>786081.399855448</text:p>
          </table:table-cell>
          <table:table-cell/>
          <table:table-cell table:style-name="ce1" table:formula="of:=[.T368]-[.G368]" office:value-type="float" office:value="-0.558477884973399" calcext:value-type="float">
            <text:p>-0.558477884973399</text:p>
          </table:table-cell>
          <table:table-cell/>
          <table:table-cell table:style-name="ce1" office:value-type="float" office:value="359.602767834695" calcext:value-type="float">
            <text:p>359.602767834695</text:p>
          </table:table-cell>
          <table:table-cell/>
          <table:table-cell table:style-name="ce7" office:value-type="float" office:value="359.350225907678" calcext:value-type="float">
            <text:p>359.350225907678</text:p>
          </table:table-cell>
          <table:table-cell/>
          <table:table-cell table:style-name="ce3" office:value-type="float" office:value="2153" calcext:value-type="float">
            <text:p>2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6086874678731" calcext:value-type="float">
            <text:p>0.76086874678731</text:p>
          </table:table-cell>
          <table:table-cell table:style-name="ce1"/>
          <table:table-cell table:style-name="ce1" office:value-type="float" office:value="786084.692195048" calcext:value-type="float">
            <text:p>786084.692195048</text:p>
          </table:table-cell>
          <table:table-cell table:style-name="ce1"/>
          <table:table-cell table:style-name="ce1" table:formula="of:=[.AI368]-[.G368]" office:value-type="float" office:value="2.73386171471793" calcext:value-type="float">
            <text:p>2.73386171471793</text:p>
          </table:table-cell>
          <table:table-cell/>
          <table:table-cell table:style-name="ce7" office:value-type="float" office:value="357.858994685358" calcext:value-type="float">
            <text:p>357.858994685358</text:p>
          </table:table-cell>
          <table:table-cell table:number-columns-repeated="985"/>
        </table:table-row>
        <table:table-row table:style-name="ro3">
          <table:table-cell table:style-name="ce3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86446.975" calcext:value-type="float">
            <text:p>786446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54" calcext:value-type="float">
            <text:p>2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76647199690342" calcext:value-type="float">
            <text:p>0.576647199690342</text:p>
          </table:table-cell>
          <table:table-cell/>
          <table:table-cell office:value-type="float" office:value="786446.639983783" calcext:value-type="float">
            <text:p>786446.639983783</text:p>
          </table:table-cell>
          <table:table-cell/>
          <table:table-cell table:style-name="ce1" table:formula="of:=[.T369]-[.G369]" office:value-type="float" office:value="-0.335016216966324" calcext:value-type="float">
            <text:p>-0.335016216966324</text:p>
          </table:table-cell>
          <table:table-cell/>
          <table:table-cell table:style-name="ce1" office:value-type="float" office:value="359.363721438996" calcext:value-type="float">
            <text:p>359.363721438996</text:p>
          </table:table-cell>
          <table:table-cell/>
          <table:table-cell table:style-name="ce7" office:value-type="float" office:value="358.42967911571" calcext:value-type="float">
            <text:p>358.42967911571</text:p>
          </table:table-cell>
          <table:table-cell/>
          <table:table-cell table:style-name="ce3" office:value-type="float" office:value="2154" calcext:value-type="float">
            <text:p>2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875231012702" calcext:value-type="float">
            <text:p>0.94875231012702</text:p>
          </table:table-cell>
          <table:table-cell table:style-name="ce1"/>
          <table:table-cell table:style-name="ce1" office:value-type="float" office:value="786449.459686634" calcext:value-type="float">
            <text:p>786449.459686634</text:p>
          </table:table-cell>
          <table:table-cell table:style-name="ce1"/>
          <table:table-cell table:style-name="ce1" table:formula="of:=[.AI369]-[.G369]" office:value-type="float" office:value="2.48468663357198" calcext:value-type="float">
            <text:p>2.48468663357198</text:p>
          </table:table-cell>
          <table:table-cell/>
          <table:table-cell table:style-name="ce7" office:value-type="float" office:value="358.092314934806" calcext:value-type="float">
            <text:p>358.092314934806</text:p>
          </table:table-cell>
          <table:table-cell table:number-columns-repeated="985"/>
        </table:table-row>
        <table:table-row table:style-name="ro3">
          <table:table-cell table:style-name="ce3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86811.941666667" calcext:value-type="float">
            <text:p>786811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155" calcext:value-type="float">
            <text:p>2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46769843995571" calcext:value-type="float">
            <text:p>0.146769843995571</text:p>
          </table:table-cell>
          <table:table-cell/>
          <table:table-cell office:value-type="float" office:value="786811.878574146" calcext:value-type="float">
            <text:p>786811.878574146</text:p>
          </table:table-cell>
          <table:table-cell/>
          <table:table-cell table:style-name="ce1" table:formula="of:=[.T370]-[.G370]" office:value-type="float" office:value="-0.063092521042563" calcext:value-type="float">
            <text:p>-0.063092521042563</text:p>
          </table:table-cell>
          <table:table-cell/>
          <table:table-cell table:style-name="ce1" office:value-type="float" office:value="359.126648891055" calcext:value-type="float">
            <text:p>359.126648891055</text:p>
          </table:table-cell>
          <table:table-cell/>
          <table:table-cell table:style-name="ce7" office:value-type="float" office:value="357.347403701031" calcext:value-type="float">
            <text:p>357.347403701031</text:p>
          </table:table-cell>
          <table:table-cell/>
          <table:table-cell table:style-name="ce3" office:value-type="float" office:value="2155" calcext:value-type="float">
            <text:p>2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52549792081118" calcext:value-type="float">
            <text:p>0.152549792081118</text:p>
          </table:table-cell>
          <table:table-cell table:style-name="ce1"/>
          <table:table-cell table:style-name="ce1" office:value-type="float" office:value="786814.324411493" calcext:value-type="float">
            <text:p>786814.324411493</text:p>
          </table:table-cell>
          <table:table-cell table:style-name="ce1"/>
          <table:table-cell table:style-name="ce1" table:formula="of:=[.AI370]-[.G370]" office:value-type="float" office:value="2.38274482591078" calcext:value-type="float">
            <text:p>2.38274482591078</text:p>
          </table:table-cell>
          <table:table-cell/>
          <table:table-cell table:style-name="ce7" office:value-type="float" office:value="358.291776419974" calcext:value-type="float">
            <text:p>358.291776419974</text:p>
          </table:table-cell>
          <table:table-cell table:number-columns-repeated="985"/>
        </table:table-row>
        <table:table-row table:style-name="ro3">
          <table:table-cell table:style-name="ce3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87177.95" calcext:value-type="float">
            <text:p>787177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156" calcext:value-type="float">
            <text:p>21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11918734014034" calcext:value-type="float">
            <text:p>0.211918734014034</text:p>
          </table:table-cell>
          <table:table-cell/>
          <table:table-cell office:value-type="float" office:value="787177.120286055" calcext:value-type="float">
            <text:p>787177.120286055</text:p>
          </table:table-cell>
          <table:table-cell/>
          <table:table-cell table:style-name="ce1" table:formula="of:=[.T371]-[.G371]" office:value-type="float" office:value="-0.829713944927789" calcext:value-type="float">
            <text:p>-0.829713944927789</text:p>
          </table:table-cell>
          <table:table-cell/>
          <table:table-cell table:style-name="ce1" office:value-type="float" office:value="359.880992611797" calcext:value-type="float">
            <text:p>359.880992611797</text:p>
          </table:table-cell>
          <table:table-cell/>
          <table:table-cell table:style-name="ce7" office:value-type="float" office:value="357.411888629686" calcext:value-type="float">
            <text:p>357.411888629686</text:p>
          </table:table-cell>
          <table:table-cell/>
          <table:table-cell table:style-name="ce3" office:value-type="float" office:value="2156" calcext:value-type="float">
            <text:p>21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42189779877663" calcext:value-type="float">
            <text:p>0.742189779877663</text:p>
          </table:table-cell>
          <table:table-cell table:style-name="ce1"/>
          <table:table-cell table:style-name="ce1" office:value-type="float" office:value="787180.714404298" calcext:value-type="float">
            <text:p>787180.714404298</text:p>
          </table:table-cell>
          <table:table-cell table:style-name="ce1"/>
          <table:table-cell table:style-name="ce1" table:formula="of:=[.AI371]-[.G371]" office:value-type="float" office:value="2.76440429850481" calcext:value-type="float">
            <text:p>2.76440429850481</text:p>
          </table:table-cell>
          <table:table-cell/>
          <table:table-cell table:style-name="ce7" office:value-type="float" office:value="357.721508400458" calcext:value-type="float">
            <text:p>357.721508400458</text:p>
          </table:table-cell>
          <table:table-cell table:number-columns-repeated="985"/>
        </table:table-row>
        <table:table-row table:style-name="ro3">
          <table:table-cell table:style-name="ce3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87542.966666667" calcext:value-type="float">
            <text:p>787542.9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57" calcext:value-type="float">
            <text:p>2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93109434098005" calcext:value-type="float">
            <text:p>0.693109434098005</text:p>
          </table:table-cell>
          <table:table-cell/>
          <table:table-cell office:value-type="float" office:value="787542.360203548" calcext:value-type="float">
            <text:p>787542.360203548</text:p>
          </table:table-cell>
          <table:table-cell/>
          <table:table-cell table:style-name="ce1" table:formula="of:=[.T372]-[.G372]" office:value-type="float" office:value="-0.606463119038381" calcext:value-type="float">
            <text:p>-0.606463119038381</text:p>
          </table:table-cell>
          <table:table-cell/>
          <table:table-cell table:style-name="ce1" office:value-type="float" office:value="359.642277184823" calcext:value-type="float">
            <text:p>359.642277184823</text:p>
          </table:table-cell>
          <table:table-cell/>
          <table:table-cell table:style-name="ce7" office:value-type="float" office:value="356.909223036637" calcext:value-type="float">
            <text:p>356.909223036637</text:p>
          </table:table-cell>
          <table:table-cell/>
          <table:table-cell table:style-name="ce3" office:value-type="float" office:value="2157" calcext:value-type="float">
            <text:p>2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427606884390116" calcext:value-type="float">
            <text:p>0.427606884390116</text:p>
          </table:table-cell>
          <table:table-cell table:style-name="ce1"/>
          <table:table-cell table:style-name="ce1" office:value-type="float" office:value="787545.497519171" calcext:value-type="float">
            <text:p>787545.497519171</text:p>
          </table:table-cell>
          <table:table-cell table:style-name="ce1"/>
          <table:table-cell table:style-name="ce1" table:formula="of:=[.AI372]-[.G372]" office:value-type="float" office:value="2.53085250442382" calcext:value-type="float">
            <text:p>2.53085250442382</text:p>
          </table:table-cell>
          <table:table-cell/>
          <table:table-cell table:style-name="ce7" office:value-type="float" office:value="357.960887846872" calcext:value-type="float">
            <text:p>357.960887846872</text:p>
          </table:table-cell>
          <table:table-cell table:number-columns-repeated="985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87908" calcext:value-type="float">
            <text:p>78790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2158" calcext:value-type="float">
            <text:p>2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49954057484865" calcext:value-type="float">
            <text:p>0.849954057484865</text:p>
          </table:table-cell>
          <table:table-cell/>
          <table:table-cell office:value-type="float" office:value="787907.60128469" calcext:value-type="float">
            <text:p>787907.60128469</text:p>
          </table:table-cell>
          <table:table-cell/>
          <table:table-cell table:style-name="ce1" table:formula="of:=[.T373]-[.G373]" office:value-type="float" office:value="-0.398715310031548" calcext:value-type="float">
            <text:p>-0.398715310031548</text:p>
          </table:table-cell>
          <table:table-cell/>
          <table:table-cell table:style-name="ce1" office:value-type="float" office:value="359.402437596145" calcext:value-type="float">
            <text:p>359.402437596145</text:p>
          </table:table-cell>
          <table:table-cell/>
          <table:table-cell table:style-name="ce7" office:value-type="float" office:value="356.927859734344" calcext:value-type="float">
            <text:p>356.927859734344</text:p>
          </table:table-cell>
          <table:table-cell/>
          <table:table-cell table:style-name="ce3" office:value-type="float" office:value="2158" calcext:value-type="float">
            <text:p>2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648684412241" calcext:value-type="float">
            <text:p>0.84648684412241</text:p>
          </table:table-cell>
          <table:table-cell table:style-name="ce1"/>
          <table:table-cell table:style-name="ce1" office:value-type="float" office:value="787910.249198949" calcext:value-type="float">
            <text:p>787910.249198949</text:p>
          </table:table-cell>
          <table:table-cell table:style-name="ce1"/>
          <table:table-cell table:style-name="ce1" table:formula="of:=[.AI373]-[.G373]" office:value-type="float" office:value="2.24919894919731" calcext:value-type="float">
            <text:p>2.24919894919731</text:p>
          </table:table-cell>
          <table:table-cell/>
          <table:table-cell table:style-name="ce7" office:value-type="float" office:value="358.19098534811" calcext:value-type="float">
            <text:p>358.19098534811</text:p>
          </table:table-cell>
          <table:table-cell table:number-columns-repeated="985"/>
        </table:table-row>
        <table:table-row table:style-name="ro3">
          <table:table-cell table:style-name="ce3" office:value-type="float" office:value="2159" calcext:value-type="float">
            <text:p>215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8273" calcext:value-type="float">
            <text:p>78827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59" calcext:value-type="float">
            <text:p>215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1253658384085" calcext:value-type="float">
            <text:p>0.941253658384085</text:p>
          </table:table-cell>
          <table:table-cell/>
          <table:table-cell office:value-type="float" office:value="788272.840931426" calcext:value-type="float">
            <text:p>788272.840931426</text:p>
          </table:table-cell>
          <table:table-cell/>
          <table:table-cell table:style-name="ce1" table:formula="of:=[.T374]-[.G374]" office:value-type="float" office:value="-0.15906857396476" calcext:value-type="float">
            <text:p>-0.15906857396476</text:p>
          </table:table-cell>
          <table:table-cell/>
          <table:table-cell table:style-name="ce1" office:value-type="float" office:value="359.163492426786" calcext:value-type="float">
            <text:p>359.163492426786</text:p>
          </table:table-cell>
          <table:table-cell/>
          <table:table-cell table:style-name="ce7" office:value-type="float" office:value="357.371417151837" calcext:value-type="float">
            <text:p>357.371417151837</text:p>
          </table:table-cell>
          <table:table-cell/>
          <table:table-cell table:style-name="ce3" office:value-type="float" office:value="2159" calcext:value-type="float">
            <text:p>2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66614225506783" calcext:value-type="float">
            <text:p>0.566614225506783</text:p>
          </table:table-cell>
          <table:table-cell table:style-name="ce1"/>
          <table:table-cell table:style-name="ce1" office:value-type="float" office:value="788275.130254593" calcext:value-type="float">
            <text:p>788275.130254593</text:p>
          </table:table-cell>
          <table:table-cell table:style-name="ce1"/>
          <table:table-cell table:style-name="ce1" table:formula="of:=[.AI374]-[.G374]" office:value-type="float" office:value="2.13025459321216" calcext:value-type="float">
            <text:p>2.13025459321216</text:p>
          </table:table-cell>
          <table:table-cell/>
          <table:table-cell table:style-name="ce7" office:value-type="float" office:value="358.383037017931" calcext:value-type="float">
            <text:p>358.383037017931</text:p>
          </table:table-cell>
          <table:table-cell table:number-columns-repeated="985"/>
        </table:table-row>
        <table:table-row table:style-name="ro3">
          <table:table-cell table:style-name="ce3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8638.975" calcext:value-type="float">
            <text:p>78863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2160" calcext:value-type="float">
            <text:p>2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273760065436363" calcext:value-type="float">
            <text:p>0.273760065436363</text:p>
          </table:table-cell>
          <table:table-cell/>
          <table:table-cell office:value-type="float" office:value="788638.081440111" calcext:value-type="float">
            <text:p>788638.081440111</text:p>
          </table:table-cell>
          <table:table-cell/>
          <table:table-cell table:style-name="ce1" table:formula="of:=[.T375]-[.G375]" office:value-type="float" office:value="-0.893559888936579" calcext:value-type="float">
            <text:p>-0.893559888936579</text:p>
          </table:table-cell>
          <table:table-cell/>
          <table:table-cell table:style-name="ce1" office:value-type="float" office:value="359.919623658338" calcext:value-type="float">
            <text:p>359.919623658338</text:p>
          </table:table-cell>
          <table:table-cell/>
          <table:table-cell table:style-name="ce7" office:value-type="float" office:value="358.973923445003" calcext:value-type="float">
            <text:p>358.973923445003</text:p>
          </table:table-cell>
          <table:table-cell/>
          <table:table-cell table:style-name="ce3" office:value-type="float" office:value="2160" calcext:value-type="float">
            <text:p>2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5700359120965" calcext:value-type="float">
            <text:p>0.55700359120965</text:p>
          </table:table-cell>
          <table:table-cell table:style-name="ce1"/>
          <table:table-cell table:style-name="ce1" office:value-type="float" office:value="788641.557331253" calcext:value-type="float">
            <text:p>788641.557331253</text:p>
          </table:table-cell>
          <table:table-cell table:style-name="ce1"/>
          <table:table-cell table:style-name="ce1" table:formula="of:=[.AI375]-[.G375]" office:value-type="float" office:value="2.58233125251718" calcext:value-type="float">
            <text:p>2.58233125251718</text:p>
          </table:table-cell>
          <table:table-cell/>
          <table:table-cell table:style-name="ce7" office:value-type="float" office:value="357.822722864529" calcext:value-type="float">
            <text:p>357.822722864529</text:p>
          </table:table-cell>
          <table:table-cell table:number-columns-repeated="985"/>
        </table:table-row>
        <table:table-row table:style-name="ro3">
          <table:table-cell table:style-name="ce3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89004.125" calcext:value-type="float">
            <text:p>789004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61" calcext:value-type="float">
            <text:p>2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0180920958519" calcext:value-type="float">
            <text:p>0.50180920958519</text:p>
          </table:table-cell>
          <table:table-cell/>
          <table:table-cell office:value-type="float" office:value="789003.327431812" calcext:value-type="float">
            <text:p>789003.327431812</text:p>
          </table:table-cell>
          <table:table-cell/>
          <table:table-cell table:style-name="ce1" table:formula="of:=[.T376]-[.G376]" office:value-type="float" office:value="-0.797568188048899" calcext:value-type="float">
            <text:p>-0.797568188048899</text:p>
          </table:table-cell>
          <table:table-cell/>
          <table:table-cell table:style-name="ce1" office:value-type="float" office:value="359.674884338943" calcext:value-type="float">
            <text:p>359.674884338943</text:p>
          </table:table-cell>
          <table:table-cell/>
          <table:table-cell table:style-name="ce7" office:value-type="float" office:value="359.415847159362" calcext:value-type="float">
            <text:p>359.415847159362</text:p>
          </table:table-cell>
          <table:table-cell/>
          <table:table-cell table:style-name="ce3" office:value-type="float" office:value="2161" calcext:value-type="float">
            <text:p>2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07624223828316" calcext:value-type="float">
            <text:p>0.507624223828316</text:p>
          </table:table-cell>
          <table:table-cell table:style-name="ce1"/>
          <table:table-cell table:style-name="ce1" office:value-type="float" office:value="789006.288546961" calcext:value-type="float">
            <text:p>789006.288546961</text:p>
          </table:table-cell>
          <table:table-cell table:style-name="ce1"/>
          <table:table-cell table:style-name="ce1" table:formula="of:=[.AI376]-[.G376]" office:value-type="float" office:value="2.16354696126655" calcext:value-type="float">
            <text:p>2.16354696126655</text:p>
          </table:table-cell>
          <table:table-cell/>
          <table:table-cell table:style-name="ce7" office:value-type="float" office:value="358.062575628976" calcext:value-type="float">
            <text:p>358.062575628976</text:p>
          </table:table-cell>
          <table:table-cell table:number-columns-repeated="985"/>
        </table:table-row>
        <table:table-row table:style-name="ro3">
          <table:table-cell table:style-name="ce3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9369.141666667" calcext:value-type="float">
            <text:p>789369.1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62" calcext:value-type="float">
            <text:p>21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02044885605574" calcext:value-type="float">
            <text:p>0.702044885605574</text:p>
          </table:table-cell>
          <table:table-cell/>
          <table:table-cell office:value-type="float" office:value="789368.567154198" calcext:value-type="float">
            <text:p>789368.567154198</text:p>
          </table:table-cell>
          <table:table-cell/>
          <table:table-cell table:style-name="ce1" table:formula="of:=[.T377]-[.G377]" office:value-type="float" office:value="-0.574512469000183" calcext:value-type="float">
            <text:p>-0.574512469000183</text:p>
          </table:table-cell>
          <table:table-cell/>
          <table:table-cell table:style-name="ce1" office:value-type="float" office:value="359.436147752778" calcext:value-type="float">
            <text:p>359.436147752778</text:p>
          </table:table-cell>
          <table:table-cell/>
          <table:table-cell table:style-name="ce7" office:value-type="float" office:value="359.442422733329" calcext:value-type="float">
            <text:p>359.442422733329</text:p>
          </table:table-cell>
          <table:table-cell/>
          <table:table-cell table:style-name="ce3" office:value-type="float" office:value="2162" calcext:value-type="float">
            <text:p>21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62814995646477" calcext:value-type="float">
            <text:p>0.056281499564648</text:p>
          </table:table-cell>
          <table:table-cell table:style-name="ce1"/>
          <table:table-cell table:style-name="ce1" office:value-type="float" office:value="789371.034761307" calcext:value-type="float">
            <text:p>789371.034761307</text:p>
          </table:table-cell>
          <table:table-cell table:style-name="ce1"/>
          <table:table-cell table:style-name="ce1" table:formula="of:=[.AI377]-[.G377]" office:value-type="float" office:value="1.8930946396431" calcext:value-type="float">
            <text:p>1.8930946396431</text:p>
          </table:table-cell>
          <table:table-cell/>
          <table:table-cell table:style-name="ce7" office:value-type="float" office:value="358.288813860208" calcext:value-type="float">
            <text:p>358.288813860208</text:p>
          </table:table-cell>
          <table:table-cell table:number-columns-repeated="985"/>
        </table:table-row>
        <table:table-row table:style-name="ro3">
          <table:table-cell table:style-name="ce3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9734.158333333" calcext:value-type="float">
            <text:p>789734.1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63" calcext:value-type="float">
            <text:p>2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58376507461071" calcext:value-type="float">
            <text:p>0.658376507461071</text:p>
          </table:table-cell>
          <table:table-cell/>
          <table:table-cell office:value-type="float" office:value="789733.80740165" calcext:value-type="float">
            <text:p>789733.80740165</text:p>
          </table:table-cell>
          <table:table-cell/>
          <table:table-cell table:style-name="ce1" table:formula="of:=[.T378]-[.G378]" office:value-type="float" office:value="-0.350931682973169" calcext:value-type="float">
            <text:p>-0.350931682973169</text:p>
          </table:table-cell>
          <table:table-cell/>
          <table:table-cell table:style-name="ce1" office:value-type="float" office:value="359.197397244519" calcext:value-type="float">
            <text:p>359.197397244519</text:p>
          </table:table-cell>
          <table:table-cell/>
          <table:table-cell table:style-name="ce7" office:value-type="float" office:value="358.946664000003" calcext:value-type="float">
            <text:p>358.946664000003</text:p>
          </table:table-cell>
          <table:table-cell/>
          <table:table-cell table:style-name="ce3" office:value-type="float" office:value="2163" calcext:value-type="float">
            <text:p>216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43985811620951" calcext:value-type="float">
            <text:p>0.643985811620951</text:p>
          </table:table-cell>
          <table:table-cell table:style-name="ce1"/>
          <table:table-cell table:style-name="ce1" office:value-type="float" office:value="789735.937947212" calcext:value-type="float">
            <text:p>789735.937947212</text:p>
          </table:table-cell>
          <table:table-cell table:style-name="ce1"/>
          <table:table-cell table:style-name="ce1" table:formula="of:=[.AI378]-[.G378]" office:value-type="float" office:value="1.77961387939286" calcext:value-type="float">
            <text:p>1.77961387939286</text:p>
          </table:table-cell>
          <table:table-cell/>
          <table:table-cell table:style-name="ce7" office:value-type="float" office:value="358.472860254103" calcext:value-type="float">
            <text:p>358.472860254103</text:p>
          </table:table-cell>
          <table:table-cell table:number-columns-repeated="985"/>
        </table:table-row>
        <table:table-row table:style-name="ro3">
          <table:table-cell table:style-name="ce3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90099.391666667" calcext:value-type="float">
            <text:p>790099.3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64" calcext:value-type="float">
            <text:p>2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02601874619722" calcext:value-type="float">
            <text:p>0.602601874619722</text:p>
          </table:table-cell>
          <table:table-cell/>
          <table:table-cell office:value-type="float" office:value="790099.056668474" calcext:value-type="float">
            <text:p>790099.056668474</text:p>
          </table:table-cell>
          <table:table-cell/>
          <table:table-cell table:style-name="ce1" table:formula="of:=[.T379]-[.G379]" office:value-type="float" office:value="-0.334998192964122" calcext:value-type="float">
            <text:p>-0.334998192964122</text:p>
          </table:table-cell>
          <table:table-cell/>
          <table:table-cell table:style-name="ce1" office:value-type="float" office:value="359.944338781963" calcext:value-type="float">
            <text:p>359.944338781963</text:p>
          </table:table-cell>
          <table:table-cell/>
          <table:table-cell table:style-name="ce7" office:value-type="float" office:value="359.008082909706" calcext:value-type="float">
            <text:p>359.008082909706</text:p>
          </table:table-cell>
          <table:table-cell/>
          <table:table-cell table:style-name="ce3" office:value-type="float" office:value="2164" calcext:value-type="float">
            <text:p>2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8336847126484" calcext:value-type="float">
            <text:p>0.948336847126484</text:p>
          </table:table-cell>
          <table:table-cell table:style-name="ce1"/>
          <table:table-cell table:style-name="ce1" office:value-type="float" office:value="790102.376353012" calcext:value-type="float">
            <text:p>790102.376353012</text:p>
          </table:table-cell>
          <table:table-cell table:style-name="ce1"/>
          <table:table-cell table:style-name="ce1" table:formula="of:=[.AI379]-[.G379]" office:value-type="float" office:value="2.98468634474557" calcext:value-type="float">
            <text:p>2.98468634474557</text:p>
          </table:table-cell>
          <table:table-cell/>
          <table:table-cell table:style-name="ce7" office:value-type="float" office:value="357.924282912298" calcext:value-type="float">
            <text:p>357.924282912298</text:p>
          </table:table-cell>
          <table:table-cell table:number-columns-repeated="985"/>
        </table:table-row>
        <table:table-row table:style-name="ro3">
          <table:table-cell table:style-name="ce3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0464.541666667" calcext:value-type="float">
            <text:p>790464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65" calcext:value-type="float">
            <text:p>2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39471542090178" calcext:value-type="float">
            <text:p>0.639471542090178</text:p>
          </table:table-cell>
          <table:table-cell/>
          <table:table-cell office:value-type="float" office:value="790464.302527411" calcext:value-type="float">
            <text:p>790464.302527411</text:p>
          </table:table-cell>
          <table:table-cell/>
          <table:table-cell table:style-name="ce1" table:formula="of:=[.T380]-[.G380]" office:value-type="float" office:value="-0.239139255951159" calcext:value-type="float">
            <text:p>-0.239139255951159</text:p>
          </table:table-cell>
          <table:table-cell/>
          <table:table-cell table:style-name="ce1" office:value-type="float" office:value="359.699615304336" calcext:value-type="float">
            <text:p>359.699615304336</text:p>
          </table:table-cell>
          <table:table-cell/>
          <table:table-cell table:style-name="ce7" office:value-type="float" office:value="357.91827735812" calcext:value-type="float">
            <text:p>357.91827735812</text:p>
          </table:table-cell>
          <table:table-cell/>
          <table:table-cell table:style-name="ce3" office:value-type="float" office:value="2165" calcext:value-type="float">
            <text:p>2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729702364653349" calcext:value-type="float">
            <text:p>0.729702364653349</text:p>
          </table:table-cell>
          <table:table-cell table:style-name="ce1"/>
          <table:table-cell table:style-name="ce1" office:value-type="float" office:value="790467.068562293" calcext:value-type="float">
            <text:p>790467.068562293</text:p>
          </table:table-cell>
          <table:table-cell table:style-name="ce1"/>
          <table:table-cell table:style-name="ce1" table:formula="of:=[.AI380]-[.G380]" office:value-type="float" office:value="2.52689562633168" calcext:value-type="float">
            <text:p>2.52689562633168</text:p>
          </table:table-cell>
          <table:table-cell/>
          <table:table-cell table:style-name="ce7" office:value-type="float" office:value="358.163962163722" calcext:value-type="float">
            <text:p>358.163962163722</text:p>
          </table:table-cell>
          <table:table-cell table:number-columns-repeated="985"/>
        </table:table-row>
        <table:table-row table:style-name="ro3">
          <table:table-cell table:style-name="ce3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0829.675" calcext:value-type="float">
            <text:p>790829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66" calcext:value-type="float">
            <text:p>2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3207230865955" calcext:value-type="float">
            <text:p>0.423207230865955</text:p>
          </table:table-cell>
          <table:table-cell/>
          <table:table-cell office:value-type="float" office:value="790829.548210561" calcext:value-type="float">
            <text:p>790829.548210561</text:p>
          </table:table-cell>
          <table:table-cell/>
          <table:table-cell table:style-name="ce1" table:formula="of:=[.T381]-[.G381]" office:value-type="float" office:value="-0.126789439003915" calcext:value-type="float">
            <text:p>-0.126789439003915</text:p>
          </table:table-cell>
          <table:table-cell/>
          <table:table-cell table:style-name="ce1" office:value-type="float" office:value="359.455259921458" calcext:value-type="float">
            <text:p>359.455259921458</text:p>
          </table:table-cell>
          <table:table-cell/>
          <table:table-cell table:style-name="ce7" office:value-type="float" office:value="356.988361066404" calcext:value-type="float">
            <text:p>356.988361066404</text:p>
          </table:table-cell>
          <table:table-cell/>
          <table:table-cell table:style-name="ce3" office:value-type="float" office:value="2166" calcext:value-type="float">
            <text:p>2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527575090527535" calcext:value-type="float">
            <text:p>0.052757509052754</text:p>
          </table:table-cell>
          <table:table-cell table:style-name="ce1"/>
          <table:table-cell table:style-name="ce1" office:value-type="float" office:value="790831.818786637" calcext:value-type="float">
            <text:p>790831.818786637</text:p>
          </table:table-cell>
          <table:table-cell table:style-name="ce1"/>
          <table:table-cell table:style-name="ce1" table:formula="of:=[.AI381]-[.G381]" office:value-type="float" office:value="2.1437866371125" calcext:value-type="float">
            <text:p>2.1437866371125</text:p>
          </table:table-cell>
          <table:table-cell/>
          <table:table-cell table:style-name="ce7" office:value-type="float" office:value="358.385708706405" calcext:value-type="float">
            <text:p>358.385708706405</text:p>
          </table:table-cell>
          <table:table-cell table:number-columns-repeated="985"/>
        </table:table-row>
        <table:table-row table:style-name="ro3">
          <table:table-cell table:style-name="ce3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1195.733333333" calcext:value-type="float">
            <text:p>791195.7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167" calcext:value-type="float">
            <text:p>21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13487885892391" calcext:value-type="float">
            <text:p>0.713487885892391</text:p>
          </table:table-cell>
          <table:table-cell/>
          <table:table-cell office:value-type="float" office:value="791194.7914677" calcext:value-type="float">
            <text:p>791194.7914677</text:p>
          </table:table-cell>
          <table:table-cell/>
          <table:table-cell table:style-name="ce1" table:formula="of:=[.T382]-[.G382]" office:value-type="float" office:value="-0.941865633009002" calcext:value-type="float">
            <text:p>-0.941865633009002</text:p>
          </table:table-cell>
          <table:table-cell/>
          <table:table-cell table:style-name="ce1" office:value-type="float" office:value="359.212724327626" calcext:value-type="float">
            <text:p>359.212724327626</text:p>
          </table:table-cell>
          <table:table-cell/>
          <table:table-cell table:style-name="ce7" office:value-type="float" office:value="356.481541745961" calcext:value-type="float">
            <text:p>356.481541745961</text:p>
          </table:table-cell>
          <table:table-cell/>
          <table:table-cell table:style-name="ce3" office:value-type="float" office:value="2167" calcext:value-type="float">
            <text:p>21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5423609763384" calcext:value-type="float">
            <text:p>0.395423609763384</text:p>
          </table:table-cell>
          <table:table-cell table:style-name="ce1"/>
          <table:table-cell table:style-name="ce1" office:value-type="float" office:value="791196.748885711" calcext:value-type="float">
            <text:p>791196.748885711</text:p>
          </table:table-cell>
          <table:table-cell table:style-name="ce1"/>
          <table:table-cell table:style-name="ce1" table:formula="of:=[.AI382]-[.G382]" office:value-type="float" office:value="1.01555237779394" calcext:value-type="float">
            <text:p>1.01555237779394</text:p>
          </table:table-cell>
          <table:table-cell/>
          <table:table-cell table:style-name="ce7" office:value-type="float" office:value="358.561163175013" calcext:value-type="float">
            <text:p>358.561163175013</text:p>
          </table:table-cell>
          <table:table-cell table:number-columns-repeated="985"/>
        </table:table-row>
        <table:table-row table:style-name="ro3">
          <table:table-cell table:style-name="ce3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91560.75" calcext:value-type="float">
            <text:p>791560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168" calcext:value-type="float">
            <text:p>2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70328427106142" calcext:value-type="float">
            <text:p>0.170328427106142</text:p>
          </table:table-cell>
          <table:table-cell/>
          <table:table-cell office:value-type="float" office:value="791560.032062728" calcext:value-type="float">
            <text:p>791560.032062728</text:p>
          </table:table-cell>
          <table:table-cell/>
          <table:table-cell table:style-name="ce1" table:formula="of:=[.T383]-[.G383]" office:value-type="float" office:value="-0.717937272042036" calcext:value-type="float">
            <text:p>-0.717937272042036</text:p>
          </table:table-cell>
          <table:table-cell/>
          <table:table-cell table:style-name="ce1" office:value-type="float" office:value="359.968739965276" calcext:value-type="float">
            <text:p>359.968739965276</text:p>
          </table:table-cell>
          <table:table-cell/>
          <table:table-cell table:style-name="ce7" office:value-type="float" office:value="357.494696293266" calcext:value-type="float">
            <text:p>357.494696293266</text:p>
          </table:table-cell>
          <table:table-cell/>
          <table:table-cell table:style-name="ce3" office:value-type="float" office:value="2168" calcext:value-type="float">
            <text:p>2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65468677133322" calcext:value-type="float">
            <text:p>0.865468677133322</text:p>
          </table:table-cell>
          <table:table-cell table:style-name="ce1"/>
          <table:table-cell table:style-name="ce1" office:value-type="float" office:value="791563.174906575" calcext:value-type="float">
            <text:p>791563.174906575</text:p>
          </table:table-cell>
          <table:table-cell table:style-name="ce1"/>
          <table:table-cell table:style-name="ce1" table:formula="of:=[.AI383]-[.G383]" office:value-type="float" office:value="2.42490657547023" calcext:value-type="float">
            <text:p>2.42490657547023</text:p>
          </table:table-cell>
          <table:table-cell/>
          <table:table-cell table:style-name="ce7" office:value-type="float" office:value="358.026092810103" calcext:value-type="float">
            <text:p>358.026092810103</text:p>
          </table:table-cell>
          <table:table-cell table:number-columns-repeated="985"/>
        </table:table-row>
        <table:table-row table:style-name="ro3">
          <table:table-cell table:style-name="ce3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91925.95" calcext:value-type="float">
            <text:p>791925.9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2169" calcext:value-type="float">
            <text:p>21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76246091723442" calcext:value-type="float">
            <text:p>0.676246091723442</text:p>
          </table:table-cell>
          <table:table-cell/>
          <table:table-cell office:value-type="float" office:value="791925.279636282" calcext:value-type="float">
            <text:p>791925.279636282</text:p>
          </table:table-cell>
          <table:table-cell/>
          <table:table-cell table:style-name="ce1" table:formula="of:=[.T384]-[.G384]" office:value-type="float" office:value="-0.670363717945293" calcext:value-type="float">
            <text:p>-0.670363717945293</text:p>
          </table:table-cell>
          <table:table-cell/>
          <table:table-cell table:style-name="ce1" office:value-type="float" office:value="359.722466138861" calcext:value-type="float">
            <text:p>359.722466138861</text:p>
          </table:table-cell>
          <table:table-cell/>
          <table:table-cell table:style-name="ce7" office:value-type="float" office:value="357.931329979896" calcext:value-type="float">
            <text:p>357.931329979896</text:p>
          </table:table-cell>
          <table:table-cell/>
          <table:table-cell table:style-name="ce3" office:value-type="float" office:value="2169" calcext:value-type="float">
            <text:p>21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09991250187159" calcext:value-type="float">
            <text:p>0.709991250187159</text:p>
          </table:table-cell>
          <table:table-cell table:style-name="ce1"/>
          <table:table-cell table:style-name="ce1" office:value-type="float" office:value="791927.840770827" calcext:value-type="float">
            <text:p>791927.840770827</text:p>
          </table:table-cell>
          <table:table-cell table:style-name="ce1"/>
          <table:table-cell table:style-name="ce1" table:formula="of:=[.AI384]-[.G384]" office:value-type="float" office:value="1.89077082730364" calcext:value-type="float">
            <text:p>1.89077082730364</text:p>
          </table:table-cell>
          <table:table-cell/>
          <table:table-cell table:style-name="ce7" office:value-type="float" office:value="358.264951900031" calcext:value-type="float">
            <text:p>358.264951900031</text:p>
          </table:table-cell>
          <table:table-cell table:number-columns-repeated="985"/>
        </table:table-row>
        <table:table-row table:style-name="ro3">
          <table:table-cell table:style-name="ce3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92290.95" calcext:value-type="float">
            <text:p>792290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170" calcext:value-type="float">
            <text:p>2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070957064629" calcext:value-type="float">
            <text:p>0.418070957064629</text:p>
          </table:table-cell>
          <table:table-cell/>
          <table:table-cell office:value-type="float" office:value="792290.519040327" calcext:value-type="float">
            <text:p>792290.519040327</text:p>
          </table:table-cell>
          <table:table-cell/>
          <table:table-cell table:style-name="ce1" table:formula="of:=[.T385]-[.G385]" office:value-type="float" office:value="-0.430959672899917" calcext:value-type="float">
            <text:p>-0.430959672899917</text:p>
          </table:table-cell>
          <table:table-cell/>
          <table:table-cell table:style-name="ce1" office:value-type="float" office:value="359.483994796123" calcext:value-type="float">
            <text:p>359.483994796123</text:p>
          </table:table-cell>
          <table:table-cell/>
          <table:table-cell table:style-name="ce7" office:value-type="float" office:value="358.539036004411" calcext:value-type="float">
            <text:p>358.539036004411</text:p>
          </table:table-cell>
          <table:table-cell/>
          <table:table-cell table:style-name="ce3" office:value-type="float" office:value="2170" calcext:value-type="float">
            <text:p>2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0578418746590614" calcext:value-type="float">
            <text:p>0.005784187465906</text:p>
          </table:table-cell>
          <table:table-cell table:style-name="ce1"/>
          <table:table-cell table:style-name="ce1" office:value-type="float" office:value="792292.603476239" calcext:value-type="float">
            <text:p>792292.603476239</text:p>
          </table:table-cell>
          <table:table-cell table:style-name="ce1"/>
          <table:table-cell table:style-name="ce1" table:formula="of:=[.AI385]-[.G385]" office:value-type="float" office:value="1.65347623906564" calcext:value-type="float">
            <text:p>1.65347623906564</text:p>
          </table:table-cell>
          <table:table-cell/>
          <table:table-cell table:style-name="ce7" office:value-type="float" office:value="358.481579128999" calcext:value-type="float">
            <text:p>358.481579128999</text:p>
          </table:table-cell>
          <table:table-cell table:number-columns-repeated="985"/>
        </table:table-row>
        <table:table-row table:style-name="ro3">
          <table:table-cell table:style-name="ce3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2655.883333333" calcext:value-type="float">
            <text:p>792655.8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71" calcext:value-type="float">
            <text:p>2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9495869129896" calcext:value-type="float">
            <text:p>0.599495869129896</text:p>
          </table:table-cell>
          <table:table-cell/>
          <table:table-cell office:value-type="float" office:value="792655.755971872" calcext:value-type="float">
            <text:p>792655.755971872</text:p>
          </table:table-cell>
          <table:table-cell/>
          <table:table-cell table:style-name="ce1" table:formula="of:=[.T386]-[.G386]" office:value-type="float" office:value="-0.127361460938118" calcext:value-type="float">
            <text:p>-0.127361460938118</text:p>
          </table:table-cell>
          <table:table-cell/>
          <table:table-cell table:style-name="ce1" office:value-type="float" office:value="359.248540478213" calcext:value-type="float">
            <text:p>359.248540478213</text:p>
          </table:table-cell>
          <table:table-cell/>
          <table:table-cell table:style-name="ce7" office:value-type="float" office:value="358.990445759373" calcext:value-type="float">
            <text:p>358.990445759373</text:p>
          </table:table-cell>
          <table:table-cell/>
          <table:table-cell table:style-name="ce3" office:value-type="float" office:value="2171" calcext:value-type="float">
            <text:p>2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40155872702599" calcext:value-type="float">
            <text:p>0.540155872702599</text:p>
          </table:table-cell>
          <table:table-cell table:style-name="ce1"/>
          <table:table-cell table:style-name="ce1" office:value-type="float" office:value="792657.564263997" calcext:value-type="float">
            <text:p>792657.564263997</text:p>
          </table:table-cell>
          <table:table-cell table:style-name="ce1"/>
          <table:table-cell table:style-name="ce1" table:formula="of:=[.AI386]-[.G386]" office:value-type="float" office:value="1.68093066418078" calcext:value-type="float">
            <text:p>1.68093066418078</text:p>
          </table:table-cell>
          <table:table-cell/>
          <table:table-cell table:style-name="ce7" office:value-type="float" office:value="358.647864545374" calcext:value-type="float">
            <text:p>358.647864545374</text:p>
          </table:table-cell>
          <table:table-cell table:number-columns-repeated="985"/>
        </table:table-row>
        <table:table-row table:style-name="ro3">
          <table:table-cell table:style-name="ce3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793021" calcext:value-type="float">
            <text:p>7930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72" calcext:value-type="float">
            <text:p>2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308307081461" calcext:value-type="float">
            <text:p>0.58308307081461</text:p>
          </table:table-cell>
          <table:table-cell/>
          <table:table-cell office:value-type="float" office:value="793021.000404919" calcext:value-type="float">
            <text:p>793021.000404919</text:p>
          </table:table-cell>
          <table:table-cell/>
          <table:table-cell table:style-name="ce1" table:formula="of:=[.T387]-[.G387]" office:value-type="float" office:value="0.000404919032007456" calcext:value-type="float">
            <text:p>0.000404919032007</text:p>
          </table:table-cell>
          <table:table-cell/>
          <table:table-cell table:style-name="ce1" office:value-type="float" office:value="0.00033641930349404" calcext:value-type="float">
            <text:p>0.000336419303494</text:p>
          </table:table-cell>
          <table:table-cell/>
          <table:table-cell table:style-name="ce7" office:value-type="float" office:value="0.00572928726614919" calcext:value-type="float">
            <text:p>0.005729287266149</text:p>
          </table:table-cell>
          <table:table-cell/>
          <table:table-cell table:style-name="ce3" office:value-type="float" office:value="2172" calcext:value-type="float">
            <text:p>21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479530926793814" calcext:value-type="float">
            <text:p>0.479530926793814</text:p>
          </table:table-cell>
          <table:table-cell table:style-name="ce1"/>
          <table:table-cell table:style-name="ce1" office:value-type="float" office:value="793023.956583008" calcext:value-type="float">
            <text:p>793023.956583008</text:p>
          </table:table-cell>
          <table:table-cell table:style-name="ce1"/>
          <table:table-cell table:style-name="ce1" table:formula="of:=[.AI387]-[.G387]" office:value-type="float" office:value="2.95658300758805" calcext:value-type="float">
            <text:p>2.95658300758805</text:p>
          </table:table-cell>
          <table:table-cell/>
          <table:table-cell table:style-name="ce7" office:value-type="float" office:value="358.128056561696" calcext:value-type="float">
            <text:p>358.128056561696</text:p>
          </table:table-cell>
          <table:table-cell table:number-columns-repeated="985"/>
        </table:table-row>
        <table:table-row table:style-name="ro3">
          <table:table-cell table:style-name="ce3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3386.925" calcext:value-type="float">
            <text:p>793386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173" calcext:value-type="float">
            <text:p>2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623811483383179" calcext:value-type="float">
            <text:p>0.062381148338318</text:p>
          </table:table-cell>
          <table:table-cell/>
          <table:table-cell office:value-type="float" office:value="793386.238237765" calcext:value-type="float">
            <text:p>793386.238237765</text:p>
          </table:table-cell>
          <table:table-cell/>
          <table:table-cell table:style-name="ce1" table:formula="of:=[.T388]-[.G388]" office:value-type="float" office:value="-0.686762235010974" calcext:value-type="float">
            <text:p>-0.686762235010974</text:p>
          </table:table-cell>
          <table:table-cell/>
          <table:table-cell table:style-name="ce1" office:value-type="float" office:value="359.763578054371" calcext:value-type="float">
            <text:p>359.763578054371</text:p>
          </table:table-cell>
          <table:table-cell/>
          <table:table-cell table:style-name="ce7" office:value-type="float" office:value="359.511027490516" calcext:value-type="float">
            <text:p>359.511027490516</text:p>
          </table:table-cell>
          <table:table-cell/>
          <table:table-cell table:style-name="ce3" office:value-type="float" office:value="2173" calcext:value-type="float">
            <text:p>2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69913622736931" calcext:value-type="float">
            <text:p>0.869913622736931</text:p>
          </table:table-cell>
          <table:table-cell table:style-name="ce1"/>
          <table:table-cell table:style-name="ce1" office:value-type="float" office:value="793388.608242996" calcext:value-type="float">
            <text:p>793388.608242996</text:p>
          </table:table-cell>
          <table:table-cell table:style-name="ce1"/>
          <table:table-cell table:style-name="ce1" table:formula="of:=[.AI388]-[.G388]" office:value-type="float" office:value="1.68324299552478" calcext:value-type="float">
            <text:p>1.68324299552478</text:p>
          </table:table-cell>
          <table:table-cell/>
          <table:table-cell table:style-name="ce7" office:value-type="float" office:value="358.365449705068" calcext:value-type="float">
            <text:p>358.365449705068</text:p>
          </table:table-cell>
          <table:table-cell table:number-columns-repeated="985"/>
        </table:table-row>
        <table:table-row table:style-name="ro3">
          <table:table-cell table:style-name="ce3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3751.891666667" calcext:value-type="float">
            <text:p>793751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74" calcext:value-type="float">
            <text:p>2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22419373691082" calcext:value-type="float">
            <text:p>0.22419373691082</text:p>
          </table:table-cell>
          <table:table-cell/>
          <table:table-cell office:value-type="float" office:value="793751.477239023" calcext:value-type="float">
            <text:p>793751.477239023</text:p>
          </table:table-cell>
          <table:table-cell/>
          <table:table-cell table:style-name="ce1" table:formula="of:=[.T389]-[.G389]" office:value-type="float" office:value="-0.414427643991075" calcext:value-type="float">
            <text:p>-0.414427643991075</text:p>
          </table:table-cell>
          <table:table-cell/>
          <table:table-cell table:style-name="ce1" office:value-type="float" office:value="359.525882078356" calcext:value-type="float">
            <text:p>359.525882078356</text:p>
          </table:table-cell>
          <table:table-cell/>
          <table:table-cell table:style-name="ce7" office:value-type="float" office:value="358.591807863224" calcext:value-type="float">
            <text:p>358.591807863224</text:p>
          </table:table-cell>
          <table:table-cell/>
          <table:table-cell table:style-name="ce3" office:value-type="float" office:value="2174" calcext:value-type="float">
            <text:p>2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55447551608086" calcext:value-type="float">
            <text:p>0.755447551608086</text:p>
          </table:table-cell>
          <table:table-cell table:style-name="ce1"/>
          <table:table-cell table:style-name="ce1" office:value-type="float" office:value="793753.390802394" calcext:value-type="float">
            <text:p>793753.390802394</text:p>
          </table:table-cell>
          <table:table-cell table:style-name="ce1"/>
          <table:table-cell table:style-name="ce1" table:formula="of:=[.AI389]-[.G389]" office:value-type="float" office:value="1.49913572717924" calcext:value-type="float">
            <text:p>1.49913572717924</text:p>
          </table:table-cell>
          <table:table-cell/>
          <table:table-cell table:style-name="ce7" office:value-type="float" office:value="358.576335481478" calcext:value-type="float">
            <text:p>358.576335481478</text:p>
          </table:table-cell>
          <table:table-cell table:number-columns-repeated="985"/>
        </table:table-row>
        <table:table-row table:style-name="ro3">
          <table:table-cell table:style-name="ce3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4116.958333333" calcext:value-type="float">
            <text:p>794116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75" calcext:value-type="float">
            <text:p>2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8102948367596" calcext:value-type="float">
            <text:p>0.318102948367596</text:p>
          </table:table-cell>
          <table:table-cell/>
          <table:table-cell office:value-type="float" office:value="794116.718970905" calcext:value-type="float">
            <text:p>794116.718970905</text:p>
          </table:table-cell>
          <table:table-cell/>
          <table:table-cell table:style-name="ce1" table:formula="of:=[.T390]-[.G390]" office:value-type="float" office:value="-0.239362427964807" calcext:value-type="float">
            <text:p>-0.239362427964807</text:p>
          </table:table-cell>
          <table:table-cell/>
          <table:table-cell table:style-name="ce1" office:value-type="float" office:value="359.284873871817" calcext:value-type="float">
            <text:p>359.284873871817</text:p>
          </table:table-cell>
          <table:table-cell/>
          <table:table-cell table:style-name="ce7" office:value-type="float" office:value="357.50593483189" calcext:value-type="float">
            <text:p>357.50593483189</text:p>
          </table:table-cell>
          <table:table-cell/>
          <table:table-cell table:style-name="ce3" office:value-type="float" office:value="2175" calcext:value-type="float">
            <text:p>2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12698892503977" calcext:value-type="float">
            <text:p>0.512698892503977</text:p>
          </table:table-cell>
          <table:table-cell table:style-name="ce1"/>
          <table:table-cell table:style-name="ce1" office:value-type="float" office:value="794118.385078263" calcext:value-type="float">
            <text:p>794118.385078263</text:p>
          </table:table-cell>
          <table:table-cell table:style-name="ce1"/>
          <table:table-cell table:style-name="ce1" table:formula="of:=[.AI390]-[.G390]" office:value-type="float" office:value="1.4267449300969" calcext:value-type="float">
            <text:p>1.4267449300969</text:p>
          </table:table-cell>
          <table:table-cell/>
          <table:table-cell table:style-name="ce7" office:value-type="float" office:value="358.732884955273" calcext:value-type="float">
            <text:p>358.732884955273</text:p>
          </table:table-cell>
          <table:table-cell table:number-columns-repeated="985"/>
        </table:table-row>
        <table:table-row table:style-name="ro3">
          <table:table-cell table:style-name="ce3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481.975" calcext:value-type="float">
            <text:p>794481.97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76" calcext:value-type="float">
            <text:p>2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67192736268" calcext:value-type="float">
            <text:p>0.53767192736268</text:p>
          </table:table-cell>
          <table:table-cell/>
          <table:table-cell office:value-type="float" office:value="794481.959401161" calcext:value-type="float">
            <text:p>794481.959401161</text:p>
          </table:table-cell>
          <table:table-cell/>
          <table:table-cell table:style-name="ce1" table:formula="of:=[.T391]-[.G391]" office:value-type="float" office:value="-0.0155988390324637" calcext:value-type="float">
            <text:p>-0.015598839032464</text:p>
          </table:table-cell>
          <table:table-cell/>
          <table:table-cell table:style-name="ce1" office:value-type="float" office:value="0.0410680538116139" calcext:value-type="float">
            <text:p>0.041068053811614</text:p>
          </table:table-cell>
          <table:table-cell/>
          <table:table-cell table:style-name="ce7" office:value-type="float" office:value="357.572783325901" calcext:value-type="float">
            <text:p>357.572783325901</text:p>
          </table:table-cell>
          <table:table-cell/>
          <table:table-cell table:style-name="ce3" office:value-type="float" office:value="2176" calcext:value-type="float">
            <text:p>2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52249900996685" calcext:value-type="float">
            <text:p>0.052249900996685</text:p>
          </table:table-cell>
          <table:table-cell table:style-name="ce1"/>
          <table:table-cell table:style-name="ce1" office:value-type="float" office:value="794484.725036285" calcext:value-type="float">
            <text:p>794484.725036285</text:p>
          </table:table-cell>
          <table:table-cell table:style-name="ce1"/>
          <table:table-cell table:style-name="ce1" table:formula="of:=[.AI391]-[.G391]" office:value-type="float" office:value="2.75003628467675" calcext:value-type="float">
            <text:p>2.75003628467675</text:p>
          </table:table-cell>
          <table:table-cell/>
          <table:table-cell table:style-name="ce7" office:value-type="float" office:value="358.230078009372" calcext:value-type="float">
            <text:p>358.230078009372</text:p>
          </table:table-cell>
          <table:table-cell table:number-columns-repeated="985"/>
        </table:table-row>
        <table:table-row table:style-name="ro3">
          <table:table-cell table:style-name="ce3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847.225" calcext:value-type="float">
            <text:p>794847.2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77" calcext:value-type="float">
            <text:p>2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7919173687696" calcext:value-type="float">
            <text:p>0.757919173687696</text:p>
          </table:table-cell>
          <table:table-cell/>
          <table:table-cell office:value-type="float" office:value="794847.209554111" calcext:value-type="float">
            <text:p>794847.209554111</text:p>
          </table:table-cell>
          <table:table-cell/>
          <table:table-cell table:style-name="ce1" table:formula="of:=[.T392]-[.G392]" office:value-type="float" office:value="-0.0154458889737725" calcext:value-type="float">
            <text:p>-0.015445888973773</text:p>
          </table:table-cell>
          <table:table-cell/>
          <table:table-cell table:style-name="ce1" office:value-type="float" office:value="359.792213143446" calcext:value-type="float">
            <text:p>359.792213143446</text:p>
          </table:table-cell>
          <table:table-cell/>
          <table:table-cell table:style-name="ce7" office:value-type="float" office:value="357.06057642142" calcext:value-type="float">
            <text:p>357.06057642142</text:p>
          </table:table-cell>
          <table:table-cell/>
          <table:table-cell table:style-name="ce3" office:value-type="float" office:value="2177" calcext:value-type="float">
            <text:p>2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68207234889269" calcext:value-type="float">
            <text:p>0.368207234889269</text:p>
          </table:table-cell>
          <table:table-cell table:style-name="ce1"/>
          <table:table-cell table:style-name="ce1" office:value-type="float" office:value="794849.373866811" calcext:value-type="float">
            <text:p>794849.373866811</text:p>
          </table:table-cell>
          <table:table-cell table:style-name="ce1"/>
          <table:table-cell table:style-name="ce1" table:formula="of:=[.AI392]-[.G392]" office:value-type="float" office:value="2.14886681060307" calcext:value-type="float">
            <text:p>2.14886681060307</text:p>
          </table:table-cell>
          <table:table-cell/>
          <table:table-cell table:style-name="ce7" office:value-type="float" office:value="358.465360965895" calcext:value-type="float">
            <text:p>358.465360965895</text:p>
          </table:table-cell>
          <table:table-cell table:number-columns-repeated="985"/>
        </table:table-row>
        <table:table-row table:style-name="ro3">
          <table:table-cell table:style-name="ce3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95213.216666667" calcext:value-type="float">
            <text:p>795213.2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78" calcext:value-type="float">
            <text:p>2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65960550308228" calcext:value-type="float">
            <text:p>0.165960550308228</text:p>
          </table:table-cell>
          <table:table-cell/>
          <table:table-cell office:value-type="float" office:value="795212.450809695" calcext:value-type="float">
            <text:p>795212.450809695</text:p>
          </table:table-cell>
          <table:table-cell/>
          <table:table-cell table:style-name="ce1" table:formula="of:=[.T393]-[.G393]" office:value-type="float" office:value="-0.765856972080655" calcext:value-type="float">
            <text:p>-0.765856972080655</text:p>
          </table:table-cell>
          <table:table-cell/>
          <table:table-cell table:style-name="ce1" office:value-type="float" office:value="359.551892186762" calcext:value-type="float">
            <text:p>359.551892186762</text:p>
          </table:table-cell>
          <table:table-cell/>
          <table:table-cell table:style-name="ce7" office:value-type="float" office:value="357.079128437035" calcext:value-type="float">
            <text:p>357.079128437035</text:p>
          </table:table-cell>
          <table:table-cell/>
          <table:table-cell table:style-name="ce3" office:value-type="float" office:value="2178" calcext:value-type="float">
            <text:p>2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97034475952387" calcext:value-type="float">
            <text:p>0.797034475952387</text:p>
          </table:table-cell>
          <table:table-cell table:style-name="ce1"/>
          <table:table-cell table:style-name="ce1" office:value-type="float" office:value="795214.182497941" calcext:value-type="float">
            <text:p>795214.182497941</text:p>
          </table:table-cell>
          <table:table-cell table:style-name="ce1"/>
          <table:table-cell table:style-name="ce1" table:formula="of:=[.AI393]-[.G393]" office:value-type="float" office:value="0.965831273584627" calcext:value-type="float">
            <text:p>0.965831273584627</text:p>
          </table:table-cell>
          <table:table-cell/>
          <table:table-cell table:style-name="ce7" office:value-type="float" office:value="358.669889333236" calcext:value-type="float">
            <text:p>358.669889333236</text:p>
          </table:table-cell>
          <table:table-cell table:number-columns-repeated="985"/>
        </table:table-row>
        <table:table-row table:style-name="ro3">
          <table:table-cell table:style-name="ce3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95578.166666667" calcext:value-type="float">
            <text:p>795578.1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179" calcext:value-type="float">
            <text:p>2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01889349520206" calcext:value-type="float">
            <text:p>0.101889349520206</text:p>
          </table:table-cell>
          <table:table-cell/>
          <table:table-cell office:value-type="float" office:value="795577.688265201" calcext:value-type="float">
            <text:p>795577.688265201</text:p>
          </table:table-cell>
          <table:table-cell/>
          <table:table-cell table:style-name="ce1" table:formula="of:=[.T394]-[.G394]" office:value-type="float" office:value="-0.478401465923525" calcext:value-type="float">
            <text:p>-0.478401465923525</text:p>
          </table:table-cell>
          <table:table-cell/>
          <table:table-cell table:style-name="ce1" office:value-type="float" office:value="359.315836108035" calcext:value-type="float">
            <text:p>359.315836108035</text:p>
          </table:table-cell>
          <table:table-cell/>
          <table:table-cell table:style-name="ce7" office:value-type="float" office:value="357.52562259807" calcext:value-type="float">
            <text:p>357.52562259807</text:p>
          </table:table-cell>
          <table:table-cell/>
          <table:table-cell table:style-name="ce3" office:value-type="float" office:value="2179" calcext:value-type="float">
            <text:p>2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474407263100147" calcext:value-type="float">
            <text:p>0.474407263100147</text:p>
          </table:table-cell>
          <table:table-cell table:style-name="ce1"/>
          <table:table-cell table:style-name="ce1" office:value-type="float" office:value="795579.212135005" calcext:value-type="float">
            <text:p>795579.212135005</text:p>
          </table:table-cell>
          <table:table-cell table:style-name="ce1"/>
          <table:table-cell table:style-name="ce1" table:formula="of:=[.AI394]-[.G394]" office:value-type="float" office:value="1.04546833806671" calcext:value-type="float">
            <text:p>1.04546833806671</text:p>
          </table:table-cell>
          <table:table-cell/>
          <table:table-cell table:style-name="ce7" office:value-type="float" office:value="358.816146927357" calcext:value-type="float">
            <text:p>358.816146927357</text:p>
          </table:table-cell>
          <table:table-cell table:number-columns-repeated="985"/>
        </table:table-row>
        <table:table-row table:style-name="ro3">
          <table:table-cell table:style-name="ce3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5943.35" calcext:value-type="float">
            <text:p>795943.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80" calcext:value-type="float">
            <text:p>2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7870495021343" calcext:value-type="float">
            <text:p>0.937870495021343</text:p>
          </table:table-cell>
          <table:table-cell/>
          <table:table-cell office:value-type="float" office:value="795942.935373521" calcext:value-type="float">
            <text:p>795942.935373521</text:p>
          </table:table-cell>
          <table:table-cell/>
          <table:table-cell table:style-name="ce1" table:formula="of:=[.T395]-[.G395]" office:value-type="float" office:value="-0.414626479032449" calcext:value-type="float">
            <text:p>-0.414626479032449</text:p>
          </table:table-cell>
          <table:table-cell/>
          <table:table-cell table:style-name="ce1" office:value-type="float" office:value="0.0650612838362576" calcext:value-type="float">
            <text:p>0.065061283836258</text:p>
          </table:table-cell>
          <table:table-cell/>
          <table:table-cell table:style-name="ce7" office:value-type="float" office:value="359.120844582751" calcext:value-type="float">
            <text:p>359.120844582751</text:p>
          </table:table-cell>
          <table:table-cell/>
          <table:table-cell table:style-name="ce3" office:value-type="float" office:value="2180" calcext:value-type="float">
            <text:p>2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16938929259777" calcext:value-type="float">
            <text:p>0.816938929259777</text:p>
          </table:table-cell>
          <table:table-cell table:style-name="ce1"/>
          <table:table-cell table:style-name="ce1" office:value-type="float" office:value="795945.483900652" calcext:value-type="float">
            <text:p>795945.483900652</text:p>
          </table:table-cell>
          <table:table-cell table:style-name="ce1"/>
          <table:table-cell table:style-name="ce1" table:formula="of:=[.AI395]-[.G395]" office:value-type="float" office:value="2.13390065205749" calcext:value-type="float">
            <text:p>2.13390065205749</text:p>
          </table:table-cell>
          <table:table-cell/>
          <table:table-cell table:style-name="ce7" office:value-type="float" office:value="358.332060934901" calcext:value-type="float">
            <text:p>358.332060934901</text:p>
          </table:table-cell>
          <table:table-cell table:number-columns-repeated="985"/>
        </table:table-row>
        <table:table-row table:style-name="ro3">
          <table:table-cell table:style-name="ce3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96308.4" calcext:value-type="float">
            <text:p>796308.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81" calcext:value-type="float">
            <text:p>2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1260531544685" calcext:value-type="float">
            <text:p>0.691260531544685</text:p>
          </table:table-cell>
          <table:table-cell/>
          <table:table-cell office:value-type="float" office:value="796308.176868931" calcext:value-type="float">
            <text:p>796308.176868931</text:p>
          </table:table-cell>
          <table:table-cell/>
          <table:table-cell table:style-name="ce1" table:formula="of:=[.T396]-[.G396]" office:value-type="float" office:value="-0.223131068982184" calcext:value-type="float">
            <text:p>-0.223131068982184</text:p>
          </table:table-cell>
          <table:table-cell/>
          <table:table-cell table:style-name="ce1" office:value-type="float" office:value="359.824652312862" calcext:value-type="float">
            <text:p>359.824652312862</text:p>
          </table:table-cell>
          <table:table-cell/>
          <table:table-cell table:style-name="ce7" office:value-type="float" office:value="359.566545659422" calcext:value-type="float">
            <text:p>359.566545659422</text:p>
          </table:table-cell>
          <table:table-cell/>
          <table:table-cell table:style-name="ce3" office:value-type="float" office:value="2181" calcext:value-type="float">
            <text:p>2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0466936007142067" calcext:value-type="float">
            <text:p>0.046693600714207</text:p>
          </table:table-cell>
          <table:table-cell table:style-name="ce1"/>
          <table:table-cell table:style-name="ce1" office:value-type="float" office:value="796310.140310204" calcext:value-type="float">
            <text:p>796310.140310204</text:p>
          </table:table-cell>
          <table:table-cell table:style-name="ce1"/>
          <table:table-cell table:style-name="ce1" table:formula="of:=[.AI396]-[.G396]" office:value-type="float" office:value="1.7403102038661" calcext:value-type="float">
            <text:p>1.7403102038661</text:p>
          </table:table-cell>
          <table:table-cell/>
          <table:table-cell table:style-name="ce7" office:value-type="float" office:value="358.564591691615" calcext:value-type="float">
            <text:p>358.564591691615</text:p>
          </table:table-cell>
          <table:table-cell table:number-columns-repeated="985"/>
        </table:table-row>
        <table:table-row table:style-name="ro3">
          <table:table-cell table:style-name="ce3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96673.45" calcext:value-type="float">
            <text:p>796673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82" calcext:value-type="float">
            <text:p>2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16903409361839" calcext:value-type="float">
            <text:p>0.011690340936184</text:p>
          </table:table-cell>
          <table:table-cell/>
          <table:table-cell office:value-type="float" office:value="796673.418758118" calcext:value-type="float">
            <text:p>796673.418758118</text:p>
          </table:table-cell>
          <table:table-cell/>
          <table:table-cell table:style-name="ce1" table:formula="of:=[.T397]-[.G397]" office:value-type="float" office:value="-0.031241882010363" calcext:value-type="float">
            <text:p>-0.031241882010363</text:p>
          </table:table-cell>
          <table:table-cell/>
          <table:table-cell table:style-name="ce1" office:value-type="float" office:value="359.584055705855" calcext:value-type="float">
            <text:p>359.584055705855</text:p>
          </table:table-cell>
          <table:table-cell/>
          <table:table-cell table:style-name="ce7" office:value-type="float" office:value="359.590685143427" calcext:value-type="float">
            <text:p>359.590685143427</text:p>
          </table:table-cell>
          <table:table-cell/>
          <table:table-cell table:style-name="ce3" office:value-type="float" office:value="2182" calcext:value-type="float">
            <text:p>2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74943742901087" calcext:value-type="float">
            <text:p>0.274943742901087</text:p>
          </table:table-cell>
          <table:table-cell table:style-name="ce1"/>
          <table:table-cell table:style-name="ce1" office:value-type="float" office:value="796674.980052044" calcext:value-type="float">
            <text:p>796674.980052044</text:p>
          </table:table-cell>
          <table:table-cell table:style-name="ce1"/>
          <table:table-cell table:style-name="ce1" table:formula="of:=[.AI397]-[.G397]" office:value-type="float" office:value="1.53005204431247" calcext:value-type="float">
            <text:p>1.53005204431247</text:p>
          </table:table-cell>
          <table:table-cell/>
          <table:table-cell table:style-name="ce7" office:value-type="float" office:value="358.762153574803" calcext:value-type="float">
            <text:p>358.762153574803</text:p>
          </table:table-cell>
          <table:table-cell table:number-columns-repeated="985"/>
        </table:table-row>
        <table:table-row table:style-name="ro3">
          <table:table-cell table:style-name="ce3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97039.541666667" calcext:value-type="float">
            <text:p>797039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183" calcext:value-type="float">
            <text:p>2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183125898242" calcext:value-type="float">
            <text:p>0.1183125898242</text:p>
          </table:table-cell>
          <table:table-cell/>
          <table:table-cell office:value-type="float" office:value="797038.66397105" calcext:value-type="float">
            <text:p>797038.66397105</text:p>
          </table:table-cell>
          <table:table-cell/>
          <table:table-cell table:style-name="ce1" table:formula="of:=[.T398]-[.G398]" office:value-type="float" office:value="-0.877695617033169" calcext:value-type="float">
            <text:p>-0.877695617033169</text:p>
          </table:table-cell>
          <table:table-cell/>
          <table:table-cell table:style-name="ce1" office:value-type="float" office:value="359.339693847549" calcext:value-type="float">
            <text:p>359.339693847549</text:p>
          </table:table-cell>
          <table:table-cell/>
          <table:table-cell table:style-name="ce7" office:value-type="float" office:value="359.088939894616" calcext:value-type="float">
            <text:p>359.088939894616</text:p>
          </table:table-cell>
          <table:table-cell/>
          <table:table-cell table:style-name="ce3" office:value-type="float" office:value="2183" calcext:value-type="float">
            <text:p>2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328813768923283" calcext:value-type="float">
            <text:p>0.328813768923283</text:p>
          </table:table-cell>
          <table:table-cell table:style-name="ce1"/>
          <table:table-cell table:style-name="ce1" office:value-type="float" office:value="797040.046061676" calcext:value-type="float">
            <text:p>797040.046061676</text:p>
          </table:table-cell>
          <table:table-cell table:style-name="ce1"/>
          <table:table-cell table:style-name="ce1" table:formula="of:=[.AI398]-[.G398]" office:value-type="float" office:value="0.504395009251311" calcext:value-type="float">
            <text:p>0.504395009251311</text:p>
          </table:table-cell>
          <table:table-cell/>
          <table:table-cell table:style-name="ce7" office:value-type="float" office:value="358.897575024196" calcext:value-type="float">
            <text:p>358.897575024196</text:p>
          </table:table-cell>
          <table:table-cell table:number-columns-repeated="985"/>
        </table:table-row>
        <table:table-row table:style-name="ro3">
          <table:table-cell table:style-name="ce3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97404.558333333" calcext:value-type="float">
            <text:p>797404.55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2184" calcext:value-type="float">
            <text:p>2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36990809440613" calcext:value-type="float">
            <text:p>0.736990809440613</text:p>
          </table:table-cell>
          <table:table-cell/>
          <table:table-cell office:value-type="float" office:value="797403.903984021" calcext:value-type="float">
            <text:p>797403.903984021</text:p>
          </table:table-cell>
          <table:table-cell/>
          <table:table-cell table:style-name="ce1" table:formula="of:=[.T399]-[.G399]" office:value-type="float" office:value="-0.654349311953411" calcext:value-type="float">
            <text:p>-0.654349311953411</text:p>
          </table:table-cell>
          <table:table-cell/>
          <table:table-cell table:style-name="ce1" office:value-type="float" office:value="0.0962183911760803" calcext:value-type="float">
            <text:p>0.09621839117608</text:p>
          </table:table-cell>
          <table:table-cell/>
          <table:table-cell table:style-name="ce7" office:value-type="float" office:value="359.159850462573" calcext:value-type="float">
            <text:p>359.159850462573</text:p>
          </table:table-cell>
          <table:table-cell/>
          <table:table-cell table:style-name="ce3" office:value-type="float" office:value="2184" calcext:value-type="float">
            <text:p>2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7324982509017" calcext:value-type="float">
            <text:p>0.87324982509017</text:p>
          </table:table-cell>
          <table:table-cell table:style-name="ce1"/>
          <table:table-cell table:style-name="ce1" office:value-type="float" office:value="797406.236717535" calcext:value-type="float">
            <text:p>797406.236717535</text:p>
          </table:table-cell>
          <table:table-cell table:style-name="ce1"/>
          <table:table-cell table:style-name="ce1" table:formula="of:=[.AI399]-[.G399]" office:value-type="float" office:value="1.67838420160115" calcext:value-type="float">
            <text:p>1.67838420160115</text:p>
          </table:table-cell>
          <table:table-cell/>
          <table:table-cell table:style-name="ce7" office:value-type="float" office:value="358.433909160463" calcext:value-type="float">
            <text:p>358.433909160463</text:p>
          </table:table-cell>
          <table:table-cell table:number-columns-repeated="985"/>
        </table:table-row>
        <table:table-row table:style-name="ro3">
          <table:table-cell table:style-name="ce3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97769.758333333" calcext:value-type="float">
            <text:p>79776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85" calcext:value-type="float">
            <text:p>2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70533511042595" calcext:value-type="float">
            <text:p>0.370533511042595</text:p>
          </table:table-cell>
          <table:table-cell/>
          <table:table-cell office:value-type="float" office:value="797769.151646204" calcext:value-type="float">
            <text:p>797769.151646204</text:p>
          </table:table-cell>
          <table:table-cell/>
          <table:table-cell table:style-name="ce1" table:formula="of:=[.T400]-[.G400]" office:value-type="float" office:value="-0.606687129009515" calcext:value-type="float">
            <text:p>-0.606687129009515</text:p>
          </table:table-cell>
          <table:table-cell/>
          <table:table-cell table:style-name="ce1" office:value-type="float" office:value="359.849835878544" calcext:value-type="float">
            <text:p>359.849835878544</text:p>
          </table:table-cell>
          <table:table-cell/>
          <table:table-cell table:style-name="ce7" office:value-type="float" office:value="358.068720186551" calcext:value-type="float">
            <text:p>358.068720186551</text:p>
          </table:table-cell>
          <table:table-cell/>
          <table:table-cell table:style-name="ce3" office:value-type="float" office:value="2185" calcext:value-type="float">
            <text:p>218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89087311923504" calcext:value-type="float">
            <text:p>0.389087311923504</text:p>
          </table:table-cell>
          <table:table-cell table:style-name="ce1"/>
          <table:table-cell table:style-name="ce1" office:value-type="float" office:value="797770.909992422" calcext:value-type="float">
            <text:p>797770.909992422</text:p>
          </table:table-cell>
          <table:table-cell table:style-name="ce1"/>
          <table:table-cell table:style-name="ce1" table:formula="of:=[.AI400]-[.G400]" office:value-type="float" office:value="1.15165908879135" calcext:value-type="float">
            <text:p>1.15165908879135</text:p>
          </table:table-cell>
          <table:table-cell/>
          <table:table-cell table:style-name="ce7" office:value-type="float" office:value="358.663048615637" calcext:value-type="float">
            <text:p>358.663048615637</text:p>
          </table:table-cell>
          <table:table-cell table:number-columns-repeated="985"/>
        </table:table-row>
        <table:table-row table:style-name="ro3">
          <table:table-cell table:style-name="ce3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8134.808333333" calcext:value-type="float">
            <text:p>798134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86" calcext:value-type="float">
            <text:p>2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98091571033" calcext:value-type="float">
            <text:p>0.4998091571033</text:p>
          </table:table-cell>
          <table:table-cell/>
          <table:table-cell office:value-type="float" office:value="798134.393402645" calcext:value-type="float">
            <text:p>798134.393402645</text:p>
          </table:table-cell>
          <table:table-cell/>
          <table:table-cell table:style-name="ce1" table:formula="of:=[.T401]-[.G401]" office:value-type="float" office:value="-0.414930687984452" calcext:value-type="float">
            <text:p>-0.414930687984452</text:p>
          </table:table-cell>
          <table:table-cell/>
          <table:table-cell table:style-name="ce1" office:value-type="float" office:value="359.609058465139" calcext:value-type="float">
            <text:p>359.609058465139</text:p>
          </table:table-cell>
          <table:table-cell/>
          <table:table-cell table:style-name="ce7" office:value-type="float" office:value="357.142955064992" calcext:value-type="float">
            <text:p>357.142955064992</text:p>
          </table:table-cell>
          <table:table-cell/>
          <table:table-cell table:style-name="ce3" office:value-type="float" office:value="2186" calcext:value-type="float">
            <text:p>2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84397292137146" calcext:value-type="float">
            <text:p>0.984397292137146</text:p>
          </table:table-cell>
          <table:table-cell table:style-name="ce1"/>
          <table:table-cell table:style-name="ce1" office:value-type="float" office:value="798135.784711387" calcext:value-type="float">
            <text:p>798135.784711387</text:p>
          </table:table-cell>
          <table:table-cell table:style-name="ce1"/>
          <table:table-cell table:style-name="ce1" table:formula="of:=[.AI401]-[.G401]" office:value-type="float" office:value="0.976378054008819" calcext:value-type="float">
            <text:p>0.976378054008819</text:p>
          </table:table-cell>
          <table:table-cell/>
          <table:table-cell table:style-name="ce7" office:value-type="float" office:value="358.853042523626" calcext:value-type="float">
            <text:p>358.853042523626</text:p>
          </table:table-cell>
          <table:table-cell table:number-columns-repeated="985"/>
        </table:table-row>
        <table:table-row table:style-name="ro3">
          <table:table-cell table:style-name="ce3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499.758333333" calcext:value-type="float">
            <text:p>79849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87" calcext:value-type="float">
            <text:p>2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7383156269789" calcext:value-type="float">
            <text:p>0.437383156269789</text:p>
          </table:table-cell>
          <table:table-cell/>
          <table:table-cell office:value-type="float" office:value="798499.630859294" calcext:value-type="float">
            <text:p>798499.630859294</text:p>
          </table:table-cell>
          <table:table-cell/>
          <table:table-cell table:style-name="ce1" table:formula="of:=[.T402]-[.G402]" office:value-type="float" office:value="-0.127474038978107" calcext:value-type="float">
            <text:p>-0.127474038978107</text:p>
          </table:table-cell>
          <table:table-cell/>
          <table:table-cell table:style-name="ce1" office:value-type="float" office:value="359.372861370663" calcext:value-type="float">
            <text:p>359.372861370663</text:p>
          </table:table-cell>
          <table:table-cell/>
          <table:table-cell table:style-name="ce7" office:value-type="float" office:value="356.643071670624" calcext:value-type="float">
            <text:p>356.643071670624</text:p>
          </table:table-cell>
          <table:table-cell/>
          <table:table-cell table:style-name="ce3" office:value-type="float" office:value="2187" calcext:value-type="float">
            <text:p>21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739877793937922" calcext:value-type="float">
            <text:p>0.739877793937922</text:p>
          </table:table-cell>
          <table:table-cell table:style-name="ce1"/>
          <table:table-cell table:style-name="ce1" office:value-type="float" office:value="798500.88731936" calcext:value-type="float">
            <text:p>798500.88731936</text:p>
          </table:table-cell>
          <table:table-cell table:style-name="ce1"/>
          <table:table-cell table:style-name="ce1" table:formula="of:=[.AI402]-[.G402]" office:value-type="float" office:value="1.12898602662608" calcext:value-type="float">
            <text:p>1.12898602662608</text:p>
          </table:table-cell>
          <table:table-cell/>
          <table:table-cell table:style-name="ce7" office:value-type="float" office:value="358.977095955435" calcext:value-type="float">
            <text:p>358.977095955435</text:p>
          </table:table-cell>
          <table:table-cell table:number-columns-repeated="985"/>
        </table:table-row>
        <table:table-row table:style-name="ro3">
          <table:table-cell table:style-name="ce3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865.008333333" calcext:value-type="float">
            <text:p>798865.00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88" calcext:value-type="float">
            <text:p>2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7027531713247" calcext:value-type="float">
            <text:p>0.727027531713247</text:p>
          </table:table-cell>
          <table:table-cell/>
          <table:table-cell office:value-type="float" office:value="798864.881060436" calcext:value-type="float">
            <text:p>798864.881060436</text:p>
          </table:table-cell>
          <table:table-cell/>
          <table:table-cell table:style-name="ce1" table:formula="of:=[.T403]-[.G403]" office:value-type="float" office:value="-0.127272896934301" calcext:value-type="float">
            <text:p>-0.127272896934301</text:p>
          </table:table-cell>
          <table:table-cell/>
          <table:table-cell table:style-name="ce1" office:value-type="float" office:value="0.11912829663197" calcext:value-type="float">
            <text:p>0.11912829663197</text:p>
          </table:table-cell>
          <table:table-cell/>
          <table:table-cell table:style-name="ce7" office:value-type="float" office:value="357.646816264431" calcext:value-type="float">
            <text:p>357.646816264431</text:p>
          </table:table-cell>
          <table:table-cell/>
          <table:table-cell table:style-name="ce3" office:value-type="float" office:value="2188" calcext:value-type="float">
            <text:p>2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0964283905923366" calcext:value-type="float">
            <text:p>0.096428390592337</text:p>
          </table:table-cell>
          <table:table-cell table:style-name="ce1"/>
          <table:table-cell table:style-name="ce1" office:value-type="float" office:value="798866.98687252" calcext:value-type="float">
            <text:p>798866.98687252</text:p>
          </table:table-cell>
          <table:table-cell table:style-name="ce1"/>
          <table:table-cell table:style-name="ce1" table:formula="of:=[.AI403]-[.G403]" office:value-type="float" office:value="1.97853918676265" calcext:value-type="float">
            <text:p>1.97853918676265</text:p>
          </table:table-cell>
          <table:table-cell/>
          <table:table-cell table:style-name="ce7" office:value-type="float" office:value="358.535526649562" calcext:value-type="float">
            <text:p>358.535526649562</text:p>
          </table:table-cell>
          <table:table-cell table:number-columns-repeated="985"/>
        </table:table-row>
        <table:table-row table:style-name="ro3">
          <table:table-cell table:style-name="ce3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9231.066666667" calcext:value-type="float">
            <text:p>799231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189" calcext:value-type="float">
            <text:p>2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12628076970577" calcext:value-type="float">
            <text:p>0.412628076970577</text:p>
          </table:table-cell>
          <table:table-cell/>
          <table:table-cell office:value-type="float" office:value="799230.124592103" calcext:value-type="float">
            <text:p>799230.124592103</text:p>
          </table:table-cell>
          <table:table-cell/>
          <table:table-cell table:style-name="ce1" table:formula="of:=[.T404]-[.G404]" office:value-type="float" office:value="-0.942074564052746" calcext:value-type="float">
            <text:p>-0.942074564052746</text:p>
          </table:table-cell>
          <table:table-cell/>
          <table:table-cell table:style-name="ce1" office:value-type="float" office:value="359.876705137081" calcext:value-type="float">
            <text:p>359.876705137081</text:p>
          </table:table-cell>
          <table:table-cell/>
          <table:table-cell table:style-name="ce7" office:value-type="float" office:value="358.087355382537" calcext:value-type="float">
            <text:p>358.087355382537</text:p>
          </table:table-cell>
          <table:table-cell/>
          <table:table-cell table:style-name="ce3" office:value-type="float" office:value="2189" calcext:value-type="float">
            <text:p>2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1950396448374" calcext:value-type="float">
            <text:p>0.491950396448374</text:p>
          </table:table-cell>
          <table:table-cell table:style-name="ce1"/>
          <table:table-cell table:style-name="ce1" office:value-type="float" office:value="799231.685063854" calcext:value-type="float">
            <text:p>799231.685063854</text:p>
          </table:table-cell>
          <table:table-cell table:style-name="ce1"/>
          <table:table-cell table:style-name="ce1" table:formula="of:=[.AI404]-[.G404]" office:value-type="float" office:value="0.618397187441587" calcext:value-type="float">
            <text:p>0.618397187441587</text:p>
          </table:table-cell>
          <table:table-cell/>
          <table:table-cell table:style-name="ce7" office:value-type="float" office:value="358.760639298706" calcext:value-type="float">
            <text:p>358.760639298706</text:p>
          </table:table-cell>
          <table:table-cell table:number-columns-repeated="985"/>
        </table:table-row>
        <table:table-row table:style-name="ro3">
          <table:table-cell table:style-name="ce3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9596.05" calcext:value-type="float">
            <text:p>79959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190" calcext:value-type="float">
            <text:p>2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184496901929379" calcext:value-type="float">
            <text:p>0.018449690192938</text:p>
          </table:table-cell>
          <table:table-cell/>
          <table:table-cell office:value-type="float" office:value="799595.363901701" calcext:value-type="float">
            <text:p>799595.363901701</text:p>
          </table:table-cell>
          <table:table-cell/>
          <table:table-cell table:style-name="ce1" table:formula="of:=[.T405]-[.G405]" office:value-type="float" office:value="-0.686098298989236" calcext:value-type="float">
            <text:p>-0.686098298989236</text:p>
          </table:table-cell>
          <table:table-cell/>
          <table:table-cell table:style-name="ce1" office:value-type="float" office:value="359.63861135488" calcext:value-type="float">
            <text:p>359.63861135488</text:p>
          </table:table-cell>
          <table:table-cell/>
          <table:table-cell table:style-name="ce7" office:value-type="float" office:value="358.695134330919" calcext:value-type="float">
            <text:p>358.695134330919</text:p>
          </table:table-cell>
          <table:table-cell/>
          <table:table-cell table:style-name="ce3" office:value-type="float" office:value="2190" calcext:value-type="float">
            <text:p>2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79858333617449" calcext:value-type="float">
            <text:p>0.379858333617449</text:p>
          </table:table-cell>
          <table:table-cell table:style-name="ce1"/>
          <table:table-cell table:style-name="ce1" office:value-type="float" office:value="799596.597486013" calcext:value-type="float">
            <text:p>799596.597486013</text:p>
          </table:table-cell>
          <table:table-cell table:style-name="ce1"/>
          <table:table-cell table:style-name="ce1" table:formula="of:=[.AI405]-[.G405]" office:value-type="float" office:value="0.547486012685113" calcext:value-type="float">
            <text:p>0.547486012685113</text:p>
          </table:table-cell>
          <table:table-cell/>
          <table:table-cell table:style-name="ce7" office:value-type="float" office:value="358.942472030185" calcext:value-type="float">
            <text:p>358.942472030185</text:p>
          </table:table-cell>
          <table:table-cell table:number-columns-repeated="985"/>
        </table:table-row>
        <table:table-row table:style-name="ro3">
          <table:table-cell table:style-name="ce3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99961.15" calcext:value-type="float">
            <text:p>79996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191" calcext:value-type="float">
            <text:p>2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18222012370825" calcext:value-type="float">
            <text:p>0.318222012370825</text:p>
          </table:table-cell>
          <table:table-cell/>
          <table:table-cell office:value-type="float" office:value="799960.607165432" calcext:value-type="float">
            <text:p>799960.607165432</text:p>
          </table:table-cell>
          <table:table-cell/>
          <table:table-cell table:style-name="ce1" table:formula="of:=[.T406]-[.G406]" office:value-type="float" office:value="-0.542834568070248" calcext:value-type="float">
            <text:p>-0.542834568070248</text:p>
          </table:table-cell>
          <table:table-cell/>
          <table:table-cell table:style-name="ce1" office:value-type="float" office:value="359.396289343174" calcext:value-type="float">
            <text:p>359.396289343174</text:p>
          </table:table-cell>
          <table:table-cell/>
          <table:table-cell table:style-name="ce7" office:value-type="float" office:value="359.139135102072" calcext:value-type="float">
            <text:p>359.139135102072</text:p>
          </table:table-cell>
          <table:table-cell/>
          <table:table-cell table:style-name="ce3" office:value-type="float" office:value="2191" calcext:value-type="float">
            <text:p>2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15235535800457" calcext:value-type="float">
            <text:p>0.15235535800457</text:p>
          </table:table-cell>
          <table:table-cell table:style-name="ce1"/>
          <table:table-cell table:style-name="ce1" office:value-type="float" office:value="799961.736216913" calcext:value-type="float">
            <text:p>799961.736216913</text:p>
          </table:table-cell>
          <table:table-cell table:style-name="ce1"/>
          <table:table-cell table:style-name="ce1" table:formula="of:=[.AI406]-[.G406]" office:value-type="float" office:value="0.586216913419776" calcext:value-type="float">
            <text:p>0.586216913419776</text:p>
          </table:table-cell>
          <table:table-cell/>
          <table:table-cell table:style-name="ce7" office:value-type="float" office:value="359.054638684875" calcext:value-type="float">
            <text:p>359.054638684875</text:p>
          </table:table-cell>
          <table:table-cell table:number-columns-repeated="985"/>
        </table:table-row>
        <table:table-row table:style-name="ro3">
          <table:table-cell table:style-name="ce3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0326.083333333" calcext:value-type="float">
            <text:p>800326.083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92" calcext:value-type="float">
            <text:p>2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21331371366978" calcext:value-type="float">
            <text:p>0.621331371366978</text:p>
          </table:table-cell>
          <table:table-cell/>
          <table:table-cell office:value-type="float" office:value="800325.84418148" calcext:value-type="float">
            <text:p>800325.84418148</text:p>
          </table:table-cell>
          <table:table-cell/>
          <table:table-cell table:style-name="ce1" table:formula="of:=[.T407]-[.G407]" office:value-type="float" office:value="-0.239151853020303" calcext:value-type="float">
            <text:p>-0.239151853020303</text:p>
          </table:table-cell>
          <table:table-cell/>
          <table:table-cell table:style-name="ce1" office:value-type="float" office:value="0.155790781253018" calcext:value-type="float">
            <text:p>0.155790781253018</text:p>
          </table:table-cell>
          <table:table-cell/>
          <table:table-cell table:style-name="ce7" office:value-type="float" office:value="0.161495441236184" calcext:value-type="float">
            <text:p>0.161495441236184</text:p>
          </table:table-cell>
          <table:table-cell/>
          <table:table-cell table:style-name="ce3" office:value-type="float" office:value="2192" calcext:value-type="float">
            <text:p>2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612342283129692" calcext:value-type="float">
            <text:p>0.061234228312969</text:p>
          </table:table-cell>
          <table:table-cell table:style-name="ce1"/>
          <table:table-cell table:style-name="ce1" office:value-type="float" office:value="800327.737542524" calcext:value-type="float">
            <text:p>800327.737542524</text:p>
          </table:table-cell>
          <table:table-cell table:style-name="ce1"/>
          <table:table-cell table:style-name="ce1" table:formula="of:=[.AI407]-[.G407]" office:value-type="float" office:value="1.65420919074677" calcext:value-type="float">
            <text:p>1.65420919074677</text:p>
          </table:table-cell>
          <table:table-cell/>
          <table:table-cell table:style-name="ce7" office:value-type="float" office:value="358.636817608157" calcext:value-type="float">
            <text:p>358.636817608157</text:p>
          </table:table-cell>
          <table:table-cell table:number-columns-repeated="985"/>
        </table:table-row>
        <table:table-row table:style-name="ro3">
          <table:table-cell table:style-name="ce3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800691.183333333" calcext:value-type="float">
            <text:p>800691.1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193" calcext:value-type="float">
            <text:p>2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960782885551" calcext:value-type="float">
            <text:p>0.493960782885551</text:p>
          </table:table-cell>
          <table:table-cell/>
          <table:table-cell office:value-type="float" office:value="800691.088537473" calcext:value-type="float">
            <text:p>800691.088537473</text:p>
          </table:table-cell>
          <table:table-cell/>
          <table:table-cell table:style-name="ce1" table:formula="of:=[.T408]-[.G408]" office:value-type="float" office:value="-0.094795860000886" calcext:value-type="float">
            <text:p>-0.094795860000886</text:p>
          </table:table-cell>
          <table:table-cell/>
          <table:table-cell table:style-name="ce1" office:value-type="float" office:value="359.91262929338" calcext:value-type="float">
            <text:p>359.91262929338</text:p>
          </table:table-cell>
          <table:table-cell/>
          <table:table-cell table:style-name="ce7" office:value-type="float" office:value="359.6600281227" calcext:value-type="float">
            <text:p>359.6600281227</text:p>
          </table:table-cell>
          <table:table-cell/>
          <table:table-cell table:style-name="ce3" office:value-type="float" office:value="2193" calcext:value-type="float">
            <text:p>2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467993021011353" calcext:value-type="float">
            <text:p>0.046799302101135</text:p>
          </table:table-cell>
          <table:table-cell table:style-name="ce1"/>
          <table:table-cell table:style-name="ce1" office:value-type="float" office:value="800692.467393611" calcext:value-type="float">
            <text:p>800692.467393611</text:p>
          </table:table-cell>
          <table:table-cell table:style-name="ce1"/>
          <table:table-cell table:style-name="ce1" table:formula="of:=[.AI408]-[.G408]" office:value-type="float" office:value="1.28406027762685" calcext:value-type="float">
            <text:p>1.28406027762685</text:p>
          </table:table-cell>
          <table:table-cell/>
          <table:table-cell table:style-name="ce7" office:value-type="float" office:value="358.857272232104" calcext:value-type="float">
            <text:p>358.857272232104</text:p>
          </table:table-cell>
          <table:table-cell table:number-columns-repeated="985"/>
        </table:table-row>
        <table:table-row table:style-name="ro3">
          <table:table-cell table:style-name="ce3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801057.191666667" calcext:value-type="float">
            <text:p>801057.1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2194" calcext:value-type="float">
            <text:p>2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83137522637844" calcext:value-type="float">
            <text:p>0.283137522637844</text:p>
          </table:table-cell>
          <table:table-cell/>
          <table:table-cell office:value-type="float" office:value="801056.330057734" calcext:value-type="float">
            <text:p>801056.330057734</text:p>
          </table:table-cell>
          <table:table-cell/>
          <table:table-cell table:style-name="ce1" table:formula="of:=[.T409]-[.G409]" office:value-type="float" office:value="-0.861608932958916" calcext:value-type="float">
            <text:p>-0.861608932958916</text:p>
          </table:table-cell>
          <table:table-cell/>
          <table:table-cell table:style-name="ce1" office:value-type="float" office:value="359.672140725015" calcext:value-type="float">
            <text:p>359.672140725015</text:p>
          </table:table-cell>
          <table:table-cell/>
          <table:table-cell table:style-name="ce7" office:value-type="float" office:value="358.738001304286" calcext:value-type="float">
            <text:p>358.738001304286</text:p>
          </table:table-cell>
          <table:table-cell/>
          <table:table-cell table:style-name="ce3" office:value-type="float" office:value="2194" calcext:value-type="float">
            <text:p>2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9097186923027" calcext:value-type="float">
            <text:p>0.589097186923027</text:p>
          </table:table-cell>
          <table:table-cell table:style-name="ce1"/>
          <table:table-cell table:style-name="ce1" office:value-type="float" office:value="801057.419159095" calcext:value-type="float">
            <text:p>801057.419159095</text:p>
          </table:table-cell>
          <table:table-cell table:style-name="ce1"/>
          <table:table-cell table:style-name="ce1" table:formula="of:=[.AI409]-[.G409]" office:value-type="float" office:value="0.227492428268306" calcext:value-type="float">
            <text:p>0.227492428268306</text:p>
          </table:table-cell>
          <table:table-cell/>
          <table:table-cell table:style-name="ce7" office:value-type="float" office:value="359.030359584621" calcext:value-type="float">
            <text:p>359.030359584621</text:p>
          </table:table-cell>
          <table:table-cell table:number-columns-repeated="985"/>
        </table:table-row>
        <table:table-row table:style-name="ro3">
          <table:table-cell table:style-name="ce3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01422.058333333" calcext:value-type="float">
            <text:p>801422.0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95" calcext:value-type="float">
            <text:p>2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9132464081049" calcext:value-type="float">
            <text:p>0.49132464081049</text:p>
          </table:table-cell>
          <table:table-cell/>
          <table:table-cell office:value-type="float" office:value="801421.563535642" calcext:value-type="float">
            <text:p>801421.563535642</text:p>
          </table:table-cell>
          <table:table-cell/>
          <table:table-cell table:style-name="ce1" table:formula="of:=[.T410]-[.G410]" office:value-type="float" office:value="-0.494797691004351" calcext:value-type="float">
            <text:p>-0.494797691004351</text:p>
          </table:table-cell>
          <table:table-cell/>
          <table:table-cell table:style-name="ce1" office:value-type="float" office:value="359.439794178747" calcext:value-type="float">
            <text:p>359.439794178747</text:p>
          </table:table-cell>
          <table:table-cell/>
          <table:table-cell table:style-name="ce7" office:value-type="float" office:value="357.661136687457" calcext:value-type="float">
            <text:p>357.661136687457</text:p>
          </table:table-cell>
          <table:table-cell/>
          <table:table-cell table:style-name="ce3" office:value-type="float" office:value="2195" calcext:value-type="float">
            <text:p>2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13554681837559" calcext:value-type="float">
            <text:p>0.813554681837559</text:p>
          </table:table-cell>
          <table:table-cell table:style-name="ce1"/>
          <table:table-cell table:style-name="ce1" office:value-type="float" office:value="801422.59292608" calcext:value-type="float">
            <text:p>801422.59292608</text:p>
          </table:table-cell>
          <table:table-cell table:style-name="ce1"/>
          <table:table-cell table:style-name="ce1" table:formula="of:=[.AI410]-[.G410]" office:value-type="float" office:value="0.534592746640556" calcext:value-type="float">
            <text:p>0.534592746640556</text:p>
          </table:table-cell>
          <table:table-cell/>
          <table:table-cell table:style-name="ce7" office:value-type="float" office:value="359.130134537145" calcext:value-type="float">
            <text:p>359.130134537145</text:p>
          </table:table-cell>
          <table:table-cell table:number-columns-repeated="985"/>
        </table:table-row>
        <table:table-row table:style-name="ro3">
          <table:table-cell table:style-name="ce3" office:value-type="float" office:value="2196" calcext:value-type="float">
            <text:p>2196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01787.225" calcext:value-type="float">
            <text:p>801787.2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96" calcext:value-type="float">
            <text:p>219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1935708001256" calcext:value-type="float">
            <text:p>0.41935708001256</text:p>
          </table:table-cell>
          <table:table-cell/>
          <table:table-cell office:value-type="float" office:value="801786.810013442" calcext:value-type="float">
            <text:p>801786.810013442</text:p>
          </table:table-cell>
          <table:table-cell/>
          <table:table-cell table:style-name="ce1" table:formula="of:=[.T411]-[.G411]" office:value-type="float" office:value="-0.414986558025703" calcext:value-type="float">
            <text:p>-0.414986558025703</text:p>
          </table:table-cell>
          <table:table-cell/>
          <table:table-cell table:style-name="ce1" office:value-type="float" office:value="0.189792388817295" calcext:value-type="float">
            <text:p>0.189792388817295</text:p>
          </table:table-cell>
          <table:table-cell/>
          <table:table-cell table:style-name="ce7" office:value-type="float" office:value="357.722313264385" calcext:value-type="float">
            <text:p>357.722313264385</text:p>
          </table:table-cell>
          <table:table-cell/>
          <table:table-cell table:style-name="ce3" office:value-type="float" office:value="2196" calcext:value-type="float">
            <text:p>2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80236690491438" calcext:value-type="float">
            <text:p>0.980236690491438</text:p>
          </table:table-cell>
          <table:table-cell table:style-name="ce1"/>
          <table:table-cell table:style-name="ce1" office:value-type="float" office:value="801788.491652942" calcext:value-type="float">
            <text:p>801788.491652942</text:p>
          </table:table-cell>
          <table:table-cell table:style-name="ce1"/>
          <table:table-cell table:style-name="ce1" table:formula="of:=[.AI411]-[.G411]" office:value-type="float" office:value="1.26665294216946" calcext:value-type="float">
            <text:p>1.26665294216946</text:p>
          </table:table-cell>
          <table:table-cell/>
          <table:table-cell table:style-name="ce7" office:value-type="float" office:value="358.737686585802" calcext:value-type="float">
            <text:p>358.737686585802</text:p>
          </table:table-cell>
          <table:table-cell table:number-columns-repeated="985"/>
        </table:table-row>
        <table:table-row table:style-name="ro3">
          <table:table-cell table:style-name="ce3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802152.241666667" calcext:value-type="float">
            <text:p>802152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197" calcext:value-type="float">
            <text:p>2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5164857506752" calcext:value-type="float">
            <text:p>0.75164857506752</text:p>
          </table:table-cell>
          <table:table-cell/>
          <table:table-cell office:value-type="float" office:value="802152.050521978" calcext:value-type="float">
            <text:p>802152.050521978</text:p>
          </table:table-cell>
          <table:table-cell/>
          <table:table-cell table:style-name="ce1" table:formula="of:=[.T412]-[.G412]" office:value-type="float" office:value="-0.191144689102657" calcext:value-type="float">
            <text:p>-0.191144689102657</text:p>
          </table:table-cell>
          <table:table-cell/>
          <table:table-cell table:style-name="ce1" office:value-type="float" office:value="359.950464001289" calcext:value-type="float">
            <text:p>359.950464001289</text:p>
          </table:table-cell>
          <table:table-cell/>
          <table:table-cell table:style-name="ce7" office:value-type="float" office:value="357.220240965398" calcext:value-type="float">
            <text:p>357.220240965398</text:p>
          </table:table-cell>
          <table:table-cell/>
          <table:table-cell table:style-name="ce3" office:value-type="float" office:value="2197" calcext:value-type="float">
            <text:p>2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32312576472759" calcext:value-type="float">
            <text:p>0.332312576472759</text:p>
          </table:table-cell>
          <table:table-cell table:style-name="ce1"/>
          <table:table-cell table:style-name="ce1" office:value-type="float" office:value="802153.258564106" calcext:value-type="float">
            <text:p>802153.258564106</text:p>
          </table:table-cell>
          <table:table-cell table:style-name="ce1"/>
          <table:table-cell table:style-name="ce1" table:formula="of:=[.AI412]-[.G412]" office:value-type="float" office:value="1.01689743890893" calcext:value-type="float">
            <text:p>1.01689743890893</text:p>
          </table:table-cell>
          <table:table-cell/>
          <table:table-cell table:style-name="ce7" office:value-type="float" office:value="358.952856941601" calcext:value-type="float">
            <text:p>358.952856941601</text:p>
          </table:table-cell>
          <table:table-cell table:number-columns-repeated="985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802518.133333333" calcext:value-type="float">
            <text:p>802518.13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2198" calcext:value-type="float">
            <text:p>2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04626037180424" calcext:value-type="float">
            <text:p>0.604626037180424</text:p>
          </table:table-cell>
          <table:table-cell/>
          <table:table-cell office:value-type="float" office:value="802517.287919879" calcext:value-type="float">
            <text:p>802517.287919879</text:p>
          </table:table-cell>
          <table:table-cell/>
          <table:table-cell table:style-name="ce1" table:formula="of:=[.T413]-[.G413]" office:value-type="float" office:value="-0.845413453993388" calcext:value-type="float">
            <text:p>-0.845413453993388</text:p>
          </table:table-cell>
          <table:table-cell/>
          <table:table-cell table:style-name="ce1" office:value-type="float" office:value="359.714193241904" calcext:value-type="float">
            <text:p>359.714193241904</text:p>
          </table:table-cell>
          <table:table-cell/>
          <table:table-cell table:style-name="ce7" office:value-type="float" office:value="357.243250789237" calcext:value-type="float">
            <text:p>357.243250789237</text:p>
          </table:table-cell>
          <table:table-cell/>
          <table:table-cell table:style-name="ce3" office:value-type="float" office:value="2198" calcext:value-type="float">
            <text:p>2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1869179010391" calcext:value-type="float">
            <text:p>0.431869179010391</text:p>
          </table:table-cell>
          <table:table-cell table:style-name="ce1"/>
          <table:table-cell table:style-name="ce1" office:value-type="float" office:value="802518.250299909" calcext:value-type="float">
            <text:p>802518.250299909</text:p>
          </table:table-cell>
          <table:table-cell table:style-name="ce1"/>
          <table:table-cell table:style-name="ce1" table:formula="of:=[.AI413]-[.G413]" office:value-type="float" office:value="0.116966576199047" calcext:value-type="float">
            <text:p>0.116966576199047</text:p>
          </table:table-cell>
          <table:table-cell/>
          <table:table-cell table:style-name="ce7" office:value-type="float" office:value="359.116624423596" calcext:value-type="float">
            <text:p>359.116624423596</text:p>
          </table:table-cell>
          <table:table-cell table:number-columns-repeated="985"/>
        </table:table-row>
        <table:table-row table:style-name="ro3">
          <table:table-cell table:style-name="ce3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02883.333333333" calcext:value-type="float">
            <text:p>802883.3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99" calcext:value-type="float">
            <text:p>2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47155775874853" calcext:value-type="float">
            <text:p>0.347155775874853</text:p>
          </table:table-cell>
          <table:table-cell/>
          <table:table-cell office:value-type="float" office:value="802882.535657747" calcext:value-type="float">
            <text:p>802882.535657747</text:p>
          </table:table-cell>
          <table:table-cell/>
          <table:table-cell table:style-name="ce1" table:formula="of:=[.T414]-[.G414]" office:value-type="float" office:value="-0.797675586072728" calcext:value-type="float">
            <text:p>-0.797675586072728</text:p>
          </table:table-cell>
          <table:table-cell/>
          <table:table-cell table:style-name="ce1" office:value-type="float" office:value="359.467503916341" calcext:value-type="float">
            <text:p>359.467503916341</text:p>
          </table:table-cell>
          <table:table-cell/>
          <table:table-cell table:style-name="ce7" office:value-type="float" office:value="357.679172479155" calcext:value-type="float">
            <text:p>357.679172479155</text:p>
          </table:table-cell>
          <table:table-cell/>
          <table:table-cell table:style-name="ce3" office:value-type="float" office:value="2199" calcext:value-type="float">
            <text:p>2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795832209289074" calcext:value-type="float">
            <text:p>0.795832209289074</text:p>
          </table:table-cell>
          <table:table-cell table:style-name="ce1"/>
          <table:table-cell table:style-name="ce1" office:value-type="float" office:value="802883.457497106" calcext:value-type="float">
            <text:p>802883.457497106</text:p>
          </table:table-cell>
          <table:table-cell table:style-name="ce1"/>
          <table:table-cell table:style-name="ce1" table:formula="of:=[.AI414]-[.G414]" office:value-type="float" office:value="0.124163772678003" calcext:value-type="float">
            <text:p>0.124163772678003</text:p>
          </table:table-cell>
          <table:table-cell/>
          <table:table-cell table:style-name="ce7" office:value-type="float" office:value="359.203517303685" calcext:value-type="float">
            <text:p>359.203517303685</text:p>
          </table:table-cell>
          <table:table-cell table:number-columns-repeated="985"/>
        </table:table-row>
        <table:table-row table:style-name="ro3">
          <table:table-cell table:style-name="ce3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248.416666667" calcext:value-type="float">
            <text:p>803248.41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200" calcext:value-type="float">
            <text:p>2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44378234446049" calcext:value-type="float">
            <text:p>0.444378234446049</text:p>
          </table:table-cell>
          <table:table-cell/>
          <table:table-cell office:value-type="float" office:value="803247.778780818" calcext:value-type="float">
            <text:p>803247.778780818</text:p>
          </table:table-cell>
          <table:table-cell/>
          <table:table-cell table:style-name="ce1" table:formula="of:=[.T415]-[.G415]" office:value-type="float" office:value="-0.637885848991573" calcext:value-type="float">
            <text:p>-0.637885848991573</text:p>
          </table:table-cell>
          <table:table-cell/>
          <table:table-cell table:style-name="ce1" office:value-type="float" office:value="359.225226879396" calcext:value-type="float">
            <text:p>359.225226879396</text:p>
          </table:table-cell>
          <table:table-cell/>
          <table:table-cell table:style-name="ce7" office:value-type="float" office:value="358.282660642784" calcext:value-type="float">
            <text:p>358.282660642784</text:p>
          </table:table-cell>
          <table:table-cell/>
          <table:table-cell table:style-name="ce3" office:value-type="float" office:value="2200" calcext:value-type="float">
            <text:p>22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48753278702498" calcext:value-type="float">
            <text:p>0.448753278702498</text:p>
          </table:table-cell>
          <table:table-cell table:style-name="ce1"/>
          <table:table-cell table:style-name="ce1" office:value-type="float" office:value="803248.878089412" calcext:value-type="float">
            <text:p>803248.878089412</text:p>
          </table:table-cell>
          <table:table-cell table:style-name="ce1"/>
          <table:table-cell table:style-name="ce1" table:formula="of:=[.AI415]-[.G415]" office:value-type="float" office:value="0.461422745021991" calcext:value-type="float">
            <text:p>0.461422745021991</text:p>
          </table:table-cell>
          <table:table-cell/>
          <table:table-cell table:style-name="ce7" office:value-type="float" office:value="359.192099981629" calcext:value-type="float">
            <text:p>359.192099981629</text:p>
          </table:table-cell>
          <table:table-cell table:number-columns-repeated="985"/>
        </table:table-row>
        <table:table-row table:style-name="ro3">
          <table:table-cell table:style-name="ce3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613.666666667" calcext:value-type="float">
            <text:p>803613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201" calcext:value-type="float">
            <text:p>2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45080174505711" calcext:value-type="float">
            <text:p>0.345080174505711</text:p>
          </table:table-cell>
          <table:table-cell/>
          <table:table-cell office:value-type="float" office:value="803613.028711861" calcext:value-type="float">
            <text:p>803613.028711861</text:p>
          </table:table-cell>
          <table:table-cell/>
          <table:table-cell table:style-name="ce1" table:formula="of:=[.T416]-[.G416]" office:value-type="float" office:value="-0.637954805977643" calcext:value-type="float">
            <text:p>-0.637954805977643</text:p>
          </table:table-cell>
          <table:table-cell/>
          <table:table-cell table:style-name="ce1" office:value-type="float" office:value="358.976857218673" calcext:value-type="float">
            <text:p>358.976857218673</text:p>
          </table:table-cell>
          <table:table-cell/>
          <table:table-cell table:style-name="ce7" office:value-type="float" office:value="358.720814123255" calcext:value-type="float">
            <text:p>358.720814123255</text:p>
          </table:table-cell>
          <table:table-cell/>
          <table:table-cell table:style-name="ce3" office:value-type="float" office:value="2201" calcext:value-type="float">
            <text:p>2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25879810005426" calcext:value-type="float">
            <text:p>0.925879810005426</text:p>
          </table:table-cell>
          <table:table-cell table:style-name="ce1"/>
          <table:table-cell table:style-name="ce1" office:value-type="float" office:value="803614.525642972" calcext:value-type="float">
            <text:p>803614.525642972</text:p>
          </table:table-cell>
          <table:table-cell table:style-name="ce1"/>
          <table:table-cell table:style-name="ce1" table:formula="of:=[.AI416]-[.G416]" office:value-type="float" office:value="0.858976305113174" calcext:value-type="float">
            <text:p>0.858976305113174</text:p>
          </table:table-cell>
          <table:table-cell/>
          <table:table-cell table:style-name="ce7" office:value-type="float" office:value="359.066427910907" calcext:value-type="float">
            <text:p>359.066427910907</text:p>
          </table:table-cell>
          <table:table-cell table:number-columns-repeated="985"/>
        </table:table-row>
        <table:table-row table:style-name="ro3">
          <table:table-cell table:style-name="ce3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803978.85" calcext:value-type="float">
            <text:p>803978.8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202" calcext:value-type="float">
            <text:p>2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2768330052495" calcext:value-type="float">
            <text:p>0.2768330052495</text:p>
          </table:table-cell>
          <table:table-cell/>
          <table:table-cell office:value-type="float" office:value="803978.275192245" calcext:value-type="float">
            <text:p>803978.275192245</text:p>
          </table:table-cell>
          <table:table-cell/>
          <table:table-cell table:style-name="ce1" table:formula="of:=[.T417]-[.G417]" office:value-type="float" office:value="-0.574807754950598" calcext:value-type="float">
            <text:p>-0.574807754950598</text:p>
          </table:table-cell>
          <table:table-cell/>
          <table:table-cell table:style-name="ce1" office:value-type="float" office:value="358.730751828072" calcext:value-type="float">
            <text:p>358.730751828072</text:p>
          </table:table-cell>
          <table:table-cell/>
          <table:table-cell table:style-name="ce7" office:value-type="float" office:value="358.740362735189" calcext:value-type="float">
            <text:p>358.740362735189</text:p>
          </table:table-cell>
          <table:table-cell/>
          <table:table-cell table:style-name="ce3" office:value-type="float" office:value="2202" calcext:value-type="float">
            <text:p>2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753777395933867" calcext:value-type="float">
            <text:p>0.753777395933867</text:p>
          </table:table-cell>
          <table:table-cell table:style-name="ce1"/>
          <table:table-cell table:style-name="ce1" office:value-type="float" office:value="803980.386634568" calcext:value-type="float">
            <text:p>803980.386634568</text:p>
          </table:table-cell>
          <table:table-cell table:style-name="ce1"/>
          <table:table-cell table:style-name="ce1" table:formula="of:=[.AI417]-[.G417]" office:value-type="float" office:value="1.53663456765935" calcext:value-type="float">
            <text:p>1.53663456765935</text:p>
          </table:table-cell>
          <table:table-cell/>
          <table:table-cell table:style-name="ce7" office:value-type="float" office:value="358.817378522813" calcext:value-type="float">
            <text:p>358.817378522813</text:p>
          </table:table-cell>
          <table:table-cell table:number-columns-repeated="985"/>
        </table:table-row>
        <table:table-row table:style-name="ro3">
          <table:table-cell table:style-name="ce3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4343.75" calcext:value-type="float">
            <text:p>804343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203" calcext:value-type="float">
            <text:p>2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71644576638937" calcext:value-type="float">
            <text:p>0.971644576638937</text:p>
          </table:table-cell>
          <table:table-cell/>
          <table:table-cell office:value-type="float" office:value="804343.51109142" calcext:value-type="float">
            <text:p>804343.51109142</text:p>
          </table:table-cell>
          <table:table-cell/>
          <table:table-cell table:style-name="ce1" table:formula="of:=[.T418]-[.G418]" office:value-type="float" office:value="-0.238908580038697" calcext:value-type="float">
            <text:p>-0.238908580038697</text:p>
          </table:table-cell>
          <table:table-cell/>
          <table:table-cell table:style-name="ce1" office:value-type="float" office:value="358.495982621331" calcext:value-type="float">
            <text:p>358.495982621331</text:p>
          </table:table-cell>
          <table:table-cell/>
          <table:table-cell table:style-name="ce7" office:value-type="float" office:value="358.249329134764" calcext:value-type="float">
            <text:p>358.249329134764</text:p>
          </table:table-cell>
          <table:table-cell/>
          <table:table-cell table:style-name="ce3" office:value-type="float" office:value="2203" calcext:value-type="float">
            <text:p>2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677324645221233" calcext:value-type="float">
            <text:p>0.677324645221233</text:p>
          </table:table-cell>
          <table:table-cell table:style-name="ce1"/>
          <table:table-cell table:style-name="ce1" office:value-type="float" office:value="804346.358109253" calcext:value-type="float">
            <text:p>804346.358109253</text:p>
          </table:table-cell>
          <table:table-cell table:style-name="ce1"/>
          <table:table-cell table:style-name="ce1" table:formula="of:=[.AI418]-[.G418]" office:value-type="float" office:value="2.60810925322585" calcext:value-type="float">
            <text:p>2.60810925322585</text:p>
          </table:table-cell>
          <table:table-cell/>
          <table:table-cell table:style-name="ce7" office:value-type="float" office:value="358.443696510833" calcext:value-type="float">
            <text:p>358.443696510833</text:p>
          </table:table-cell>
          <table:table-cell table:number-columns-repeated="985"/>
        </table:table-row>
        <table:table-row table:style-name="ro3">
          <table:table-cell table:style-name="ce3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804708.966666667" calcext:value-type="float">
            <text:p>804708.96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2204" calcext:value-type="float">
            <text:p>2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92845083028078" calcext:value-type="float">
            <text:p>0.892845083028078</text:p>
          </table:table-cell>
          <table:table-cell/>
          <table:table-cell office:value-type="float" office:value="804708.759647809" calcext:value-type="float">
            <text:p>804708.759647809</text:p>
          </table:table-cell>
          <table:table-cell/>
          <table:table-cell table:style-name="ce1" table:formula="of:=[.T419]-[.G419]" office:value-type="float" office:value="-0.207018858054653" calcext:value-type="float">
            <text:p>-0.207018858054653</text:p>
          </table:table-cell>
          <table:table-cell/>
          <table:table-cell table:style-name="ce1" office:value-type="float" office:value="359.244714261178" calcext:value-type="float">
            <text:p>359.244714261178</text:p>
          </table:table-cell>
          <table:table-cell/>
          <table:table-cell table:style-name="ce7" office:value-type="float" office:value="358.312922753394" calcext:value-type="float">
            <text:p>358.312922753394</text:p>
          </table:table-cell>
          <table:table-cell/>
          <table:table-cell table:style-name="ce3" office:value-type="float" office:value="2204" calcext:value-type="float">
            <text:p>2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262675348669291" calcext:value-type="float">
            <text:p>0.262675348669291</text:p>
          </table:table-cell>
          <table:table-cell table:style-name="ce1"/>
          <table:table-cell table:style-name="ce1" office:value-type="float" office:value="804709.776571302" calcext:value-type="float">
            <text:p>804709.776571302</text:p>
          </table:table-cell>
          <table:table-cell table:style-name="ce1"/>
          <table:table-cell table:style-name="ce1" table:formula="of:=[.AI419]-[.G419]" office:value-type="float" office:value="0.809904635301791" calcext:value-type="float">
            <text:p>0.809904635301791</text:p>
          </table:table-cell>
          <table:table-cell/>
          <table:table-cell table:style-name="ce7" office:value-type="float" office:value="359.247200340991" calcext:value-type="float">
            <text:p>359.247200340991</text:p>
          </table:table-cell>
          <table:table-cell table:number-columns-repeated="985"/>
        </table:table-row>
        <table:table-row table:style-name="ro3">
          <table:table-cell table:style-name="ce3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805074.066666667" calcext:value-type="float">
            <text:p>805074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205" calcext:value-type="float">
            <text:p>2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09957683086395" calcext:value-type="float">
            <text:p>0.08099576830864</text:p>
          </table:table-cell>
          <table:table-cell/>
          <table:table-cell office:value-type="float" office:value="805074.002834025" calcext:value-type="float">
            <text:p>805074.002834025</text:p>
          </table:table-cell>
          <table:table-cell/>
          <table:table-cell table:style-name="ce1" table:formula="of:=[.T420]-[.G420]" office:value-type="float" office:value="-0.063832642044872" calcext:value-type="float">
            <text:p>-0.063832642044872</text:p>
          </table:table-cell>
          <table:table-cell/>
          <table:table-cell table:style-name="ce1" office:value-type="float" office:value="359.001982073882" calcext:value-type="float">
            <text:p>359.001982073882</text:p>
          </table:table-cell>
          <table:table-cell/>
          <table:table-cell table:style-name="ce7" office:value-type="float" office:value="357.22588929355" calcext:value-type="float">
            <text:p>357.22588929355</text:p>
          </table:table-cell>
          <table:table-cell/>
          <table:table-cell table:style-name="ce3" office:value-type="float" office:value="2205" calcext:value-type="float">
            <text:p>2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52807343006134" calcext:value-type="float">
            <text:p>0.852807343006134</text:p>
          </table:table-cell>
          <table:table-cell table:style-name="ce1"/>
          <table:table-cell table:style-name="ce1" office:value-type="float" office:value="805075.449897783" calcext:value-type="float">
            <text:p>805075.449897783</text:p>
          </table:table-cell>
          <table:table-cell table:style-name="ce1"/>
          <table:table-cell table:style-name="ce1" table:formula="of:=[.AI420]-[.G420]" office:value-type="float" office:value="1.3832311158767" calcext:value-type="float">
            <text:p>1.3832311158767</text:p>
          </table:table-cell>
          <table:table-cell/>
          <table:table-cell table:style-name="ce7" office:value-type="float" office:value="359.103607651575" calcext:value-type="float">
            <text:p>359.103607651575</text:p>
          </table:table-cell>
          <table:table-cell table:number-columns-repeated="985"/>
        </table:table-row>
        <table:table-row table:style-name="ro3">
          <table:table-cell table:style-name="ce3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805439.941666667" calcext:value-type="float">
            <text:p>805439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206" calcext:value-type="float">
            <text:p>2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14714447408915" calcext:value-type="float">
            <text:p>0.114714447408915</text:p>
          </table:table-cell>
          <table:table-cell/>
          <table:table-cell office:value-type="float" office:value="805439.239662996" calcext:value-type="float">
            <text:p>805439.239662996</text:p>
          </table:table-cell>
          <table:table-cell/>
          <table:table-cell table:style-name="ce1" table:formula="of:=[.T421]-[.G421]" office:value-type="float" office:value="-0.702003670972772" calcext:value-type="float">
            <text:p>-0.702003670972772</text:p>
          </table:table-cell>
          <table:table-cell/>
          <table:table-cell table:style-name="ce1" office:value-type="float" office:value="358.766567461833" calcext:value-type="float">
            <text:p>358.766567461833</text:p>
          </table:table-cell>
          <table:table-cell/>
          <table:table-cell table:style-name="ce7" office:value-type="float" office:value="356.305314642901" calcext:value-type="float">
            <text:p>356.305314642901</text:p>
          </table:table-cell>
          <table:table-cell/>
          <table:table-cell table:style-name="ce3" office:value-type="float" office:value="2206" calcext:value-type="float">
            <text:p>2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46321991086006" calcext:value-type="float">
            <text:p>0.246321991086006</text:p>
          </table:table-cell>
          <table:table-cell table:style-name="ce1"/>
          <table:table-cell table:style-name="ce1" office:value-type="float" office:value="805441.336282168" calcext:value-type="float">
            <text:p>805441.336282168</text:p>
          </table:table-cell>
          <table:table-cell table:style-name="ce1"/>
          <table:table-cell table:style-name="ce1" table:formula="of:=[.AI421]-[.G421]" office:value-type="float" office:value="1.39461550104897" calcext:value-type="float">
            <text:p>1.39461550104897</text:p>
          </table:table-cell>
          <table:table-cell/>
          <table:table-cell table:style-name="ce7" office:value-type="float" office:value="358.835933913594" calcext:value-type="float">
            <text:p>358.835933913594</text:p>
          </table:table-cell>
          <table:table-cell table:number-columns-repeated="985"/>
        </table:table-row>
        <table:table-row table:style-name="ro3">
          <table:table-cell table:style-name="ce3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5805.091666667" calcext:value-type="float">
            <text:p>805805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207" calcext:value-type="float">
            <text:p>2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76136336475611" calcext:value-type="float">
            <text:p>0.876136336475611</text:p>
          </table:table-cell>
          <table:table-cell/>
          <table:table-cell office:value-type="float" office:value="805804.48533065" calcext:value-type="float">
            <text:p>805804.48533065</text:p>
          </table:table-cell>
          <table:table-cell/>
          <table:table-cell table:style-name="ce1" table:formula="of:=[.T422]-[.G422]" office:value-type="float" office:value="-0.606336017022841" calcext:value-type="float">
            <text:p>-0.606336017022841</text:p>
          </table:table-cell>
          <table:table-cell/>
          <table:table-cell table:style-name="ce1" office:value-type="float" office:value="358.521821185743" calcext:value-type="float">
            <text:p>358.521821185743</text:p>
          </table:table-cell>
          <table:table-cell/>
          <table:table-cell table:style-name="ce7" office:value-type="float" office:value="355.796202247657" calcext:value-type="float">
            <text:p>355.796202247657</text:p>
          </table:table-cell>
          <table:table-cell/>
          <table:table-cell table:style-name="ce3" office:value-type="float" office:value="2207" calcext:value-type="float">
            <text:p>2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09374341368675" calcext:value-type="float">
            <text:p>0.909374341368675</text:p>
          </table:table-cell>
          <table:table-cell table:style-name="ce1"/>
          <table:table-cell table:style-name="ce1" office:value-type="float" office:value="805807.326325954" calcext:value-type="float">
            <text:p>805807.326325954</text:p>
          </table:table-cell>
          <table:table-cell table:style-name="ce1"/>
          <table:table-cell table:style-name="ce1" table:formula="of:=[.AI422]-[.G422]" office:value-type="float" office:value="2.23465928738005" calcext:value-type="float">
            <text:p>2.23465928738005</text:p>
          </table:table-cell>
          <table:table-cell/>
          <table:table-cell table:style-name="ce7" office:value-type="float" office:value="358.444154603089" calcext:value-type="float">
            <text:p>358.444154603089</text:p>
          </table:table-cell>
          <table:table-cell table:number-columns-repeated="985"/>
        </table:table-row>
        <table:table-row table:style-name="ro3">
          <table:table-cell table:style-name="ce3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806170.041666667" calcext:value-type="float">
            <text:p>806170.041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208" calcext:value-type="float">
            <text:p>2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94965352863073" calcext:value-type="float">
            <text:p>0.294965352863073</text:p>
          </table:table-cell>
          <table:table-cell/>
          <table:table-cell office:value-type="float" office:value="806169.723121504" calcext:value-type="float">
            <text:p>806169.723121504</text:p>
          </table:table-cell>
          <table:table-cell/>
          <table:table-cell table:style-name="ce1" table:formula="of:=[.T423]-[.G423]" office:value-type="float" office:value="-0.318545163027011" calcext:value-type="float">
            <text:p>-0.318545163027011</text:p>
          </table:table-cell>
          <table:table-cell/>
          <table:table-cell table:style-name="ce1" office:value-type="float" office:value="359.28062569852" calcext:value-type="float">
            <text:p>359.28062569852</text:p>
          </table:table-cell>
          <table:table-cell/>
          <table:table-cell table:style-name="ce7" office:value-type="float" office:value="356.811131176582" calcext:value-type="float">
            <text:p>356.811131176582</text:p>
          </table:table-cell>
          <table:table-cell/>
          <table:table-cell table:style-name="ce3" office:value-type="float" office:value="2208" calcext:value-type="float">
            <text:p>2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35619079321623" calcext:value-type="float">
            <text:p>0.235619079321623</text:p>
          </table:table-cell>
          <table:table-cell table:style-name="ce1"/>
          <table:table-cell table:style-name="ce1" office:value-type="float" office:value="806170.68071918" calcext:value-type="float">
            <text:p>806170.68071918</text:p>
          </table:table-cell>
          <table:table-cell table:style-name="ce1"/>
          <table:table-cell table:style-name="ce1" table:formula="of:=[.AI423]-[.G423]" office:value-type="float" office:value="0.639052512939088" calcext:value-type="float">
            <text:p>0.639052512939088</text:p>
          </table:table-cell>
          <table:table-cell/>
          <table:table-cell table:style-name="ce7" office:value-type="float" office:value="359.299729789925" calcext:value-type="float">
            <text:p>359.299729789925</text:p>
          </table:table-cell>
          <table:table-cell table:number-columns-repeated="985"/>
        </table:table-row>
        <table:table-row table:style-name="ro3">
          <table:table-cell table:style-name="ce3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06535.125" calcext:value-type="float">
            <text:p>806535.1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209" calcext:value-type="float">
            <text:p>2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0073406919837" calcext:value-type="float">
            <text:p>0.80073406919837</text:p>
          </table:table-cell>
          <table:table-cell/>
          <table:table-cell office:value-type="float" office:value="806534.965833843" calcext:value-type="float">
            <text:p>806534.965833843</text:p>
          </table:table-cell>
          <table:table-cell/>
          <table:table-cell table:style-name="ce1" table:formula="of:=[.T424]-[.G424]" office:value-type="float" office:value="-0.159166157012805" calcext:value-type="float">
            <text:p>-0.159166157012805</text:p>
          </table:table-cell>
          <table:table-cell/>
          <table:table-cell table:style-name="ce1" office:value-type="float" office:value="359.03940469872" calcext:value-type="float">
            <text:p>359.03940469872</text:p>
          </table:table-cell>
          <table:table-cell/>
          <table:table-cell table:style-name="ce7" office:value-type="float" office:value="357.252164315069" calcext:value-type="float">
            <text:p>357.252164315069</text:p>
          </table:table-cell>
          <table:table-cell/>
          <table:table-cell table:style-name="ce3" office:value-type="float" office:value="2209" calcext:value-type="float">
            <text:p>2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28355906903744" calcext:value-type="float">
            <text:p>0.072835590690374</text:p>
          </table:table-cell>
          <table:table-cell table:style-name="ce1"/>
          <table:table-cell table:style-name="ce1" office:value-type="float" office:value="806536.378522802" calcext:value-type="float">
            <text:p>806536.378522802</text:p>
          </table:table-cell>
          <table:table-cell table:style-name="ce1"/>
          <table:table-cell table:style-name="ce1" table:formula="of:=[.AI424]-[.G424]" office:value-type="float" office:value="1.25352280249354" calcext:value-type="float">
            <text:p>1.25352280249354</text:p>
          </table:table-cell>
          <table:table-cell/>
          <table:table-cell table:style-name="ce7" office:value-type="float" office:value="359.138038086443" calcext:value-type="float">
            <text:p>359.138038086443</text:p>
          </table:table-cell>
          <table:table-cell table:number-columns-repeated="985"/>
        </table:table-row>
        <table:table-row table:style-name="ro3">
          <table:table-cell table:style-name="ce3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806901.15" calcext:value-type="float">
            <text:p>80690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210" calcext:value-type="float">
            <text:p>2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9980387687683" calcext:value-type="float">
            <text:p>0.068998038768768</text:p>
          </table:table-cell>
          <table:table-cell/>
          <table:table-cell office:value-type="float" office:value="806900.208381249" calcext:value-type="float">
            <text:p>806900.208381249</text:p>
          </table:table-cell>
          <table:table-cell/>
          <table:table-cell table:style-name="ce1" table:formula="of:=[.T425]-[.G425]" office:value-type="float" office:value="-0.941618751036003" calcext:value-type="float">
            <text:p>-0.941618751036003</text:p>
          </table:table-cell>
          <table:table-cell/>
          <table:table-cell table:style-name="ce1" office:value-type="float" office:value="358.797331391368" calcext:value-type="float">
            <text:p>358.797331391368</text:p>
          </table:table-cell>
          <table:table-cell/>
          <table:table-cell table:style-name="ce7" office:value-type="float" office:value="357.85574685497" calcext:value-type="float">
            <text:p>357.85574685497</text:p>
          </table:table-cell>
          <table:table-cell/>
          <table:table-cell table:style-name="ce3" office:value-type="float" office:value="2210" calcext:value-type="float">
            <text:p>2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394942719489336" calcext:value-type="float">
            <text:p>0.394942719489336</text:p>
          </table:table-cell>
          <table:table-cell table:style-name="ce1"/>
          <table:table-cell table:style-name="ce1" office:value-type="float" office:value="806902.289163155" calcext:value-type="float">
            <text:p>806902.289163155</text:p>
          </table:table-cell>
          <table:table-cell table:style-name="ce1"/>
          <table:table-cell table:style-name="ce1" table:formula="of:=[.AI425]-[.G425]" office:value-type="float" office:value="1.13916315464303" calcext:value-type="float">
            <text:p>1.13916315464303</text:p>
          </table:table-cell>
          <table:table-cell/>
          <table:table-cell table:style-name="ce7" office:value-type="float" office:value="358.851738536498" calcext:value-type="float">
            <text:p>358.851738536498</text:p>
          </table:table-cell>
          <table:table-cell table:number-columns-repeated="985"/>
        </table:table-row>
        <table:table-row table:style-name="ro3">
          <table:table-cell table:style-name="ce4" office:value-type="float" office:value="2211" calcext:value-type="float">
            <text:p>2211</text:p>
          </table:table-cell>
          <table:table-cell table:style-name="ce6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float" office:value="807266.05" calcext:value-type="float">
            <text:p>807266.0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38" calcext:value-type="float">
            <text:p>38</text:p>
          </table:table-cell>
          <table:table-cell table:style-name="ce1"/>
          <table:table-cell table:style-name="ce4" office:value-type="float" office:value="2211" calcext:value-type="float">
            <text:p>22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.24802590534091" calcext:value-type="float">
            <text:p>0.24802590534091</text:p>
          </table:table-cell>
          <table:table-cell table:style-name="ce14"/>
          <table:table-cell table:style-name="ce6" office:value-type="float" office:value="807265.443227796" calcext:value-type="float">
            <text:p>807265.443227796</text:p>
          </table:table-cell>
          <table:table-cell table:style-name="ce14"/>
          <table:table-cell table:style-name="ce6" table:formula="of:=[.T426]-[.G426]" office:value-type="float" office:value="-0.606772204046138" calcext:value-type="float">
            <text:p>-0.606772204046138</text:p>
          </table:table-cell>
          <table:table-cell table:style-name="ce14"/>
          <table:table-cell table:style-name="ce6" office:value-type="float" office:value="358.563215167524" calcext:value-type="float">
            <text:p>358.563215167524</text:p>
          </table:table-cell>
          <table:table-cell table:style-name="ce14"/>
          <table:table-cell table:style-name="ce8" office:value-type="float" office:value="358.308353324843" calcext:value-type="float">
            <text:p>358.308353324843</text:p>
          </table:table-cell>
          <table:table-cell/>
          <table:table-cell table:style-name="ce4" office:value-type="float" office:value="2211" calcext:value-type="float">
            <text:p>22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671698484569788" calcext:value-type="float">
            <text:p>0.671698484569788</text:p>
          </table:table-cell>
          <table:table-cell table:style-name="ce6"/>
          <table:table-cell table:style-name="ce6" office:value-type="float" office:value="807268.296299791" calcext:value-type="float">
            <text:p>807268.296299791</text:p>
          </table:table-cell>
          <table:table-cell table:style-name="ce6"/>
          <table:table-cell table:style-name="ce6" table:formula="of:=[.AI426]-[.G426]" office:value-type="float" office:value="2.24629979056772" calcext:value-type="float">
            <text:p>2.24629979056772</text:p>
          </table:table-cell>
          <table:table-cell table:style-name="ce14"/>
          <table:table-cell table:style-name="ce8" office:value-type="float" office:value="358.442048518997" calcext:value-type="float">
            <text:p>358.442048518997</text:p>
          </table:table-cell>
          <table:table-cell table:number-columns-repeated="985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20:48:24.99158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5T14:11:07.258243092</dc:date>
    <meta:editing-duration>P3DT3H21M51S</meta:editing-duration>
    <meta:editing-cycles>99</meta:editing-cycles>
    <meta:generator>LibreOffice/6.4.7.2$Linux_X86_64 LibreOffice_project/40$Build-2</meta:generator>
    <meta:document-statistic meta:table-count="1" meta:cell-count="114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47000" chart:maximum="810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5cm" svg:height="10.532cm" xlink:href=".." xlink:type="simple" chart:class="chart:line" chart:style-name="ch1">
        <chart:title svg:x="5.675cm" svg:y="3.1cm" chart:style-name="ch2">
          <text:p>Meeus vs CC (1788 - 2211)</text:p>
        </chart:title>
        <chart:legend chart:legend-position="end" svg:x="27.839cm" svg:y="4.733cm" style:legend-expansion="high" chart:style-name="ch3"/>
        <chart:plot-area chart:style-name="ch4" table:cell-range-address="'VernalEquinox-1788-2211'.G3:'VernalEquinox-1788-2211'.G426 'VernalEquinox-1788-2211'.T3:'VernalEquinox-1788-2211'.T426" chart:data-source-has-labels="row" svg:x="0.9cm" svg:y="0.338cm" svg:width="26.775cm" svg:height="9.92cm">
          <chartooo:coordinate-region svg:x="2.294cm" svg:y="0.365cm" svg:width="25.381cm" svg:height="8.9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426" loext:label-string="noaa" chart:class="chart:line">
            <chart:data-point chart:repeated="424"/>
          </chart:series>
          <chart:series chart:style-name="ch9" chart:values-cell-range-address="'VernalEquinox-1788-2211'.T3:'VernalEquinox-1788-2211'.T426" loext:label-string="cc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426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T3:'VernalEquinox-1788-2211'.T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6874.233333333">
                <text:p>676874.233333333</text:p>
              </table:table-cell>
              <table:table-cell office:value-type="float" office:value="676872.816675648">
                <text:p>676872.81667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239.25">
                <text:p>677239.25</text:p>
              </table:table-cell>
              <table:table-cell office:value-type="float" office:value="677238.180218887">
                <text:p>677238.18021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05.191666667">
                <text:p>677605.191666667</text:p>
              </table:table-cell>
              <table:table-cell office:value-type="float" office:value="677603.530783606">
                <text:p>677603.530783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970.375">
                <text:p>677970.375</text:p>
              </table:table-cell>
              <table:table-cell office:value-type="float" office:value="677968.878115762">
                <text:p>677968.87811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335.391666667">
                <text:p>678335.391666667</text:p>
              </table:table-cell>
              <table:table-cell office:value-type="float" office:value="678334.208685913">
                <text:p>678334.20868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8700.425">
                <text:p>678700.425</text:p>
              </table:table-cell>
              <table:table-cell office:value-type="float" office:value="678699.530219077">
                <text:p>678699.53021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065.441666667">
                <text:p>679065.441666667</text:p>
              </table:table-cell>
              <table:table-cell office:value-type="float" office:value="679064.843175061">
                <text:p>679064.843175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9431.35">
                <text:p>679431.35</text:p>
              </table:table-cell>
              <table:table-cell office:value-type="float" office:value="679430.14529509">
                <text:p>679430.14529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9796.533333333">
                <text:p>679796.533333333</text:p>
              </table:table-cell>
              <table:table-cell office:value-type="float" office:value="679795.45032787">
                <text:p>679795.45032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161.583333333">
                <text:p>680161.583333333</text:p>
              </table:table-cell>
              <table:table-cell office:value-type="float" office:value="680160.742766633">
                <text:p>680160.74276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526.5">
                <text:p>680526.5</text:p>
              </table:table-cell>
              <table:table-cell office:value-type="float" office:value="680526.024861106">
                <text:p>680526.02486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891.683333333">
                <text:p>680891.683333333</text:p>
              </table:table-cell>
              <table:table-cell office:value-type="float" office:value="680891.312587263">
                <text:p>680891.31258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257.691666667">
                <text:p>681257.691666667</text:p>
              </table:table-cell>
              <table:table-cell office:value-type="float" office:value="681256.590592536">
                <text:p>681256.59059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622.808333333">
                <text:p>681622.808333333</text:p>
              </table:table-cell>
              <table:table-cell office:value-type="float" office:value="681621.866804842">
                <text:p>681621.86680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988.008333333">
                <text:p>681988.008333333</text:p>
              </table:table-cell>
              <table:table-cell office:value-type="float" office:value="681987.143055969">
                <text:p>681987.143055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353.075">
                <text:p>682353.075</text:p>
              </table:table-cell>
              <table:table-cell office:value-type="float" office:value="682352.409539116">
                <text:p>682352.409539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718.325">
                <text:p>682718.325</text:p>
              </table:table-cell>
              <table:table-cell office:value-type="float" office:value="682717.681033903">
                <text:p>682717.68103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3083.375">
                <text:p>683083.375</text:p>
              </table:table-cell>
              <table:table-cell office:value-type="float" office:value="683082.941632369">
                <text:p>683082.94163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449.2">
                <text:p>683449.2</text:p>
              </table:table-cell>
              <table:table-cell office:value-type="float" office:value="683448.192730492">
                <text:p>683448.19273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814.366666667">
                <text:p>683814.366666667</text:p>
              </table:table-cell>
              <table:table-cell office:value-type="float" office:value="683813.453756133">
                <text:p>683813.45375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179.383333333">
                <text:p>684179.383333333</text:p>
              </table:table-cell>
              <table:table-cell office:value-type="float" office:value="684178.706095122">
                <text:p>684178.706095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544.35">
                <text:p>684544.35</text:p>
              </table:table-cell>
              <table:table-cell office:value-type="float" office:value="684543.955408591">
                <text:p>684543.955408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909.416666667">
                <text:p>684909.416666667</text:p>
              </table:table-cell>
              <table:table-cell office:value-type="float" office:value="684909.207220982">
                <text:p>684909.207220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5275.258333333">
                <text:p>685275.258333333</text:p>
              </table:table-cell>
              <table:table-cell office:value-type="float" office:value="685274.449893655">
                <text:p>685274.449893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5640.408333333">
                <text:p>685640.408333333</text:p>
              </table:table-cell>
              <table:table-cell office:value-type="float" office:value="685639.702809103">
                <text:p>685639.702809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005.491666667">
                <text:p>686005.491666667</text:p>
              </table:table-cell>
              <table:table-cell office:value-type="float" office:value="686004.951552779">
                <text:p>686004.95155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370.425">
                <text:p>686370.425</text:p>
              </table:table-cell>
              <table:table-cell office:value-type="float" office:value="686370.193768944">
                <text:p>686370.193768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6735.691666667">
                <text:p>686735.691666667</text:p>
              </table:table-cell>
              <table:table-cell office:value-type="float" office:value="686735.448282123">
                <text:p>686735.448282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7100.775">
                <text:p>687100.775</text:p>
              </table:table-cell>
              <table:table-cell office:value-type="float" office:value="687100.69536545">
                <text:p>687100.69536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7466.75">
                <text:p>687466.75</text:p>
              </table:table-cell>
              <table:table-cell office:value-type="float" office:value="687465.938244556">
                <text:p>687465.938244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831.9">
                <text:p>687831.9</text:p>
              </table:table-cell>
              <table:table-cell office:value-type="float" office:value="687831.187302106">
                <text:p>687831.187302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196.9">
                <text:p>688196.9</text:p>
              </table:table-cell>
              <table:table-cell office:value-type="float" office:value="688196.428866871">
                <text:p>688196.42886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562.1">
                <text:p>688562.1</text:p>
              </table:table-cell>
              <table:table-cell office:value-type="float" office:value="688561.678316917">
                <text:p>688561.67831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927.216666667">
                <text:p>688927.216666667</text:p>
              </table:table-cell>
              <table:table-cell office:value-type="float" office:value="688926.924349355">
                <text:p>688926.92434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293.058333333">
                <text:p>689293.058333333</text:p>
              </table:table-cell>
              <table:table-cell office:value-type="float" office:value="689292.159650419">
                <text:p>689292.159650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658.225">
                <text:p>689658.225</text:p>
              </table:table-cell>
              <table:table-cell office:value-type="float" office:value="689657.407187999">
                <text:p>689657.407187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023.308333333">
                <text:p>690023.308333333</text:p>
              </table:table-cell>
              <table:table-cell office:value-type="float" office:value="690022.651041607">
                <text:p>690022.651041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0388.291666667">
                <text:p>690388.291666667</text:p>
              </table:table-cell>
              <table:table-cell office:value-type="float" office:value="690387.89075893">
                <text:p>690387.89075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0753.491666667">
                <text:p>690753.491666667</text:p>
              </table:table-cell>
              <table:table-cell office:value-type="float" office:value="690753.139193914">
                <text:p>690753.139193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118.508333333">
                <text:p>691118.508333333</text:p>
              </table:table-cell>
              <table:table-cell office:value-type="float" office:value="691118.379793184">
                <text:p>691118.379793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484.566666667">
                <text:p>691484.566666667</text:p>
              </table:table-cell>
              <table:table-cell office:value-type="float" office:value="691483.623883314">
                <text:p>691483.623883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849.65">
                <text:p>691849.65</text:p>
              </table:table-cell>
              <table:table-cell office:value-type="float" office:value="691848.867122003">
                <text:p>691848.867122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214.466666667">
                <text:p>692214.466666667</text:p>
              </table:table-cell>
              <table:table-cell office:value-type="float" office:value="692214.099016978">
                <text:p>692214.099016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579.6">
                <text:p>692579.6</text:p>
              </table:table-cell>
              <table:table-cell office:value-type="float" office:value="692579.344408233">
                <text:p>692579.344408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2944.683333333">
                <text:p>692944.683333333</text:p>
              </table:table-cell>
              <table:table-cell office:value-type="float" office:value="692944.587693165">
                <text:p>692944.58769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3310.558333333">
                <text:p>693310.558333333</text:p>
              </table:table-cell>
              <table:table-cell office:value-type="float" office:value="693309.823506281">
                <text:p>693309.82350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3675.691666667">
                <text:p>693675.691666667</text:p>
              </table:table-cell>
              <table:table-cell office:value-type="float" office:value="693675.068942883">
                <text:p>693675.068942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040.675">
                <text:p>694040.675</text:p>
              </table:table-cell>
              <table:table-cell office:value-type="float" office:value="694040.308269967">
                <text:p>694040.308269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4405.808333333">
                <text:p>694405.808333333</text:p>
              </table:table-cell>
              <table:table-cell office:value-type="float" office:value="694405.553397294">
                <text:p>694405.553397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4771.041666667">
                <text:p>694771.041666667</text:p>
              </table:table-cell>
              <table:table-cell office:value-type="float" office:value="694770.802305116">
                <text:p>694770.80230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136.966666667">
                <text:p>695136.966666667</text:p>
              </table:table-cell>
              <table:table-cell office:value-type="float" office:value="695136.0406605">
                <text:p>695136.0406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5502.2">
                <text:p>695502.2</text:p>
              </table:table-cell>
              <table:table-cell office:value-type="float" office:value="695501.290149178">
                <text:p>695501.290149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5867.383333333">
                <text:p>695867.383333333</text:p>
              </table:table-cell>
              <table:table-cell office:value-type="float" office:value="695866.536707957">
                <text:p>695866.536707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232.3">
                <text:p>696232.3</text:p>
              </table:table-cell>
              <table:table-cell office:value-type="float" office:value="696231.772830827">
                <text:p>696231.772830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6597.45">
                <text:p>696597.45</text:p>
              </table:table-cell>
              <table:table-cell office:value-type="float" office:value="696597.019039275">
                <text:p>696597.019039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6962.466666667">
                <text:p>696962.466666667</text:p>
              </table:table-cell>
              <table:table-cell office:value-type="float" office:value="696962.259211071">
                <text:p>696962.25921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7327.55">
                <text:p>697327.55</text:p>
              </table:table-cell>
              <table:table-cell office:value-type="float" office:value="697327.501728224">
                <text:p>697327.501728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7693.608333333">
                <text:p>697693.608333333</text:p>
              </table:table-cell>
              <table:table-cell office:value-type="float" office:value="697692.745748275">
                <text:p>697692.745748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058.441666667">
                <text:p>698058.441666667</text:p>
              </table:table-cell>
              <table:table-cell office:value-type="float" office:value="698057.977994315">
                <text:p>698057.977994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423.508333333">
                <text:p>698423.508333333</text:p>
              </table:table-cell>
              <table:table-cell office:value-type="float" office:value="698423.220260583">
                <text:p>698423.220260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788.641666667">
                <text:p>698788.641666667</text:p>
              </table:table-cell>
              <table:table-cell office:value-type="float" office:value="698788.4648418">
                <text:p>698788.4648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154.516666667">
                <text:p>699154.516666667</text:p>
              </table:table-cell>
              <table:table-cell office:value-type="float" office:value="699153.700944015">
                <text:p>699153.700944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519.7">
                <text:p>699519.7</text:p>
              </table:table-cell>
              <table:table-cell office:value-type="float" office:value="699518.94777085">
                <text:p>699518.94777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884.783333333">
                <text:p>699884.783333333</text:p>
              </table:table-cell>
              <table:table-cell office:value-type="float" office:value="699884.19063483">
                <text:p>699884.1906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249.85">
                <text:p>700249.85</text:p>
              </table:table-cell>
              <table:table-cell office:value-type="float" office:value="700249.432022682">
                <text:p>700249.43202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0614.983333333">
                <text:p>700614.983333333</text:p>
              </table:table-cell>
              <table:table-cell office:value-type="float" office:value="700614.677140008">
                <text:p>700614.677140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980.858333333">
                <text:p>700980.858333333</text:p>
              </table:table-cell>
              <table:table-cell office:value-type="float" office:value="700979.912630059">
                <text:p>700979.91263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1345.975">
                <text:p>701345.975</text:p>
              </table:table-cell>
              <table:table-cell office:value-type="float" office:value="701345.156524102">
                <text:p>701345.156524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711.191666667">
                <text:p>701711.191666667</text:p>
              </table:table-cell>
              <table:table-cell office:value-type="float" office:value="701710.40374385">
                <text:p>701710.40374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2076.108333333">
                <text:p>702076.108333333</text:p>
              </table:table-cell>
              <table:table-cell office:value-type="float" office:value="702075.639228109">
                <text:p>702075.63922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2441.208333333">
                <text:p>702441.208333333</text:p>
              </table:table-cell>
              <table:table-cell office:value-type="float" office:value="702440.882631859">
                <text:p>702440.882631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2806.325">
                <text:p>702806.325</text:p>
              </table:table-cell>
              <table:table-cell office:value-type="float" office:value="702806.12575709">
                <text:p>702806.12575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171.391666667">
                <text:p>703171.391666667</text:p>
              </table:table-cell>
              <table:table-cell office:value-type="float" office:value="703171.366888176">
                <text:p>703171.3668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537.566666667">
                <text:p>703537.566666667</text:p>
              </table:table-cell>
              <table:table-cell office:value-type="float" office:value="703536.614469966">
                <text:p>703536.614469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902.566666667">
                <text:p>703902.566666667</text:p>
              </table:table-cell>
              <table:table-cell office:value-type="float" office:value="703901.852657639">
                <text:p>703901.85265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267.666666667">
                <text:p>704267.666666667</text:p>
              </table:table-cell>
              <table:table-cell office:value-type="float" office:value="704267.094858025">
                <text:p>704267.09485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632.833333333">
                <text:p>704632.833333333</text:p>
              </table:table-cell>
              <table:table-cell office:value-type="float" office:value="704632.339355747">
                <text:p>704632.339355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997.683333333">
                <text:p>704997.683333333</text:p>
              </table:table-cell>
              <table:table-cell office:value-type="float" office:value="704997.571223082">
                <text:p>704997.571223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363.691666667">
                <text:p>705363.691666667</text:p>
              </table:table-cell>
              <table:table-cell office:value-type="float" office:value="705362.810546793">
                <text:p>705362.810546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5728.758333333">
                <text:p>705728.758333333</text:p>
              </table:table-cell>
              <table:table-cell office:value-type="float" office:value="705728.050944574">
                <text:p>705728.050944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6093.758333333">
                <text:p>706093.758333333</text:p>
              </table:table-cell>
              <table:table-cell office:value-type="float" office:value="706093.28753579">
                <text:p>706093.28753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6458.841666667">
                <text:p>706458.841666667</text:p>
              </table:table-cell>
              <table:table-cell office:value-type="float" office:value="706458.528077992">
                <text:p>706458.528077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6824.716666667">
                <text:p>706824.716666667</text:p>
              </table:table-cell>
              <table:table-cell office:value-type="float" office:value="706823.761215137">
                <text:p>706823.76121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189.75">
                <text:p>707189.75</text:p>
              </table:table-cell>
              <table:table-cell office:value-type="float" office:value="707188.999417523">
                <text:p>707188.999417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54.966666667">
                <text:p>707554.966666667</text:p>
              </table:table-cell>
              <table:table-cell office:value-type="float" office:value="707554.2444762">
                <text:p>707554.2444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919.966666667">
                <text:p>707919.966666667</text:p>
              </table:table-cell>
              <table:table-cell office:value-type="float" office:value="707919.480669896">
                <text:p>707919.480669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8285.15">
                <text:p>708285.15</text:p>
              </table:table-cell>
              <table:table-cell office:value-type="float" office:value="708284.723411745">
                <text:p>708284.723411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8650.333333333">
                <text:p>708650.333333333</text:p>
              </table:table-cell>
              <table:table-cell office:value-type="float" office:value="708649.966701161">
                <text:p>708649.96670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9015.433333333">
                <text:p>709015.433333333</text:p>
              </table:table-cell>
              <table:table-cell office:value-type="float" office:value="709015.204665698">
                <text:p>709015.204665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9380.55">
                <text:p>709380.55</text:p>
              </table:table-cell>
              <table:table-cell office:value-type="float" office:value="709380.444345231">
                <text:p>709380.44434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9746.525">
                <text:p>709746.525</text:p>
              </table:table-cell>
              <table:table-cell office:value-type="float" office:value="709745.678945274">
                <text:p>709745.6789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0111.575">
                <text:p>710111.575</text:p>
              </table:table-cell>
              <table:table-cell office:value-type="float" office:value="710110.915278754">
                <text:p>710110.915278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0476.758333333">
                <text:p>710476.758333333</text:p>
              </table:table-cell>
              <table:table-cell office:value-type="float" office:value="710476.155494624">
                <text:p>710476.155494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841.675">
                <text:p>710841.675</text:p>
              </table:table-cell>
              <table:table-cell office:value-type="float" office:value="710841.384842935">
                <text:p>710841.384842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1207.616666667">
                <text:p>711207.616666667</text:p>
              </table:table-cell>
              <table:table-cell office:value-type="float" office:value="711206.616581628">
                <text:p>711206.616581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1572.716666667">
                <text:p>711572.716666667</text:p>
              </table:table-cell>
              <table:table-cell office:value-type="float" office:value="711571.852374218">
                <text:p>711571.852374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1937.75">
                <text:p>711937.75</text:p>
              </table:table-cell>
              <table:table-cell office:value-type="float" office:value="711937.084565198">
                <text:p>711937.084565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2302.85">
                <text:p>712302.85</text:p>
              </table:table-cell>
              <table:table-cell office:value-type="float" office:value="712302.31922148">
                <text:p>712302.31922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2667.9">
                <text:p>712667.9</text:p>
              </table:table-cell>
              <table:table-cell office:value-type="float" office:value="712667.550788159">
                <text:p>712667.550788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032.933333333">
                <text:p>713032.933333333</text:p>
              </table:table-cell>
              <table:table-cell office:value-type="float" office:value="713032.78118976">
                <text:p>713032.78118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3399.008333333">
                <text:p>713399.008333333</text:p>
              </table:table-cell>
              <table:table-cell office:value-type="float" office:value="713398.014843419">
                <text:p>713398.01484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763.958333333">
                <text:p>713763.958333333</text:p>
              </table:table-cell>
              <table:table-cell office:value-type="float" office:value="713763.240551108">
                <text:p>713763.240551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128.958333333">
                <text:p>714128.958333333</text:p>
              </table:table-cell>
              <table:table-cell office:value-type="float" office:value="714128.467745062">
                <text:p>714128.467745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494.141666667">
                <text:p>714494.141666667</text:p>
              </table:table-cell>
              <table:table-cell office:value-type="float" office:value="714493.701051367">
                <text:p>714493.701051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4859.225">
                <text:p>714859.225</text:p>
              </table:table-cell>
              <table:table-cell office:value-type="float" office:value="714858.928861516">
                <text:p>714858.928861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225.25">
                <text:p>715225.25</text:p>
              </table:table-cell>
              <table:table-cell office:value-type="float" office:value="715224.155939605">
                <text:p>715224.155939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590.3">
                <text:p>715590.3</text:p>
              </table:table-cell>
              <table:table-cell office:value-type="float" office:value="715589.381035137">
                <text:p>715589.381035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955.366666667">
                <text:p>715955.366666667</text:p>
              </table:table-cell>
              <table:table-cell office:value-type="float" office:value="715954.606282531">
                <text:p>715954.606282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6320.583333333">
                <text:p>716320.583333333</text:p>
              </table:table-cell>
              <table:table-cell office:value-type="float" office:value="716319.835810794">
                <text:p>716319.835810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685.666666667">
                <text:p>716685.666666667</text:p>
              </table:table-cell>
              <table:table-cell office:value-type="float" office:value="716685.059424584">
                <text:p>716685.059424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7050.75">
                <text:p>717050.75</text:p>
              </table:table-cell>
              <table:table-cell office:value-type="float" office:value="717050.281490286">
                <text:p>717050.281490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7415.916666667">
                <text:p>717415.916666667</text:p>
              </table:table-cell>
              <table:table-cell office:value-type="float" office:value="717415.505684576">
                <text:p>717415.50568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7781.925">
                <text:p>717781.925</text:p>
              </table:table-cell>
              <table:table-cell office:value-type="float" office:value="717780.7237977">
                <text:p>717780.723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8146.908333333">
                <text:p>718146.908333333</text:p>
              </table:table-cell>
              <table:table-cell office:value-type="float" office:value="718145.937986225">
                <text:p>718145.937986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511.908333333">
                <text:p>718511.908333333</text:p>
              </table:table-cell>
              <table:table-cell office:value-type="float" office:value="718511.151049365">
                <text:p>718511.151049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876.925">
                <text:p>718876.925</text:p>
              </table:table-cell>
              <table:table-cell office:value-type="float" office:value="718876.363477939">
                <text:p>718876.36347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9242.933333333">
                <text:p>719242.933333333</text:p>
              </table:table-cell>
              <table:table-cell office:value-type="float" office:value="719241.575799649">
                <text:p>719241.575799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607.883333333">
                <text:p>719607.883333333</text:p>
              </table:table-cell>
              <table:table-cell office:value-type="float" office:value="719606.782179115">
                <text:p>719606.78217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9972.866666667">
                <text:p>719972.866666667</text:p>
              </table:table-cell>
              <table:table-cell office:value-type="float" office:value="719971.987355684">
                <text:p>719971.98735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0337.966666667">
                <text:p>720337.966666667</text:p>
              </table:table-cell>
              <table:table-cell office:value-type="float" office:value="720337.19652782">
                <text:p>720337.19652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0703.116666667">
                <text:p>720703.116666667</text:p>
              </table:table-cell>
              <table:table-cell office:value-type="float" office:value="720702.405777632">
                <text:p>720702.405777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1069.158333333">
                <text:p>721069.158333333</text:p>
              </table:table-cell>
              <table:table-cell office:value-type="float" office:value="721067.610504972">
                <text:p>721067.61050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1434.291666667">
                <text:p>721434.291666667</text:p>
              </table:table-cell>
              <table:table-cell office:value-type="float" office:value="721432.814533477">
                <text:p>721432.814533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1799.408333333">
                <text:p>721799.408333333</text:p>
              </table:table-cell>
              <table:table-cell office:value-type="float" office:value="721798.016675314">
                <text:p>721798.01667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164.525">
                <text:p>722164.525</text:p>
              </table:table-cell>
              <table:table-cell office:value-type="float" office:value="722163.215303204">
                <text:p>722163.215303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529.575">
                <text:p>722529.575</text:p>
              </table:table-cell>
              <table:table-cell office:value-type="float" office:value="722528.409718157">
                <text:p>722528.40971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894.625">
                <text:p>722894.625</text:p>
              </table:table-cell>
              <table:table-cell office:value-type="float" office:value="722893.601018431">
                <text:p>722893.601018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259.758333333">
                <text:p>723259.758333333</text:p>
              </table:table-cell>
              <table:table-cell office:value-type="float" office:value="723258.793614649">
                <text:p>723258.793614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625.85">
                <text:p>723625.85</text:p>
              </table:table-cell>
              <table:table-cell office:value-type="float" office:value="723623.983292946">
                <text:p>723623.983292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990.816666667">
                <text:p>723990.816666667</text:p>
              </table:table-cell>
              <table:table-cell office:value-type="float" office:value="723989.163585561">
                <text:p>723989.16358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4355.816666667">
                <text:p>724355.816666667</text:p>
              </table:table-cell>
              <table:table-cell office:value-type="float" office:value="724354.342353545">
                <text:p>724354.342353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4720.9">
                <text:p>724720.9</text:p>
              </table:table-cell>
              <table:table-cell office:value-type="float" office:value="724719.521313804">
                <text:p>724719.521313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5085.966666667">
                <text:p>725085.966666667</text:p>
              </table:table-cell>
              <table:table-cell office:value-type="float" office:value="725084.69635018">
                <text:p>725084.69635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5451.991666667">
                <text:p>725451.991666667</text:p>
              </table:table-cell>
              <table:table-cell office:value-type="float" office:value="725451.161503804">
                <text:p>725451.16150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5817.025">
                <text:p>725817.025</text:p>
              </table:table-cell>
              <table:table-cell office:value-type="float" office:value="725816.402264057">
                <text:p>725816.402264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182.091666667">
                <text:p>726182.091666667</text:p>
              </table:table-cell>
              <table:table-cell office:value-type="float" office:value="726181.644853996">
                <text:p>726181.644853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547.191666667">
                <text:p>726547.191666667</text:p>
              </table:table-cell>
              <table:table-cell office:value-type="float" office:value="726546.88844235">
                <text:p>726546.88844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912.158333333">
                <text:p>726912.158333333</text:p>
              </table:table-cell>
              <table:table-cell office:value-type="float" office:value="726912.126611026">
                <text:p>726912.126611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7278.133333333">
                <text:p>727278.133333333</text:p>
              </table:table-cell>
              <table:table-cell office:value-type="float" office:value="727277.366967719">
                <text:p>727277.366967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7643.266666667">
                <text:p>727643.266666667</text:p>
              </table:table-cell>
              <table:table-cell office:value-type="float" office:value="727642.612017026">
                <text:p>727642.612017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8008.3">
                <text:p>728008.3</text:p>
              </table:table-cell>
              <table:table-cell office:value-type="float" office:value="728007.852927118">
                <text:p>728007.852927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373.333333333">
                <text:p>728373.333333333</text:p>
              </table:table-cell>
              <table:table-cell office:value-type="float" office:value="728373.093772913">
                <text:p>728373.09377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8738.383333333">
                <text:p>728738.383333333</text:p>
              </table:table-cell>
              <table:table-cell office:value-type="float" office:value="728738.335791351">
                <text:p>728738.335791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9104.458333333">
                <text:p>729104.458333333</text:p>
              </table:table-cell>
              <table:table-cell office:value-type="float" office:value="729103.579914242">
                <text:p>729103.57991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469.708333333">
                <text:p>729469.708333333</text:p>
              </table:table-cell>
              <table:table-cell office:value-type="float" office:value="729468.829723388">
                <text:p>729468.829723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9834.808333333">
                <text:p>729834.808333333</text:p>
              </table:table-cell>
              <table:table-cell office:value-type="float" office:value="729834.073777341">
                <text:p>729834.073777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0199.875">
                <text:p>730199.875</text:p>
              </table:table-cell>
              <table:table-cell office:value-type="float" office:value="730199.316344761">
                <text:p>730199.31634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0565.058333333">
                <text:p>730565.058333333</text:p>
              </table:table-cell>
              <table:table-cell office:value-type="float" office:value="730564.563342321">
                <text:p>730564.563342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0930.058333333">
                <text:p>730930.058333333</text:p>
              </table:table-cell>
              <table:table-cell office:value-type="float" office:value="730929.803077046">
                <text:p>730929.803077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1295.041666667">
                <text:p>731295.041666667</text:p>
              </table:table-cell>
              <table:table-cell office:value-type="float" office:value="731295.042091089">
                <text:p>731295.042091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1661.066666667">
                <text:p>731661.066666667</text:p>
              </table:table-cell>
              <table:table-cell office:value-type="float" office:value="731660.284108517">
                <text:p>731660.284108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026.05">
                <text:p>732026.05</text:p>
              </table:table-cell>
              <table:table-cell office:value-type="float" office:value="732025.523415123">
                <text:p>732025.523415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2391.183333333">
                <text:p>732391.183333333</text:p>
              </table:table-cell>
              <table:table-cell office:value-type="float" office:value="732390.767758053">
                <text:p>732390.7677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56.116666667">
                <text:p>732756.116666667</text:p>
              </table:table-cell>
              <table:table-cell office:value-type="float" office:value="732756.005356526">
                <text:p>732756.005356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3122.008333333">
                <text:p>733122.008333333</text:p>
              </table:table-cell>
              <table:table-cell office:value-type="float" office:value="733121.242016274">
                <text:p>733121.24201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487.191666667">
                <text:p>733487.191666667</text:p>
              </table:table-cell>
              <table:table-cell office:value-type="float" office:value="733486.48892258">
                <text:p>733486.4889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3852.241666667">
                <text:p>733852.241666667</text:p>
              </table:table-cell>
              <table:table-cell office:value-type="float" office:value="733851.730725803">
                <text:p>733851.730725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4217.308333333">
                <text:p>734217.308333333</text:p>
              </table:table-cell>
              <table:table-cell office:value-type="float" office:value="734216.972923194">
                <text:p>734216.97292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4582.441666667">
                <text:p>734582.441666667</text:p>
              </table:table-cell>
              <table:table-cell office:value-type="float" office:value="734582.21858311">
                <text:p>734582.21858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4947.491666667">
                <text:p>734947.491666667</text:p>
              </table:table-cell>
              <table:table-cell office:value-type="float" office:value="734947.459753564">
                <text:p>734947.459753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5313.616666667">
                <text:p>735313.616666667</text:p>
              </table:table-cell>
              <table:table-cell office:value-type="float" office:value="735312.706344896">
                <text:p>735312.706344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5678.666666667">
                <text:p>735678.666666667</text:p>
              </table:table-cell>
              <table:table-cell office:value-type="float" office:value="735677.948289385">
                <text:p>735677.948289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6043.666666667">
                <text:p>736043.666666667</text:p>
              </table:table-cell>
              <table:table-cell office:value-type="float" office:value="736043.187785355">
                <text:p>736043.18778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6408.883333333">
                <text:p>736408.883333333</text:p>
              </table:table-cell>
              <table:table-cell office:value-type="float" office:value="736408.436814818">
                <text:p>736408.436814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73.916666667">
                <text:p>736773.916666667</text:p>
              </table:table-cell>
              <table:table-cell office:value-type="float" office:value="736773.677347333">
                <text:p>736773.677347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7139.841666667">
                <text:p>737139.841666667</text:p>
              </table:table-cell>
              <table:table-cell office:value-type="float" office:value="737138.915861376">
                <text:p>737138.91586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7504.941666667">
                <text:p>737504.941666667</text:p>
              </table:table-cell>
              <table:table-cell office:value-type="float" office:value="737504.159897769">
                <text:p>737504.159897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7869.991666667">
                <text:p>737869.991666667</text:p>
              </table:table-cell>
              <table:table-cell office:value-type="float" office:value="737869.401133733">
                <text:p>737869.401133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8235.175">
                <text:p>738235.175</text:p>
              </table:table-cell>
              <table:table-cell office:value-type="float" office:value="738234.648403795">
                <text:p>738234.648403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8600.275">
                <text:p>738600.275</text:p>
              </table:table-cell>
              <table:table-cell office:value-type="float" office:value="738599.892372872">
                <text:p>738599.892372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965.225">
                <text:p>738965.225</text:p>
              </table:table-cell>
              <table:table-cell office:value-type="float" office:value="738965.129672088">
                <text:p>738965.12967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9330.391666667">
                <text:p>739330.391666667</text:p>
              </table:table-cell>
              <table:table-cell office:value-type="float" office:value="739330.376255053">
                <text:p>739330.376255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696.333333333">
                <text:p>739696.333333333</text:p>
              </table:table-cell>
              <table:table-cell office:value-type="float" office:value="739695.615116101">
                <text:p>739695.615116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061.233333333">
                <text:p>740061.233333333</text:p>
              </table:table-cell>
              <table:table-cell office:value-type="float" office:value="740060.85079334">
                <text:p>740060.85079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426.35">
                <text:p>740426.35</text:p>
              </table:table-cell>
              <table:table-cell office:value-type="float" office:value="740426.095443818">
                <text:p>740426.095443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791.35">
                <text:p>740791.35</text:p>
              </table:table-cell>
              <table:table-cell office:value-type="float" office:value="740791.334522783">
                <text:p>740791.334522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1157.391666667">
                <text:p>741157.391666667</text:p>
              </table:table-cell>
              <table:table-cell office:value-type="float" office:value="741156.577850248">
                <text:p>741156.57785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1522.458333333">
                <text:p>741522.458333333</text:p>
              </table:table-cell>
              <table:table-cell office:value-type="float" office:value="741521.820472524">
                <text:p>741521.820472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1887.391666667">
                <text:p>741887.391666667</text:p>
              </table:table-cell>
              <table:table-cell office:value-type="float" office:value="741887.057075405">
                <text:p>741887.0570754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252.658333333">
                <text:p>742252.658333333</text:p>
              </table:table-cell>
              <table:table-cell office:value-type="float" office:value="742252.307764733">
                <text:p>742252.307764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617.825">
                <text:p>742617.825</text:p>
              </table:table-cell>
              <table:table-cell office:value-type="float" office:value="742617.554109282">
                <text:p>742617.554109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982.825">
                <text:p>742982.825</text:p>
              </table:table-cell>
              <table:table-cell office:value-type="float" office:value="742982.794158877">
                <text:p>742982.794158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348.075">
                <text:p>743348.075</text:p>
              </table:table-cell>
              <table:table-cell office:value-type="float" office:value="743348.043754467">
                <text:p>743348.043754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14.066666667">
                <text:p>743714.066666667</text:p>
              </table:table-cell>
              <table:table-cell office:value-type="float" office:value="743713.284686184">
                <text:p>743713.284686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79.166666667">
                <text:p>744079.166666667</text:p>
              </table:table-cell>
              <table:table-cell office:value-type="float" office:value="744078.528241534">
                <text:p>744078.528241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444.266666667">
                <text:p>744444.266666667</text:p>
              </table:table-cell>
              <table:table-cell office:value-type="float" office:value="744443.77258372">
                <text:p>744443.772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809.183333333">
                <text:p>744809.183333333</text:p>
              </table:table-cell>
              <table:table-cell office:value-type="float" office:value="744809.008136297">
                <text:p>744809.008136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174.35">
                <text:p>745174.35</text:p>
              </table:table-cell>
              <table:table-cell office:value-type="float" office:value="745174.254784201">
                <text:p>745174.254784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5540.325">
                <text:p>745540.325</text:p>
              </table:table-cell>
              <table:table-cell office:value-type="float" office:value="745539.495410298">
                <text:p>745539.495410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905.158333333">
                <text:p>745905.158333333</text:p>
              </table:table-cell>
              <table:table-cell office:value-type="float" office:value="745904.727836925">
                <text:p>745904.727836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270.275">
                <text:p>746270.275</text:p>
              </table:table-cell>
              <table:table-cell office:value-type="float" office:value="746269.972654622">
                <text:p>746269.9726546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6635.325">
                <text:p>746635.325</text:p>
              </table:table-cell>
              <table:table-cell office:value-type="float" office:value="746635.213512621">
                <text:p>746635.213512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001.366666667">
                <text:p>747001.366666667</text:p>
              </table:table-cell>
              <table:table-cell office:value-type="float" office:value="747000.457056254">
                <text:p>747000.457056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7366.533333333">
                <text:p>747366.533333333</text:p>
              </table:table-cell>
              <table:table-cell office:value-type="float" office:value="747365.703571414">
                <text:p>747365.7035714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7731.466666667">
                <text:p>747731.466666667</text:p>
              </table:table-cell>
              <table:table-cell office:value-type="float" office:value="747730.940128769">
                <text:p>747730.940128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096.616666667">
                <text:p>748096.616666667</text:p>
              </table:table-cell>
              <table:table-cell office:value-type="float" office:value="748096.186839268">
                <text:p>748096.186839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61.716666667">
                <text:p>748461.716666667</text:p>
              </table:table-cell>
              <table:table-cell office:value-type="float" office:value="748461.430551018">
                <text:p>748461.430551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6081.958333333">
                <text:p>786081.958333333</text:p>
              </table:table-cell>
              <table:table-cell office:value-type="float" office:value="786081.399855448">
                <text:p>786081.399855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446.975">
                <text:p>786446.975</text:p>
              </table:table-cell>
              <table:table-cell office:value-type="float" office:value="786446.639983783">
                <text:p>786446.63998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6811.941666667">
                <text:p>786811.941666667</text:p>
              </table:table-cell>
              <table:table-cell office:value-type="float" office:value="786811.878574146">
                <text:p>786811.878574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87177.95">
                <text:p>787177.95</text:p>
              </table:table-cell>
              <table:table-cell office:value-type="float" office:value="787177.120286055">
                <text:p>787177.12028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7542.966666667">
                <text:p>787542.966666667</text:p>
              </table:table-cell>
              <table:table-cell office:value-type="float" office:value="787542.360203548">
                <text:p>787542.360203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7908">
                <text:p>787908</text:p>
              </table:table-cell>
              <table:table-cell office:value-type="float" office:value="787907.60128469">
                <text:p>787907.60128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273">
                <text:p>788273</text:p>
              </table:table-cell>
              <table:table-cell office:value-type="float" office:value="788272.840931426">
                <text:p>788272.840931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8638.975">
                <text:p>788638.975</text:p>
              </table:table-cell>
              <table:table-cell office:value-type="float" office:value="788638.081440111">
                <text:p>788638.08144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89004.125">
                <text:p>789004.125</text:p>
              </table:table-cell>
              <table:table-cell office:value-type="float" office:value="789003.327431812">
                <text:p>789003.327431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369.141666667">
                <text:p>789369.141666667</text:p>
              </table:table-cell>
              <table:table-cell office:value-type="float" office:value="789368.567154198">
                <text:p>789368.567154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9734.158333333">
                <text:p>789734.158333333</text:p>
              </table:table-cell>
              <table:table-cell office:value-type="float" office:value="789733.80740165">
                <text:p>789733.80740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0099.391666667">
                <text:p>790099.391666667</text:p>
              </table:table-cell>
              <table:table-cell office:value-type="float" office:value="790099.056668474">
                <text:p>790099.056668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464.541666667">
                <text:p>790464.541666667</text:p>
              </table:table-cell>
              <table:table-cell office:value-type="float" office:value="790464.302527411">
                <text:p>790464.302527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0829.675">
                <text:p>790829.675</text:p>
              </table:table-cell>
              <table:table-cell office:value-type="float" office:value="790829.548210561">
                <text:p>790829.5482105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195.733333333">
                <text:p>791195.733333333</text:p>
              </table:table-cell>
              <table:table-cell office:value-type="float" office:value="791194.7914677">
                <text:p>791194.7914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1560.75">
                <text:p>791560.75</text:p>
              </table:table-cell>
              <table:table-cell office:value-type="float" office:value="791560.032062728">
                <text:p>791560.0320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1925.95">
                <text:p>791925.95</text:p>
              </table:table-cell>
              <table:table-cell office:value-type="float" office:value="791925.279636282">
                <text:p>791925.279636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2290.95">
                <text:p>792290.95</text:p>
              </table:table-cell>
              <table:table-cell office:value-type="float" office:value="792290.519040327">
                <text:p>792290.51904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655.883333333">
                <text:p>792655.883333333</text:p>
              </table:table-cell>
              <table:table-cell office:value-type="float" office:value="792655.755971872">
                <text:p>792655.755971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3021">
                <text:p>793021</text:p>
              </table:table-cell>
              <table:table-cell office:value-type="float" office:value="793021.000404919">
                <text:p>793021.00040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386.925">
                <text:p>793386.925</text:p>
              </table:table-cell>
              <table:table-cell office:value-type="float" office:value="793386.238237765">
                <text:p>793386.238237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3751.891666667">
                <text:p>793751.891666667</text:p>
              </table:table-cell>
              <table:table-cell office:value-type="float" office:value="793751.477239023">
                <text:p>793751.4772390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4116.958333333">
                <text:p>794116.958333333</text:p>
              </table:table-cell>
              <table:table-cell office:value-type="float" office:value="794116.718970905">
                <text:p>794116.71897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4481.975">
                <text:p>794481.975</text:p>
              </table:table-cell>
              <table:table-cell office:value-type="float" office:value="794481.959401161">
                <text:p>794481.959401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4847.225">
                <text:p>794847.225</text:p>
              </table:table-cell>
              <table:table-cell office:value-type="float" office:value="794847.209554111">
                <text:p>794847.209554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213.216666667">
                <text:p>795213.216666667</text:p>
              </table:table-cell>
              <table:table-cell office:value-type="float" office:value="795212.450809695">
                <text:p>795212.450809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5578.166666667">
                <text:p>795578.166666667</text:p>
              </table:table-cell>
              <table:table-cell office:value-type="float" office:value="795577.688265201">
                <text:p>795577.688265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943.35">
                <text:p>795943.35</text:p>
              </table:table-cell>
              <table:table-cell office:value-type="float" office:value="795942.935373521">
                <text:p>795942.935373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6308.4">
                <text:p>796308.4</text:p>
              </table:table-cell>
              <table:table-cell office:value-type="float" office:value="796308.176868931">
                <text:p>796308.1768689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6673.45">
                <text:p>796673.45</text:p>
              </table:table-cell>
              <table:table-cell office:value-type="float" office:value="796673.418758118">
                <text:p>796673.41875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7039.541666667">
                <text:p>797039.541666667</text:p>
              </table:table-cell>
              <table:table-cell office:value-type="float" office:value="797038.66397105">
                <text:p>797038.66397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7404.558333333">
                <text:p>797404.558333333</text:p>
              </table:table-cell>
              <table:table-cell office:value-type="float" office:value="797403.903984021">
                <text:p>797403.903984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769.758333333">
                <text:p>797769.758333333</text:p>
              </table:table-cell>
              <table:table-cell office:value-type="float" office:value="797769.151646204">
                <text:p>797769.151646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134.808333333">
                <text:p>798134.808333333</text:p>
              </table:table-cell>
              <table:table-cell office:value-type="float" office:value="798134.393402645">
                <text:p>798134.393402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499.758333333">
                <text:p>798499.758333333</text:p>
              </table:table-cell>
              <table:table-cell office:value-type="float" office:value="798499.630859294">
                <text:p>798499.6308592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865.008333333">
                <text:p>798865.008333333</text:p>
              </table:table-cell>
              <table:table-cell office:value-type="float" office:value="798864.881060436">
                <text:p>798864.881060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9231.066666667">
                <text:p>799231.066666667</text:p>
              </table:table-cell>
              <table:table-cell office:value-type="float" office:value="799230.124592103">
                <text:p>799230.124592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9596.05">
                <text:p>799596.05</text:p>
              </table:table-cell>
              <table:table-cell office:value-type="float" office:value="799595.363901701">
                <text:p>799595.363901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9961.15">
                <text:p>799961.15</text:p>
              </table:table-cell>
              <table:table-cell office:value-type="float" office:value="799960.607165432">
                <text:p>799960.607165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0326.083333333">
                <text:p>800326.083333333</text:p>
              </table:table-cell>
              <table:table-cell office:value-type="float" office:value="800325.84418148">
                <text:p>800325.84418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0691.183333333">
                <text:p>800691.183333333</text:p>
              </table:table-cell>
              <table:table-cell office:value-type="float" office:value="800691.088537473">
                <text:p>800691.0885374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057.191666667">
                <text:p>801057.191666667</text:p>
              </table:table-cell>
              <table:table-cell office:value-type="float" office:value="801056.330057734">
                <text:p>801056.330057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1422.058333333">
                <text:p>801422.058333333</text:p>
              </table:table-cell>
              <table:table-cell office:value-type="float" office:value="801421.563535642">
                <text:p>801421.5635356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1787.225">
                <text:p>801787.225</text:p>
              </table:table-cell>
              <table:table-cell office:value-type="float" office:value="801786.810013442">
                <text:p>801786.810013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152.241666667">
                <text:p>802152.241666667</text:p>
              </table:table-cell>
              <table:table-cell office:value-type="float" office:value="802152.050521978">
                <text:p>802152.0505219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2518.133333333">
                <text:p>802518.133333333</text:p>
              </table:table-cell>
              <table:table-cell office:value-type="float" office:value="802517.287919879">
                <text:p>802517.287919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2883.333333333">
                <text:p>802883.333333333</text:p>
              </table:table-cell>
              <table:table-cell office:value-type="float" office:value="802882.535657747">
                <text:p>802882.535657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3248.416666667">
                <text:p>803248.416666667</text:p>
              </table:table-cell>
              <table:table-cell office:value-type="float" office:value="803247.778780818">
                <text:p>803247.778780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3613.666666667">
                <text:p>803613.666666667</text:p>
              </table:table-cell>
              <table:table-cell office:value-type="float" office:value="803613.028711861">
                <text:p>803613.028711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78.85">
                <text:p>803978.85</text:p>
              </table:table-cell>
              <table:table-cell office:value-type="float" office:value="803978.275192245">
                <text:p>803978.275192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343.75">
                <text:p>804343.75</text:p>
              </table:table-cell>
              <table:table-cell office:value-type="float" office:value="804343.51109142">
                <text:p>804343.51109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4708.966666667">
                <text:p>804708.966666667</text:p>
              </table:table-cell>
              <table:table-cell office:value-type="float" office:value="804708.759647809">
                <text:p>804708.759647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5074.066666667">
                <text:p>805074.066666667</text:p>
              </table:table-cell>
              <table:table-cell office:value-type="float" office:value="805074.002834025">
                <text:p>805074.002834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5439.941666667">
                <text:p>805439.941666667</text:p>
              </table:table-cell>
              <table:table-cell office:value-type="float" office:value="805439.239662996">
                <text:p>805439.239662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805.091666667">
                <text:p>805805.091666667</text:p>
              </table:table-cell>
              <table:table-cell office:value-type="float" office:value="805804.48533065">
                <text:p>805804.485330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6170.041666667">
                <text:p>806170.041666667</text:p>
              </table:table-cell>
              <table:table-cell office:value-type="float" office:value="806169.723121504">
                <text:p>806169.723121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6535.125">
                <text:p>806535.125</text:p>
              </table:table-cell>
              <table:table-cell office:value-type="float" office:value="806534.965833843">
                <text:p>806534.965833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6901.15">
                <text:p>806901.15</text:p>
              </table:table-cell>
              <table:table-cell office:value-type="float" office:value="806900.208381249">
                <text:p>806900.20838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7266.05">
                <text:p>807266.05</text:p>
              </table:table-cell>
              <table:table-cell office:value-type="float" office:value="807265.443227796">
                <text:p>807265.44322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minimum="650000" chart:maximum="677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285cm" xlink:href=".." xlink:type="simple" chart:class="chart:bar" chart:style-name="ch1">
        <chart:title svg:x="5.597cm" svg:y="2.3cm" chart:style-name="ch2">
          <text:p>Meeus vs CC (1788 - 1832)</text:p>
        </chart:title>
        <chart:legend chart:legend-position="end" svg:x="28.543cm" svg:y="4.609cm" style:legend-expansion="high" chart:style-name="ch3"/>
        <chart:plot-area chart:style-name="ch4" table:cell-range-address="'VernalEquinox-1788-2211'.G3:'VernalEquinox-1788-2211'.G68 'VernalEquinox-1788-2211'.T3:'VernalEquinox-1788-2211'.T68" chart:data-source-has-labels="row" svg:x="0.756cm" svg:y="0.931cm" svg:width="27.502cm" svg:height="8.984cm">
          <chartooo:coordinate-region svg:x="2.15cm" svg:y="0.931cm" svg:width="26.108cm" svg:height="8.4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68" loext:label-string="noaa" chart:class="chart:bar">
            <chart:data-point chart:repeated="66"/>
          </chart:series>
          <chart:series chart:style-name="ch9" chart:values-cell-range-address="'VernalEquinox-1788-2211'.T3:'VernalEquinox-1788-2211'.T68" loext:label-string="cc" chart:class="chart:bar">
            <chart:data-point chart:repeated="16"/>
            <chart:data-point chart:style-name="ch10"/>
            <chart:data-point chart:repeated="16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68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T3:'VernalEquinox-1788-2211'.T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40000" chart:maximum="787000" chart:origin="0" chart:interval-major="2500" chart:reverse-direction="false" text:line-break="false" loext:try-staggering-first="false" chart:link-data-style-to-source="true" chart:axis-position="1"/>
      <style:graphic-properties draw:stroke-dash="Dot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382cm" xlink:href=".." xlink:type="simple" chart:class="chart:bar" chart:style-name="ch1">
        <chart:title svg:x="5.239cm" svg:y="2.314cm" chart:style-name="ch2">
          <text:p>Meeus vs CC (2050 - 2152)</text:p>
        </chart:title>
        <chart:legend chart:legend-position="end" svg:x="28.543cm" svg:y="4.658cm" style:legend-expansion="high" chart:style-name="ch3"/>
        <chart:plot-area chart:style-name="ch4" table:cell-range-address="'VernalEquinox-1788-2211'.G265:'VernalEquinox-1788-2211'.G367 'VernalEquinox-1788-2211'.T265:'VernalEquinox-1788-2211'.T367" chart:data-source-has-labels="row" svg:x="0.602cm" svg:y="0.872cm" svg:width="27.522cm" svg:height="9.518cm">
          <chartooo:coordinate-region svg:x="1.996cm" svg:y="0.872cm" svg:width="26.119cm" svg:height="8.5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265:'VernalEquinox-1788-2211'.G367" loext:label-string="noaa" chart:class="chart:bar">
            <chart:data-point chart:repeated="103"/>
          </chart:series>
          <chart:series chart:style-name="ch9" chart:values-cell-range-address="'VernalEquinox-1788-2211'.T265:'VernalEquinox-1788-2211'.T367" loext:label-string="cc" chart:class="chart:bar">
            <chart:data-point chart:repeated="62"/>
            <chart:data-point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461.716666667">
                <text:p>748461.716666667</text:p>
                <draw:g>
                  <svg:desc>'VernalEquinox-1788-2211'.G265:'VernalEquinox-1788-2211'.G367</svg:desc>
                </draw:g>
              </table:table-cell>
              <table:table-cell office:value-type="float" office:value="748461.430551018">
                <text:p>748461.430551018</text:p>
                <draw:g>
                  <svg:desc>'VernalEquinox-1788-2211'.T265:'VernalEquinox-1788-2211'.T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85cm" svg:height="10.482cm" xlink:href=".." xlink:type="simple" chart:class="chart:line" chart:style-name="ch1">
        <chart:title svg:x="5.168cm" svg:y="7.142cm" chart:style-name="ch2">
          <text:p>Difference Between Meeus and CC (1788 - 2211)</text:p>
        </chart:title>
        <chart:legend chart:legend-position="end" svg:x="27.494cm" svg:y="4.339cm" style:legend-expansion="custom" chartooo:width="2.49cm" chartooo:height="2.06cm" style:legend-expansion-aspect-ratio="1.20873786407767" chart:style-name="ch3"/>
        <chart:plot-area chart:style-name="ch4" table:cell-range-address="'VernalEquinox-1788-2211'.X3:'VernalEquinox-1788-2211'.X426 'VernalEquinox-1788-2211'.V3:'VernalEquinox-1788-2211'.V426" chart:data-source-has-labels="row" svg:x="0.162cm" svg:y="0.355cm" svg:width="27.731cm" svg:height="10.145cm">
          <chartooo:coordinate-region svg:x="1.112cm" svg:y="1.283cm" svg:width="26.238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X3:'VernalEquinox-1788-2211'.X426" loext:label-string="season" chart:class="chart:line">
            <chart:data-point chart:repeated="424"/>
          </chart:series>
          <chart:series chart:style-name="ch10" chart:values-cell-range-address="'VernalEquinox-1788-2211'.V3:'VernalEquinox-1788-2211'.V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3046742457664">
                <text:p>0.0713046742457664</text:p>
                <draw:g>
                  <svg:desc>'VernalEquinox-1788-2211'.X3:'VernalEquinox-1788-2211'.X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V3:'VernalEquinox-1788-2211'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.831533144796">
                <text:p>359.831533144796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590928908292">
                <text:p>359.590928908292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347028517252">
                <text:p>359.347028517252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94995285268">
                <text:p>0.101594995285268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86245277735">
                <text:p>359.86245277735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617168042765">
                <text:p>359.617168042765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37755149274">
                <text:p>359.37755149274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193824610207">
                <text:p>0.128193824610207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.884608031251">
                <text:p>359.884608031251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.642614763405">
                <text:p>359.642614763405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.40050598346">
                <text:p>359.40050598346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67351815038">
                <text:p>123.467351815038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067538990188">
                <text:p>115.067538990188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167091054609">
                <text:p>107.167091054609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390419535368">
                <text:p>99.7390419535368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753255424555">
                <text:p>93.6753255424555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862322973117">
                <text:p>87.0862322973117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862989334011">
                <text:p>80.8862989334011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0493065206392">
                <text:p>75.0493065206392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00567018491">
                <text:p>70.50056701849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224751585658">
                <text:p>65.322475158565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468304932379">
                <text:p>60.4468304932379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5144515544">
                <text:p>55.8665144515544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5100877723307">
                <text:p>52.5100877723307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585988213075">
                <text:p>48.458598821307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455191261775">
                <text:p>44.6455191261775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0645666333294">
                <text:p>41.0645666333294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6700816155208">
                <text:p>38.6700816155208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112556168096">
                <text:p>35.511255616809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13962841121">
                <text:p>32.5413962841121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606610261428">
                <text:p>29.7606610261428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1189163232048">
                <text:p>28.1189163232048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647504696084">
                <text:p>25.664750469608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570233781284">
                <text:p>23.3570233781284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994187925084">
                <text:p>21.1994187925084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1567289094237">
                <text:p>20.1567289094237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2541880714125">
                <text:p>18.2541880714125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23624555045">
                <text:p>16.4723624555045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060071951841">
                <text:p>14.8060071951841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155911216905">
                <text:p>14.2155911216905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82712492056">
                <text:p>12.7482712492056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695163005541">
                <text:p>11.3695163005541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708750810372">
                <text:p>10.0708750810372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13150417822">
                <text:p>9.84413150417822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0142247930198">
                <text:p>8.70142247930198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23782613613">
                <text:p>7.623782613613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085122802091">
                <text:p>6.62085122802091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484516005585">
                <text:p>6.66484516005585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7595470788947">
                <text:p>5.77595470788947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3940931964607">
                <text:p>4.93940931964607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336480225233">
                <text:p>4.15336480225233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0230500484176">
                <text:p>4.40230500484176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037172220007">
                <text:p>3.7037172220007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01734203869">
                <text:p>3.041017342038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69015808211">
                <text:p>2.41269015808211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85929681547">
                <text:p>2.8085929681547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32316183043">
                <text:p>2.2423231618304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942264960991">
                <text:p>1.69942264960991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166478070838">
                <text:p>1.19166478070838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848639345582">
                <text:p>1.69848639345582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262084752787">
                <text:p>1.23262084752787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949809941696">
                <text:p>0.7894980994169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565637424472">
                <text:p>0.363565637424472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79626876011">
                <text:p>0.94979626876011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815830220643">
                <text:p>0.562815830220643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2090954091109">
                <text:p>0.182090954091109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82138536538">
                <text:p>359.82138536538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5508193512505">
                <text:p>0.46550819351250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213581325719">
                <text:p>0.12121358132571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793158314162">
                <text:p>359.793158314162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743080568">
                <text:p>359.4743080568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10175380996">
                <text:p>0.155910175380996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856079457779">
                <text:p>359.856079457779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05041847">
                <text:p>359.553505041847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26290495455">
                <text:p>359.26290495455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975559203485">
                <text:p>359.975559203485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690101627442">
                <text:p>359.69010162744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414062177821">
                <text:p>359.414062177821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40283403787">
                <text:p>359.140283403787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858297493862">
                <text:p>359.858297493862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93837522858">
                <text:p>359.593837522858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24618451559">
                <text:p>359.32461845155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065405573376">
                <text:p>359.065405573376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30097596">
                <text:p>359.809030097596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50030863684">
                <text:p>359.550030863684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29930368239">
                <text:p>359.29930368239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052297102957">
                <text:p>359.05229710295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94623703128">
                <text:p>359.794623703128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53725297417">
                <text:p>359.553725297417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302979017288">
                <text:p>359.302979017288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055450752479">
                <text:p>359.055450752479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7966406159">
                <text:p>359.807966406159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55464882353">
                <text:p>359.555464882353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09895578568">
                <text:p>359.309895578568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069224127845">
                <text:p>359.069224127845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14408315688">
                <text:p>359.814408315688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7453952841">
                <text:p>359.57453952841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327268702888">
                <text:p>359.327268702888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9.082558810733">
                <text:p>359.082558810733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41812124403">
                <text:p>359.841812124403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96274627183">
                <text:p>359.596274627183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353871005223">
                <text:p>359.353871005223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.116145355365">
                <text:p>359.116145355365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162703772">
                <text:p>359.862162703772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623204476367">
                <text:p>359.623204476367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381213947832">
                <text:p>359.381213947832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9.139412180048">
                <text:p>359.139412180048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01984497636">
                <text:p>359.901984497636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65855578948">
                <text:p>359.65855578948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416778706807">
                <text:p>359.416778706807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9.182818028843">
                <text:p>359.182818028843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.939296026758">
                <text:p>358.939296026758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70094180711">
                <text:p>358.70094180711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8247239934">
                <text:p>358.458247239934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210512015641">
                <text:p>358.210512015641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966768244427">
                <text:p>358.966768244427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8.719784868226">
                <text:p>358.719784868226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.474148873167">
                <text:p>358.474148873167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.239606761475">
                <text:p>358.239606761475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8.98883093481">
                <text:p>358.98883093481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8.74958086984">
                <text:p>358.74958086984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.509305678432">
                <text:p>358.509305678432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.266867764265">
                <text:p>358.26686776426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8958904521">
                <text:p>359.02895890452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78907534375">
                <text:p>358.78907534375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.545550468963">
                <text:p>358.545550468963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.310590274777">
                <text:p>358.310590274777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.059518816866">
                <text:p>359.059518816866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817698526051">
                <text:p>358.817698526051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.57830959608">
                <text:p>358.5783095960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335114295922">
                <text:p>358.335114295922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.093815945551">
                <text:p>359.093815945551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852201162899">
                <text:p>358.852201162899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6375022693">
                <text:p>358.606375022693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371792367736">
                <text:p>358.371792367736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9.124203551732">
                <text:p>359.124203551732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8.882202363646">
                <text:p>358.88220236364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8.64267154289">
                <text:p>358.64267154289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397219198763">
                <text:p>358.397219198763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.153303603143">
                <text:p>359.153303603143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.913233912015">
                <text:p>358.91323391201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.670408303311">
                <text:p>358.670408303311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439190622856">
                <text:p>358.439190622856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5681836332">
                <text:p>359.19568183633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956574872027">
                <text:p>358.956574872027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8.721340517801">
                <text:p>358.721340517801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8.483118024156">
                <text:p>358.483118024156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9.244211277146">
                <text:p>359.244211277146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.007855032291">
                <text:p>359.007855032291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64617997986">
                <text:p>358.7646179979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28942858469">
                <text:p>358.528942858469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.282062463837">
                <text:p>359.28206246383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9.040302559657">
                <text:p>359.040302559657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3508194396">
                <text:p>358.803508194396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566177013519">
                <text:p>358.566177013519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9.32595626398">
                <text:p>359.32595626398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.09126473479">
                <text:p>359.09126473479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.853068367403">
                <text:p>358.853068367403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.624271085569">
                <text:p>358.624271085569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.388099553569">
                <text:p>359.388099553569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153928094376">
                <text:p>359.153928094376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.922677891529">
                <text:p>358.922677891529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690225286082">
                <text:p>358.690225286082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3284298339">
                <text:p>359.453284298339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9.224334906754">
                <text:p>359.224334906754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992729363599">
                <text:p>358.992729363599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.767664957171">
                <text:p>358.767664957171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9.535814429768">
                <text:p>359.535814429768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.304241260244">
                <text:p>359.304241260244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.077391048224">
                <text:p>359.077391048224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852358312624">
                <text:p>358.852358312624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621958481988">
                <text:p>359.621958481988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398029601763">
                <text:p>359.398029601763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0427743526">
                <text:p>359.170427743526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94766289894">
                <text:p>358.94766289894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.720759766153">
                <text:p>359.720759766153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.498272394072">
                <text:p>359.498272394072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.281187220791">
                <text:p>359.281187220791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.068714902134">
                <text:p>359.068714902134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.850389246783">
                <text:p>359.850389246783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.639248225421">
                <text:p>359.639248225421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9.428610919365">
                <text:p>359.428610919365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.223298848376">
                <text:p>359.223298848376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318946837884">
                <text:p>0.0129318946837884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805237957473">
                <text:p>359.805237957473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9.597207865529">
                <text:p>359.59720786552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9.393889969331">
                <text:p>359.393889969331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4563494065515">
                <text:p>0.184563494065515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983838177865">
                <text:p>359.98383817786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.78656374778">
                <text:p>359.78656374778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9.593415892595">
                <text:p>359.593415892595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737166226558">
                <text:p>0.396737166226558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5249961143636">
                <text:p>0.205249961143636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0313043117858">
                <text:p>0.0170313043117858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83787449668">
                <text:p>359.83787449668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289826947912">
                <text:p>0.653289826947912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017811120073">
                <text:p>0.476017811120073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908670858211">
                <text:p>0.30190867085821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.846353231202">
                <text:p>358.846353231202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.600637636753">
                <text:p>359.600637636753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.359942405994">
                <text:p>359.35994240599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9.11758215856">
                <text:p>359.11758215856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880661940433">
                <text:p>358.880661940433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5954665488">
                <text:p>359.635954665488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392204245384">
                <text:p>359.392204245384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9.152970357374">
                <text:p>359.152970357374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913811005533">
                <text:p>358.913811005533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9.666705801068">
                <text:p>359.666705801068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9.424364695785">
                <text:p>359.424364695785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9.175947019391">
                <text:p>359.175947019391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.932980160947">
                <text:p>358.932980160947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9.686213374482">
                <text:p>359.686213374482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440609731603">
                <text:p>359.440609731603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2363510904">
                <text:p>359.202363510904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965144328949">
                <text:p>358.96514432894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9.718073529975">
                <text:p>359.71807352997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9.48041629836">
                <text:p>359.48041629836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.237610571355">
                <text:p>359.237610571355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.000958853439">
                <text:p>359.000958853439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9.76001916952">
                <text:p>359.76001916952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.514584054057">
                <text:p>359.514584054057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9.274108512576">
                <text:p>359.274108512576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9.033806705032">
                <text:p>359.03380670503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3219218311">
                <text:p>359.783219218311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543606752432">
                <text:p>359.543606752432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.298676768199">
                <text:p>359.298676768199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9.057635842078">
                <text:p>359.057635842078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.813867574891">
                <text:p>359.8138675748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.566410814627">
                <text:p>359.566410814627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9.327124922098">
                <text:p>359.32712492209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.090501370949">
                <text:p>359.090501370949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.841564942465">
                <text:p>359.841564942465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601774862523">
                <text:p>359.601774862523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6199963753">
                <text:p>359.356199963753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9.113159136372">
                <text:p>359.113159136372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9.871588009082">
                <text:p>359.871588009082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9.626615606929">
                <text:p>359.626615606929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9.388933230701">
                <text:p>359.388933230701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155063130591">
                <text:p>359.155063130591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9.90564040245">
                <text:p>359.90564040245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9.667950905179">
                <text:p>359.667950905179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9.426341287593">
                <text:p>359.426341287593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9.184729646713">
                <text:p>359.184729646713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3719148796">
                <text:p>359.943719148796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69467293585">
                <text:p>359.69467293585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449524483449">
                <text:p>359.449524483449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.211202105691">
                <text:p>359.211202105691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.957020948932">
                <text:p>359.957020948932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.717465927635">
                <text:p>359.717465927635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.475597616763">
                <text:p>359.475597616763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9.232364554871">
                <text:p>359.232364554871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992368482784">
                <text:p>359.992368482784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747326912086">
                <text:p>359.747326912086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07924757847">
                <text:p>359.507924757847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277054704718">
                <text:p>359.277054704718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76771381522849">
                <text:p>0.0276771381522849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.788213701118">
                <text:p>359.788213701118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9.546263787081">
                <text:p>359.546263787081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.301005200796">
                <text:p>359.301005200796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9948262170074">
                <text:p>0.0599948262170074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.814831182983">
                <text:p>359.814831182983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9.572423950136">
                <text:p>359.572423950136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.81394264699">
                <text:p>144.81394264699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.962505121515">
                <text:p>146.962505121515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162628824903">
                <text:p>148.162628824903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368889275942">
                <text:p>149.368889275942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580342824513">
                <text:p>150.580342824513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761324532486">
                <text:p>152.761324532486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91752754413">
                <text:p>153.991752754413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228302344949">
                <text:p>155.228302344949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.464035706798">
                <text:p>156.46403570679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.683040065898">
                <text:p>158.683040065898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936480423552">
                <text:p>159.93648042355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03143719536">
                <text:p>161.20314371953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471176403051">
                <text:p>162.471176403051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713059384423">
                <text:p>164.713059384423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005438879518">
                <text:p>166.005438879518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293292347662">
                <text:p>167.293292347662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592027085517">
                <text:p>168.592027085517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.869825055666">
                <text:p>170.869825055666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2.18168557014">
                <text:p>172.18168557014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.503575818675">
                <text:p>173.503575818675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823567855157">
                <text:p>174.823567855157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134208027903">
                <text:p>177.134208027903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477227914453">
                <text:p>178.477227914453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26256229684">
                <text:p>179.826256229684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78175650435">
                <text:p>181.178175650435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21222361862">
                <text:p>183.521222361862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894379762256">
                <text:p>184.894379762256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271321552536">
                <text:p>186.271321552536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.661787830533">
                <text:p>187.661787830533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.037416017924">
                <text:p>190.037416017924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.4492654719">
                <text:p>191.4492654719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2.859535277203">
                <text:p>192.859535277203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73188303039">
                <text:p>194.273188303039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.692243360147">
                <text:p>196.692243360147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121804479255">
                <text:p>198.121804479255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65367236704">
                <text:p>199.56536723670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8804639307">
                <text:p>201.008804639307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452831703911">
                <text:p>203.452831703911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.918461812926">
                <text:p>204.918461812926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383476743445">
                <text:p>206.383476743445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.861045586949">
                <text:p>207.861045586949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.341424225808">
                <text:p>210.341424225808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1.838316927817">
                <text:p>211.838316927817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.336763277854">
                <text:p>213.336763277854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.847005890835">
                <text:p>214.847005890835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364546545832">
                <text:p>217.36454654583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894152931374">
                <text:p>218.894152931374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432584281269">
                <text:p>220.432584281269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.97027642536">
                <text:p>221.97027642536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52677704698">
                <text:p>223.52677704698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.080498774048">
                <text:p>225.080498774048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.641731558811">
                <text:p>226.641731558811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.215791497336">
                <text:p>228.215791497336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0.797222301029">
                <text:p>230.797222301029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9118667179">
                <text:p>232.3911866717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981080998936">
                <text:p>233.981080998936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58279949909">
                <text:p>235.58279949909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01781356205">
                <text:p>238.201781356205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9.818064925676">
                <text:p>239.818064925676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.442045043099">
                <text:p>241.442045043099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.074604419729">
                <text:p>243.07460441972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5.7282663062">
                <text:p>245.7282663062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.37459293531">
                <text:p>247.37459293531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032466980054">
                <text:p>249.032466980054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692833071836">
                <text:p>250.692833071836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3.384460991852">
                <text:p>253.384460991852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5.064555185854">
                <text:p>255.064555185854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748862902503">
                <text:p>256.748862902503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449185554513">
                <text:p>258.449185554513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.162320159448">
                <text:p>261.162320159448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2.875670994217">
                <text:p>262.875670994217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4.590507799803">
                <text:p>264.590507799803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.314006267996">
                <text:p>266.314006267996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.063561033428">
                <text:p>269.06356103342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.795079237294">
                <text:p>270.795079237294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.535429794872">
                <text:p>272.535429794872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4.281819554897">
                <text:p>274.281819554897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.058397702844">
                <text:p>277.058397702844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18204127398">
                <text:p>278.818204127398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94108200043">
                <text:p>280.594108200043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.369906574713">
                <text:p>282.369906574713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175398537162">
                <text:p>285.175398537162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67511231771">
                <text:p>286.967511231771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762678880477">
                <text:p>288.762678880477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.576118987323">
                <text:p>290.576118987323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.402058653985">
                <text:p>293.402058653985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5.221592528993">
                <text:p>295.221592528993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7.044293916479">
                <text:p>297.044293916479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871095757517">
                <text:p>298.87109575751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1.724105071997">
                <text:p>301.724105071997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561972889103">
                <text:p>303.561972889103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001561033">
                <text:p>305.4100156103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261562310217">
                <text:p>307.261562310217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134938017181">
                <text:p>310.134938017181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1.992624272134">
                <text:p>311.992624272134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866645511">
                <text:p>313.86664551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5.738955661989">
                <text:p>315.738955661989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8.63262531747">
                <text:p>318.63262531747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0.518174555997">
                <text:p>320.518174555997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03539029663">
                <text:p>322.403539029663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097065075388">
                <text:p>359.097065075388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0031253838">
                <text:p>359.850031253838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602767834695">
                <text:p>359.602767834695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.363721438996">
                <text:p>359.363721438996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.126648891055">
                <text:p>359.126648891055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.880992611797">
                <text:p>359.880992611797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.642277184823">
                <text:p>359.642277184823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9.402437596145">
                <text:p>359.402437596145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9.163492426786">
                <text:p>359.163492426786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19623658338">
                <text:p>359.919623658338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674884338943">
                <text:p>359.674884338943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36147752778">
                <text:p>359.436147752778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197397244519">
                <text:p>359.197397244519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944338781963">
                <text:p>359.944338781963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699615304336">
                <text:p>359.699615304336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.455259921458">
                <text:p>359.455259921458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9.212724327626">
                <text:p>359.212724327626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9.968739965276">
                <text:p>359.96873996527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.722466138861">
                <text:p>359.722466138861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.483994796123">
                <text:p>359.483994796123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9.248540478213">
                <text:p>359.24854047821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41930349404">
                <text:p>0.00033641930349404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763578054371">
                <text:p>359.763578054371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9.525882078356">
                <text:p>359.525882078356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.284873871817">
                <text:p>359.284873871817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10680538116139">
                <text:p>0.0410680538116139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9.792213143446">
                <text:p>359.792213143446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9.551892186762">
                <text:p>359.551892186762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.315836108035">
                <text:p>359.315836108035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0612838362576">
                <text:p>0.0650612838362576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824652312862">
                <text:p>359.82465231286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84055705855">
                <text:p>359.584055705855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339693847549">
                <text:p>359.339693847549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62183911760803">
                <text:p>0.096218391176080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9.849835878544">
                <text:p>359.849835878544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.609058465139">
                <text:p>359.609058465139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.372861370663">
                <text:p>359.372861370663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12829663197">
                <text:p>0.11912829663197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9.876705137081">
                <text:p>359.876705137081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9.63861135488">
                <text:p>359.63861135488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396289343174">
                <text:p>359.396289343174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5790781253018">
                <text:p>0.155790781253018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91262929338">
                <text:p>359.91262929338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672140725015">
                <text:p>359.672140725015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439794178747">
                <text:p>359.43979417874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9792388817295">
                <text:p>0.18979238881729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.950464001289">
                <text:p>359.950464001289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714193241904">
                <text:p>359.714193241904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467503916341">
                <text:p>359.467503916341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225226879396">
                <text:p>359.225226879396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976857218673">
                <text:p>358.976857218673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30751828072">
                <text:p>358.730751828072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95982621331">
                <text:p>358.495982621331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4714261178">
                <text:p>359.244714261178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001982073882">
                <text:p>359.001982073882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766567461833">
                <text:p>358.766567461833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521821185743">
                <text:p>358.521821185743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8062569852">
                <text:p>359.2806256985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03940469872">
                <text:p>359.03940469872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797331391368">
                <text:p>358.797331391368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563215167524">
                <text:p>358.563215167524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2cm" svg:y="7.142cm" chart:style-name="ch2">
          <text:p>Fixed Difference Between Meeus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Z3:'VernalEquinox-1788-2211'.Z426 'VernalEquinox-1788-2211'.V3:'VernalEquinox-1788-2211'.V426" chart:data-source-has-labels="row" svg:x="0.155cm" svg:y="0.355cm" svg:width="27.544cm" svg:height="10.145cm">
          <chartooo:coordinate-region svg:x="1.105cm" svg:y="1.283cm" svg:width="26.052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Z3:'VernalEquinox-1788-2211'.Z426" loext:label-string="season_fixed" chart:class="chart:line">
            <chart:data-point chart:repeated="424"/>
          </chart:series>
          <chart:series chart:style-name="ch10" chart:values-cell-range-address="'VernalEquinox-1788-2211'.V3:'VernalEquinox-1788-2211'.V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_fixed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6901626219">
                <text:p>357.56901626219</text:p>
                <draw:g>
                  <svg:desc>'VernalEquinox-1788-2211'.Z3:'VernalEquinox-1788-2211'.Z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V3:'VernalEquinox-1788-2211'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.013302877764">
                <text:p>358.013302877764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62435877457">
                <text:p>358.62435877457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074805393728">
                <text:p>359.074805393728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695681791171">
                <text:p>0.101695681791171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607210481336">
                <text:p>359.607210481336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677990774391">
                <text:p>358.677990774391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.586767391927">
                <text:p>357.586767391927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641734569406">
                <text:p>357.641734569406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12715775847">
                <text:p>357.12715775847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.140178072499">
                <text:p>357.140178072499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.581773252852">
                <text:p>357.581773252852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.983298110892">
                <text:p>124.983298110892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.968150058892">
                <text:p>116.968150058892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992619132725">
                <text:p>108.992619132725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994830561423">
                <text:p>100.994830561423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0334689001756">
                <text:p>94.0334689001756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535340378206">
                <text:p>86.4535340378206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972009860794">
                <text:p>79.4972009860794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3627608662791">
                <text:p>73.3627608662791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0584040353861">
                <text:p>69.058404035386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4900207399478">
                <text:p>64.490020739947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3420615483483">
                <text:p>60.3420615483483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2959700573265">
                <text:p>56.2959700573265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062275589793">
                <text:p>53.062275589793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60963456225">
                <text:p>48.6096345622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0115054888593">
                <text:p>44.0115054888593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5282305534929">
                <text:p>39.5282305534929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421609861311">
                <text:p>36.4421609861311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0202282982136">
                <text:p>33.020228298213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3104166025805">
                <text:p>30.3104166025805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1996985516162">
                <text:p>28.1996985516162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3854643919039">
                <text:p>27.3854643919039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5691315033764">
                <text:p>25.569131503376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721971796243">
                <text:p>23.4721971796243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0089269650125">
                <text:p>21.0089269650125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256752071502">
                <text:p>19.256752071502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4917363320637">
                <text:p>16.4917363320637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217864071237">
                <text:p>14.0217864071237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970204775149">
                <text:p>12.0970204775149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78752942766">
                <text:p>11.778752942766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964058768455">
                <text:p>10.9964058768455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590079028494">
                <text:p>10.4590079028494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83622928072873">
                <text:p>9.83622928072873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6475807861279">
                <text:p>9.86475807861279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449475437621">
                <text:p>8.449475437621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7857935535722">
                <text:p>6.67857935535722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2335430332023">
                <text:p>4.82335430332023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97621604419">
                <text:p>4.1797621604419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753636865964">
                <text:p>3.02753636865964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195270301338">
                <text:p>2.45195270301338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131484968588">
                <text:p>2.35131484968588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527234742709">
                <text:p>3.4527234742709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143277915282">
                <text:p>3.44143277915282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290150551969">
                <text:p>3.042901505519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5455974912766">
                <text:p>2.15455974912766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352901916689">
                <text:p>1.86352901916689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6593755106733">
                <text:p>0.44659375510673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212817471438">
                <text:p>359.212817471438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43700120462">
                <text:p>358.43700120462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202479893174">
                <text:p>359.202479893174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421147933921">
                <text:p>359.421147933921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828168301166">
                <text:p>359.82816830116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39448584249476">
                <text:p>0.0939448584249476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896941274346">
                <text:p>0.949896941274346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021057658654">
                <text:p>0.306021057658654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241331633457">
                <text:p>359.241331633457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030305159751">
                <text:p>358.030305159751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7.980428432485">
                <text:p>357.98042843248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7.36681197679">
                <text:p>357.3668119767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7.294606715215">
                <text:p>357.294606715215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7.659257380685">
                <text:p>357.659257380685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193413925153">
                <text:p>359.193413925153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585913613824">
                <text:p>359.585913613824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49591306">
                <text:p>359.553549591306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008019032721">
                <text:p>359.008019032721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035268098007">
                <text:p>359.035268098007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.899505682522">
                <text:p>357.89950568252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.930997667827">
                <text:p>356.930997667827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.386758509485">
                <text:p>356.386758509485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7.360480198869">
                <text:p>357.360480198869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7.779661127242">
                <text:p>357.779661127242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8.36094335009">
                <text:p>358.3609433500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794718465157">
                <text:p>358.794718465157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84784807">
                <text:p>359.809084784807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2946239433">
                <text:p>359.2946239433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8.360778727947">
                <text:p>358.360778727947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7.263650677247">
                <text:p>357.26365067724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7.311295656749">
                <text:p>357.311295656749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.800620165639">
                <text:p>356.800620165639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.80528645742">
                <text:p>356.80528645742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7.240968194303">
                <text:p>357.240968194303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8.845638251936">
                <text:p>358.845638251936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285484107517">
                <text:p>359.285484107517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10207113187">
                <text:p>359.310207113187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814732122948">
                <text:p>358.814732122948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8.874506678949">
                <text:p>358.874506678949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.784600280058">
                <text:p>357.784600280058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6.845171089582">
                <text:p>356.845171089582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.330285410717">
                <text:p>356.330285410717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7.345271017279">
                <text:p>357.345271017279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7.783340766335">
                <text:p>357.783340766335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8.391182200226">
                <text:p>358.391182200226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846036232098">
                <text:p>358.846036232098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272792103">
                <text:p>359.862272792103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367595956326">
                <text:p>359.367595956326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8.442504766208">
                <text:p>358.442504766208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7.350895337382">
                <text:p>357.350895337382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7.419218964438">
                <text:p>357.419218964438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6.90655609325">
                <text:p>356.90655609325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6.920558589576">
                <text:p>356.920558589576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7.369860031627">
                <text:p>357.369860031627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76485598992">
                <text:p>357.976485598992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430922131556">
                <text:p>358.430922131556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9473024515">
                <text:p>358.459473024515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7.95808295477">
                <text:p>357.95808295477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029414175064">
                <text:p>358.029414175064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6.932847112643">
                <text:p>356.932847112643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5.994881692895">
                <text:p>355.994881692895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489481344783">
                <text:p>355.489481344783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6.493076820712">
                <text:p>356.493076820712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6.936730239679">
                <text:p>356.936730239679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7.546489556524">
                <text:p>357.546489556524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7.997038909045">
                <text:p>357.99703890904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9794797891">
                <text:p>359.02979479789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535309419232">
                <text:p>358.535309419232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7.609621823478">
                <text:p>357.609621823478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.525299503708">
                <text:p>356.525299503708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6.579334642338">
                <text:p>356.579334642338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6.067599413567">
                <text:p>356.067599413567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083104602738">
                <text:p>356.08310460273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.522463751906">
                <text:p>356.522463751906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.132274215168">
                <text:p>358.132274215168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582898777">
                <text:p>358.582898777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7736211507">
                <text:p>358.607736211507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11911292448">
                <text:p>358.11911292448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.1864998889">
                <text:p>358.1864998889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.095248245856">
                <text:p>357.09524824585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163971926308">
                <text:p>356.163971926308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648281714184">
                <text:p>355.648281714184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6.659107545842">
                <text:p>356.659107545842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.102020903185">
                <text:p>357.10202090318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.708935977007">
                <text:p>357.708935977007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170155883439">
                <text:p>358.170155883439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6661895152">
                <text:p>359.19666189515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702553076193">
                <text:p>358.702553076193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7.785106381063">
                <text:p>357.785106381063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6.69784925798">
                <text:p>356.69784925798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6.764588914317">
                <text:p>356.764588914317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258955398229">
                <text:p>356.258955398229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271060438386">
                <text:p>356.2710604383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6.718030069871">
                <text:p>356.718030069871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.321905485027">
                <text:p>358.32190548502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8.771801006642">
                <text:p>358.771801006642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50236339">
                <text:p>358.8050236339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313186796702">
                <text:p>358.313186796702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8.387797834806">
                <text:p>358.387797834806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.304160951226">
                <text:p>357.304160951226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374821360376">
                <text:p>356.374821360376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876463274355">
                <text:p>355.876463274355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6.895496507277">
                <text:p>356.895496507277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.344431084595">
                <text:p>357.344431084595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7.962614394408">
                <text:p>357.962614394408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421965551835">
                <text:p>358.421965551835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4285395292">
                <text:p>359.454285395292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.969779761035">
                <text:p>358.969779761035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055792854755">
                <text:p>358.055792854755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6.981985771688">
                <text:p>356.981985771688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05643157713">
                <text:p>357.05643157713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556364649168">
                <text:p>356.556364649168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6.585472376402">
                <text:p>356.585472376402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7.043290051679">
                <text:p>357.043290051679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8.663357281217">
                <text:p>358.663357281217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130371385672">
                <text:p>359.130371385672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1905331101">
                <text:p>359.171905331101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693906825483">
                <text:p>358.693906825483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.781570214649">
                <text:p>358.781570214649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7.710396464357">
                <text:p>357.710396464357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.802900937026">
                <text:p>356.802900937026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.321808323302">
                <text:p>356.321808323302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359545427929">
                <text:p>357.359545427929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7.831835737172">
                <text:p>357.831835737172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8.470319802469">
                <text:p>358.470319802469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8.955928962703">
                <text:p>358.955928962703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7493495712988">
                <text:p>0.0137493495712988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549461672237">
                <text:p>359.549461672237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8.658520233319">
                <text:p>358.65852023331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606647349417">
                <text:p>357.606647349417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704617239771">
                <text:p>357.704617239771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7.236620447715">
                <text:p>357.23662044771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7.296408553876">
                <text:p>357.296408553876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7.786639741979">
                <text:p>357.786639741979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9.440297410893">
                <text:p>359.440297410893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9.938627058402">
                <text:p>359.938627058402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9500041249412">
                <text:p>0.0179500041249412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582046637316">
                <text:p>359.582046637316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9.711406485827">
                <text:p>359.711406485827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8.685580468115">
                <text:p>358.685580468115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7.822167724731">
                <text:p>357.82216772473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6.101170871229">
                <text:p>356.101170871229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111212559928">
                <text:p>357.111212559928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7.553670854984">
                <text:p>357.55367085498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8.160142019765">
                <text:p>358.160142019765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614039473164">
                <text:p>358.614039473164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7453750859">
                <text:p>359.637453750859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137612145568">
                <text:p>359.137612145568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.216110200638">
                <text:p>358.216110200638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7.12893458634">
                <text:p>357.12893458634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7.188996929004">
                <text:p>357.188996929004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679157392541">
                <text:p>356.679157392541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6.687261168432">
                <text:p>356.687261168432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7.127089423058">
                <text:p>357.127089423058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8.729956080579">
                <text:p>358.729956080579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174413465851">
                <text:p>359.174413465851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4545263876">
                <text:p>359.204545263876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711790255569">
                <text:p>358.71179025556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8.779328052455">
                <text:p>358.77932805245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7.693762232014">
                <text:p>357.693762232014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6.761511577934">
                <text:p>356.761511577934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6.257024743673">
                <text:p>356.257024743673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7.272179116891">
                <text:p>357.272179116891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7.709952245089">
                <text:p>357.709952245089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8.318001277133">
                <text:p>358.318001277133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8.767971858422">
                <text:p>358.76797185842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4870274894">
                <text:p>359.784870274894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288795272333">
                <text:p>359.288795272333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8.361573852178">
                <text:p>358.361573852178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7.272857893255">
                <text:p>357.272857893255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7.336777252491">
                <text:p>357.3367772524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82243321246">
                <text:p>356.82243321246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6.840081578228">
                <text:p>356.84008157822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7.286319441168">
                <text:p>357.286319441168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8.886655382109">
                <text:p>358.886655382109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336388351152">
                <text:p>359.336388351152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8627528714">
                <text:p>359.358627528714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8.859684164403">
                <text:p>358.859684164403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8.932635249015">
                <text:p>358.932635249015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7.840094023995">
                <text:p>357.840094023995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6.913544829942">
                <text:p>356.913544829942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6.412442215445">
                <text:p>356.412442215445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7.419454969759">
                <text:p>357.419454969759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.865028561835">
                <text:p>357.865028561835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8.471634509337">
                <text:p>358.471634509337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8.919744096504">
                <text:p>358.919744096504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5575471942">
                <text:p>359.945575471942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439686667678">
                <text:p>359.439686667678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8.512214130917">
                <text:p>358.512214130917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.426546944622">
                <text:p>357.426546944622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7.480562722965">
                <text:p>357.480562722965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974718204448">
                <text:p>356.974718204448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6.990184580784">
                <text:p>356.990184580784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7.42986835093">
                <text:p>357.42986835093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038773483029">
                <text:p>359.038773483029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482709796443">
                <text:p>359.482709796443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10551966316">
                <text:p>359.510551966316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023408804404">
                <text:p>359.023408804404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9.088467621174">
                <text:p>359.088467621174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8.001778395297">
                <text:p>358.001778395297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7.071545622257">
                <text:p>357.071545622257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6.559665828787">
                <text:p>356.559665828787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7.575439994773">
                <text:p>357.575439994773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8.013604339172">
                <text:p>358.013604339172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8.619114900641">
                <text:p>358.619114900641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.210262798973">
                <text:p>147.210262798973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9.438895174302">
                <text:p>149.438895174302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0.19403871557">
                <text:p>150.19403871557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.621678389551">
                <text:p>150.621678389551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.026070554781">
                <text:p>151.026070554781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97668170142">
                <text:p>152.697668170142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02337877495">
                <text:p>153.902337877495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621199303536">
                <text:p>155.621199303536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.666720218338">
                <text:p>157.66672021833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0.726947115341">
                <text:p>160.726947115341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515045617562">
                <text:p>162.51504561756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819822807516">
                <text:p>163.81982280751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.618610163248">
                <text:p>164.618610163248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.072019383184">
                <text:p>166.072019383184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556782581836">
                <text:p>166.556782581836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336514402781">
                <text:p>167.336514402781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624799232603">
                <text:p>168.624799232603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.402088570925">
                <text:p>171.402088570925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3.524024816063">
                <text:p>173.524024816063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5.661781148952">
                <text:p>175.661781148952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.491009926485">
                <text:p>177.491009926485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810136354208">
                <text:p>179.810136354208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0.655814606831">
                <text:p>180.655814606831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1.196080460337">
                <text:p>181.196080460337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739148886569">
                <text:p>181.739148886569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82339225839">
                <text:p>183.582339225839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960683770219">
                <text:p>184.960683770219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842263916027">
                <text:p>186.842263916027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9.041355100006">
                <text:p>189.041355100006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.214763126896">
                <text:p>192.214763126896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4.106191159848">
                <text:p>194.106191159848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.489819596241">
                <text:p>195.489819596241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6.378127917113">
                <text:p>196.378127917113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.963343407842">
                <text:p>197.963343407842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582526349514">
                <text:p>198.582526349514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39228659174">
                <text:p>199.53922865917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2502953095">
                <text:p>201.002502953095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953664535507">
                <text:p>203.953664535507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6.225101335287">
                <text:p>206.225101335287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8.471146776654">
                <text:p>208.471146776654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0.398526367426">
                <text:p>210.398526367426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2.805712199486">
                <text:p>212.805712199486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3.746740596536">
                <text:p>213.746740596536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4.403202235218">
                <text:p>214.403202235218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.102277933278">
                <text:p>215.102277933278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129609381002">
                <text:p>217.12960938100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695412944333">
                <text:p>218.695412944333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758737822885">
                <text:p>220.758737822885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3.099162592269">
                <text:p>223.099162592269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5.418057260089">
                <text:p>225.418057260089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7.390868460723">
                <text:p>227.390868460723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8.856819327018">
                <text:p>228.856819327018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9.847955004574">
                <text:p>229.847955004574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.552759396458">
                <text:p>231.552759396458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36458296319">
                <text:p>232.33645829631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463979292661">
                <text:p>233.463979292661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118037516302">
                <text:p>235.118037516302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54658055666">
                <text:p>238.254658055666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.671172211783">
                <text:p>240.671172211783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.039037525661">
                <text:p>243.039037525661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5.060067101309">
                <text:p>245.06006710130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7.562193620739">
                <text:p>247.562193620739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8.596857784265">
                <text:p>248.596857784265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384852892406">
                <text:p>249.384852892406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23875814589">
                <text:p>250.23875814589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.461559194104">
                <text:p>252.461559194104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.215225570741">
                <text:p>254.215225570741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449100789621">
                <text:p>256.449100789621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948832773312">
                <text:p>258.948832773312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.367167410142">
                <text:p>262.367167410142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4.438251772292">
                <text:p>264.438251772292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5.989934927595">
                <text:p>265.989934927595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7.077260756065">
                <text:p>267.077260756065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.921835818568">
                <text:p>268.92183581856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.855535138959">
                <text:p>269.855535138959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1.171854886066">
                <text:p>271.171854886066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3.016067307966">
                <text:p>273.016067307966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6.337788539779">
                <text:p>276.337788539779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99249084003">
                <text:p>278.899249084003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1.386345482351">
                <text:p>281.386345482351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3.493213213966">
                <text:p>283.493213213966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6.08236556605">
                <text:p>286.08236556605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7.216849896729">
                <text:p>287.216849896729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128422666006">
                <text:p>288.128422666006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157686486411">
                <text:p>289.157686486411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1.563582152718">
                <text:p>291.563582152718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3.511949833315">
                <text:p>293.511949833315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5.923779251294">
                <text:p>295.923779251294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5580432157">
                <text:p>298.558043215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091586139424">
                <text:p>302.091586139424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4.236218934246">
                <text:p>304.236218934246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865940906893">
                <text:p>305.86594090689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044315448169">
                <text:p>307.044315448169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.014196783268">
                <text:p>309.014196783268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.108699103315">
                <text:p>310.108699103315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1.61948649431">
                <text:p>311.6194864943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3.655815321676">
                <text:p>313.655815321676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7.150273543295">
                <text:p>317.150273543295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.853806097082">
                <text:p>319.853806097082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30962250008">
                <text:p>322.430962250008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837979383679">
                <text:p>358.837979383679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5064209507">
                <text:p>359.855064209507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350225907678">
                <text:p>359.350225907678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42967911571">
                <text:p>358.42967911571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7.347403701031">
                <text:p>357.347403701031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411888629686">
                <text:p>357.411888629686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6.909223036637">
                <text:p>356.909223036637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6.927859734344">
                <text:p>356.927859734344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7.371417151837">
                <text:p>357.371417151837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8.973923445003">
                <text:p>358.973923445003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415847159362">
                <text:p>359.415847159362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42422733329">
                <text:p>359.442422733329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946664000003">
                <text:p>358.946664000003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008082909706">
                <text:p>359.008082909706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7.91827735812">
                <text:p>357.91827735812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6.988361066404">
                <text:p>356.988361066404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6.481541745961">
                <text:p>356.481541745961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.494696293266">
                <text:p>357.49469629326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.931329979896">
                <text:p>357.931329979896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539036004411">
                <text:p>358.539036004411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990445759373">
                <text:p>358.99044575937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72928726614919">
                <text:p>0.00572928726614919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511027490516">
                <text:p>359.511027490516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91807863224">
                <text:p>358.591807863224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7.50593483189">
                <text:p>357.50593483189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7.572783325901">
                <text:p>357.572783325901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7.06057642142">
                <text:p>357.06057642142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7.079128437035">
                <text:p>357.079128437035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7.52562259807">
                <text:p>357.52562259807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9.120844582751">
                <text:p>359.120844582751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566545659422">
                <text:p>359.56654565942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90685143427">
                <text:p>359.590685143427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088939894616">
                <text:p>359.088939894616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9.159850462573">
                <text:p>359.15985046257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068720186551">
                <text:p>358.068720186551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7.142955064992">
                <text:p>357.142955064992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6.643071670624">
                <text:p>356.643071670624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7.646816264431">
                <text:p>357.646816264431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087355382537">
                <text:p>358.087355382537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695134330919">
                <text:p>358.695134330919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139135102072">
                <text:p>359.139135102072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495441236184">
                <text:p>0.161495441236184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6600281227">
                <text:p>359.6600281227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8.738001304286">
                <text:p>358.738001304286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7.661136687457">
                <text:p>357.66113668745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7.722313264385">
                <text:p>357.72231326438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7.220240965398">
                <text:p>357.220240965398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7.243250789237">
                <text:p>357.243250789237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7.679172479155">
                <text:p>357.679172479155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8.282660642784">
                <text:p>358.282660642784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720814123255">
                <text:p>358.720814123255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40362735189">
                <text:p>358.740362735189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249329134764">
                <text:p>358.249329134764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8.312922753394">
                <text:p>358.312922753394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7.22588929355">
                <text:p>357.22588929355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6.305314642901">
                <text:p>356.305314642901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5.796202247657">
                <text:p>355.796202247657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11131176582">
                <text:p>356.81113117658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252164315069">
                <text:p>357.252164315069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7.85574685497">
                <text:p>357.85574685497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308353324843">
                <text:p>358.308353324843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1cm" svg:y="7.142cm" chart:style-name="ch2">
          <text:p>Alt Difference Between Meeus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AM3:'VernalEquinox-1788-2211'.AM426 'VernalEquinox-1788-2211'.AK3:'VernalEquinox-1788-2211'.AK426" chart:data-source-has-labels="row" svg:x="0.187cm" svg:y="0.417cm" svg:width="27.543cm" svg:height="10.144cm">
          <chartooo:coordinate-region svg:x="1.137cm" svg:y="1.346cm" svg:width="26.05cm" svg:height="9.024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AM3:'VernalEquinox-1788-2211'.AM426" loext:label-string="alt" chart:class="chart:line">
            <chart:data-point chart:repeated="424"/>
          </chart:series>
          <chart:series chart:style-name="ch10" chart:values-cell-range-address="'VernalEquinox-1788-2211'.AK3:'VernalEquinox-1788-2211'.AK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39283107127">
                <text:p>357.539283107127</text:p>
                <draw:g>
                  <svg:desc>'VernalEquinox-1788-2211'.AM3:'VernalEquinox-1788-2211'.AM426</svg:desc>
                </draw:g>
              </table:table-cell>
              <table:table-cell office:value-type="float" office:value="3.59504706400912">
                <text:p>3.59504706400912</text:p>
                <draw:g>
                  <svg:desc>'VernalEquinox-1788-2211'.AK3:'VernalEquinox-1788-2211'.AK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.768767827338">
                <text:p>357.768767827338</text:p>
              </table:table-cell>
              <table:table-cell office:value-type="float" office:value="3.49376746092457">
                <text:p>3.49376746092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008273642455">
                <text:p>358.008273642455</text:p>
              </table:table-cell>
              <table:table-cell office:value-type="float" office:value="2.21768648084253">
                <text:p>2.21768648084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.228584416921">
                <text:p>358.228584416921</text:p>
              </table:table-cell>
              <table:table-cell office:value-type="float" office:value="1.85739387467038">
                <text:p>1.85739387467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.637816576234">
                <text:p>357.637816576234</text:p>
              </table:table-cell>
              <table:table-cell office:value-type="float" office:value="3.28452903206926">
                <text:p>3.28452903206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7.870632776621">
                <text:p>357.870632776621</text:p>
              </table:table-cell>
              <table:table-cell office:value-type="float" office:value="3.09422325994819">
                <text:p>3.09422325994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109129019772">
                <text:p>358.109129019772</text:p>
              </table:table-cell>
              <table:table-cell office:value-type="float" office:value="2.63952729990706">
                <text:p>2.63952729990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.324137521617">
                <text:p>358.324137521617</text:p>
              </table:table-cell>
              <table:table-cell office:value-type="float" office:value="2.3834994455101">
                <text:p>2.3834994455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737115129867">
                <text:p>357.737115129867</text:p>
              </table:table-cell>
              <table:table-cell office:value-type="float" office:value="2.85835992719512">
                <text:p>2.85835992719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972623406467">
                <text:p>357.972623406467</text:p>
              </table:table-cell>
              <table:table-cell office:value-type="float" office:value="2.4912273157388">
                <text:p>2.4912273157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.209464674718">
                <text:p>358.209464674718</text:p>
              </table:table-cell>
              <table:table-cell office:value-type="float" office:value="2.09503958397545">
                <text:p>2.09503958397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8.418550504997">
                <text:p>358.418550504997</text:p>
              </table:table-cell>
              <table:table-cell office:value-type="float" office:value="1.7846132251434">
                <text:p>1.7846132251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8.572140340587">
                <text:p>358.572140340587</text:p>
              </table:table-cell>
              <table:table-cell office:value-type="float" office:value="1.85696522949729">
                <text:p>1.85696522949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.645283407687">
                <text:p>358.645283407687</text:p>
              </table:table-cell>
              <table:table-cell office:value-type="float" office:value="1.15428889624309">
                <text:p>1.15428889624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.617290229814">
                <text:p>358.617290229814</text:p>
              </table:table-cell>
              <table:table-cell office:value-type="float" office:value="1.49509713228326">
                <text:p>1.4950971322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.473177237471">
                <text:p>358.473177237471</text:p>
              </table:table-cell>
              <table:table-cell office:value-type="float" office:value="2.17330210085493">
                <text:p>2.17330210085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8.654872494001">
                <text:p>358.654872494001</text:p>
              </table:table-cell>
              <table:table-cell office:value-type="float" office:value="1.62591003102716">
                <text:p>1.62591003102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8.714186269984">
                <text:p>358.714186269984</text:p>
              </table:table-cell>
              <table:table-cell office:value-type="float" office:value="1.86699434439652">
                <text:p>1.86699434439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8.66974486797">
                <text:p>358.66974486797</text:p>
              </table:table-cell>
              <table:table-cell office:value-type="float" office:value="1.36795505182818">
                <text:p>1.36795505182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.507528080116">
                <text:p>358.507528080116</text:p>
              </table:table-cell>
              <table:table-cell office:value-type="float" office:value="2.01261755090673">
                <text:p>2.01261755090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.735749062263">
                <text:p>358.735749062263</text:p>
              </table:table-cell>
              <table:table-cell office:value-type="float" office:value="1.30022354249377">
                <text:p>1.30022354249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.780791632675">
                <text:p>358.780791632675</text:p>
              </table:table-cell>
              <table:table-cell office:value-type="float" office:value="1.49324241525028">
                <text:p>1.49324241525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.719590678393">
                <text:p>358.719590678393</text:p>
              </table:table-cell>
              <table:table-cell office:value-type="float" office:value="1.80361579346936">
                <text:p>1.80361579346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.53911752207">
                <text:p>358.53911752207</text:p>
              </table:table-cell>
              <table:table-cell office:value-type="float" office:value="2.41380491410382">
                <text:p>2.41380491410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.814697404711">
                <text:p>358.814697404711</text:p>
              </table:table-cell>
              <table:table-cell office:value-type="float" office:value="0.680527648655698">
                <text:p>0.680527648655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8.845044282088">
                <text:p>358.845044282088</text:p>
              </table:table-cell>
              <table:table-cell office:value-type="float" office:value="0.941581636318006">
                <text:p>0.941581636318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.766794370388">
                <text:p>358.766794370388</text:p>
              </table:table-cell>
              <table:table-cell office:value-type="float" office:value="1.38546500948723">
                <text:p>1.38546500948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.567937840784">
                <text:p>358.567937840784</text:p>
              </table:table-cell>
              <table:table-cell office:value-type="float" office:value="2.11016912362538">
                <text:p>2.11016912362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8.891647166131">
                <text:p>358.891647166131</text:p>
              </table:table-cell>
              <table:table-cell office:value-type="float" office:value="1.25895855657291">
                <text:p>1.25895855657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8.906891989034">
                <text:p>358.906891989034</text:p>
              </table:table-cell>
              <table:table-cell office:value-type="float" office:value="1.63714336568955">
                <text:p>1.63714336568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8.811326247241">
                <text:p>358.811326247241</text:p>
              </table:table-cell>
              <table:table-cell office:value-type="float" office:value="1.22184528049547">
                <text:p>1.2218452804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.593985338863">
                <text:p>358.593985338863</text:p>
              </table:table-cell>
              <table:table-cell office:value-type="float" office:value="1.95998937170953">
                <text:p>1.95998937170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.966530383214">
                <text:p>358.966530383214</text:p>
              </table:table-cell>
              <table:table-cell office:value-type="float" office:value="1.01917980844155">
                <text:p>1.01917980844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8.966285607055">
                <text:p>358.966285607055</text:p>
              </table:table-cell>
              <table:table-cell office:value-type="float" office:value="1.31331927282736">
                <text:p>1.31331927282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.853160283733">
                <text:p>358.853160283733</text:p>
              </table:table-cell>
              <table:table-cell office:value-type="float" office:value="1.80439577333163">
                <text:p>1.80439577333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8.617260387077">
                <text:p>358.617260387077</text:p>
              </table:table-cell>
              <table:table-cell office:value-type="float" office:value="1.6798556415597">
                <text:p>1.6798556415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.039281590535">
                <text:p>359.039281590535</text:p>
              </table:table-cell>
              <table:table-cell office:value-type="float" office:value="0.669729443266988">
                <text:p>0.669729443266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9.023179168194">
                <text:p>359.023179168194</text:p>
              </table:table-cell>
              <table:table-cell office:value-type="float" office:value="1.07843841833528">
                <text:p>1.07843841833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8.892274199448">
                <text:p>358.892274199448</text:p>
              </table:table-cell>
              <table:table-cell office:value-type="float" office:value="1.64972463622689">
                <text:p>1.64972463622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8.637767461242">
                <text:p>358.637767461242</text:p>
              </table:table-cell>
              <table:table-cell office:value-type="float" office:value="2.39467152499128">
                <text:p>2.39467152499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9.10983792555">
                <text:p>359.10983792555</text:p>
              </table:table-cell>
              <table:table-cell office:value-type="float" office:value="0.327367541613057">
                <text:p>0.327367541613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.077529976533">
                <text:p>359.077529976533</text:p>
              </table:table-cell>
              <table:table-cell office:value-type="float" office:value="0.732443770510145">
                <text:p>0.73244377051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8.928649527573">
                <text:p>358.928649527573</text:p>
              </table:table-cell>
              <table:table-cell office:value-type="float" office:value="1.28274744388182">
                <text:p>1.28274744388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.655515172553">
                <text:p>358.655515172553</text:p>
              </table:table-cell>
              <table:table-cell office:value-type="float" office:value="2.08765670820139">
                <text:p>2.08765670820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9.178139232686">
                <text:p>359.178139232686</text:p>
              </table:table-cell>
              <table:table-cell office:value-type="float" office:value="0.817090490134433">
                <text:p>0.817090490134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9.129298698755">
                <text:p>359.129298698755</text:p>
              </table:table-cell>
              <table:table-cell office:value-type="float" office:value="1.15023470809683">
                <text:p>1.15023470809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8.962271678808">
                <text:p>358.962271678808</text:p>
              </table:table-cell>
              <table:table-cell office:value-type="float" office:value="1.74502502754331">
                <text:p>1.74502502754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8.670516291089">
                <text:p>358.670516291089</text:p>
              </table:table-cell>
              <table:table-cell office:value-type="float" office:value="1.60034916037694">
                <text:p>1.60034916037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.244128166144">
                <text:p>359.244128166144</text:p>
              </table:table-cell>
              <table:table-cell office:value-type="float" office:value="0.355478306068107">
                <text:p>0.355478306068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.178449451734">
                <text:p>359.178449451734</text:p>
              </table:table-cell>
              <table:table-cell office:value-type="float" office:value="0.898342103231698">
                <text:p>0.898342103231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.993130000146">
                <text:p>358.993130000146</text:p>
              </table:table-cell>
              <table:table-cell office:value-type="float" office:value="1.50310071010608">
                <text:p>1.50310071010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.682787762341">
                <text:p>358.682787762341</text:p>
              </table:table-cell>
              <table:table-cell office:value-type="float" office:value="1.53260703117121">
                <text:p>1.53260703117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.307750291211">
                <text:p>359.307750291211</text:p>
              </table:table-cell>
              <table:table-cell office:value-type="float" office:value="0.267374796443619">
                <text:p>0.267374796443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9.224949886679">
                <text:p>359.224949886679</text:p>
              </table:table-cell>
              <table:table-cell office:value-type="float" office:value="0.768269239924848">
                <text:p>0.768269239924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9.021217828114">
                <text:p>359.021217828114</text:p>
              </table:table-cell>
              <table:table-cell office:value-type="float" office:value="1.54850362148136">
                <text:p>1.54850362148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8.692350716509">
                <text:p>358.692350716509</text:p>
              </table:table-cell>
              <table:table-cell office:value-type="float" office:value="2.40927699673921">
                <text:p>2.40927699673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.368954183828">
                <text:p>359.368954183828</text:p>
              </table:table-cell>
              <table:table-cell office:value-type="float" office:value="-0.014099670574069">
                <text:p>-0.014099670574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9.268771269658">
                <text:p>359.268771269658</text:p>
              </table:table-cell>
              <table:table-cell office:value-type="float" office:value="0.47649856749922">
                <text:p>0.47649856749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046532536321">
                <text:p>359.046532536321</text:p>
              </table:table-cell>
              <table:table-cell office:value-type="float" office:value="0.997751482296735">
                <text:p>0.997751482296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699230470268">
                <text:p>358.699230470268</text:p>
              </table:table-cell>
              <table:table-cell office:value-type="float" office:value="1.94686239061411">
                <text:p>1.94686239061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427691528191">
                <text:p>359.427691528191</text:p>
              </table:table-cell>
              <table:table-cell office:value-type="float" office:value="0.485797079163604">
                <text:p>0.485797079163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309888558012">
                <text:p>359.309888558012</text:p>
              </table:table-cell>
              <table:table-cell office:value-type="float" office:value="0.91449759551324">
                <text:p>0.91449759551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069075576949">
                <text:p>359.069075576949</text:p>
              </table:table-cell>
              <table:table-cell office:value-type="float" office:value="1.65901955263689">
                <text:p>1.65901955263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8.703456520984">
                <text:p>358.703456520984</text:p>
              </table:table-cell>
              <table:table-cell office:value-type="float" office:value="1.58685783355031">
                <text:p>1.58685783355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9.483917211967">
                <text:p>359.483917211967</text:p>
              </table:table-cell>
              <table:table-cell office:value-type="float" office:value="0.033439950319007">
                <text:p>0.033439950319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9.348280472531">
                <text:p>359.348280472531</text:p>
              </table:table-cell>
              <table:table-cell office:value-type="float" office:value="0.682057288824581">
                <text:p>0.6820572888245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088852515858">
                <text:p>359.088852515858</text:p>
              </table:table-cell>
              <table:table-cell office:value-type="float" office:value="1.36547580896877">
                <text:p>1.36547580896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705062533028">
                <text:p>358.705062533028</text:p>
              </table:table-cell>
              <table:table-cell office:value-type="float" office:value="2.37075039243791">
                <text:p>2.37075039243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9.537589419066">
                <text:p>359.537589419066</text:p>
              </table:table-cell>
              <table:table-cell office:value-type="float" office:value="-0.146486883866601">
                <text:p>-0.146486883866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9.383929564995">
                <text:p>359.383929564995</text:p>
              </table:table-cell>
              <table:table-cell office:value-type="float" office:value="0.303962994017638">
                <text:p>0.303962994017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105873061156">
                <text:p>359.105873061156</text:p>
              </table:table-cell>
              <table:table-cell office:value-type="float" office:value="1.15861570660491">
                <text:p>1.15861570660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8.704086316223">
                <text:p>358.704086316223</text:p>
              </table:table-cell>
              <table:table-cell office:value-type="float" office:value="2.16502062417567">
                <text:p>2.16502062417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588669719463">
                <text:p>359.588669719463</text:p>
              </table:table-cell>
              <table:table-cell office:value-type="float" office:value="0.520685462746769">
                <text:p>0.520685462746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416822280725">
                <text:p>359.416822280725</text:p>
              </table:table-cell>
              <table:table-cell office:value-type="float" office:value="0.263331258669496">
                <text:p>0.263331258669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120151084935">
                <text:p>359.120151084935</text:p>
              </table:table-cell>
              <table:table-cell office:value-type="float" office:value="0.97159661736805">
                <text:p>0.97159661736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.700569796097">
                <text:p>358.700569796097</text:p>
              </table:table-cell>
              <table:table-cell office:value-type="float" office:value="1.97781020426191">
                <text:p>1.97781020426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63712315592">
                <text:p>359.63712315592</text:p>
              </table:table-cell>
              <table:table-cell office:value-type="float" office:value="0.3846182533307">
                <text:p>0.3846182533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446949015935">
                <text:p>359.446949015935</text:p>
              </table:table-cell>
              <table:table-cell office:value-type="float" office:value="0.868279281072319">
                <text:p>0.868279281072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131704637838">
                <text:p>359.131704637838</text:p>
              </table:table-cell>
              <table:table-cell office:value-type="float" office:value="0.770905288169161">
                <text:p>0.770905288169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8.694558976057">
                <text:p>358.694558976057</text:p>
              </table:table-cell>
              <table:table-cell office:value-type="float" office:value="1.72558947454672">
                <text:p>1.72558947454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682918327155">
                <text:p>359.682918327155</text:p>
              </table:table-cell>
              <table:table-cell office:value-type="float" office:value="-0.196694960817695">
                <text:p>-0.196694960817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474304169546">
                <text:p>359.474304169546</text:p>
              </table:table-cell>
              <table:table-cell office:value-type="float" office:value="0.418593697133474">
                <text:p>0.418593697133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140555956418">
                <text:p>359.140555956418</text:p>
              </table:table-cell>
              <table:table-cell office:value-type="float" office:value="1.0980250792345">
                <text:p>1.0980250792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686103891239">
                <text:p>358.686103891239</text:p>
              </table:table-cell>
              <table:table-cell office:value-type="float" office:value="2.13315828272607">
                <text:p>2.133158282726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726027467335">
                <text:p>359.726027467335</text:p>
              </table:table-cell>
              <table:table-cell office:value-type="float" office:value="-0.456922824378125">
                <text:p>-0.4569228243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498886189098">
                <text:p>359.498886189098</text:p>
              </table:table-cell>
              <table:table-cell office:value-type="float" office:value="0.0723987834062427">
                <text:p>0.0723987834062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146731462924">
                <text:p>359.146731462924</text:p>
              </table:table-cell>
              <table:table-cell office:value-type="float" office:value="1.00276965938974">
                <text:p>1.00276965938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8.67525855404">
                <text:p>358.67525855404</text:p>
              </table:table-cell>
              <table:table-cell office:value-type="float" office:value="2.13364677107893">
                <text:p>2.133646771078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66426521435">
                <text:p>359.766426521435</text:p>
              </table:table-cell>
              <table:table-cell office:value-type="float" office:value="0.261941669043154">
                <text:p>0.261941669043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20697610604">
                <text:p>359.520697610604</text:p>
              </table:table-cell>
              <table:table-cell office:value-type="float" office:value="0.129490799619816">
                <text:p>0.129490799619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150261757473">
                <text:p>359.150261757473</text:p>
              </table:table-cell>
              <table:table-cell office:value-type="float" office:value="0.943283234955743">
                <text:p>0.943283234955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8.662080891344">
                <text:p>358.662080891344</text:p>
              </table:table-cell>
              <table:table-cell office:value-type="float" office:value="1.96851612790488">
                <text:p>1.96851612790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4095216167">
                <text:p>359.804095216167</text:p>
              </table:table-cell>
              <table:table-cell office:value-type="float" office:value="0.192918077926151">
                <text:p>0.192918077926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39745091963">
                <text:p>359.539745091963</text:p>
              </table:table-cell>
              <table:table-cell office:value-type="float" office:value="0.648005198454484">
                <text:p>0.648005198454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151181602243">
                <text:p>359.151181602243</text:p>
              </table:table-cell>
              <table:table-cell office:value-type="float" office:value="1.54437400319148">
                <text:p>1.54437400319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646632673459">
                <text:p>358.646632673459</text:p>
              </table:table-cell>
              <table:table-cell office:value-type="float" office:value="1.68755930732004">
                <text:p>1.68755930732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39017126245">
                <text:p>359.839017126245</text:p>
              </table:table-cell>
              <table:table-cell office:value-type="float" office:value="-0.339292122400366">
                <text:p>-0.339292122400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56039439757">
                <text:p>359.556039439757</text:p>
              </table:table-cell>
              <table:table-cell office:value-type="float" office:value="0.394416796858422">
                <text:p>0.394416796858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149529897788">
                <text:p>359.149529897788</text:p>
              </table:table-cell>
              <table:table-cell office:value-type="float" office:value="1.18918087740894">
                <text:p>1.18918087740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8.628979434607">
                <text:p>358.628979434607</text:p>
              </table:table-cell>
              <table:table-cell office:value-type="float" office:value="2.19890170823783">
                <text:p>2.19890170823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71179735631">
                <text:p>359.871179735631</text:p>
              </table:table-cell>
              <table:table-cell office:value-type="float" office:value="-0.551636961870827">
                <text:p>-0.5516369618708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69595629062">
                <text:p>359.569595629062</text:p>
              </table:table-cell>
              <table:table-cell office:value-type="float" office:value="0.026872931048274">
                <text:p>0.0268729310482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145349651202">
                <text:p>359.145349651202</text:p>
              </table:table-cell>
              <table:table-cell office:value-type="float" office:value="0.95250684057828">
                <text:p>0.95250684057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609190385327">
                <text:p>358.609190385327</text:p>
              </table:table-cell>
              <table:table-cell office:value-type="float" office:value="2.10233515151776">
                <text:p>2.10233515151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900574493401">
                <text:p>359.900574493401</text:p>
              </table:table-cell>
              <table:table-cell office:value-type="float" office:value="-0.0360461125383154">
                <text:p>-0.0360461125383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580432816197">
                <text:p>359.580432816197</text:p>
              </table:table-cell>
              <table:table-cell office:value-type="float" office:value="0.703526369296014">
                <text:p>0.703526369296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138687936051">
                <text:p>359.138687936051</text:p>
              </table:table-cell>
              <table:table-cell office:value-type="float" office:value="0.667485632118769">
                <text:p>0.667485632118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8.587338316617">
                <text:p>358.587338316617</text:p>
              </table:table-cell>
              <table:table-cell office:value-type="float" office:value="1.72265180305112">
                <text:p>1.72265180305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27196864045">
                <text:p>359.927196864045</text:p>
              </table:table-cell>
              <table:table-cell office:value-type="float" office:value="-0.0594303123652935">
                <text:p>-0.0594303123652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588574344077">
                <text:p>359.588574344077</text:p>
              </table:table-cell>
              <table:table-cell office:value-type="float" office:value="0.574201342067681">
                <text:p>0.574201342067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129595844031">
                <text:p>359.129595844031</text:p>
              </table:table-cell>
              <table:table-cell office:value-type="float" office:value="1.52558178955223">
                <text:p>1.52558178955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8.563499496153">
                <text:p>358.563499496153</text:p>
              </table:table-cell>
              <table:table-cell office:value-type="float" office:value="1.79297804145608">
                <text:p>1.79297804145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11418913596">
                <text:p>357.911418913596</text:p>
              </table:table-cell>
              <table:table-cell office:value-type="float" office:value="2.66559159080498">
                <text:p>2.66559159080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.201054967181">
                <text:p>357.201054967181</text:p>
              </table:table-cell>
              <table:table-cell office:value-type="float" office:value="3.37190907471813">
                <text:p>3.371909074718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6.46467195506">
                <text:p>356.46467195506</text:p>
              </table:table-cell>
              <table:table-cell office:value-type="float" office:value="3.59942875569686">
                <text:p>3.599428755696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5.73659985931">
                <text:p>355.73659985931</text:p>
              </table:table-cell>
              <table:table-cell office:value-type="float" office:value="3.52833025518339">
                <text:p>3.528330255183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7.875133403737">
                <text:p>357.875133403737</text:p>
              </table:table-cell>
              <table:table-cell office:value-type="float" office:value="2.36175265081692">
                <text:p>2.36175265081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7.158787460136">
                <text:p>357.158787460136</text:p>
              </table:table-cell>
              <table:table-cell office:value-type="float" office:value="2.81120830576401">
                <text:p>2.811208305764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6.42145340076">
                <text:p>356.42145340076</text:p>
              </table:table-cell>
              <table:table-cell office:value-type="float" office:value="2.99337392847519">
                <text:p>2.99337392847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697537041103">
                <text:p>355.697537041103</text:p>
              </table:table-cell>
              <table:table-cell office:value-type="float" office:value="3.25707484106533">
                <text:p>3.25707484106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7.837656047439">
                <text:p>357.837656047439</text:p>
              </table:table-cell>
              <table:table-cell office:value-type="float" office:value="2.84828572138213">
                <text:p>2.84828572138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7.116054317196">
                <text:p>357.116054317196</text:p>
              </table:table-cell>
              <table:table-cell office:value-type="float" office:value="3.50763945374638">
                <text:p>3.50763945374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6.378532529851">
                <text:p>356.378532529851</text:p>
              </table:table-cell>
              <table:table-cell office:value-type="float" office:value="3.79482641560026">
                <text:p>3.79482641560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5.65951147246">
                <text:p>355.65951147246</text:p>
              </table:table-cell>
              <table:table-cell office:value-type="float" office:value="2.93453876767308">
                <text:p>2.934538767673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7.799090012363">
                <text:p>357.799090012363</text:p>
              </table:table-cell>
              <table:table-cell office:value-type="float" office:value="2.82505166297778">
                <text:p>2.8250516629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7.072967974681">
                <text:p>357.072967974681</text:p>
              </table:table-cell>
              <table:table-cell office:value-type="float" office:value="3.42773421911988">
                <text:p>3.427734219119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6.336022111749">
                <text:p>356.336022111749</text:p>
              </table:table-cell>
              <table:table-cell office:value-type="float" office:value="3.67017688520718">
                <text:p>3.67017688520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5.622627282759">
                <text:p>355.622627282759</text:p>
              </table:table-cell>
              <table:table-cell office:value-type="float" office:value="3.01016536261886">
                <text:p>3.01016536261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7.759540377104">
                <text:p>357.759540377104</text:p>
              </table:table-cell>
              <table:table-cell office:value-type="float" office:value="2.53357620176394">
                <text:p>2.53357620176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7.029641495648">
                <text:p>357.029641495648</text:p>
              </table:table-cell>
              <table:table-cell office:value-type="float" office:value="3.11300562834367">
                <text:p>3.11300562834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294034187765">
                <text:p>356.294034187765</text:p>
              </table:table-cell>
              <table:table-cell office:value-type="float" office:value="3.42744396079797">
                <text:p>3.427443960797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5.586986600425">
                <text:p>355.586986600425</text:p>
              </table:table-cell>
              <table:table-cell office:value-type="float" office:value="3.52501002990175">
                <text:p>3.52501002990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7.719113950779">
                <text:p>357.719113950779</text:p>
              </table:table-cell>
              <table:table-cell office:value-type="float" office:value="2.34038198692724">
                <text:p>2.340381986927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6.986188369606">
                <text:p>356.986188369606</text:p>
              </table:table-cell>
              <table:table-cell office:value-type="float" office:value="2.87994617479853">
                <text:p>2.87994617479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6.252679873379">
                <text:p>356.252679873379</text:p>
              </table:table-cell>
              <table:table-cell office:value-type="float" office:value="3.04960664198734">
                <text:p>3.049606641987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5.552689379935">
                <text:p>355.552689379935</text:p>
              </table:table-cell>
              <table:table-cell office:value-type="float" office:value="3.37840885855257">
                <text:p>3.378408858552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7.677919088359">
                <text:p>357.677919088359</text:p>
              </table:table-cell>
              <table:table-cell office:value-type="float" office:value="2.95365393161774">
                <text:p>2.95365393161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6.942722310999">
                <text:p>356.942722310999</text:p>
              </table:table-cell>
              <table:table-cell office:value-type="float" office:value="3.48669282533228">
                <text:p>3.48669282533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212069162789">
                <text:p>356.212069162789</text:p>
              </table:table-cell>
              <table:table-cell office:value-type="float" office:value="3.81127065233886">
                <text:p>3.811270652338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519833233928">
                <text:p>355.519833233928</text:p>
              </table:table-cell>
              <table:table-cell office:value-type="float" office:value="2.89464860316366">
                <text:p>2.89464860316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7.636065502104">
                <text:p>357.636065502104</text:p>
              </table:table-cell>
              <table:table-cell office:value-type="float" office:value="2.55657120037358">
                <text:p>2.55657120037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6.899357057295">
                <text:p>356.899357057295</text:p>
              </table:table-cell>
              <table:table-cell office:value-type="float" office:value="3.09969230135903">
                <text:p>3.09969230135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6.17231073624">
                <text:p>356.17231073624</text:p>
              </table:table-cell>
              <table:table-cell office:value-type="float" office:value="3.32866882160306">
                <text:p>3.32866882160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.488513271179">
                <text:p>355.488513271179</text:p>
              </table:table-cell>
              <table:table-cell office:value-type="float" office:value="3.74797155009583">
                <text:p>3.747971550095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7.593664069619">
                <text:p>357.593664069619</text:p>
              </table:table-cell>
              <table:table-cell office:value-type="float" office:value="2.3906392211793">
                <text:p>2.3906392211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6.856206166835">
                <text:p>356.856206166835</text:p>
              </table:table-cell>
              <table:table-cell office:value-type="float" office:value="2.96036670904141">
                <text:p>2.96036670904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6.133511770714">
                <text:p>356.133511770714</text:p>
              </table:table-cell>
              <table:table-cell office:value-type="float" office:value="3.35966229648329">
                <text:p>3.35966229648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.458821940509">
                <text:p>355.458821940509</text:p>
              </table:table-cell>
              <table:table-cell office:value-type="float" office:value="3.55424877023324">
                <text:p>3.554248770233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7.550826639037">
                <text:p>357.550826639037</text:p>
              </table:table-cell>
              <table:table-cell office:value-type="float" office:value="2.32235510111786">
                <text:p>2.322355101117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813382817308">
                <text:p>356.813382817308</text:p>
              </table:table-cell>
              <table:table-cell office:value-type="float" office:value="2.91844624839723">
                <text:p>2.918446248397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095777754249">
                <text:p>356.095777754249</text:p>
              </table:table-cell>
              <table:table-cell office:value-type="float" office:value="3.10374270670582">
                <text:p>3.103742706705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5.430848881181">
                <text:p>355.430848881181</text:p>
              </table:table-cell>
              <table:table-cell office:value-type="float" office:value="3.38765527447686">
                <text:p>3.38765527447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7.507665831668">
                <text:p>357.507665831668</text:p>
              </table:table-cell>
              <table:table-cell office:value-type="float" office:value="2.84320650284644">
                <text:p>2.843206502846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6.770999605051">
                <text:p>356.770999605051</text:p>
              </table:table-cell>
              <table:table-cell office:value-type="float" office:value="3.28196910477709">
                <text:p>3.281969104777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6.059212304602">
                <text:p>356.059212304602</text:p>
              </table:table-cell>
              <table:table-cell office:value-type="float" office:value="3.58536874572746">
                <text:p>3.58536874572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.404680779943">
                <text:p>355.404680779943</text:p>
              </table:table-cell>
              <table:table-cell office:value-type="float" office:value="3.75568049703725">
                <text:p>3.75568049703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7.464294842801">
                <text:p>357.464294842801</text:p>
              </table:table-cell>
              <table:table-cell office:value-type="float" office:value="2.41967069916427">
                <text:p>2.41967069916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6.729168345868">
                <text:p>356.729168345868</text:p>
              </table:table-cell>
              <table:table-cell office:value-type="float" office:value="2.98394858010579">
                <text:p>2.98394858010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023916992378">
                <text:p>356.023916992378</text:p>
              </table:table-cell>
              <table:table-cell office:value-type="float" office:value="3.20397061808035">
                <text:p>3.20397061808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3804012351">
                <text:p>355.3804012351</text:p>
              </table:table-cell>
              <table:table-cell office:value-type="float" office:value="3.57414088060614">
                <text:p>3.57414088060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7.420827240978">
                <text:p>357.420827240978</text:p>
              </table:table-cell>
              <table:table-cell office:value-type="float" office:value="2.27654720644932">
                <text:p>2.276547206449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6.687999877873">
                <text:p>356.687999877873</text:p>
              </table:table-cell>
              <table:table-cell office:value-type="float" office:value="2.78237424930558">
                <text:p>2.78237424930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5.989991169343">
                <text:p>355.989991169343</text:p>
              </table:table-cell>
              <table:table-cell office:value-type="float" office:value="3.15062249370385">
                <text:p>3.15062249370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.358090627799">
                <text:p>355.358090627799</text:p>
              </table:table-cell>
              <table:table-cell office:value-type="float" office:value="3.33386126195546">
                <text:p>3.333861261955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7.377376766393">
                <text:p>357.377376766393</text:p>
              </table:table-cell>
              <table:table-cell office:value-type="float" office:value="2.93862405687105">
                <text:p>2.93862405687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6.647603866645">
                <text:p>356.647603866645</text:p>
              </table:table-cell>
              <table:table-cell office:value-type="float" office:value="3.50188054540195">
                <text:p>3.50188054540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5.957531802041">
                <text:p>355.957531802041</text:p>
              </table:table-cell>
              <table:table-cell office:value-type="float" office:value="2.82471639011055">
                <text:p>2.82471639011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5.337826000844">
                <text:p>355.337826000844</text:p>
              </table:table-cell>
              <table:table-cell office:value-type="float" office:value="3.15069168433547">
                <text:p>3.15069168433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334057128799">
                <text:p>357.334057128799</text:p>
              </table:table-cell>
              <table:table-cell office:value-type="float" office:value="2.82234444411006">
                <text:p>2.82234444411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608088613495">
                <text:p>356.608088613495</text:p>
              </table:table-cell>
              <table:table-cell office:value-type="float" office:value="3.22541620710399">
                <text:p>3.22541620710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5.926633311285">
                <text:p>355.926633311285</text:p>
              </table:table-cell>
              <table:table-cell office:value-type="float" office:value="3.53397090383805">
                <text:p>3.53397090383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5.319680945098">
                <text:p>355.319680945098</text:p>
              </table:table-cell>
              <table:table-cell office:value-type="float" office:value="2.77385954954661">
                <text:p>2.77385954954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7.290981805533">
                <text:p>357.290981805533</text:p>
              </table:table-cell>
              <table:table-cell office:value-type="float" office:value="2.4191404847661">
                <text:p>2.4191404847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6.569560866977">
                <text:p>356.569560866977</text:p>
              </table:table-cell>
              <table:table-cell office:value-type="float" office:value="2.92758135462645">
                <text:p>2.92758135462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5.897387417783">
                <text:p>355.897387417783</text:p>
              </table:table-cell>
              <table:table-cell office:value-type="float" office:value="3.09444153739605">
                <text:p>3.094441537396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5.303725493893">
                <text:p>355.303725493893</text:p>
              </table:table-cell>
              <table:table-cell office:value-type="float" office:value="3.26099026401062">
                <text:p>3.26099026401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7.248263840109">
                <text:p>357.248263840109</text:p>
              </table:table-cell>
              <table:table-cell office:value-type="float" office:value="2.90376750018913">
                <text:p>2.90376750018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.532125638397">
                <text:p>356.532125638397</text:p>
              </table:table-cell>
              <table:table-cell office:value-type="float" office:value="3.29963225638494">
                <text:p>3.299632256384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5.869882994249">
                <text:p>355.869882994249</text:p>
              </table:table-cell>
              <table:table-cell office:value-type="float" office:value="2.66386595391668">
                <text:p>2.66386595391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5.290026025319">
                <text:p>355.290026025319</text:p>
              </table:table-cell>
              <table:table-cell office:value-type="float" office:value="2.91146278299857">
                <text:p>2.911462782998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206015641917">
                <text:p>357.206015641917</text:p>
              </table:table-cell>
              <table:table-cell office:value-type="float" office:value="2.6759722197894">
                <text:p>2.6759722197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6.495886021559">
                <text:p>356.495886021559</text:p>
              </table:table-cell>
              <table:table-cell office:value-type="float" office:value="3.20782055030577">
                <text:p>3.20782055030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5.84420592427">
                <text:p>355.84420592427</text:p>
              </table:table-cell>
              <table:table-cell office:value-type="float" office:value="2.55834417324513">
                <text:p>2.55834417324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5.278645172718">
                <text:p>355.278645172718</text:p>
              </table:table-cell>
              <table:table-cell office:value-type="float" office:value="2.8164330428699">
                <text:p>2.8164330428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7.164348787502">
                <text:p>357.164348787502</text:p>
              </table:table-cell>
              <table:table-cell office:value-type="float" office:value="2.64382831554394">
                <text:p>2.64382831554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6.460943017254">
                <text:p>356.460943017254</text:p>
              </table:table-cell>
              <table:table-cell office:value-type="float" office:value="3.07673363341019">
                <text:p>3.07673363341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.820438968263">
                <text:p>355.820438968263</text:p>
              </table:table-cell>
              <table:table-cell office:value-type="float" office:value="3.26902028918266">
                <text:p>3.269020289182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5.269641743382">
                <text:p>355.269641743382</text:p>
              </table:table-cell>
              <table:table-cell office:value-type="float" office:value="2.40885820169933">
                <text:p>2.408858201699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123373823961">
                <text:p>357.123373823961</text:p>
              </table:table-cell>
              <table:table-cell office:value-type="float" office:value="2.14040601416491">
                <text:p>2.14040601416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6.427395362909">
                <text:p>356.427395362909</text:p>
              </table:table-cell>
              <table:table-cell office:value-type="float" office:value="2.53930294304155">
                <text:p>2.53930294304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5.798661636729">
                <text:p>355.798661636729</text:p>
              </table:table-cell>
              <table:table-cell office:value-type="float" office:value="2.74543228466064">
                <text:p>2.74543228466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5.263070645545">
                <text:p>355.263070645545</text:p>
              </table:table-cell>
              <table:table-cell office:value-type="float" office:value="2.84685450431425">
                <text:p>2.8468545043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7.083200074897">
                <text:p>357.083200074897</text:p>
              </table:table-cell>
              <table:table-cell office:value-type="float" office:value="2.7237758274423">
                <text:p>2.7237758274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6.395339367752">
                <text:p>356.395339367752</text:p>
              </table:table-cell>
              <table:table-cell office:value-type="float" office:value="3.08681346697267">
                <text:p>3.086813466972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5.778950071051">
                <text:p>355.778950071051</text:p>
              </table:table-cell>
              <table:table-cell office:value-type="float" office:value="2.29552974214312">
                <text:p>2.295529742143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5.258982823711">
                <text:p>355.258982823711</text:p>
              </table:table-cell>
              <table:table-cell office:value-type="float" office:value="2.44705487973988">
                <text:p>2.44705487973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7.04393544949">
                <text:p>357.04393544949</text:p>
              </table:table-cell>
              <table:table-cell office:value-type="float" office:value="2.44367981865071">
                <text:p>2.443679818650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6.364868753878">
                <text:p>356.364868753878</text:p>
              </table:table-cell>
              <table:table-cell office:value-type="float" office:value="2.83558116294444">
                <text:p>2.8355811629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5.761376932016">
                <text:p>355.761376932016</text:p>
              </table:table-cell>
              <table:table-cell office:value-type="float" office:value="3.04402590810787">
                <text:p>3.044025908107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5.257425202303">
                <text:p>355.257425202303</text:p>
              </table:table-cell>
              <table:table-cell office:value-type="float" office:value="2.10129897284787">
                <text:p>2.101298972847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005686255024">
                <text:p>357.005686255024</text:p>
              </table:table-cell>
              <table:table-cell office:value-type="float" office:value="2.14153710810933">
                <text:p>2.141537108109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6.33607450355">
                <text:p>356.33607450355</text:p>
              </table:table-cell>
              <table:table-cell office:value-type="float" office:value="2.52696489705704">
                <text:p>2.526964897057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5.746011296258">
                <text:p>355.746011296258</text:p>
              </table:table-cell>
              <table:table-cell office:value-type="float" office:value="2.67408379504923">
                <text:p>2.67408379504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5.258440637647">
                <text:p>355.258440637647</text:p>
              </table:table-cell>
              <table:table-cell office:value-type="float" office:value="2.75165493879467">
                <text:p>2.751654938794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6.96855701346">
                <text:p>356.96855701346</text:p>
              </table:table-cell>
              <table:table-cell office:value-type="float" office:value="1.93378364527598">
                <text:p>1.933783645275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6.309044713071">
                <text:p>356.309044713071</text:p>
              </table:table-cell>
              <table:table-cell office:value-type="float" office:value="2.22737949667498">
                <text:p>2.22737949667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5.732918560729">
                <text:p>355.732918560729</text:p>
              </table:table-cell>
              <table:table-cell office:value-type="float" office:value="2.41066929383669">
                <text:p>2.410669293836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5.262067878222">
                <text:p>355.262067878222</text:p>
              </table:table-cell>
              <table:table-cell office:value-type="float" office:value="2.38210562255699">
                <text:p>2.382105622556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6.9326502824">
                <text:p>356.9326502824</text:p>
              </table:table-cell>
              <table:table-cell office:value-type="float" office:value="2.57854628178757">
                <text:p>2.578546281787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283864453505">
                <text:p>356.283864453505</text:p>
              </table:table-cell>
              <table:table-cell office:value-type="float" office:value="1.90330979565624">
                <text:p>1.903309795656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5.722160355348">
                <text:p>355.722160355348</text:p>
              </table:table-cell>
              <table:table-cell office:value-type="float" office:value="1.83723755099345">
                <text:p>1.837237550993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5.268341533119">
                <text:p>355.268341533119</text:p>
              </table:table-cell>
              <table:table-cell office:value-type="float" office:value="1.70189840381499">
                <text:p>1.701898403814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6.898066480912">
                <text:p>356.898066480912</text:p>
              </table:table-cell>
              <table:table-cell office:value-type="float" office:value="1.97565112891607">
                <text:p>1.97565112891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6.260615638535">
                <text:p>356.260615638535</text:p>
              </table:table-cell>
              <table:table-cell office:value-type="float" office:value="2.16299217182677">
                <text:p>2.16299217182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5.713794463886">
                <text:p>355.713794463886</text:p>
              </table:table-cell>
              <table:table-cell office:value-type="float" office:value="2.31241878168657">
                <text:p>2.312418781686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5.277292048613">
                <text:p>355.277292048613</text:p>
              </table:table-cell>
              <table:table-cell office:value-type="float" office:value="2.25389128306415">
                <text:p>2.25389128306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6.86490372059">
                <text:p>356.86490372059</text:p>
              </table:table-cell>
              <table:table-cell office:value-type="float" office:value="1.66663284925744">
                <text:p>1.666632849257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6.239376899686">
                <text:p>356.239376899686</text:p>
              </table:table-cell>
              <table:table-cell office:value-type="float" office:value="2.02309669111855">
                <text:p>2.02309669111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5.707874753154">
                <text:p>355.707874753154</text:p>
              </table:table-cell>
              <table:table-cell office:value-type="float" office:value="2.0033696659375">
                <text:p>2.0033696659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5.288945692716">
                <text:p>355.288945692716</text:p>
              </table:table-cell>
              <table:table-cell office:value-type="float" office:value="1.95622780488338">
                <text:p>1.956227804883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6.833257642242">
                <text:p>356.833257642242</text:p>
              </table:table-cell>
              <table:table-cell office:value-type="float" office:value="1.6014114851132">
                <text:p>1.60141148511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6.220223469151">
                <text:p>356.220223469151</text:p>
              </table:table-cell>
              <table:table-cell office:value-type="float" office:value="1.72540959191974">
                <text:p>1.725409591919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5.704451110533">
                <text:p>355.704451110533</text:p>
              </table:table-cell>
              <table:table-cell office:value-type="float" office:value="1.75245639414061">
                <text:p>1.75245639414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5.303324547588">
                <text:p>355.303324547588</text:p>
              </table:table-cell>
              <table:table-cell office:value-type="float" office:value="1.5356733907247">
                <text:p>1.53567339072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6.803221258576">
                <text:p>356.803221258576</text:p>
              </table:table-cell>
              <table:table-cell office:value-type="float" office:value="2.03830340399873">
                <text:p>2.038303403998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6.20322707039">
                <text:p>356.20322707039</text:p>
              </table:table-cell>
              <table:table-cell office:value-type="float" office:value="2.2618491119938">
                <text:p>2.2618491119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5.70356938983">
                <text:p>355.70356938983</text:p>
              </table:table-cell>
              <table:table-cell office:value-type="float" office:value="1.17726875678636">
                <text:p>1.17726875678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5.320446509629">
                <text:p>355.320446509629</text:p>
              </table:table-cell>
              <table:table-cell office:value-type="float" office:value="0.944278987008147">
                <text:p>0.9442789870081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6.774884803204">
                <text:p>356.774884803204</text:p>
              </table:table-cell>
              <table:table-cell office:value-type="float" office:value="1.67736624868121">
                <text:p>1.677366248681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188455816674">
                <text:p>356.188455816674</text:p>
              </table:table-cell>
              <table:table-cell office:value-type="float" office:value="1.69948095676955">
                <text:p>1.699480956769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5.705271365447">
                <text:p>355.705271365447</text:p>
              </table:table-cell>
              <table:table-cell office:value-type="float" office:value="1.67063125106506">
                <text:p>1.670631251065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5.340325297069">
                <text:p>355.340325297069</text:p>
              </table:table-cell>
              <table:table-cell office:value-type="float" office:value="0.534371304442175">
                <text:p>0.5343713044421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6.748335586297">
                <text:p>356.748335586297</text:p>
              </table:table-cell>
              <table:table-cell office:value-type="float" office:value="1.26041103794705">
                <text:p>1.26041103794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6.175974117721">
                <text:p>356.175974117721</text:p>
              </table:table-cell>
              <table:table-cell office:value-type="float" office:value="1.41386629943736">
                <text:p>1.41386629943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5.709594694813">
                <text:p>355.709594694813</text:p>
              </table:table-cell>
              <table:table-cell office:value-type="float" office:value="1.20061053277459">
                <text:p>1.20061053277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5.36297046486">
                <text:p>355.36297046486</text:p>
              </table:table-cell>
              <table:table-cell office:value-type="float" office:value="0.86686887301039">
                <text:p>0.866868873010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6.723657857169">
                <text:p>356.723657857169</text:p>
              </table:table-cell>
              <table:table-cell office:value-type="float" office:value="1.82934789580759">
                <text:p>1.829347895807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6.165842594503">
                <text:p>356.165842594503</text:p>
              </table:table-cell>
              <table:table-cell office:value-type="float" office:value="1.83074184297584">
                <text:p>1.83074184297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5.716572888996">
                <text:p>355.716572888996</text:p>
              </table:table-cell>
              <table:table-cell office:value-type="float" office:value="0.827185122761875">
                <text:p>0.82718512276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5.388387426633">
                <text:p>355.388387426633</text:p>
              </table:table-cell>
              <table:table-cell office:value-type="float" office:value="0.677923231385648">
                <text:p>0.6779232313856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6.700932674054">
                <text:p>356.700932674054</text:p>
              </table:table-cell>
              <table:table-cell office:value-type="float" office:value="1.55119847541209">
                <text:p>1.551198475412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6.158118002323">
                <text:p>356.158118002323</text:p>
              </table:table-cell>
              <table:table-cell office:value-type="float" office:value="1.6843647104688">
                <text:p>1.68436471046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5.726235291387">
                <text:p>355.726235291387</text:p>
              </table:table-cell>
              <table:table-cell office:value-type="float" office:value="0.552243293495849">
                <text:p>0.5522432934958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5.416577483503">
                <text:p>355.416577483503</text:p>
              </table:table-cell>
              <table:table-cell office:value-type="float" office:value="0.228884598938748">
                <text:p>0.2288845989387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6.680237781318">
                <text:p>356.680237781318</text:p>
              </table:table-cell>
              <table:table-cell office:value-type="float" office:value="1.35144144285005">
                <text:p>1.35144144285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6.152853162208">
                <text:p>356.152853162208</text:p>
              </table:table-cell>
              <table:table-cell office:value-type="float" office:value="1.18418827210553">
                <text:p>1.18418827210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5.738607064362">
                <text:p>355.738607064362</text:p>
              </table:table-cell>
              <table:table-cell office:value-type="float" office:value="0.902908365242183">
                <text:p>0.9029083652421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5.44753785945">
                <text:p>355.44753785945</text:p>
              </table:table-cell>
              <table:table-cell office:value-type="float" office:value="0.647924812161364">
                <text:p>0.6479248121613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6.661647494327">
                <text:p>356.661647494327</text:p>
              </table:table-cell>
              <table:table-cell office:value-type="float" office:value="1.50569067173637">
                <text:p>1.505690671736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150096900637">
                <text:p>356.150096900637</text:p>
              </table:table-cell>
              <table:table-cell office:value-type="float" office:value="0.581534914555959">
                <text:p>0.5815349145559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5.753709183722">
                <text:p>355.753709183722</text:p>
              </table:table-cell>
              <table:table-cell office:value-type="float" office:value="0.348190624499694">
                <text:p>0.348190624499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5.48126174302">
                <text:p>355.48126174302</text:p>
              </table:table-cell>
              <table:table-cell office:value-type="float" office:value="0.00498384539969265">
                <text:p>0.00498384539969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6.645232592123">
                <text:p>356.645232592123</text:p>
              </table:table-cell>
              <table:table-cell office:value-type="float" office:value="1.23137238633353">
                <text:p>1.23137238633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6.149893997598">
                <text:p>356.149893997598</text:p>
              </table:table-cell>
              <table:table-cell office:value-type="float" office:value="1.10293175152037">
                <text:p>1.102931751520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5.771558440796">
                <text:p>355.771558440796</text:p>
              </table:table-cell>
              <table:table-cell office:value-type="float" office:value="-0.0177015166264027">
                <text:p>-0.01770151662640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5.517738335069">
                <text:p>355.517738335069</text:p>
              </table:table-cell>
              <table:table-cell office:value-type="float" office:value="-0.0716268647229299">
                <text:p>-0.07162686472292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6.631060218103">
                <text:p>356.631060218103</text:p>
              </table:table-cell>
              <table:table-cell office:value-type="float" office:value="0.97106747829821">
                <text:p>0.971067478298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6.152285142949">
                <text:p>356.152285142949</text:p>
              </table:table-cell>
              <table:table-cell office:value-type="float" office:value="0.933441882370971">
                <text:p>0.9334418823709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5.792167451977">
                <text:p>355.792167451977</text:p>
              </table:table-cell>
              <table:table-cell office:value-type="float" office:value="-0.258725174935535">
                <text:p>-0.258725174935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5.556952902248">
                <text:p>355.556952902248</text:p>
              </table:table-cell>
              <table:table-cell office:value-type="float" office:value="-0.611964024836198">
                <text:p>-0.611964024836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.619193788798">
                <text:p>356.619193788798</text:p>
              </table:table-cell>
              <table:table-cell office:value-type="float" office:value="0.609185144072399">
                <text:p>0.609185144072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6.157306901023">
                <text:p>356.157306901023</text:p>
              </table:table-cell>
              <table:table-cell office:value-type="float" office:value="0.449990476598032">
                <text:p>0.4499904765980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5.815544675505">
                <text:p>355.815544675505</text:p>
              </table:table-cell>
              <table:table-cell office:value-type="float" office:value="0.202957998495549">
                <text:p>0.2029579984955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5.598886835962">
                <text:p>355.598886835962</text:p>
              </table:table-cell>
              <table:table-cell office:value-type="float" office:value="-0.812867607688531">
                <text:p>-0.8128676076885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6.609692910862">
                <text:p>356.609692910862</text:p>
              </table:table-cell>
              <table:table-cell office:value-type="float" office:value="0.113633930683136">
                <text:p>0.113633930683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6.164991683362">
                <text:p>356.164991683362</text:p>
              </table:table-cell>
              <table:table-cell office:value-type="float" office:value="-0.0119817382656038">
                <text:p>-0.01198173826560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5.841694435258">
                <text:p>355.841694435258</text:p>
              </table:table-cell>
              <table:table-cell office:value-type="float" office:value="-0.179732969030738">
                <text:p>-0.1797329690307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5.643517716472">
                <text:p>355.643517716472</text:p>
              </table:table-cell>
              <table:table-cell office:value-type="float" office:value="-0.413050178089179">
                <text:p>-0.4130501780891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6.602613306338">
                <text:p>356.602613306338</text:p>
              </table:table-cell>
              <table:table-cell office:value-type="float" office:value="0.694156265817583">
                <text:p>0.6941562658175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6.175367729559">
                <text:p>356.175367729559</text:p>
              </table:table-cell>
              <table:table-cell office:value-type="float" office:value="0.458128362894058">
                <text:p>0.4581283628940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5.870616951308">
                <text:p>355.870616951308</text:p>
              </table:table-cell>
              <table:table-cell office:value-type="float" office:value="0.146144274855033">
                <text:p>0.1461442748550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5.690819381833">
                <text:p>355.690819381833</text:p>
              </table:table-cell>
              <table:table-cell office:value-type="float" office:value="-0.72652510239277">
                <text:p>-0.726525102392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.59800674627">
                <text:p>356.59800674627</text:p>
              </table:table-cell>
              <table:table-cell office:value-type="float" office:value="0.118992481380701">
                <text:p>0.1189924813807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6.188459095959">
                <text:p>356.188459095959</text:p>
              </table:table-cell>
              <table:table-cell office:value-type="float" office:value="0.0293925106525421">
                <text:p>0.02939251065254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5.902308377021">
                <text:p>355.902308377021</text:p>
              </table:table-cell>
              <table:table-cell office:value-type="float" office:value="0.016822355100885">
                <text:p>0.0168223551008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5.7407620014">
                <text:p>355.7407620014</text:p>
              </table:table-cell>
              <table:table-cell office:value-type="float" office:value="-0.99270423327107">
                <text:p>-0.992704233271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6.595920992595">
                <text:p>356.595920992595</text:p>
              </table:table-cell>
              <table:table-cell office:value-type="float" office:value="-0.0017930013127625">
                <text:p>-0.0017930013127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6.204285652154">
                <text:p>356.204285652154</text:p>
              </table:table-cell>
              <table:table-cell office:value-type="float" office:value="-0.120683948742226">
                <text:p>-0.1206839487422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5.936760842356">
                <text:p>355.936760842356</text:p>
              </table:table-cell>
              <table:table-cell office:value-type="float" office:value="-0.273250599973835">
                <text:p>-0.2732505999738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5.793312153515">
                <text:p>355.793312153515</text:p>
              </table:table-cell>
              <table:table-cell office:value-type="float" office:value="-0.876494985655881">
                <text:p>-0.8764949856558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6.596399748451">
                <text:p>356.596399748451</text:p>
              </table:table-cell>
              <table:table-cell office:value-type="float" office:value="-0.299657330382615">
                <text:p>-0.2996573303826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6.222863085071">
                <text:p>356.222863085071</text:p>
              </table:table-cell>
              <table:table-cell office:value-type="float" office:value="-0.506205276004039">
                <text:p>-0.5062052760040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5.973962503175">
                <text:p>355.973962503175</text:p>
              </table:table-cell>
              <table:table-cell office:value-type="float" office:value="-0.571492894785479">
                <text:p>-0.5714928947854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5.848432907149">
                <text:p>355.848432907149</text:p>
              </table:table-cell>
              <table:table-cell office:value-type="float" office:value="-0.551726008648984">
                <text:p>-0.5517260086489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6.599482616668">
                <text:p>356.599482616668</text:p>
              </table:table-cell>
              <table:table-cell office:value-type="float" office:value="0.0190692893229425">
                <text:p>0.01906928932294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6.244202910436">
                <text:p>356.244202910436</text:p>
              </table:table-cell>
              <table:table-cell office:value-type="float" office:value="-0.0996036195429042">
                <text:p>-0.09960361954290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6.013897596203">
                <text:p>356.013897596203</text:p>
              </table:table-cell>
              <table:table-cell office:value-type="float" office:value="-0.200609897729009">
                <text:p>-0.2006098977290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5.906083907108">
                <text:p>355.906083907108</text:p>
              </table:table-cell>
              <table:table-cell office:value-type="float" office:value="-0.667896874132566">
                <text:p>-0.6678968741325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6.605205066576">
                <text:p>356.605205066576</text:p>
              </table:table-cell>
              <table:table-cell office:value-type="float" office:value="-0.360174318542704">
                <text:p>-0.360174318542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6.268312491437">
                <text:p>356.268312491437</text:p>
              </table:table-cell>
              <table:table-cell office:value-type="float" office:value="-0.465032147825696">
                <text:p>-0.4650321478256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6.05654649935">
                <text:p>356.05654649935</text:p>
              </table:table-cell>
              <table:table-cell office:value-type="float" office:value="-0.208684216719121">
                <text:p>-0.208684216719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5.96622146255">
                <text:p>355.96622146255</text:p>
              </table:table-cell>
              <table:table-cell office:value-type="float" office:value="-0.783580192015506">
                <text:p>-0.7835801920155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6.613598408874">
                <text:p>356.613598408874</text:p>
              </table:table-cell>
              <table:table-cell office:value-type="float" office:value="-0.543545118183829">
                <text:p>-0.543545118183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6.295195064334">
                <text:p>356.295195064334</text:p>
              </table:table-cell>
              <table:table-cell office:value-type="float" office:value="-0.55843246774748">
                <text:p>-0.558432467747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6.10188579716">
                <text:p>356.10188579716</text:p>
              </table:table-cell>
              <table:table-cell office:value-type="float" office:value="-0.502598898368888">
                <text:p>-0.5025988983688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6.028798638497">
                <text:p>356.028798638497</text:p>
              </table:table-cell>
              <table:table-cell office:value-type="float" office:value="0.158528706408106">
                <text:p>0.158528706408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6.62468977855">
                <text:p>356.62468977855</text:p>
              </table:table-cell>
              <table:table-cell office:value-type="float" office:value="-0.862167933606543">
                <text:p>-0.8621679336065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6.324849770752">
                <text:p>356.324849770752</text:p>
              </table:table-cell>
              <table:table-cell office:value-type="float" office:value="-0.894275222322904">
                <text:p>-0.8942752223229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6.149888350948">
                <text:p>356.149888350948</text:p>
              </table:table-cell>
              <table:table-cell office:value-type="float" office:value="-0.514789914013818">
                <text:p>-0.5147899140138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.09376535003">
                <text:p>356.09376535003</text:p>
              </table:table-cell>
              <table:table-cell office:value-type="float" office:value="0.039918995113112">
                <text:p>0.0399189951131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.638502125681">
                <text:p>356.638502125681</text:p>
              </table:table-cell>
              <table:table-cell office:value-type="float" office:value="-0.255514863762073">
                <text:p>-0.2555148637620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6.357271696462">
                <text:p>356.357271696462</text:p>
              </table:table-cell>
              <table:table-cell office:value-type="float" office:value="-0.145638919319026">
                <text:p>-0.1456389193190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6.200523373473">
                <text:p>356.200523373473</text:p>
              </table:table-cell>
              <table:table-cell office:value-type="float" office:value="0.0966763577889651">
                <text:p>0.09667635778896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6.161068458904">
                <text:p>356.161068458904</text:p>
              </table:table-cell>
              <table:table-cell office:value-type="float" office:value="0.0162655657622963">
                <text:p>0.0162655657622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6.65505421394">
                <text:p>356.65505421394</text:p>
              </table:table-cell>
              <table:table-cell office:value-type="float" office:value="-0.554791888454929">
                <text:p>-0.5547918884549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6.392451916286">
                <text:p>356.392451916286</text:p>
              </table:table-cell>
              <table:table-cell office:value-type="float" office:value="-0.577624736586586">
                <text:p>-0.577624736586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6.253756507687">
                <text:p>356.253756507687</text:p>
              </table:table-cell>
              <table:table-cell office:value-type="float" office:value="-0.0852948009269312">
                <text:p>-0.08529480092693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6.230651872263">
                <text:p>356.230651872263</text:p>
              </table:table-cell>
              <table:table-cell office:value-type="float" office:value="0.659126811660826">
                <text:p>0.6591268116608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6.674360626645">
                <text:p>356.674360626645</text:p>
              </table:table-cell>
              <table:table-cell office:value-type="float" office:value="-0.107998766587116">
                <text:p>-0.1079987665871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6.430377544936">
                <text:p>356.430377544936</text:p>
              </table:table-cell>
              <table:table-cell office:value-type="float" office:value="-0.747437807964161">
                <text:p>-0.7474378079641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6.309549909331">
                <text:p>356.309549909331</text:p>
              </table:table-cell>
              <table:table-cell office:value-type="float" office:value="-0.236873584333807">
                <text:p>-0.2368735843338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6.30245664328">
                <text:p>356.30245664328</text:p>
              </table:table-cell>
              <table:table-cell office:value-type="float" office:value="0.864340060157701">
                <text:p>0.864340060157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392904154196">
                <text:p>356.392904154196</text:p>
              </table:table-cell>
              <table:table-cell office:value-type="float" office:value="2.04938601958565">
                <text:p>2.049386019585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6.559265131248">
                <text:p>356.559265131248</text:p>
              </table:table-cell>
              <table:table-cell office:value-type="float" office:value="2.11387735535391">
                <text:p>2.11387735535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6.775935759405">
                <text:p>356.775935759405</text:p>
              </table:table-cell>
              <table:table-cell office:value-type="float" office:value="3.03136573918164">
                <text:p>3.031365739181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7.014803968061">
                <text:p>357.014803968061</text:p>
              </table:table-cell>
              <table:table-cell office:value-type="float" office:value="3.46304503222927">
                <text:p>3.46304503222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6.47961864497">
                <text:p>356.47961864497</text:p>
              </table:table-cell>
              <table:table-cell office:value-type="float" office:value="2.16554320708383">
                <text:p>2.165543207083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6.655144100254">
                <text:p>356.655144100254</text:p>
              </table:table-cell>
              <table:table-cell office:value-type="float" office:value="3.12533598544542">
                <text:p>3.12533598544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6.876929045618">
                <text:p>356.876929045618</text:p>
              </table:table-cell>
              <table:table-cell office:value-type="float" office:value="3.63874903670512">
                <text:p>3.638749036705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7.116612248874">
                <text:p>357.116612248874</text:p>
              </table:table-cell>
              <table:table-cell office:value-type="float" office:value="3.03120269568171">
                <text:p>3.031202695681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6.567934043965">
                <text:p>356.567934043965</text:p>
              </table:table-cell>
              <table:table-cell office:value-type="float" office:value="2.02112311555538">
                <text:p>2.02112311555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6.752046771598">
                <text:p>356.752046771598</text:p>
              </table:table-cell>
              <table:table-cell office:value-type="float" office:value="2.81812268320937">
                <text:p>2.818122683209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6.978318367963">
                <text:p>356.978318367963</text:p>
              </table:table-cell>
              <table:table-cell office:value-type="float" office:value="3.42263002728578">
                <text:p>3.422630027285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7.218169913166">
                <text:p>357.218169913166</text:p>
              </table:table-cell>
              <table:table-cell office:value-type="float" office:value="3.63096694636624">
                <text:p>3.630966946366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6.65776910177">
                <text:p>356.65776910177</text:p>
              </table:table-cell>
              <table:table-cell office:value-type="float" office:value="2.83564555947669">
                <text:p>2.835645559476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6.849882379099">
                <text:p>356.849882379099</text:p>
              </table:table-cell>
              <table:table-cell office:value-type="float" office:value="2.73094394546933">
                <text:p>2.73094394546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7.080008172384">
                <text:p>357.080008172384</text:p>
              </table:table-cell>
              <table:table-cell office:value-type="float" office:value="3.1913467629347">
                <text:p>3.1913467629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7.319381229802">
                <text:p>357.319381229802</text:p>
              </table:table-cell>
              <table:table-cell office:value-type="float" office:value="3.4141226564534">
                <text:p>3.41412265645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6.749040851566">
                <text:p>356.749040851566</text:p>
              </table:table-cell>
              <table:table-cell office:value-type="float" office:value="2.97076733224094">
                <text:p>2.97076733224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6.948559150468">
                <text:p>356.948559150468</text:p>
              </table:table-cell>
              <table:table-cell office:value-type="float" office:value="3.56997777987272">
                <text:p>3.569977779872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7.181902588806">
                <text:p>357.181902588806</text:p>
              </table:table-cell>
              <table:table-cell office:value-type="float" office:value="2.97889230470173">
                <text:p>2.978892304701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.420150832218">
                <text:p>357.420150832218</text:p>
              </table:table-cell>
              <table:table-cell office:value-type="float" office:value="3.07442589313723">
                <text:p>3.074425893137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6.841664715989">
                <text:p>356.841664715989</text:p>
              </table:table-cell>
              <table:table-cell office:value-type="float" office:value="2.84708378964569">
                <text:p>2.847083789645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7.047984410991">
                <text:p>357.047984410991</text:p>
              </table:table-cell>
              <table:table-cell office:value-type="float" office:value="3.5005525451852">
                <text:p>3.50055254518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7.283905532286">
                <text:p>357.283905532286</text:p>
              </table:table-cell>
              <table:table-cell office:value-type="float" office:value="3.74484174244571">
                <text:p>3.744841742445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.520383820056">
                <text:p>357.520383820056</text:p>
              </table:table-cell>
              <table:table-cell office:value-type="float" office:value="2.83085742557887">
                <text:p>2.830857425578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6.935554613501">
                <text:p>356.935554613501</text:p>
              </table:table-cell>
              <table:table-cell office:value-type="float" office:value="2.92757061030716">
                <text:p>2.927570610307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7.148064686753">
                <text:p>357.148064686753</text:p>
              </table:table-cell>
              <table:table-cell office:value-type="float" office:value="3.34713072679006">
                <text:p>3.34713072679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.385920803992">
                <text:p>357.385920803992</text:p>
              </table:table-cell>
              <table:table-cell office:value-type="float" office:value="3.52426923019811">
                <text:p>3.524269230198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7.619985860962">
                <text:p>357.619985860962</text:p>
              </table:table-cell>
              <table:table-cell office:value-type="float" office:value="3.46088034159038">
                <text:p>3.460880341590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7.030623064539">
                <text:p>357.030623064539</text:p>
              </table:table-cell>
              <table:table-cell office:value-type="float" office:value="2.69266212161165">
                <text:p>2.692662121611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.248705807354">
                <text:p>357.248705807354</text:p>
              </table:table-cell>
              <table:table-cell office:value-type="float" office:value="2.94326767197344">
                <text:p>2.943267671973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7.487852192177">
                <text:p>357.487852192177</text:p>
              </table:table-cell>
              <table:table-cell office:value-type="float" office:value="2.89432609523647">
                <text:p>2.894326095236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7.71886329277">
                <text:p>357.71886329277</text:p>
              </table:table-cell>
              <table:table-cell office:value-type="float" office:value="2.78370361204725">
                <text:p>2.783703612047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7.126781297091">
                <text:p>357.126781297091</text:p>
              </table:table-cell>
              <table:table-cell office:value-type="float" office:value="3.33196452062111">
                <text:p>3.331964520621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7.349813008263">
                <text:p>357.349813008263</text:p>
              </table:table-cell>
              <table:table-cell office:value-type="float" office:value="3.56488285853993">
                <text:p>3.564882858539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7.589603573072">
                <text:p>357.589603573072</text:p>
              </table:table-cell>
              <table:table-cell office:value-type="float" office:value="3.56581730640028">
                <text:p>3.565817306400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7.816923226171">
                <text:p>357.816923226171</text:p>
              </table:table-cell>
              <table:table-cell office:value-type="float" office:value="2.52688621741254">
                <text:p>2.52688621741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7.223939351783">
                <text:p>357.223939351783</text:p>
              </table:table-cell>
              <table:table-cell office:value-type="float" office:value="3.26093743729871">
                <text:p>3.260937437298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7.45129103271">
                <text:p>357.45129103271</text:p>
              </table:table-cell>
              <table:table-cell office:value-type="float" office:value="3.43018179398496">
                <text:p>3.430181793984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7.691079011907">
                <text:p>357.691079011907</text:p>
              </table:table-cell>
              <table:table-cell office:value-type="float" office:value="3.40811303665396">
                <text:p>3.408113036653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7.914073647735">
                <text:p>357.914073647735</text:p>
              </table:table-cell>
              <table:table-cell office:value-type="float" office:value="2.34294927527662">
                <text:p>2.342949275276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7.322006186456">
                <text:p>357.322006186456</text:p>
              </table:table-cell>
              <table:table-cell office:value-type="float" office:value="3.23754570970777">
                <text:p>3.237545709707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7.553044233336">
                <text:p>357.553044233336</text:p>
              </table:table-cell>
              <table:table-cell office:value-type="float" office:value="3.18290012865327">
                <text:p>3.18290012865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.792182864009">
                <text:p>357.792182864009</text:p>
              </table:table-cell>
              <table:table-cell office:value-type="float" office:value="2.94906471495051">
                <text:p>2.949064714950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.010223523597">
                <text:p>358.010223523597</text:p>
              </table:table-cell>
              <table:table-cell office:value-type="float" office:value="2.77599649643525">
                <text:p>2.775996496435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.420889780306">
                <text:p>357.420889780306</text:p>
              </table:table-cell>
              <table:table-cell office:value-type="float" office:value="3.80388458410744">
                <text:p>3.80388458410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.654976673419">
                <text:p>357.654976673419</text:p>
              </table:table-cell>
              <table:table-cell office:value-type="float" office:value="2.67554138996638">
                <text:p>2.675541389966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892819876175">
                <text:p>357.892819876175</text:p>
              </table:table-cell>
              <table:table-cell office:value-type="float" office:value="2.49159430072177">
                <text:p>2.491594300721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105282903448">
                <text:p>358.105282903448</text:p>
              </table:table-cell>
              <table:table-cell office:value-type="float" office:value="2.27834292151965">
                <text:p>2.278342921519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7.520497237439">
                <text:p>357.520497237439</text:p>
              </table:table-cell>
              <table:table-cell office:value-type="float" office:value="3.41111595218536">
                <text:p>3.411115952185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7.756992228105">
                <text:p>357.756992228105</text:p>
              </table:table-cell>
              <table:table-cell office:value-type="float" office:value="3.2526126325829">
                <text:p>3.25261263258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7.992895288178">
                <text:p>357.992895288178</text:p>
              </table:table-cell>
              <table:table-cell office:value-type="float" office:value="2.98029152769595">
                <text:p>2.98029152769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19916302518">
                <text:p>358.19916302518</text:p>
              </table:table-cell>
              <table:table-cell office:value-type="float" office:value="1.87715166585986">
                <text:p>1.877151665859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7.620734889939">
                <text:p>357.620734889939</text:p>
              </table:table-cell>
              <table:table-cell office:value-type="float" office:value="3.10272051009815">
                <text:p>3.102720510098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7.858994685358">
                <text:p>357.858994685358</text:p>
              </table:table-cell>
              <table:table-cell office:value-type="float" office:value="2.73386171471793">
                <text:p>2.733861714717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092314934806">
                <text:p>358.092314934806</text:p>
              </table:table-cell>
              <table:table-cell office:value-type="float" office:value="2.48468663357198">
                <text:p>2.484686633571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8.291776419974">
                <text:p>358.291776419974</text:p>
              </table:table-cell>
              <table:table-cell office:value-type="float" office:value="2.38274482591078">
                <text:p>2.382744825910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721508400458">
                <text:p>357.721508400458</text:p>
              </table:table-cell>
              <table:table-cell office:value-type="float" office:value="2.76440429850481">
                <text:p>2.764404298504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7.960887846872">
                <text:p>357.960887846872</text:p>
              </table:table-cell>
              <table:table-cell office:value-type="float" office:value="2.53085250442382">
                <text:p>2.530852504423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8.19098534811">
                <text:p>358.19098534811</text:p>
              </table:table-cell>
              <table:table-cell office:value-type="float" office:value="2.24919894919731">
                <text:p>2.249198949197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8.383037017931">
                <text:p>358.383037017931</text:p>
              </table:table-cell>
              <table:table-cell office:value-type="float" office:value="2.13025459321216">
                <text:p>2.130254593212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7.822722864529">
                <text:p>357.822722864529</text:p>
              </table:table-cell>
              <table:table-cell office:value-type="float" office:value="2.58233125251718">
                <text:p>2.582331252517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8.062575628976">
                <text:p>358.062575628976</text:p>
              </table:table-cell>
              <table:table-cell office:value-type="float" office:value="2.16354696126655">
                <text:p>2.163546961266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8.288813860208">
                <text:p>358.288813860208</text:p>
              </table:table-cell>
              <table:table-cell office:value-type="float" office:value="1.8930946396431">
                <text:p>1.89309463964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472860254103">
                <text:p>358.472860254103</text:p>
              </table:table-cell>
              <table:table-cell office:value-type="float" office:value="1.77961387939286">
                <text:p>1.779613879392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7.924282912298">
                <text:p>357.924282912298</text:p>
              </table:table-cell>
              <table:table-cell office:value-type="float" office:value="2.98468634474557">
                <text:p>2.984686344745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8.163962163722">
                <text:p>358.163962163722</text:p>
              </table:table-cell>
              <table:table-cell office:value-type="float" office:value="2.52689562633168">
                <text:p>2.526895626331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8.385708706405">
                <text:p>358.385708706405</text:p>
              </table:table-cell>
              <table:table-cell office:value-type="float" office:value="2.1437866371125">
                <text:p>2.1437866371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8.561163175013">
                <text:p>358.561163175013</text:p>
              </table:table-cell>
              <table:table-cell office:value-type="float" office:value="1.01555237779394">
                <text:p>1.015552377793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8.026092810103">
                <text:p>358.026092810103</text:p>
              </table:table-cell>
              <table:table-cell office:value-type="float" office:value="2.42490657547023">
                <text:p>2.424906575470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8.264951900031">
                <text:p>358.264951900031</text:p>
              </table:table-cell>
              <table:table-cell office:value-type="float" office:value="1.89077082730364">
                <text:p>1.890770827303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481579128999">
                <text:p>358.481579128999</text:p>
              </table:table-cell>
              <table:table-cell office:value-type="float" office:value="1.65347623906564">
                <text:p>1.653476239065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647864545374">
                <text:p>358.647864545374</text:p>
              </table:table-cell>
              <table:table-cell office:value-type="float" office:value="1.68093066418078">
                <text:p>1.680930664180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8.128056561696">
                <text:p>358.128056561696</text:p>
              </table:table-cell>
              <table:table-cell office:value-type="float" office:value="2.95658300758805">
                <text:p>2.95658300758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8.365449705068">
                <text:p>358.365449705068</text:p>
              </table:table-cell>
              <table:table-cell office:value-type="float" office:value="1.68324299552478">
                <text:p>1.683242995524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76335481478">
                <text:p>358.576335481478</text:p>
              </table:table-cell>
              <table:table-cell office:value-type="float" office:value="1.49913572717924">
                <text:p>1.499135727179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8.732884955273">
                <text:p>358.732884955273</text:p>
              </table:table-cell>
              <table:table-cell office:value-type="float" office:value="1.4267449300969">
                <text:p>1.4267449300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8.230078009372">
                <text:p>358.230078009372</text:p>
              </table:table-cell>
              <table:table-cell office:value-type="float" office:value="2.75003628467675">
                <text:p>2.750036284676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8.465360965895">
                <text:p>358.465360965895</text:p>
              </table:table-cell>
              <table:table-cell office:value-type="float" office:value="2.14886681060307">
                <text:p>2.148866810603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8.669889333236">
                <text:p>358.669889333236</text:p>
              </table:table-cell>
              <table:table-cell office:value-type="float" office:value="0.965831273584627">
                <text:p>0.9658312735846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8.816146927357">
                <text:p>358.816146927357</text:p>
              </table:table-cell>
              <table:table-cell office:value-type="float" office:value="1.04546833806671">
                <text:p>1.045468338066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8.332060934901">
                <text:p>358.332060934901</text:p>
              </table:table-cell>
              <table:table-cell office:value-type="float" office:value="2.13390065205749">
                <text:p>2.133900652057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8.564591691615">
                <text:p>358.564591691615</text:p>
              </table:table-cell>
              <table:table-cell office:value-type="float" office:value="1.7403102038661">
                <text:p>1.74031020386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8.762153574803">
                <text:p>358.762153574803</text:p>
              </table:table-cell>
              <table:table-cell office:value-type="float" office:value="1.53005204431247">
                <text:p>1.530052044312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8.897575024196">
                <text:p>358.897575024196</text:p>
              </table:table-cell>
              <table:table-cell office:value-type="float" office:value="0.504395009251311">
                <text:p>0.5043950092513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8.433909160463">
                <text:p>358.433909160463</text:p>
              </table:table-cell>
              <table:table-cell office:value-type="float" office:value="1.67838420160115">
                <text:p>1.678384201601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663048615637">
                <text:p>358.663048615637</text:p>
              </table:table-cell>
              <table:table-cell office:value-type="float" office:value="1.15165908879135">
                <text:p>1.151659088791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8.853042523626">
                <text:p>358.853042523626</text:p>
              </table:table-cell>
              <table:table-cell office:value-type="float" office:value="0.976378054008819">
                <text:p>0.9763780540088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8.977095955435">
                <text:p>358.977095955435</text:p>
              </table:table-cell>
              <table:table-cell office:value-type="float" office:value="1.12898602662608">
                <text:p>1.128986026626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8.535526649562">
                <text:p>358.535526649562</text:p>
              </table:table-cell>
              <table:table-cell office:value-type="float" office:value="1.97853918676265">
                <text:p>1.978539186762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760639298706">
                <text:p>358.760639298706</text:p>
              </table:table-cell>
              <table:table-cell office:value-type="float" office:value="0.618397187441587">
                <text:p>0.6183971874415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942472030185">
                <text:p>358.942472030185</text:p>
              </table:table-cell>
              <table:table-cell office:value-type="float" office:value="0.547486012685113">
                <text:p>0.5474860126851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054638684875">
                <text:p>359.054638684875</text:p>
              </table:table-cell>
              <table:table-cell office:value-type="float" office:value="0.586216913419776">
                <text:p>0.5862169134197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8.636817608157">
                <text:p>358.636817608157</text:p>
              </table:table-cell>
              <table:table-cell office:value-type="float" office:value="1.65420919074677">
                <text:p>1.654209190746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8.857272232104">
                <text:p>358.857272232104</text:p>
              </table:table-cell>
              <table:table-cell office:value-type="float" office:value="1.28406027762685">
                <text:p>1.284060277626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030359584621">
                <text:p>359.030359584621</text:p>
              </table:table-cell>
              <table:table-cell office:value-type="float" office:value="0.227492428268306">
                <text:p>0.2274924282683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130134537145">
                <text:p>359.130134537145</text:p>
              </table:table-cell>
              <table:table-cell office:value-type="float" office:value="0.534592746640556">
                <text:p>0.5345927466405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8.737686585802">
                <text:p>358.737686585802</text:p>
              </table:table-cell>
              <table:table-cell office:value-type="float" office:value="1.26665294216946">
                <text:p>1.266652942169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8.952856941601">
                <text:p>358.952856941601</text:p>
              </table:table-cell>
              <table:table-cell office:value-type="float" office:value="1.01689743890893">
                <text:p>1.016897438908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116624423596">
                <text:p>359.116624423596</text:p>
              </table:table-cell>
              <table:table-cell office:value-type="float" office:value="0.116966576199047">
                <text:p>0.1169665761990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203517303685">
                <text:p>359.203517303685</text:p>
              </table:table-cell>
              <table:table-cell office:value-type="float" office:value="0.124163772678003">
                <text:p>0.1241637726780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192099981629">
                <text:p>359.192099981629</text:p>
              </table:table-cell>
              <table:table-cell office:value-type="float" office:value="0.461422745021991">
                <text:p>0.461422745021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9.066427910907">
                <text:p>359.066427910907</text:p>
              </table:table-cell>
              <table:table-cell office:value-type="float" office:value="0.858976305113174">
                <text:p>0.858976305113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817378522813">
                <text:p>358.817378522813</text:p>
              </table:table-cell>
              <table:table-cell office:value-type="float" office:value="1.53663456765935">
                <text:p>1.536634567659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43696510833">
                <text:p>358.443696510833</text:p>
              </table:table-cell>
              <table:table-cell office:value-type="float" office:value="2.60810925322585">
                <text:p>2.608109253225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7200340991">
                <text:p>359.247200340991</text:p>
              </table:table-cell>
              <table:table-cell office:value-type="float" office:value="0.809904635301791">
                <text:p>0.809904635301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103607651575">
                <text:p>359.103607651575</text:p>
              </table:table-cell>
              <table:table-cell office:value-type="float" office:value="1.3832311158767">
                <text:p>1.3832311158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835933913594">
                <text:p>358.835933913594</text:p>
              </table:table-cell>
              <table:table-cell office:value-type="float" office:value="1.39461550104897">
                <text:p>1.394615501048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444154603089">
                <text:p>358.444154603089</text:p>
              </table:table-cell>
              <table:table-cell office:value-type="float" office:value="2.23465928738005">
                <text:p>2.234659287380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99729789925">
                <text:p>359.299729789925</text:p>
              </table:table-cell>
              <table:table-cell office:value-type="float" office:value="0.639052512939088">
                <text:p>0.6390525129390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138038086443">
                <text:p>359.138038086443</text:p>
              </table:table-cell>
              <table:table-cell office:value-type="float" office:value="1.25352280249354">
                <text:p>1.253522802493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851738536498">
                <text:p>358.851738536498</text:p>
              </table:table-cell>
              <table:table-cell office:value-type="float" office:value="1.13916315464303">
                <text:p>1.139163154643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442048518997">
                <text:p>358.442048518997</text:p>
              </table:table-cell>
              <table:table-cell office:value-type="float" office:value="2.24629979056772">
                <text:p>2.246299790567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